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3.241044" calcext:value-type="float">
            <text:p>3.241044</text:p>
          </table:table-cell>
          <table:table-cell office:value-type="float" office:value="-7.3" calcext:value-type="float">
            <text:p>-7.3</text:p>
          </table:table-cell>
          <table:table-cell office:value-type="float" office:value="-13.6" calcext:value-type="float">
            <text:p>-13.6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1851124" calcext:value-type="float">
            <text:p>0.1851124</text:p>
          </table:table-cell>
          <table:table-cell office:value-type="float" office:value="378.36" calcext:value-type="float">
            <text:p>378.36</text:p>
          </table:table-cell>
          <table:table-cell office:value-type="float" office:value="0" calcext:value-type="float">
            <text:p>0</text:p>
          </table:table-cell>
          <table:table-cell office:value-type="float" office:value="-0.8542786" calcext:value-type="float">
            <text:p>-0.8542786</text:p>
          </table:table-cell>
          <table:table-cell office:value-type="float" office:value="-1.039246" calcext:value-type="float">
            <text:p>-1.039246</text:p>
          </table:table-cell>
          <table:table-cell office:value-type="float" office:value="-0.280304" calcext:value-type="float">
            <text:p>-0.280304</text:p>
          </table:table-cell>
          <table:table-cell office:value-type="float" office:value="-0.335022" calcext:value-type="float">
            <text:p>-0.335022</text:p>
          </table:table-cell>
          <table:table-cell office:value-type="float" office:value="-0.02233887" calcext:value-type="float">
            <text:p>-0.02233887</text:p>
          </table:table-cell>
          <table:table-cell office:value-type="float" office:value="-0.03448486" calcext:value-type="float">
            <text:p>-0.03448486</text:p>
          </table:table-cell>
          <table:table-cell office:value-type="float" office:value="0.2746887" calcext:value-type="float">
            <text:p>0.2746887</text:p>
          </table:table-cell>
          <table:table-cell office:value-type="float" office:value="0.2579346" calcext:value-type="float">
            <text:p>0.2579346</text:p>
          </table:table-cell>
          <table:table-cell office:value-type="float" office:value="0.5804138" calcext:value-type="float">
            <text:p>0.5804138</text:p>
          </table:table-cell>
          <table:table-cell office:value-type="float" office:value="0.5594482" calcext:value-type="float">
            <text:p>0.5594482</text:p>
          </table:table-cell>
          <table:table-cell office:value-type="float" office:value="0.8843689" calcext:value-type="float">
            <text:p>0.8843689</text:p>
          </table:table-cell>
          <table:table-cell office:value-type="float" office:value="0.8594055" calcext:value-type="float">
            <text:p>0.8594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3.422016" calcext:value-type="float">
            <text:p>3.422016</text:p>
          </table:table-cell>
          <table:table-cell office:value-type="float" office:value="-0.2" calcext:value-type="float">
            <text:p>-0.2</text:p>
          </table:table-cell>
          <table:table-cell office:value-type="float" office:value="-13.5" calcext:value-type="float">
            <text:p>-13.5</text:p>
          </table:table-cell>
          <table:table-cell office:value-type="float" office:value="0.4030455" calcext:value-type="float">
            <text:p>0.4030455</text:p>
          </table:table-cell>
          <table:table-cell office:value-type="float" office:value="0.1829958" calcext:value-type="float">
            <text:p>0.1829958</text:p>
          </table:table-cell>
          <table:table-cell office:value-type="float" office:value="293.4" calcext:value-type="float">
            <text:p>293.4</text:p>
          </table:table-cell>
          <table:table-cell office:value-type="float" office:value="0" calcext:value-type="float">
            <text:p>0</text:p>
          </table:table-cell>
          <table:table-cell office:value-type="float" office:value="-0.7961121" calcext:value-type="float">
            <text:p>-0.7961121</text:p>
          </table:table-cell>
          <table:table-cell office:value-type="float" office:value="-1.110718" calcext:value-type="float">
            <text:p>-1.110718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-0.3667908" calcext:value-type="float">
            <text:p>-0.3667908</text:p>
          </table:table-cell>
          <table:table-cell office:value-type="float" office:value="-0.02987671" calcext:value-type="float">
            <text:p>-0.02987671</text:p>
          </table:table-cell>
          <table:table-cell office:value-type="float" office:value="-0.04122925" calcext:value-type="float">
            <text:p>-0.04122925</text:p>
          </table:table-cell>
          <table:table-cell office:value-type="float" office:value="0.257782" calcext:value-type="float">
            <text:p>0.257782</text:p>
          </table:table-cell>
          <table:table-cell office:value-type="float" office:value="0.2490845" calcext:value-type="float">
            <text:p>0.2490845</text:p>
          </table:table-cell>
          <table:table-cell office:value-type="float" office:value="0.5592651" calcext:value-type="float">
            <text:p>0.5592651</text:p>
          </table:table-cell>
          <table:table-cell office:value-type="float" office:value="0.5472107" calcext:value-type="float">
            <text:p>0.5472107</text:p>
          </table:table-cell>
          <table:table-cell office:value-type="float" office:value="0.8591614" calcext:value-type="float">
            <text:p>0.8591614</text:p>
          </table:table-cell>
          <table:table-cell office:value-type="float" office:value="0.840271" calcext:value-type="float">
            <text:p>0.8402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3.12588" calcext:value-type="float">
            <text:p>3.12588</text:p>
          </table:table-cell>
          <table:table-cell office:value-type="float" office:value="-1.5" calcext:value-type="float">
            <text:p>-1.5</text:p>
          </table:table-cell>
          <table:table-cell office:value-type="float" office:value="-6.9" calcext:value-type="float">
            <text:p>-6.9</text:p>
          </table:table-cell>
          <table:table-cell office:value-type="float" office:value="0.4190778" calcext:value-type="float">
            <text:p>0.4190778</text:p>
          </table:table-cell>
          <table:table-cell office:value-type="float" office:value="0.2344194" calcext:value-type="float">
            <text:p>0.234419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0.6274719" calcext:value-type="float">
            <text:p>-0.6274719</text:p>
          </table:table-cell>
          <table:table-cell office:value-type="float" office:value="-0.7949219" calcext:value-type="float">
            <text:p>-0.7949219</text:p>
          </table:table-cell>
          <table:table-cell office:value-type="float" office:value="-0.2458191" calcext:value-type="float">
            <text:p>-0.2458191</text:p>
          </table:table-cell>
          <table:table-cell office:value-type="float" office:value="-0.2994995" calcext:value-type="float">
            <text:p>-0.2994995</text:p>
          </table:table-cell>
          <table:table-cell office:value-type="float" office:value="-0.02020264" calcext:value-type="float">
            <text:p>-0.02020264</text:p>
          </table:table-cell>
          <table:table-cell office:value-type="float" office:value="-0.02972412" calcext:value-type="float">
            <text:p>-0.02972412</text:p>
          </table:table-cell>
          <table:table-cell office:value-type="float" office:value="0.2574158" calcext:value-type="float">
            <text:p>0.2574158</text:p>
          </table:table-cell>
          <table:table-cell office:value-type="float" office:value="0.2533875" calcext:value-type="float">
            <text:p>0.2533875</text:p>
          </table:table-cell>
          <table:table-cell office:value-type="float" office:value="0.5471802" calcext:value-type="float">
            <text:p>0.5471802</text:p>
          </table:table-cell>
          <table:table-cell office:value-type="float" office:value="0.5436096" calcext:value-type="float">
            <text:p>0.5436096</text:p>
          </table:table-cell>
          <table:table-cell office:value-type="float" office:value="0.8401794" calcext:value-type="float">
            <text:p>0.8401794</text:p>
          </table:table-cell>
          <table:table-cell office:value-type="float" office:value="0.8304138" calcext:value-type="float">
            <text:p>0.8304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1.826172" calcext:value-type="float">
            <text:p>1.826172</text:p>
          </table:table-cell>
          <table:table-cell office:value-type="float" office:value="-0.9" calcext:value-type="float">
            <text:p>-0.9</text:p>
          </table:table-cell>
          <table:table-cell office:value-type="float" office:value="-12.3" calcext:value-type="float">
            <text:p>-12.3</text:p>
          </table:table-cell>
          <table:table-cell office:value-type="float" office:value="0.3956233" calcext:value-type="float">
            <text:p>0.3956233</text:p>
          </table:table-cell>
          <table:table-cell office:value-type="float" office:value="0.1815446" calcext:value-type="float">
            <text:p>0.1815446</text:p>
          </table:table-cell>
          <table:table-cell office:value-type="float" office:value="187.56" calcext:value-type="float">
            <text:p>187.56</text:p>
          </table:table-cell>
          <table:table-cell office:value-type="float" office:value="0" calcext:value-type="float">
            <text:p>0</text:p>
          </table:table-cell>
          <table:table-cell office:value-type="float" office:value="-0.7539062" calcext:value-type="float">
            <text:p>-0.7539062</text:p>
          </table:table-cell>
          <table:table-cell office:value-type="float" office:value="-1.018402" calcext:value-type="float">
            <text:p>-1.018402</text:p>
          </table:table-cell>
          <table:table-cell office:value-type="float" office:value="-0.2614136" calcext:value-type="float">
            <text:p>-0.2614136</text:p>
          </table:table-cell>
          <table:table-cell office:value-type="float" office:value="-0.3217163" calcext:value-type="float">
            <text:p>-0.3217163</text:p>
          </table:table-cell>
          <table:table-cell office:value-type="float" office:value="-0.02285767" calcext:value-type="float">
            <text:p>-0.02285767</text:p>
          </table:table-cell>
          <table:table-cell office:value-type="float" office:value="-0.03475952" calcext:value-type="float">
            <text:p>-0.03475952</text:p>
          </table:table-cell>
          <table:table-cell office:value-type="float" office:value="0.255249" calcext:value-type="float">
            <text:p>0.255249</text:p>
          </table:table-cell>
          <table:table-cell office:value-type="float" office:value="0.2424316" calcext:value-type="float">
            <text:p>0.2424316</text:p>
          </table:table-cell>
          <table:table-cell office:value-type="float" office:value="0.543457" calcext:value-type="float">
            <text:p>0.543457</text:p>
          </table:table-cell>
          <table:table-cell office:value-type="float" office:value="0.5265503" calcext:value-type="float">
            <text:p>0.5265503</text:p>
          </table:table-cell>
          <table:table-cell office:value-type="float" office:value="0.8302307" calcext:value-type="float">
            <text:p>0.8302307</text:p>
          </table:table-cell>
          <table:table-cell office:value-type="float" office:value="0.8096008" calcext:value-type="float">
            <text:p>0.8096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0.7403399" calcext:value-type="float">
            <text:p>0.7403399</text:p>
          </table:table-cell>
          <table:table-cell office:value-type="float" office:value="0.9" calcext:value-type="float">
            <text:p>0.9</text:p>
          </table:table-cell>
          <table:table-cell office:value-type="float" office:value="-1.6" calcext:value-type="float">
            <text:p>-1.6</text:p>
          </table:table-cell>
          <table:table-cell office:value-type="float" office:value="0.5767654" calcext:value-type="float">
            <text:p>0.5767654</text:p>
          </table:table-cell>
          <table:table-cell office:value-type="float" office:value="0.4069612" calcext:value-type="float">
            <text:p>0.4069612</text:p>
          </table:table-cell>
          <table:table-cell office:value-type="float" office:value="214.2" calcext:value-type="float">
            <text:p>214.2</text:p>
          </table:table-cell>
          <table:table-cell office:value-type="float" office:value="0" calcext:value-type="float">
            <text:p>0</text:p>
          </table:table-cell>
          <table:table-cell office:value-type="float" office:value="-0.5534058" calcext:value-type="float">
            <text:p>-0.5534058</text:p>
          </table:table-cell>
          <table:table-cell office:value-type="float" office:value="-0.8293457" calcext:value-type="float">
            <text:p>-0.8293457</text:p>
          </table:table-cell>
          <table:table-cell office:value-type="float" office:value="-0.2164307" calcext:value-type="float">
            <text:p>-0.2164307</text:p>
          </table:table-cell>
          <table:table-cell office:value-type="float" office:value="-0.2939453" calcext:value-type="float">
            <text:p>-0.2939453</text:p>
          </table:table-cell>
          <table:table-cell office:value-type="float" office:value="-0.0168457" calcext:value-type="float">
            <text:p>-0.0168457</text:p>
          </table:table-cell>
          <table:table-cell office:value-type="float" office:value="-0.03048706" calcext:value-type="float">
            <text:p>-0.03048706</text:p>
          </table:table-cell>
          <table:table-cell office:value-type="float" office:value="0.2483826" calcext:value-type="float">
            <text:p>0.2483826</text:p>
          </table:table-cell>
          <table:table-cell office:value-type="float" office:value="0.2424622" calcext:value-type="float">
            <text:p>0.2424622</text:p>
          </table:table-cell>
          <table:table-cell office:value-type="float" office:value="0.5264893" calcext:value-type="float">
            <text:p>0.5264893</text:p>
          </table:table-cell>
          <table:table-cell office:value-type="float" office:value="0.5240479" calcext:value-type="float">
            <text:p>0.5240479</text:p>
          </table:table-cell>
          <table:table-cell office:value-type="float" office:value="0.8094177" calcext:value-type="float">
            <text:p>0.8094177</text:p>
          </table:table-cell>
          <table:table-cell office:value-type="float" office:value="0.8005981" calcext:value-type="float">
            <text:p>0.80059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1.31616" calcext:value-type="float">
            <text:p>1.31616</text:p>
          </table:table-cell>
          <table:table-cell office:value-type="float" office:value="1.4" calcext:value-type="float">
            <text:p>1.4</text:p>
          </table:table-cell>
          <table:table-cell office:value-type="float" office:value="-0.1" calcext:value-type="float">
            <text:p>-0.1</text:p>
          </table:table-cell>
          <table:table-cell office:value-type="float" office:value="0.6088629" calcext:value-type="float">
            <text:p>0.6088629</text:p>
          </table:table-cell>
          <table:table-cell office:value-type="float" office:value="0.5583069" calcext:value-type="float">
            <text:p>0.5583069</text:p>
          </table:table-cell>
          <table:table-cell office:value-type="float" office:value="205.92" calcext:value-type="float">
            <text:p>205.92</text:p>
          </table:table-cell>
          <table:table-cell office:value-type="float" office:value="4" calcext:value-type="float">
            <text:p>4</text:p>
          </table:table-cell>
          <table:table-cell office:value-type="float" office:value="-0.08612061" calcext:value-type="float">
            <text:p>-0.08612061</text:p>
          </table:table-cell>
          <table:table-cell office:value-type="float" office:value="-0.5519714" calcext:value-type="float">
            <text:p>-0.5519714</text:p>
          </table:table-cell>
          <table:table-cell office:value-type="float" office:value="-0.1004639" calcext:value-type="float">
            <text:p>-0.1004639</text:p>
          </table:table-cell>
          <table:table-cell office:value-type="float" office:value="-0.2158813" calcext:value-type="float">
            <text:p>-0.2158813</text:p>
          </table:table-cell>
          <table:table-cell office:value-type="float" office:value="0.004180908" calcext:value-type="float">
            <text:p>0.004180908</text:p>
          </table:table-cell>
          <table:table-cell office:value-type="float" office:value="-0.01657104" calcext:value-type="float">
            <text:p>-0.01657104</text:p>
          </table:table-cell>
          <table:table-cell office:value-type="float" office:value="0.259613" calcext:value-type="float">
            <text:p>0.259613</text:p>
          </table:table-cell>
          <table:table-cell office:value-type="float" office:value="0.2484436" calcext:value-type="float">
            <text:p>0.2484436</text:p>
          </table:table-cell>
          <table:table-cell office:value-type="float" office:value="0.5262756" calcext:value-type="float">
            <text:p>0.5262756</text:p>
          </table:table-cell>
          <table:table-cell office:value-type="float" office:value="0.5219116" calcext:value-type="float">
            <text:p>0.5219116</text:p>
          </table:table-cell>
          <table:table-cell office:value-type="float" office:value="0.8005371" calcext:value-type="float">
            <text:p>0.8005371</text:p>
          </table:table-cell>
          <table:table-cell office:value-type="float" office:value="0.7906799" calcext:value-type="float">
            <text:p>0.79067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3.027168" calcext:value-type="float">
            <text:p>3.027168</text:p>
          </table:table-cell>
          <table:table-cell office:value-type="float" office:value="-0.5" calcext:value-type="float">
            <text:p>-0.5</text:p>
          </table:table-cell>
          <table:table-cell office:value-type="float" office:value="-11.3" calcext:value-type="float">
            <text:p>-11.3</text:p>
          </table:table-cell>
          <table:table-cell office:value-type="float" office:value="0.4996055" calcext:value-type="float">
            <text:p>0.4996055</text:p>
          </table:table-cell>
          <table:table-cell office:value-type="float" office:value="0.1917398" calcext:value-type="float">
            <text:p>0.1917398</text:p>
          </table:table-cell>
          <table:table-cell office:value-type="float" office:value="356.76" calcext:value-type="float">
            <text:p>356.76</text:p>
          </table:table-cell>
          <table:table-cell office:value-type="float" office:value="0" calcext:value-type="float">
            <text:p>0</text:p>
          </table:table-cell>
          <table:table-cell office:value-type="float" office:value="-0.1699829" calcext:value-type="float">
            <text:p>-0.1699829</text:p>
          </table:table-cell>
          <table:table-cell office:value-type="float" office:value="-0.7159729" calcext:value-type="float">
            <text:p>-0.7159729</text:p>
          </table:table-cell>
          <table:table-cell office:value-type="float" office:value="-0.1003113" calcext:value-type="float">
            <text:p>-0.1003113</text:p>
          </table:table-cell>
          <table:table-cell office:value-type="float" office:value="-0.1942444" calcext:value-type="float">
            <text:p>-0.1942444</text:p>
          </table:table-cell>
          <table:table-cell office:value-type="float" office:value="0.005767822" calcext:value-type="float">
            <text:p>0.005767822</text:p>
          </table:table-cell>
          <table:table-cell office:value-type="float" office:value="-0.01135254" calcext:value-type="float">
            <text:p>-0.01135254</text:p>
          </table:table-cell>
          <table:table-cell office:value-type="float" office:value="0.2629089" calcext:value-type="float">
            <text:p>0.2629089</text:p>
          </table:table-cell>
          <table:table-cell office:value-type="float" office:value="0.2503357" calcext:value-type="float">
            <text:p>0.2503357</text:p>
          </table:table-cell>
          <table:table-cell office:value-type="float" office:value="0.5297546" calcext:value-type="float">
            <text:p>0.5297546</text:p>
          </table:table-cell>
          <table:table-cell office:value-type="float" office:value="0.5189819" calcext:value-type="float">
            <text:p>0.5189819</text:p>
          </table:table-cell>
          <table:table-cell office:value-type="float" office:value="0.7958069" calcext:value-type="float">
            <text:p>0.7958069</text:p>
          </table:table-cell>
          <table:table-cell office:value-type="float" office:value="0.7852478" calcext:value-type="float">
            <text:p>0.7852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1.250352" calcext:value-type="float">
            <text:p>1.250352</text:p>
          </table:table-cell>
          <table:table-cell office:value-type="float" office:value="-0.7" calcext:value-type="float">
            <text:p>-0.7</text:p>
          </table:table-cell>
          <table:table-cell office:value-type="float" office:value="-13.7" calcext:value-type="float">
            <text:p>-13.7</text:p>
          </table:table-cell>
          <table:table-cell office:value-type="float" office:value="0.4899066" calcext:value-type="float">
            <text:p>0.4899066</text:p>
          </table:table-cell>
          <table:table-cell office:value-type="float" office:value="0.1831115" calcext:value-type="float">
            <text:p>0.1831115</text:p>
          </table:table-cell>
          <table:table-cell office:value-type="float" office:value="247.32" calcext:value-type="float">
            <text:p>247.32</text:p>
          </table:table-cell>
          <table:table-cell office:value-type="float" office:value="0.9" calcext:value-type="float">
            <text:p>0.9</text:p>
          </table:table-cell>
          <table:table-cell office:value-type="float" office:value="-0.7267456" calcext:value-type="float">
            <text:p>-0.7267456</text:p>
          </table:table-cell>
          <table:table-cell office:value-type="float" office:value="-1.117737" calcext:value-type="float">
            <text:p>-1.117737</text:p>
          </table:table-cell>
          <table:table-cell office:value-type="float" office:value="-0.1963806" calcext:value-type="float">
            <text:p>-0.1963806</text:p>
          </table:table-cell>
          <table:table-cell office:value-type="float" office:value="-0.2919312" calcext:value-type="float">
            <text:p>-0.2919312</text:p>
          </table:table-cell>
          <table:table-cell office:value-type="float" office:value="-0.0118103" calcext:value-type="float">
            <text:p>-0.0118103</text:p>
          </table:table-cell>
          <table:table-cell office:value-type="float" office:value="-0.03051758" calcext:value-type="float">
            <text:p>-0.03051758</text:p>
          </table:table-cell>
          <table:table-cell office:value-type="float" office:value="0.2499695" calcext:value-type="float">
            <text:p>0.2499695</text:p>
          </table:table-cell>
          <table:table-cell office:value-type="float" office:value="0.2306213" calcext:value-type="float">
            <text:p>0.2306213</text:p>
          </table:table-cell>
          <table:table-cell office:value-type="float" office:value="0.5186768" calcext:value-type="float">
            <text:p>0.5186768</text:p>
          </table:table-cell>
          <table:table-cell office:value-type="float" office:value="0.4950562" calcext:value-type="float">
            <text:p>0.4950562</text:p>
          </table:table-cell>
          <table:table-cell office:value-type="float" office:value="0.7849426" calcext:value-type="float">
            <text:p>0.7849426</text:p>
          </table:table-cell>
          <table:table-cell office:value-type="float" office:value="0.7582397" calcext:value-type="float">
            <text:p>0.75823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0.526464" calcext:value-type="float">
            <text:p>0.526464</text:p>
          </table:table-cell>
          <table:table-cell office:value-type="float" office:value="1.9" calcext:value-type="float">
            <text:p>1.9</text:p>
          </table:table-cell>
          <table:table-cell office:value-type="float" office:value="-1.2" calcext:value-type="float">
            <text:p>-1.2</text:p>
          </table:table-cell>
          <table:table-cell office:value-type="float" office:value="0.6433939" calcext:value-type="float">
            <text:p>0.6433939</text:p>
          </table:table-cell>
          <table:table-cell office:value-type="float" office:value="0.4313177" calcext:value-type="float">
            <text:p>0.4313177</text:p>
          </table:table-cell>
          <table:table-cell office:value-type="float" office:value="320.04" calcext:value-type="float">
            <text:p>320.04</text:p>
          </table:table-cell>
          <table:table-cell office:value-type="float" office:value="5.5" calcext:value-type="float">
            <text:p>5.5</text:p>
          </table:table-cell>
          <table:table-cell office:value-type="float" office:value="-0.05545044" calcext:value-type="float">
            <text:p>-0.05545044</text:p>
          </table:table-cell>
          <table:table-cell office:value-type="float" office:value="-0.7842102" calcext:value-type="float">
            <text:p>-0.7842102</text:p>
          </table:table-cell>
          <table:table-cell office:value-type="float" office:value="-0.1055298" calcext:value-type="float">
            <text:p>-0.1055298</text:p>
          </table:table-cell>
          <table:table-cell office:value-type="float" office:value="-0.2590332" calcext:value-type="float">
            <text:p>-0.2590332</text:p>
          </table:table-cell>
          <table:table-cell office:value-type="float" office:value="0.00100708" calcext:value-type="float">
            <text:p>0.00100708</text:p>
          </table:table-cell>
          <table:table-cell office:value-type="float" office:value="-0.02526855" calcext:value-type="float">
            <text:p>-0.02526855</text:p>
          </table:table-cell>
          <table:table-cell office:value-type="float" office:value="0.2365112" calcext:value-type="float">
            <text:p>0.2365112</text:p>
          </table:table-cell>
          <table:table-cell office:value-type="float" office:value="0.2299194" calcext:value-type="float">
            <text:p>0.2299194</text:p>
          </table:table-cell>
          <table:table-cell office:value-type="float" office:value="0.4949951" calcext:value-type="float">
            <text:p>0.4949951</text:p>
          </table:table-cell>
          <table:table-cell office:value-type="float" office:value="0.4864197" calcext:value-type="float">
            <text:p>0.4864197</text:p>
          </table:table-cell>
          <table:table-cell office:value-type="float" office:value="0.7580566" calcext:value-type="float">
            <text:p>0.7580566</text:p>
          </table:table-cell>
          <table:table-cell office:value-type="float" office:value="0.7406006" calcext:value-type="float">
            <text:p>0.7406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0.707436" calcext:value-type="float">
            <text:p>0.707436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office:value-type="float" office:value="0.6923071" calcext:value-type="float">
            <text:p>0.6923071</text:p>
          </table:table-cell>
          <table:table-cell office:value-type="float" office:value="0.6319129" calcext:value-type="float">
            <text:p>0.6319129</text:p>
          </table:table-cell>
          <table:table-cell office:value-type="float" office:value="235.8" calcext:value-type="float">
            <text:p>235.8</text:p>
          </table:table-cell>
          <table:table-cell office:value-type="float" office:value="6.3" calcext:value-type="float">
            <text:p>6.3</text:p>
          </table:table-cell>
          <table:table-cell office:value-type="float" office:value="-0.02780151" calcext:value-type="float">
            <text:p>-0.02780151</text:p>
          </table:table-cell>
          <table:table-cell office:value-type="float" office:value="-0.1806946" calcext:value-type="float">
            <text:p>-0.1806946</text:p>
          </table:table-cell>
          <table:table-cell office:value-type="float" office:value="-0.07519531" calcext:value-type="float">
            <text:p>-0.07519531</text:p>
          </table:table-cell>
          <table:table-cell office:value-type="float" office:value="-0.1036377" calcext:value-type="float">
            <text:p>-0.1036377</text:p>
          </table:table-cell>
          <table:table-cell office:value-type="float" office:value="0.00970459" calcext:value-type="float">
            <text:p>0.00970459</text:p>
          </table:table-cell>
          <table:table-cell office:value-type="float" office:value="0.001281738" calcext:value-type="float">
            <text:p>0.001281738</text:p>
          </table:table-cell>
          <table:table-cell office:value-type="float" office:value="0.25354" calcext:value-type="float">
            <text:p>0.25354</text:p>
          </table:table-cell>
          <table:table-cell office:value-type="float" office:value="0.2366333" calcext:value-type="float">
            <text:p>0.2366333</text:p>
          </table:table-cell>
          <table:table-cell office:value-type="float" office:value="0.5032349" calcext:value-type="float">
            <text:p>0.5032349</text:p>
          </table:table-cell>
          <table:table-cell office:value-type="float" office:value="0.4850464" calcext:value-type="float">
            <text:p>0.4850464</text:p>
          </table:table-cell>
          <table:table-cell office:value-type="float" office:value="0.7494812" calcext:value-type="float">
            <text:p>0.7494812</text:p>
          </table:table-cell>
          <table:table-cell office:value-type="float" office:value="0.7365112" calcext:value-type="float">
            <text:p>0.7365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1.200996" calcext:value-type="float">
            <text:p>1.200996</text:p>
          </table:table-cell>
          <table:table-cell office:value-type="float" office:value="2.4" calcext:value-type="float">
            <text:p>2.4</text:p>
          </table:table-cell>
          <table:table-cell office:value-type="float" office:value="-1.5" calcext:value-type="float">
            <text:p>-1.5</text:p>
          </table:table-cell>
          <table:table-cell office:value-type="float" office:value="0.641221" calcext:value-type="float">
            <text:p>0.641221</text:p>
          </table:table-cell>
          <table:table-cell office:value-type="float" office:value="0.4089821" calcext:value-type="float">
            <text:p>0.4089821</text:p>
          </table:table-cell>
          <table:table-cell office:value-type="float" office:value="267.12" calcext:value-type="float">
            <text:p>267.12</text:p>
          </table:table-cell>
          <table:table-cell office:value-type="float" office:value="0" calcext:value-type="float">
            <text:p>0</text:p>
          </table:table-cell>
          <table:table-cell office:value-type="float" office:value="-0.1477966" calcext:value-type="float">
            <text:p>-0.1477966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6509399" calcext:value-type="float">
            <text:p>-0.06509399</text:p>
          </table:table-cell>
          <table:table-cell office:value-type="float" office:value="-0.08331299" calcext:value-type="float">
            <text:p>-0.08331299</text:p>
          </table:table-cell>
          <table:table-cell office:value-type="float" office:value="0.01376343" calcext:value-type="float">
            <text:p>0.01376343</text:p>
          </table:table-cell>
          <table:table-cell office:value-type="float" office:value="0.009674072" calcext:value-type="float">
            <text:p>0.009674072</text:p>
          </table:table-cell>
          <table:table-cell office:value-type="float" office:value="0.2535706" calcext:value-type="float">
            <text:p>0.2535706</text:p>
          </table:table-cell>
          <table:table-cell office:value-type="float" office:value="0.2519836" calcext:value-type="float">
            <text:p>0.2519836</text:p>
          </table:table-cell>
          <table:table-cell office:value-type="float" office:value="0.5025635" calcext:value-type="float">
            <text:p>0.5025635</text:p>
          </table:table-cell>
          <table:table-cell office:value-type="float" office:value="0.4967651" calcext:value-type="float">
            <text:p>0.4967651</text:p>
          </table:table-cell>
          <table:table-cell office:value-type="float" office:value="0.7480774" calcext:value-type="float">
            <text:p>0.7480774</text:p>
          </table:table-cell>
          <table:table-cell office:value-type="float" office:value="0.7397156" calcext:value-type="float">
            <text:p>0.7397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0.592272" calcext:value-type="float">
            <text:p>0.592272</text:p>
          </table:table-cell>
          <table:table-cell office:value-type="float" office:value="1.6" calcext:value-type="float">
            <text:p>1.6</text:p>
          </table:table-cell>
          <table:table-cell office:value-type="float" office:value="-2.8" calcext:value-type="float">
            <text:p>-2.8</text:p>
          </table:table-cell>
          <table:table-cell office:value-type="float" office:value="0.5941669" calcext:value-type="float">
            <text:p>0.5941669</text:p>
          </table:table-cell>
          <table:table-cell office:value-type="float" office:value="0.3809088" calcext:value-type="float">
            <text:p>0.3809088</text:p>
          </table:table-cell>
          <table:table-cell office:value-type="float" office:value="187.2" calcext:value-type="float">
            <text:p>187.2</text:p>
          </table:table-cell>
          <table:table-cell office:value-type="float" office:value="0" calcext:value-type="float">
            <text:p>0</text:p>
          </table:table-cell>
          <table:table-cell office:value-type="float" office:value="-0.2597656" calcext:value-type="float">
            <text:p>-0.2597656</text:p>
          </table:table-cell>
          <table:table-cell office:value-type="float" office:value="-0.4328308" calcext:value-type="float">
            <text:p>-0.4328308</text:p>
          </table:table-cell>
          <table:table-cell office:value-type="float" office:value="-0.08404541" calcext:value-type="float">
            <text:p>-0.08404541</text:p>
          </table:table-cell>
          <table:table-cell office:value-type="float" office:value="-0.1219177" calcext:value-type="float">
            <text:p>-0.1219177</text:p>
          </table:table-cell>
          <table:table-cell office:value-type="float" office:value="0.01046753" calcext:value-type="float">
            <text:p>0.01046753</text:p>
          </table:table-cell>
          <table:table-cell office:value-type="float" office:value="0.001861572" calcext:value-type="float">
            <text:p>0.001861572</text:p>
          </table:table-cell>
          <table:table-cell office:value-type="float" office:value="0.251709" calcext:value-type="float">
            <text:p>0.251709</text:p>
          </table:table-cell>
          <table:table-cell office:value-type="float" office:value="0.2407227" calcext:value-type="float">
            <text:p>0.2407227</text:p>
          </table:table-cell>
          <table:table-cell office:value-type="float" office:value="0.496582" calcext:value-type="float">
            <text:p>0.496582</text:p>
          </table:table-cell>
          <table:table-cell office:value-type="float" office:value="0.483429" calcext:value-type="float">
            <text:p>0.483429</text:p>
          </table:table-cell>
          <table:table-cell office:value-type="float" office:value="0.739624" calcext:value-type="float">
            <text:p>0.739624</text:p>
          </table:table-cell>
          <table:table-cell office:value-type="float" office:value="0.7249756" calcext:value-type="float">
            <text:p>0.72497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1.957788" calcext:value-type="float">
            <text:p>1.957788</text:p>
          </table:table-cell>
          <table:table-cell office:value-type="float" office:value="1.7" calcext:value-type="float">
            <text:p>1.7</text:p>
          </table:table-cell>
          <table:table-cell office:value-type="float" office:value="-9.9" calcext:value-type="float">
            <text:p>-9.9</text:p>
          </table:table-cell>
          <table:table-cell office:value-type="float" office:value="0.6071802" calcext:value-type="float">
            <text:p>0.6071802</text:p>
          </table:table-cell>
          <table:table-cell office:value-type="float" office:value="0.2064864" calcext:value-type="float">
            <text:p>0.2064864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-0.3282166" calcext:value-type="float">
            <text:p>-0.3282166</text:p>
          </table:table-cell>
          <table:table-cell office:value-type="float" office:value="-0.7962341" calcext:value-type="float">
            <text:p>-0.7962341</text:p>
          </table:table-cell>
          <table:table-cell office:value-type="float" office:value="-0.1070251" calcext:value-type="float">
            <text:p>-0.1070251</text:p>
          </table:table-cell>
          <table:table-cell office:value-type="float" office:value="-0.197052" calcext:value-type="float">
            <text:p>-0.197052</text:p>
          </table:table-cell>
          <table:table-cell office:value-type="float" office:value="0.003845215" calcext:value-type="float">
            <text:p>0.003845215</text:p>
          </table:table-cell>
          <table:table-cell office:value-type="float" office:value="-0.01272583" calcext:value-type="float">
            <text:p>-0.01272583</text:p>
          </table:table-cell>
          <table:table-cell office:value-type="float" office:value="0.2406616" calcext:value-type="float">
            <text:p>0.2406616</text:p>
          </table:table-cell>
          <table:table-cell office:value-type="float" office:value="0.2283325" calcext:value-type="float">
            <text:p>0.2283325</text:p>
          </table:table-cell>
          <table:table-cell office:value-type="float" office:value="0.4833069" calcext:value-type="float">
            <text:p>0.4833069</text:p>
          </table:table-cell>
          <table:table-cell office:value-type="float" office:value="0.4707947" calcext:value-type="float">
            <text:p>0.4707947</text:p>
          </table:table-cell>
          <table:table-cell office:value-type="float" office:value="0.7248535" calcext:value-type="float">
            <text:p>0.7248535</text:p>
          </table:table-cell>
          <table:table-cell office:value-type="float" office:value="0.7109985" calcext:value-type="float">
            <text:p>0.71099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2.401992" calcext:value-type="float">
            <text:p>2.401992</text:p>
          </table:table-cell>
          <table:table-cell office:value-type="float" office:value="-8.5" calcext:value-type="float">
            <text:p>-8.5</text:p>
          </table:table-cell>
          <table:table-cell office:value-type="float" office:value="-14" calcext:value-type="float">
            <text:p>-14</text:p>
          </table:table-cell>
          <table:table-cell office:value-type="float" office:value="0.2580739" calcext:value-type="float">
            <text:p>0.2580739</text:p>
          </table:table-cell>
          <table:table-cell office:value-type="float" office:value="0.1519456" calcext:value-type="float">
            <text:p>0.1519456</text:p>
          </table:table-cell>
          <table:table-cell office:value-type="float" office:value="360.36" calcext:value-type="float">
            <text:p>360.36</text:p>
          </table:table-cell>
          <table:table-cell office:value-type="float" office:value="0" calcext:value-type="float">
            <text:p>0</text:p>
          </table:table-cell>
          <table:table-cell office:value-type="float" office:value="-0.809845" calcext:value-type="float">
            <text:p>-0.809845</text:p>
          </table:table-cell>
          <table:table-cell office:value-type="float" office:value="-1.56781" calcext:value-type="float">
            <text:p>-1.56781</text:p>
          </table:table-cell>
          <table:table-cell office:value-type="float" office:value="-0.1999207" calcext:value-type="float">
            <text:p>-0.1999207</text:p>
          </table:table-cell>
          <table:table-cell office:value-type="float" office:value="-0.4603271" calcext:value-type="float">
            <text:p>-0.4603271</text:p>
          </table:table-cell>
          <table:table-cell office:value-type="float" office:value="-0.01330566" calcext:value-type="float">
            <text:p>-0.01330566</text:p>
          </table:table-cell>
          <table:table-cell office:value-type="float" office:value="-0.06396484" calcext:value-type="float">
            <text:p>-0.06396484</text:p>
          </table:table-cell>
          <table:table-cell office:value-type="float" office:value="0.2279358" calcext:value-type="float">
            <text:p>0.2279358</text:p>
          </table:table-cell>
          <table:table-cell office:value-type="float" office:value="0.1803894" calcext:value-type="float">
            <text:p>0.1803894</text:p>
          </table:table-cell>
          <table:table-cell office:value-type="float" office:value="0.4703674" calcext:value-type="float">
            <text:p>0.4703674</text:p>
          </table:table-cell>
          <table:table-cell office:value-type="float" office:value="0.427002" calcext:value-type="float">
            <text:p>0.427002</text:p>
          </table:table-cell>
          <table:table-cell office:value-type="float" office:value="0.7107239" calcext:value-type="float">
            <text:p>0.7107239</text:p>
          </table:table-cell>
          <table:table-cell office:value-type="float" office:value="0.6707764" calcext:value-type="float">
            <text:p>0.67077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1.036476" calcext:value-type="float">
            <text:p>1.036476</text:p>
          </table:table-cell>
          <table:table-cell office:value-type="float" office:value="-4.8" calcext:value-type="float">
            <text:p>-4.8</text:p>
          </table:table-cell>
          <table:table-cell office:value-type="float" office:value="-8.7" calcext:value-type="float">
            <text:p>-8.7</text:p>
          </table:table-cell>
          <table:table-cell office:value-type="float" office:value="0.3851535" calcext:value-type="float">
            <text:p>0.3851535</text:p>
          </table:table-cell>
          <table:table-cell office:value-type="float" office:value="0.2750939" calcext:value-type="float">
            <text:p>0.2750939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1.316528" calcext:value-type="float">
            <text:p>-1.316528</text:p>
          </table:table-cell>
          <table:table-cell office:value-type="float" office:value="-1.608917" calcext:value-type="float">
            <text:p>-1.608917</text:p>
          </table:table-cell>
          <table:table-cell office:value-type="float" office:value="-0.4625854" calcext:value-type="float">
            <text:p>-0.4625854</text:p>
          </table:table-cell>
          <table:table-cell office:value-type="float" office:value="-0.5248108" calcext:value-type="float">
            <text:p>-0.5248108</text:p>
          </table:table-cell>
          <table:table-cell office:value-type="float" office:value="-0.06454468" calcext:value-type="float">
            <text:p>-0.06454468</text:p>
          </table:table-cell>
          <table:table-cell office:value-type="float" office:value="-0.07806396" calcext:value-type="float">
            <text:p>-0.07806396</text:p>
          </table:table-cell>
          <table:table-cell office:value-type="float" office:value="0.1799316" calcext:value-type="float">
            <text:p>0.1799316</text:p>
          </table:table-cell>
          <table:table-cell office:value-type="float" office:value="0.1608276" calcext:value-type="float">
            <text:p>0.1608276</text:p>
          </table:table-cell>
          <table:table-cell office:value-type="float" office:value="0.4265442" calcext:value-type="float">
            <text:p>0.4265442</text:p>
          </table:table-cell>
          <table:table-cell office:value-type="float" office:value="0.4014282" calcext:value-type="float">
            <text:p>0.4014282</text:p>
          </table:table-cell>
          <table:table-cell office:value-type="float" office:value="0.6703186" calcext:value-type="float">
            <text:p>0.6703186</text:p>
          </table:table-cell>
          <table:table-cell office:value-type="float" office:value="0.640625" calcext:value-type="float">
            <text:p>0.640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3.586536" calcext:value-type="float">
            <text:p>3.586536</text:p>
          </table:table-cell>
          <table:table-cell office:value-type="float" office:value="-5.2" calcext:value-type="float">
            <text:p>-5.2</text:p>
          </table:table-cell>
          <table:table-cell office:value-type="float" office:value="-10" calcext:value-type="float">
            <text:p>-10</text:p>
          </table:table-cell>
          <table:table-cell office:value-type="float" office:value="0.3484722" calcext:value-type="float">
            <text:p>0.3484722</text:p>
          </table:table-cell>
          <table:table-cell office:value-type="float" office:value="0.2101638" calcext:value-type="float">
            <text:p>0.2101638</text:p>
          </table:table-cell>
          <table:table-cell office:value-type="float" office:value="293.76" calcext:value-type="float">
            <text:p>293.76</text:p>
          </table:table-cell>
          <table:table-cell office:value-type="float" office:value="0" calcext:value-type="float">
            <text:p>0</text:p>
          </table:table-cell>
          <table:table-cell office:value-type="float" office:value="-1.171387" calcext:value-type="float">
            <text:p>-1.171387</text:p>
          </table:table-cell>
          <table:table-cell office:value-type="float" office:value="-1.6185" calcext:value-type="float">
            <text:p>-1.6185</text:p>
          </table:table-cell>
          <table:table-cell office:value-type="float" office:value="-0.4548645" calcext:value-type="float">
            <text:p>-0.4548645</text:p>
          </table:table-cell>
          <table:table-cell office:value-type="float" office:value="-0.5409546" calcext:value-type="float">
            <text:p>-0.5409546</text:p>
          </table:table-cell>
          <table:table-cell office:value-type="float" office:value="-0.06997681" calcext:value-type="float">
            <text:p>-0.06997681</text:p>
          </table:table-cell>
          <table:table-cell office:value-type="float" office:value="-0.08566284" calcext:value-type="float">
            <text:p>-0.08566284</text:p>
          </table:table-cell>
          <table:table-cell office:value-type="float" office:value="0.1607056" calcext:value-type="float">
            <text:p>0.1607056</text:p>
          </table:table-cell>
          <table:table-cell office:value-type="float" office:value="0.1464844" calcext:value-type="float">
            <text:p>0.1464844</text:p>
          </table:table-cell>
          <table:table-cell office:value-type="float" office:value="0.4013062" calcext:value-type="float">
            <text:p>0.4013062</text:p>
          </table:table-cell>
          <table:table-cell office:value-type="float" office:value="0.3857422" calcext:value-type="float">
            <text:p>0.3857422</text:p>
          </table:table-cell>
          <table:table-cell office:value-type="float" office:value="0.6404114" calcext:value-type="float">
            <text:p>0.6404114</text:p>
          </table:table-cell>
          <table:table-cell office:value-type="float" office:value="0.6221313" calcext:value-type="float">
            <text:p>0.62213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1.579392" calcext:value-type="float">
            <text:p>1.579392</text:p>
          </table:table-cell>
          <table:table-cell office:value-type="float" office:value="-1.4" calcext:value-type="float">
            <text:p>-1.4</text:p>
          </table:table-cell>
          <table:table-cell office:value-type="float" office:value="-8.3" calcext:value-type="float">
            <text:p>-8.3</text:p>
          </table:table-cell>
          <table:table-cell office:value-type="float" office:value="0.495054" calcext:value-type="float">
            <text:p>0.495054</text:p>
          </table:table-cell>
          <table:table-cell office:value-type="float" office:value="0.2981576" calcext:value-type="float">
            <text:p>0.2981576</text:p>
          </table:table-cell>
          <table:table-cell office:value-type="float" office:value="262.08" calcext:value-type="float">
            <text:p>262.08</text:p>
          </table:table-cell>
          <table:table-cell office:value-type="float" office:value="0" calcext:value-type="float">
            <text:p>0</text:p>
          </table:table-cell>
          <table:table-cell office:value-type="float" office:value="-1.080933" calcext:value-type="float">
            <text:p>-1.080933</text:p>
          </table:table-cell>
          <table:table-cell office:value-type="float" office:value="-1.714386" calcext:value-type="float">
            <text:p>-1.714386</text:p>
          </table:table-cell>
          <table:table-cell office:value-type="float" office:value="-0.4386597" calcext:value-type="float">
            <text:p>-0.4386597</text:p>
          </table:table-cell>
          <table:table-cell office:value-type="float" office:value="-0.5882874" calcext:value-type="float">
            <text:p>-0.5882874</text:p>
          </table:table-cell>
          <table:table-cell office:value-type="float" office:value="-0.07131958" calcext:value-type="float">
            <text:p>-0.07131958</text:p>
          </table:table-cell>
          <table:table-cell office:value-type="float" office:value="-0.0965271" calcext:value-type="float">
            <text:p>-0.0965271</text:p>
          </table:table-cell>
          <table:table-cell office:value-type="float" office:value="0.1467896" calcext:value-type="float">
            <text:p>0.1467896</text:p>
          </table:table-cell>
          <table:table-cell office:value-type="float" office:value="0.1324158" calcext:value-type="float">
            <text:p>0.1324158</text:p>
          </table:table-cell>
          <table:table-cell office:value-type="float" office:value="0.3853455" calcext:value-type="float">
            <text:p>0.3853455</text:p>
          </table:table-cell>
          <table:table-cell office:value-type="float" office:value="0.3699951" calcext:value-type="float">
            <text:p>0.3699951</text:p>
          </table:table-cell>
          <table:table-cell office:value-type="float" office:value="0.6217651" calcext:value-type="float">
            <text:p>0.6217651</text:p>
          </table:table-cell>
          <table:table-cell office:value-type="float" office:value="0.6043396" calcext:value-type="float">
            <text:p>0.60433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2.517156" calcext:value-type="float">
            <text:p>2.517156</text:p>
          </table:table-cell>
          <table:table-cell office:value-type="float" office:value="-2.5" calcext:value-type="float">
            <text:p>-2.5</text:p>
          </table:table-cell>
          <table:table-cell office:value-type="float" office:value="-11.3" calcext:value-type="float">
            <text:p>-11.3</text:p>
          </table:table-cell>
          <table:table-cell office:value-type="float" office:value="0.3853807" calcext:value-type="float">
            <text:p>0.3853807</text:p>
          </table:table-cell>
          <table:table-cell office:value-type="float" office:value="0.2037596" calcext:value-type="float">
            <text:p>0.2037596</text:p>
          </table:table-cell>
          <table:table-cell office:value-type="float" office:value="260.64" calcext:value-type="float">
            <text:p>260.64</text:p>
          </table:table-cell>
          <table:table-cell office:value-type="float" office:value="0" calcext:value-type="float">
            <text:p>0</text:p>
          </table:table-cell>
          <table:table-cell office:value-type="float" office:value="-1.045685" calcext:value-type="float">
            <text:p>-1.045685</text:p>
          </table:table-cell>
          <table:table-cell office:value-type="float" office:value="-1.539795" calcext:value-type="float">
            <text:p>-1.539795</text:p>
          </table:table-cell>
          <table:table-cell office:value-type="float" office:value="-0.4251709" calcext:value-type="float">
            <text:p>-0.4251709</text:p>
          </table:table-cell>
          <table:table-cell office:value-type="float" office:value="-0.5175171" calcext:value-type="float">
            <text:p>-0.5175171</text:p>
          </table:table-cell>
          <table:table-cell office:value-type="float" office:value="-0.07125854" calcext:value-type="float">
            <text:p>-0.07125854</text:p>
          </table:table-cell>
          <table:table-cell office:value-type="float" office:value="-0.08648682" calcext:value-type="float">
            <text:p>-0.08648682</text:p>
          </table:table-cell>
          <table:table-cell office:value-type="float" office:value="0.1463013" calcext:value-type="float">
            <text:p>0.1463013</text:p>
          </table:table-cell>
          <table:table-cell office:value-type="float" office:value="0.1334534" calcext:value-type="float">
            <text:p>0.1334534</text:p>
          </table:table-cell>
          <table:table-cell office:value-type="float" office:value="0.3768921" calcext:value-type="float">
            <text:p>0.3768921</text:p>
          </table:table-cell>
          <table:table-cell office:value-type="float" office:value="0.364624" calcext:value-type="float">
            <text:p>0.364624</text:p>
          </table:table-cell>
          <table:table-cell office:value-type="float" office:value="0.6062927" calcext:value-type="float">
            <text:p>0.6062927</text:p>
          </table:table-cell>
          <table:table-cell office:value-type="float" office:value="0.5928345" calcext:value-type="float">
            <text:p>0.5928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1.859076" calcext:value-type="float">
            <text:p>1.859076</text:p>
          </table:table-cell>
          <table:table-cell office:value-type="float" office:value="-10" calcext:value-type="float">
            <text:p>-10</text:p>
          </table:table-cell>
          <table:table-cell office:value-type="float" office:value="-19.4" calcext:value-type="float">
            <text:p>-19.4</text:p>
          </table:table-cell>
          <table:table-cell office:value-type="float" office:value="0.2314865" calcext:value-type="float">
            <text:p>0.2314865</text:p>
          </table:table-cell>
          <table:table-cell office:value-type="float" office:value="0.1139015" calcext:value-type="float">
            <text:p>0.1139015</text:p>
          </table:table-cell>
          <table:table-cell office:value-type="float" office:value="138.96" calcext:value-type="float">
            <text:p>138.96</text:p>
          </table:table-cell>
          <table:table-cell office:value-type="float" office:value="0" calcext:value-type="float">
            <text:p>0</text:p>
          </table:table-cell>
          <table:table-cell office:value-type="float" office:value="-1.561401" calcext:value-type="float">
            <text:p>-1.561401</text:p>
          </table:table-cell>
          <table:table-cell office:value-type="float" office:value="-2.569427" calcext:value-type="float">
            <text:p>-2.569427</text:p>
          </table:table-cell>
          <table:table-cell office:value-type="float" office:value="-0.5155029" calcext:value-type="float">
            <text:p>-0.5155029</text:p>
          </table:table-cell>
          <table:table-cell office:value-type="float" office:value="-0.8319702" calcext:value-type="float">
            <text:p>-0.8319702</text:p>
          </table:table-cell>
          <table:table-cell office:value-type="float" office:value="-0.08694458" calcext:value-type="float">
            <text:p>-0.08694458</text:p>
          </table:table-cell>
          <table:table-cell office:value-type="float" office:value="-0.1560059" calcext:value-type="float">
            <text:p>-0.1560059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06610107" calcext:value-type="float">
            <text:p>0.06610107</text:p>
          </table:table-cell>
          <table:table-cell office:value-type="float" office:value="0.3642578" calcext:value-type="float">
            <text:p>0.3642578</text:p>
          </table:table-cell>
          <table:table-cell office:value-type="float" office:value="0.3044739" calcext:value-type="float">
            <text:p>0.3044739</text:p>
          </table:table-cell>
          <table:table-cell office:value-type="float" office:value="0.5925293" calcext:value-type="float">
            <text:p>0.5925293</text:p>
          </table:table-cell>
          <table:table-cell office:value-type="float" office:value="0.539093" calcext:value-type="float">
            <text:p>0.5390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2.609138" calcext:value-type="float">
            <text:p>2.609138</text:p>
          </table:table-cell>
          <table:table-cell office:value-type="float" office:value="0.8" calcext:value-type="float">
            <text:p>0.8</text:p>
          </table:table-cell>
          <table:table-cell office:value-type="float" office:value="-12.1" calcext:value-type="float">
            <text:p>-12.1</text:p>
          </table:table-cell>
          <table:table-cell office:value-type="float" office:value="0.4516129" calcext:value-type="float">
            <text:p>0.4516129</text:p>
          </table:table-cell>
          <table:table-cell office:value-type="float" office:value="0.2208494" calcext:value-type="float">
            <text:p>0.2208494</text:p>
          </table:table-cell>
          <table:table-cell office:value-type="float" office:value="245.16" calcext:value-type="float">
            <text:p>245.16</text:p>
          </table:table-cell>
          <table:table-cell office:value-type="float" office:value="0" calcext:value-type="float">
            <text:p>0</text:p>
          </table:table-cell>
          <table:table-cell office:value-type="float" office:value="-1.134125" calcext:value-type="float">
            <text:p>-1.134125</text:p>
          </table:table-cell>
          <table:table-cell office:value-type="float" office:value="-2.404633" calcext:value-type="float">
            <text:p>-2.404633</text:p>
          </table:table-cell>
          <table:table-cell office:value-type="float" office:value="-0.4811401" calcext:value-type="float">
            <text:p>-0.4811401</text:p>
          </table:table-cell>
          <table:table-cell office:value-type="float" office:value="-0.8633423" calcext:value-type="float">
            <text:p>-0.8633423</text:p>
          </table:table-cell>
          <table:table-cell office:value-type="float" office:value="-0.1065369" calcext:value-type="float">
            <text:p>-0.1065369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09182739" calcext:value-type="float">
            <text:p>0.09182739</text:p>
          </table:table-cell>
          <table:table-cell office:value-type="float" office:value="0.05169678" calcext:value-type="float">
            <text:p>0.05169678</text:p>
          </table:table-cell>
          <table:table-cell office:value-type="float" office:value="0.3119812" calcext:value-type="float">
            <text:p>0.3119812</text:p>
          </table:table-cell>
          <table:table-cell office:value-type="float" office:value="0.2873535" calcext:value-type="float">
            <text:p>0.2873535</text:p>
          </table:table-cell>
          <table:table-cell office:value-type="float" office:value="0.5386047" calcext:value-type="float">
            <text:p>0.5386047</text:p>
          </table:table-cell>
          <table:table-cell office:value-type="float" office:value="0.5194092" calcext:value-type="float">
            <text:p>0.51940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1.250352" calcext:value-type="float">
            <text:p>1.250352</text:p>
          </table:table-cell>
          <table:table-cell office:value-type="float" office:value="0.1" calcext:value-type="float">
            <text:p>0.1</text:p>
          </table:table-cell>
          <table:table-cell office:value-type="float" office:value="-3.4" calcext:value-type="float">
            <text:p>-3.4</text:p>
          </table:table-cell>
          <table:table-cell office:value-type="float" office:value="0.5061144" calcext:value-type="float">
            <text:p>0.5061144</text:p>
          </table:table-cell>
          <table:table-cell office:value-type="float" office:value="0.3856109" calcext:value-type="float">
            <text:p>0.3856109</text:p>
          </table:table-cell>
          <table:table-cell office:value-type="float" office:value="256.68" calcext:value-type="float">
            <text:p>256.68</text:p>
          </table:table-cell>
          <table:table-cell office:value-type="float" office:value="0" calcext:value-type="float">
            <text:p>0</text:p>
          </table:table-cell>
          <table:table-cell office:value-type="float" office:value="-0.8608093" calcext:value-type="float">
            <text:p>-0.8608093</text:p>
          </table:table-cell>
          <table:table-cell office:value-type="float" office:value="-1.149048" calcext:value-type="float">
            <text:p>-1.149048</text:p>
          </table:table-cell>
          <table:table-cell office:value-type="float" office:value="-0.37323" calcext:value-type="float">
            <text:p>-0.37323</text:p>
          </table:table-cell>
          <table:table-cell office:value-type="float" office:value="-0.480072" calcext:value-type="float">
            <text:p>-0.480072</text:p>
          </table:table-cell>
          <table:table-cell office:value-type="float" office:value="-0.08792114" calcext:value-type="float">
            <text:p>-0.08792114</text:p>
          </table:table-cell>
          <table:table-cell office:value-type="float" office:value="-0.1062012" calcext:value-type="float">
            <text:p>-0.1062012</text:p>
          </table:table-cell>
          <table:table-cell office:value-type="float" office:value="0.1062317" calcext:value-type="float">
            <text:p>0.1062317</text:p>
          </table:table-cell>
          <table:table-cell office:value-type="float" office:value="0.09197998" calcext:value-type="float">
            <text:p>0.09197998</text:p>
          </table:table-cell>
          <table:table-cell office:value-type="float" office:value="0.3231506" calcext:value-type="float">
            <text:p>0.3231506</text:p>
          </table:table-cell>
          <table:table-cell office:value-type="float" office:value="0.3121948" calcext:value-type="float">
            <text:p>0.3121948</text:p>
          </table:table-cell>
          <table:table-cell office:value-type="float" office:value="0.5391846" calcext:value-type="float">
            <text:p>0.5391846</text:p>
          </table:table-cell>
          <table:table-cell office:value-type="float" office:value="0.5324097" calcext:value-type="float">
            <text:p>0.53240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3.251337" calcext:value-type="float">
            <text:p>3.251337</text:p>
          </table:table-cell>
          <table:table-cell office:value-type="float" office:value="-1.6" calcext:value-type="float">
            <text:p>-1.6</text:p>
          </table:table-cell>
          <table:table-cell office:value-type="float" office:value="-5" calcext:value-type="float">
            <text:p>-5</text:p>
          </table:table-cell>
          <table:table-cell office:value-type="float" office:value="0.4520338" calcext:value-type="float">
            <text:p>0.4520338</text:p>
          </table:table-cell>
          <table:table-cell office:value-type="float" office:value="0.3578235" calcext:value-type="float">
            <text:p>0.3578235</text:p>
          </table:table-cell>
          <table:table-cell office:value-type="float" office:value="234.36" calcext:value-type="float">
            <text:p>234.36</text:p>
          </table:table-cell>
          <table:table-cell office:value-type="float" office:value="0" calcext:value-type="float">
            <text:p>0</text:p>
          </table:table-cell>
          <table:table-cell office:value-type="float" office:value="-0.8230286" calcext:value-type="float">
            <text:p>-0.8230286</text:p>
          </table:table-cell>
          <table:table-cell office:value-type="float" office:value="-1.227509" calcext:value-type="float">
            <text:p>-1.227509</text:p>
          </table:table-cell>
          <table:table-cell office:value-type="float" office:value="-0.3573608" calcext:value-type="float">
            <text:p>-0.3573608</text:p>
          </table:table-cell>
          <table:table-cell office:value-type="float" office:value="-0.4378357" calcext:value-type="float">
            <text:p>-0.4378357</text:p>
          </table:table-cell>
          <table:table-cell office:value-type="float" office:value="-0.0866394" calcext:value-type="float">
            <text:p>-0.0866394</text:p>
          </table:table-cell>
          <table:table-cell office:value-type="float" office:value="-0.1004639" calcext:value-type="float">
            <text:p>-0.1004639</text:p>
          </table:table-cell>
          <table:table-cell office:value-type="float" office:value="0.1045532" calcext:value-type="float">
            <text:p>0.1045532</text:p>
          </table:table-cell>
          <table:table-cell office:value-type="float" office:value="0.09625244" calcext:value-type="float">
            <text:p>0.09625244</text:p>
          </table:table-cell>
          <table:table-cell office:value-type="float" office:value="0.3224182" calcext:value-type="float">
            <text:p>0.3224182</text:p>
          </table:table-cell>
          <table:table-cell office:value-type="float" office:value="0.3149109" calcext:value-type="float">
            <text:p>0.3149109</text:p>
          </table:table-cell>
          <table:table-cell office:value-type="float" office:value="0.5386353" calcext:value-type="float">
            <text:p>0.5386353</text:p>
          </table:table-cell>
          <table:table-cell office:value-type="float" office:value="0.5300293" calcext:value-type="float">
            <text:p>0.53002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0.9594977" calcext:value-type="float">
            <text:p>0.9594977</text:p>
          </table:table-cell>
          <table:table-cell office:value-type="float" office:value="4.3" calcext:value-type="float">
            <text:p>4.3</text:p>
          </table:table-cell>
          <table:table-cell office:value-type="float" office:value="-6.6" calcext:value-type="float">
            <text:p>-6.6</text:p>
          </table:table-cell>
          <table:table-cell office:value-type="float" office:value="0.6977907" calcext:value-type="float">
            <text:p>0.6977907</text:p>
          </table:table-cell>
          <table:table-cell office:value-type="float" office:value="0.3497425" calcext:value-type="float">
            <text:p>0.3497425</text:p>
          </table:table-cell>
          <table:table-cell office:value-type="float" office:value="252.72" calcext:value-type="float">
            <text:p>252.72</text:p>
          </table:table-cell>
          <table:table-cell office:value-type="float" office:value="11.2" calcext:value-type="float">
            <text:p>11.2</text:p>
          </table:table-cell>
          <table:table-cell office:value-type="float" office:value="-0.04345703" calcext:value-type="float">
            <text:p>-0.04345703</text:p>
          </table:table-cell>
          <table:table-cell office:value-type="float" office:value="-1.401367" calcext:value-type="float">
            <text:p>-1.401367</text:p>
          </table:table-cell>
          <table:table-cell office:value-type="float" office:value="-0.1317444" calcext:value-type="float">
            <text:p>-0.1317444</text:p>
          </table:table-cell>
          <table:table-cell office:value-type="float" office:value="-0.4814148" calcext:value-type="float">
            <text:p>-0.4814148</text:p>
          </table:table-cell>
          <table:table-cell office:value-type="float" office:value="-0.04415894" calcext:value-type="float">
            <text:p>-0.04415894</text:p>
          </table:table-cell>
          <table:table-cell office:value-type="float" office:value="-0.1105042" calcext:value-type="float">
            <text:p>-0.1105042</text:p>
          </table:table-cell>
          <table:table-cell office:value-type="float" office:value="0.1246033" calcext:value-type="float">
            <text:p>0.1246033</text:p>
          </table:table-cell>
          <table:table-cell office:value-type="float" office:value="0.0847168" calcext:value-type="float">
            <text:p>0.0847168</text:p>
          </table:table-cell>
          <table:table-cell office:value-type="float" office:value="0.3215942" calcext:value-type="float">
            <text:p>0.3215942</text:p>
          </table:table-cell>
          <table:table-cell office:value-type="float" office:value="0.3024292" calcext:value-type="float">
            <text:p>0.3024292</text:p>
          </table:table-cell>
          <table:table-cell office:value-type="float" office:value="0.5298767" calcext:value-type="float">
            <text:p>0.5298767</text:p>
          </table:table-cell>
          <table:table-cell office:value-type="float" office:value="0.5133667" calcext:value-type="float">
            <text:p>0.5133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1.661652" calcext:value-type="float">
            <text:p>1.661652</text:p>
          </table:table-cell>
          <table:table-cell office:value-type="float" office:value="3.2" calcext:value-type="float">
            <text:p>3.2</text:p>
          </table:table-cell>
          <table:table-cell office:value-type="float" office:value="-10.8" calcext:value-type="float">
            <text:p>-10.8</text:p>
          </table:table-cell>
          <table:table-cell office:value-type="float" office:value="0.6959755" calcext:value-type="float">
            <text:p>0.6959755</text:p>
          </table:table-cell>
          <table:table-cell office:value-type="float" office:value="0.2018027" calcext:value-type="float">
            <text:p>0.2018027</text:p>
          </table:table-cell>
          <table:table-cell office:value-type="float" office:value="318.24" calcext:value-type="float">
            <text:p>318.24</text:p>
          </table:table-cell>
          <table:table-cell office:value-type="float" office:value="0" calcext:value-type="float">
            <text:p>0</text:p>
          </table:table-cell>
          <table:table-cell office:value-type="float" office:value="-0.04238892" calcext:value-type="float">
            <text:p>-0.04238892</text:p>
          </table:table-cell>
          <table:table-cell office:value-type="float" office:value="-1.239136" calcext:value-type="float">
            <text:p>-1.239136</text:p>
          </table:table-cell>
          <table:table-cell office:value-type="float" office:value="-0.1184692" calcext:value-type="float">
            <text:p>-0.1184692</text:p>
          </table:table-cell>
          <table:table-cell office:value-type="float" office:value="-0.3278503" calcext:value-type="float">
            <text:p>-0.3278503</text:p>
          </table:table-cell>
          <table:table-cell office:value-type="float" office:value="-0.03607178" calcext:value-type="float">
            <text:p>-0.03607178</text:p>
          </table:table-cell>
          <table:table-cell office:value-type="float" office:value="-0.06585693" calcext:value-type="float">
            <text:p>-0.06585693</text:p>
          </table:table-cell>
          <table:table-cell office:value-type="float" office:value="0.1440125" calcext:value-type="float">
            <text:p>0.1440125</text:p>
          </table:table-cell>
          <table:table-cell office:value-type="float" office:value="0.1245728" calcext:value-type="float">
            <text:p>0.1245728</text:p>
          </table:table-cell>
          <table:table-cell office:value-type="float" office:value="0.3466187" calcext:value-type="float">
            <text:p>0.3466187</text:p>
          </table:table-cell>
          <table:table-cell office:value-type="float" office:value="0.3220825" calcext:value-type="float">
            <text:p>0.3220825</text:p>
          </table:table-cell>
          <table:table-cell office:value-type="float" office:value="0.544281" calcext:value-type="float">
            <text:p>0.544281</text:p>
          </table:table-cell>
          <table:table-cell office:value-type="float" office:value="0.5238037" calcext:value-type="float">
            <text:p>0.52380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2.500704" calcext:value-type="float">
            <text:p>2.500704</text:p>
          </table:table-cell>
          <table:table-cell office:value-type="float" office:value="1.1" calcext:value-type="float">
            <text:p>1.1</text:p>
          </table:table-cell>
          <table:table-cell office:value-type="float" office:value="-12.1" calcext:value-type="float">
            <text:p>-12.1</text:p>
          </table:table-cell>
          <table:table-cell office:value-type="float" office:value="0.5227029" calcext:value-type="float">
            <text:p>0.5227029</text:p>
          </table:table-cell>
          <table:table-cell office:value-type="float" office:value="0.194402" calcext:value-type="float">
            <text:p>0.194402</text:p>
          </table:table-cell>
          <table:table-cell office:value-type="float" office:value="281.88" calcext:value-type="float">
            <text:p>281.88</text:p>
          </table:table-cell>
          <table:table-cell office:value-type="float" office:value="0" calcext:value-type="float">
            <text:p>0</text:p>
          </table:table-cell>
          <table:table-cell office:value-type="float" office:value="-1.010468" calcext:value-type="float">
            <text:p>-1.010468</text:p>
          </table:table-cell>
          <table:table-cell office:value-type="float" office:value="-2.112152" calcext:value-type="float">
            <text:p>-2.112152</text:p>
          </table:table-cell>
          <table:table-cell office:value-type="float" office:value="-0.3343201" calcext:value-type="float">
            <text:p>-0.3343201</text:p>
          </table:table-cell>
          <table:table-cell office:value-type="float" office:value="-0.5788879" calcext:value-type="float">
            <text:p>-0.5788879</text:p>
          </table:table-cell>
          <table:table-cell office:value-type="float" office:value="-0.06695557" calcext:value-type="float">
            <text:p>-0.06695557</text:p>
          </table:table-cell>
          <table:table-cell office:value-type="float" office:value="-0.1114807" calcext:value-type="float">
            <text:p>-0.1114807</text:p>
          </table:table-cell>
          <table:table-cell office:value-type="float" office:value="0.1237793" calcext:value-type="float">
            <text:p>0.1237793</text:p>
          </table:table-cell>
          <table:table-cell office:value-type="float" office:value="0.08184814" calcext:value-type="float">
            <text:p>0.08184814</text:p>
          </table:table-cell>
          <table:table-cell office:value-type="float" office:value="0.3330994" calcext:value-type="float">
            <text:p>0.3330994</text:p>
          </table:table-cell>
          <table:table-cell office:value-type="float" office:value="0.2954712" calcext:value-type="float">
            <text:p>0.2954712</text:p>
          </table:table-cell>
          <table:table-cell office:value-type="float" office:value="0.5358887" calcext:value-type="float">
            <text:p>0.5358887</text:p>
          </table:table-cell>
          <table:table-cell office:value-type="float" office:value="0.5027771" calcext:value-type="float">
            <text:p>0.50277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2.78904" calcext:value-type="float">
            <text:p>2.78904</text:p>
          </table:table-cell>
          <table:table-cell office:value-type="float" office:value="6" calcext:value-type="float">
            <text:p>6</text:p>
          </table:table-cell>
          <table:table-cell office:value-type="float" office:value="-1.8" calcext:value-type="float">
            <text:p>-1.8</text:p>
          </table:table-cell>
          <table:table-cell office:value-type="float" office:value="0.5641791" calcext:value-type="float">
            <text:p>0.5641791</text:p>
          </table:table-cell>
          <table:table-cell office:value-type="float" office:value="0.3566901" calcext:value-type="float">
            <text:p>0.3566901</text:p>
          </table:table-cell>
          <table:table-cell office:value-type="float" office:value="344.16" calcext:value-type="float">
            <text:p>344.16</text:p>
          </table:table-cell>
          <table:table-cell office:value-type="float" office:value="0" calcext:value-type="float">
            <text:p>0</text:p>
          </table:table-cell>
          <table:table-cell office:value-type="float" office:value="-0.2459717" calcext:value-type="float">
            <text:p>-0.2459717</text:p>
          </table:table-cell>
          <table:table-cell office:value-type="float" office:value="-1.156647" calcext:value-type="float">
            <text:p>-1.156647</text:p>
          </table:table-cell>
          <table:table-cell office:value-type="float" office:value="-0.1748047" calcext:value-type="float">
            <text:p>-0.1748047</text:p>
          </table:table-cell>
          <table:table-cell office:value-type="float" office:value="-0.4342957" calcext:value-type="float">
            <text:p>-0.4342957</text:p>
          </table:table-cell>
          <table:table-cell office:value-type="float" office:value="-0.03274536" calcext:value-type="float">
            <text:p>-0.03274536</text:p>
          </table:table-cell>
          <table:table-cell office:value-type="float" office:value="-0.08526611" calcext:value-type="float">
            <text:p>-0.08526611</text:p>
          </table:table-cell>
          <table:table-cell office:value-type="float" office:value="0.1329651" calcext:value-type="float">
            <text:p>0.1329651</text:p>
          </table:table-cell>
          <table:table-cell office:value-type="float" office:value="0.0947876" calcext:value-type="float">
            <text:p>0.0947876</text:p>
          </table:table-cell>
          <table:table-cell office:value-type="float" office:value="0.324646" calcext:value-type="float">
            <text:p>0.324646</text:p>
          </table:table-cell>
          <table:table-cell office:value-type="float" office:value="0.2993469" calcext:value-type="float">
            <text:p>0.2993469</text:p>
          </table:table-cell>
          <table:table-cell office:value-type="float" office:value="0.5166016" calcext:value-type="float">
            <text:p>0.5166016</text:p>
          </table:table-cell>
          <table:table-cell office:value-type="float" office:value="0.5016174" calcext:value-type="float">
            <text:p>0.50161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3.833316" calcext:value-type="float">
            <text:p>3.833316</text:p>
          </table:table-cell>
          <table:table-cell office:value-type="float" office:value="-0.9" calcext:value-type="float">
            <text:p>-0.9</text:p>
          </table:table-cell>
          <table:table-cell office:value-type="float" office:value="-6.3" calcext:value-type="float">
            <text:p>-6.3</text:p>
          </table:table-cell>
          <table:table-cell office:value-type="float" office:value="0.3904144" calcext:value-type="float">
            <text:p>0.3904144</text:p>
          </table:table-cell>
          <table:table-cell office:value-type="float" office:value="0.310911" calcext:value-type="float">
            <text:p>0.310911</text:p>
          </table:table-cell>
          <table:table-cell office:value-type="float" office:value="318.24" calcext:value-type="float">
            <text:p>318.24</text:p>
          </table:table-cell>
          <table:table-cell office:value-type="float" office:value="0" calcext:value-type="float">
            <text:p>0</text:p>
          </table:table-cell>
          <table:table-cell office:value-type="float" office:value="-0.3607483" calcext:value-type="float">
            <text:p>-0.3607483</text:p>
          </table:table-cell>
          <table:table-cell office:value-type="float" office:value="-1.164246" calcext:value-type="float">
            <text:p>-1.164246</text:p>
          </table:table-cell>
          <table:table-cell office:value-type="float" office:value="-0.1844482" calcext:value-type="float">
            <text:p>-0.1844482</text:p>
          </table:table-cell>
          <table:table-cell office:value-type="float" office:value="-0.3536987" calcext:value-type="float">
            <text:p>-0.3536987</text:p>
          </table:table-cell>
          <table:table-cell office:value-type="float" office:value="-0.0333252" calcext:value-type="float">
            <text:p>-0.0333252</text:p>
          </table:table-cell>
          <table:table-cell office:value-type="float" office:value="-0.06011963" calcext:value-type="float">
            <text:p>-0.06011963</text:p>
          </table:table-cell>
          <table:table-cell office:value-type="float" office:value="0.1331482" calcext:value-type="float">
            <text:p>0.1331482</text:p>
          </table:table-cell>
          <table:table-cell office:value-type="float" office:value="0.113678" calcext:value-type="float">
            <text:p>0.113678</text:p>
          </table:table-cell>
          <table:table-cell office:value-type="float" office:value="0.3254395" calcext:value-type="float">
            <text:p>0.3254395</text:p>
          </table:table-cell>
          <table:table-cell office:value-type="float" office:value="0.3123169" calcext:value-type="float">
            <text:p>0.3123169</text:p>
          </table:table-cell>
          <table:table-cell office:value-type="float" office:value="0.5179138" calcext:value-type="float">
            <text:p>0.5179138</text:p>
          </table:table-cell>
          <table:table-cell office:value-type="float" office:value="0.5081177" calcext:value-type="float">
            <text:p>0.50811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3.323304" calcext:value-type="float">
            <text:p>3.323304</text:p>
          </table:table-cell>
          <table:table-cell office:value-type="float" office:value="5.8" calcext:value-type="float">
            <text:p>5.8</text:p>
          </table:table-cell>
          <table:table-cell office:value-type="float" office:value="-7.4" calcext:value-type="float">
            <text:p>-7.4</text:p>
          </table:table-cell>
          <table:table-cell office:value-type="float" office:value="0.5701106" calcext:value-type="float">
            <text:p>0.5701106</text:p>
          </table:table-cell>
          <table:table-cell office:value-type="float" office:value="0.310352" calcext:value-type="float">
            <text:p>0.310352</text:p>
          </table:table-cell>
          <table:table-cell office:value-type="float" office:value="164.88" calcext:value-type="float">
            <text:p>164.88</text:p>
          </table:table-cell>
          <table:table-cell office:value-type="float" office:value="0" calcext:value-type="float">
            <text:p>0</text:p>
          </table:table-cell>
          <table:table-cell office:value-type="float" office:value="-0.4637146" calcext:value-type="float">
            <text:p>-0.4637146</text:p>
          </table:table-cell>
          <table:table-cell office:value-type="float" office:value="-1.742371" calcext:value-type="float">
            <text:p>-1.742371</text:p>
          </table:table-cell>
          <table:table-cell office:value-type="float" office:value="-0.2601624" calcext:value-type="float">
            <text:p>-0.2601624</text:p>
          </table:table-cell>
          <table:table-cell office:value-type="float" office:value="-0.5176392" calcext:value-type="float">
            <text:p>-0.5176392</text:p>
          </table:table-cell>
          <table:table-cell office:value-type="float" office:value="-0.04629517" calcext:value-type="float">
            <text:p>-0.04629517</text:p>
          </table:table-cell>
          <table:table-cell office:value-type="float" office:value="-0.09005737" calcext:value-type="float">
            <text:p>-0.09005737</text:p>
          </table:table-cell>
          <table:table-cell office:value-type="float" office:value="0.114563" calcext:value-type="float">
            <text:p>0.114563</text:p>
          </table:table-cell>
          <table:table-cell office:value-type="float" office:value="0.08630371" calcext:value-type="float">
            <text:p>0.08630371</text:p>
          </table:table-cell>
          <table:table-cell office:value-type="float" office:value="0.3119507" calcext:value-type="float">
            <text:p>0.3119507</text:p>
          </table:table-cell>
          <table:table-cell office:value-type="float" office:value="0.2883606" calcext:value-type="float">
            <text:p>0.2883606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4867554" calcext:value-type="float">
            <text:p>0.48675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0.8555039" calcext:value-type="float">
            <text:p>0.8555039</text:p>
          </table:table-cell>
          <table:table-cell office:value-type="float" office:value="1.6" calcext:value-type="float">
            <text:p>1.6</text:p>
          </table:table-cell>
          <table:table-cell office:value-type="float" office:value="-9" calcext:value-type="float">
            <text:p>-9</text:p>
          </table:table-cell>
          <table:table-cell office:value-type="float" office:value="0.5423126" calcext:value-type="float">
            <text:p>0.5423126</text:p>
          </table:table-cell>
          <table:table-cell office:value-type="float" office:value="0.2475775" calcext:value-type="float">
            <text:p>0.2475775</text:p>
          </table:table-cell>
          <table:table-cell office:value-type="float" office:value="362.88" calcext:value-type="float">
            <text:p>362.88</text:p>
          </table:table-cell>
          <table:table-cell office:value-type="float" office:value="0" calcext:value-type="float">
            <text:p>0</text:p>
          </table:table-cell>
          <table:table-cell office:value-type="float" office:value="-0.6418152" calcext:value-type="float">
            <text:p>-0.6418152</text:p>
          </table:table-cell>
          <table:table-cell office:value-type="float" office:value="-2.063141" calcext:value-type="float">
            <text:p>-2.063141</text:p>
          </table:table-cell>
          <table:table-cell office:value-type="float" office:value="-0.278717" calcext:value-type="float">
            <text:p>-0.278717</text:p>
          </table:table-cell>
          <table:table-cell office:value-type="float" office:value="-0.596344" calcext:value-type="float">
            <text:p>-0.596344</text:p>
          </table:table-cell>
          <table:table-cell office:value-type="float" office:value="-0.04873657" calcext:value-type="float">
            <text:p>-0.04873657</text:p>
          </table:table-cell>
          <table:table-cell office:value-type="float" office:value="-0.1036072" calcext:value-type="float">
            <text:p>-0.1036072</text:p>
          </table:table-cell>
          <table:table-cell office:value-type="float" office:value="0.1144104" calcext:value-type="float">
            <text:p>0.1144104</text:p>
          </table:table-cell>
          <table:table-cell office:value-type="float" office:value="0.07403564" calcext:value-type="float">
            <text:p>0.07403564</text:p>
          </table:table-cell>
          <table:table-cell office:value-type="float" office:value="0.305603" calcext:value-type="float">
            <text:p>0.305603</text:p>
          </table:table-cell>
          <table:table-cell office:value-type="float" office:value="0.2776489" calcext:value-type="float">
            <text:p>0.2776489</text:p>
          </table:table-cell>
          <table:table-cell office:value-type="float" office:value="0.4959106" calcext:value-type="float">
            <text:p>0.4959106</text:p>
          </table:table-cell>
          <table:table-cell office:value-type="float" office:value="0.475769" calcext:value-type="float">
            <text:p>0.4757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2.171664" calcext:value-type="float">
            <text:p>2.171664</text:p>
          </table:table-cell>
          <table:table-cell office:value-type="float" office:value="-8" calcext:value-type="float">
            <text:p>-8</text:p>
          </table:table-cell>
          <table:table-cell office:value-type="float" office:value="-10.9" calcext:value-type="float">
            <text:p>-10.9</text:p>
          </table:table-cell>
          <table:table-cell office:value-type="float" office:value="0.2422607" calcext:value-type="float">
            <text:p>0.2422607</text:p>
          </table:table-cell>
          <table:table-cell office:value-type="float" office:value="0.1585183" calcext:value-type="float">
            <text:p>0.1585183</text:p>
          </table:table-cell>
          <table:table-cell office:value-type="float" office:value="283.32" calcext:value-type="float">
            <text:p>283.32</text:p>
          </table:table-cell>
          <table:table-cell office:value-type="float" office:value="0" calcext:value-type="float">
            <text:p>0</text:p>
          </table:table-cell>
          <table:table-cell office:value-type="float" office:value="-2.058899" calcext:value-type="float">
            <text:p>-2.058899</text:p>
          </table:table-cell>
          <table:table-cell office:value-type="float" office:value="-2.706146" calcext:value-type="float">
            <text:p>-2.706146</text:p>
          </table:table-cell>
          <table:table-cell office:value-type="float" office:value="-0.6039124" calcext:value-type="float">
            <text:p>-0.6039124</text:p>
          </table:table-cell>
          <table:table-cell office:value-type="float" office:value="-0.9312134" calcext:value-type="float">
            <text:p>-0.9312134</text:p>
          </table:table-cell>
          <table:table-cell office:value-type="float" office:value="-0.105011" calcext:value-type="float">
            <text:p>-0.105011</text:p>
          </table:table-cell>
          <table:table-cell office:value-type="float" office:value="-0.1780701" calcext:value-type="float">
            <text:p>-0.1780701</text:p>
          </table:table-cell>
          <table:table-cell office:value-type="float" office:value="0.07287598" calcext:value-type="float">
            <text:p>0.07287598</text:p>
          </table:table-cell>
          <table:table-cell office:value-type="float" office:value="0.0009460449" calcext:value-type="float">
            <text:p>0.0009460449</text:p>
          </table:table-cell>
          <table:table-cell office:value-type="float" office:value="0.2767334" calcext:value-type="float">
            <text:p>0.2767334</text:p>
          </table:table-cell>
          <table:table-cell office:value-type="float" office:value="0.2106323" calcext:value-type="float">
            <text:p>0.2106323</text:p>
          </table:table-cell>
          <table:table-cell office:value-type="float" office:value="0.4750671" calcext:value-type="float">
            <text:p>0.4750671</text:p>
          </table:table-cell>
          <table:table-cell office:value-type="float" office:value="0.4149475" calcext:value-type="float">
            <text:p>0.41494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0.9542159" calcext:value-type="float">
            <text:p>0.9542159</text:p>
          </table:table-cell>
          <table:table-cell office:value-type="float" office:value="-10.8" calcext:value-type="float">
            <text:p>-10.8</text:p>
          </table:table-cell>
          <table:table-cell office:value-type="float" office:value="-13.5" calcext:value-type="float">
            <text:p>-13.5</text:p>
          </table:table-cell>
          <table:table-cell office:value-type="float" office:value="0.2425984" calcext:value-type="float">
            <text:p>0.2425984</text:p>
          </table:table-cell>
          <table:table-cell office:value-type="float" office:value="0.1321657" calcext:value-type="float">
            <text:p>0.1321657</text:p>
          </table:table-cell>
          <table:table-cell office:value-type="float" office:value="469.8" calcext:value-type="float">
            <text:p>469.8</text:p>
          </table:table-cell>
          <table:table-cell office:value-type="float" office:value="0" calcext:value-type="float">
            <text:p>0</text:p>
          </table:table-cell>
          <table:table-cell office:value-type="float" office:value="-2.725586" calcext:value-type="float">
            <text:p>-2.725586</text:p>
          </table:table-cell>
          <table:table-cell office:value-type="float" office:value="-3.232269" calcext:value-type="float">
            <text:p>-3.232269</text:p>
          </table:table-cell>
          <table:table-cell office:value-type="float" office:value="-0.937561" calcext:value-type="float">
            <text:p>-0.937561</text:p>
          </table:table-cell>
          <table:table-cell office:value-type="float" office:value="-1.180054" calcext:value-type="float">
            <text:p>-1.180054</text:p>
          </table:table-cell>
          <table:table-cell office:value-type="float" office:value="-0.1794128" calcext:value-type="float">
            <text:p>-0.1794128</text:p>
          </table:table-cell>
          <table:table-cell office:value-type="float" office:value="-0.2713928" calcext:value-type="float">
            <text:p>-0.2713928</text:p>
          </table:table-cell>
          <table:table-cell office:value-type="float" office:value="-0.0001831055" calcext:value-type="float">
            <text:p>-0.0001831055</text:p>
          </table:table-cell>
          <table:table-cell office:value-type="float" office:value="-0.04229736" calcext:value-type="float">
            <text:p>-0.04229736</text:p>
          </table:table-cell>
          <table:table-cell office:value-type="float" office:value="0.2097778" calcext:value-type="float">
            <text:p>0.2097778</text:p>
          </table:table-cell>
          <table:table-cell office:value-type="float" office:value="0.1626587" calcext:value-type="float">
            <text:p>0.1626587</text:p>
          </table:table-cell>
          <table:table-cell office:value-type="float" office:value="0.4142761" calcext:value-type="float">
            <text:p>0.4142761</text:p>
          </table:table-cell>
          <table:table-cell office:value-type="float" office:value="0.3653564" calcext:value-type="float">
            <text:p>0.36535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0.789696" calcext:value-type="float">
            <text:p>0.789696</text:p>
          </table:table-cell>
          <table:table-cell office:value-type="float" office:value="0.4" calcext:value-type="float">
            <text:p>0.4</text:p>
          </table:table-cell>
          <table:table-cell office:value-type="float" office:value="-10.5" calcext:value-type="float">
            <text:p>-10.5</text:p>
          </table:table-cell>
          <table:table-cell office:value-type="float" office:value="0.5869765" calcext:value-type="float">
            <text:p>0.5869765</text:p>
          </table:table-cell>
          <table:table-cell office:value-type="float" office:value="0.1954316" calcext:value-type="float">
            <text:p>0.1954316</text:p>
          </table:table-cell>
          <table:table-cell office:value-type="float" office:value="478.08" calcext:value-type="float">
            <text:p>478.08</text:p>
          </table:table-cell>
          <table:table-cell office:value-type="float" office:value="2.8" calcext:value-type="float">
            <text:p>2.8</text:p>
          </table:table-cell>
          <table:table-cell office:value-type="float" office:value="-1.581238" calcext:value-type="float">
            <text:p>-1.581238</text:p>
          </table:table-cell>
          <table:table-cell office:value-type="float" office:value="-3.149628" calcext:value-type="float">
            <text:p>-3.149628</text:p>
          </table:table-cell>
          <table:table-cell office:value-type="float" office:value="-0.7753296" calcext:value-type="float">
            <text:p>-0.7753296</text:p>
          </table:table-cell>
          <table:table-cell office:value-type="float" office:value="-1.196564" calcext:value-type="float">
            <text:p>-1.196564</text:p>
          </table:table-cell>
          <table:table-cell office:value-type="float" office:value="-0.2725525" calcext:value-type="float">
            <text:p>-0.2725525</text:p>
          </table:table-cell>
          <table:table-cell office:value-type="float" office:value="-0.3135986" calcext:value-type="float">
            <text:p>-0.3135986</text:p>
          </table:table-cell>
          <table:table-cell office:value-type="float" office:value="-0.0425415" calcext:value-type="float">
            <text:p>-0.0425415</text:p>
          </table:table-cell>
          <table:table-cell office:value-type="float" office:value="-0.05291748" calcext:value-type="float">
            <text:p>-0.05291748</text:p>
          </table:table-cell>
          <table:table-cell office:value-type="float" office:value="0.1623535" calcext:value-type="float">
            <text:p>0.1623535</text:p>
          </table:table-cell>
          <table:table-cell office:value-type="float" office:value="0.1452637" calcext:value-type="float">
            <text:p>0.1452637</text:p>
          </table:table-cell>
          <table:table-cell office:value-type="float" office:value="0.3650208" calcext:value-type="float">
            <text:p>0.3650208</text:p>
          </table:table-cell>
          <table:table-cell office:value-type="float" office:value="0.3426819" calcext:value-type="float">
            <text:p>0.34268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4.886244" calcext:value-type="float">
            <text:p>4.886244</text:p>
          </table:table-cell>
          <table:table-cell office:value-type="float" office:value="-10.3" calcext:value-type="float">
            <text:p>-10.3</text:p>
          </table:table-cell>
          <table:table-cell office:value-type="float" office:value="-17.3" calcext:value-type="float">
            <text:p>-17.3</text:p>
          </table:table-cell>
          <table:table-cell office:value-type="float" office:value="0.1797271" calcext:value-type="float">
            <text:p>0.1797271</text:p>
          </table:table-cell>
          <table:table-cell office:value-type="float" office:value="0.1269208" calcext:value-type="float">
            <text:p>0.1269208</text:p>
          </table:table-cell>
          <table:table-cell office:value-type="float" office:value="365.76" calcext:value-type="float">
            <text:p>365.76</text:p>
          </table:table-cell>
          <table:table-cell office:value-type="float" office:value="0" calcext:value-type="float">
            <text:p>0</text:p>
          </table:table-cell>
          <table:table-cell office:value-type="float" office:value="-1.893463" calcext:value-type="float">
            <text:p>-1.893463</text:p>
          </table:table-cell>
          <table:table-cell office:value-type="float" office:value="-2.802521" calcext:value-type="float">
            <text:p>-2.802521</text:p>
          </table:table-cell>
          <table:table-cell office:value-type="float" office:value="-0.8114319" calcext:value-type="float">
            <text:p>-0.8114319</text:p>
          </table:table-cell>
          <table:table-cell office:value-type="float" office:value="-1.152557" calcext:value-type="float">
            <text:p>-1.152557</text:p>
          </table:table-cell>
          <table:table-cell office:value-type="float" office:value="-0.3128967" calcext:value-type="float">
            <text:p>-0.3128967</text:p>
          </table:table-cell>
          <table:table-cell office:value-type="float" office:value="-0.473938" calcext:value-type="float">
            <text:p>-0.473938</text:p>
          </table:table-cell>
          <table:table-cell office:value-type="float" office:value="-0.05319214" calcext:value-type="float">
            <text:p>-0.05319214</text:p>
          </table:table-cell>
          <table:table-cell office:value-type="float" office:value="-0.08865356" calcext:value-type="float">
            <text:p>-0.08865356</text:p>
          </table:table-cell>
          <table:table-cell office:value-type="float" office:value="0.1450195" calcext:value-type="float">
            <text:p>0.1450195</text:p>
          </table:table-cell>
          <table:table-cell office:value-type="float" office:value="0.1113586" calcext:value-type="float">
            <text:p>0.1113586</text:p>
          </table:table-cell>
          <table:table-cell office:value-type="float" office:value="0.3424683" calcext:value-type="float">
            <text:p>0.3424683</text:p>
          </table:table-cell>
          <table:table-cell office:value-type="float" office:value="0.3105774" calcext:value-type="float">
            <text:p>0.31057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1.464228" calcext:value-type="float">
            <text:p>1.464228</text:p>
          </table:table-cell>
          <table:table-cell office:value-type="float" office:value="-1.1" calcext:value-type="float">
            <text:p>-1.1</text:p>
          </table:table-cell>
          <table:table-cell office:value-type="float" office:value="-17" calcext:value-type="float">
            <text:p>-17</text:p>
          </table:table-cell>
          <table:table-cell office:value-type="float" office:value="0.5229224" calcext:value-type="float">
            <text:p>0.5229224</text:p>
          </table:table-cell>
          <table:table-cell office:value-type="float" office:value="0.1351806" calcext:value-type="float">
            <text:p>0.1351806</text:p>
          </table:table-cell>
          <table:table-cell office:value-type="float" office:value="234.72" calcext:value-type="float">
            <text:p>234.72</text:p>
          </table:table-cell>
          <table:table-cell office:value-type="float" office:value="0" calcext:value-type="float">
            <text:p>0</text:p>
          </table:table-cell>
          <table:table-cell office:value-type="float" office:value="-2.159973" calcext:value-type="float">
            <text:p>-2.159973</text:p>
          </table:table-cell>
          <table:table-cell office:value-type="float" office:value="-3.259674" calcext:value-type="float">
            <text:p>-3.259674</text:p>
          </table:table-cell>
          <table:table-cell office:value-type="float" office:value="-1.156616" calcext:value-type="float">
            <text:p>-1.156616</text:p>
          </table:table-cell>
          <table:table-cell office:value-type="float" office:value="-1.416046" calcext:value-type="float">
            <text:p>-1.416046</text:p>
          </table:table-cell>
          <table:table-cell office:value-type="float" office:value="-0.4772034" calcext:value-type="float">
            <text:p>-0.4772034</text:p>
          </table:table-cell>
          <table:table-cell office:value-type="float" office:value="-0.6228333" calcext:value-type="float">
            <text:p>-0.6228333</text:p>
          </table:table-cell>
          <table:table-cell office:value-type="float" office:value="-0.08935547" calcext:value-type="float">
            <text:p>-0.08935547</text:p>
          </table:table-cell>
          <table:table-cell office:value-type="float" office:value="-0.1294861" calcext:value-type="float">
            <text:p>-0.1294861</text:p>
          </table:table-cell>
          <table:table-cell office:value-type="float" office:value="0.1107483" calcext:value-type="float">
            <text:p>0.1107483</text:p>
          </table:table-cell>
          <table:table-cell office:value-type="float" office:value="0.06564331" calcext:value-type="float">
            <text:p>0.06564331</text:p>
          </table:table-cell>
          <table:table-cell office:value-type="float" office:value="0.3100891" calcext:value-type="float">
            <text:p>0.3100891</text:p>
          </table:table-cell>
          <table:table-cell office:value-type="float" office:value="0.2651062" calcext:value-type="float">
            <text:p>0.26510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4.902695" calcext:value-type="float">
            <text:p>4.902695</text:p>
          </table:table-cell>
          <table:table-cell office:value-type="float" office:value="-1.8" calcext:value-type="float">
            <text:p>-1.8</text:p>
          </table:table-cell>
          <table:table-cell office:value-type="float" office:value="-15.5" calcext:value-type="float">
            <text:p>-15.5</text:p>
          </table:table-cell>
          <table:table-cell office:value-type="float" office:value="0.5125412" calcext:value-type="float">
            <text:p>0.5125412</text:p>
          </table:table-cell>
          <table:table-cell office:value-type="float" office:value="0.1227173" calcext:value-type="float">
            <text:p>0.1227173</text:p>
          </table:table-cell>
          <table:table-cell office:value-type="float" office:value="459.72" calcext:value-type="float">
            <text:p>459.72</text:p>
          </table:table-cell>
          <table:table-cell office:value-type="float" office:value="0" calcext:value-type="float">
            <text:p>0</text:p>
          </table:table-cell>
          <table:table-cell office:value-type="float" office:value="-1.883118" calcext:value-type="float">
            <text:p>-1.883118</text:p>
          </table:table-cell>
          <table:table-cell office:value-type="float" office:value="-2.717346" calcext:value-type="float">
            <text:p>-2.717346</text:p>
          </table:table-cell>
          <table:table-cell office:value-type="float" office:value="-1.023956" calcext:value-type="float">
            <text:p>-1.023956</text:p>
          </table:table-cell>
          <table:table-cell office:value-type="float" office:value="-1.229767" calcext:value-type="float">
            <text:p>-1.229767</text:p>
          </table:table-cell>
          <table:table-cell office:value-type="float" office:value="-0.5739746" calcext:value-type="float">
            <text:p>-0.5739746</text:p>
          </table:table-cell>
          <table:table-cell office:value-type="float" office:value="-0.618103" calcext:value-type="float">
            <text:p>-0.618103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-0.1387634" calcext:value-type="float">
            <text:p>-0.1387634</text:p>
          </table:table-cell>
          <table:table-cell office:value-type="float" office:value="0.06552124" calcext:value-type="float">
            <text:p>0.06552124</text:p>
          </table:table-cell>
          <table:table-cell office:value-type="float" office:value="0.05102539" calcext:value-type="float">
            <text:p>0.05102539</text:p>
          </table:table-cell>
          <table:table-cell office:value-type="float" office:value="0.2648315" calcext:value-type="float">
            <text:p>0.2648315</text:p>
          </table:table-cell>
          <table:table-cell office:value-type="float" office:value="0.2467346" calcext:value-type="float">
            <text:p>0.24673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2.912004" calcext:value-type="float">
            <text:p>2.912004</text:p>
          </table:table-cell>
          <table:table-cell office:value-type="float" office:value="-9" calcext:value-type="float">
            <text:p>-9</text:p>
          </table:table-cell>
          <table:table-cell office:value-type="float" office:value="-20.9" calcext:value-type="float">
            <text:p>-20.9</text:p>
          </table:table-cell>
          <table:table-cell office:value-type="float" office:value="0.2582059" calcext:value-type="float">
            <text:p>0.2582059</text:p>
          </table:table-cell>
          <table:table-cell office:value-type="float" office:value="0.09229525" calcext:value-type="float">
            <text:p>0.09229525</text:p>
          </table:table-cell>
          <table:table-cell office:value-type="float" office:value="258.48" calcext:value-type="float">
            <text:p>258.48</text:p>
          </table:table-cell>
          <table:table-cell office:value-type="float" office:value="0" calcext:value-type="float">
            <text:p>0</text:p>
          </table:table-cell>
          <table:table-cell office:value-type="float" office:value="-2.74823" calcext:value-type="float">
            <text:p>-2.74823</text:p>
          </table:table-cell>
          <table:table-cell office:value-type="float" office:value="-3.823853" calcext:value-type="float">
            <text:p>-3.823853</text:p>
          </table:table-cell>
          <table:table-cell office:value-type="float" office:value="-1.239624" calcext:value-type="float">
            <text:p>-1.239624</text:p>
          </table:table-cell>
          <table:table-cell office:value-type="float" office:value="-1.708679" calcext:value-type="float">
            <text:p>-1.708679</text:p>
          </table:table-cell>
          <table:table-cell office:value-type="float" office:value="-0.6103516" calcext:value-type="float">
            <text:p>-0.6103516</text:p>
          </table:table-cell>
          <table:table-cell office:value-type="float" office:value="-0.7966003" calcext:value-type="float">
            <text:p>-0.7966003</text:p>
          </table:table-cell>
          <table:table-cell office:value-type="float" office:value="-0.1392822" calcext:value-type="float">
            <text:p>-0.1392822</text:p>
          </table:table-cell>
          <table:table-cell office:value-type="float" office:value="-0.2073975" calcext:value-type="float">
            <text:p>-0.2073975</text:p>
          </table:table-cell>
          <table:table-cell office:value-type="float" office:value="0.05053711" calcext:value-type="float">
            <text:p>0.05053711</text:p>
          </table:table-cell>
          <table:table-cell office:value-type="float" office:value="-0.01452637" calcext:value-type="float">
            <text:p>-0.01452637</text:p>
          </table:table-cell>
          <table:table-cell office:value-type="float" office:value="0.2463379" calcext:value-type="float">
            <text:p>0.2463379</text:p>
          </table:table-cell>
          <table:table-cell office:value-type="float" office:value="0.1880493" calcext:value-type="float">
            <text:p>0.18804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2.566512" calcext:value-type="float">
            <text:p>2.566512</text:p>
          </table:table-cell>
          <table:table-cell office:value-type="float" office:value="-5.9" calcext:value-type="float">
            <text:p>-5.9</text:p>
          </table:table-cell>
          <table:table-cell office:value-type="float" office:value="-14.5" calcext:value-type="float">
            <text:p>-14.5</text:p>
          </table:table-cell>
          <table:table-cell office:value-type="float" office:value="0.2619485" calcext:value-type="float">
            <text:p>0.2619485</text:p>
          </table:table-cell>
          <table:table-cell office:value-type="float" office:value="0.1508485" calcext:value-type="float">
            <text:p>0.1508485</text:p>
          </table:table-cell>
          <table:table-cell office:value-type="float" office:value="177.12" calcext:value-type="float">
            <text:p>177.12</text:p>
          </table:table-cell>
          <table:table-cell office:value-type="float" office:value="0" calcext:value-type="float">
            <text:p>0</text:p>
          </table:table-cell>
          <table:table-cell office:value-type="float" office:value="-2.533783" calcext:value-type="float">
            <text:p>-2.533783</text:p>
          </table:table-cell>
          <table:table-cell office:value-type="float" office:value="-3.499786" calcext:value-type="float">
            <text:p>-3.499786</text:p>
          </table:table-cell>
          <table:table-cell office:value-type="float" office:value="-1.417267" calcext:value-type="float">
            <text:p>-1.417267</text:p>
          </table:table-cell>
          <table:table-cell office:value-type="float" office:value="-1.692749" calcext:value-type="float">
            <text:p>-1.692749</text:p>
          </table:table-cell>
          <table:table-cell office:value-type="float" office:value="-0.7973938" calcext:value-type="float">
            <text:p>-0.7973938</text:p>
          </table:table-cell>
          <table:table-cell office:value-type="float" office:value="-0.8681946" calcext:value-type="float">
            <text:p>-0.8681946</text:p>
          </table:table-cell>
          <table:table-cell office:value-type="float" office:value="-0.2081299" calcext:value-type="float">
            <text:p>-0.2081299</text:p>
          </table:table-cell>
          <table:table-cell office:value-type="float" office:value="-0.2712402" calcext:value-type="float">
            <text:p>-0.2712402</text:p>
          </table:table-cell>
          <table:table-cell office:value-type="float" office:value="-0.0151062" calcext:value-type="float">
            <text:p>-0.0151062</text:p>
          </table:table-cell>
          <table:table-cell office:value-type="float" office:value="-0.04095459" calcext:value-type="float">
            <text:p>-0.04095459</text:p>
          </table:table-cell>
          <table:table-cell office:value-type="float" office:value="0.1874695" calcext:value-type="float">
            <text:p>0.1874695</text:p>
          </table:table-cell>
          <table:table-cell office:value-type="float" office:value="0.1552734" calcext:value-type="float">
            <text:p>0.15527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3.53718" calcext:value-type="float">
            <text:p>3.53718</text:p>
          </table:table-cell>
          <table:table-cell office:value-type="float" office:value="3" calcext:value-type="float">
            <text:p>3</text:p>
          </table:table-cell>
          <table:table-cell office:value-type="float" office:value="-12.9" calcext:value-type="float">
            <text:p>-12.9</text:p>
          </table:table-cell>
          <table:table-cell office:value-type="float" office:value="0.5515808" calcext:value-type="float">
            <text:p>0.5515808</text:p>
          </table:table-cell>
          <table:table-cell office:value-type="float" office:value="0.2020366" calcext:value-type="float">
            <text:p>0.2020366</text:p>
          </table:table-cell>
          <table:table-cell office:value-type="float" office:value="249.48" calcext:value-type="float">
            <text:p>249.48</text:p>
          </table:table-cell>
          <table:table-cell office:value-type="float" office:value="1.1" calcext:value-type="float">
            <text:p>1.1</text:p>
          </table:table-cell>
          <table:table-cell office:value-type="float" office:value="-0.9580078" calcext:value-type="float">
            <text:p>-0.9580078</text:p>
          </table:table-cell>
          <table:table-cell office:value-type="float" office:value="-3.161774" calcext:value-type="float">
            <text:p>-3.161774</text:p>
          </table:table-cell>
          <table:table-cell office:value-type="float" office:value="-0.8677063" calcext:value-type="float">
            <text:p>-0.8677063</text:p>
          </table:table-cell>
          <table:table-cell office:value-type="float" office:value="-1.585968" calcext:value-type="float">
            <text:p>-1.585968</text:p>
          </table:table-cell>
          <table:table-cell office:value-type="float" office:value="-0.6773987" calcext:value-type="float">
            <text:p>-0.6773987</text:p>
          </table:table-cell>
          <table:table-cell office:value-type="float" office:value="-0.8601379" calcext:value-type="float">
            <text:p>-0.8601379</text:p>
          </table:table-cell>
          <table:table-cell office:value-type="float" office:value="-0.2719421" calcext:value-type="float">
            <text:p>-0.2719421</text:p>
          </table:table-cell>
          <table:table-cell office:value-type="float" office:value="-0.3284302" calcext:value-type="float">
            <text:p>-0.3284302</text:p>
          </table:table-cell>
          <table:table-cell office:value-type="float" office:value="-0.04107666" calcext:value-type="float">
            <text:p>-0.04107666</text:p>
          </table:table-cell>
          <table:table-cell office:value-type="float" office:value="-0.05361938" calcext:value-type="float">
            <text:p>-0.05361938</text:p>
          </table:table-cell>
          <table:table-cell office:value-type="float" office:value="0.1550903" calcext:value-type="float">
            <text:p>0.1550903</text:p>
          </table:table-cell>
          <table:table-cell office:value-type="float" office:value="0.1373291" calcext:value-type="float">
            <text:p>0.13732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3.224592" calcext:value-type="float">
            <text:p>3.224592</text:p>
          </table:table-cell>
          <table:table-cell office:value-type="float" office:value="-1.7" calcext:value-type="float">
            <text:p>-1.7</text:p>
          </table:table-cell>
          <table:table-cell office:value-type="float" office:value="-13.1" calcext:value-type="float">
            <text:p>-13.1</text:p>
          </table:table-cell>
          <table:table-cell office:value-type="float" office:value="0.3328597" calcext:value-type="float">
            <text:p>0.3328597</text:p>
          </table:table-cell>
          <table:table-cell office:value-type="float" office:value="0.1707143" calcext:value-type="float">
            <text:p>0.1707143</text:p>
          </table:table-cell>
          <table:table-cell office:value-type="float" office:value="286.92" calcext:value-type="float">
            <text:p>286.92</text:p>
          </table:table-cell>
          <table:table-cell office:value-type="float" office:value="0" calcext:value-type="float">
            <text:p>0</text:p>
          </table:table-cell>
          <table:table-cell office:value-type="float" office:value="-0.8811646" calcext:value-type="float">
            <text:p>-0.8811646</text:p>
          </table:table-cell>
          <table:table-cell office:value-type="float" office:value="-2.847626" calcext:value-type="float">
            <text:p>-2.847626</text:p>
          </table:table-cell>
          <table:table-cell office:value-type="float" office:value="-0.8147278" calcext:value-type="float">
            <text:p>-0.8147278</text:p>
          </table:table-cell>
          <table:table-cell office:value-type="float" office:value="-1.345123" calcext:value-type="float">
            <text:p>-1.345123</text:p>
          </table:table-cell>
          <table:table-cell office:value-type="float" office:value="-0.6314087" calcext:value-type="float">
            <text:p>-0.6314087</text:p>
          </table:table-cell>
          <table:table-cell office:value-type="float" office:value="-0.7337341" calcext:value-type="float">
            <text:p>-0.7337341</text:p>
          </table:table-cell>
          <table:table-cell office:value-type="float" office:value="-0.3221436" calcext:value-type="float">
            <text:p>-0.3221436</text:p>
          </table:table-cell>
          <table:table-cell office:value-type="float" office:value="-0.3712463" calcext:value-type="float">
            <text:p>-0.3712463</text:p>
          </table:table-cell>
          <table:table-cell office:value-type="float" office:value="-0.05303955" calcext:value-type="float">
            <text:p>-0.05303955</text:p>
          </table:table-cell>
          <table:table-cell office:value-type="float" office:value="-0.06390381" calcext:value-type="float">
            <text:p>-0.06390381</text:p>
          </table:table-cell>
          <table:table-cell office:value-type="float" office:value="0.1372681" calcext:value-type="float">
            <text:p>0.1372681</text:p>
          </table:table-cell>
          <table:table-cell office:value-type="float" office:value="0.124115" calcext:value-type="float">
            <text:p>0.124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5.363352" calcext:value-type="float">
            <text:p>5.363352</text:p>
          </table:table-cell>
          <table:table-cell office:value-type="float" office:value="-6.2" calcext:value-type="float">
            <text:p>-6.2</text:p>
          </table:table-cell>
          <table:table-cell office:value-type="float" office:value="-15.3" calcext:value-type="float">
            <text:p>-15.3</text:p>
          </table:table-cell>
          <table:table-cell office:value-type="float" office:value="0.1828782" calcext:value-type="float">
            <text:p>0.1828782</text:p>
          </table:table-cell>
          <table:table-cell office:value-type="float" office:value="0.1193878" calcext:value-type="float">
            <text:p>0.1193878</text:p>
          </table:table-cell>
          <table:table-cell office:value-type="float" office:value="243.72" calcext:value-type="float">
            <text:p>243.72</text:p>
          </table:table-cell>
          <table:table-cell office:value-type="float" office:value="0" calcext:value-type="float">
            <text:p>0</text:p>
          </table:table-cell>
          <table:table-cell office:value-type="float" office:value="-2.288666" calcext:value-type="float">
            <text:p>-2.288666</text:p>
          </table:table-cell>
          <table:table-cell office:value-type="float" office:value="-3.634979" calcext:value-type="float">
            <text:p>-3.634979</text:p>
          </table:table-cell>
          <table:table-cell office:value-type="float" office:value="-1.357147" calcext:value-type="float">
            <text:p>-1.357147</text:p>
          </table:table-cell>
          <table:table-cell office:value-type="float" office:value="-1.749146" calcext:value-type="float">
            <text:p>-1.749146</text:p>
          </table:table-cell>
          <table:table-cell office:value-type="float" office:value="-0.7374878" calcext:value-type="float">
            <text:p>-0.7374878</text:p>
          </table:table-cell>
          <table:table-cell office:value-type="float" office:value="-0.9456482" calcext:value-type="float">
            <text:p>-0.9456482</text:p>
          </table:table-cell>
          <table:table-cell office:value-type="float" office:value="-0.372467" calcext:value-type="float">
            <text:p>-0.372467</text:p>
          </table:table-cell>
          <table:table-cell office:value-type="float" office:value="-0.4989319" calcext:value-type="float">
            <text:p>-0.4989319</text:p>
          </table:table-cell>
          <table:table-cell office:value-type="float" office:value="-0.06417847" calcext:value-type="float">
            <text:p>-0.06417847</text:p>
          </table:table-cell>
          <table:table-cell office:value-type="float" office:value="-0.09222412" calcext:value-type="float">
            <text:p>-0.09222412</text:p>
          </table:table-cell>
          <table:table-cell office:value-type="float" office:value="0.1238403" calcext:value-type="float">
            <text:p>0.1238403</text:p>
          </table:table-cell>
          <table:table-cell office:value-type="float" office:value="0.09524536" calcext:value-type="float">
            <text:p>0.095245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2.582964" calcext:value-type="float">
            <text:p>2.582964</text:p>
          </table:table-cell>
          <table:table-cell office:value-type="float" office:value="-0.4" calcext:value-type="float">
            <text:p>-0.4</text:p>
          </table:table-cell>
          <table:table-cell office:value-type="float" office:value="-10.8" calcext:value-type="float">
            <text:p>-10.8</text:p>
          </table:table-cell>
          <table:table-cell office:value-type="float" office:value="0.5583428" calcext:value-type="float">
            <text:p>0.5583428</text:p>
          </table:table-cell>
          <table:table-cell office:value-type="float" office:value="0.1373223" calcext:value-type="float">
            <text:p>0.1373223</text:p>
          </table:table-cell>
          <table:table-cell office:value-type="float" office:value="358.56" calcext:value-type="float">
            <text:p>358.56</text:p>
          </table:table-cell>
          <table:table-cell office:value-type="float" office:value="0" calcext:value-type="float">
            <text:p>0</text:p>
          </table:table-cell>
          <table:table-cell office:value-type="float" office:value="-2.094452" calcext:value-type="float">
            <text:p>-2.094452</text:p>
          </table:table-cell>
          <table:table-cell office:value-type="float" office:value="-3.507568" calcext:value-type="float">
            <text:p>-3.507568</text:p>
          </table:table-cell>
          <table:table-cell office:value-type="float" office:value="-1.380005" calcext:value-type="float">
            <text:p>-1.380005</text:p>
          </table:table-cell>
          <table:table-cell office:value-type="float" office:value="-1.830994" calcext:value-type="float">
            <text:p>-1.830994</text:p>
          </table:table-cell>
          <table:table-cell office:value-type="float" office:value="-0.9484863" calcext:value-type="float">
            <text:p>-0.9484863</text:p>
          </table:table-cell>
          <table:table-cell office:value-type="float" office:value="-1.079773" calcext:value-type="float">
            <text:p>-1.079773</text:p>
          </table:table-cell>
          <table:table-cell office:value-type="float" office:value="-0.5004272" calcext:value-type="float">
            <text:p>-0.5004272</text:p>
          </table:table-cell>
          <table:table-cell office:value-type="float" office:value="-0.5877075" calcext:value-type="float">
            <text:p>-0.5877075</text:p>
          </table:table-cell>
          <table:table-cell office:value-type="float" office:value="-0.09255981" calcext:value-type="float">
            <text:p>-0.09255981</text:p>
          </table:table-cell>
          <table:table-cell office:value-type="float" office:value="-0.1175232" calcext:value-type="float">
            <text:p>-0.1175232</text:p>
          </table:table-cell>
          <table:table-cell office:value-type="float" office:value="0.09490967" calcext:value-type="float">
            <text:p>0.09490967</text:p>
          </table:table-cell>
          <table:table-cell office:value-type="float" office:value="0.06585693" calcext:value-type="float">
            <text:p>0.065856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5.972077" calcext:value-type="float">
            <text:p>5.972077</text:p>
          </table:table-cell>
          <table:table-cell office:value-type="float" office:value="-5.8" calcext:value-type="float">
            <text:p>-5.8</text:p>
          </table:table-cell>
          <table:table-cell office:value-type="float" office:value="-18.8" calcext:value-type="float">
            <text:p>-18.8</text:p>
          </table:table-cell>
          <table:table-cell office:value-type="float" office:value="0.3116537" calcext:value-type="float">
            <text:p>0.3116537</text:p>
          </table:table-cell>
          <table:table-cell office:value-type="float" office:value="0.0801" calcext:value-type="float">
            <text:p>0.0801</text:p>
          </table:table-cell>
          <table:table-cell office:value-type="float" office:value="412.92" calcext:value-type="float">
            <text:p>412.92</text:p>
          </table:table-cell>
          <table:table-cell office:value-type="float" office:value="0" calcext:value-type="float">
            <text:p>0</text:p>
          </table:table-cell>
          <table:table-cell office:value-type="float" office:value="-2.192444" calcext:value-type="float">
            <text:p>-2.192444</text:p>
          </table:table-cell>
          <table:table-cell office:value-type="float" office:value="-4.424316" calcext:value-type="float">
            <text:p>-4.424316</text:p>
          </table:table-cell>
          <table:table-cell office:value-type="float" office:value="-1.38208" calcext:value-type="float">
            <text:p>-1.38208</text:p>
          </table:table-cell>
          <table:table-cell office:value-type="float" office:value="-2.209595" calcext:value-type="float">
            <text:p>-2.209595</text:p>
          </table:table-cell>
          <table:table-cell office:value-type="float" office:value="-0.9716492" calcext:value-type="float">
            <text:p>-0.9716492</text:p>
          </table:table-cell>
          <table:table-cell office:value-type="float" office:value="-1.257904" calcext:value-type="float">
            <text:p>-1.257904</text:p>
          </table:table-cell>
          <table:table-cell office:value-type="float" office:value="-0.5834656" calcext:value-type="float">
            <text:p>-0.5834656</text:p>
          </table:table-cell>
          <table:table-cell office:value-type="float" office:value="-0.6931458" calcext:value-type="float">
            <text:p>-0.6931458</text:p>
          </table:table-cell>
          <table:table-cell office:value-type="float" office:value="-0.1176147" calcext:value-type="float">
            <text:p>-0.1176147</text:p>
          </table:table-cell>
          <table:table-cell office:value-type="float" office:value="-0.1508179" calcext:value-type="float">
            <text:p>-0.1508179</text:p>
          </table:table-cell>
          <table:table-cell office:value-type="float" office:value="0.06570435" calcext:value-type="float">
            <text:p>0.06570435</text:p>
          </table:table-cell>
          <table:table-cell office:value-type="float" office:value="0.03408813" calcext:value-type="float">
            <text:p>0.034088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1.003572" calcext:value-type="float">
            <text:p>1.003572</text:p>
          </table:table-cell>
          <table:table-cell office:value-type="float" office:value="3.4" calcext:value-type="float">
            <text:p>3.4</text:p>
          </table:table-cell>
          <table:table-cell office:value-type="float" office:value="-14.8" calcext:value-type="float">
            <text:p>-14.8</text:p>
          </table:table-cell>
          <table:table-cell office:value-type="float" office:value="0.5263069" calcext:value-type="float">
            <text:p>0.5263069</text:p>
          </table:table-cell>
          <table:table-cell office:value-type="float" office:value="0.123292" calcext:value-type="float">
            <text:p>0.123292</text:p>
          </table:table-cell>
          <table:table-cell office:value-type="float" office:value="429.84" calcext:value-type="float">
            <text:p>429.84</text:p>
          </table:table-cell>
          <table:table-cell office:value-type="float" office:value="3.6" calcext:value-type="float">
            <text:p>3.6</text:p>
          </table:table-cell>
          <table:table-cell office:value-type="float" office:value="-0.4325867" calcext:value-type="float">
            <text:p>-0.4325867</text:p>
          </table:table-cell>
          <table:table-cell office:value-type="float" office:value="-4.54422" calcext:value-type="float">
            <text:p>-4.54422</text:p>
          </table:table-cell>
          <table:table-cell office:value-type="float" office:value="-0.8495483" calcext:value-type="float">
            <text:p>-0.8495483</text:p>
          </table:table-cell>
          <table:table-cell office:value-type="float" office:value="-2.381073" calcext:value-type="float">
            <text:p>-2.381073</text:p>
          </table:table-cell>
          <table:table-cell office:value-type="float" office:value="-0.907196" calcext:value-type="float">
            <text:p>-0.907196</text:p>
          </table:table-cell>
          <table:table-cell office:value-type="float" office:value="-1.452515" calcext:value-type="float">
            <text:p>-1.452515</text:p>
          </table:table-cell>
          <table:table-cell office:value-type="float" office:value="-0.6704407" calcext:value-type="float">
            <text:p>-0.6704407</text:p>
          </table:table-cell>
          <table:table-cell office:value-type="float" office:value="-0.8233032" calcext:value-type="float">
            <text:p>-0.8233032</text:p>
          </table:table-cell>
          <table:table-cell office:value-type="float" office:value="-0.1515503" calcext:value-type="float">
            <text:p>-0.1515503</text:p>
          </table:table-cell>
          <table:table-cell office:value-type="float" office:value="-0.1937561" calcext:value-type="float">
            <text:p>-0.1937561</text:p>
          </table:table-cell>
          <table:table-cell office:value-type="float" office:value="0.03347778" calcext:value-type="float">
            <text:p>0.03347778</text:p>
          </table:table-cell>
          <table:table-cell office:value-type="float" office:value="-0.01196289" calcext:value-type="float">
            <text:p>-0.011962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6.021432" calcext:value-type="float">
            <text:p>6.021432</text:p>
          </table:table-cell>
          <table:table-cell office:value-type="float" office:value="-7.3" calcext:value-type="float">
            <text:p>-7.3</text:p>
          </table:table-cell>
          <table:table-cell office:value-type="float" office:value="-17.2" calcext:value-type="float">
            <text:p>-17.2</text:p>
          </table:table-cell>
          <table:table-cell office:value-type="float" office:value="0.2124773" calcext:value-type="float">
            <text:p>0.2124773</text:p>
          </table:table-cell>
          <table:table-cell office:value-type="float" office:value="0.09464192" calcext:value-type="float">
            <text:p>0.09464192</text:p>
          </table:table-cell>
          <table:table-cell office:value-type="float" office:value="388.44" calcext:value-type="float">
            <text:p>388.44</text:p>
          </table:table-cell>
          <table:table-cell office:value-type="float" office:value="0" calcext:value-type="float">
            <text:p>0</text:p>
          </table:table-cell>
          <table:table-cell office:value-type="float" office:value="-0.6226501" calcext:value-type="float">
            <text:p>-0.6226501</text:p>
          </table:table-cell>
          <table:table-cell office:value-type="float" office:value="-4.20816" calcext:value-type="float">
            <text:p>-4.20816</text:p>
          </table:table-cell>
          <table:table-cell office:value-type="float" office:value="-0.8460388" calcext:value-type="float">
            <text:p>-0.8460388</text:p>
          </table:table-cell>
          <table:table-cell office:value-type="float" office:value="-2.084442" calcext:value-type="float">
            <text:p>-2.084442</text:p>
          </table:table-cell>
          <table:table-cell office:value-type="float" office:value="-0.8649597" calcext:value-type="float">
            <text:p>-0.8649597</text:p>
          </table:table-cell>
          <table:table-cell office:value-type="float" office:value="-1.175385" calcext:value-type="float">
            <text:p>-1.175385</text:p>
          </table:table-cell>
          <table:table-cell office:value-type="float" office:value="-0.613739" calcext:value-type="float">
            <text:p>-0.613739</text:p>
          </table:table-cell>
          <table:table-cell office:value-type="float" office:value="-0.6777039" calcext:value-type="float">
            <text:p>-0.6777039</text:p>
          </table:table-cell>
          <table:table-cell office:value-type="float" office:value="-0.1739197" calcext:value-type="float">
            <text:p>-0.1739197</text:p>
          </table:table-cell>
          <table:table-cell office:value-type="float" office:value="-0.2065125" calcext:value-type="float">
            <text:p>-0.2065125</text:p>
          </table:table-cell>
          <table:table-cell office:value-type="float" office:value="-0.0009765625" calcext:value-type="float">
            <text:p>-0.0009765625</text:p>
          </table:table-cell>
          <table:table-cell office:value-type="float" office:value="-0.0262146" calcext:value-type="float">
            <text:p>-0.02621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2.71458" calcext:value-type="float">
            <text:p>2.71458</text:p>
          </table:table-cell>
          <table:table-cell office:value-type="float" office:value="3.1" calcext:value-type="float">
            <text:p>3.1</text:p>
          </table:table-cell>
          <table:table-cell office:value-type="float" office:value="-16.6" calcext:value-type="float">
            <text:p>-16.6</text:p>
          </table:table-cell>
          <table:table-cell office:value-type="float" office:value="0.4876686" calcext:value-type="float">
            <text:p>0.4876686</text:p>
          </table:table-cell>
          <table:table-cell office:value-type="float" office:value="0.1199565" calcext:value-type="float">
            <text:p>0.1199565</text:p>
          </table:table-cell>
          <table:table-cell office:value-type="float" office:value="332.64" calcext:value-type="float">
            <text:p>332.64</text:p>
          </table:table-cell>
          <table:table-cell office:value-type="float" office:value="1.1" calcext:value-type="float">
            <text:p>1.1</text:p>
          </table:table-cell>
          <table:table-cell office:value-type="float" office:value="-0.9419861" calcext:value-type="float">
            <text:p>-0.9419861</text:p>
          </table:table-cell>
          <table:table-cell office:value-type="float" office:value="-4.653259" calcext:value-type="float">
            <text:p>-4.653259</text:p>
          </table:table-cell>
          <table:table-cell office:value-type="float" office:value="-1.065826" calcext:value-type="float">
            <text:p>-1.065826</text:p>
          </table:table-cell>
          <table:table-cell office:value-type="float" office:value="-2.462585" calcext:value-type="float">
            <text:p>-2.462585</text:p>
          </table:table-cell>
          <table:table-cell office:value-type="float" office:value="-0.9994812" calcext:value-type="float">
            <text:p>-0.9994812</text:p>
          </table:table-cell>
          <table:table-cell office:value-type="float" office:value="-1.446869" calcext:value-type="float">
            <text:p>-1.446869</text:p>
          </table:table-cell>
          <table:table-cell office:value-type="float" office:value="-0.6805115" calcext:value-type="float">
            <text:p>-0.6805115</text:p>
          </table:table-cell>
          <table:table-cell office:value-type="float" office:value="-0.8284607" calcext:value-type="float">
            <text:p>-0.8284607</text:p>
          </table:table-cell>
          <table:table-cell office:value-type="float" office:value="-0.2073975" calcext:value-type="float">
            <text:p>-0.2073975</text:p>
          </table:table-cell>
          <table:table-cell office:value-type="float" office:value="-0.2701416" calcext:value-type="float">
            <text:p>-0.2701416</text:p>
          </table:table-cell>
          <table:table-cell office:value-type="float" office:value="-0.02636719" calcext:value-type="float">
            <text:p>-0.02636719</text:p>
          </table:table-cell>
          <table:table-cell office:value-type="float" office:value="-0.03887939" calcext:value-type="float">
            <text:p>-0.038879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2.237472" calcext:value-type="float">
            <text:p>2.237472</text:p>
          </table:table-cell>
          <table:table-cell office:value-type="float" office:value="4.8" calcext:value-type="float">
            <text:p>4.8</text:p>
          </table:table-cell>
          <table:table-cell office:value-type="float" office:value="0.7" calcext:value-type="float">
            <text:p>0.7</text:p>
          </table:table-cell>
          <table:table-cell office:value-type="float" office:value="0.5635181" calcext:value-type="float">
            <text:p>0.5635181</text:p>
          </table:table-cell>
          <table:table-cell office:value-type="float" office:value="0.3727896" calcext:value-type="float">
            <text:p>0.3727896</text:p>
          </table:table-cell>
          <table:table-cell office:value-type="float" office:value="460.8" calcext:value-type="float">
            <text:p>460.8</text:p>
          </table:table-cell>
          <table:table-cell office:value-type="float" office:value="0" calcext:value-type="float">
            <text:p>0</text:p>
          </table:table-cell>
          <table:table-cell office:value-type="float" office:value="-0.990448" calcext:value-type="float">
            <text:p>-0.990448</text:p>
          </table:table-cell>
          <table:table-cell office:value-type="float" office:value="-1.536652" calcext:value-type="float">
            <text:p>-1.536652</text:p>
          </table:table-cell>
          <table:table-cell office:value-type="float" office:value="-0.9042053" calcext:value-type="float">
            <text:p>-0.9042053</text:p>
          </table:table-cell>
          <table:table-cell office:value-type="float" office:value="-1.117767" calcext:value-type="float">
            <text:p>-1.117767</text:p>
          </table:table-cell>
          <table:table-cell office:value-type="float" office:value="-0.7704773" calcext:value-type="float">
            <text:p>-0.7704773</text:p>
          </table:table-cell>
          <table:table-cell office:value-type="float" office:value="-0.9951782" calcext:value-type="float">
            <text:p>-0.9951782</text:p>
          </table:table-cell>
          <table:table-cell office:value-type="float" office:value="-0.5821228" calcext:value-type="float">
            <text:p>-0.5821228</text:p>
          </table:table-cell>
          <table:table-cell office:value-type="float" office:value="-0.7236023" calcext:value-type="float">
            <text:p>-0.7236023</text:p>
          </table:table-cell>
          <table:table-cell office:value-type="float" office:value="-0.2702332" calcext:value-type="float">
            <text:p>-0.2702332</text:p>
          </table:table-cell>
          <table:table-cell office:value-type="float" office:value="-0.27948" calcext:value-type="float">
            <text:p>-0.27948</text:p>
          </table:table-cell>
          <table:table-cell office:value-type="float" office:value="-0.03894043" calcext:value-type="float">
            <text:p>-0.03894043</text:p>
          </table:table-cell>
          <table:table-cell office:value-type="float" office:value="-0.04202271" calcext:value-type="float">
            <text:p>-0.042022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4.244617" calcext:value-type="float">
            <text:p>4.244617</text:p>
          </table:table-cell>
          <table:table-cell office:value-type="float" office:value="3.6" calcext:value-type="float">
            <text:p>3.6</text:p>
          </table:table-cell>
          <table:table-cell office:value-type="float" office:value="-1.1" calcext:value-type="float">
            <text:p>-1.1</text:p>
          </table:table-cell>
          <table:table-cell office:value-type="float" office:value="0.6136732" calcext:value-type="float">
            <text:p>0.6136732</text:p>
          </table:table-cell>
          <table:table-cell office:value-type="float" office:value="0.420875" calcext:value-type="float">
            <text:p>0.420875</text:p>
          </table:table-cell>
          <table:table-cell office:value-type="float" office:value="247.68" calcext:value-type="float">
            <text:p>247.68</text:p>
          </table:table-cell>
          <table:table-cell office:value-type="float" office:value="0" calcext:value-type="float">
            <text:p>0</text:p>
          </table:table-cell>
          <table:table-cell office:value-type="float" office:value="-0.5401001" calcext:value-type="float">
            <text:p>-0.5401001</text:p>
          </table:table-cell>
          <table:table-cell office:value-type="float" office:value="-1.184601" calcext:value-type="float">
            <text:p>-1.184601</text:p>
          </table:table-cell>
          <table:table-cell office:value-type="float" office:value="-0.6287537" calcext:value-type="float">
            <text:p>-0.6287537</text:p>
          </table:table-cell>
          <table:table-cell office:value-type="float" office:value="-0.9041748" calcext:value-type="float">
            <text:p>-0.9041748</text:p>
          </table:table-cell>
          <table:table-cell office:value-type="float" office:value="-0.6147461" calcext:value-type="float">
            <text:p>-0.6147461</text:p>
          </table:table-cell>
          <table:table-cell office:value-type="float" office:value="-0.769104" calcext:value-type="float">
            <text:p>-0.769104</text:p>
          </table:table-cell>
          <table:table-cell office:value-type="float" office:value="-0.4918518" calcext:value-type="float">
            <text:p>-0.4918518</text:p>
          </table:table-cell>
          <table:table-cell office:value-type="float" office:value="-0.5811157" calcext:value-type="float">
            <text:p>-0.5811157</text:p>
          </table:table-cell>
          <table:table-cell office:value-type="float" office:value="-0.2693481" calcext:value-type="float">
            <text:p>-0.2693481</text:p>
          </table:table-cell>
          <table:table-cell office:value-type="float" office:value="-0.2796631" calcext:value-type="float">
            <text:p>-0.2796631</text:p>
          </table:table-cell>
          <table:table-cell office:value-type="float" office:value="-0.04150391" calcext:value-type="float">
            <text:p>-0.04150391</text:p>
          </table:table-cell>
          <table:table-cell office:value-type="float" office:value="-0.04251099" calcext:value-type="float">
            <text:p>-0.042510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4.343328" calcext:value-type="float">
            <text:p>4.343328</text:p>
          </table:table-cell>
          <table:table-cell office:value-type="float" office:value="-1.5" calcext:value-type="float">
            <text:p>-1.5</text:p>
          </table:table-cell>
          <table:table-cell office:value-type="float" office:value="-9.5" calcext:value-type="float">
            <text:p>-9.5</text:p>
          </table:table-cell>
          <table:table-cell office:value-type="float" office:value="0.5238552" calcext:value-type="float">
            <text:p>0.5238552</text:p>
          </table:table-cell>
          <table:table-cell office:value-type="float" office:value="0.1843885" calcext:value-type="float">
            <text:p>0.1843885</text:p>
          </table:table-cell>
          <table:table-cell office:value-type="float" office:value="469.8" calcext:value-type="float">
            <text:p>469.8</text:p>
          </table:table-cell>
          <table:table-cell office:value-type="float" office:value="0" calcext:value-type="float">
            <text:p>0</text:p>
          </table:table-cell>
          <table:table-cell office:value-type="float" office:value="-0.775177" calcext:value-type="float">
            <text:p>-0.775177</text:p>
          </table:table-cell>
          <table:table-cell office:value-type="float" office:value="-2.509705" calcext:value-type="float">
            <text:p>-2.509705</text:p>
          </table:table-cell>
          <table:table-cell office:value-type="float" office:value="-0.662384" calcext:value-type="float">
            <text:p>-0.662384</text:p>
          </table:table-cell>
          <table:table-cell office:value-type="float" office:value="-1.176361" calcext:value-type="float">
            <text:p>-1.176361</text:p>
          </table:table-cell>
          <table:table-cell office:value-type="float" office:value="-0.6118774" calcext:value-type="float">
            <text:p>-0.6118774</text:p>
          </table:table-cell>
          <table:table-cell office:value-type="float" office:value="-0.700592" calcext:value-type="float">
            <text:p>-0.700592</text:p>
          </table:table-cell>
          <table:table-cell office:value-type="float" office:value="-0.4666443" calcext:value-type="float">
            <text:p>-0.4666443</text:p>
          </table:table-cell>
          <table:table-cell office:value-type="float" office:value="-0.4911499" calcext:value-type="float">
            <text:p>-0.4911499</text:p>
          </table:table-cell>
          <table:table-cell office:value-type="float" office:value="-0.2587891" calcext:value-type="float">
            <text:p>-0.2587891</text:p>
          </table:table-cell>
          <table:table-cell office:value-type="float" office:value="-0.2691345" calcext:value-type="float">
            <text:p>-0.2691345</text:p>
          </table:table-cell>
          <table:table-cell office:value-type="float" office:value="-0.04058838" calcext:value-type="float">
            <text:p>-0.04058838</text:p>
          </table:table-cell>
          <table:table-cell office:value-type="float" office:value="-0.04150391" calcext:value-type="float">
            <text:p>-0.041503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6.120144" calcext:value-type="float">
            <text:p>6.120144</text:p>
          </table:table-cell>
          <table:table-cell office:value-type="float" office:value="-4.3" calcext:value-type="float">
            <text:p>-4.3</text:p>
          </table:table-cell>
          <table:table-cell office:value-type="float" office:value="-16.8" calcext:value-type="float">
            <text:p>-16.8</text:p>
          </table:table-cell>
          <table:table-cell office:value-type="float" office:value="0.2440693" calcext:value-type="float">
            <text:p>0.2440693</text:p>
          </table:table-cell>
          <table:table-cell office:value-type="float" office:value="0.1434753" calcext:value-type="float">
            <text:p>0.1434753</text:p>
          </table:table-cell>
          <table:table-cell office:value-type="float" office:value="161.28" calcext:value-type="float">
            <text:p>161.28</text:p>
          </table:table-cell>
          <table:table-cell office:value-type="float" office:value="0" calcext:value-type="float">
            <text:p>0</text:p>
          </table:table-cell>
          <table:table-cell office:value-type="float" office:value="-2.171783" calcext:value-type="float">
            <text:p>-2.171783</text:p>
          </table:table-cell>
          <table:table-cell office:value-type="float" office:value="-4.268707" calcext:value-type="float">
            <text:p>-4.268707</text:p>
          </table:table-cell>
          <table:table-cell office:value-type="float" office:value="-1.194458" calcext:value-type="float">
            <text:p>-1.194458</text:p>
          </table:table-cell>
          <table:table-cell office:value-type="float" office:value="-1.984406" calcext:value-type="float">
            <text:p>-1.984406</text:p>
          </table:table-cell>
          <table:table-cell office:value-type="float" office:value="-0.7053223" calcext:value-type="float">
            <text:p>-0.7053223</text:p>
          </table:table-cell>
          <table:table-cell office:value-type="float" office:value="-1.094727" calcext:value-type="float">
            <text:p>-1.094727</text:p>
          </table:table-cell>
          <table:table-cell office:value-type="float" office:value="-0.4815979" calcext:value-type="float">
            <text:p>-0.4815979</text:p>
          </table:table-cell>
          <table:table-cell office:value-type="float" office:value="-0.6668091" calcext:value-type="float">
            <text:p>-0.6668091</text:p>
          </table:table-cell>
          <table:table-cell office:value-type="float" office:value="-0.2600403" calcext:value-type="float">
            <text:p>-0.2600403</text:p>
          </table:table-cell>
          <table:table-cell office:value-type="float" office:value="-0.3097534" calcext:value-type="float">
            <text:p>-0.3097534</text:p>
          </table:table-cell>
          <table:table-cell office:value-type="float" office:value="-0.04107666" calcext:value-type="float">
            <text:p>-0.04107666</text:p>
          </table:table-cell>
          <table:table-cell office:value-type="float" office:value="-0.0513916" calcext:value-type="float">
            <text:p>-0.05139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3.520728" calcext:value-type="float">
            <text:p>3.520728</text:p>
          </table:table-cell>
          <table:table-cell office:value-type="float" office:value="-0.8" calcext:value-type="float">
            <text:p>-0.8</text:p>
          </table:table-cell>
          <table:table-cell office:value-type="float" office:value="-14.2" calcext:value-type="float">
            <text:p>-14.2</text:p>
          </table:table-cell>
          <table:table-cell office:value-type="float" office:value="0.4102825" calcext:value-type="float">
            <text:p>0.4102825</text:p>
          </table:table-cell>
          <table:table-cell office:value-type="float" office:value="0.1832302" calcext:value-type="float">
            <text:p>0.1832302</text:p>
          </table:table-cell>
          <table:table-cell office:value-type="float" office:value="146.52" calcext:value-type="float">
            <text:p>146.52</text:p>
          </table:table-cell>
          <table:table-cell office:value-type="float" office:value="22.86" calcext:value-type="float">
            <text:p>22.86</text:p>
          </table:table-cell>
          <table:table-cell office:value-type="float" office:value="-2.157379" calcext:value-type="float">
            <text:p>-2.157379</text:p>
          </table:table-cell>
          <table:table-cell office:value-type="float" office:value="-4.678589" calcext:value-type="float">
            <text:p>-4.678589</text:p>
          </table:table-cell>
          <table:table-cell office:value-type="float" office:value="-1.59137" calcext:value-type="float">
            <text:p>-1.59137</text:p>
          </table:table-cell>
          <table:table-cell office:value-type="float" office:value="-2.420441" calcext:value-type="float">
            <text:p>-2.420441</text:p>
          </table:table-cell>
          <table:table-cell office:value-type="float" office:value="-1.1008" calcext:value-type="float">
            <text:p>-1.1008</text:p>
          </table:table-cell>
          <table:table-cell office:value-type="float" office:value="-1.411255" calcext:value-type="float">
            <text:p>-1.411255</text:p>
          </table:table-cell>
          <table:table-cell office:value-type="float" office:value="-0.6694336" calcext:value-type="float">
            <text:p>-0.6694336</text:p>
          </table:table-cell>
          <table:table-cell office:value-type="float" office:value="-0.8660583" calcext:value-type="float">
            <text:p>-0.8660583</text:p>
          </table:table-cell>
          <table:table-cell office:value-type="float" office:value="-0.3105774" calcext:value-type="float">
            <text:p>-0.3105774</text:p>
          </table:table-cell>
          <table:table-cell office:value-type="float" office:value="-0.4075317" calcext:value-type="float">
            <text:p>-0.4075317</text:p>
          </table:table-cell>
          <table:table-cell office:value-type="float" office:value="-0.05160522" calcext:value-type="float">
            <text:p>-0.05160522</text:p>
          </table:table-cell>
          <table:table-cell office:value-type="float" office:value="-0.07232666" calcext:value-type="float">
            <text:p>-0.072326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1.217448" calcext:value-type="float">
            <text:p>1.217448</text:p>
          </table:table-cell>
          <table:table-cell office:value-type="float" office:value="1.1" calcext:value-type="float">
            <text:p>1.1</text:p>
          </table:table-cell>
          <table:table-cell office:value-type="float" office:value="-2" calcext:value-type="float">
            <text:p>-2</text:p>
          </table:table-cell>
          <table:table-cell office:value-type="float" office:value="0.6362193" calcext:value-type="float">
            <text:p>0.6362193</text:p>
          </table:table-cell>
          <table:table-cell office:value-type="float" office:value="0.4000901" calcext:value-type="float">
            <text:p>0.4000901</text:p>
          </table:table-cell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-0.3166809" calcext:value-type="float">
            <text:p>-0.3166809</text:p>
          </table:table-cell>
          <table:table-cell office:value-type="float" office:value="-2.146759" calcext:value-type="float">
            <text:p>-2.146759</text:p>
          </table:table-cell>
          <table:table-cell office:value-type="float" office:value="-0.6663208" calcext:value-type="float">
            <text:p>-0.6663208</text:p>
          </table:table-cell>
          <table:table-cell office:value-type="float" office:value="-1.5849" calcext:value-type="float">
            <text:p>-1.5849</text:p>
          </table:table-cell>
          <table:table-cell office:value-type="float" office:value="-0.7834167" calcext:value-type="float">
            <text:p>-0.7834167</text:p>
          </table:table-cell>
          <table:table-cell office:value-type="float" office:value="-1.236938" calcext:value-type="float">
            <text:p>-1.236938</text:p>
          </table:table-cell>
          <table:table-cell office:value-type="float" office:value="-0.6765137" calcext:value-type="float">
            <text:p>-0.6765137</text:p>
          </table:table-cell>
          <table:table-cell office:value-type="float" office:value="-0.8579102" calcext:value-type="float">
            <text:p>-0.8579102</text:p>
          </table:table-cell>
          <table:table-cell office:value-type="float" office:value="-0.3981934" calcext:value-type="float">
            <text:p>-0.3981934</text:p>
          </table:table-cell>
          <table:table-cell office:value-type="float" office:value="-0.4237671" calcext:value-type="float">
            <text:p>-0.4237671</text:p>
          </table:table-cell>
          <table:table-cell office:value-type="float" office:value="-0.07202148" calcext:value-type="float">
            <text:p>-0.07202148</text:p>
          </table:table-cell>
          <table:table-cell office:value-type="float" office:value="-0.07940674" calcext:value-type="float">
            <text:p>-0.079406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2.286828" calcext:value-type="float">
            <text:p>2.286828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0.8166368" calcext:value-type="float">
            <text:p>0.8166368</text:p>
          </table:table-cell>
          <table:table-cell office:value-type="float" office:value="0.6368793" calcext:value-type="float">
            <text:p>0.6368793</text:p>
          </table:table-cell>
          <table:table-cell office:value-type="float" office:value="213.48" calcext:value-type="float">
            <text:p>213.48</text:p>
          </table:table-cell>
          <table:table-cell office:value-type="float" office:value="2.2" calcext:value-type="float">
            <text:p>2.2</text:p>
          </table:table-cell>
          <table:table-cell office:value-type="float" office:value="-0.2066956" calcext:value-type="float">
            <text:p>-0.2066956</text:p>
          </table:table-cell>
          <table:table-cell office:value-type="float" office:value="-0.491333" calcext:value-type="float">
            <text:p>-0.491333</text:p>
          </table:table-cell>
          <table:table-cell office:value-type="float" office:value="-0.449585" calcext:value-type="float">
            <text:p>-0.449585</text:p>
          </table:table-cell>
          <table:table-cell office:value-type="float" office:value="-0.6638489" calcext:value-type="float">
            <text:p>-0.6638489</text:p>
          </table:table-cell>
          <table:table-cell office:value-type="float" office:value="-0.5384521" calcext:value-type="float">
            <text:p>-0.5384521</text:p>
          </table:table-cell>
          <table:table-cell office:value-type="float" office:value="-0.77948" calcext:value-type="float">
            <text:p>-0.77948</text:p>
          </table:table-cell>
          <table:table-cell office:value-type="float" office:value="-0.4953003" calcext:value-type="float">
            <text:p>-0.4953003</text:p>
          </table:table-cell>
          <table:table-cell office:value-type="float" office:value="-0.6739197" calcext:value-type="float">
            <text:p>-0.6739197</text:p>
          </table:table-cell>
          <table:table-cell office:value-type="float" office:value="-0.3206177" calcext:value-type="float">
            <text:p>-0.3206177</text:p>
          </table:table-cell>
          <table:table-cell office:value-type="float" office:value="-0.3973999" calcext:value-type="float">
            <text:p>-0.3973999</text:p>
          </table:table-cell>
          <table:table-cell office:value-type="float" office:value="-0.04977417" calcext:value-type="float">
            <text:p>-0.04977417</text:p>
          </table:table-cell>
          <table:table-cell office:value-type="float" office:value="-0.0718689" calcext:value-type="float">
            <text:p>-0.07186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5.133024" calcext:value-type="float">
            <text:p>5.133024</text:p>
          </table:table-cell>
          <table:table-cell office:value-type="float" office:value="0.7" calcext:value-type="float">
            <text:p>0.7</text:p>
          </table:table-cell>
          <table:table-cell office:value-type="float" office:value="-8.2" calcext:value-type="float">
            <text:p>-8.2</text:p>
          </table:table-cell>
          <table:table-cell office:value-type="float" office:value="0.6234449" calcext:value-type="float">
            <text:p>0.6234449</text:p>
          </table:table-cell>
          <table:table-cell office:value-type="float" office:value="0.2442765" calcext:value-type="float">
            <text:p>0.2442765</text:p>
          </table:table-cell>
          <table:table-cell office:value-type="float" office:value="430.2" calcext:value-type="float">
            <text:p>430.2</text:p>
          </table:table-cell>
          <table:table-cell office:value-type="float" office:value="0" calcext:value-type="float">
            <text:p>0</text:p>
          </table:table-cell>
          <table:table-cell office:value-type="float" office:value="-0.3097229" calcext:value-type="float">
            <text:p>-0.3097229</text:p>
          </table:table-cell>
          <table:table-cell office:value-type="float" office:value="-0.3478699" calcext:value-type="float">
            <text:p>-0.3478699</text:p>
          </table:table-cell>
          <table:table-cell office:value-type="float" office:value="-0.4084473" calcext:value-type="float">
            <text:p>-0.4084473</text:p>
          </table:table-cell>
          <table:table-cell office:value-type="float" office:value="-0.4493408" calcext:value-type="float">
            <text:p>-0.4493408</text:p>
          </table:table-cell>
          <table:table-cell office:value-type="float" office:value="-0.4396362" calcext:value-type="float">
            <text:p>-0.4396362</text:p>
          </table:table-cell>
          <table:table-cell office:value-type="float" office:value="-0.5369568" calcext:value-type="float">
            <text:p>-0.5369568</text:p>
          </table:table-cell>
          <table:table-cell office:value-type="float" office:value="-0.3961792" calcext:value-type="float">
            <text:p>-0.3961792</text:p>
          </table:table-cell>
          <table:table-cell office:value-type="float" office:value="-0.4938965" calcext:value-type="float">
            <text:p>-0.4938965</text:p>
          </table:table-cell>
          <table:table-cell office:value-type="float" office:value="-0.2563477" calcext:value-type="float">
            <text:p>-0.2563477</text:p>
          </table:table-cell>
          <table:table-cell office:value-type="float" office:value="-0.3198242" calcext:value-type="float">
            <text:p>-0.3198242</text:p>
          </table:table-cell>
          <table:table-cell office:value-type="float" office:value="-0.03616333" calcext:value-type="float">
            <text:p>-0.03616333</text:p>
          </table:table-cell>
          <table:table-cell office:value-type="float" office:value="-0.04959106" calcext:value-type="float">
            <text:p>-0.049591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6.745319" calcext:value-type="float">
            <text:p>6.745319</text:p>
          </table:table-cell>
          <table:table-cell office:value-type="float" office:value="-3.6" calcext:value-type="float">
            <text:p>-3.6</text:p>
          </table:table-cell>
          <table:table-cell office:value-type="float" office:value="-12.8" calcext:value-type="float">
            <text:p>-12.8</text:p>
          </table:table-cell>
          <table:table-cell office:value-type="float" office:value="0.2312155" calcext:value-type="float">
            <text:p>0.2312155</text:p>
          </table:table-cell>
          <table:table-cell office:value-type="float" office:value="0.1948205" calcext:value-type="float">
            <text:p>0.1948205</text:p>
          </table:table-cell>
          <table:table-cell office:value-type="float" office:value="208.44" calcext:value-type="float">
            <text:p>208.44</text:p>
          </table:table-cell>
          <table:table-cell office:value-type="float" office:value="0" calcext:value-type="float">
            <text:p>0</text:p>
          </table:table-cell>
          <table:table-cell office:value-type="float" office:value="-0.3228455" calcext:value-type="float">
            <text:p>-0.3228455</text:p>
          </table:table-cell>
          <table:table-cell office:value-type="float" office:value="-0.7947998" calcext:value-type="float">
            <text:p>-0.7947998</text:p>
          </table:table-cell>
          <table:table-cell office:value-type="float" office:value="-0.3945923" calcext:value-type="float">
            <text:p>-0.3945923</text:p>
          </table:table-cell>
          <table:table-cell office:value-type="float" office:value="-0.5215454" calcext:value-type="float">
            <text:p>-0.5215454</text:p>
          </table:table-cell>
          <table:table-cell office:value-type="float" office:value="-0.4178162" calcext:value-type="float">
            <text:p>-0.4178162</text:p>
          </table:table-cell>
          <table:table-cell office:value-type="float" office:value="-0.4388123" calcext:value-type="float">
            <text:p>-0.4388123</text:p>
          </table:table-cell>
          <table:table-cell office:value-type="float" office:value="-0.3473511" calcext:value-type="float">
            <text:p>-0.3473511</text:p>
          </table:table-cell>
          <table:table-cell office:value-type="float" office:value="-0.3954163" calcext:value-type="float">
            <text:p>-0.3954163</text:p>
          </table:table-cell>
          <table:table-cell office:value-type="float" office:value="-0.2145996" calcext:value-type="float">
            <text:p>-0.2145996</text:p>
          </table:table-cell>
          <table:table-cell office:value-type="float" office:value="-0.2558899" calcext:value-type="float">
            <text:p>-0.2558899</text:p>
          </table:table-cell>
          <table:table-cell office:value-type="float" office:value="-0.02944946" calcext:value-type="float">
            <text:p>-0.02944946</text:p>
          </table:table-cell>
          <table:table-cell office:value-type="float" office:value="-0.03601074" calcext:value-type="float">
            <text:p>-0.036010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3.191688" calcext:value-type="float">
            <text:p>3.191688</text:p>
          </table:table-cell>
          <table:table-cell office:value-type="float" office:value="1.9" calcext:value-type="float">
            <text:p>1.9</text:p>
          </table:table-cell>
          <table:table-cell office:value-type="float" office:value="-11.4" calcext:value-type="float">
            <text:p>-11.4</text:p>
          </table:table-cell>
          <table:table-cell office:value-type="float" office:value="0.4344642" calcext:value-type="float">
            <text:p>0.4344642</text:p>
          </table:table-cell>
          <table:table-cell office:value-type="float" office:value="0.2307202" calcext:value-type="float">
            <text:p>0.2307202</text:p>
          </table:table-cell>
          <table:table-cell office:value-type="float" office:value="200.16" calcext:value-type="float">
            <text:p>200.16</text:p>
          </table:table-cell>
          <table:table-cell office:value-type="float" office:value="0.6" calcext:value-type="float">
            <text:p>0.6</text:p>
          </table:table-cell>
          <table:table-cell office:value-type="float" office:value="-0.8034668" calcext:value-type="float">
            <text:p>-0.8034668</text:p>
          </table:table-cell>
          <table:table-cell office:value-type="float" office:value="-1.187714" calcext:value-type="float">
            <text:p>-1.187714</text:p>
          </table:table-cell>
          <table:table-cell office:value-type="float" office:value="-0.524353" calcext:value-type="float">
            <text:p>-0.524353</text:p>
          </table:table-cell>
          <table:table-cell office:value-type="float" office:value="-0.6862793" calcext:value-type="float">
            <text:p>-0.6862793</text:p>
          </table:table-cell>
          <table:table-cell office:value-type="float" office:value="-0.4230042" calcext:value-type="float">
            <text:p>-0.4230042</text:p>
          </table:table-cell>
          <table:table-cell office:value-type="float" office:value="-0.4703369" calcext:value-type="float">
            <text:p>-0.4703369</text:p>
          </table:table-cell>
          <table:table-cell office:value-type="float" office:value="-0.3424988" calcext:value-type="float">
            <text:p>-0.3424988</text:p>
          </table:table-cell>
          <table:table-cell office:value-type="float" office:value="-0.3470459" calcext:value-type="float">
            <text:p>-0.3470459</text:p>
          </table:table-cell>
          <table:table-cell office:value-type="float" office:value="-0.1929932" calcext:value-type="float">
            <text:p>-0.1929932</text:p>
          </table:table-cell>
          <table:table-cell office:value-type="float" office:value="-0.2143555" calcext:value-type="float">
            <text:p>-0.2143555</text:p>
          </table:table-cell>
          <table:table-cell office:value-type="float" office:value="-0.02655029" calcext:value-type="float">
            <text:p>-0.02655029</text:p>
          </table:table-cell>
          <table:table-cell office:value-type="float" office:value="-0.02935791" calcext:value-type="float">
            <text:p>-0.029357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3.685248" calcext:value-type="float">
            <text:p>3.685248</text:p>
          </table:table-cell>
          <table:table-cell office:value-type="float" office:value="5.2" calcext:value-type="float">
            <text:p>5.2</text:p>
          </table:table-cell>
          <table:table-cell office:value-type="float" office:value="-2.8" calcext:value-type="float">
            <text:p>-2.8</text:p>
          </table:table-cell>
          <table:table-cell office:value-type="float" office:value="0.6308225" calcext:value-type="float">
            <text:p>0.6308225</text:p>
          </table:table-cell>
          <table:table-cell office:value-type="float" office:value="0.4037439" calcext:value-type="float">
            <text:p>0.4037439</text:p>
          </table:table-cell>
          <table:table-cell office:value-type="float" office:value="222.84" calcext:value-type="float">
            <text:p>222.84</text:p>
          </table:table-cell>
          <table:table-cell office:value-type="float" office:value="0" calcext:value-type="float">
            <text:p>0</text:p>
          </table:table-cell>
          <table:table-cell office:value-type="float" office:value="-0.6446533" calcext:value-type="float">
            <text:p>-0.6446533</text:p>
          </table:table-cell>
          <table:table-cell office:value-type="float" office:value="-1.021149" calcext:value-type="float">
            <text:p>-1.021149</text:p>
          </table:table-cell>
          <table:table-cell office:value-type="float" office:value="-0.5564575" calcext:value-type="float">
            <text:p>-0.5564575</text:p>
          </table:table-cell>
          <table:table-cell office:value-type="float" office:value="-0.6652527" calcext:value-type="float">
            <text:p>-0.6652527</text:p>
          </table:table-cell>
          <table:table-cell office:value-type="float" office:value="-0.4584351" calcext:value-type="float">
            <text:p>-0.4584351</text:p>
          </table:table-cell>
          <table:table-cell office:value-type="float" office:value="-0.480835" calcext:value-type="float">
            <text:p>-0.480835</text:p>
          </table:table-cell>
          <table:table-cell office:value-type="float" office:value="-0.3341064" calcext:value-type="float">
            <text:p>-0.3341064</text:p>
          </table:table-cell>
          <table:table-cell office:value-type="float" office:value="-0.3424988" calcext:value-type="float">
            <text:p>-0.3424988</text:p>
          </table:table-cell>
          <table:table-cell office:value-type="float" office:value="-0.1792908" calcext:value-type="float">
            <text:p>-0.1792908</text:p>
          </table:table-cell>
          <table:table-cell office:value-type="float" office:value="-0.1928101" calcext:value-type="float">
            <text:p>-0.1928101</text:p>
          </table:table-cell>
          <table:table-cell office:value-type="float" office:value="-0.02493286" calcext:value-type="float">
            <text:p>-0.02493286</text:p>
          </table:table-cell>
          <table:table-cell office:value-type="float" office:value="-0.02655029" calcext:value-type="float">
            <text:p>-0.026550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3.37266" calcext:value-type="float">
            <text:p>3.37266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8150145" calcext:value-type="float">
            <text:p>0.8150145</text:p>
          </table:table-cell>
          <table:table-cell office:value-type="float" office:value="0.4387314" calcext:value-type="float">
            <text:p>0.4387314</text:p>
          </table:table-cell>
          <table:table-cell office:value-type="float" office:value="298.8" calcext:value-type="float">
            <text:p>298.8</text:p>
          </table:table-cell>
          <table:table-cell office:value-type="float" office:value="1" calcext:value-type="float">
            <text:p>1</text:p>
          </table:table-cell>
          <table:table-cell office:value-type="float" office:value="-0.302887" calcext:value-type="float">
            <text:p>-0.302887</text:p>
          </table:table-cell>
          <table:table-cell office:value-type="float" office:value="-0.6567993" calcext:value-type="float">
            <text:p>-0.6567993</text:p>
          </table:table-cell>
          <table:table-cell office:value-type="float" office:value="-0.3959045" calcext:value-type="float">
            <text:p>-0.3959045</text:p>
          </table:table-cell>
          <table:table-cell office:value-type="float" office:value="-0.5548706" calcext:value-type="float">
            <text:p>-0.5548706</text:p>
          </table:table-cell>
          <table:table-cell office:value-type="float" office:value="-0.3903809" calcext:value-type="float">
            <text:p>-0.3903809</text:p>
          </table:table-cell>
          <table:table-cell office:value-type="float" office:value="-0.4577942" calcext:value-type="float">
            <text:p>-0.4577942</text:p>
          </table:table-cell>
          <table:table-cell office:value-type="float" office:value="-0.3037415" calcext:value-type="float">
            <text:p>-0.3037415</text:p>
          </table:table-cell>
          <table:table-cell office:value-type="float" office:value="-0.3338928" calcext:value-type="float">
            <text:p>-0.3338928</text:p>
          </table:table-cell>
          <table:table-cell office:value-type="float" office:value="-0.1628418" calcext:value-type="float">
            <text:p>-0.1628418</text:p>
          </table:table-cell>
          <table:table-cell office:value-type="float" office:value="-0.1791687" calcext:value-type="float">
            <text:p>-0.1791687</text:p>
          </table:table-cell>
          <table:table-cell office:value-type="float" office:value="-0.02279663" calcext:value-type="float">
            <text:p>-0.02279663</text:p>
          </table:table-cell>
          <table:table-cell office:value-type="float" office:value="-0.02496338" calcext:value-type="float">
            <text:p>-0.024963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5.198832" calcext:value-type="float">
            <text:p>5.198832</text:p>
          </table:table-cell>
          <table:table-cell office:value-type="float" office:value="0.9" calcext:value-type="float">
            <text:p>0.9</text:p>
          </table:table-cell>
          <table:table-cell office:value-type="float" office:value="-8.6" calcext:value-type="float">
            <text:p>-8.6</text:p>
          </table:table-cell>
          <table:table-cell office:value-type="float" office:value="0.4745071" calcext:value-type="float">
            <text:p>0.4745071</text:p>
          </table:table-cell>
          <table:table-cell office:value-type="float" office:value="0.2365954" calcext:value-type="float">
            <text:p>0.2365954</text:p>
          </table:table-cell>
          <table:table-cell office:value-type="float" office:value="460.08" calcext:value-type="float">
            <text:p>460.08</text:p>
          </table:table-cell>
          <table:table-cell office:value-type="float" office:value="0" calcext:value-type="float">
            <text:p>0</text:p>
          </table:table-cell>
          <table:table-cell office:value-type="float" office:value="-0.2702026" calcext:value-type="float">
            <text:p>-0.2702026</text:p>
          </table:table-cell>
          <table:table-cell office:value-type="float" office:value="-0.3218384" calcext:value-type="float">
            <text:p>-0.3218384</text:p>
          </table:table-cell>
          <table:table-cell office:value-type="float" office:value="-0.3226318" calcext:value-type="float">
            <text:p>-0.3226318</text:p>
          </table:table-cell>
          <table:table-cell office:value-type="float" office:value="-0.3948059" calcext:value-type="float">
            <text:p>-0.3948059</text:p>
          </table:table-cell>
          <table:table-cell office:value-type="float" office:value="-0.3275452" calcext:value-type="float">
            <text:p>-0.3275452</text:p>
          </table:table-cell>
          <table:table-cell office:value-type="float" office:value="-0.3896484" calcext:value-type="float">
            <text:p>-0.3896484</text:p>
          </table:table-cell>
          <table:table-cell office:value-type="float" office:value="-0.2657776" calcext:value-type="float">
            <text:p>-0.2657776</text:p>
          </table:table-cell>
          <table:table-cell office:value-type="float" office:value="-0.3034058" calcext:value-type="float">
            <text:p>-0.3034058</text:p>
          </table:table-cell>
          <table:table-cell office:value-type="float" office:value="-0.1437073" calcext:value-type="float">
            <text:p>-0.1437073</text:p>
          </table:table-cell>
          <table:table-cell office:value-type="float" office:value="-0.1626892" calcext:value-type="float">
            <text:p>-0.1626892</text:p>
          </table:table-cell>
          <table:table-cell office:value-type="float" office:value="-0.01974487" calcext:value-type="float">
            <text:p>-0.01974487</text:p>
          </table:table-cell>
          <table:table-cell office:value-type="float" office:value="-0.02276611" calcext:value-type="float">
            <text:p>-0.022766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7.15662" calcext:value-type="float">
            <text:p>7.15662</text:p>
          </table:table-cell>
          <table:table-cell office:value-type="float" office:value="-1.6" calcext:value-type="float">
            <text:p>-1.6</text:p>
          </table:table-cell>
          <table:table-cell office:value-type="float" office:value="-11" calcext:value-type="float">
            <text:p>-11</text:p>
          </table:table-cell>
          <table:table-cell office:value-type="float" office:value="0.3317622" calcext:value-type="float">
            <text:p>0.3317622</text:p>
          </table:table-cell>
          <table:table-cell office:value-type="float" office:value="0.1771543" calcext:value-type="float">
            <text:p>0.1771543</text:p>
          </table:table-cell>
          <table:table-cell office:value-type="float" office:value="444.6" calcext:value-type="float">
            <text:p>444.6</text:p>
          </table:table-cell>
          <table:table-cell office:value-type="float" office:value="0" calcext:value-type="float">
            <text:p>0</text:p>
          </table:table-cell>
          <table:table-cell office:value-type="float" office:value="-0.2638245" calcext:value-type="float">
            <text:p>-0.2638245</text:p>
          </table:table-cell>
          <table:table-cell office:value-type="float" office:value="-0.7320557" calcext:value-type="float">
            <text:p>-0.7320557</text:p>
          </table:table-cell>
          <table:table-cell office:value-type="float" office:value="-0.3127747" calcext:value-type="float">
            <text:p>-0.3127747</text:p>
          </table:table-cell>
          <table:table-cell office:value-type="float" office:value="-0.4386902" calcext:value-type="float">
            <text:p>-0.4386902</text:p>
          </table:table-cell>
          <table:table-cell office:value-type="float" office:value="-0.3179321" calcext:value-type="float">
            <text:p>-0.3179321</text:p>
          </table:table-cell>
          <table:table-cell office:value-type="float" office:value="-0.3270874" calcext:value-type="float">
            <text:p>-0.3270874</text:p>
          </table:table-cell>
          <table:table-cell office:value-type="float" office:value="-0.2449646" calcext:value-type="float">
            <text:p>-0.2449646</text:p>
          </table:table-cell>
          <table:table-cell office:value-type="float" office:value="-0.2653809" calcext:value-type="float">
            <text:p>-0.2653809</text:p>
          </table:table-cell>
          <table:table-cell office:value-type="float" office:value="-0.1278687" calcext:value-type="float">
            <text:p>-0.1278687</text:p>
          </table:table-cell>
          <table:table-cell office:value-type="float" office:value="-0.1435242" calcext:value-type="float">
            <text:p>-0.1435242</text:p>
          </table:table-cell>
          <table:table-cell office:value-type="float" office:value="-0.01754761" calcext:value-type="float">
            <text:p>-0.01754761</text:p>
          </table:table-cell>
          <table:table-cell office:value-type="float" office:value="-0.01977539" calcext:value-type="float">
            <text:p>-0.019775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3.602988" calcext:value-type="float">
            <text:p>3.602988</text:p>
          </table:table-cell>
          <table:table-cell office:value-type="float" office:value="0.8" calcext:value-type="float">
            <text:p>0.8</text:p>
          </table:table-cell>
          <table:table-cell office:value-type="float" office:value="-6.4" calcext:value-type="float">
            <text:p>-6.4</text:p>
          </table:table-cell>
          <table:table-cell office:value-type="float" office:value="0.4642545" calcext:value-type="float">
            <text:p>0.4642545</text:p>
          </table:table-cell>
          <table:table-cell office:value-type="float" office:value="0.2712444" calcext:value-type="float">
            <text:p>0.2712444</text:p>
          </table:table-cell>
          <table:table-cell office:value-type="float" office:value="313.2" calcext:value-type="float">
            <text:p>313.2</text:p>
          </table:table-cell>
          <table:table-cell office:value-type="float" office:value="0" calcext:value-type="float">
            <text:p>0</text:p>
          </table:table-cell>
          <table:table-cell office:value-type="float" office:value="-0.7384949" calcext:value-type="float">
            <text:p>-0.7384949</text:p>
          </table:table-cell>
          <table:table-cell office:value-type="float" office:value="-0.9514465" calcext:value-type="float">
            <text:p>-0.9514465</text:p>
          </table:table-cell>
          <table:table-cell office:value-type="float" office:value="-0.4407654" calcext:value-type="float">
            <text:p>-0.4407654</text:p>
          </table:table-cell>
          <table:table-cell office:value-type="float" office:value="-0.5432434" calcext:value-type="float">
            <text:p>-0.5432434</text:p>
          </table:table-cell>
          <table:table-cell office:value-type="float" office:value="-0.327301" calcext:value-type="float">
            <text:p>-0.327301</text:p>
          </table:table-cell>
          <table:table-cell office:value-type="float" office:value="-0.3613586" calcext:value-type="float">
            <text:p>-0.3613586</text:p>
          </table:table-cell>
          <table:table-cell office:value-type="float" office:value="-0.2424316" calcext:value-type="float">
            <text:p>-0.2424316</text:p>
          </table:table-cell>
          <table:table-cell office:value-type="float" office:value="-0.2449036" calcext:value-type="float">
            <text:p>-0.2449036</text:p>
          </table:table-cell>
          <table:table-cell office:value-type="float" office:value="-0.1177368" calcext:value-type="float">
            <text:p>-0.1177368</text:p>
          </table:table-cell>
          <table:table-cell office:value-type="float" office:value="-0.1277466" calcext:value-type="float">
            <text:p>-0.1277466</text:p>
          </table:table-cell>
          <table:table-cell office:value-type="float" office:value="-0.01654053" calcext:value-type="float">
            <text:p>-0.01654053</text:p>
          </table:table-cell>
          <table:table-cell office:value-type="float" office:value="-0.01763916" calcext:value-type="float">
            <text:p>-0.017639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5.494967" calcext:value-type="float">
            <text:p>5.494967</text:p>
          </table:table-cell>
          <table:table-cell office:value-type="float" office:value="-0.7" calcext:value-type="float">
            <text:p>-0.7</text:p>
          </table:table-cell>
          <table:table-cell office:value-type="float" office:value="-9.6" calcext:value-type="float">
            <text:p>-9.6</text:p>
          </table:table-cell>
          <table:table-cell office:value-type="float" office:value="0.5092682" calcext:value-type="float">
            <text:p>0.5092682</text:p>
          </table:table-cell>
          <table:table-cell office:value-type="float" office:value="0.1775987" calcext:value-type="float">
            <text:p>0.1775987</text:p>
          </table:table-cell>
          <table:table-cell office:value-type="float" office:value="426.24" calcext:value-type="float">
            <text:p>426.24</text:p>
          </table:table-cell>
          <table:table-cell office:value-type="float" office:value="0" calcext:value-type="float">
            <text:p>0</text:p>
          </table:table-cell>
          <table:table-cell office:value-type="float" office:value="-0.9298401" calcext:value-type="float">
            <text:p>-0.9298401</text:p>
          </table:table-cell>
          <table:table-cell office:value-type="float" office:value="-1.311157" calcext:value-type="float">
            <text:p>-1.311157</text:p>
          </table:table-cell>
          <table:table-cell office:value-type="float" office:value="-0.5454712" calcext:value-type="float">
            <text:p>-0.5454712</text:p>
          </table:table-cell>
          <table:table-cell office:value-type="float" office:value="-0.6897888" calcext:value-type="float">
            <text:p>-0.6897888</text:p>
          </table:table-cell>
          <table:table-cell office:value-type="float" office:value="-0.3618469" calcext:value-type="float">
            <text:p>-0.3618469</text:p>
          </table:table-cell>
          <table:table-cell office:value-type="float" office:value="-0.4254761" calcext:value-type="float">
            <text:p>-0.4254761</text:p>
          </table:table-cell>
          <table:table-cell office:value-type="float" office:value="-0.2428589" calcext:value-type="float">
            <text:p>-0.2428589</text:p>
          </table:table-cell>
          <table:table-cell office:value-type="float" office:value="-0.2579651" calcext:value-type="float">
            <text:p>-0.2579651</text:p>
          </table:table-cell>
          <table:table-cell office:value-type="float" office:value="-0.1141663" calcext:value-type="float">
            <text:p>-0.1141663</text:p>
          </table:table-cell>
          <table:table-cell office:value-type="float" office:value="-0.1176758" calcext:value-type="float">
            <text:p>-0.1176758</text:p>
          </table:table-cell>
          <table:table-cell office:value-type="float" office:value="-0.01647949" calcext:value-type="float">
            <text:p>-0.01647949</text:p>
          </table:table-cell>
          <table:table-cell office:value-type="float" office:value="-0.01690674" calcext:value-type="float">
            <text:p>-0.016906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1.826172" calcext:value-type="float">
            <text:p>1.826172</text:p>
          </table:table-cell>
          <table:table-cell office:value-type="float" office:value="7.1" calcext:value-type="float">
            <text:p>7.1</text:p>
          </table:table-cell>
          <table:table-cell office:value-type="float" office:value="-7.9" calcext:value-type="float">
            <text:p>-7.9</text:p>
          </table:table-cell>
          <table:table-cell office:value-type="float" office:value="0.908616" calcext:value-type="float">
            <text:p>0.908616</text:p>
          </table:table-cell>
          <table:table-cell office:value-type="float" office:value="0.2495904" calcext:value-type="float">
            <text:p>0.2495904</text:p>
          </table:table-cell>
          <table:table-cell office:value-type="float" office:value="472.32" calcext:value-type="float">
            <text:p>472.32</text:p>
          </table:table-cell>
          <table:table-cell office:value-type="float" office:value="15.1" calcext:value-type="float">
            <text:p>15.1</text:p>
          </table:table-cell>
          <table:table-cell office:value-type="float" office:value="-0.1920471" calcext:value-type="float">
            <text:p>-0.1920471</text:p>
          </table:table-cell>
          <table:table-cell office:value-type="float" office:value="-1.170135" calcext:value-type="float">
            <text:p>-1.170135</text:p>
          </table:table-cell>
          <table:table-cell office:value-type="float" office:value="-0.2953186" calcext:value-type="float">
            <text:p>-0.2953186</text:p>
          </table:table-cell>
          <table:table-cell office:value-type="float" office:value="-0.6848755" calcext:value-type="float">
            <text:p>-0.6848755</text:p>
          </table:table-cell>
          <table:table-cell office:value-type="float" office:value="-0.3145752" calcext:value-type="float">
            <text:p>-0.3145752</text:p>
          </table:table-cell>
          <table:table-cell office:value-type="float" office:value="-0.4269714" calcext:value-type="float">
            <text:p>-0.4269714</text:p>
          </table:table-cell>
          <table:table-cell office:value-type="float" office:value="-0.2280884" calcext:value-type="float">
            <text:p>-0.2280884</text:p>
          </table:table-cell>
          <table:table-cell office:value-type="float" office:value="-0.258606" calcext:value-type="float">
            <text:p>-0.258606</text:p>
          </table:table-cell>
          <table:table-cell office:value-type="float" office:value="-0.09869385" calcext:value-type="float">
            <text:p>-0.09869385</text:p>
          </table:table-cell>
          <table:table-cell office:value-type="float" office:value="-0.1141968" calcext:value-type="float">
            <text:p>-0.1141968</text:p>
          </table:table-cell>
          <table:table-cell office:value-type="float" office:value="-0.00201416" calcext:value-type="float">
            <text:p>-0.00201416</text:p>
          </table:table-cell>
          <table:table-cell office:value-type="float" office:value="-0.01733398" calcext:value-type="float">
            <text:p>-0.017333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7.271784" calcext:value-type="float">
            <text:p>7.271784</text:p>
          </table:table-cell>
          <table:table-cell office:value-type="float" office:value="-7.7" calcext:value-type="float">
            <text:p>-7.7</text:p>
          </table:table-cell>
          <table:table-cell office:value-type="float" office:value="-16.5" calcext:value-type="float">
            <text:p>-16.5</text:p>
          </table:table-cell>
          <table:table-cell office:value-type="float" office:value="0.1881934" calcext:value-type="float">
            <text:p>0.1881934</text:p>
          </table:table-cell>
          <table:table-cell office:value-type="float" office:value="0.1086974" calcext:value-type="float">
            <text:p>0.1086974</text:p>
          </table:table-cell>
          <table:table-cell office:value-type="float" office:value="457.2" calcext:value-type="float">
            <text:p>457.2</text:p>
          </table:table-cell>
          <table:table-cell office:value-type="float" office:value="0" calcext:value-type="float">
            <text:p>0</text:p>
          </table:table-cell>
          <table:table-cell office:value-type="float" office:value="-0.1933899" calcext:value-type="float">
            <text:p>-0.1933899</text:p>
          </table:table-cell>
          <table:table-cell office:value-type="float" office:value="-1.263885" calcext:value-type="float">
            <text:p>-1.263885</text:p>
          </table:table-cell>
          <table:table-cell office:value-type="float" office:value="-0.2915344" calcext:value-type="float">
            <text:p>-0.2915344</text:p>
          </table:table-cell>
          <table:table-cell office:value-type="float" office:value="-0.587738" calcext:value-type="float">
            <text:p>-0.587738</text:p>
          </table:table-cell>
          <table:table-cell office:value-type="float" office:value="-0.2993164" calcext:value-type="float">
            <text:p>-0.2993164</text:p>
          </table:table-cell>
          <table:table-cell office:value-type="float" office:value="-0.3438416" calcext:value-type="float">
            <text:p>-0.3438416</text:p>
          </table:table-cell>
          <table:table-cell office:value-type="float" office:value="-0.2151184" calcext:value-type="float">
            <text:p>-0.2151184</text:p>
          </table:table-cell>
          <table:table-cell office:value-type="float" office:value="-0.2277222" calcext:value-type="float">
            <text:p>-0.2277222</text:p>
          </table:table-cell>
          <table:table-cell office:value-type="float" office:value="-0.0821228" calcext:value-type="float">
            <text:p>-0.0821228</text:p>
          </table:table-cell>
          <table:table-cell office:value-type="float" office:value="-0.09854126" calcext:value-type="float">
            <text:p>-0.09854126</text:p>
          </table:table-cell>
          <table:table-cell office:value-type="float" office:value="0.00112915" calcext:value-type="float">
            <text:p>0.00112915</text:p>
          </table:table-cell>
          <table:table-cell office:value-type="float" office:value="-0.001831055" calcext:value-type="float">
            <text:p>-0.0018310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5.446687" calcext:value-type="float">
            <text:p>5.446687</text:p>
          </table:table-cell>
          <table:table-cell office:value-type="float" office:value="-3.9" calcext:value-type="float">
            <text:p>-3.9</text:p>
          </table:table-cell>
          <table:table-cell office:value-type="float" office:value="-12.1" calcext:value-type="float">
            <text:p>-12.1</text:p>
          </table:table-cell>
          <table:table-cell office:value-type="float" office:value="0.2934503" calcext:value-type="float">
            <text:p>0.2934503</text:p>
          </table:table-cell>
          <table:table-cell office:value-type="float" office:value="0.1865116" calcext:value-type="float">
            <text:p>0.1865116</text:p>
          </table:table-cell>
          <table:table-cell office:value-type="float" office:value="280.08" calcext:value-type="float">
            <text:p>280.08</text:p>
          </table:table-cell>
          <table:table-cell office:value-type="float" office:value="0" calcext:value-type="float">
            <text:p>0</text:p>
          </table:table-cell>
          <table:table-cell office:value-type="float" office:value="-1.278778" calcext:value-type="float">
            <text:p>-1.278778</text:p>
          </table:table-cell>
          <table:table-cell office:value-type="float" office:value="-1.769806" calcext:value-type="float">
            <text:p>-1.769806</text:p>
          </table:table-cell>
          <table:table-cell office:value-type="float" office:value="-0.592926" calcext:value-type="float">
            <text:p>-0.592926</text:p>
          </table:table-cell>
          <table:table-cell office:value-type="float" office:value="-0.8201294" calcext:value-type="float">
            <text:p>-0.8201294</text:p>
          </table:table-cell>
          <table:table-cell office:value-type="float" office:value="-0.3450623" calcext:value-type="float">
            <text:p>-0.3450623</text:p>
          </table:table-cell>
          <table:table-cell office:value-type="float" office:value="-0.4518127" calcext:value-type="float">
            <text:p>-0.4518127</text:p>
          </table:table-cell>
          <table:table-cell office:value-type="float" office:value="-0.2170715" calcext:value-type="float">
            <text:p>-0.2170715</text:p>
          </table:table-cell>
          <table:table-cell office:value-type="float" office:value="-0.2402344" calcext:value-type="float">
            <text:p>-0.2402344</text:p>
          </table:table-cell>
          <table:table-cell office:value-type="float" office:value="-0.07247925" calcext:value-type="float">
            <text:p>-0.07247925</text:p>
          </table:table-cell>
          <table:table-cell office:value-type="float" office:value="-0.08200073" calcext:value-type="float">
            <text:p>-0.08200073</text:p>
          </table:table-cell>
          <table:table-cell office:value-type="float" office:value="0.00112915" calcext:value-type="float">
            <text:p>0.00112915</text:p>
          </table:table-cell>
          <table:table-cell office:value-type="float" office:value="0.0002746582" calcext:value-type="float">
            <text:p>0.00027465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4.162356" calcext:value-type="float">
            <text:p>4.162356</text:p>
          </table:table-cell>
          <table:table-cell office:value-type="float" office:value="-0.7" calcext:value-type="float">
            <text:p>-0.7</text:p>
          </table:table-cell>
          <table:table-cell office:value-type="float" office:value="-8.4" calcext:value-type="float">
            <text:p>-8.4</text:p>
          </table:table-cell>
          <table:table-cell office:value-type="float" office:value="0.5125436" calcext:value-type="float">
            <text:p>0.5125436</text:p>
          </table:table-cell>
          <table:table-cell office:value-type="float" office:value="0.2661937" calcext:value-type="float">
            <text:p>0.2661937</text:p>
          </table:table-cell>
          <table:table-cell office:value-type="float" office:value="150.48" calcext:value-type="float">
            <text:p>150.48</text:p>
          </table:table-cell>
          <table:table-cell office:value-type="float" office:value="0.6" calcext:value-type="float">
            <text:p>0.6</text:p>
          </table:table-cell>
          <table:table-cell office:value-type="float" office:value="-1.282043" calcext:value-type="float">
            <text:p>-1.282043</text:p>
          </table:table-cell>
          <table:table-cell office:value-type="float" office:value="-1.799927" calcext:value-type="float">
            <text:p>-1.799927</text:p>
          </table:table-cell>
          <table:table-cell office:value-type="float" office:value="-0.7909241" calcext:value-type="float">
            <text:p>-0.7909241</text:p>
          </table:table-cell>
          <table:table-cell office:value-type="float" office:value="-0.9260254" calcext:value-type="float">
            <text:p>-0.9260254</text:p>
          </table:table-cell>
          <table:table-cell office:value-type="float" office:value="-0.4528198" calcext:value-type="float">
            <text:p>-0.4528198</text:p>
          </table:table-cell>
          <table:table-cell office:value-type="float" office:value="-0.509613" calcext:value-type="float">
            <text:p>-0.509613</text:p>
          </table:table-cell>
          <table:table-cell office:value-type="float" office:value="-0.2404785" calcext:value-type="float">
            <text:p>-0.2404785</text:p>
          </table:table-cell>
          <table:table-cell office:value-type="float" office:value="-0.2606201" calcext:value-type="float">
            <text:p>-0.2606201</text:p>
          </table:table-cell>
          <table:table-cell office:value-type="float" office:value="-0.06484985" calcext:value-type="float">
            <text:p>-0.06484985</text:p>
          </table:table-cell>
          <table:table-cell office:value-type="float" office:value="-0.07229614" calcext:value-type="float">
            <text:p>-0.07229614</text:p>
          </table:table-cell>
          <table:table-cell office:value-type="float" office:value="0.000213623" calcext:value-type="float">
            <text:p>0.000213623</text:p>
          </table:table-cell>
          <table:table-cell office:value-type="float" office:value="-0.002197266" calcext:value-type="float">
            <text:p>-0.0021972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7.674481" calcext:value-type="float">
            <text:p>7.674481</text:p>
          </table:table-cell>
          <table:table-cell office:value-type="float" office:value="-0.8" calcext:value-type="float">
            <text:p>-0.8</text:p>
          </table:table-cell>
          <table:table-cell office:value-type="float" office:value="-6.9" calcext:value-type="float">
            <text:p>-6.9</text:p>
          </table:table-cell>
          <table:table-cell office:value-type="float" office:value="0.4873087" calcext:value-type="float">
            <text:p>0.4873087</text:p>
          </table:table-cell>
          <table:table-cell office:value-type="float" office:value="0.1831195" calcext:value-type="float">
            <text:p>0.1831195</text:p>
          </table:table-cell>
          <table:table-cell office:value-type="float" office:value="212.76" calcext:value-type="float">
            <text:p>212.76</text:p>
          </table:table-cell>
          <table:table-cell office:value-type="float" office:value="0.6" calcext:value-type="float">
            <text:p>0.6</text:p>
          </table:table-cell>
          <table:table-cell office:value-type="float" office:value="-1.053864" calcext:value-type="float">
            <text:p>-1.053864</text:p>
          </table:table-cell>
          <table:table-cell office:value-type="float" office:value="-1.389435" calcext:value-type="float">
            <text:p>-1.389435</text:p>
          </table:table-cell>
          <table:table-cell office:value-type="float" office:value="-0.715332" calcext:value-type="float">
            <text:p>-0.715332</text:p>
          </table:table-cell>
          <table:table-cell office:value-type="float" office:value="-0.8071899" calcext:value-type="float">
            <text:p>-0.8071899</text:p>
          </table:table-cell>
          <table:table-cell office:value-type="float" office:value="-0.482605" calcext:value-type="float">
            <text:p>-0.482605</text:p>
          </table:table-cell>
          <table:table-cell office:value-type="float" office:value="-0.5037842" calcext:value-type="float">
            <text:p>-0.5037842</text:p>
          </table:table-cell>
          <table:table-cell office:value-type="float" office:value="-0.2591553" calcext:value-type="float">
            <text:p>-0.2591553</text:p>
          </table:table-cell>
          <table:table-cell office:value-type="float" office:value="-0.2633362" calcext:value-type="float">
            <text:p>-0.2633362</text:p>
          </table:table-cell>
          <table:table-cell office:value-type="float" office:value="-0.05929565" calcext:value-type="float">
            <text:p>-0.05929565</text:p>
          </table:table-cell>
          <table:table-cell office:value-type="float" office:value="-0.0647583" calcext:value-type="float">
            <text:p>-0.0647583</text:p>
          </table:table-cell>
          <table:table-cell office:value-type="float" office:value="-0.002258301" calcext:value-type="float">
            <text:p>-0.002258301</text:p>
          </table:table-cell>
          <table:table-cell office:value-type="float" office:value="-0.004425049" calcext:value-type="float">
            <text:p>-0.0044250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2.96136" calcext:value-type="float">
            <text:p>2.96136</text:p>
          </table:table-cell>
          <table:table-cell office:value-type="float" office:value="-1.1" calcext:value-type="float">
            <text:p>-1.1</text:p>
          </table:table-cell>
          <table:table-cell office:value-type="float" office:value="-4.1" calcext:value-type="float">
            <text:p>-4.1</text:p>
          </table:table-cell>
          <table:table-cell office:value-type="float" office:value="0.51447" calcext:value-type="float">
            <text:p>0.51447</text:p>
          </table:table-cell>
          <table:table-cell office:value-type="float" office:value="0.2332231" calcext:value-type="float">
            <text:p>0.2332231</text:p>
          </table:table-cell>
          <table:table-cell office:value-type="float" office:value="434.52" calcext:value-type="float">
            <text:p>434.52</text:p>
          </table:table-cell>
          <table:table-cell office:value-type="float" office:value="0" calcext:value-type="float">
            <text:p>0</text:p>
          </table:table-cell>
          <table:table-cell office:value-type="float" office:value="-1.223297" calcext:value-type="float">
            <text:p>-1.223297</text:p>
          </table:table-cell>
          <table:table-cell office:value-type="float" office:value="-1.423157" calcext:value-type="float">
            <text:p>-1.423157</text:p>
          </table:table-cell>
          <table:table-cell office:value-type="float" office:value="-0.7362366" calcext:value-type="float">
            <text:p>-0.7362366</text:p>
          </table:table-cell>
          <table:table-cell office:value-type="float" office:value="-0.8062439" calcext:value-type="float">
            <text:p>-0.8062439</text:p>
          </table:table-cell>
          <table:table-cell office:value-type="float" office:value="-0.4827271" calcext:value-type="float">
            <text:p>-0.4827271</text:p>
          </table:table-cell>
          <table:table-cell office:value-type="float" office:value="-0.4963379" calcext:value-type="float">
            <text:p>-0.4963379</text:p>
          </table:table-cell>
          <table:table-cell office:value-type="float" office:value="-0.2591553" calcext:value-type="float">
            <text:p>-0.2591553</text:p>
          </table:table-cell>
          <table:table-cell office:value-type="float" office:value="-0.2619934" calcext:value-type="float">
            <text:p>-0.2619934</text:p>
          </table:table-cell>
          <table:table-cell office:value-type="float" office:value="-0.05899048" calcext:value-type="float">
            <text:p>-0.05899048</text:p>
          </table:table-cell>
          <table:table-cell office:value-type="float" office:value="-0.05941772" calcext:value-type="float">
            <text:p>-0.05941772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005828857" calcext:value-type="float">
            <text:p>-0.0058288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4.442039" calcext:value-type="float">
            <text:p>4.442039</text:p>
          </table:table-cell>
          <table:table-cell office:value-type="float" office:value="12.8" calcext:value-type="float">
            <text:p>12.8</text:p>
          </table:table-cell>
          <table:table-cell office:value-type="float" office:value="-0.8" calcext:value-type="float">
            <text:p>-0.8</text:p>
          </table:table-cell>
          <table:table-cell office:value-type="float" office:value="1.068945" calcext:value-type="float">
            <text:p>1.068945</text:p>
          </table:table-cell>
          <table:table-cell office:value-type="float" office:value="0.5343964" calcext:value-type="float">
            <text:p>0.5343964</text:p>
          </table:table-cell>
          <table:table-cell office:value-type="float" office:value="354.96" calcext:value-type="float">
            <text:p>354.96</text:p>
          </table:table-cell>
          <table:table-cell office:value-type="float" office:value="4.6" calcext:value-type="float">
            <text:p>4.6</text:p>
          </table:table-cell>
          <table:table-cell office:value-type="float" office:value="-0.2496033" calcext:value-type="float">
            <text:p>-0.2496033</text:p>
          </table:table-cell>
          <table:table-cell office:value-type="float" office:value="-1.238953" calcext:value-type="float">
            <text:p>-1.238953</text:p>
          </table:table-cell>
          <table:table-cell office:value-type="float" office:value="-0.3791809" calcext:value-type="float">
            <text:p>-0.3791809</text:p>
          </table:table-cell>
          <table:table-cell office:value-type="float" office:value="-0.7597656" calcext:value-type="float">
            <text:p>-0.7597656</text:p>
          </table:table-cell>
          <table:table-cell office:value-type="float" office:value="-0.372467" calcext:value-type="float">
            <text:p>-0.372467</text:p>
          </table:table-cell>
          <table:table-cell office:value-type="float" office:value="-0.4889832" calcext:value-type="float">
            <text:p>-0.4889832</text:p>
          </table:table-cell>
          <table:table-cell office:value-type="float" office:value="-0.2299194" calcext:value-type="float">
            <text:p>-0.2299194</text:p>
          </table:table-cell>
          <table:table-cell office:value-type="float" office:value="-0.2605591" calcext:value-type="float">
            <text:p>-0.2605591</text:p>
          </table:table-cell>
          <table:table-cell office:value-type="float" office:value="-0.05484009" calcext:value-type="float">
            <text:p>-0.05484009</text:p>
          </table:table-cell>
          <table:table-cell office:value-type="float" office:value="-0.05944824" calcext:value-type="float">
            <text:p>-0.05944824</text:p>
          </table:table-cell>
          <table:table-cell office:value-type="float" office:value="-0.004089355" calcext:value-type="float">
            <text:p>-0.004089355</text:p>
          </table:table-cell>
          <table:table-cell office:value-type="float" office:value="-0.006347656" calcext:value-type="float">
            <text:p>-0.0063476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4.886244" calcext:value-type="float">
            <text:p>4.886244</text:p>
          </table:table-cell>
          <table:table-cell office:value-type="float" office:value="2.9" calcext:value-type="float">
            <text:p>2.9</text:p>
          </table:table-cell>
          <table:table-cell office:value-type="float" office:value="-7.3" calcext:value-type="float">
            <text:p>-7.3</text:p>
          </table:table-cell>
          <table:table-cell office:value-type="float" office:value="0.6747111" calcext:value-type="float">
            <text:p>0.6747111</text:p>
          </table:table-cell>
          <table:table-cell office:value-type="float" office:value="0.174751" calcext:value-type="float">
            <text:p>0.174751</text:p>
          </table:table-cell>
          <table:table-cell office:value-type="float" office:value="758.52" calcext:value-type="float">
            <text:p>758.52</text:p>
          </table:table-cell>
          <table:table-cell office:value-type="float" office:value="3.2" calcext:value-type="float">
            <text:p>3.2</text:p>
          </table:table-cell>
          <table:table-cell office:value-type="float" office:value="-0.211792" calcext:value-type="float">
            <text:p>-0.211792</text:p>
          </table:table-cell>
          <table:table-cell office:value-type="float" office:value="-0.4460449" calcext:value-type="float">
            <text:p>-0.4460449</text:p>
          </table:table-cell>
          <table:table-cell office:value-type="float" office:value="-0.3123169" calcext:value-type="float">
            <text:p>-0.3123169</text:p>
          </table:table-cell>
          <table:table-cell office:value-type="float" office:value="-0.3766174" calcext:value-type="float">
            <text:p>-0.3766174</text:p>
          </table:table-cell>
          <table:table-cell office:value-type="float" office:value="-0.2906189" calcext:value-type="float">
            <text:p>-0.2906189</text:p>
          </table:table-cell>
          <table:table-cell office:value-type="float" office:value="-0.3709412" calcext:value-type="float">
            <text:p>-0.3709412</text:p>
          </table:table-cell>
          <table:table-cell office:value-type="float" office:value="-0.1873169" calcext:value-type="float">
            <text:p>-0.1873169</text:p>
          </table:table-cell>
          <table:table-cell office:value-type="float" office:value="-0.2293091" calcext:value-type="float">
            <text:p>-0.2293091</text:p>
          </table:table-cell>
          <table:table-cell office:value-type="float" office:value="-0.04211426" calcext:value-type="float">
            <text:p>-0.04211426</text:p>
          </table:table-cell>
          <table:table-cell office:value-type="float" office:value="-0.05462646" calcext:value-type="float">
            <text:p>-0.05462646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003936768" calcext:value-type="float">
            <text:p>-0.0039367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8.045027" calcext:value-type="float">
            <text:p>8.045027</text:p>
          </table:table-cell>
          <table:table-cell office:value-type="float" office:value="-0.7" calcext:value-type="float">
            <text:p>-0.7</text:p>
          </table:table-cell>
          <table:table-cell office:value-type="float" office:value="-9.2" calcext:value-type="float">
            <text:p>-9.2</text:p>
          </table:table-cell>
          <table:table-cell office:value-type="float" office:value="0.3552781" calcext:value-type="float">
            <text:p>0.3552781</text:p>
          </table:table-cell>
          <table:table-cell office:value-type="float" office:value="0.153503" calcext:value-type="float">
            <text:p>0.153503</text:p>
          </table:table-cell>
          <table:table-cell office:value-type="float" office:value="457.2" calcext:value-type="float">
            <text:p>457.2</text:p>
          </table:table-cell>
          <table:table-cell office:value-type="float" office:value="0" calcext:value-type="float">
            <text:p>0</text:p>
          </table:table-cell>
          <table:table-cell office:value-type="float" office:value="-0.4655762" calcext:value-type="float">
            <text:p>-0.4655762</text:p>
          </table:table-cell>
          <table:table-cell office:value-type="float" office:value="-1.016357" calcext:value-type="float">
            <text:p>-1.016357</text:p>
          </table:table-cell>
          <table:table-cell office:value-type="float" office:value="-0.340271" calcext:value-type="float">
            <text:p>-0.340271</text:p>
          </table:table-cell>
          <table:table-cell office:value-type="float" office:value="-0.5265808" calcext:value-type="float">
            <text:p>-0.5265808</text:p>
          </table:table-cell>
          <table:table-cell office:value-type="float" office:value="-0.2910156" calcext:value-type="float">
            <text:p>-0.2910156</text:p>
          </table:table-cell>
          <table:table-cell office:value-type="float" office:value="-0.3188477" calcext:value-type="float">
            <text:p>-0.3188477</text:p>
          </table:table-cell>
          <table:table-cell office:value-type="float" office:value="-0.1773376" calcext:value-type="float">
            <text:p>-0.1773376</text:p>
          </table:table-cell>
          <table:table-cell office:value-type="float" office:value="-0.1871338" calcext:value-type="float">
            <text:p>-0.1871338</text:p>
          </table:table-cell>
          <table:table-cell office:value-type="float" office:value="-0.04202271" calcext:value-type="float">
            <text:p>-0.04202271</text:p>
          </table:table-cell>
          <table:table-cell office:value-type="float" office:value="-0.04330444" calcext:value-type="float">
            <text:p>-0.04330444</text:p>
          </table:table-cell>
          <table:table-cell office:value-type="float" office:value="0.005371094" calcext:value-type="float">
            <text:p>0.005371094</text:p>
          </table:table-cell>
          <table:table-cell office:value-type="float" office:value="0.003723145" calcext:value-type="float">
            <text:p>0.0037231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3.61944" calcext:value-type="float">
            <text:p>3.61944</text:p>
          </table:table-cell>
          <table:table-cell office:value-type="float" office:value="3.1" calcext:value-type="float">
            <text:p>3.1</text:p>
          </table:table-cell>
          <table:table-cell office:value-type="float" office:value="-3.7" calcext:value-type="float">
            <text:p>-3.7</text:p>
          </table:table-cell>
          <table:table-cell office:value-type="float" office:value="0.5389641" calcext:value-type="float">
            <text:p>0.5389641</text:p>
          </table:table-cell>
          <table:table-cell office:value-type="float" office:value="0.3591858" calcext:value-type="float">
            <text:p>0.3591858</text:p>
          </table:table-cell>
          <table:table-cell office:value-type="float" office:value="185.76" calcext:value-type="float">
            <text:p>185.76</text:p>
          </table:table-cell>
          <table:table-cell office:value-type="float" office:value="0.6" calcext:value-type="float">
            <text:p>0.6</text:p>
          </table:table-cell>
          <table:table-cell office:value-type="float" office:value="-0.730072" calcext:value-type="float">
            <text:p>-0.730072</text:p>
          </table:table-cell>
          <table:table-cell office:value-type="float" office:value="-1.203857" calcext:value-type="float">
            <text:p>-1.203857</text:p>
          </table:table-cell>
          <table:table-cell office:value-type="float" office:value="-0.5007935" calcext:value-type="float">
            <text:p>-0.5007935</text:p>
          </table:table-cell>
          <table:table-cell office:value-type="float" office:value="-0.6108398" calcext:value-type="float">
            <text:p>-0.6108398</text:p>
          </table:table-cell>
          <table:table-cell office:value-type="float" office:value="-0.3193665" calcext:value-type="float">
            <text:p>-0.3193665</text:p>
          </table:table-cell>
          <table:table-cell office:value-type="float" office:value="-0.3413696" calcext:value-type="float">
            <text:p>-0.3413696</text:p>
          </table:table-cell>
          <table:table-cell office:value-type="float" office:value="-0.1741333" calcext:value-type="float">
            <text:p>-0.1741333</text:p>
          </table:table-cell>
          <table:table-cell office:value-type="float" office:value="-0.1787415" calcext:value-type="float">
            <text:p>-0.1787415</text:p>
          </table:table-cell>
          <table:table-cell office:value-type="float" office:value="-0.04336548" calcext:value-type="float">
            <text:p>-0.04336548</text:p>
          </table:table-cell>
          <table:table-cell office:value-type="float" office:value="-0.04608154" calcext:value-type="float">
            <text:p>-0.04608154</text:p>
          </table:table-cell>
          <table:table-cell office:value-type="float" office:value="0.003692627" calcext:value-type="float">
            <text:p>0.003692627</text:p>
          </table:table-cell>
          <table:table-cell office:value-type="float" office:value="0.001495361" calcext:value-type="float">
            <text:p>0.0014953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4.228164" calcext:value-type="float">
            <text:p>4.228164</text:p>
          </table:table-cell>
          <table:table-cell office:value-type="float" office:value="7.8" calcext:value-type="float">
            <text:p>7.8</text:p>
          </table:table-cell>
          <table:table-cell office:value-type="float" office:value="-3.2" calcext:value-type="float">
            <text:p>-3.2</text:p>
          </table:table-cell>
          <table:table-cell office:value-type="float" office:value="0.7628964" calcext:value-type="float">
            <text:p>0.7628964</text:p>
          </table:table-cell>
          <table:table-cell office:value-type="float" office:value="0.4674682" calcext:value-type="float">
            <text:p>0.4674682</text:p>
          </table:table-cell>
          <table:table-cell office:value-type="float" office:value="279.72" calcext:value-type="float">
            <text:p>279.72</text:p>
          </table:table-cell>
          <table:table-cell office:value-type="float" office:value="0" calcext:value-type="float">
            <text:p>0</text:p>
          </table:table-cell>
          <table:table-cell office:value-type="float" office:value="-0.3271179" calcext:value-type="float">
            <text:p>-0.3271179</text:p>
          </table:table-cell>
          <table:table-cell office:value-type="float" office:value="-0.942688" calcext:value-type="float">
            <text:p>-0.942688</text:p>
          </table:table-cell>
          <table:table-cell office:value-type="float" office:value="-0.3519897" calcext:value-type="float">
            <text:p>-0.3519897</text:p>
          </table:table-cell>
          <table:table-cell office:value-type="float" office:value="-0.5361023" calcext:value-type="float">
            <text:p>-0.5361023</text:p>
          </table:table-cell>
          <table:table-cell office:value-type="float" office:value="-0.2909851" calcext:value-type="float">
            <text:p>-0.2909851</text:p>
          </table:table-cell>
          <table:table-cell office:value-type="float" office:value="-0.33255" calcext:value-type="float">
            <text:p>-0.33255</text:p>
          </table:table-cell>
          <table:table-cell office:value-type="float" office:value="-0.1637573" calcext:value-type="float">
            <text:p>-0.1637573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-0.04608154" calcext:value-type="float">
            <text:p>-0.04608154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0.001495361" calcext:value-type="float">
            <text:p>0.001495361</text:p>
          </table:table-cell>
          <table:table-cell office:value-type="float" office:value="-0.0002746582" calcext:value-type="float">
            <text:p>-0.00027465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8.160192" calcext:value-type="float">
            <text:p>8.160192</text:p>
          </table:table-cell>
          <table:table-cell office:value-type="float" office:value="5.1" calcext:value-type="float">
            <text:p>5.1</text:p>
          </table:table-cell>
          <table:table-cell office:value-type="float" office:value="-2.2" calcext:value-type="float">
            <text:p>-2.2</text:p>
          </table:table-cell>
          <table:table-cell office:value-type="float" office:value="0.7211116" calcext:value-type="float">
            <text:p>0.7211116</text:p>
          </table:table-cell>
          <table:table-cell office:value-type="float" office:value="0.2418585" calcext:value-type="float">
            <text:p>0.2418585</text:p>
          </table:table-cell>
          <table:table-cell office:value-type="float" office:value="356.04" calcext:value-type="float">
            <text:p>356.04</text:p>
          </table:table-cell>
          <table:table-cell office:value-type="float" office:value="0" calcext:value-type="float">
            <text:p>0</text:p>
          </table:table-cell>
          <table:table-cell office:value-type="float" office:value="-0.2441101" calcext:value-type="float">
            <text:p>-0.2441101</text:p>
          </table:table-cell>
          <table:table-cell office:value-type="float" office:value="-0.3538818" calcext:value-type="float">
            <text:p>-0.3538818</text:p>
          </table:table-cell>
          <table:table-cell office:value-type="float" office:value="-0.2660217" calcext:value-type="float">
            <text:p>-0.2660217</text:p>
          </table:table-cell>
          <table:table-cell office:value-type="float" office:value="-0.3506165" calcext:value-type="float">
            <text:p>-0.3506165</text:p>
          </table:table-cell>
          <table:table-cell office:value-type="float" office:value="-0.2386169" calcext:value-type="float">
            <text:p>-0.2386169</text:p>
          </table:table-cell>
          <table:table-cell office:value-type="float" office:value="-0.2903748" calcext:value-type="float">
            <text:p>-0.2903748</text:p>
          </table:table-cell>
          <table:table-cell office:value-type="float" office:value="-0.1440735" calcext:value-type="float">
            <text:p>-0.1440735</text:p>
          </table:table-cell>
          <table:table-cell office:value-type="float" office:value="-0.1635437" calcext:value-type="float">
            <text:p>-0.1635437</text:p>
          </table:table-cell>
          <table:table-cell office:value-type="float" office:value="-0.04666138" calcext:value-type="float">
            <text:p>-0.04666138</text:p>
          </table:table-cell>
          <table:table-cell office:value-type="float" office:value="-0.0475769" calcext:value-type="float">
            <text:p>-0.0475769</text:p>
          </table:table-cell>
          <table:table-cell office:value-type="float" office:value="-0.0001525879" calcext:value-type="float">
            <text:p>-0.0001525879</text:p>
          </table:table-cell>
          <table:table-cell office:value-type="float" office:value="-0.001281738" calcext:value-type="float">
            <text:p>-0.0012817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2.829744" calcext:value-type="float">
            <text:p>2.829744</text:p>
          </table:table-cell>
          <table:table-cell office:value-type="float" office:value="-1.4" calcext:value-type="float">
            <text:p>-1.4</text:p>
          </table:table-cell>
          <table:table-cell office:value-type="float" office:value="-5.7" calcext:value-type="float">
            <text:p>-5.7</text:p>
          </table:table-cell>
          <table:table-cell office:value-type="float" office:value="0.4082184" calcext:value-type="float">
            <text:p>0.4082184</text:p>
          </table:table-cell>
          <table:table-cell office:value-type="float" office:value="0.2395295" calcext:value-type="float">
            <text:p>0.2395295</text:p>
          </table:table-cell>
          <table:table-cell office:value-type="float" office:value="498.96" calcext:value-type="float">
            <text:p>498.96</text:p>
          </table:table-cell>
          <table:table-cell office:value-type="float" office:value="0" calcext:value-type="float">
            <text:p>0</text:p>
          </table:table-cell>
          <table:table-cell office:value-type="float" office:value="-0.2531433" calcext:value-type="float">
            <text:p>-0.2531433</text:p>
          </table:table-cell>
          <table:table-cell office:value-type="float" office:value="-0.6448975" calcext:value-type="float">
            <text:p>-0.6448975</text:p>
          </table:table-cell>
          <table:table-cell office:value-type="float" office:value="-0.2587891" calcext:value-type="float">
            <text:p>-0.2587891</text:p>
          </table:table-cell>
          <table:table-cell office:value-type="float" office:value="-0.3458862" calcext:value-type="float">
            <text:p>-0.3458862</text:p>
          </table:table-cell>
          <table:table-cell office:value-type="float" office:value="-0.2259827" calcext:value-type="float">
            <text:p>-0.2259827</text:p>
          </table:table-cell>
          <table:table-cell office:value-type="float" office:value="-0.2381592" calcext:value-type="float">
            <text:p>-0.2381592</text:p>
          </table:table-cell>
          <table:table-cell office:value-type="float" office:value="-0.1331482" calcext:value-type="float">
            <text:p>-0.1331482</text:p>
          </table:table-cell>
          <table:table-cell office:value-type="float" office:value="-0.1438904" calcext:value-type="float">
            <text:p>-0.1438904</text:p>
          </table:table-cell>
          <table:table-cell office:value-type="float" office:value="-0.04666138" calcext:value-type="float">
            <text:p>-0.04666138</text:p>
          </table:table-cell>
          <table:table-cell office:value-type="float" office:value="-0.04733276" calcext:value-type="float">
            <text:p>-0.04733276</text:p>
          </table:table-cell>
          <table:table-cell office:value-type="float" office:value="-0.001251221" calcext:value-type="float">
            <text:p>-0.001251221</text:p>
          </table:table-cell>
          <table:table-cell office:value-type="float" office:value="-0.002349854" calcext:value-type="float">
            <text:p>-0.0023498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8.193096" calcext:value-type="float">
            <text:p>8.193096</text:p>
          </table:table-cell>
          <table:table-cell office:value-type="float" office:value="0.5" calcext:value-type="float">
            <text:p>0.5</text:p>
          </table:table-cell>
          <table:table-cell office:value-type="float" office:value="-8.9" calcext:value-type="float">
            <text:p>-8.9</text:p>
          </table:table-cell>
          <table:table-cell office:value-type="float" office:value="0.3988276" calcext:value-type="float">
            <text:p>0.3988276</text:p>
          </table:table-cell>
          <table:table-cell office:value-type="float" office:value="0.2009748" calcext:value-type="float">
            <text:p>0.2009748</text:p>
          </table:table-cell>
          <table:table-cell office:value-type="float" office:value="394.56" calcext:value-type="float">
            <text:p>394.56</text:p>
          </table:table-cell>
          <table:table-cell office:value-type="float" office:value="0" calcext:value-type="float">
            <text:p>0</text:p>
          </table:table-cell>
          <table:table-cell office:value-type="float" office:value="-0.6509705" calcext:value-type="float">
            <text:p>-0.6509705</text:p>
          </table:table-cell>
          <table:table-cell office:value-type="float" office:value="-0.9064026" calcext:value-type="float">
            <text:p>-0.9064026</text:p>
          </table:table-cell>
          <table:table-cell office:value-type="float" office:value="-0.3475952" calcext:value-type="float">
            <text:p>-0.3475952</text:p>
          </table:table-cell>
          <table:table-cell office:value-type="float" office:value="-0.4336243" calcext:value-type="float">
            <text:p>-0.4336243</text:p>
          </table:table-cell>
          <table:table-cell office:value-type="float" office:value="-0.2299194" calcext:value-type="float">
            <text:p>-0.2299194</text:p>
          </table:table-cell>
          <table:table-cell office:value-type="float" office:value="-0.2495422" calcext:value-type="float">
            <text:p>-0.2495422</text:p>
          </table:table-cell>
          <table:table-cell office:value-type="float" office:value="-0.1321411" calcext:value-type="float">
            <text:p>-0.1321411</text:p>
          </table:table-cell>
          <table:table-cell office:value-type="float" office:value="-0.1334534" calcext:value-type="float">
            <text:p>-0.1334534</text:p>
          </table:table-cell>
          <table:table-cell office:value-type="float" office:value="-0.0473938" calcext:value-type="float">
            <text:p>-0.0473938</text:p>
          </table:table-cell>
          <table:table-cell office:value-type="float" office:value="-0.04940796" calcext:value-type="float">
            <text:p>-0.04940796</text:p>
          </table:table-cell>
          <table:table-cell office:value-type="float" office:value="-0.002349854" calcext:value-type="float">
            <text:p>-0.002349854</text:p>
          </table:table-cell>
          <table:table-cell office:value-type="float" office:value="-0.003692627" calcext:value-type="float">
            <text:p>-0.0036926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7.600824" calcext:value-type="float">
            <text:p>7.600824</text:p>
          </table:table-cell>
          <table:table-cell office:value-type="float" office:value="1.9" calcext:value-type="float">
            <text:p>1.9</text:p>
          </table:table-cell>
          <table:table-cell office:value-type="float" office:value="-6.1" calcext:value-type="float">
            <text:p>-6.1</text:p>
          </table:table-cell>
          <table:table-cell office:value-type="float" office:value="0.3161556" calcext:value-type="float">
            <text:p>0.3161556</text:p>
          </table:table-cell>
          <table:table-cell office:value-type="float" office:value="0.2269689" calcext:value-type="float">
            <text:p>0.2269689</text:p>
          </table:table-cell>
          <table:table-cell office:value-type="float" office:value="327.6" calcext:value-type="float">
            <text:p>327.6</text:p>
          </table:table-cell>
          <table:table-cell office:value-type="float" office:value="0" calcext:value-type="float">
            <text:p>0</text:p>
          </table:table-cell>
          <table:table-cell office:value-type="float" office:value="-0.6321411" calcext:value-type="float">
            <text:p>-0.6321411</text:p>
          </table:table-cell>
          <table:table-cell office:value-type="float" office:value="-1.000061" calcext:value-type="float">
            <text:p>-1.000061</text:p>
          </table:table-cell>
          <table:table-cell office:value-type="float" office:value="-0.4098511" calcext:value-type="float">
            <text:p>-0.4098511</text:p>
          </table:table-cell>
          <table:table-cell office:value-type="float" office:value="-0.493042" calcext:value-type="float">
            <text:p>-0.493042</text:p>
          </table:table-cell>
          <table:table-cell office:value-type="float" office:value="-0.2498779" calcext:value-type="float">
            <text:p>-0.2498779</text:p>
          </table:table-cell>
          <table:table-cell office:value-type="float" office:value="-0.2669983" calcext:value-type="float">
            <text:p>-0.2669983</text:p>
          </table:table-cell>
          <table:table-cell office:value-type="float" office:value="-0.1325378" calcext:value-type="float">
            <text:p>-0.1325378</text:p>
          </table:table-cell>
          <table:table-cell office:value-type="float" office:value="-0.1356812" calcext:value-type="float">
            <text:p>-0.1356812</text:p>
          </table:table-cell>
          <table:table-cell office:value-type="float" office:value="-0.04943848" calcext:value-type="float">
            <text:p>-0.04943848</text:p>
          </table:table-cell>
          <table:table-cell office:value-type="float" office:value="-0.05218506" calcext:value-type="float">
            <text:p>-0.05218506</text:p>
          </table:table-cell>
          <table:table-cell office:value-type="float" office:value="-0.003570557" calcext:value-type="float">
            <text:p>-0.003570557</text:p>
          </table:table-cell>
          <table:table-cell office:value-type="float" office:value="-0.004486084" calcext:value-type="float">
            <text:p>-0.0044860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1.381968" calcext:value-type="float">
            <text:p>1.381968</text:p>
          </table:table-cell>
          <table:table-cell office:value-type="float" office:value="-0.9" calcext:value-type="float">
            <text:p>-0.9</text:p>
          </table:table-cell>
          <table:table-cell office:value-type="float" office:value="-3.9" calcext:value-type="float">
            <text:p>-3.9</text:p>
          </table:table-cell>
          <table:table-cell office:value-type="float" office:value="0.5645227" calcext:value-type="float">
            <text:p>0.5645227</text:p>
          </table:table-cell>
          <table:table-cell office:value-type="float" office:value="0.3064879" calcext:value-type="float">
            <text:p>0.3064879</text:p>
          </table:table-cell>
          <table:table-cell office:value-type="float" office:value="515.88" calcext:value-type="float">
            <text:p>515.88</text:p>
          </table:table-cell>
          <table:table-cell office:value-type="float" office:value="5.6" calcext:value-type="float">
            <text:p>5.6</text:p>
          </table:table-cell>
          <table:table-cell office:value-type="float" office:value="-0.6320496" calcext:value-type="float">
            <text:p>-0.6320496</text:p>
          </table:table-cell>
          <table:table-cell office:value-type="float" office:value="-1.021881" calcext:value-type="float">
            <text:p>-1.021881</text:p>
          </table:table-cell>
          <table:table-cell office:value-type="float" office:value="-0.4002686" calcext:value-type="float">
            <text:p>-0.4002686</text:p>
          </table:table-cell>
          <table:table-cell office:value-type="float" office:value="-0.5054016" calcext:value-type="float">
            <text:p>-0.5054016</text:p>
          </table:table-cell>
          <table:table-cell office:value-type="float" office:value="-0.256073" calcext:value-type="float">
            <text:p>-0.256073</text:p>
          </table:table-cell>
          <table:table-cell office:value-type="float" office:value="-0.2814026" calcext:value-type="float">
            <text:p>-0.2814026</text:p>
          </table:table-cell>
          <table:table-cell office:value-type="float" office:value="-0.1335449" calcext:value-type="float">
            <text:p>-0.1335449</text:p>
          </table:table-cell>
          <table:table-cell office:value-type="float" office:value="-0.1396484" calcext:value-type="float">
            <text:p>-0.1396484</text:p>
          </table:table-cell>
          <table:table-cell office:value-type="float" office:value="-0.05221558" calcext:value-type="float">
            <text:p>-0.05221558</text:p>
          </table:table-cell>
          <table:table-cell office:value-type="float" office:value="-0.05554199" calcext:value-type="float">
            <text:p>-0.05554199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005554199" calcext:value-type="float">
            <text:p>-0.0055541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6.860484" calcext:value-type="float">
            <text:p>6.860484</text:p>
          </table:table-cell>
          <table:table-cell office:value-type="float" office:value="1.5" calcext:value-type="float">
            <text:p>1.5</text:p>
          </table:table-cell>
          <table:table-cell office:value-type="float" office:value="-3.7" calcext:value-type="float">
            <text:p>-3.7</text:p>
          </table:table-cell>
          <table:table-cell office:value-type="float" office:value="0.5138779" calcext:value-type="float">
            <text:p>0.5138779</text:p>
          </table:table-cell>
          <table:table-cell office:value-type="float" office:value="0.364746" calcext:value-type="float">
            <text:p>0.364746</text:p>
          </table:table-cell>
          <table:table-cell office:value-type="float" office:value="243" calcext:value-type="float">
            <text:p>243</text:p>
          </table:table-cell>
          <table:table-cell office:value-type="float" office:value="0.7" calcext:value-type="float">
            <text:p>0.7</text:p>
          </table:table-cell>
          <table:table-cell office:value-type="float" office:value="-0.4413757" calcext:value-type="float">
            <text:p>-0.4413757</text:p>
          </table:table-cell>
          <table:table-cell office:value-type="float" office:value="-0.9996643" calcext:value-type="float">
            <text:p>-0.9996643</text:p>
          </table:table-cell>
          <table:table-cell office:value-type="float" office:value="-0.365509" calcext:value-type="float">
            <text:p>-0.365509</text:p>
          </table:table-cell>
          <table:table-cell office:value-type="float" office:value="-0.5281067" calcext:value-type="float">
            <text:p>-0.5281067</text:p>
          </table:table-cell>
          <table:table-cell office:value-type="float" office:value="-0.2629089" calcext:value-type="float">
            <text:p>-0.2629089</text:p>
          </table:table-cell>
          <table:table-cell office:value-type="float" office:value="-0.2915344" calcext:value-type="float">
            <text:p>-0.2915344</text:p>
          </table:table-cell>
          <table:table-cell office:value-type="float" office:value="-0.1392517" calcext:value-type="float">
            <text:p>-0.1392517</text:p>
          </table:table-cell>
          <table:table-cell office:value-type="float" office:value="-0.1433105" calcext:value-type="float">
            <text:p>-0.1433105</text:p>
          </table:table-cell>
          <table:table-cell office:value-type="float" office:value="-0.05554199" calcext:value-type="float">
            <text:p>-0.05554199</text:p>
          </table:table-cell>
          <table:table-cell office:value-type="float" office:value="-0.05810547" calcext:value-type="float">
            <text:p>-0.05810547</text:p>
          </table:table-cell>
          <table:table-cell office:value-type="float" office:value="-0.005554199" calcext:value-type="float">
            <text:p>-0.005554199</text:p>
          </table:table-cell>
          <table:table-cell office:value-type="float" office:value="-0.006622314" calcext:value-type="float">
            <text:p>-0.0066223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1.72746" calcext:value-type="float">
            <text:p>1.72746</text:p>
          </table:table-cell>
          <table:table-cell office:value-type="float" office:value="0.5" calcext:value-type="float">
            <text:p>0.5</text:p>
          </table:table-cell>
          <table:table-cell office:value-type="float" office:value="-3.3" calcext:value-type="float">
            <text:p>-3.3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0.4081049" calcext:value-type="float">
            <text:p>0.4081049</text:p>
          </table:table-cell>
          <table:table-cell office:value-type="float" office:value="313.92" calcext:value-type="float">
            <text:p>313.92</text:p>
          </table:table-cell>
          <table:table-cell office:value-type="float" office:value="11.3" calcext:value-type="float">
            <text:p>11.3</text:p>
          </table:table-cell>
          <table:table-cell office:value-type="float" office:value="-0.2319336" calcext:value-type="float">
            <text:p>-0.2319336</text:p>
          </table:table-cell>
          <table:table-cell office:value-type="float" office:value="-0.6626282" calcext:value-type="float">
            <text:p>-0.6626282</text:p>
          </table:table-cell>
          <table:table-cell office:value-type="float" office:value="-0.2709656" calcext:value-type="float">
            <text:p>-0.2709656</text:p>
          </table:table-cell>
          <table:table-cell office:value-type="float" office:value="-0.3961487" calcext:value-type="float">
            <text:p>-0.3961487</text:p>
          </table:table-cell>
          <table:table-cell office:value-type="float" office:value="-0.2305603" calcext:value-type="float">
            <text:p>-0.2305603</text:p>
          </table:table-cell>
          <table:table-cell office:value-type="float" office:value="-0.2625732" calcext:value-type="float">
            <text:p>-0.2625732</text:p>
          </table:table-cell>
          <table:table-cell office:value-type="float" office:value="-0.1331482" calcext:value-type="float">
            <text:p>-0.1331482</text:p>
          </table:table-cell>
          <table:table-cell office:value-type="float" office:value="-0.1391602" calcext:value-type="float">
            <text:p>-0.1391602</text:p>
          </table:table-cell>
          <table:table-cell office:value-type="float" office:value="-0.05807495" calcext:value-type="float">
            <text:p>-0.05807495</text:p>
          </table:table-cell>
          <table:table-cell office:value-type="float" office:value="-0.05966187" calcext:value-type="float">
            <text:p>-0.05966187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0.007324219" calcext:value-type="float">
            <text:p>-0.0073242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3.816864" calcext:value-type="float">
            <text:p>3.816864</text:p>
          </table:table-cell>
          <table:table-cell office:value-type="float" office:value="-0.6" calcext:value-type="float">
            <text:p>-0.6</text:p>
          </table:table-cell>
          <table:table-cell office:value-type="float" office:value="-12.6" calcext:value-type="float">
            <text:p>-12.6</text:p>
          </table:table-cell>
          <table:table-cell office:value-type="float" office:value="0.5263343" calcext:value-type="float">
            <text:p>0.5263343</text:p>
          </table:table-cell>
          <table:table-cell office:value-type="float" office:value="0.1622486" calcext:value-type="float">
            <text:p>0.1622486</text:p>
          </table:table-cell>
          <table:table-cell office:value-type="float" office:value="442.8" calcext:value-type="float">
            <text:p>442.8</text:p>
          </table:table-cell>
          <table:table-cell office:value-type="float" office:value="2.3" calcext:value-type="float">
            <text:p>2.3</text:p>
          </table:table-cell>
          <table:table-cell office:value-type="float" office:value="-0.2347412" calcext:value-type="float">
            <text:p>-0.2347412</text:p>
          </table:table-cell>
          <table:table-cell office:value-type="float" office:value="-0.4530945" calcext:value-type="float">
            <text:p>-0.4530945</text:p>
          </table:table-cell>
          <table:table-cell office:value-type="float" office:value="-0.2332764" calcext:value-type="float">
            <text:p>-0.2332764</text:p>
          </table:table-cell>
          <table:table-cell office:value-type="float" office:value="-0.274231" calcext:value-type="float">
            <text:p>-0.274231</text:p>
          </table:table-cell>
          <table:table-cell office:value-type="float" office:value="-0.2011719" calcext:value-type="float">
            <text:p>-0.2011719</text:p>
          </table:table-cell>
          <table:table-cell office:value-type="float" office:value="-0.230072" calcext:value-type="float">
            <text:p>-0.230072</text:p>
          </table:table-cell>
          <table:table-cell office:value-type="float" office:value="-0.1244202" calcext:value-type="float">
            <text:p>-0.1244202</text:p>
          </table:table-cell>
          <table:table-cell office:value-type="float" office:value="-0.1329041" calcext:value-type="float">
            <text:p>-0.1329041</text:p>
          </table:table-cell>
          <table:table-cell office:value-type="float" office:value="-0.05804443" calcext:value-type="float">
            <text:p>-0.05804443</text:p>
          </table:table-cell>
          <table:table-cell office:value-type="float" office:value="-0.05905151" calcext:value-type="float">
            <text:p>-0.05905151</text:p>
          </table:table-cell>
          <table:table-cell office:value-type="float" office:value="-0.0003662109" calcext:value-type="float">
            <text:p>-0.0003662109</text:p>
          </table:table-cell>
          <table:table-cell office:value-type="float" office:value="-0.003692627" calcext:value-type="float">
            <text:p>-0.0036926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9.542158" calcext:value-type="float">
            <text:p>9.542158</text:p>
          </table:table-cell>
          <table:table-cell office:value-type="float" office:value="-6.4" calcext:value-type="float">
            <text:p>-6.4</text:p>
          </table:table-cell>
          <table:table-cell office:value-type="float" office:value="-15.8" calcext:value-type="float">
            <text:p>-15.8</text:p>
          </table:table-cell>
          <table:table-cell office:value-type="float" office:value="0.2047944" calcext:value-type="float">
            <text:p>0.2047944</text:p>
          </table:table-cell>
          <table:table-cell office:value-type="float" office:value="0.1442811" calcext:value-type="float">
            <text:p>0.1442811</text:p>
          </table:table-cell>
          <table:table-cell office:value-type="float" office:value="365.76" calcext:value-type="float">
            <text:p>365.76</text:p>
          </table:table-cell>
          <table:table-cell office:value-type="float" office:value="0" calcext:value-type="float">
            <text:p>0</text:p>
          </table:table-cell>
          <table:table-cell office:value-type="float" office:value="-0.4692383" calcext:value-type="float">
            <text:p>-0.4692383</text:p>
          </table:table-cell>
          <table:table-cell office:value-type="float" office:value="-1.164307" calcext:value-type="float">
            <text:p>-1.164307</text:p>
          </table:table-cell>
          <table:table-cell office:value-type="float" office:value="-0.2776794" calcext:value-type="float">
            <text:p>-0.2776794</text:p>
          </table:table-cell>
          <table:table-cell office:value-type="float" office:value="-0.519104" calcext:value-type="float">
            <text:p>-0.519104</text:p>
          </table:table-cell>
          <table:table-cell office:value-type="float" office:value="-0.2062073" calcext:value-type="float">
            <text:p>-0.2062073</text:p>
          </table:table-cell>
          <table:table-cell office:value-type="float" office:value="-0.2563477" calcext:value-type="float">
            <text:p>-0.256347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348877" calcext:value-type="float">
            <text:p>-0.1348877</text:p>
          </table:table-cell>
          <table:table-cell office:value-type="float" office:value="-0.05847168" calcext:value-type="float">
            <text:p>-0.05847168</text:p>
          </table:table-cell>
          <table:table-cell office:value-type="float" office:value="-0.06201172" calcext:value-type="float">
            <text:p>-0.06201172</text:p>
          </table:table-cell>
          <table:table-cell office:value-type="float" office:value="-0.001159668" calcext:value-type="float">
            <text:p>-0.001159668</text:p>
          </table:table-cell>
          <table:table-cell office:value-type="float" office:value="-0.003753662" calcext:value-type="float">
            <text:p>-0.0037536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5.313996" calcext:value-type="float">
            <text:p>5.313996</text:p>
          </table:table-cell>
          <table:table-cell office:value-type="float" office:value="-0.7" calcext:value-type="float">
            <text:p>-0.7</text:p>
          </table:table-cell>
          <table:table-cell office:value-type="float" office:value="-9.7" calcext:value-type="float">
            <text:p>-9.7</text:p>
          </table:table-cell>
          <table:table-cell office:value-type="float" office:value="0.5024964" calcext:value-type="float">
            <text:p>0.5024964</text:p>
          </table:table-cell>
          <table:table-cell office:value-type="float" office:value="0.2348785" calcext:value-type="float">
            <text:p>0.2348785</text:p>
          </table:table-cell>
          <table:table-cell office:value-type="float" office:value="376.56" calcext:value-type="float">
            <text:p>376.56</text:p>
          </table:table-cell>
          <table:table-cell office:value-type="float" office:value="1.3" calcext:value-type="float">
            <text:p>1.3</text:p>
          </table:table-cell>
          <table:table-cell office:value-type="float" office:value="-1.028961" calcext:value-type="float">
            <text:p>-1.028961</text:p>
          </table:table-cell>
          <table:table-cell office:value-type="float" office:value="-1.432983" calcext:value-type="float">
            <text:p>-1.432983</text:p>
          </table:table-cell>
          <table:table-cell office:value-type="float" office:value="-0.5228882" calcext:value-type="float">
            <text:p>-0.5228882</text:p>
          </table:table-cell>
          <table:table-cell office:value-type="float" office:value="-0.6457214" calcext:value-type="float">
            <text:p>-0.6457214</text:p>
          </table:table-cell>
          <table:table-cell office:value-type="float" office:value="-0.2572632" calcext:value-type="float">
            <text:p>-0.2572632</text:p>
          </table:table-cell>
          <table:table-cell office:value-type="float" office:value="-0.3078613" calcext:value-type="float">
            <text:p>-0.3078613</text:p>
          </table:table-cell>
          <table:table-cell office:value-type="float" office:value="-0.1351929" calcext:value-type="float">
            <text:p>-0.1351929</text:p>
          </table:table-cell>
          <table:table-cell office:value-type="float" office:value="-0.1518555" calcext:value-type="float">
            <text:p>-0.1518555</text:p>
          </table:table-cell>
          <table:table-cell office:value-type="float" office:value="-0.06207275" calcext:value-type="float">
            <text:p>-0.06207275</text:p>
          </table:table-cell>
          <table:table-cell office:value-type="float" office:value="-0.06781006" calcext:value-type="float">
            <text:p>-0.06781006</text:p>
          </table:table-cell>
          <table:table-cell office:value-type="float" office:value="-0.003845215" calcext:value-type="float">
            <text:p>-0.003845215</text:p>
          </table:table-cell>
          <table:table-cell office:value-type="float" office:value="-0.006896973" calcext:value-type="float">
            <text:p>-0.0068969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9.657323" calcext:value-type="float">
            <text:p>9.657323</text:p>
          </table:table-cell>
          <table:table-cell office:value-type="float" office:value="-2.5" calcext:value-type="float">
            <text:p>-2.5</text:p>
          </table:table-cell>
          <table:table-cell office:value-type="float" office:value="-11.3" calcext:value-type="float">
            <text:p>-11.3</text:p>
          </table:table-cell>
          <table:table-cell office:value-type="float" office:value="0.4301308" calcext:value-type="float">
            <text:p>0.4301308</text:p>
          </table:table-cell>
          <table:table-cell office:value-type="float" office:value="0.1529174" calcext:value-type="float">
            <text:p>0.1529174</text:p>
          </table:table-cell>
          <table:table-cell office:value-type="float" office:value="275.04" calcext:value-type="float">
            <text:p>275.04</text:p>
          </table:table-cell>
          <table:table-cell office:value-type="float" office:value="0" calcext:value-type="float">
            <text:p>0</text:p>
          </table:table-cell>
          <table:table-cell office:value-type="float" office:value="-1.036469" calcext:value-type="float">
            <text:p>-1.036469</text:p>
          </table:table-cell>
          <table:table-cell office:value-type="float" office:value="-1.224731" calcext:value-type="float">
            <text:p>-1.224731</text:p>
          </table:table-cell>
          <table:table-cell office:value-type="float" office:value="-0.5730896" calcext:value-type="float">
            <text:p>-0.5730896</text:p>
          </table:table-cell>
          <table:table-cell office:value-type="float" office:value="-0.6251526" calcext:value-type="float">
            <text:p>-0.6251526</text:p>
          </table:table-cell>
          <table:table-cell office:value-type="float" office:value="-0.3081665" calcext:value-type="float">
            <text:p>-0.3081665</text:p>
          </table:table-cell>
          <table:table-cell office:value-type="float" office:value="-0.3411865" calcext:value-type="float">
            <text:p>-0.3411865</text:p>
          </table:table-cell>
          <table:table-cell office:value-type="float" office:value="-0.1519165" calcext:value-type="float">
            <text:p>-0.1519165</text:p>
          </table:table-cell>
          <table:table-cell office:value-type="float" office:value="-0.1683655" calcext:value-type="float">
            <text:p>-0.1683655</text:p>
          </table:table-cell>
          <table:table-cell office:value-type="float" office:value="-0.06790161" calcext:value-type="float">
            <text:p>-0.06790161</text:p>
          </table:table-cell>
          <table:table-cell office:value-type="float" office:value="-0.0743103" calcext:value-type="float">
            <text:p>-0.0743103</text:p>
          </table:table-cell>
          <table:table-cell office:value-type="float" office:value="-0.006866455" calcext:value-type="float">
            <text:p>-0.006866455</text:p>
          </table:table-cell>
          <table:table-cell office:value-type="float" office:value="-0.009399414" calcext:value-type="float">
            <text:p>-0.0093994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9.147311" calcext:value-type="float">
            <text:p>9.147311</text:p>
          </table:table-cell>
          <table:table-cell office:value-type="float" office:value="-5.2" calcext:value-type="float">
            <text:p>-5.2</text:p>
          </table:table-cell>
          <table:table-cell office:value-type="float" office:value="-15" calcext:value-type="float">
            <text:p>-15</text:p>
          </table:table-cell>
          <table:table-cell office:value-type="float" office:value="0.2472101" calcext:value-type="float">
            <text:p>0.2472101</text:p>
          </table:table-cell>
          <table:table-cell office:value-type="float" office:value="0.08504525" calcext:value-type="float">
            <text:p>0.08504525</text:p>
          </table:table-cell>
          <table:table-cell office:value-type="float" office:value="238.32" calcext:value-type="float">
            <text:p>238.32</text:p>
          </table:table-cell>
          <table:table-cell office:value-type="float" office:value="0.6" calcext:value-type="float">
            <text:p>0.6</text:p>
          </table:table-cell>
          <table:table-cell office:value-type="float" office:value="-1.161591" calcext:value-type="float">
            <text:p>-1.161591</text:p>
          </table:table-cell>
          <table:table-cell office:value-type="float" office:value="-1.56665" calcext:value-type="float">
            <text:p>-1.56665</text:p>
          </table:table-cell>
          <table:table-cell office:value-type="float" office:value="-0.6185913" calcext:value-type="float">
            <text:p>-0.6185913</text:p>
          </table:table-cell>
          <table:table-cell office:value-type="float" office:value="-0.7625122" calcext:value-type="float">
            <text:p>-0.7625122</text:p>
          </table:table-cell>
          <table:table-cell office:value-type="float" office:value="-0.3416443" calcext:value-type="float">
            <text:p>-0.3416443</text:p>
          </table:table-cell>
          <table:table-cell office:value-type="float" office:value="-0.4067383" calcext:value-type="float">
            <text:p>-0.4067383</text:p>
          </table:table-cell>
          <table:table-cell office:value-type="float" office:value="-0.1686096" calcext:value-type="float">
            <text:p>-0.1686096</text:p>
          </table:table-cell>
          <table:table-cell office:value-type="float" office:value="-0.1969299" calcext:value-type="float">
            <text:p>-0.1969299</text:p>
          </table:table-cell>
          <table:table-cell office:value-type="float" office:value="-0.0743103" calcext:value-type="float">
            <text:p>-0.0743103</text:p>
          </table:table-cell>
          <table:table-cell office:value-type="float" office:value="-0.08395386" calcext:value-type="float">
            <text:p>-0.08395386</text:p>
          </table:table-cell>
          <table:table-cell office:value-type="float" office:value="-0.009368896" calcext:value-type="float">
            <text:p>-0.009368896</text:p>
          </table:table-cell>
          <table:table-cell office:value-type="float" office:value="-0.01159668" calcext:value-type="float">
            <text:p>-0.011596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2.418444" calcext:value-type="float">
            <text:p>2.418444</text:p>
          </table:table-cell>
          <table:table-cell office:value-type="float" office:value="-1.3" calcext:value-type="float">
            <text:p>-1.3</text:p>
          </table:table-cell>
          <table:table-cell office:value-type="float" office:value="-10.9" calcext:value-type="float">
            <text:p>-10.9</text:p>
          </table:table-cell>
          <table:table-cell office:value-type="float" office:value="0.5484042" calcext:value-type="float">
            <text:p>0.5484042</text:p>
          </table:table-cell>
          <table:table-cell office:value-type="float" office:value="0.1866334" calcext:value-type="float">
            <text:p>0.1866334</text:p>
          </table:table-cell>
          <table:table-cell office:value-type="float" office:value="430.92" calcext:value-type="float">
            <text:p>430.92</text:p>
          </table:table-cell>
          <table:table-cell office:value-type="float" office:value="3.8" calcext:value-type="float">
            <text:p>3.8</text:p>
          </table:table-cell>
          <table:table-cell office:value-type="float" office:value="-1.394501" calcext:value-type="float">
            <text:p>-1.394501</text:p>
          </table:table-cell>
          <table:table-cell office:value-type="float" office:value="-1.734924" calcext:value-type="float">
            <text:p>-1.734924</text:p>
          </table:table-cell>
          <table:table-cell office:value-type="float" office:value="-0.7625732" calcext:value-type="float">
            <text:p>-0.7625732</text:p>
          </table:table-cell>
          <table:table-cell office:value-type="float" office:value="-0.8726501" calcext:value-type="float">
            <text:p>-0.8726501</text:p>
          </table:table-cell>
          <table:table-cell office:value-type="float" office:value="-0.4075012" calcext:value-type="float">
            <text:p>-0.4075012</text:p>
          </table:table-cell>
          <table:table-cell office:value-type="float" office:value="-0.4688416" calcext:value-type="float">
            <text:p>-0.4688416</text:p>
          </table:table-cell>
          <table:table-cell office:value-type="float" office:value="-0.1972961" calcext:value-type="float">
            <text:p>-0.1972961</text:p>
          </table:table-cell>
          <table:table-cell office:value-type="float" office:value="-0.2337036" calcext:value-type="float">
            <text:p>-0.2337036</text:p>
          </table:table-cell>
          <table:table-cell office:value-type="float" office:value="-0.08413696" calcext:value-type="float">
            <text:p>-0.08413696</text:p>
          </table:table-cell>
          <table:table-cell office:value-type="float" office:value="-0.09765625" calcext:value-type="float">
            <text:p>-0.09765625</text:p>
          </table:table-cell>
          <table:table-cell office:value-type="float" office:value="-0.01150513" calcext:value-type="float">
            <text:p>-0.01150513</text:p>
          </table:table-cell>
          <table:table-cell office:value-type="float" office:value="-0.0145874" calcext:value-type="float">
            <text:p>-0.01458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5.248187" calcext:value-type="float">
            <text:p>5.248187</text:p>
          </table:table-cell>
          <table:table-cell office:value-type="float" office:value="3.6" calcext:value-type="float">
            <text:p>3.6</text:p>
          </table:table-cell>
          <table:table-cell office:value-type="float" office:value="-2.6" calcext:value-type="float">
            <text:p>-2.6</text:p>
          </table:table-cell>
          <table:table-cell office:value-type="float" office:value="0.5484042" calcext:value-type="float">
            <text:p>0.5484042</text:p>
          </table:table-cell>
          <table:table-cell office:value-type="float" office:value="0.483717" calcext:value-type="float">
            <text:p>0.483717</text:p>
          </table:table-cell>
          <table:table-cell office:value-type="float" office:value="279.72" calcext:value-type="float">
            <text:p>279.72</text:p>
          </table:table-cell>
          <table:table-cell office:value-type="float" office:value="5.9" calcext:value-type="float">
            <text:p>5.9</text:p>
          </table:table-cell>
          <table:table-cell office:value-type="float" office:value="-0.9025879" calcext:value-type="float">
            <text:p>-0.9025879</text:p>
          </table:table-cell>
          <table:table-cell office:value-type="float" office:value="-1.38855" calcext:value-type="float">
            <text:p>-1.38855</text:p>
          </table:table-cell>
          <table:table-cell office:value-type="float" office:value="-0.6269226" calcext:value-type="float">
            <text:p>-0.6269226</text:p>
          </table:table-cell>
          <table:table-cell office:value-type="float" office:value="-0.8109741" calcext:value-type="float">
            <text:p>-0.8109741</text:p>
          </table:table-cell>
          <table:table-cell office:value-type="float" office:value="-0.4347229" calcext:value-type="float">
            <text:p>-0.4347229</text:p>
          </table:table-cell>
          <table:table-cell office:value-type="float" office:value="-0.4688721" calcext:value-type="float">
            <text:p>-0.4688721</text:p>
          </table:table-cell>
          <table:table-cell office:value-type="float" office:value="-0.2339172" calcext:value-type="float">
            <text:p>-0.2339172</text:p>
          </table:table-cell>
          <table:table-cell office:value-type="float" office:value="-0.2485352" calcext:value-type="float">
            <text:p>-0.2485352</text:p>
          </table:table-cell>
          <table:table-cell office:value-type="float" office:value="-0.09786987" calcext:value-type="float">
            <text:p>-0.09786987</text:p>
          </table:table-cell>
          <table:table-cell office:value-type="float" office:value="-0.1091919" calcext:value-type="float">
            <text:p>-0.1091919</text:p>
          </table:table-cell>
          <table:table-cell office:value-type="float" office:value="-0.01455688" calcext:value-type="float">
            <text:p>-0.01455688</text:p>
          </table:table-cell>
          <table:table-cell office:value-type="float" office:value="-0.01754761" calcext:value-type="float">
            <text:p>-0.017547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9.95346" calcext:value-type="float">
            <text:p>9.95346</text:p>
          </table:table-cell>
          <table:table-cell office:value-type="float" office:value="7.5" calcext:value-type="float">
            <text:p>7.5</text:p>
          </table:table-cell>
          <table:table-cell office:value-type="float" office:value="-4.1" calcext:value-type="float">
            <text:p>-4.1</text:p>
          </table:table-cell>
          <table:table-cell office:value-type="float" office:value="0.4785628" calcext:value-type="float">
            <text:p>0.4785628</text:p>
          </table:table-cell>
          <table:table-cell office:value-type="float" office:value="0.2287933" calcext:value-type="float">
            <text:p>0.228793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0.5925598" calcext:value-type="float">
            <text:p>-0.5925598</text:p>
          </table:table-cell>
          <table:table-cell office:value-type="float" office:value="-0.9307861" calcext:value-type="float">
            <text:p>-0.9307861</text:p>
          </table:table-cell>
          <table:table-cell office:value-type="float" office:value="-0.4957886" calcext:value-type="float">
            <text:p>-0.4957886</text:p>
          </table:table-cell>
          <table:table-cell office:value-type="float" office:value="-0.6256104" calcext:value-type="float">
            <text:p>-0.6256104</text:p>
          </table:table-cell>
          <table:table-cell office:value-type="float" office:value="-0.3862" calcext:value-type="float">
            <text:p>-0.3862</text:p>
          </table:table-cell>
          <table:table-cell office:value-type="float" office:value="-0.4343262" calcext:value-type="float">
            <text:p>-0.4343262</text:p>
          </table:table-cell>
          <table:table-cell office:value-type="float" office:value="-0.2459106" calcext:value-type="float">
            <text:p>-0.2459106</text:p>
          </table:table-cell>
          <table:table-cell office:value-type="float" office:value="-0.2502136" calcext:value-type="float">
            <text:p>-0.2502136</text:p>
          </table:table-cell>
          <table:table-cell office:value-type="float" office:value="-0.1092834" calcext:value-type="float">
            <text:p>-0.1092834</text:p>
          </table:table-cell>
          <table:table-cell office:value-type="float" office:value="-0.1174927" calcext:value-type="float">
            <text:p>-0.1174927</text:p>
          </table:table-cell>
          <table:table-cell office:value-type="float" office:value="-0.01754761" calcext:value-type="float">
            <text:p>-0.01754761</text:p>
          </table:table-cell>
          <table:table-cell office:value-type="float" office:value="-0.01956177" calcext:value-type="float">
            <text:p>-0.019561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4.063644" calcext:value-type="float">
            <text:p>4.063644</text:p>
          </table:table-cell>
          <table:table-cell office:value-type="float" office:value="6" calcext:value-type="float">
            <text:p>6</text:p>
          </table:table-cell>
          <table:table-cell office:value-type="float" office:value="-2.6" calcext:value-type="float">
            <text:p>-2.6</text:p>
          </table:table-cell>
          <table:table-cell office:value-type="float" office:value="0.6704842" calcext:value-type="float">
            <text:p>0.6704842</text:p>
          </table:table-cell>
          <table:table-cell office:value-type="float" office:value="0.3808854" calcext:value-type="float">
            <text:p>0.3808854</text:p>
          </table:table-cell>
          <table:table-cell office:value-type="float" office:value="228.6" calcext:value-type="float">
            <text:p>228.6</text:p>
          </table:table-cell>
          <table:table-cell office:value-type="float" office:value="5.5" calcext:value-type="float">
            <text:p>5.5</text:p>
          </table:table-cell>
          <table:table-cell office:value-type="float" office:value="-0.3716431" calcext:value-type="float">
            <text:p>-0.3716431</text:p>
          </table:table-cell>
          <table:table-cell office:value-type="float" office:value="-0.6062012" calcext:value-type="float">
            <text:p>-0.6062012</text:p>
          </table:table-cell>
          <table:table-cell office:value-type="float" office:value="-0.3945007" calcext:value-type="float">
            <text:p>-0.3945007</text:p>
          </table:table-cell>
          <table:table-cell office:value-type="float" office:value="-0.4939575" calcext:value-type="float">
            <text:p>-0.4939575</text:p>
          </table:table-cell>
          <table:table-cell office:value-type="float" office:value="-0.3362427" calcext:value-type="float">
            <text:p>-0.3362427</text:p>
          </table:table-cell>
          <table:table-cell office:value-type="float" office:value="-0.3854675" calcext:value-type="float">
            <text:p>-0.3854675</text:p>
          </table:table-cell>
          <table:table-cell office:value-type="float" office:value="-0.2327271" calcext:value-type="float">
            <text:p>-0.2327271</text:p>
          </table:table-cell>
          <table:table-cell office:value-type="float" office:value="-0.2457581" calcext:value-type="float">
            <text:p>-0.2457581</text:p>
          </table:table-cell>
          <table:table-cell office:value-type="float" office:value="-0.1176453" calcext:value-type="float">
            <text:p>-0.1176453</text:p>
          </table:table-cell>
          <table:table-cell office:value-type="float" office:value="-0.1216736" calcext:value-type="float">
            <text:p>-0.1216736</text:p>
          </table:table-cell>
          <table:table-cell office:value-type="float" office:value="-0.01953125" calcext:value-type="float">
            <text:p>-0.01953125</text:p>
          </table:table-cell>
          <table:table-cell office:value-type="float" office:value="-0.0211792" calcext:value-type="float">
            <text:p>-0.02117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6.202403" calcext:value-type="float">
            <text:p>6.202403</text:p>
          </table:table-cell>
          <table:table-cell office:value-type="float" office:value="7.3" calcext:value-type="float">
            <text:p>7.3</text:p>
          </table:table-cell>
          <table:table-cell office:value-type="float" office:value="2.3" calcext:value-type="float">
            <text:p>2.3</text:p>
          </table:table-cell>
          <table:table-cell office:value-type="float" office:value="0.7990296" calcext:value-type="float">
            <text:p>0.7990296</text:p>
          </table:table-cell>
          <table:table-cell office:value-type="float" office:value="0.6146341" calcext:value-type="float">
            <text:p>0.6146341</text:p>
          </table:table-cell>
          <table:table-cell office:value-type="float" office:value="440.28" calcext:value-type="float">
            <text:p>440.28</text:p>
          </table:table-cell>
          <table:table-cell office:value-type="float" office:value="2.7" calcext:value-type="float">
            <text:p>2.7</text:p>
          </table:table-cell>
          <table:table-cell office:value-type="float" office:value="-0.2390747" calcext:value-type="float">
            <text:p>-0.2390747</text:p>
          </table:table-cell>
          <table:table-cell office:value-type="float" office:value="-0.33255" calcext:value-type="float">
            <text:p>-0.33255</text:p>
          </table:table-cell>
          <table:table-cell office:value-type="float" office:value="-0.2876892" calcext:value-type="float">
            <text:p>-0.2876892</text:p>
          </table:table-cell>
          <table:table-cell office:value-type="float" office:value="-0.3833923" calcext:value-type="float">
            <text:p>-0.3833923</text:p>
          </table:table-cell>
          <table:table-cell office:value-type="float" office:value="-0.2774353" calcext:value-type="float">
            <text:p>-0.2774353</text:p>
          </table:table-cell>
          <table:table-cell office:value-type="float" office:value="-0.3344727" calcext:value-type="float">
            <text:p>-0.3344727</text:p>
          </table:table-cell>
          <table:table-cell office:value-type="float" office:value="-0.2107239" calcext:value-type="float">
            <text:p>-0.2107239</text:p>
          </table:table-cell>
          <table:table-cell office:value-type="float" office:value="-0.2326965" calcext:value-type="float">
            <text:p>-0.2326965</text:p>
          </table:table-cell>
          <table:table-cell office:value-type="float" office:value="-0.1184998" calcext:value-type="float">
            <text:p>-0.1184998</text:p>
          </table:table-cell>
          <table:table-cell office:value-type="float" office:value="-0.1221924" calcext:value-type="float">
            <text:p>-0.1221924</text:p>
          </table:table-cell>
          <table:table-cell office:value-type="float" office:value="-0.01159668" calcext:value-type="float">
            <text:p>-0.01159668</text:p>
          </table:table-cell>
          <table:table-cell office:value-type="float" office:value="-0.021698" calcext:value-type="float">
            <text:p>-0.0216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7.880507" calcext:value-type="float">
            <text:p>7.880507</text:p>
          </table:table-cell>
          <table:table-cell office:value-type="float" office:value="9" calcext:value-type="float">
            <text:p>9</text:p>
          </table:table-cell>
          <table:table-cell office:value-type="float" office:value="-1.7" calcext:value-type="float">
            <text:p>-1.7</text:p>
          </table:table-cell>
          <table:table-cell office:value-type="float" office:value="0.6339938" calcext:value-type="float">
            <text:p>0.6339938</text:p>
          </table:table-cell>
          <table:table-cell office:value-type="float" office:value="0.4747607" calcext:value-type="float">
            <text:p>0.4747607</text:p>
          </table:table-cell>
          <table:table-cell office:value-type="float" office:value="196.92" calcext:value-type="float">
            <text:p>196.92</text:p>
          </table:table-cell>
          <table:table-cell office:value-type="float" office:value="0.6" calcext:value-type="float">
            <text:p>0.6</text:p>
          </table:table-cell>
          <table:table-cell office:value-type="float" office:value="-0.178772" calcext:value-type="float">
            <text:p>-0.178772</text:p>
          </table:table-cell>
          <table:table-cell office:value-type="float" office:value="-0.2758179" calcext:value-type="float">
            <text:p>-0.2758179</text:p>
          </table:table-cell>
          <table:table-cell office:value-type="float" office:value="-0.2345581" calcext:value-type="float">
            <text:p>-0.2345581</text:p>
          </table:table-cell>
          <table:table-cell office:value-type="float" office:value="-0.2875671" calcext:value-type="float">
            <text:p>-0.2875671</text:p>
          </table:table-cell>
          <table:table-cell office:value-type="float" office:value="-0.2391663" calcext:value-type="float">
            <text:p>-0.2391663</text:p>
          </table:table-cell>
          <table:table-cell office:value-type="float" office:value="-0.2771301" calcext:value-type="float">
            <text:p>-0.2771301</text:p>
          </table:table-cell>
          <table:table-cell office:value-type="float" office:value="-0.190918" calcext:value-type="float">
            <text:p>-0.190918</text:p>
          </table:table-cell>
          <table:table-cell office:value-type="float" office:value="-0.2104797" calcext:value-type="float">
            <text:p>-0.2104797</text:p>
          </table:table-cell>
          <table:table-cell office:value-type="float" office:value="-0.1138306" calcext:value-type="float">
            <text:p>-0.1138306</text:p>
          </table:table-cell>
          <table:table-cell office:value-type="float" office:value="-0.1185913" calcext:value-type="float">
            <text:p>-0.1185913</text:p>
          </table:table-cell>
          <table:table-cell office:value-type="float" office:value="-0.01034546" calcext:value-type="float">
            <text:p>-0.01034546</text:p>
          </table:table-cell>
          <table:table-cell office:value-type="float" office:value="-0.01251221" calcext:value-type="float">
            <text:p>-0.012512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2.286828" calcext:value-type="float">
            <text:p>2.286828</text:p>
          </table:table-cell>
          <table:table-cell office:value-type="float" office:value="4.9" calcext:value-type="float">
            <text:p>4.9</text:p>
          </table:table-cell>
          <table:table-cell office:value-type="float" office:value="1.9" calcext:value-type="float">
            <text:p>1.9</text:p>
          </table:table-cell>
          <table:table-cell office:value-type="float" office:value="0.7537908" calcext:value-type="float">
            <text:p>0.7537908</text:p>
          </table:table-cell>
          <table:table-cell office:value-type="float" office:value="0.5387452" calcext:value-type="float">
            <text:p>0.5387452</text:p>
          </table:table-cell>
          <table:table-cell office:value-type="float" office:value="286.56" calcext:value-type="float">
            <text:p>286.56</text:p>
          </table:table-cell>
          <table:table-cell office:value-type="float" office:value="6.8" calcext:value-type="float">
            <text:p>6.8</text:p>
          </table:table-cell>
          <table:table-cell office:value-type="float" office:value="-0.135498" calcext:value-type="float">
            <text:p>-0.135498</text:p>
          </table:table-cell>
          <table:table-cell office:value-type="float" office:value="-0.2104187" calcext:value-type="float">
            <text:p>-0.2104187</text:p>
          </table:table-cell>
          <table:table-cell office:value-type="float" office:value="-0.1933594" calcext:value-type="float">
            <text:p>-0.1933594</text:p>
          </table:table-cell>
          <table:table-cell office:value-type="float" office:value="-0.2345581" calcext:value-type="float">
            <text:p>-0.2345581</text:p>
          </table:table-cell>
          <table:table-cell office:value-type="float" office:value="-0.2079163" calcext:value-type="float">
            <text:p>-0.2079163</text:p>
          </table:table-cell>
          <table:table-cell office:value-type="float" office:value="-0.2388306" calcext:value-type="float">
            <text:p>-0.2388306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-0.1906738" calcext:value-type="float">
            <text:p>-0.1906738</text:p>
          </table:table-cell>
          <table:table-cell office:value-type="float" office:value="-0.1071472" calcext:value-type="float">
            <text:p>-0.1071472</text:p>
          </table:table-cell>
          <table:table-cell office:value-type="float" office:value="-0.1138" calcext:value-type="float">
            <text:p>-0.1138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-0.01095581" calcext:value-type="float">
            <text:p>-0.010955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6.514991" calcext:value-type="float">
            <text:p>6.514991</text:p>
          </table:table-cell>
          <table:table-cell office:value-type="float" office:value="4.8" calcext:value-type="float">
            <text:p>4.8</text:p>
          </table:table-cell>
          <table:table-cell office:value-type="float" office:value="-1" calcext:value-type="float">
            <text:p>-1</text:p>
          </table:table-cell>
          <table:table-cell office:value-type="float" office:value="0.6198902" calcext:value-type="float">
            <text:p>0.6198902</text:p>
          </table:table-cell>
          <table:table-cell office:value-type="float" office:value="0.3826714" calcext:value-type="float">
            <text:p>0.3826714</text:p>
          </table:table-cell>
          <table:table-cell office:value-type="float" office:value="326.16" calcext:value-type="float">
            <text:p>326.16</text:p>
          </table:table-cell>
          <table:table-cell office:value-type="float" office:value="4.9" calcext:value-type="float">
            <text:p>4.9</text:p>
          </table:table-cell>
          <table:table-cell office:value-type="float" office:value="-0.1105652" calcext:value-type="float">
            <text:p>-0.1105652</text:p>
          </table:table-cell>
          <table:table-cell office:value-type="float" office:value="-0.1809387" calcext:value-type="float">
            <text:p>-0.1809387</text:p>
          </table:table-cell>
          <table:table-cell office:value-type="float" office:value="-0.1619263" calcext:value-type="float">
            <text:p>-0.1619263</text:p>
          </table:table-cell>
          <table:table-cell office:value-type="float" office:value="-0.1978149" calcext:value-type="float">
            <text:p>-0.1978149</text:p>
          </table:table-cell>
          <table:table-cell office:value-type="float" office:value="-0.1838989" calcext:value-type="float">
            <text:p>-0.1838989</text:p>
          </table:table-cell>
          <table:table-cell office:value-type="float" office:value="-0.2076721" calcext:value-type="float">
            <text:p>-0.2076721</text:p>
          </table:table-cell>
          <table:table-cell office:value-type="float" office:value="-0.1568909" calcext:value-type="float">
            <text:p>-0.1568909</text:p>
          </table:table-cell>
          <table:table-cell office:value-type="float" office:value="-0.1724854" calcext:value-type="float">
            <text:p>-0.1724854</text:p>
          </table:table-cell>
          <table:table-cell office:value-type="float" office:value="-0.1008301" calcext:value-type="float">
            <text:p>-0.1008301</text:p>
          </table:table-cell>
          <table:table-cell office:value-type="float" office:value="-0.1071167" calcext:value-type="float">
            <text:p>-0.1071167</text:p>
          </table:table-cell>
          <table:table-cell office:value-type="float" office:value="-0.007354736" calcext:value-type="float">
            <text:p>-0.007354736</text:p>
          </table:table-cell>
          <table:table-cell office:value-type="float" office:value="-0.00793457" calcext:value-type="float">
            <text:p>-0.007934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4.376232" calcext:value-type="float">
            <text:p>4.376232</text:p>
          </table:table-cell>
          <table:table-cell office:value-type="float" office:value="3.6" calcext:value-type="float">
            <text:p>3.6</text:p>
          </table:table-cell>
          <table:table-cell office:value-type="float" office:value="-0.8" calcext:value-type="float">
            <text:p>-0.8</text:p>
          </table:table-cell>
          <table:table-cell office:value-type="float" office:value="0.6516815" calcext:value-type="float">
            <text:p>0.6516815</text:p>
          </table:table-cell>
          <table:table-cell office:value-type="float" office:value="0.368268" calcext:value-type="float">
            <text:p>0.368268</text:p>
          </table:table-cell>
          <table:table-cell office:value-type="float" office:value="341.28" calcext:value-type="float">
            <text:p>341.28</text:p>
          </table:table-cell>
          <table:table-cell office:value-type="float" office:value="5" calcext:value-type="float">
            <text:p>5</text:p>
          </table:table-cell>
          <table:table-cell office:value-type="float" office:value="-0.09884644" calcext:value-type="float">
            <text:p>-0.09884644</text:p>
          </table:table-cell>
          <table:table-cell office:value-type="float" office:value="-0.1295166" calcext:value-type="float">
            <text:p>-0.1295166</text:p>
          </table:table-cell>
          <table:table-cell office:value-type="float" office:value="-0.1434021" calcext:value-type="float">
            <text:p>-0.1434021</text:p>
          </table:table-cell>
          <table:table-cell office:value-type="float" office:value="-0.1614075" calcext:value-type="float">
            <text:p>-0.1614075</text:p>
          </table:table-cell>
          <table:table-cell office:value-type="float" office:value="-0.1632996" calcext:value-type="float">
            <text:p>-0.1632996</text:p>
          </table:table-cell>
          <table:table-cell office:value-type="float" office:value="-0.1835632" calcext:value-type="float">
            <text:p>-0.1835632</text:p>
          </table:table-cell>
          <table:table-cell office:value-type="float" office:value="-0.1423035" calcext:value-type="float">
            <text:p>-0.1423035</text:p>
          </table:table-cell>
          <table:table-cell office:value-type="float" office:value="-0.1567383" calcext:value-type="float">
            <text:p>-0.1567383</text:p>
          </table:table-cell>
          <table:table-cell office:value-type="float" office:value="-0.09338379" calcext:value-type="float">
            <text:p>-0.09338379</text:p>
          </table:table-cell>
          <table:table-cell office:value-type="float" office:value="-0.100647" calcext:value-type="float">
            <text:p>-0.100647</text:p>
          </table:table-cell>
          <table:table-cell office:value-type="float" office:value="-0.005554199" calcext:value-type="float">
            <text:p>-0.005554199</text:p>
          </table:table-cell>
          <table:table-cell office:value-type="float" office:value="-0.007476807" calcext:value-type="float">
            <text:p>-0.0074768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8.884079" calcext:value-type="float">
            <text:p>8.884079</text:p>
          </table:table-cell>
          <table:table-cell office:value-type="float" office:value="1.8" calcext:value-type="float">
            <text:p>1.8</text:p>
          </table:table-cell>
          <table:table-cell office:value-type="float" office:value="-1.9" calcext:value-type="float">
            <text:p>-1.9</text:p>
          </table:table-cell>
          <table:table-cell office:value-type="float" office:value="0.4641796" calcext:value-type="float">
            <text:p>0.4641796</text:p>
          </table:table-cell>
          <table:table-cell office:value-type="float" office:value="0.2832268" calcext:value-type="float">
            <text:p>0.2832268</text:p>
          </table:table-cell>
          <table:table-cell office:value-type="float" office:value="406.44" calcext:value-type="float">
            <text:p>406.44</text:p>
          </table:table-cell>
          <table:table-cell office:value-type="float" office:value="0" calcext:value-type="float">
            <text:p>0</text:p>
          </table:table-cell>
          <table:table-cell office:value-type="float" office:value="-0.1300049" calcext:value-type="float">
            <text:p>-0.1300049</text:p>
          </table:table-cell>
          <table:table-cell office:value-type="float" office:value="-0.1363525" calcext:value-type="float">
            <text:p>-0.1363525</text:p>
          </table:table-cell>
          <table:table-cell office:value-type="float" office:value="-0.1484985" calcext:value-type="float">
            <text:p>-0.1484985</text:p>
          </table:table-cell>
          <table:table-cell office:value-type="float" office:value="-0.1531372" calcext:value-type="float">
            <text:p>-0.1531372</text:p>
          </table:table-cell>
          <table:table-cell office:value-type="float" office:value="-0.1531067" calcext:value-type="float">
            <text:p>-0.1531067</text:p>
          </table:table-cell>
          <table:table-cell office:value-type="float" office:value="-0.1631165" calcext:value-type="float">
            <text:p>-0.1631165</text:p>
          </table:table-cell>
          <table:table-cell office:value-type="float" office:value="-0.1316223" calcext:value-type="float">
            <text:p>-0.1316223</text:p>
          </table:table-cell>
          <table:table-cell office:value-type="float" office:value="-0.1422119" calcext:value-type="float">
            <text:p>-0.1422119</text:p>
          </table:table-cell>
          <table:table-cell office:value-type="float" office:value="-0.08758545" calcext:value-type="float">
            <text:p>-0.08758545</text:p>
          </table:table-cell>
          <table:table-cell office:value-type="float" office:value="-0.09332275" calcext:value-type="float">
            <text:p>-0.09332275</text:p>
          </table:table-cell>
          <table:table-cell office:value-type="float" office:value="-0.005310059" calcext:value-type="float">
            <text:p>-0.005310059</text:p>
          </table:table-cell>
          <table:table-cell office:value-type="float" office:value="-0.00567627" calcext:value-type="float">
            <text:p>-0.005676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8.653751" calcext:value-type="float">
            <text:p>8.653751</text:p>
          </table:table-cell>
          <table:table-cell office:value-type="float" office:value="2.9" calcext:value-type="float">
            <text:p>2.9</text:p>
          </table:table-cell>
          <table:table-cell office:value-type="float" office:value="-4.3" calcext:value-type="float">
            <text:p>-4.3</text:p>
          </table:table-cell>
          <table:table-cell office:value-type="float" office:value="0.3921928" calcext:value-type="float">
            <text:p>0.3921928</text:p>
          </table:table-cell>
          <table:table-cell office:value-type="float" office:value="0.1626693" calcext:value-type="float">
            <text:p>0.1626693</text:p>
          </table:table-cell>
          <table:table-cell office:value-type="float" office:value="224.64" calcext:value-type="float">
            <text:p>224.64</text:p>
          </table:table-cell>
          <table:table-cell office:value-type="float" office:value="0" calcext:value-type="float">
            <text:p>0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-0.1320496" calcext:value-type="float">
            <text:p>-0.1320496</text:p>
          </table:table-cell>
          <table:table-cell office:value-type="float" office:value="-0.1423645" calcext:value-type="float">
            <text:p>-0.1423645</text:p>
          </table:table-cell>
          <table:table-cell office:value-type="float" office:value="-0.1516724" calcext:value-type="float">
            <text:p>-0.1516724</text:p>
          </table:table-cell>
          <table:table-cell office:value-type="float" office:value="-0.1436157" calcext:value-type="float">
            <text:p>-0.1436157</text:p>
          </table:table-cell>
          <table:table-cell office:value-type="float" office:value="-0.1530151" calcext:value-type="float">
            <text:p>-0.1530151</text:p>
          </table:table-cell>
          <table:table-cell office:value-type="float" office:value="-0.1226196" calcext:value-type="float">
            <text:p>-0.1226196</text:p>
          </table:table-cell>
          <table:table-cell office:value-type="float" office:value="-0.1315308" calcext:value-type="float">
            <text:p>-0.1315308</text:p>
          </table:table-cell>
          <table:table-cell office:value-type="float" office:value="-0.08276367" calcext:value-type="float">
            <text:p>-0.08276367</text:p>
          </table:table-cell>
          <table:table-cell office:value-type="float" office:value="-0.08755493" calcext:value-type="float">
            <text:p>-0.08755493</text:p>
          </table:table-cell>
          <table:table-cell office:value-type="float" office:value="-0.005432129" calcext:value-type="float">
            <text:p>-0.005432129</text:p>
          </table:table-cell>
          <table:table-cell office:value-type="float" office:value="-0.00592041" calcext:value-type="float">
            <text:p>-0.005920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10.77606" calcext:value-type="float">
            <text:p>10.77606</text:p>
          </table:table-cell>
          <table:table-cell office:value-type="float" office:value="0.3" calcext:value-type="float">
            <text:p>0.3</text:p>
          </table:table-cell>
          <table:table-cell office:value-type="float" office:value="-7.4" calcext:value-type="float">
            <text:p>-7.4</text:p>
          </table:table-cell>
          <table:table-cell office:value-type="float" office:value="0.2243761" calcext:value-type="float">
            <text:p>0.2243761</text:p>
          </table:table-cell>
          <table:table-cell office:value-type="float" office:value="0.1598266" calcext:value-type="float">
            <text:p>0.1598266</text:p>
          </table:table-cell>
          <table:table-cell office:value-type="float" office:value="345.6" calcext:value-type="float">
            <text:p>345.6</text:p>
          </table:table-cell>
          <table:table-cell office:value-type="float" office:value="0" calcext:value-type="float">
            <text:p>0</text:p>
          </table:table-cell>
          <table:table-cell office:value-type="float" office:value="-0.1166687" calcext:value-type="float">
            <text:p>-0.1166687</text:p>
          </table:table-cell>
          <table:table-cell office:value-type="float" office:value="-0.3374939" calcext:value-type="float">
            <text:p>-0.3374939</text:p>
          </table:table-cell>
          <table:table-cell office:value-type="float" office:value="-0.139801" calcext:value-type="float">
            <text:p>-0.139801</text:p>
          </table:table-cell>
          <table:table-cell office:value-type="float" office:value="-0.1858826" calcext:value-type="float">
            <text:p>-0.1858826</text:p>
          </table:table-cell>
          <table:table-cell office:value-type="float" office:value="-0.1401367" calcext:value-type="float">
            <text:p>-0.1401367</text:p>
          </table:table-cell>
          <table:table-cell office:value-type="float" office:value="-0.1456604" calcext:value-type="float">
            <text:p>-0.1456604</text:p>
          </table:table-cell>
          <table:table-cell office:value-type="float" office:value="-0.1168823" calcext:value-type="float">
            <text:p>-0.1168823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-0.07894897" calcext:value-type="float">
            <text:p>-0.07894897</text:p>
          </table:table-cell>
          <table:table-cell office:value-type="float" office:value="-0.08276367" calcext:value-type="float">
            <text:p>-0.08276367</text:p>
          </table:table-cell>
          <table:table-cell office:value-type="float" office:value="-0.005889893" calcext:value-type="float">
            <text:p>-0.005889893</text:p>
          </table:table-cell>
          <table:table-cell office:value-type="float" office:value="-0.007019043" calcext:value-type="float">
            <text:p>-0.0070190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6.366924" calcext:value-type="float">
            <text:p>6.366924</text:p>
          </table:table-cell>
          <table:table-cell office:value-type="float" office:value="3.2" calcext:value-type="float">
            <text:p>3.2</text:p>
          </table:table-cell>
          <table:table-cell office:value-type="float" office:value="-6.9" calcext:value-type="float">
            <text:p>-6.9</text:p>
          </table:table-cell>
          <table:table-cell office:value-type="float" office:value="0.5615833" calcext:value-type="float">
            <text:p>0.5615833</text:p>
          </table:table-cell>
          <table:table-cell office:value-type="float" office:value="0.1938893" calcext:value-type="float">
            <text:p>0.1938893</text:p>
          </table:table-cell>
          <table:table-cell office:value-type="float" office:value="241.2" calcext:value-type="float">
            <text:p>241.2</text:p>
          </table:table-cell>
          <table:table-cell office:value-type="float" office:value="0" calcext:value-type="float">
            <text:p>0</text:p>
          </table:table-cell>
          <table:table-cell office:value-type="float" office:value="-0.2904358" calcext:value-type="float">
            <text:p>-0.2904358</text:p>
          </table:table-cell>
          <table:table-cell office:value-type="float" office:value="-0.6394348" calcext:value-type="float">
            <text:p>-0.6394348</text:p>
          </table:table-cell>
          <table:table-cell office:value-type="float" office:value="-0.1885986" calcext:value-type="float">
            <text:p>-0.1885986</text:p>
          </table:table-cell>
          <table:table-cell office:value-type="float" office:value="-0.2650452" calcext:value-type="float">
            <text:p>-0.2650452</text:p>
          </table:table-cell>
          <table:table-cell office:value-type="float" office:value="-0.1452637" calcext:value-type="float">
            <text:p>-0.1452637</text:p>
          </table:table-cell>
          <table:table-cell office:value-type="float" office:value="-0.1600952" calcext:value-type="float">
            <text:p>-0.1600952</text:p>
          </table:table-cell>
          <table:table-cell office:value-type="float" office:value="-0.1167908" calcext:value-type="float">
            <text:p>-0.1167908</text:p>
          </table:table-cell>
          <table:table-cell office:value-type="float" office:value="-0.1187744" calcext:value-type="float">
            <text:p>-0.1187744</text:p>
          </table:table-cell>
          <table:table-cell office:value-type="float" office:value="-0.07702637" calcext:value-type="float">
            <text:p>-0.07702637</text:p>
          </table:table-cell>
          <table:table-cell office:value-type="float" office:value="-0.07894897" calcext:value-type="float">
            <text:p>-0.07894897</text:p>
          </table:table-cell>
          <table:table-cell office:value-type="float" office:value="-0.006988525" calcext:value-type="float">
            <text:p>-0.006988525</text:p>
          </table:table-cell>
          <table:table-cell office:value-type="float" office:value="-0.008636475" calcext:value-type="float">
            <text:p>-0.0086364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2.237472" calcext:value-type="float">
            <text:p>2.237472</text:p>
          </table:table-cell>
          <table:table-cell office:value-type="float" office:value="9.4" calcext:value-type="float">
            <text:p>9.4</text:p>
          </table:table-cell>
          <table:table-cell office:value-type="float" office:value="0.3" calcext:value-type="float">
            <text:p>0.3</text:p>
          </table:table-cell>
          <table:table-cell office:value-type="float" office:value="0.9504652" calcext:value-type="float">
            <text:p>0.9504652</text:p>
          </table:table-cell>
          <table:table-cell office:value-type="float" office:value="0.5650042" calcext:value-type="float">
            <text:p>0.5650042</text:p>
          </table:table-cell>
          <table:table-cell office:value-type="float" office:value="202.68" calcext:value-type="float">
            <text:p>202.68</text:p>
          </table:table-cell>
          <table:table-cell office:value-type="float" office:value="11.5" calcext:value-type="float">
            <text:p>11.5</text:p>
          </table:table-cell>
          <table:table-cell office:value-type="float" office:value="-0.113739" calcext:value-type="float">
            <text:p>-0.113739</text:p>
          </table:table-cell>
          <table:table-cell office:value-type="float" office:value="-0.4955139" calcext:value-type="float">
            <text:p>-0.4955139</text:p>
          </table:table-cell>
          <table:table-cell office:value-type="float" office:value="-0.1595154" calcext:value-type="float">
            <text:p>-0.1595154</text:p>
          </table:table-cell>
          <table:table-cell office:value-type="float" office:value="-0.2600708" calcext:value-type="float">
            <text:p>-0.2600708</text:p>
          </table:table-cell>
          <table:table-cell office:value-type="float" office:value="-0.1482544" calcext:value-type="float">
            <text:p>-0.1482544</text:p>
          </table:table-cell>
          <table:table-cell office:value-type="float" office:value="-0.1651001" calcext:value-type="float">
            <text:p>-0.1651001</text:p>
          </table:table-cell>
          <table:table-cell office:value-type="float" office:value="-0.1131592" calcext:value-type="float">
            <text:p>-0.1131592</text:p>
          </table:table-cell>
          <table:table-cell office:value-type="float" office:value="-0.1183472" calcext:value-type="float">
            <text:p>-0.1183472</text:p>
          </table:table-cell>
          <table:table-cell office:value-type="float" office:value="-0.07397461" calcext:value-type="float">
            <text:p>-0.07397461</text:p>
          </table:table-cell>
          <table:table-cell office:value-type="float" office:value="-0.07702637" calcext:value-type="float">
            <text:p>-0.07702637</text:p>
          </table:table-cell>
          <table:table-cell office:value-type="float" office:value="-0.005371094" calcext:value-type="float">
            <text:p>-0.005371094</text:p>
          </table:table-cell>
          <table:table-cell office:value-type="float" office:value="-0.009552002" calcext:value-type="float">
            <text:p>-0.0095520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1.48068" calcext:value-type="float">
            <text:p>1.48068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office:value-type="float" office:value="1.418432" calcext:value-type="float">
            <text:p>1.418432</text:p>
          </table:table-cell>
          <table:table-cell office:value-type="float" office:value="0.6761307" calcext:value-type="float">
            <text:p>0.6761307</text:p>
          </table:table-cell>
          <table:table-cell office:value-type="float" office:value="385.92" calcext:value-type="float">
            <text:p>385.92</text:p>
          </table:table-cell>
          <table:table-cell office:value-type="float" office:value="9.7" calcext:value-type="float">
            <text:p>9.7</text:p>
          </table:table-cell>
          <table:table-cell office:value-type="float" office:value="-0.08773804" calcext:value-type="float">
            <text:p>-0.08773804</text:p>
          </table:table-cell>
          <table:table-cell office:value-type="float" office:value="-0.1126099" calcext:value-type="float">
            <text:p>-0.1126099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-0.1589355" calcext:value-type="float">
            <text:p>-0.1589355</text:p>
          </table:table-cell>
          <table:table-cell office:value-type="float" office:value="-0.1329041" calcext:value-type="float">
            <text:p>-0.1329041</text:p>
          </table:table-cell>
          <table:table-cell office:value-type="float" office:value="-0.1480713" calcext:value-type="float">
            <text:p>-0.1480713</text:p>
          </table:table-cell>
          <table:table-cell office:value-type="float" office:value="-0.1065369" calcext:value-type="float">
            <text:p>-0.1065369</text:p>
          </table:table-cell>
          <table:table-cell office:value-type="float" office:value="-0.1131897" calcext:value-type="float">
            <text:p>-0.1131897</text:p>
          </table:table-cell>
          <table:table-cell office:value-type="float" office:value="-0.06924438" calcext:value-type="float">
            <text:p>-0.06924438</text:p>
          </table:table-cell>
          <table:table-cell office:value-type="float" office:value="-0.07388306" calcext:value-type="float">
            <text:p>-0.07388306</text:p>
          </table:table-cell>
          <table:table-cell office:value-type="float" office:value="-0.002044678" calcext:value-type="float">
            <text:p>-0.002044678</text:p>
          </table:table-cell>
          <table:table-cell office:value-type="float" office:value="-0.005279541" calcext:value-type="float">
            <text:p>-0.0052795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10.23314" calcext:value-type="float">
            <text:p>10.23314</text:p>
          </table:table-cell>
          <table:table-cell office:value-type="float" office:value="9.9" calcext:value-type="float">
            <text:p>9.9</text:p>
          </table:table-cell>
          <table:table-cell office:value-type="float" office:value="0.9" calcext:value-type="float">
            <text:p>0.9</text:p>
          </table:table-cell>
          <table:table-cell office:value-type="float" office:value="0.6333579" calcext:value-type="float">
            <text:p>0.6333579</text:p>
          </table:table-cell>
          <table:table-cell office:value-type="float" office:value="0.489642" calcext:value-type="float">
            <text:p>0.489642</text:p>
          </table:table-cell>
          <table:table-cell office:value-type="float" office:value="283.32" calcext:value-type="float">
            <text:p>283.32</text:p>
          </table:table-cell>
          <table:table-cell office:value-type="float" office:value="0" calcext:value-type="float">
            <text:p>0</text:p>
          </table:table-cell>
          <table:table-cell office:value-type="float" office:value="-0.08837891" calcext:value-type="float">
            <text:p>-0.08837891</text:p>
          </table:table-cell>
          <table:table-cell office:value-type="float" office:value="-0.1792603" calcext:value-type="float">
            <text:p>-0.1792603</text:p>
          </table:table-cell>
          <table:table-cell office:value-type="float" office:value="-0.1194153" calcext:value-type="float">
            <text:p>-0.1194153</text:p>
          </table:table-cell>
          <table:table-cell office:value-type="float" office:value="-0.1401978" calcext:value-type="float">
            <text:p>-0.1401978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-0.1328735" calcext:value-type="float">
            <text:p>-0.1328735</text:p>
          </table:table-cell>
          <table:table-cell office:value-type="float" office:value="-0.1006165" calcext:value-type="float">
            <text:p>-0.1006165</text:p>
          </table:table-cell>
          <table:table-cell office:value-type="float" office:value="-0.1063843" calcext:value-type="float">
            <text:p>-0.1063843</text:p>
          </table:table-cell>
          <table:table-cell office:value-type="float" office:value="-0.06585693" calcext:value-type="float">
            <text:p>-0.06585693</text:p>
          </table:table-cell>
          <table:table-cell office:value-type="float" office:value="-0.06921387" calcext:value-type="float">
            <text:p>-0.06921387</text:p>
          </table:table-cell>
          <table:table-cell office:value-type="float" office:value="-0.001586914" calcext:value-type="float">
            <text:p>-0.001586914</text:p>
          </table:table-cell>
          <table:table-cell office:value-type="float" office:value="-0.002227783" calcext:value-type="float">
            <text:p>-0.0022277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6.942744" calcext:value-type="float">
            <text:p>6.942744</text:p>
          </table:table-cell>
          <table:table-cell office:value-type="float" office:value="13.8" calcext:value-type="float">
            <text:p>13.8</text:p>
          </table:table-cell>
          <table:table-cell office:value-type="float" office:value="0.7" calcext:value-type="float">
            <text:p>0.7</text:p>
          </table:table-cell>
          <table:table-cell office:value-type="float" office:value="0.705266" calcext:value-type="float">
            <text:p>0.705266</text:p>
          </table:table-cell>
          <table:table-cell office:value-type="float" office:value="0.5826942" calcext:value-type="float">
            <text:p>0.5826942</text:p>
          </table:table-cell>
          <table:table-cell office:value-type="float" office:value="266.04" calcext:value-type="float">
            <text:p>266.04</text:p>
          </table:table-cell>
          <table:table-cell office:value-type="float" office:value="0" calcext:value-type="float">
            <text:p>0</text:p>
          </table:table-cell>
          <table:table-cell office:value-type="float" office:value="-0.08456421" calcext:value-type="float">
            <text:p>-0.08456421</text:p>
          </table:table-cell>
          <table:table-cell office:value-type="float" office:value="-0.232666" calcext:value-type="float">
            <text:p>-0.232666</text:p>
          </table:table-cell>
          <table:table-cell office:value-type="float" office:value="-0.1134033" calcext:value-type="float">
            <text:p>-0.1134033</text:p>
          </table:table-cell>
          <table:table-cell office:value-type="float" office:value="-0.1578674" calcext:value-type="float">
            <text:p>-0.1578674</text:p>
          </table:table-cell>
          <table:table-cell office:value-type="float" office:value="-0.1173401" calcext:value-type="float">
            <text:p>-0.1173401</text:p>
          </table:table-cell>
          <table:table-cell office:value-type="float" office:value="-0.1271362" calcext:value-type="float">
            <text:p>-0.1271362</text:p>
          </table:table-cell>
          <table:table-cell office:value-type="float" office:value="-0.09539795" calcext:value-type="float">
            <text:p>-0.09539795</text:p>
          </table:table-cell>
          <table:table-cell office:value-type="float" office:value="-0.100647" calcext:value-type="float">
            <text:p>-0.100647</text:p>
          </table:table-cell>
          <table:table-cell office:value-type="float" office:value="-0.06292725" calcext:value-type="float">
            <text:p>-0.06292725</text:p>
          </table:table-cell>
          <table:table-cell office:value-type="float" office:value="-0.06588745" calcext:value-type="float">
            <text:p>-0.06588745</text:p>
          </table:table-cell>
          <table:table-cell office:value-type="float" office:value="-0.001098633" calcext:value-type="float">
            <text:p>-0.001098633</text:p>
          </table:table-cell>
          <table:table-cell office:value-type="float" office:value="-0.00201416" calcext:value-type="float">
            <text:p>-0.002014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8.604396" calcext:value-type="float">
            <text:p>8.604396</text:p>
          </table:table-cell>
          <table:table-cell office:value-type="float" office:value="18.7" calcext:value-type="float">
            <text:p>18.7</text:p>
          </table:table-cell>
          <table:table-cell office:value-type="float" office:value="4.9" calcext:value-type="float">
            <text:p>4.9</text:p>
          </table:table-cell>
          <table:table-cell office:value-type="float" office:value="1.486448" calcext:value-type="float">
            <text:p>1.486448</text:p>
          </table:table-cell>
          <table:table-cell office:value-type="float" office:value="0.5166245" calcext:value-type="float">
            <text:p>0.5166245</text:p>
          </table:table-cell>
          <table:table-cell office:value-type="float" office:value="451.8" calcext:value-type="float">
            <text:p>451.8</text:p>
          </table:table-cell>
          <table:table-cell office:value-type="float" office:value="7.1" calcext:value-type="float">
            <text:p>7.1</text:p>
          </table:table-cell>
          <table:table-cell office:value-type="float" office:value="-0.05947876" calcext:value-type="float">
            <text:p>-0.05947876</text:p>
          </table:table-cell>
          <table:table-cell office:value-type="float" office:value="-0.1580811" calcext:value-type="float">
            <text:p>-0.1580811</text:p>
          </table:table-cell>
          <table:table-cell office:value-type="float" office:value="-0.09179688" calcext:value-type="float">
            <text:p>-0.09179688</text:p>
          </table:table-cell>
          <table:table-cell office:value-type="float" office:value="-0.1308289" calcext:value-type="float">
            <text:p>-0.1308289</text:p>
          </table:table-cell>
          <table:table-cell office:value-type="float" office:value="-0.1053162" calcext:value-type="float">
            <text:p>-0.1053162</text:p>
          </table:table-cell>
          <table:table-cell office:value-type="float" office:value="-0.1178284" calcext:value-type="float">
            <text:p>-0.1178284</text:p>
          </table:table-cell>
          <table:table-cell office:value-type="float" office:value="-0.08926392" calcext:value-type="float">
            <text:p>-0.08926392</text:p>
          </table:table-cell>
          <table:table-cell office:value-type="float" office:value="-0.09539795" calcext:value-type="float">
            <text:p>-0.09539795</text:p>
          </table:table-cell>
          <table:table-cell office:value-type="float" office:value="-0.05966187" calcext:value-type="float">
            <text:p>-0.05966187</text:p>
          </table:table-cell>
          <table:table-cell office:value-type="float" office:value="-0.06289673" calcext:value-type="float">
            <text:p>-0.06289673</text:p>
          </table:table-cell>
          <table:table-cell office:value-type="float" office:value="-0.0005493164" calcext:value-type="float">
            <text:p>-0.0005493164</text:p>
          </table:table-cell>
          <table:table-cell office:value-type="float" office:value="-0.001739502" calcext:value-type="float">
            <text:p>-0.0017395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2.369088" calcext:value-type="float">
            <text:p>2.369088</text:p>
          </table:table-cell>
          <table:table-cell office:value-type="float" office:value="13.5" calcext:value-type="float">
            <text:p>13.5</text:p>
          </table:table-cell>
          <table:table-cell office:value-type="float" office:value="7.4" calcext:value-type="float">
            <text:p>7.4</text:p>
          </table:table-cell>
          <table:table-cell office:value-type="float" office:value="1.4664" calcext:value-type="float">
            <text:p>1.4664</text:p>
          </table:table-cell>
          <table:table-cell office:value-type="float" office:value="0.9405746" calcext:value-type="float">
            <text:p>0.9405746</text:p>
          </table:table-cell>
          <table:table-cell office:value-type="float" office:value="270" calcext:value-type="float">
            <text:p>270</text:p>
          </table:table-cell>
          <table:table-cell office:value-type="float" office:value="1.9" calcext:value-type="float">
            <text:p>1.9</text:p>
          </table:table-cell>
          <table:table-cell office:value-type="float" office:value="-0.05053711" calcext:value-type="float">
            <text:p>-0.05053711</text:p>
          </table:table-cell>
          <table:table-cell office:value-type="float" office:value="-0.05993652" calcext:value-type="float">
            <text:p>-0.05993652</text:p>
          </table:table-cell>
          <table:table-cell office:value-type="float" office:value="-0.0776062" calcext:value-type="float">
            <text:p>-0.0776062</text:p>
          </table:table-cell>
          <table:table-cell office:value-type="float" office:value="-0.09155273" calcext:value-type="float">
            <text:p>-0.09155273</text:p>
          </table:table-cell>
          <table:table-cell office:value-type="float" office:value="-0.09365845" calcext:value-type="float">
            <text:p>-0.09365845</text:p>
          </table:table-cell>
          <table:table-cell office:value-type="float" office:value="-0.1051331" calcext:value-type="float">
            <text:p>-0.1051331</text:p>
          </table:table-cell>
          <table:table-cell office:value-type="float" office:value="-0.08239746" calcext:value-type="float">
            <text:p>-0.08239746</text:p>
          </table:table-cell>
          <table:table-cell office:value-type="float" office:value="-0.08920288" calcext:value-type="float">
            <text:p>-0.08920288</text:p>
          </table:table-cell>
          <table:table-cell office:value-type="float" office:value="-0.05657959" calcext:value-type="float">
            <text:p>-0.05657959</text:p>
          </table:table-cell>
          <table:table-cell office:value-type="float" office:value="-0.05966187" calcext:value-type="float">
            <text:p>-0.05966187</text:p>
          </table:table-cell>
          <table:table-cell office:value-type="float" office:value="-0.0003662109" calcext:value-type="float">
            <text:p>-0.0003662109</text:p>
          </table:table-cell>
          <table:table-cell office:value-type="float" office:value="-0.0006408691" calcext:value-type="float">
            <text:p>-0.00064086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4.080096" calcext:value-type="float">
            <text:p>4.080096</text:p>
          </table:table-cell>
          <table:table-cell office:value-type="float" office:value="12.7" calcext:value-type="float">
            <text:p>12.7</text:p>
          </table:table-cell>
          <table:table-cell office:value-type="float" office:value="5.8" calcext:value-type="float">
            <text:p>5.8</text:p>
          </table:table-cell>
          <table:table-cell office:value-type="float" office:value="1.247356" calcext:value-type="float">
            <text:p>1.247356</text:p>
          </table:table-cell>
          <table:table-cell office:value-type="float" office:value="0.8733308" calcext:value-type="float">
            <text:p>0.8733308</text:p>
          </table:table-cell>
          <table:table-cell office:value-type="float" office:value="198.36" calcext:value-type="float">
            <text:p>198.36</text:p>
          </table:table-cell>
          <table:table-cell office:value-type="float" office:value="0" calcext:value-type="float">
            <text:p>0</text:p>
          </table:table-cell>
          <table:table-cell office:value-type="float" office:value="-0.01400757" calcext:value-type="float">
            <text:p>-0.01400757</text:p>
          </table:table-cell>
          <table:table-cell office:value-type="float" office:value="-0.05249023" calcext:value-type="float">
            <text:p>-0.05249023</text:p>
          </table:table-cell>
          <table:table-cell office:value-type="float" office:value="-0.06118774" calcext:value-type="float">
            <text:p>-0.06118774</text:p>
          </table:table-cell>
          <table:table-cell office:value-type="float" office:value="-0.07739258" calcext:value-type="float">
            <text:p>-0.07739258</text:p>
          </table:table-cell>
          <table:table-cell office:value-type="float" office:value="-0.08602905" calcext:value-type="float">
            <text:p>-0.08602905</text:p>
          </table:table-cell>
          <table:table-cell office:value-type="float" office:value="-0.09356689" calcext:value-type="float">
            <text:p>-0.09356689</text:p>
          </table:table-cell>
          <table:table-cell office:value-type="float" office:value="-0.07595825" calcext:value-type="float">
            <text:p>-0.07595825</text:p>
          </table:table-cell>
          <table:table-cell office:value-type="float" office:value="-0.08227539" calcext:value-type="float">
            <text:p>-0.08227539</text:p>
          </table:table-cell>
          <table:table-cell office:value-type="float" office:value="-0.05340576" calcext:value-type="float">
            <text:p>-0.05340576</text:p>
          </table:table-cell>
          <table:table-cell office:value-type="float" office:value="-0.05664062" calcext:value-type="float">
            <text:p>-0.05664062</text:p>
          </table:table-cell>
          <table:table-cell office:value-type="float" office:value="-0.0001525879" calcext:value-type="float">
            <text:p>-0.0001525879</text:p>
          </table:table-cell>
          <table:table-cell office:value-type="float" office:value="-0.0006103516" calcext:value-type="float">
            <text:p>-0.00061035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7.041456" calcext:value-type="float">
            <text:p>7.041456</text:p>
          </table:table-cell>
          <table:table-cell office:value-type="float" office:value="20" calcext:value-type="float">
            <text:p>20</text:p>
          </table:table-cell>
          <table:table-cell office:value-type="float" office:value="10.4" calcext:value-type="float">
            <text:p>10.4</text:p>
          </table:table-cell>
          <table:table-cell office:value-type="float" office:value="1.673442" calcext:value-type="float">
            <text:p>1.673442</text:p>
          </table:table-cell>
          <table:table-cell office:value-type="float" office:value="1.234166" calcext:value-type="float">
            <text:p>1.234166</text:p>
          </table:table-cell>
          <table:table-cell office:value-type="float" office:value="264.6" calcext:value-type="float">
            <text:p>264.6</text:p>
          </table:table-cell>
          <table:table-cell office:value-type="float" office:value="0.7" calcext:value-type="float">
            <text:p>0.7</text:p>
          </table:table-cell>
          <table:table-cell office:value-type="float" office:value="1.625824" calcext:value-type="float">
            <text:p>1.625824</text:p>
          </table:table-cell>
          <table:table-cell office:value-type="float" office:value="-0.01223755" calcext:value-type="float">
            <text:p>-0.01223755</text:p>
          </table:table-cell>
          <table:table-cell office:value-type="float" office:value="0.288269" calcext:value-type="float">
            <text:p>0.288269</text:p>
          </table:table-cell>
          <table:table-cell office:value-type="float" office:value="-0.06082153" calcext:value-type="float">
            <text:p>-0.06082153</text:p>
          </table:table-cell>
          <table:table-cell office:value-type="float" office:value="-0.02001953" calcext:value-type="float">
            <text:p>-0.02001953</text:p>
          </table:table-cell>
          <table:table-cell office:value-type="float" office:value="-0.08599854" calcext:value-type="float">
            <text:p>-0.08599854</text:p>
          </table:table-cell>
          <table:table-cell office:value-type="float" office:value="-0.05957031" calcext:value-type="float">
            <text:p>-0.05957031</text:p>
          </table:table-cell>
          <table:table-cell office:value-type="float" office:value="-0.0758667" calcext:value-type="float">
            <text:p>-0.0758667</text:p>
          </table:table-cell>
          <table:table-cell office:value-type="float" office:value="-0.04870605" calcext:value-type="float">
            <text:p>-0.04870605</text:p>
          </table:table-cell>
          <table:table-cell office:value-type="float" office:value="-0.05337524" calcext:value-type="float">
            <text:p>-0.05337524</text:p>
          </table:table-cell>
          <table:table-cell office:value-type="float" office:value="0.0006713867" calcext:value-type="float">
            <text:p>0.0006713867</text:p>
          </table:table-cell>
          <table:table-cell office:value-type="float" office:value="-0.0001831055" calcext:value-type="float">
            <text:p>-0.00018310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8.324712" calcext:value-type="float">
            <text:p>8.324712</text:p>
          </table:table-cell>
          <table:table-cell office:value-type="float" office:value="28.1" calcext:value-type="float">
            <text:p>28.1</text:p>
          </table:table-cell>
          <table:table-cell office:value-type="float" office:value="13.5" calcext:value-type="float">
            <text:p>13.5</text:p>
          </table:table-cell>
          <table:table-cell office:value-type="float" office:value="2.097854" calcext:value-type="float">
            <text:p>2.097854</text:p>
          </table:table-cell>
          <table:table-cell office:value-type="float" office:value="1.517783" calcext:value-type="float">
            <text:p>1.517783</text:p>
          </table:table-cell>
          <table:table-cell office:value-type="float" office:value="335.16" calcext:value-type="float">
            <text:p>335.16</text:p>
          </table:table-cell>
          <table:table-cell office:value-type="float" office:value="0" calcext:value-type="float">
            <text:p>0</text:p>
          </table:table-cell>
          <table:table-cell office:value-type="float" office:value="15.78299" calcext:value-type="float">
            <text:p>15.78299</text:p>
          </table:table-cell>
          <table:table-cell office:value-type="float" office:value="0.7234802" calcext:value-type="float">
            <text:p>0.7234802</text:p>
          </table:table-cell>
          <table:table-cell office:value-type="float" office:value="6.386444" calcext:value-type="float">
            <text:p>6.386444</text:p>
          </table:table-cell>
          <table:table-cell office:value-type="float" office:value="0.1272888" calcext:value-type="float">
            <text:p>0.1272888</text:p>
          </table:table-cell>
          <table:table-cell office:value-type="float" office:value="1.129608" calcext:value-type="float">
            <text:p>1.129608</text:p>
          </table:table-cell>
          <table:table-cell office:value-type="float" office:value="-0.03982544" calcext:value-type="float">
            <text:p>-0.03982544</text:p>
          </table:table-cell>
          <table:table-cell office:value-type="float" office:value="0.1641846" calcext:value-type="float">
            <text:p>0.1641846</text:p>
          </table:table-cell>
          <table:table-cell office:value-type="float" office:value="-0.06137085" calcext:value-type="float">
            <text:p>-0.06137085</text:p>
          </table:table-cell>
          <table:table-cell office:value-type="float" office:value="-0.004180908" calcext:value-type="float">
            <text:p>-0.004180908</text:p>
          </table:table-cell>
          <table:table-cell office:value-type="float" office:value="-0.04864502" calcext:value-type="float">
            <text:p>-0.04864502</text:p>
          </table:table-cell>
          <table:table-cell office:value-type="float" office:value="0.008087158" calcext:value-type="float">
            <text:p>0.008087158</text:p>
          </table:table-cell>
          <table:table-cell office:value-type="float" office:value="0.0006103516" calcext:value-type="float">
            <text:p>0.00061035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9.509256" calcext:value-type="float">
            <text:p>9.509256</text:p>
          </table:table-cell>
          <table:table-cell office:value-type="float" office:value="29.4" calcext:value-type="float">
            <text:p>29.4</text:p>
          </table:table-cell>
          <table:table-cell office:value-type="float" office:value="17.8" calcext:value-type="float">
            <text:p>17.8</text:p>
          </table:table-cell>
          <table:table-cell office:value-type="float" office:value="1.996373" calcext:value-type="float">
            <text:p>1.996373</text:p>
          </table:table-cell>
          <table:table-cell office:value-type="float" office:value="1.716347" calcext:value-type="float">
            <text:p>1.716347</text:p>
          </table:table-cell>
          <table:table-cell office:value-type="float" office:value="363.96" calcext:value-type="float">
            <text:p>363.96</text:p>
          </table:table-cell>
          <table:table-cell office:value-type="float" office:value="1.8" calcext:value-type="float">
            <text:p>1.8</text:p>
          </table:table-cell>
          <table:table-cell office:value-type="float" office:value="21.01974" calcext:value-type="float">
            <text:p>21.01974</text:p>
          </table:table-cell>
          <table:table-cell office:value-type="float" office:value="6.900879" calcext:value-type="float">
            <text:p>6.900879</text:p>
          </table:table-cell>
          <table:table-cell office:value-type="float" office:value="10.89725" calcext:value-type="float">
            <text:p>10.89725</text:p>
          </table:table-cell>
          <table:table-cell office:value-type="float" office:value="2.795532" calcext:value-type="float">
            <text:p>2.795532</text:p>
          </table:table-cell>
          <table:table-cell office:value-type="float" office:value="5.99054" calcext:value-type="float">
            <text:p>5.99054</text:p>
          </table:table-cell>
          <table:table-cell office:value-type="float" office:value="0.4707642" calcext:value-type="float">
            <text:p>0.4707642</text:p>
          </table:table-cell>
          <table:table-cell office:value-type="float" office:value="0.9521484" calcext:value-type="float">
            <text:p>0.9521484</text:p>
          </table:table-cell>
          <table:table-cell office:value-type="float" office:value="0.05749512" calcext:value-type="float">
            <text:p>0.05749512</text:p>
          </table:table-cell>
          <table:table-cell office:value-type="float" office:value="0.1441956" calcext:value-type="float">
            <text:p>0.1441956</text:p>
          </table:table-cell>
          <table:table-cell office:value-type="float" office:value="-0.02038574" calcext:value-type="float">
            <text:p>-0.02038574</text:p>
          </table:table-cell>
          <table:table-cell office:value-type="float" office:value="0.03237915" calcext:value-type="float">
            <text:p>0.03237915</text:p>
          </table:table-cell>
          <table:table-cell office:value-type="float" office:value="0.005126953" calcext:value-type="float">
            <text:p>0.0051269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10.6938" calcext:value-type="float">
            <text:p>10.6938</text:p>
          </table:table-cell>
          <table:table-cell office:value-type="float" office:value="25.8" calcext:value-type="float">
            <text:p>25.8</text:p>
          </table:table-cell>
          <table:table-cell office:value-type="float" office:value="15.7" calcext:value-type="float">
            <text:p>15.7</text:p>
          </table:table-cell>
          <table:table-cell office:value-type="float" office:value="1.816428" calcext:value-type="float">
            <text:p>1.816428</text:p>
          </table:table-cell>
          <table:table-cell office:value-type="float" office:value="1.226073" calcext:value-type="float">
            <text:p>1.226073</text:p>
          </table:table-cell>
          <table:table-cell office:value-type="float" office:value="259.92" calcext:value-type="float">
            <text:p>259.92</text:p>
          </table:table-cell>
          <table:table-cell office:value-type="float" office:value="0" calcext:value-type="float">
            <text:p>0</text:p>
          </table:table-cell>
          <table:table-cell office:value-type="float" office:value="20.46967" calcext:value-type="float">
            <text:p>20.46967</text:p>
          </table:table-cell>
          <table:table-cell office:value-type="float" office:value="6.678101" calcext:value-type="float">
            <text:p>6.678101</text:p>
          </table:table-cell>
          <table:table-cell office:value-type="float" office:value="12.55423" calcext:value-type="float">
            <text:p>12.55423</text:p>
          </table:table-cell>
          <table:table-cell office:value-type="float" office:value="3.711121" calcext:value-type="float">
            <text:p>3.711121</text:p>
          </table:table-cell>
          <table:table-cell office:value-type="float" office:value="8.351685" calcext:value-type="float">
            <text:p>8.351685</text:p>
          </table:table-cell>
          <table:table-cell office:value-type="float" office:value="2.070129" calcext:value-type="float">
            <text:p>2.070129</text:p>
          </table:table-cell>
          <table:table-cell office:value-type="float" office:value="4.566589" calcext:value-type="float">
            <text:p>4.566589</text:p>
          </table:table-cell>
          <table:table-cell office:value-type="float" office:value="0.3264465" calcext:value-type="float">
            <text:p>0.3264465</text:p>
          </table:table-cell>
          <table:table-cell office:value-type="float" office:value="0.8127136" calcext:value-type="float">
            <text:p>0.8127136</text:p>
          </table:table-cell>
          <table:table-cell office:value-type="float" office:value="0.04177856" calcext:value-type="float">
            <text:p>0.04177856</text:p>
          </table:table-cell>
          <table:table-cell office:value-type="float" office:value="0.450531" calcext:value-type="float">
            <text:p>0.450531</text:p>
          </table:table-cell>
          <table:table-cell office:value-type="float" office:value="0.01531982" calcext:value-type="float">
            <text:p>0.015319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8.028576" calcext:value-type="float">
            <text:p>8.028576</text:p>
          </table:table-cell>
          <table:table-cell office:value-type="float" office:value="25.6" calcext:value-type="float">
            <text:p>25.6</text:p>
          </table:table-cell>
          <table:table-cell office:value-type="float" office:value="7.2" calcext:value-type="float">
            <text:p>7.2</text:p>
          </table:table-cell>
          <table:table-cell office:value-type="float" office:value="1.638797" calcext:value-type="float">
            <text:p>1.638797</text:p>
          </table:table-cell>
          <table:table-cell office:value-type="float" office:value="0.6623973" calcext:value-type="float">
            <text:p>0.6623973</text:p>
          </table:table-cell>
          <table:table-cell office:value-type="float" office:value="430.2" calcext:value-type="float">
            <text:p>430.2</text:p>
          </table:table-cell>
          <table:table-cell office:value-type="float" office:value="0.7" calcext:value-type="float">
            <text:p>0.7</text:p>
          </table:table-cell>
          <table:table-cell office:value-type="float" office:value="21.41867" calcext:value-type="float">
            <text:p>21.41867</text:p>
          </table:table-cell>
          <table:table-cell office:value-type="float" office:value="3.120026" calcext:value-type="float">
            <text:p>3.120026</text:p>
          </table:table-cell>
          <table:table-cell office:value-type="float" office:value="13.03418" calcext:value-type="float">
            <text:p>13.03418</text:p>
          </table:table-cell>
          <table:table-cell office:value-type="float" office:value="4.249908" calcext:value-type="float">
            <text:p>4.249908</text:p>
          </table:table-cell>
          <table:table-cell office:value-type="float" office:value="9.164551" calcext:value-type="float">
            <text:p>9.164551</text:p>
          </table:table-cell>
          <table:table-cell office:value-type="float" office:value="3.204529" calcext:value-type="float">
            <text:p>3.204529</text:p>
          </table:table-cell>
          <table:table-cell office:value-type="float" office:value="5.709106" calcext:value-type="float">
            <text:p>5.709106</text:p>
          </table:table-cell>
          <table:table-cell office:value-type="float" office:value="1.708893" calcext:value-type="float">
            <text:p>1.708893</text:p>
          </table:table-cell>
          <table:table-cell office:value-type="float" office:value="4.03952" calcext:value-type="float">
            <text:p>4.03952</text:p>
          </table:table-cell>
          <table:table-cell office:value-type="float" office:value="0.2808228" calcext:value-type="float">
            <text:p>0.2808228</text:p>
          </table:table-cell>
          <table:table-cell office:value-type="float" office:value="3.061432" calcext:value-type="float">
            <text:p>3.061432</text:p>
          </table:table-cell>
          <table:table-cell office:value-type="float" office:value="0.3205872" calcext:value-type="float">
            <text:p>0.32058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11.33543" calcext:value-type="float">
            <text:p>11.33543</text:p>
          </table:table-cell>
          <table:table-cell office:value-type="float" office:value="9.6" calcext:value-type="float">
            <text:p>9.6</text:p>
          </table:table-cell>
          <table:table-cell office:value-type="float" office:value="0.7" calcext:value-type="float">
            <text:p>0.7</text:p>
          </table:table-cell>
          <table:table-cell office:value-type="float" office:value="0.6076486" calcext:value-type="float">
            <text:p>0.6076486</text:p>
          </table:table-cell>
          <table:table-cell office:value-type="float" office:value="0.2924803" calcext:value-type="float">
            <text:p>0.2924803</text:p>
          </table:table-cell>
          <table:table-cell office:value-type="float" office:value="474.12" calcext:value-type="float">
            <text:p>474.12</text:p>
          </table:table-cell>
          <table:table-cell office:value-type="float" office:value="0" calcext:value-type="float">
            <text:p>0</text:p>
          </table:table-cell>
          <table:table-cell office:value-type="float" office:value="13.62411" calcext:value-type="float">
            <text:p>13.62411</text:p>
          </table:table-cell>
          <table:table-cell office:value-type="float" office:value="-0.7783508" calcext:value-type="float">
            <text:p>-0.7783508</text:p>
          </table:table-cell>
          <table:table-cell office:value-type="float" office:value="9.185059" calcext:value-type="float">
            <text:p>9.185059</text:p>
          </table:table-cell>
          <table:table-cell office:value-type="float" office:value="1.087921" calcext:value-type="float">
            <text:p>1.087921</text:p>
          </table:table-cell>
          <table:table-cell office:value-type="float" office:value="7.312164" calcext:value-type="float">
            <text:p>7.312164</text:p>
          </table:table-cell>
          <table:table-cell office:value-type="float" office:value="1.770294" calcext:value-type="float">
            <text:p>1.770294</text:p>
          </table:table-cell>
          <table:table-cell office:value-type="float" office:value="5.723969" calcext:value-type="float">
            <text:p>5.723969</text:p>
          </table:table-cell>
          <table:table-cell office:value-type="float" office:value="2.114441" calcext:value-type="float">
            <text:p>2.114441</text:p>
          </table:table-cell>
          <table:table-cell office:value-type="float" office:value="4.593903" calcext:value-type="float">
            <text:p>4.593903</text:p>
          </table:table-cell>
          <table:table-cell office:value-type="float" office:value="2.232117" calcext:value-type="float">
            <text:p>2.232117</text:p>
          </table:table-cell>
          <table:table-cell office:value-type="float" office:value="3.767029" calcext:value-type="float">
            <text:p>3.767029</text:p>
          </table:table-cell>
          <table:table-cell office:value-type="float" office:value="2.171753" calcext:value-type="float">
            <text:p>2.1717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12.07577" calcext:value-type="float">
            <text:p>12.07577</text:p>
          </table:table-cell>
          <table:table-cell office:value-type="float" office:value="4.8" calcext:value-type="float">
            <text:p>4.8</text:p>
          </table:table-cell>
          <table:table-cell office:value-type="float" office:value="-1.7" calcext:value-type="float">
            <text:p>-1.7</text:p>
          </table:table-cell>
          <table:table-cell office:value-type="float" office:value="0.3057104" calcext:value-type="float">
            <text:p>0.3057104</text:p>
          </table:table-cell>
          <table:table-cell office:value-type="float" office:value="0.2365382" calcext:value-type="float">
            <text:p>0.2365382</text:p>
          </table:table-cell>
          <table:table-cell office:value-type="float" office:value="420.12" calcext:value-type="float">
            <text:p>420.12</text:p>
          </table:table-cell>
          <table:table-cell office:value-type="float" office:value="0" calcext:value-type="float">
            <text:p>0</text:p>
          </table:table-cell>
          <table:table-cell office:value-type="float" office:value="10.20227" calcext:value-type="float">
            <text:p>10.20227</text:p>
          </table:table-cell>
          <table:table-cell office:value-type="float" office:value="-1.629883" calcext:value-type="float">
            <text:p>-1.629883</text:p>
          </table:table-cell>
          <table:table-cell office:value-type="float" office:value="6.524078" calcext:value-type="float">
            <text:p>6.524078</text:p>
          </table:table-cell>
          <table:table-cell office:value-type="float" office:value="-0.03582764" calcext:value-type="float">
            <text:p>-0.03582764</text:p>
          </table:table-cell>
          <table:table-cell office:value-type="float" office:value="5.111145" calcext:value-type="float">
            <text:p>5.111145</text:p>
          </table:table-cell>
          <table:table-cell office:value-type="float" office:value="0.8091125" calcext:value-type="float">
            <text:p>0.8091125</text:p>
          </table:table-cell>
          <table:table-cell office:value-type="float" office:value="4.069885" calcext:value-type="float">
            <text:p>4.069885</text:p>
          </table:table-cell>
          <table:table-cell office:value-type="float" office:value="1.442902" calcext:value-type="float">
            <text:p>1.442902</text:p>
          </table:table-cell>
          <table:table-cell office:value-type="float" office:value="3.473267" calcext:value-type="float">
            <text:p>3.473267</text:p>
          </table:table-cell>
          <table:table-cell office:value-type="float" office:value="1.778351" calcext:value-type="float">
            <text:p>1.778351</text:p>
          </table:table-cell>
          <table:table-cell office:value-type="float" office:value="3.378326" calcext:value-type="float">
            <text:p>3.378326</text:p>
          </table:table-cell>
          <table:table-cell office:value-type="float" office:value="1.932526" calcext:value-type="float">
            <text:p>1.9325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3.751056" calcext:value-type="float">
            <text:p>3.751056</text:p>
          </table:table-cell>
          <table:table-cell office:value-type="float" office:value="2.2" calcext:value-type="float">
            <text:p>2.2</text:p>
          </table:table-cell>
          <table:table-cell office:value-type="float" office:value="-1.6" calcext:value-type="float">
            <text:p>-1.6</text:p>
          </table:table-cell>
          <table:table-cell office:value-type="float" office:value="0.586575" calcext:value-type="float">
            <text:p>0.586575</text:p>
          </table:table-cell>
          <table:table-cell office:value-type="float" office:value="0.2807096" calcext:value-type="float">
            <text:p>0.2807096</text:p>
          </table:table-cell>
          <table:table-cell office:value-type="float" office:value="327.96" calcext:value-type="float">
            <text:p>327.96</text:p>
          </table:table-cell>
          <table:table-cell office:value-type="float" office:value="0.7" calcext:value-type="float">
            <text:p>0.7</text:p>
          </table:table-cell>
          <table:table-cell office:value-type="float" office:value="1.450378" calcext:value-type="float">
            <text:p>1.450378</text:p>
          </table:table-cell>
          <table:table-cell office:value-type="float" office:value="-1.635925" calcext:value-type="float">
            <text:p>-1.635925</text:p>
          </table:table-cell>
          <table:table-cell office:value-type="float" office:value="1.014984" calcext:value-type="float">
            <text:p>1.014984</text:p>
          </table:table-cell>
          <table:table-cell office:value-type="float" office:value="-0.1847534" calcext:value-type="float">
            <text:p>-0.1847534</text:p>
          </table:table-cell>
          <table:table-cell office:value-type="float" office:value="1.364136" calcext:value-type="float">
            <text:p>1.364136</text:p>
          </table:table-cell>
          <table:table-cell office:value-type="float" office:value="0.2371826" calcext:value-type="float">
            <text:p>0.2371826</text:p>
          </table:table-cell>
          <table:table-cell office:value-type="float" office:value="2.071045" calcext:value-type="float">
            <text:p>2.071045</text:p>
          </table:table-cell>
          <table:table-cell office:value-type="float" office:value="0.611908" calcext:value-type="float">
            <text:p>0.611908</text:p>
          </table:table-cell>
          <table:table-cell office:value-type="float" office:value="2.446594" calcext:value-type="float">
            <text:p>2.446594</text:p>
          </table:table-cell>
          <table:table-cell office:value-type="float" office:value="0.9090881" calcext:value-type="float">
            <text:p>0.9090881</text:p>
          </table:table-cell>
          <table:table-cell office:value-type="float" office:value="2.556885" calcext:value-type="float">
            <text:p>2.556885</text:p>
          </table:table-cell>
          <table:table-cell office:value-type="float" office:value="1.13382" calcext:value-type="float">
            <text:p>1.133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12.02641" calcext:value-type="float">
            <text:p>12.02641</text:p>
          </table:table-cell>
          <table:table-cell office:value-type="float" office:value="10.9" calcext:value-type="float">
            <text:p>10.9</text:p>
          </table:table-cell>
          <table:table-cell office:value-type="float" office:value="-1.8" calcext:value-type="float">
            <text:p>-1.8</text:p>
          </table:table-cell>
          <table:table-cell office:value-type="float" office:value="0.5341011" calcext:value-type="float">
            <text:p>0.5341011</text:p>
          </table:table-cell>
          <table:table-cell office:value-type="float" office:value="0.3370311" calcext:value-type="float">
            <text:p>0.3370311</text:p>
          </table:table-cell>
          <table:table-cell office:value-type="float" office:value="261.72" calcext:value-type="float">
            <text:p>261.72</text:p>
          </table:table-cell>
          <table:table-cell office:value-type="float" office:value="0.7" calcext:value-type="float">
            <text:p>0.7</text:p>
          </table:table-cell>
          <table:table-cell office:value-type="float" office:value="13.00674" calcext:value-type="float">
            <text:p>13.00674</text:p>
          </table:table-cell>
          <table:table-cell office:value-type="float" office:value="-2.247467" calcext:value-type="float">
            <text:p>-2.247467</text:p>
          </table:table-cell>
          <table:table-cell office:value-type="float" office:value="7.152802" calcext:value-type="float">
            <text:p>7.152802</text:p>
          </table:table-cell>
          <table:table-cell office:value-type="float" office:value="-0.4120789" calcext:value-type="float">
            <text:p>-0.4120789</text:p>
          </table:table-cell>
          <table:table-cell office:value-type="float" office:value="5.167297" calcext:value-type="float">
            <text:p>5.167297</text:p>
          </table:table-cell>
          <table:table-cell office:value-type="float" office:value="-0.02865601" calcext:value-type="float">
            <text:p>-0.02865601</text:p>
          </table:table-cell>
          <table:table-cell office:value-type="float" office:value="3.759613" calcext:value-type="float">
            <text:p>3.759613</text:p>
          </table:table-cell>
          <table:table-cell office:value-type="float" office:value="0.315033" calcext:value-type="float">
            <text:p>0.315033</text:p>
          </table:table-cell>
          <table:table-cell office:value-type="float" office:value="2.919678" calcext:value-type="float">
            <text:p>2.919678</text:p>
          </table:table-cell>
          <table:table-cell office:value-type="float" office:value="0.591095" calcext:value-type="float">
            <text:p>0.591095</text:p>
          </table:table-cell>
          <table:table-cell office:value-type="float" office:value="2.407135" calcext:value-type="float">
            <text:p>2.407135</text:p>
          </table:table-cell>
          <table:table-cell office:value-type="float" office:value="0.8120117" calcext:value-type="float">
            <text:p>0.81201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12.09222" calcext:value-type="float">
            <text:p>12.09222</text:p>
          </table:table-cell>
          <table:table-cell office:value-type="float" office:value="14.4" calcext:value-type="float">
            <text:p>14.4</text:p>
          </table:table-cell>
          <table:table-cell office:value-type="float" office:value="-0.5" calcext:value-type="float">
            <text:p>-0.5</text:p>
          </table:table-cell>
          <table:table-cell office:value-type="float" office:value="0.5144025" calcext:value-type="float">
            <text:p>0.5144025</text:p>
          </table:table-cell>
          <table:table-cell office:value-type="float" office:value="0.3209638" calcext:value-type="float">
            <text:p>0.3209638</text:p>
          </table:table-cell>
          <table:table-cell office:value-type="float" office:value="174.24" calcext:value-type="float">
            <text:p>174.24</text:p>
          </table:table-cell>
          <table:table-cell office:value-type="float" office:value="0" calcext:value-type="float">
            <text:p>0</text:p>
          </table:table-cell>
          <table:table-cell office:value-type="float" office:value="15.26358" calcext:value-type="float">
            <text:p>15.26358</text:p>
          </table:table-cell>
          <table:table-cell office:value-type="float" office:value="-1.083344" calcext:value-type="float">
            <text:p>-1.083344</text:p>
          </table:table-cell>
          <table:table-cell office:value-type="float" office:value="9.98996" calcext:value-type="float">
            <text:p>9.98996</text:p>
          </table:table-cell>
          <table:table-cell office:value-type="float" office:value="0.006835938" calcext:value-type="float">
            <text:p>0.006835938</text:p>
          </table:table-cell>
          <table:table-cell office:value-type="float" office:value="7.824738" calcext:value-type="float">
            <text:p>7.824738</text:p>
          </table:table-cell>
          <table:table-cell office:value-type="float" office:value="0.5506897" calcext:value-type="float">
            <text:p>0.5506897</text:p>
          </table:table-cell>
          <table:table-cell office:value-type="float" office:value="6.086945" calcext:value-type="float">
            <text:p>6.086945</text:p>
          </table:table-cell>
          <table:table-cell office:value-type="float" office:value="1.017242" calcext:value-type="float">
            <text:p>1.017242</text:p>
          </table:table-cell>
          <table:table-cell office:value-type="float" office:value="4.858459" calcext:value-type="float">
            <text:p>4.858459</text:p>
          </table:table-cell>
          <table:table-cell office:value-type="float" office:value="1.301819" calcext:value-type="float">
            <text:p>1.301819</text:p>
          </table:table-cell>
          <table:table-cell office:value-type="float" office:value="3.995392" calcext:value-type="float">
            <text:p>3.995392</text:p>
          </table:table-cell>
          <table:table-cell office:value-type="float" office:value="1.458801" calcext:value-type="float">
            <text:p>1.4588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3.027168" calcext:value-type="float">
            <text:p>3.027168</text:p>
          </table:table-cell>
          <table:table-cell office:value-type="float" office:value="11.2" calcext:value-type="float">
            <text:p>11.2</text:p>
          </table:table-cell>
          <table:table-cell office:value-type="float" office:value="2.9" calcext:value-type="float">
            <text:p>2.9</text:p>
          </table:table-cell>
          <table:table-cell office:value-type="float" office:value="0.9780253" calcext:value-type="float">
            <text:p>0.9780253</text:p>
          </table:table-cell>
          <table:table-cell office:value-type="float" office:value="0.442956" calcext:value-type="float">
            <text:p>0.442956</text:p>
          </table:table-cell>
          <table:table-cell office:value-type="float" office:value="385.2" calcext:value-type="float">
            <text:p>385.2</text:p>
          </table:table-cell>
          <table:table-cell office:value-type="float" office:value="14.1" calcext:value-type="float">
            <text:p>14.1</text:p>
          </table:table-cell>
          <table:table-cell office:value-type="float" office:value="8.985229" calcext:value-type="float">
            <text:p>8.985229</text:p>
          </table:table-cell>
          <table:table-cell office:value-type="float" office:value="-0.2801208" calcext:value-type="float">
            <text:p>-0.2801208</text:p>
          </table:table-cell>
          <table:table-cell office:value-type="float" office:value="6.083466" calcext:value-type="float">
            <text:p>6.083466</text:p>
          </table:table-cell>
          <table:table-cell office:value-type="float" office:value="1.219025" calcext:value-type="float">
            <text:p>1.219025</text:p>
          </table:table-cell>
          <table:table-cell office:value-type="float" office:value="5.096954" calcext:value-type="float">
            <text:p>5.096954</text:p>
          </table:table-cell>
          <table:table-cell office:value-type="float" office:value="1.884033" calcext:value-type="float">
            <text:p>1.884033</text:p>
          </table:table-cell>
          <table:table-cell office:value-type="float" office:value="4.398987" calcext:value-type="float">
            <text:p>4.398987</text:p>
          </table:table-cell>
          <table:table-cell office:value-type="float" office:value="2.384735" calcext:value-type="float">
            <text:p>2.384735</text:p>
          </table:table-cell>
          <table:table-cell office:value-type="float" office:value="4.050232" calcext:value-type="float">
            <text:p>4.050232</text:p>
          </table:table-cell>
          <table:table-cell office:value-type="float" office:value="2.624237" calcext:value-type="float">
            <text:p>2.624237</text:p>
          </table:table-cell>
          <table:table-cell office:value-type="float" office:value="3.783844" calcext:value-type="float">
            <text:p>3.783844</text:p>
          </table:table-cell>
          <table:table-cell office:value-type="float" office:value="2.684753" calcext:value-type="float">
            <text:p>2.6847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8.028576" calcext:value-type="float">
            <text:p>8.028576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0.5063091" calcext:value-type="float">
            <text:p>0.5063091</text:p>
          </table:table-cell>
          <table:table-cell office:value-type="float" office:value="0.3412595" calcext:value-type="float">
            <text:p>0.3412595</text:p>
          </table:table-cell>
          <table:table-cell office:value-type="float" office:value="394.2" calcext:value-type="float">
            <text:p>394.2</text:p>
          </table:table-cell>
          <table:table-cell office:value-type="float" office:value="0" calcext:value-type="float">
            <text:p>0</text:p>
          </table:table-cell>
          <table:table-cell office:value-type="float" office:value="8.965057" calcext:value-type="float">
            <text:p>8.965057</text:p>
          </table:table-cell>
          <table:table-cell office:value-type="float" office:value="-0.856842" calcext:value-type="float">
            <text:p>-0.856842</text:p>
          </table:table-cell>
          <table:table-cell office:value-type="float" office:value="5.838623" calcext:value-type="float">
            <text:p>5.838623</text:p>
          </table:table-cell>
          <table:table-cell office:value-type="float" office:value="0.369751" calcext:value-type="float">
            <text:p>0.369751</text:p>
          </table:table-cell>
          <table:table-cell office:value-type="float" office:value="4.819153" calcext:value-type="float">
            <text:p>4.819153</text:p>
          </table:table-cell>
          <table:table-cell office:value-type="float" office:value="1.038422" calcext:value-type="float">
            <text:p>1.038422</text:p>
          </table:table-cell>
          <table:table-cell office:value-type="float" office:value="3.975067" calcext:value-type="float">
            <text:p>3.975067</text:p>
          </table:table-cell>
          <table:table-cell office:value-type="float" office:value="1.609924" calcext:value-type="float">
            <text:p>1.609924</text:p>
          </table:table-cell>
          <table:table-cell office:value-type="float" office:value="3.428223" calcext:value-type="float">
            <text:p>3.428223</text:p>
          </table:table-cell>
          <table:table-cell office:value-type="float" office:value="1.958191" calcext:value-type="float">
            <text:p>1.958191</text:p>
          </table:table-cell>
          <table:table-cell office:value-type="float" office:value="3.168121" calcext:value-type="float">
            <text:p>3.168121</text:p>
          </table:table-cell>
          <table:table-cell office:value-type="float" office:value="2.154938" calcext:value-type="float">
            <text:p>2.1549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12.38836" calcext:value-type="float">
            <text:p>12.38836</text:p>
          </table:table-cell>
          <table:table-cell office:value-type="float" office:value="10.5" calcext:value-type="float">
            <text:p>10.5</text:p>
          </table:table-cell>
          <table:table-cell office:value-type="float" office:value="-0.8" calcext:value-type="float">
            <text:p>-0.8</text:p>
          </table:table-cell>
          <table:table-cell office:value-type="float" office:value="0.5118893" calcext:value-type="float">
            <text:p>0.5118893</text:p>
          </table:table-cell>
          <table:table-cell office:value-type="float" office:value="0.3398916" calcext:value-type="float">
            <text:p>0.3398916</text:p>
          </table:table-cell>
          <table:table-cell office:value-type="float" office:value="280.08" calcext:value-type="float">
            <text:p>280.08</text:p>
          </table:table-cell>
          <table:table-cell office:value-type="float" office:value="0" calcext:value-type="float">
            <text:p>0</text:p>
          </table:table-cell>
          <table:table-cell office:value-type="float" office:value="14.55634" calcext:value-type="float">
            <text:p>14.55634</text:p>
          </table:table-cell>
          <table:table-cell office:value-type="float" office:value="-1.214813" calcext:value-type="float">
            <text:p>-1.214813</text:p>
          </table:table-cell>
          <table:table-cell office:value-type="float" office:value="9.63266" calcext:value-type="float">
            <text:p>9.63266</text:p>
          </table:table-cell>
          <table:table-cell office:value-type="float" office:value="0.01095581" calcext:value-type="float">
            <text:p>0.01095581</text:p>
          </table:table-cell>
          <table:table-cell office:value-type="float" office:value="7.470856" calcext:value-type="float">
            <text:p>7.470856</text:p>
          </table:table-cell>
          <table:table-cell office:value-type="float" office:value="0.6780396" calcext:value-type="float">
            <text:p>0.6780396</text:p>
          </table:table-cell>
          <table:table-cell office:value-type="float" office:value="5.835663" calcext:value-type="float">
            <text:p>5.835663</text:p>
          </table:table-cell>
          <table:table-cell office:value-type="float" office:value="1.263855" calcext:value-type="float">
            <text:p>1.263855</text:p>
          </table:table-cell>
          <table:table-cell office:value-type="float" office:value="4.762726" calcext:value-type="float">
            <text:p>4.762726</text:p>
          </table:table-cell>
          <table:table-cell office:value-type="float" office:value="1.64682" calcext:value-type="float">
            <text:p>1.64682</text:p>
          </table:table-cell>
          <table:table-cell office:value-type="float" office:value="4.035767" calcext:value-type="float">
            <text:p>4.035767</text:p>
          </table:table-cell>
          <table:table-cell office:value-type="float" office:value="1.886993" calcext:value-type="float">
            <text:p>1.8869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1.595844" calcext:value-type="float">
            <text:p>1.595844</text:p>
          </table:table-cell>
          <table:table-cell office:value-type="float" office:value="5.4" calcext:value-type="float">
            <text:p>5.4</text:p>
          </table:table-cell>
          <table:table-cell office:value-type="float" office:value="-0.7" calcext:value-type="float">
            <text:p>-0.7</text:p>
          </table:table-cell>
          <table:table-cell office:value-type="float" office:value="0.615464" calcext:value-type="float">
            <text:p>0.615464</text:p>
          </table:table-cell>
          <table:table-cell office:value-type="float" office:value="0.2994767" calcext:value-type="float">
            <text:p>0.2994767</text:p>
          </table:table-cell>
          <table:table-cell office:value-type="float" office:value="596.88" calcext:value-type="float">
            <text:p>596.88</text:p>
          </table:table-cell>
          <table:table-cell office:value-type="float" office:value="5.7" calcext:value-type="float">
            <text:p>5.7</text:p>
          </table:table-cell>
          <table:table-cell office:value-type="float" office:value="0.2709045" calcext:value-type="float">
            <text:p>0.2709045</text:p>
          </table:table-cell>
          <table:table-cell office:value-type="float" office:value="-0.791687" calcext:value-type="float">
            <text:p>-0.791687</text:p>
          </table:table-cell>
          <table:table-cell office:value-type="float" office:value="1.840424" calcext:value-type="float">
            <text:p>1.840424</text:p>
          </table:table-cell>
          <table:table-cell office:value-type="float" office:value="0.2325439" calcext:value-type="float">
            <text:p>0.2325439</text:p>
          </table:table-cell>
          <table:table-cell office:value-type="float" office:value="2.855896" calcext:value-type="float">
            <text:p>2.855896</text:p>
          </table:table-cell>
          <table:table-cell office:value-type="float" office:value="0.6294861" calcext:value-type="float">
            <text:p>0.6294861</text:p>
          </table:table-cell>
          <table:table-cell office:value-type="float" office:value="3.5495" calcext:value-type="float">
            <text:p>3.5495</text:p>
          </table:table-cell>
          <table:table-cell office:value-type="float" office:value="1.041565" calcext:value-type="float">
            <text:p>1.041565</text:p>
          </table:table-cell>
          <table:table-cell office:value-type="float" office:value="3.801666" calcext:value-type="float">
            <text:p>3.801666</text:p>
          </table:table-cell>
          <table:table-cell office:value-type="float" office:value="1.391968" calcext:value-type="float">
            <text:p>1.391968</text:p>
          </table:table-cell>
          <table:table-cell office:value-type="float" office:value="3.73233" calcext:value-type="float">
            <text:p>3.73233</text:p>
          </table:table-cell>
          <table:table-cell office:value-type="float" office:value="1.677643" calcext:value-type="float">
            <text:p>1.6776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5.050764" calcext:value-type="float">
            <text:p>5.05076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6378812" calcext:value-type="float">
            <text:p>0.6378812</text:p>
          </table:table-cell>
          <table:table-cell office:value-type="float" office:value="0.5126554" calcext:value-type="float">
            <text:p>0.5126554</text:p>
          </table:table-cell>
          <table:table-cell office:value-type="float" office:value="315.72" calcext:value-type="float">
            <text:p>315.72</text:p>
          </table:table-cell>
          <table:table-cell office:value-type="float" office:value="4.1" calcext:value-type="float">
            <text:p>4.1</text:p>
          </table:table-cell>
          <table:table-cell office:value-type="float" office:value="3.945221" calcext:value-type="float">
            <text:p>3.945221</text:p>
          </table:table-cell>
          <table:table-cell office:value-type="float" office:value="-0.7054749" calcext:value-type="float">
            <text:p>-0.7054749</text:p>
          </table:table-cell>
          <table:table-cell office:value-type="float" office:value="2.545013" calcext:value-type="float">
            <text:p>2.545013</text:p>
          </table:table-cell>
          <table:table-cell office:value-type="float" office:value="0.01907349" calcext:value-type="float">
            <text:p>0.01907349</text:p>
          </table:table-cell>
          <table:table-cell office:value-type="float" office:value="1.9953" calcext:value-type="float">
            <text:p>1.9953</text:p>
          </table:table-cell>
          <table:table-cell office:value-type="float" office:value="0.3877869" calcext:value-type="float">
            <text:p>0.3877869</text:p>
          </table:table-cell>
          <table:table-cell office:value-type="float" office:value="1.735962" calcext:value-type="float">
            <text:p>1.735962</text:p>
          </table:table-cell>
          <table:table-cell office:value-type="float" office:value="0.756073" calcext:value-type="float">
            <text:p>0.756073</text:p>
          </table:table-cell>
          <table:table-cell office:value-type="float" office:value="1.644562" calcext:value-type="float">
            <text:p>1.644562</text:p>
          </table:table-cell>
          <table:table-cell office:value-type="float" office:value="1.069427" calcext:value-type="float">
            <text:p>1.069427</text:p>
          </table:table-cell>
          <table:table-cell office:value-type="float" office:value="1.665436" calcext:value-type="float">
            <text:p>1.665436</text:p>
          </table:table-cell>
          <table:table-cell office:value-type="float" office:value="1.315613" calcext:value-type="float">
            <text:p>1.3156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5.429159" calcext:value-type="float">
            <text:p>5.429159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0.8350569" calcext:value-type="float">
            <text:p>0.8350569</text:p>
          </table:table-cell>
          <table:table-cell office:value-type="float" office:value="0.5383387" calcext:value-type="float">
            <text:p>0.5383387</text:p>
          </table:table-cell>
          <table:table-cell office:value-type="float" office:value="230.76" calcext:value-type="float">
            <text:p>230.76</text:p>
          </table:table-cell>
          <table:table-cell office:value-type="float" office:value="6.3" calcext:value-type="float">
            <text:p>6.3</text:p>
          </table:table-cell>
          <table:table-cell office:value-type="float" office:value="6.365509" calcext:value-type="float">
            <text:p>6.365509</text:p>
          </table:table-cell>
          <table:table-cell office:value-type="float" office:value="-0.9423828" calcext:value-type="float">
            <text:p>-0.9423828</text:p>
          </table:table-cell>
          <table:table-cell office:value-type="float" office:value="3.970062" calcext:value-type="float">
            <text:p>3.970062</text:p>
          </table:table-cell>
          <table:table-cell office:value-type="float" office:value="-0.0592041" calcext:value-type="float">
            <text:p>-0.0592041</text:p>
          </table:table-cell>
          <table:table-cell office:value-type="float" office:value="2.942535" calcext:value-type="float">
            <text:p>2.942535</text:p>
          </table:table-cell>
          <table:table-cell office:value-type="float" office:value="0.3464661" calcext:value-type="float">
            <text:p>0.3464661</text:p>
          </table:table-cell>
          <table:table-cell office:value-type="float" office:value="2.467255" calcext:value-type="float">
            <text:p>2.467255</text:p>
          </table:table-cell>
          <table:table-cell office:value-type="float" office:value="0.7187195" calcext:value-type="float">
            <text:p>0.7187195</text:p>
          </table:table-cell>
          <table:table-cell office:value-type="float" office:value="2.211823" calcext:value-type="float">
            <text:p>2.211823</text:p>
          </table:table-cell>
          <table:table-cell office:value-type="float" office:value="0.9996948" calcext:value-type="float">
            <text:p>0.9996948</text:p>
          </table:table-cell>
          <table:table-cell office:value-type="float" office:value="2.065826" calcext:value-type="float">
            <text:p>2.065826</text:p>
          </table:table-cell>
          <table:table-cell office:value-type="float" office:value="1.211975" calcext:value-type="float">
            <text:p>1.2119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9.72313" calcext:value-type="float">
            <text:p>9.72313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0.8236127" calcext:value-type="float">
            <text:p>0.8236127</text:p>
          </table:table-cell>
          <table:table-cell office:value-type="float" office:value="0.6365317" calcext:value-type="float">
            <text:p>0.6365317</text:p>
          </table:table-cell>
          <table:table-cell office:value-type="float" office:value="313.92" calcext:value-type="float">
            <text:p>313.92</text:p>
          </table:table-cell>
          <table:table-cell office:value-type="float" office:value="0" calcext:value-type="float">
            <text:p>0</text:p>
          </table:table-cell>
          <table:table-cell office:value-type="float" office:value="16.1015" calcext:value-type="float">
            <text:p>16.1015</text:p>
          </table:table-cell>
          <table:table-cell office:value-type="float" office:value="0.05496216" calcext:value-type="float">
            <text:p>0.05496216</text:p>
          </table:table-cell>
          <table:table-cell office:value-type="float" office:value="9.924988" calcext:value-type="float">
            <text:p>9.924988</text:p>
          </table:table-cell>
          <table:table-cell office:value-type="float" office:value="0.6734314" calcext:value-type="float">
            <text:p>0.6734314</text:p>
          </table:table-cell>
          <table:table-cell office:value-type="float" office:value="7.8237" calcext:value-type="float">
            <text:p>7.8237</text:p>
          </table:table-cell>
          <table:table-cell office:value-type="float" office:value="0.9849243" calcext:value-type="float">
            <text:p>0.9849243</text:p>
          </table:table-cell>
          <table:table-cell office:value-type="float" office:value="6.164734" calcext:value-type="float">
            <text:p>6.164734</text:p>
          </table:table-cell>
          <table:table-cell office:value-type="float" office:value="1.274109" calcext:value-type="float">
            <text:p>1.274109</text:p>
          </table:table-cell>
          <table:table-cell office:value-type="float" office:value="4.990143" calcext:value-type="float">
            <text:p>4.990143</text:p>
          </table:table-cell>
          <table:table-cell office:value-type="float" office:value="1.478882" calcext:value-type="float">
            <text:p>1.478882</text:p>
          </table:table-cell>
          <table:table-cell office:value-type="float" office:value="4.165161" calcext:value-type="float">
            <text:p>4.165161</text:p>
          </table:table-cell>
          <table:table-cell office:value-type="float" office:value="1.611786" calcext:value-type="float">
            <text:p>1.6117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1.085832" calcext:value-type="float">
            <text:p>1.085832</text:p>
          </table:table-cell>
          <table:table-cell office:value-type="float" office:value="4.7" calcext:value-type="float">
            <text:p>4.7</text:p>
          </table:table-cell>
          <table:table-cell office:value-type="float" office:value="3.4" calcext:value-type="float">
            <text:p>3.4</text:p>
          </table:table-cell>
          <table:table-cell office:value-type="float" office:value="0.8382661" calcext:value-type="float">
            <text:p>0.8382661</text:p>
          </table:table-cell>
          <table:table-cell office:value-type="float" office:value="0.6887238" calcext:value-type="float">
            <text:p>0.6887238</text:p>
          </table:table-cell>
          <table:table-cell office:value-type="float" office:value="293.04" calcext:value-type="float">
            <text:p>293.04</text:p>
          </table:table-cell>
          <table:table-cell office:value-type="float" office:value="9.5" calcext:value-type="float">
            <text:p>9.5</text:p>
          </table:table-cell>
          <table:table-cell office:value-type="float" office:value="4.069977" calcext:value-type="float">
            <text:p>4.069977</text:p>
          </table:table-cell>
          <table:table-cell office:value-type="float" office:value="0.3190918" calcext:value-type="float">
            <text:p>0.3190918</text:p>
          </table:table-cell>
          <table:table-cell office:value-type="float" office:value="3.531433" calcext:value-type="float">
            <text:p>3.531433</text:p>
          </table:table-cell>
          <table:table-cell office:value-type="float" office:value="1.649414" calcext:value-type="float">
            <text:p>1.649414</text:p>
          </table:table-cell>
          <table:table-cell office:value-type="float" office:value="4.050232" calcext:value-type="float">
            <text:p>4.050232</text:p>
          </table:table-cell>
          <table:table-cell office:value-type="float" office:value="2.098267" calcext:value-type="float">
            <text:p>2.098267</text:p>
          </table:table-cell>
          <table:table-cell office:value-type="float" office:value="4.394104" calcext:value-type="float">
            <text:p>4.394104</text:p>
          </table:table-cell>
          <table:table-cell office:value-type="float" office:value="2.442688" calcext:value-type="float">
            <text:p>2.442688</text:p>
          </table:table-cell>
          <table:table-cell office:value-type="float" office:value="4.337677" calcext:value-type="float">
            <text:p>4.337677</text:p>
          </table:table-cell>
          <table:table-cell office:value-type="float" office:value="2.651581" calcext:value-type="float">
            <text:p>2.651581</text:p>
          </table:table-cell>
          <table:table-cell office:value-type="float" office:value="4.019806" calcext:value-type="float">
            <text:p>4.019806</text:p>
          </table:table-cell>
          <table:table-cell office:value-type="float" office:value="2.744904" calcext:value-type="float">
            <text:p>2.7449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7.864056" calcext:value-type="float">
            <text:p>7.864056</text:p>
          </table:table-cell>
          <table:table-cell office:value-type="float" office:value="13.5" calcext:value-type="float">
            <text:p>13.5</text:p>
          </table:table-cell>
          <table:table-cell office:value-type="float" office:value="2.3" calcext:value-type="float">
            <text:p>2.3</text:p>
          </table:table-cell>
          <table:table-cell office:value-type="float" office:value="0.8590218" calcext:value-type="float">
            <text:p>0.8590218</text:p>
          </table:table-cell>
          <table:table-cell office:value-type="float" office:value="0.4103047" calcext:value-type="float">
            <text:p>0.4103047</text:p>
          </table:table-cell>
          <table:table-cell office:value-type="float" office:value="527.76" calcext:value-type="float">
            <text:p>527.76</text:p>
          </table:table-cell>
          <table:table-cell office:value-type="float" office:value="0" calcext:value-type="float">
            <text:p>0</text:p>
          </table:table-cell>
          <table:table-cell office:value-type="float" office:value="13.18228" calcext:value-type="float">
            <text:p>13.18228</text:p>
          </table:table-cell>
          <table:table-cell office:value-type="float" office:value="-0.2218628" calcext:value-type="float">
            <text:p>-0.2218628</text:p>
          </table:table-cell>
          <table:table-cell office:value-type="float" office:value="8.860535" calcext:value-type="float">
            <text:p>8.860535</text:p>
          </table:table-cell>
          <table:table-cell office:value-type="float" office:value="1.014709" calcext:value-type="float">
            <text:p>1.014709</text:p>
          </table:table-cell>
          <table:table-cell office:value-type="float" office:value="7.10672" calcext:value-type="float">
            <text:p>7.10672</text:p>
          </table:table-cell>
          <table:table-cell office:value-type="float" office:value="1.56781" calcext:value-type="float">
            <text:p>1.56781</text:p>
          </table:table-cell>
          <table:table-cell office:value-type="float" office:value="5.687958" calcext:value-type="float">
            <text:p>5.687958</text:p>
          </table:table-cell>
          <table:table-cell office:value-type="float" office:value="1.929749" calcext:value-type="float">
            <text:p>1.929749</text:p>
          </table:table-cell>
          <table:table-cell office:value-type="float" office:value="4.745026" calcext:value-type="float">
            <text:p>4.745026</text:p>
          </table:table-cell>
          <table:table-cell office:value-type="float" office:value="2.134064" calcext:value-type="float">
            <text:p>2.134064</text:p>
          </table:table-cell>
          <table:table-cell office:value-type="float" office:value="4.100677" calcext:value-type="float">
            <text:p>4.100677</text:p>
          </table:table-cell>
          <table:table-cell office:value-type="float" office:value="2.260223" calcext:value-type="float">
            <text:p>2.2602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12.76675" calcext:value-type="float">
            <text:p>12.76675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office:value-type="float" office:value="0.6476792" calcext:value-type="float">
            <text:p>0.6476792</text:p>
          </table:table-cell>
          <table:table-cell office:value-type="float" office:value="0.4588216" calcext:value-type="float">
            <text:p>0.4588216</text:p>
          </table:table-cell>
          <table:table-cell office:value-type="float" office:value="336.6" calcext:value-type="float">
            <text:p>336.6</text:p>
          </table:table-cell>
          <table:table-cell office:value-type="float" office:value="0" calcext:value-type="float">
            <text:p>0</text:p>
          </table:table-cell>
          <table:table-cell office:value-type="float" office:value="18.30383" calcext:value-type="float">
            <text:p>18.30383</text:p>
          </table:table-cell>
          <table:table-cell office:value-type="float" office:value="-0.2832642" calcext:value-type="float">
            <text:p>-0.2832642</text:p>
          </table:table-cell>
          <table:table-cell office:value-type="float" office:value="12.60562" calcext:value-type="float">
            <text:p>12.60562</text:p>
          </table:table-cell>
          <table:table-cell office:value-type="float" office:value="1.111481" calcext:value-type="float">
            <text:p>1.111481</text:p>
          </table:table-cell>
          <table:table-cell office:value-type="float" office:value="10.26224" calcext:value-type="float">
            <text:p>10.26224</text:p>
          </table:table-cell>
          <table:table-cell office:value-type="float" office:value="1.83963" calcext:value-type="float">
            <text:p>1.83963</text:p>
          </table:table-cell>
          <table:table-cell office:value-type="float" office:value="8.305176" calcext:value-type="float">
            <text:p>8.305176</text:p>
          </table:table-cell>
          <table:table-cell office:value-type="float" office:value="2.427795" calcext:value-type="float">
            <text:p>2.427795</text:p>
          </table:table-cell>
          <table:table-cell office:value-type="float" office:value="6.908752" calcext:value-type="float">
            <text:p>6.908752</text:p>
          </table:table-cell>
          <table:table-cell office:value-type="float" office:value="2.759155" calcext:value-type="float">
            <text:p>2.759155</text:p>
          </table:table-cell>
          <table:table-cell office:value-type="float" office:value="5.886749" calcext:value-type="float">
            <text:p>5.886749</text:p>
          </table:table-cell>
          <table:table-cell office:value-type="float" office:value="2.912567" calcext:value-type="float">
            <text:p>2.9125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9.426997" calcext:value-type="float">
            <text:p>9.426997</text:p>
          </table:table-cell>
          <table:table-cell office:value-type="float" office:value="19.4" calcext:value-type="float">
            <text:p>19.4</text:p>
          </table:table-cell>
          <table:table-cell office:value-type="float" office:value="4" calcext:value-type="float">
            <text:p>4</text:p>
          </table:table-cell>
          <table:table-cell office:value-type="float" office:value="0.8748726" calcext:value-type="float">
            <text:p>0.8748726</text:p>
          </table:table-cell>
          <table:table-cell office:value-type="float" office:value="0.5478964" calcext:value-type="float">
            <text:p>0.547896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9.40179" calcext:value-type="float">
            <text:p>19.40179</text:p>
          </table:table-cell>
          <table:table-cell office:value-type="float" office:value="0.6613159" calcext:value-type="float">
            <text:p>0.6613159</text:p>
          </table:table-cell>
          <table:table-cell office:value-type="float" office:value="12.66467" calcext:value-type="float">
            <text:p>12.66467</text:p>
          </table:table-cell>
          <table:table-cell office:value-type="float" office:value="2.523926" calcext:value-type="float">
            <text:p>2.523926</text:p>
          </table:table-cell>
          <table:table-cell office:value-type="float" office:value="10.62579" calcext:value-type="float">
            <text:p>10.62579</text:p>
          </table:table-cell>
          <table:table-cell office:value-type="float" office:value="3.439545" calcext:value-type="float">
            <text:p>3.439545</text:p>
          </table:table-cell>
          <table:table-cell office:value-type="float" office:value="8.960571" calcext:value-type="float">
            <text:p>8.960571</text:p>
          </table:table-cell>
          <table:table-cell office:value-type="float" office:value="4.088013" calcext:value-type="float">
            <text:p>4.088013</text:p>
          </table:table-cell>
          <table:table-cell office:value-type="float" office:value="7.706726" calcext:value-type="float">
            <text:p>7.706726</text:p>
          </table:table-cell>
          <table:table-cell office:value-type="float" office:value="4.358032" calcext:value-type="float">
            <text:p>4.358032</text:p>
          </table:table-cell>
          <table:table-cell office:value-type="float" office:value="6.749146" calcext:value-type="float">
            <text:p>6.749146</text:p>
          </table:table-cell>
          <table:table-cell office:value-type="float" office:value="4.388977" calcext:value-type="float">
            <text:p>4.3889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6.284664" calcext:value-type="float">
            <text:p>6.284664</text:p>
          </table:table-cell>
          <table:table-cell office:value-type="float" office:value="21.8" calcext:value-type="float">
            <text:p>21.8</text:p>
          </table:table-cell>
          <table:table-cell office:value-type="float" office:value="7.5" calcext:value-type="float">
            <text:p>7.5</text:p>
          </table:table-cell>
          <table:table-cell office:value-type="float" office:value="1.179866" calcext:value-type="float">
            <text:p>1.179866</text:p>
          </table:table-cell>
          <table:table-cell office:value-type="float" office:value="0.7696695" calcext:value-type="float">
            <text:p>0.7696695</text:p>
          </table:table-cell>
          <table:table-cell office:value-type="float" office:value="291.96" calcext:value-type="float">
            <text:p>291.96</text:p>
          </table:table-cell>
          <table:table-cell office:value-type="float" office:value="0" calcext:value-type="float">
            <text:p>0</text:p>
          </table:table-cell>
          <table:table-cell office:value-type="float" office:value="17.62589" calcext:value-type="float">
            <text:p>17.62589</text:p>
          </table:table-cell>
          <table:table-cell office:value-type="float" office:value="3.579315" calcext:value-type="float">
            <text:p>3.579315</text:p>
          </table:table-cell>
          <table:table-cell office:value-type="float" office:value="13.28571" calcext:value-type="float">
            <text:p>13.28571</text:p>
          </table:table-cell>
          <table:table-cell office:value-type="float" office:value="4.972412" calcext:value-type="float">
            <text:p>4.972412</text:p>
          </table:table-cell>
          <table:table-cell office:value-type="float" office:value="11.38715" calcext:value-type="float">
            <text:p>11.38715</text:p>
          </table:table-cell>
          <table:table-cell office:value-type="float" office:value="5.604004" calcext:value-type="float">
            <text:p>5.604004</text:p>
          </table:table-cell>
          <table:table-cell office:value-type="float" office:value="9.921967" calcext:value-type="float">
            <text:p>9.921967</text:p>
          </table:table-cell>
          <table:table-cell office:value-type="float" office:value="5.927307" calcext:value-type="float">
            <text:p>5.927307</text:p>
          </table:table-cell>
          <table:table-cell office:value-type="float" office:value="8.781525" calcext:value-type="float">
            <text:p>8.781525</text:p>
          </table:table-cell>
          <table:table-cell office:value-type="float" office:value="5.936401" calcext:value-type="float">
            <text:p>5.936401</text:p>
          </table:table-cell>
          <table:table-cell office:value-type="float" office:value="7.836548" calcext:value-type="float">
            <text:p>7.836548</text:p>
          </table:table-cell>
          <table:table-cell office:value-type="float" office:value="5.761749" calcext:value-type="float">
            <text:p>5.7617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5.231736" calcext:value-type="float">
            <text:p>5.231736</text:p>
          </table:table-cell>
          <table:table-cell office:value-type="float" office:value="19.4" calcext:value-type="float">
            <text:p>19.4</text:p>
          </table:table-cell>
          <table:table-cell office:value-type="float" office:value="6.4" calcext:value-type="float">
            <text:p>6.4</text:p>
          </table:table-cell>
          <table:table-cell office:value-type="float" office:value="1.694341" calcext:value-type="float">
            <text:p>1.694341</text:p>
          </table:table-cell>
          <table:table-cell office:value-type="float" office:value="0.6624996" calcext:value-type="float">
            <text:p>0.6624996</text:p>
          </table:table-cell>
          <table:table-cell office:value-type="float" office:value="438.12" calcext:value-type="float">
            <text:p>438.12</text:p>
          </table:table-cell>
          <table:table-cell office:value-type="float" office:value="0" calcext:value-type="float">
            <text:p>0</text:p>
          </table:table-cell>
          <table:table-cell office:value-type="float" office:value="19.56439" calcext:value-type="float">
            <text:p>19.56439</text:p>
          </table:table-cell>
          <table:table-cell office:value-type="float" office:value="4.1716" calcext:value-type="float">
            <text:p>4.1716</text:p>
          </table:table-cell>
          <table:table-cell office:value-type="float" office:value="15.13223" calcext:value-type="float">
            <text:p>15.13223</text:p>
          </table:table-cell>
          <table:table-cell office:value-type="float" office:value="6.766296" calcext:value-type="float">
            <text:p>6.766296</text:p>
          </table:table-cell>
          <table:table-cell office:value-type="float" office:value="13.12985" calcext:value-type="float">
            <text:p>13.12985</text:p>
          </table:table-cell>
          <table:table-cell office:value-type="float" office:value="8.003479" calcext:value-type="float">
            <text:p>8.003479</text:p>
          </table:table-cell>
          <table:table-cell office:value-type="float" office:value="11.46027" calcext:value-type="float">
            <text:p>11.46027</text:p>
          </table:table-cell>
          <table:table-cell office:value-type="float" office:value="8.296021" calcext:value-type="float">
            <text:p>8.296021</text:p>
          </table:table-cell>
          <table:table-cell office:value-type="float" office:value="10.1134" calcext:value-type="float">
            <text:p>10.1134</text:p>
          </table:table-cell>
          <table:table-cell office:value-type="float" office:value="7.85379" calcext:value-type="float">
            <text:p>7.85379</text:p>
          </table:table-cell>
          <table:table-cell office:value-type="float" office:value="9.029327" calcext:value-type="float">
            <text:p>9.029327</text:p>
          </table:table-cell>
          <table:table-cell office:value-type="float" office:value="7.371643" calcext:value-type="float">
            <text:p>7.3716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12.20738" calcext:value-type="float">
            <text:p>12.20738</text:p>
          </table:table-cell>
          <table:table-cell office:value-type="float" office:value="13.8" calcext:value-type="float">
            <text:p>13.8</text:p>
          </table:table-cell>
          <table:table-cell office:value-type="float" office:value="1.9" calcext:value-type="float">
            <text:p>1.9</text:p>
          </table:table-cell>
          <table:table-cell office:value-type="float" office:value="0.6004892" calcext:value-type="float">
            <text:p>0.6004892</text:p>
          </table:table-cell>
          <table:table-cell office:value-type="float" office:value="0.3728662" calcext:value-type="float">
            <text:p>0.3728662</text:p>
          </table:table-cell>
          <table:table-cell office:value-type="float" office:value="325.08" calcext:value-type="float">
            <text:p>325.08</text:p>
          </table:table-cell>
          <table:table-cell office:value-type="float" office:value="0" calcext:value-type="float">
            <text:p>0</text:p>
          </table:table-cell>
          <table:table-cell office:value-type="float" office:value="16.53552" calcext:value-type="float">
            <text:p>16.53552</text:p>
          </table:table-cell>
          <table:table-cell office:value-type="float" office:value="0.242157" calcext:value-type="float">
            <text:p>0.242157</text:p>
          </table:table-cell>
          <table:table-cell office:value-type="float" office:value="12.36346" calcext:value-type="float">
            <text:p>12.36346</text:p>
          </table:table-cell>
          <table:table-cell office:value-type="float" office:value="3.316406" calcext:value-type="float">
            <text:p>3.316406</text:p>
          </table:table-cell>
          <table:table-cell office:value-type="float" office:value="10.74069" calcext:value-type="float">
            <text:p>10.74069</text:p>
          </table:table-cell>
          <table:table-cell office:value-type="float" office:value="4.798035" calcext:value-type="float">
            <text:p>4.798035</text:p>
          </table:table-cell>
          <table:table-cell office:value-type="float" office:value="9.458466" calcext:value-type="float">
            <text:p>9.458466</text:p>
          </table:table-cell>
          <table:table-cell office:value-type="float" office:value="5.807892" calcext:value-type="float">
            <text:p>5.807892</text:p>
          </table:table-cell>
          <table:table-cell office:value-type="float" office:value="8.761597" calcext:value-type="float">
            <text:p>8.761597</text:p>
          </table:table-cell>
          <table:table-cell office:value-type="float" office:value="6.302399" calcext:value-type="float">
            <text:p>6.302399</text:p>
          </table:table-cell>
          <table:table-cell office:value-type="float" office:value="8.499695" calcext:value-type="float">
            <text:p>8.499695</text:p>
          </table:table-cell>
          <table:table-cell office:value-type="float" office:value="6.4711" calcext:value-type="float">
            <text:p>6.47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1.513584" calcext:value-type="float">
            <text:p>1.513584</text:p>
          </table:table-cell>
          <table:table-cell office:value-type="float" office:value="14.7" calcext:value-type="float">
            <text:p>14.7</text:p>
          </table:table-cell>
          <table:table-cell office:value-type="float" office:value="8.3" calcext:value-type="float">
            <text:p>8.3</text:p>
          </table:table-cell>
          <table:table-cell office:value-type="float" office:value="1.570327" calcext:value-type="float">
            <text:p>1.570327</text:p>
          </table:table-cell>
          <table:table-cell office:value-type="float" office:value="0.4872261" calcext:value-type="float">
            <text:p>0.4872261</text:p>
          </table:table-cell>
          <table:table-cell office:value-type="float" office:value="438.48" calcext:value-type="float">
            <text:p>438.48</text:p>
          </table:table-cell>
          <table:table-cell office:value-type="float" office:value="5.2" calcext:value-type="float">
            <text:p>5.2</text:p>
          </table:table-cell>
          <table:table-cell office:value-type="float" office:value="10.43143" calcext:value-type="float">
            <text:p>10.43143</text:p>
          </table:table-cell>
          <table:table-cell office:value-type="float" office:value="2.841827" calcext:value-type="float">
            <text:p>2.841827</text:p>
          </table:table-cell>
          <table:table-cell office:value-type="float" office:value="9.139496" calcext:value-type="float">
            <text:p>9.139496</text:p>
          </table:table-cell>
          <table:table-cell office:value-type="float" office:value="4.477203" calcext:value-type="float">
            <text:p>4.477203</text:p>
          </table:table-cell>
          <table:table-cell office:value-type="float" office:value="8.581421" calcext:value-type="float">
            <text:p>8.581421</text:p>
          </table:table-cell>
          <table:table-cell office:value-type="float" office:value="5.196045" calcext:value-type="float">
            <text:p>5.196045</text:p>
          </table:table-cell>
          <table:table-cell office:value-type="float" office:value="7.947998" calcext:value-type="float">
            <text:p>7.947998</text:p>
          </table:table-cell>
          <table:table-cell office:value-type="float" office:value="5.75235" calcext:value-type="float">
            <text:p>5.75235</text:p>
          </table:table-cell>
          <table:table-cell office:value-type="float" office:value="7.46109" calcext:value-type="float">
            <text:p>7.46109</text:p>
          </table:table-cell>
          <table:table-cell office:value-type="float" office:value="6.035675" calcext:value-type="float">
            <text:p>6.035675</text:p>
          </table:table-cell>
          <table:table-cell office:value-type="float" office:value="7.400818" calcext:value-type="float">
            <text:p>7.400818</text:p>
          </table:table-cell>
          <table:table-cell office:value-type="float" office:value="6.110199" calcext:value-type="float">
            <text:p>6.1101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6.712416" calcext:value-type="float">
            <text:p>6.712416</text:p>
          </table:table-cell>
          <table:table-cell office:value-type="float" office:value="12.9" calcext:value-type="float">
            <text:p>12.9</text:p>
          </table:table-cell>
          <table:table-cell office:value-type="float" office:value="6" calcext:value-type="float">
            <text:p>6</text:p>
          </table:table-cell>
          <table:table-cell office:value-type="float" office:value="1.028459" calcext:value-type="float">
            <text:p>1.028459</text:p>
          </table:table-cell>
          <table:table-cell office:value-type="float" office:value="0.4827952" calcext:value-type="float">
            <text:p>0.4827952</text:p>
          </table:table-cell>
          <table:table-cell office:value-type="float" office:value="571.32" calcext:value-type="float">
            <text:p>571.32</text:p>
          </table:table-cell>
          <table:table-cell office:value-type="float" office:value="0" calcext:value-type="float">
            <text:p>0</text:p>
          </table:table-cell>
          <table:table-cell office:value-type="float" office:value="14.15051" calcext:value-type="float">
            <text:p>14.15051</text:p>
          </table:table-cell>
          <table:table-cell office:value-type="float" office:value="2.449097" calcext:value-type="float">
            <text:p>2.449097</text:p>
          </table:table-cell>
          <table:table-cell office:value-type="float" office:value="10.86673" calcext:value-type="float">
            <text:p>10.86673</text:p>
          </table:table-cell>
          <table:table-cell office:value-type="float" office:value="4.612976" calcext:value-type="float">
            <text:p>4.612976</text:p>
          </table:table-cell>
          <table:table-cell office:value-type="float" office:value="9.463715" calcext:value-type="float">
            <text:p>9.463715</text:p>
          </table:table-cell>
          <table:table-cell office:value-type="float" office:value="5.692017" calcext:value-type="float">
            <text:p>5.692017</text:p>
          </table:table-cell>
          <table:table-cell office:value-type="float" office:value="8.654144" calcext:value-type="float">
            <text:p>8.654144</text:p>
          </table:table-cell>
          <table:table-cell office:value-type="float" office:value="6.490997" calcext:value-type="float">
            <text:p>6.490997</text:p>
          </table:table-cell>
          <table:table-cell office:value-type="float" office:value="8.011932" calcext:value-type="float">
            <text:p>8.011932</text:p>
          </table:table-cell>
          <table:table-cell office:value-type="float" office:value="6.818695" calcext:value-type="float">
            <text:p>6.818695</text:p>
          </table:table-cell>
          <table:table-cell office:value-type="float" office:value="7.483337" calcext:value-type="float">
            <text:p>7.483337</text:p>
          </table:table-cell>
          <table:table-cell office:value-type="float" office:value="6.677551" calcext:value-type="float">
            <text:p>6.6775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12.7832" calcext:value-type="float">
            <text:p>12.7832</text:p>
          </table:table-cell>
          <table:table-cell office:value-type="float" office:value="13.3" calcext:value-type="float">
            <text:p>13.3</text:p>
          </table:table-cell>
          <table:table-cell office:value-type="float" office:value="4.4" calcext:value-type="float">
            <text:p>4.4</text:p>
          </table:table-cell>
          <table:table-cell office:value-type="float" office:value="0.7922121" calcext:value-type="float">
            <text:p>0.7922121</text:p>
          </table:table-cell>
          <table:table-cell office:value-type="float" office:value="0.4617939" calcext:value-type="float">
            <text:p>0.4617939</text:p>
          </table:table-cell>
          <table:table-cell office:value-type="float" office:value="338.76" calcext:value-type="float">
            <text:p>338.76</text:p>
          </table:table-cell>
          <table:table-cell office:value-type="float" office:value="0" calcext:value-type="float">
            <text:p>0</text:p>
          </table:table-cell>
          <table:table-cell office:value-type="float" office:value="17.27841" calcext:value-type="float">
            <text:p>17.27841</text:p>
          </table:table-cell>
          <table:table-cell office:value-type="float" office:value="1.297943" calcext:value-type="float">
            <text:p>1.297943</text:p>
          </table:table-cell>
          <table:table-cell office:value-type="float" office:value="12.81647" calcext:value-type="float">
            <text:p>12.81647</text:p>
          </table:table-cell>
          <table:table-cell office:value-type="float" office:value="3.168243" calcext:value-type="float">
            <text:p>3.168243</text:p>
          </table:table-cell>
          <table:table-cell office:value-type="float" office:value="10.95554" calcext:value-type="float">
            <text:p>10.95554</text:p>
          </table:table-cell>
          <table:table-cell office:value-type="float" office:value="4.117096" calcext:value-type="float">
            <text:p>4.117096</text:p>
          </table:table-cell>
          <table:table-cell office:value-type="float" office:value="9.480011" calcext:value-type="float">
            <text:p>9.480011</text:p>
          </table:table-cell>
          <table:table-cell office:value-type="float" office:value="4.898926" calcext:value-type="float">
            <text:p>4.898926</text:p>
          </table:table-cell>
          <table:table-cell office:value-type="float" office:value="8.441406" calcext:value-type="float">
            <text:p>8.441406</text:p>
          </table:table-cell>
          <table:table-cell office:value-type="float" office:value="5.379333" calcext:value-type="float">
            <text:p>5.379333</text:p>
          </table:table-cell>
          <table:table-cell office:value-type="float" office:value="7.6922" calcext:value-type="float">
            <text:p>7.6922</text:p>
          </table:table-cell>
          <table:table-cell office:value-type="float" office:value="5.636719" calcext:value-type="float">
            <text:p>5.6367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2.977812" calcext:value-type="float">
            <text:p>2.977812</text:p>
          </table:table-cell>
          <table:table-cell office:value-type="float" office:value="10.9" calcext:value-type="float">
            <text:p>10.9</text:p>
          </table:table-cell>
          <table:table-cell office:value-type="float" office:value="7" calcext:value-type="float">
            <text:p>7</text:p>
          </table:table-cell>
          <table:table-cell office:value-type="float" office:value="0.8256965" calcext:value-type="float">
            <text:p>0.8256965</text:p>
          </table:table-cell>
          <table:table-cell office:value-type="float" office:value="0.5853401" calcext:value-type="float">
            <text:p>0.5853401</text:p>
          </table:table-cell>
          <table:table-cell office:value-type="float" office:value="336.96" calcext:value-type="float">
            <text:p>336.96</text:p>
          </table:table-cell>
          <table:table-cell office:value-type="float" office:value="0" calcext:value-type="float">
            <text:p>0</text:p>
          </table:table-cell>
          <table:table-cell office:value-type="float" office:value="9.75708" calcext:value-type="float">
            <text:p>9.75708</text:p>
          </table:table-cell>
          <table:table-cell office:value-type="float" office:value="3.254211" calcext:value-type="float">
            <text:p>3.254211</text:p>
          </table:table-cell>
          <table:table-cell office:value-type="float" office:value="7.884155" calcext:value-type="float">
            <text:p>7.884155</text:p>
          </table:table-cell>
          <table:table-cell office:value-type="float" office:value="4.684082" calcext:value-type="float">
            <text:p>4.684082</text:p>
          </table:table-cell>
          <table:table-cell office:value-type="float" office:value="7.294617" calcext:value-type="float">
            <text:p>7.294617</text:p>
          </table:table-cell>
          <table:table-cell office:value-type="float" office:value="5.384552" calcext:value-type="float">
            <text:p>5.384552</text:p>
          </table:table-cell>
          <table:table-cell office:value-type="float" office:value="7.321686" calcext:value-type="float">
            <text:p>7.321686</text:p>
          </table:table-cell>
          <table:table-cell office:value-type="float" office:value="5.897736" calcext:value-type="float">
            <text:p>5.897736</text:p>
          </table:table-cell>
          <table:table-cell office:value-type="float" office:value="7.46814" calcext:value-type="float">
            <text:p>7.46814</text:p>
          </table:table-cell>
          <table:table-cell office:value-type="float" office:value="6.128967" calcext:value-type="float">
            <text:p>6.128967</text:p>
          </table:table-cell>
          <table:table-cell office:value-type="float" office:value="7.338593" calcext:value-type="float">
            <text:p>7.338593</text:p>
          </table:table-cell>
          <table:table-cell office:value-type="float" office:value="6.184631" calcext:value-type="float">
            <text:p>6.1846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2.22102" calcext:value-type="float">
            <text:p>2.22102</text:p>
          </table:table-cell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 office:value-type="float" office:value="0.9597632" calcext:value-type="float">
            <text:p>0.9597632</text:p>
          </table:table-cell>
          <table:table-cell office:value-type="float" office:value="0.7678384" calcext:value-type="float">
            <text:p>0.7678384</text:p>
          </table:table-cell>
          <table:table-cell office:value-type="float" office:value="637.5601" calcext:value-type="float">
            <text:p>637.5601</text:p>
          </table:table-cell>
          <table:table-cell office:value-type="float" office:value="14.9" calcext:value-type="float">
            <text:p>14.9</text:p>
          </table:table-cell>
          <table:table-cell office:value-type="float" office:value="10.18335" calcext:value-type="float">
            <text:p>10.18335</text:p>
          </table:table-cell>
          <table:table-cell office:value-type="float" office:value="2.590576" calcext:value-type="float">
            <text:p>2.590576</text:p>
          </table:table-cell>
          <table:table-cell office:value-type="float" office:value="7.701385" calcext:value-type="float">
            <text:p>7.701385</text:p>
          </table:table-cell>
          <table:table-cell office:value-type="float" office:value="3.906067" calcext:value-type="float">
            <text:p>3.906067</text:p>
          </table:table-cell>
          <table:table-cell office:value-type="float" office:value="6.673401" calcext:value-type="float">
            <text:p>6.673401</text:p>
          </table:table-cell>
          <table:table-cell office:value-type="float" office:value="4.630035" calcext:value-type="float">
            <text:p>4.630035</text:p>
          </table:table-cell>
          <table:table-cell office:value-type="float" office:value="6.311798" calcext:value-type="float">
            <text:p>6.311798</text:p>
          </table:table-cell>
          <table:table-cell office:value-type="float" office:value="5.221497" calcext:value-type="float">
            <text:p>5.221497</text:p>
          </table:table-cell>
          <table:table-cell office:value-type="float" office:value="6.121552" calcext:value-type="float">
            <text:p>6.121552</text:p>
          </table:table-cell>
          <table:table-cell office:value-type="float" office:value="5.455078" calcext:value-type="float">
            <text:p>5.455078</text:p>
          </table:table-cell>
          <table:table-cell office:value-type="float" office:value="6.164978" calcext:value-type="float">
            <text:p>6.164978</text:p>
          </table:table-cell>
          <table:table-cell office:value-type="float" office:value="5.580566" calcext:value-type="float">
            <text:p>5.58056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3.060071" calcext:value-type="float">
            <text:p>3.060071</text:p>
          </table:table-cell>
          <table:table-cell office:value-type="float" office:value="5.3" calcext:value-type="float">
            <text:p>5.3</text:p>
          </table:table-cell>
          <table:table-cell office:value-type="float" office:value="2.2" calcext:value-type="float">
            <text:p>2.2</text:p>
          </table:table-cell>
          <table:table-cell office:value-type="float" office:value="0.7973527" calcext:value-type="float">
            <text:p>0.7973527</text:p>
          </table:table-cell>
          <table:table-cell office:value-type="float" office:value="0.6623653" calcext:value-type="float">
            <text:p>0.6623653</text:p>
          </table:table-cell>
          <table:table-cell office:value-type="float" office:value="494.64" calcext:value-type="float">
            <text:p>494.64</text:p>
          </table:table-cell>
          <table:table-cell office:value-type="float" office:value="16" calcext:value-type="float">
            <text:p>16</text:p>
          </table:table-cell>
          <table:table-cell office:value-type="float" office:value="6.9263" calcext:value-type="float">
            <text:p>6.9263</text:p>
          </table:table-cell>
          <table:table-cell office:value-type="float" office:value="0.5732727" calcext:value-type="float">
            <text:p>0.5732727</text:p>
          </table:table-cell>
          <table:table-cell office:value-type="float" office:value="5.55191" calcext:value-type="float">
            <text:p>5.55191</text:p>
          </table:table-cell>
          <table:table-cell office:value-type="float" office:value="2.130615" calcext:value-type="float">
            <text:p>2.130615</text:p>
          </table:table-cell>
          <table:table-cell office:value-type="float" office:value="5.108673" calcext:value-type="float">
            <text:p>5.108673</text:p>
          </table:table-cell>
          <table:table-cell office:value-type="float" office:value="2.949188" calcext:value-type="float">
            <text:p>2.949188</text:p>
          </table:table-cell>
          <table:table-cell office:value-type="float" office:value="5.162537" calcext:value-type="float">
            <text:p>5.162537</text:p>
          </table:table-cell>
          <table:table-cell office:value-type="float" office:value="3.616058" calcext:value-type="float">
            <text:p>3.616058</text:p>
          </table:table-cell>
          <table:table-cell office:value-type="float" office:value="5.527222" calcext:value-type="float">
            <text:p>5.527222</text:p>
          </table:table-cell>
          <table:table-cell office:value-type="float" office:value="4.028717" calcext:value-type="float">
            <text:p>4.028717</text:p>
          </table:table-cell>
          <table:table-cell office:value-type="float" office:value="5.679382" calcext:value-type="float">
            <text:p>5.679382</text:p>
          </table:table-cell>
          <table:table-cell office:value-type="float" office:value="4.336548" calcext:value-type="float">
            <text:p>4.3365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12.15803" calcext:value-type="float">
            <text:p>12.15803</text:p>
          </table:table-cell>
          <table:table-cell office:value-type="float" office:value="15.8" calcext:value-type="float">
            <text:p>15.8</text:p>
          </table:table-cell>
          <table:table-cell office:value-type="float" office:value="3.1" calcext:value-type="float">
            <text:p>3.1</text:p>
          </table:table-cell>
          <table:table-cell office:value-type="float" office:value="0.8100783" calcext:value-type="float">
            <text:p>0.8100783</text:p>
          </table:table-cell>
          <table:table-cell office:value-type="float" office:value="0.4537275" calcext:value-type="float">
            <text:p>0.4537275</text:p>
          </table:table-cell>
          <table:table-cell office:value-type="float" office:value="451.44" calcext:value-type="float">
            <text:p>451.44</text:p>
          </table:table-cell>
          <table:table-cell office:value-type="float" office:value="0.8" calcext:value-type="float">
            <text:p>0.8</text:p>
          </table:table-cell>
          <table:table-cell office:value-type="float" office:value="18.29379" calcext:value-type="float">
            <text:p>18.29379</text:p>
          </table:table-cell>
          <table:table-cell office:value-type="float" office:value="0.4595947" calcext:value-type="float">
            <text:p>0.4595947</text:p>
          </table:table-cell>
          <table:table-cell office:value-type="float" office:value="12.87189" calcext:value-type="float">
            <text:p>12.87189</text:p>
          </table:table-cell>
          <table:table-cell office:value-type="float" office:value="1.828583" calcext:value-type="float">
            <text:p>1.828583</text:p>
          </table:table-cell>
          <table:table-cell office:value-type="float" office:value="10.67484" calcext:value-type="float">
            <text:p>10.67484</text:p>
          </table:table-cell>
          <table:table-cell office:value-type="float" office:value="2.403717" calcext:value-type="float">
            <text:p>2.403717</text:p>
          </table:table-cell>
          <table:table-cell office:value-type="float" office:value="8.840607" calcext:value-type="float">
            <text:p>8.840607</text:p>
          </table:table-cell>
          <table:table-cell office:value-type="float" office:value="3.033447" calcext:value-type="float">
            <text:p>3.033447</text:p>
          </table:table-cell>
          <table:table-cell office:value-type="float" office:value="7.615906" calcext:value-type="float">
            <text:p>7.615906</text:p>
          </table:table-cell>
          <table:table-cell office:value-type="float" office:value="3.512787" calcext:value-type="float">
            <text:p>3.512787</text:p>
          </table:table-cell>
          <table:table-cell office:value-type="float" office:value="6.776764" calcext:value-type="float">
            <text:p>6.776764</text:p>
          </table:table-cell>
          <table:table-cell office:value-type="float" office:value="3.853912" calcext:value-type="float">
            <text:p>3.8539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3.241044" calcext:value-type="float">
            <text:p>3.241044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1.575312" calcext:value-type="float">
            <text:p>1.575312</text:p>
          </table:table-cell>
          <table:table-cell office:value-type="float" office:value="0.5603681" calcext:value-type="float">
            <text:p>0.5603681</text:p>
          </table:table-cell>
          <table:table-cell office:value-type="float" office:value="296.64" calcext:value-type="float">
            <text:p>296.64</text:p>
          </table:table-cell>
          <table:table-cell office:value-type="float" office:value="10.9" calcext:value-type="float">
            <text:p>10.9</text:p>
          </table:table-cell>
          <table:table-cell office:value-type="float" office:value="15.83371" calcext:value-type="float">
            <text:p>15.83371</text:p>
          </table:table-cell>
          <table:table-cell office:value-type="float" office:value="2.235687" calcext:value-type="float">
            <text:p>2.235687</text:p>
          </table:table-cell>
          <table:table-cell office:value-type="float" office:value="11.6745" calcext:value-type="float">
            <text:p>11.6745</text:p>
          </table:table-cell>
          <table:table-cell office:value-type="float" office:value="4.086609" calcext:value-type="float">
            <text:p>4.086609</text:p>
          </table:table-cell>
          <table:table-cell office:value-type="float" office:value="10.29993" calcext:value-type="float">
            <text:p>10.29993</text:p>
          </table:table-cell>
          <table:table-cell office:value-type="float" office:value="4.709167" calcext:value-type="float">
            <text:p>4.709167</text:p>
          </table:table-cell>
          <table:table-cell office:value-type="float" office:value="9.087677" calcext:value-type="float">
            <text:p>9.087677</text:p>
          </table:table-cell>
          <table:table-cell office:value-type="float" office:value="5.19754" calcext:value-type="float">
            <text:p>5.19754</text:p>
          </table:table-cell>
          <table:table-cell office:value-type="float" office:value="8.184387" calcext:value-type="float">
            <text:p>8.184387</text:p>
          </table:table-cell>
          <table:table-cell office:value-type="float" office:value="5.427124" calcext:value-type="float">
            <text:p>5.427124</text:p>
          </table:table-cell>
          <table:table-cell office:value-type="float" office:value="7.478363" calcext:value-type="float">
            <text:p>7.478363</text:p>
          </table:table-cell>
          <table:table-cell office:value-type="float" office:value="5.474121" calcext:value-type="float">
            <text:p>5.4741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9.854747" calcext:value-type="float">
            <text:p>9.854747</text:p>
          </table:table-cell>
          <table:table-cell office:value-type="float" office:value="10.4" calcext:value-type="float">
            <text:p>10.4</text:p>
          </table:table-cell>
          <table:table-cell office:value-type="float" office:value="5.2" calcext:value-type="float">
            <text:p>5.2</text:p>
          </table:table-cell>
          <table:table-cell office:value-type="float" office:value="0.927215" calcext:value-type="float">
            <text:p>0.927215</text:p>
          </table:table-cell>
          <table:table-cell office:value-type="float" office:value="0.4743984" calcext:value-type="float">
            <text:p>0.4743984</text:p>
          </table:table-cell>
          <table:table-cell office:value-type="float" office:value="453.6" calcext:value-type="float">
            <text:p>453.6</text:p>
          </table:table-cell>
          <table:table-cell office:value-type="float" office:value="0" calcext:value-type="float">
            <text:p>0</text:p>
          </table:table-cell>
          <table:table-cell office:value-type="float" office:value="15.10596" calcext:value-type="float">
            <text:p>15.10596</text:p>
          </table:table-cell>
          <table:table-cell office:value-type="float" office:value="1.610077" calcext:value-type="float">
            <text:p>1.610077</text:p>
          </table:table-cell>
          <table:table-cell office:value-type="float" office:value="11.77274" calcext:value-type="float">
            <text:p>11.77274</text:p>
          </table:table-cell>
          <table:table-cell office:value-type="float" office:value="4.355591" calcext:value-type="float">
            <text:p>4.355591</text:p>
          </table:table-cell>
          <table:table-cell office:value-type="float" office:value="10.44586" calcext:value-type="float">
            <text:p>10.44586</text:p>
          </table:table-cell>
          <table:table-cell office:value-type="float" office:value="5.717224" calcext:value-type="float">
            <text:p>5.717224</text:p>
          </table:table-cell>
          <table:table-cell office:value-type="float" office:value="9.269379" calcext:value-type="float">
            <text:p>9.269379</text:p>
          </table:table-cell>
          <table:table-cell office:value-type="float" office:value="6.671783" calcext:value-type="float">
            <text:p>6.671783</text:p>
          </table:table-cell>
          <table:table-cell office:value-type="float" office:value="8.403168" calcext:value-type="float">
            <text:p>8.403168</text:p>
          </table:table-cell>
          <table:table-cell office:value-type="float" office:value="6.808868" calcext:value-type="float">
            <text:p>6.808868</text:p>
          </table:table-cell>
          <table:table-cell office:value-type="float" office:value="7.752777" calcext:value-type="float">
            <text:p>7.752777</text:p>
          </table:table-cell>
          <table:table-cell office:value-type="float" office:value="6.727844" calcext:value-type="float">
            <text:p>6.7278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7.600823" calcext:value-type="float">
            <text:p>7.600823</text:p>
          </table:table-cell>
          <table:table-cell office:value-type="float" office:value="6.7" calcext:value-type="float">
            <text:p>6.7</text:p>
          </table:table-cell>
          <table:table-cell office:value-type="float" office:value="3.5" calcext:value-type="float">
            <text:p>3.5</text:p>
          </table:table-cell>
          <table:table-cell office:value-type="float" office:value="0.5597761" calcext:value-type="float">
            <text:p>0.5597761</text:p>
          </table:table-cell>
          <table:table-cell office:value-type="float" office:value="0.4613205" calcext:value-type="float">
            <text:p>0.4613205</text:p>
          </table:table-cell>
          <table:table-cell office:value-type="float" office:value="383.76" calcext:value-type="float">
            <text:p>383.76</text:p>
          </table:table-cell>
          <table:table-cell office:value-type="float" office:value="0" calcext:value-type="float">
            <text:p>0</text:p>
          </table:table-cell>
          <table:table-cell office:value-type="float" office:value="12.79367" calcext:value-type="float">
            <text:p>12.79367</text:p>
          </table:table-cell>
          <table:table-cell office:value-type="float" office:value="0.1590881" calcext:value-type="float">
            <text:p>0.1590881</text:p>
          </table:table-cell>
          <table:table-cell office:value-type="float" office:value="9.075592" calcext:value-type="float">
            <text:p>9.075592</text:p>
          </table:table-cell>
          <table:table-cell office:value-type="float" office:value="2.439972" calcext:value-type="float">
            <text:p>2.439972</text:p>
          </table:table-cell>
          <table:table-cell office:value-type="float" office:value="7.878113" calcext:value-type="float">
            <text:p>7.878113</text:p>
          </table:table-cell>
          <table:table-cell office:value-type="float" office:value="3.596191" calcext:value-type="float">
            <text:p>3.596191</text:p>
          </table:table-cell>
          <table:table-cell office:value-type="float" office:value="7.036743" calcext:value-type="float">
            <text:p>7.036743</text:p>
          </table:table-cell>
          <table:table-cell office:value-type="float" office:value="4.579224" calcext:value-type="float">
            <text:p>4.579224</text:p>
          </table:table-cell>
          <table:table-cell office:value-type="float" office:value="7.102509" calcext:value-type="float">
            <text:p>7.102509</text:p>
          </table:table-cell>
          <table:table-cell office:value-type="float" office:value="5.184937" calcext:value-type="float">
            <text:p>5.184937</text:p>
          </table:table-cell>
          <table:table-cell office:value-type="float" office:value="7.194153" calcext:value-type="float">
            <text:p>7.194153</text:p>
          </table:table-cell>
          <table:table-cell office:value-type="float" office:value="5.528351" calcext:value-type="float">
            <text:p>5.5283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8.160192" calcext:value-type="float">
            <text:p>8.160192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547369" calcext:value-type="float">
            <text:p>0.5547369</text:p>
          </table:table-cell>
          <table:table-cell office:value-type="float" office:value="0.4522128" calcext:value-type="float">
            <text:p>0.4522128</text:p>
          </table:table-cell>
          <table:table-cell office:value-type="float" office:value="346.32" calcext:value-type="float">
            <text:p>346.32</text:p>
          </table:table-cell>
          <table:table-cell office:value-type="float" office:value="0" calcext:value-type="float">
            <text:p>0</text:p>
          </table:table-cell>
          <table:table-cell office:value-type="float" office:value="10.69617" calcext:value-type="float">
            <text:p>10.69617</text:p>
          </table:table-cell>
          <table:table-cell office:value-type="float" office:value="-0.7025452" calcext:value-type="float">
            <text:p>-0.7025452</text:p>
          </table:table-cell>
          <table:table-cell office:value-type="float" office:value="7.803528" calcext:value-type="float">
            <text:p>7.803528</text:p>
          </table:table-cell>
          <table:table-cell office:value-type="float" office:value="1.228943" calcext:value-type="float">
            <text:p>1.228943</text:p>
          </table:table-cell>
          <table:table-cell office:value-type="float" office:value="6.680237" calcext:value-type="float">
            <text:p>6.680237</text:p>
          </table:table-cell>
          <table:table-cell office:value-type="float" office:value="2.285492" calcext:value-type="float">
            <text:p>2.285492</text:p>
          </table:table-cell>
          <table:table-cell office:value-type="float" office:value="6.032501" calcext:value-type="float">
            <text:p>6.032501</text:p>
          </table:table-cell>
          <table:table-cell office:value-type="float" office:value="3.247742" calcext:value-type="float">
            <text:p>3.247742</text:p>
          </table:table-cell>
          <table:table-cell office:value-type="float" office:value="5.661255" calcext:value-type="float">
            <text:p>5.661255</text:p>
          </table:table-cell>
          <table:table-cell office:value-type="float" office:value="3.919556" calcext:value-type="float">
            <text:p>3.919556</text:p>
          </table:table-cell>
          <table:table-cell office:value-type="float" office:value="5.658234" calcext:value-type="float">
            <text:p>5.658234</text:p>
          </table:table-cell>
          <table:table-cell office:value-type="float" office:value="4.389282" calcext:value-type="float">
            <text:p>4.3892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8.472778" calcext:value-type="float">
            <text:p>8.472778</text:p>
          </table:table-cell>
          <table:table-cell office:value-type="float" office:value="10.4" calcext:value-type="float">
            <text:p>10.4</text:p>
          </table:table-cell>
          <table:table-cell office:value-type="float" office:value="3" calcext:value-type="float">
            <text:p>3</text:p>
          </table:table-cell>
          <table:table-cell office:value-type="float" office:value="0.7417074" calcext:value-type="float">
            <text:p>0.7417074</text:p>
          </table:table-cell>
          <table:table-cell office:value-type="float" office:value="0.5379633" calcext:value-type="float">
            <text:p>0.5379633</text:p>
          </table:table-cell>
          <table:table-cell office:value-type="float" office:value="286.56" calcext:value-type="float">
            <text:p>286.56</text:p>
          </table:table-cell>
          <table:table-cell office:value-type="float" office:value="0" calcext:value-type="float">
            <text:p>0</text:p>
          </table:table-cell>
          <table:table-cell office:value-type="float" office:value="13.85345" calcext:value-type="float">
            <text:p>13.85345</text:p>
          </table:table-cell>
          <table:table-cell office:value-type="float" office:value="-0.3025513" calcext:value-type="float">
            <text:p>-0.3025513</text:p>
          </table:table-cell>
          <table:table-cell office:value-type="float" office:value="9.694366" calcext:value-type="float">
            <text:p>9.694366</text:p>
          </table:table-cell>
          <table:table-cell office:value-type="float" office:value="1.391571" calcext:value-type="float">
            <text:p>1.391571</text:p>
          </table:table-cell>
          <table:table-cell office:value-type="float" office:value="8.301331" calcext:value-type="float">
            <text:p>8.301331</text:p>
          </table:table-cell>
          <table:table-cell office:value-type="float" office:value="2.198517" calcext:value-type="float">
            <text:p>2.198517</text:p>
          </table:table-cell>
          <table:table-cell office:value-type="float" office:value="7.120911" calcext:value-type="float">
            <text:p>7.120911</text:p>
          </table:table-cell>
          <table:table-cell office:value-type="float" office:value="2.973846" calcext:value-type="float">
            <text:p>2.973846</text:p>
          </table:table-cell>
          <table:table-cell office:value-type="float" office:value="6.356171" calcext:value-type="float">
            <text:p>6.356171</text:p>
          </table:table-cell>
          <table:table-cell office:value-type="float" office:value="3.55426" calcext:value-type="float">
            <text:p>3.55426</text:p>
          </table:table-cell>
          <table:table-cell office:value-type="float" office:value="5.865967" calcext:value-type="float">
            <text:p>5.865967</text:p>
          </table:table-cell>
          <table:table-cell office:value-type="float" office:value="3.980133" calcext:value-type="float">
            <text:p>3.9801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15.35442" calcext:value-type="float">
            <text:p>15.35442</text:p>
          </table:table-cell>
          <table:table-cell office:value-type="float" office:value="14.7" calcext:value-type="float">
            <text:p>14.7</text:p>
          </table:table-cell>
          <table:table-cell office:value-type="float" office:value="4.6" calcext:value-type="float">
            <text:p>4.6</text:p>
          </table:table-cell>
          <table:table-cell office:value-type="float" office:value="0.7602079" calcext:value-type="float">
            <text:p>0.7602079</text:p>
          </table:table-cell>
          <table:table-cell office:value-type="float" office:value="0.4870455" calcext:value-type="float">
            <text:p>0.4870455</text:p>
          </table:table-cell>
          <table:table-cell office:value-type="float" office:value="308.88" calcext:value-type="float">
            <text:p>308.88</text:p>
          </table:table-cell>
          <table:table-cell office:value-type="float" office:value="0" calcext:value-type="float">
            <text:p>0</text:p>
          </table:table-cell>
          <table:table-cell office:value-type="float" office:value="22.40753" calcext:value-type="float">
            <text:p>22.40753</text:p>
          </table:table-cell>
          <table:table-cell office:value-type="float" office:value="1.089264" calcext:value-type="float">
            <text:p>1.089264</text:p>
          </table:table-cell>
          <table:table-cell office:value-type="float" office:value="15.06903" calcext:value-type="float">
            <text:p>15.06903</text:p>
          </table:table-cell>
          <table:table-cell office:value-type="float" office:value="2.691376" calcext:value-type="float">
            <text:p>2.691376</text:p>
          </table:table-cell>
          <table:table-cell office:value-type="float" office:value="12.21844" calcext:value-type="float">
            <text:p>12.21844</text:p>
          </table:table-cell>
          <table:table-cell office:value-type="float" office:value="3.507355" calcext:value-type="float">
            <text:p>3.507355</text:p>
          </table:table-cell>
          <table:table-cell office:value-type="float" office:value="10.0383" calcext:value-type="float">
            <text:p>10.0383</text:p>
          </table:table-cell>
          <table:table-cell office:value-type="float" office:value="4.154755" calcext:value-type="float">
            <text:p>4.154755</text:p>
          </table:table-cell>
          <table:table-cell office:value-type="float" office:value="8.602295" calcext:value-type="float">
            <text:p>8.602295</text:p>
          </table:table-cell>
          <table:table-cell office:value-type="float" office:value="4.548523" calcext:value-type="float">
            <text:p>4.548523</text:p>
          </table:table-cell>
          <table:table-cell office:value-type="float" office:value="7.593658" calcext:value-type="float">
            <text:p>7.593658</text:p>
          </table:table-cell>
          <table:table-cell office:value-type="float" office:value="4.766602" calcext:value-type="float">
            <text:p>4.76660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27.59296" calcext:value-type="float">
            <text:p>27.59296</text:p>
          </table:table-cell>
          <table:table-cell office:value-type="float" office:value="19.365" calcext:value-type="float">
            <text:p>19.365</text:p>
          </table:table-cell>
          <table:table-cell office:value-type="float" office:value="5.7" calcext:value-type="float">
            <text:p>5.7</text:p>
          </table:table-cell>
          <table:table-cell office:value-type="float" office:value="0.8352715" calcext:value-type="float">
            <text:p>0.8352715</text:p>
          </table:table-cell>
          <table:table-cell office:value-type="float" office:value="0.5682798" calcext:value-type="float">
            <text:p>0.5682798</text:p>
          </table:table-cell>
          <table:table-cell office:value-type="float" office:value="449.55" calcext:value-type="float">
            <text:p>449.55</text:p>
          </table:table-cell>
          <table:table-cell office:value-type="float" office:value="0" calcext:value-type="float">
            <text:p>0</text:p>
          </table:table-cell>
          <table:table-cell office:value-type="float" office:value="38.04398" calcext:value-type="float">
            <text:p>38.04398</text:p>
          </table:table-cell>
          <table:table-cell office:value-type="float" office:value="1.956451" calcext:value-type="float">
            <text:p>1.956451</text:p>
          </table:table-cell>
          <table:table-cell office:value-type="float" office:value="23.49744" calcext:value-type="float">
            <text:p>23.49744</text:p>
          </table:table-cell>
          <table:table-cell office:value-type="float" office:value="3.840942" calcext:value-type="float">
            <text:p>3.840942</text:p>
          </table:table-cell>
          <table:table-cell office:value-type="float" office:value="18.96329" calcext:value-type="float">
            <text:p>18.96329</text:p>
          </table:table-cell>
          <table:table-cell office:value-type="float" office:value="4.757416" calcext:value-type="float">
            <text:p>4.757416</text:p>
          </table:table-cell>
          <table:table-cell office:value-type="float" office:value="15.45007" calcext:value-type="float">
            <text:p>15.45007</text:p>
          </table:table-cell>
          <table:table-cell office:value-type="float" office:value="5.435028" calcext:value-type="float">
            <text:p>5.435028</text:p>
          </table:table-cell>
          <table:table-cell office:value-type="float" office:value="12.92285" calcext:value-type="float">
            <text:p>12.92285</text:p>
          </table:table-cell>
          <table:table-cell office:value-type="float" office:value="5.786407" calcext:value-type="float">
            <text:p>5.786407</text:p>
          </table:table-cell>
          <table:table-cell office:value-type="float" office:value="11.09766" calcext:value-type="float">
            <text:p>11.09766</text:p>
          </table:table-cell>
          <table:table-cell office:value-type="float" office:value="5.924072" calcext:value-type="float">
            <text:p>5.9240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26.17688" calcext:value-type="float">
            <text:p>26.17688</text:p>
          </table:table-cell>
          <table:table-cell office:value-type="float" office:value="21.31" calcext:value-type="float">
            <text:p>21.31</text:p>
          </table:table-cell>
          <table:table-cell office:value-type="float" office:value="6.2665" calcext:value-type="float">
            <text:p>6.2665</text:p>
          </table:table-cell>
          <table:table-cell office:value-type="float" office:value="0.8848798" calcext:value-type="float">
            <text:p>0.8848798</text:p>
          </table:table-cell>
          <table:table-cell office:value-type="float" office:value="0.6628053" calcext:value-type="float">
            <text:p>0.6628053</text:p>
          </table:table-cell>
          <table:table-cell office:value-type="float" office:value="483.7572" calcext:value-type="float">
            <text:p>483.7572</text:p>
          </table:table-cell>
          <table:table-cell office:value-type="float" office:value="0" calcext:value-type="float">
            <text:p>0</text:p>
          </table:table-cell>
          <table:table-cell office:value-type="float" office:value="45.25122" calcext:value-type="float">
            <text:p>45.25122</text:p>
          </table:table-cell>
          <table:table-cell office:value-type="float" office:value="5.311371" calcext:value-type="float">
            <text:p>5.311371</text:p>
          </table:table-cell>
          <table:table-cell office:value-type="float" office:value="29.22632" calcext:value-type="float">
            <text:p>29.22632</text:p>
          </table:table-cell>
          <table:table-cell office:value-type="float" office:value="8.144501" calcext:value-type="float">
            <text:p>8.144501</text:p>
          </table:table-cell>
          <table:table-cell office:value-type="float" office:value="24.29785" calcext:value-type="float">
            <text:p>24.29785</text:p>
          </table:table-cell>
          <table:table-cell office:value-type="float" office:value="9.138062" calcext:value-type="float">
            <text:p>9.138062</text:p>
          </table:table-cell>
          <table:table-cell office:value-type="float" office:value="19.88541" calcext:value-type="float">
            <text:p>19.88541</text:p>
          </table:table-cell>
          <table:table-cell office:value-type="float" office:value="9.625092" calcext:value-type="float">
            <text:p>9.625092</text:p>
          </table:table-cell>
          <table:table-cell office:value-type="float" office:value="16.77637" calcext:value-type="float">
            <text:p>16.77637</text:p>
          </table:table-cell>
          <table:table-cell office:value-type="float" office:value="9.63089" calcext:value-type="float">
            <text:p>9.63089</text:p>
          </table:table-cell>
          <table:table-cell office:value-type="float" office:value="14.51569" calcext:value-type="float">
            <text:p>14.51569</text:p>
          </table:table-cell>
          <table:table-cell office:value-type="float" office:value="9.341797" calcext:value-type="float">
            <text:p>9.3417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17.95996" calcext:value-type="float">
            <text:p>17.95996</text:p>
          </table:table-cell>
          <table:table-cell office:value-type="float" office:value="19.475" calcext:value-type="float">
            <text:p>19.475</text:p>
          </table:table-cell>
          <table:table-cell office:value-type="float" office:value="5.2565" calcext:value-type="float">
            <text:p>5.2565</text:p>
          </table:table-cell>
          <table:table-cell office:value-type="float" office:value="1.472521" calcext:value-type="float">
            <text:p>1.472521</text:p>
          </table:table-cell>
          <table:table-cell office:value-type="float" office:value="0.4694564" calcext:value-type="float">
            <text:p>0.4694564</text:p>
          </table:table-cell>
          <table:table-cell office:value-type="float" office:value="488.0862" calcext:value-type="float">
            <text:p>488.0862</text:p>
          </table:table-cell>
          <table:table-cell office:value-type="float" office:value="0" calcext:value-type="float">
            <text:p>0</text:p>
          </table:table-cell>
          <table:table-cell office:value-type="float" office:value="39.94366" calcext:value-type="float">
            <text:p>39.94366</text:p>
          </table:table-cell>
          <table:table-cell office:value-type="float" office:value="6.172272" calcext:value-type="float">
            <text:p>6.172272</text:p>
          </table:table-cell>
          <table:table-cell office:value-type="float" office:value="26.19742" calcext:value-type="float">
            <text:p>26.19742</text:p>
          </table:table-cell>
          <table:table-cell office:value-type="float" office:value="11.99374" calcext:value-type="float">
            <text:p>11.99374</text:p>
          </table:table-cell>
          <table:table-cell office:value-type="float" office:value="22.17978" calcext:value-type="float">
            <text:p>22.17978</text:p>
          </table:table-cell>
          <table:table-cell office:value-type="float" office:value="14.01529" calcext:value-type="float">
            <text:p>14.01529</text:p>
          </table:table-cell>
          <table:table-cell office:value-type="float" office:value="19.41235" calcext:value-type="float">
            <text:p>19.41235</text:p>
          </table:table-cell>
          <table:table-cell office:value-type="float" office:value="14.00513" calcext:value-type="float">
            <text:p>14.00513</text:p>
          </table:table-cell>
          <table:table-cell office:value-type="float" office:value="17.19681" calcext:value-type="float">
            <text:p>17.19681</text:p>
          </table:table-cell>
          <table:table-cell office:value-type="float" office:value="13.46265" calcext:value-type="float">
            <text:p>13.46265</text:p>
          </table:table-cell>
          <table:table-cell office:value-type="float" office:value="15.38721" calcext:value-type="float">
            <text:p>15.38721</text:p>
          </table:table-cell>
          <table:table-cell office:value-type="float" office:value="12.74258" calcext:value-type="float">
            <text:p>12.742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24.91435" calcext:value-type="float">
            <text:p>24.91435</text:p>
          </table:table-cell>
          <table:table-cell office:value-type="float" office:value="15.725" calcext:value-type="float">
            <text:p>15.725</text:p>
          </table:table-cell>
          <table:table-cell office:value-type="float" office:value="2.737" calcext:value-type="float">
            <text:p>2.737</text:p>
          </table:table-cell>
          <table:table-cell office:value-type="float" office:value="0.7672136" calcext:value-type="float">
            <text:p>0.7672136</text:p>
          </table:table-cell>
          <table:table-cell office:value-type="float" office:value="0.4888632" calcext:value-type="float">
            <text:p>0.4888632</text:p>
          </table:table-cell>
          <table:table-cell office:value-type="float" office:value="223.2612" calcext:value-type="float">
            <text:p>223.2612</text:p>
          </table:table-cell>
          <table:table-cell office:value-type="float" office:value="0" calcext:value-type="float">
            <text:p>0</text:p>
          </table:table-cell>
          <table:table-cell office:value-type="float" office:value="38.29379" calcext:value-type="float">
            <text:p>38.29379</text:p>
          </table:table-cell>
          <table:table-cell office:value-type="float" office:value="3.352936" calcext:value-type="float">
            <text:p>3.352936</text:p>
          </table:table-cell>
          <table:table-cell office:value-type="float" office:value="25.47839" calcext:value-type="float">
            <text:p>25.47839</text:p>
          </table:table-cell>
          <table:table-cell office:value-type="float" office:value="8.129639" calcext:value-type="float">
            <text:p>8.129639</text:p>
          </table:table-cell>
          <table:table-cell office:value-type="float" office:value="21.57037" calcext:value-type="float">
            <text:p>21.57037</text:p>
          </table:table-cell>
          <table:table-cell office:value-type="float" office:value="9.810364" calcext:value-type="float">
            <text:p>9.810364</text:p>
          </table:table-cell>
          <table:table-cell office:value-type="float" office:value="18.62802" calcext:value-type="float">
            <text:p>18.62802</text:p>
          </table:table-cell>
          <table:table-cell office:value-type="float" office:value="10.92957" calcext:value-type="float">
            <text:p>10.92957</text:p>
          </table:table-cell>
          <table:table-cell office:value-type="float" office:value="16.46976" calcext:value-type="float">
            <text:p>16.46976</text:p>
          </table:table-cell>
          <table:table-cell office:value-type="float" office:value="11.4985" calcext:value-type="float">
            <text:p>11.4985</text:p>
          </table:table-cell>
          <table:table-cell office:value-type="float" office:value="14.86984" calcext:value-type="float">
            <text:p>14.86984</text:p>
          </table:table-cell>
          <table:table-cell office:value-type="float" office:value="11.60632" calcext:value-type="float">
            <text:p>11.606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21.12515" calcext:value-type="float">
            <text:p>21.12515</text:p>
          </table:table-cell>
          <table:table-cell office:value-type="float" office:value="19.185" calcext:value-type="float">
            <text:p>19.185</text:p>
          </table:table-cell>
          <table:table-cell office:value-type="float" office:value="9.745" calcext:value-type="float">
            <text:p>9.745</text:p>
          </table:table-cell>
          <table:table-cell office:value-type="float" office:value="1.581315" calcext:value-type="float">
            <text:p>1.581315</text:p>
          </table:table-cell>
          <table:table-cell office:value-type="float" office:value="0.7600988" calcext:value-type="float">
            <text:p>0.7600988</text:p>
          </table:table-cell>
          <table:table-cell office:value-type="float" office:value="407.6298" calcext:value-type="float">
            <text:p>407.6298</text:p>
          </table:table-cell>
          <table:table-cell office:value-type="float" office:value="0.6" calcext:value-type="float">
            <text:p>0.6</text:p>
          </table:table-cell>
          <table:table-cell office:value-type="float" office:value="38.53043" calcext:value-type="float">
            <text:p>38.53043</text:p>
          </table:table-cell>
          <table:table-cell office:value-type="float" office:value="10.26605" calcext:value-type="float">
            <text:p>10.26605</text:p>
          </table:table-cell>
          <table:table-cell office:value-type="float" office:value="26.31989" calcext:value-type="float">
            <text:p>26.31989</text:p>
          </table:table-cell>
          <table:table-cell office:value-type="float" office:value="12.57138" calcext:value-type="float">
            <text:p>12.57138</text:p>
          </table:table-cell>
          <table:table-cell office:value-type="float" office:value="22.65411" calcext:value-type="float">
            <text:p>22.65411</text:p>
          </table:table-cell>
          <table:table-cell office:value-type="float" office:value="12.99945" calcext:value-type="float">
            <text:p>12.99945</text:p>
          </table:table-cell>
          <table:table-cell office:value-type="float" office:value="19.71097" calcext:value-type="float">
            <text:p>19.71097</text:p>
          </table:table-cell>
          <table:table-cell office:value-type="float" office:value="13.15088" calcext:value-type="float">
            <text:p>13.15088</text:p>
          </table:table-cell>
          <table:table-cell office:value-type="float" office:value="17.56082" calcext:value-type="float">
            <text:p>17.56082</text:p>
          </table:table-cell>
          <table:table-cell office:value-type="float" office:value="13.08325" calcext:value-type="float">
            <text:p>13.08325</text:p>
          </table:table-cell>
          <table:table-cell office:value-type="float" office:value="15.88739" calcext:value-type="float">
            <text:p>15.88739</text:p>
          </table:table-cell>
          <table:table-cell office:value-type="float" office:value="12.78745" calcext:value-type="float">
            <text:p>12.787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14.98928" calcext:value-type="float">
            <text:p>14.98928</text:p>
          </table:table-cell>
          <table:table-cell office:value-type="float" office:value="21.48" calcext:value-type="float">
            <text:p>21.48</text:p>
          </table:table-cell>
          <table:table-cell office:value-type="float" office:value="7.93" calcext:value-type="float">
            <text:p>7.93</text:p>
          </table:table-cell>
          <table:table-cell office:value-type="float" office:value="1.361961" calcext:value-type="float">
            <text:p>1.361961</text:p>
          </table:table-cell>
          <table:table-cell office:value-type="float" office:value="0.9363166" calcext:value-type="float">
            <text:p>0.9363166</text:p>
          </table:table-cell>
          <table:table-cell office:value-type="float" office:value="196.569" calcext:value-type="float">
            <text:p>196.569</text:p>
          </table:table-cell>
          <table:table-cell office:value-type="float" office:value="0" calcext:value-type="float">
            <text:p>0</text:p>
          </table:table-cell>
          <table:table-cell office:value-type="float" office:value="32.45718" calcext:value-type="float">
            <text:p>32.45718</text:p>
          </table:table-cell>
          <table:table-cell office:value-type="float" office:value="8.055206" calcext:value-type="float">
            <text:p>8.055206</text:p>
          </table:table-cell>
          <table:table-cell office:value-type="float" office:value="23.95499" calcext:value-type="float">
            <text:p>23.95499</text:p>
          </table:table-cell>
          <table:table-cell office:value-type="float" office:value="11.20441" calcext:value-type="float">
            <text:p>11.20441</text:p>
          </table:table-cell>
          <table:table-cell office:value-type="float" office:value="21.40857" calcext:value-type="float">
            <text:p>21.40857</text:p>
          </table:table-cell>
          <table:table-cell office:value-type="float" office:value="12.33307" calcext:value-type="float">
            <text:p>12.33307</text:p>
          </table:table-cell>
          <table:table-cell office:value-type="float" office:value="19.11349" calcext:value-type="float">
            <text:p>19.11349</text:p>
          </table:table-cell>
          <table:table-cell office:value-type="float" office:value="13.11047" calcext:value-type="float">
            <text:p>13.11047</text:p>
          </table:table-cell>
          <table:table-cell office:value-type="float" office:value="17.34436" calcext:value-type="float">
            <text:p>17.34436</text:p>
          </table:table-cell>
          <table:table-cell office:value-type="float" office:value="13.36902" calcext:value-type="float">
            <text:p>13.36902</text:p>
          </table:table-cell>
          <table:table-cell office:value-type="float" office:value="15.92743" calcext:value-type="float">
            <text:p>15.92743</text:p>
          </table:table-cell>
          <table:table-cell office:value-type="float" office:value="13.24551" calcext:value-type="float">
            <text:p>13.245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24.71536" calcext:value-type="float">
            <text:p>24.71536</text:p>
          </table:table-cell>
          <table:table-cell office:value-type="float" office:value="25.555" calcext:value-type="float">
            <text:p>25.555</text:p>
          </table:table-cell>
          <table:table-cell office:value-type="float" office:value="13.665" calcext:value-type="float">
            <text:p>13.665</text:p>
          </table:table-cell>
          <table:table-cell office:value-type="float" office:value="1.453484" calcext:value-type="float">
            <text:p>1.453484</text:p>
          </table:table-cell>
          <table:table-cell office:value-type="float" office:value="1.18904" calcext:value-type="float">
            <text:p>1.18904</text:p>
          </table:table-cell>
          <table:table-cell office:value-type="float" office:value="161.2944" calcext:value-type="float">
            <text:p>161.2944</text:p>
          </table:table-cell>
          <table:table-cell office:value-type="float" office:value="0.1" calcext:value-type="float">
            <text:p>0.1</text:p>
          </table:table-cell>
          <table:table-cell office:value-type="float" office:value="44.06931" calcext:value-type="float">
            <text:p>44.06931</text:p>
          </table:table-cell>
          <table:table-cell office:value-type="float" office:value="12.21646" calcext:value-type="float">
            <text:p>12.21646</text:p>
          </table:table-cell>
          <table:table-cell office:value-type="float" office:value="30.24811" calcext:value-type="float">
            <text:p>30.24811</text:p>
          </table:table-cell>
          <table:table-cell office:value-type="float" office:value="13.8652" calcext:value-type="float">
            <text:p>13.8652</text:p>
          </table:table-cell>
          <table:table-cell office:value-type="float" office:value="26.48215" calcext:value-type="float">
            <text:p>26.48215</text:p>
          </table:table-cell>
          <table:table-cell office:value-type="float" office:value="14.38266" calcext:value-type="float">
            <text:p>14.38266</text:p>
          </table:table-cell>
          <table:table-cell office:value-type="float" office:value="23.24045" calcext:value-type="float">
            <text:p>23.24045</text:p>
          </table:table-cell>
          <table:table-cell office:value-type="float" office:value="14.66272" calcext:value-type="float">
            <text:p>14.66272</text:p>
          </table:table-cell>
          <table:table-cell office:value-type="float" office:value="20.72467" calcext:value-type="float">
            <text:p>20.72467</text:p>
          </table:table-cell>
          <table:table-cell office:value-type="float" office:value="14.60196" calcext:value-type="float">
            <text:p>14.60196</text:p>
          </table:table-cell>
          <table:table-cell office:value-type="float" office:value="18.7048" calcext:value-type="float">
            <text:p>18.7048</text:p>
          </table:table-cell>
          <table:table-cell office:value-type="float" office:value="14.27362" calcext:value-type="float">
            <text:p>14.273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22.31992" calcext:value-type="float">
            <text:p>22.31992</text:p>
          </table:table-cell>
          <table:table-cell office:value-type="float" office:value="26.75" calcext:value-type="float">
            <text:p>26.75</text:p>
          </table:table-cell>
          <table:table-cell office:value-type="float" office:value="11.315" calcext:value-type="float">
            <text:p>11.315</text:p>
          </table:table-cell>
          <table:table-cell office:value-type="float" office:value="1.96037" calcext:value-type="float">
            <text:p>1.96037</text:p>
          </table:table-cell>
          <table:table-cell office:value-type="float" office:value="1.268413" calcext:value-type="float">
            <text:p>1.268413</text:p>
          </table:table-cell>
          <table:table-cell office:value-type="float" office:value="261.873" calcext:value-type="float">
            <text:p>261.873</text:p>
          </table:table-cell>
          <table:table-cell office:value-type="float" office:value="0" calcext:value-type="float">
            <text:p>0</text:p>
          </table:table-cell>
          <table:table-cell office:value-type="float" office:value="47.20865" calcext:value-type="float">
            <text:p>47.20865</text:p>
          </table:table-cell>
          <table:table-cell office:value-type="float" office:value="12.12527" calcext:value-type="float">
            <text:p>12.12527</text:p>
          </table:table-cell>
          <table:table-cell office:value-type="float" office:value="32.86783" calcext:value-type="float">
            <text:p>32.86783</text:p>
          </table:table-cell>
          <table:table-cell office:value-type="float" office:value="15.40341" calcext:value-type="float">
            <text:p>15.40341</text:p>
          </table:table-cell>
          <table:table-cell office:value-type="float" office:value="28.90582" calcext:value-type="float">
            <text:p>28.90582</text:p>
          </table:table-cell>
          <table:table-cell office:value-type="float" office:value="16.267" calcext:value-type="float">
            <text:p>16.267</text:p>
          </table:table-cell>
          <table:table-cell office:value-type="float" office:value="25.38626" calcext:value-type="float">
            <text:p>25.38626</text:p>
          </table:table-cell>
          <table:table-cell office:value-type="float" office:value="16.79361" calcext:value-type="float">
            <text:p>16.79361</text:p>
          </table:table-cell>
          <table:table-cell office:value-type="float" office:value="22.66095" calcext:value-type="float">
            <text:p>22.66095</text:p>
          </table:table-cell>
          <table:table-cell office:value-type="float" office:value="16.76538" calcext:value-type="float">
            <text:p>16.76538</text:p>
          </table:table-cell>
          <table:table-cell office:value-type="float" office:value="20.52197" calcext:value-type="float">
            <text:p>20.52197</text:p>
          </table:table-cell>
          <table:table-cell office:value-type="float" office:value="16.3472" calcext:value-type="float">
            <text:p>16.34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13.0273" calcext:value-type="float">
            <text:p>13.0273</text:p>
          </table:table-cell>
          <table:table-cell office:value-type="float" office:value="23.92" calcext:value-type="float">
            <text:p>23.92</text:p>
          </table:table-cell>
          <table:table-cell office:value-type="float" office:value="16.96" calcext:value-type="float">
            <text:p>16.96</text:p>
          </table:table-cell>
          <table:table-cell office:value-type="float" office:value="2.26106" calcext:value-type="float">
            <text:p>2.26106</text:p>
          </table:table-cell>
          <table:table-cell office:value-type="float" office:value="1.896976" calcext:value-type="float">
            <text:p>1.896976</text:p>
          </table:table-cell>
          <table:table-cell office:value-type="float" office:value="280.9872" calcext:value-type="float">
            <text:p>280.9872</text:p>
          </table:table-cell>
          <table:table-cell office:value-type="float" office:value="2.7" calcext:value-type="float">
            <text:p>2.7</text:p>
          </table:table-cell>
          <table:table-cell office:value-type="float" office:value="30.69717" calcext:value-type="float">
            <text:p>30.69717</text:p>
          </table:table-cell>
          <table:table-cell office:value-type="float" office:value="16.67728" calcext:value-type="float">
            <text:p>16.67728</text:p>
          </table:table-cell>
          <table:table-cell office:value-type="float" office:value="25.48633" calcext:value-type="float">
            <text:p>25.48633</text:p>
          </table:table-cell>
          <table:table-cell office:value-type="float" office:value="18.3389" calcext:value-type="float">
            <text:p>18.3389</text:p>
          </table:table-cell>
          <table:table-cell office:value-type="float" office:value="23.64694" calcext:value-type="float">
            <text:p>23.64694</text:p>
          </table:table-cell>
          <table:table-cell office:value-type="float" office:value="18.93909" calcext:value-type="float">
            <text:p>18.93909</text:p>
          </table:table-cell>
          <table:table-cell office:value-type="float" office:value="22.04788" calcext:value-type="float">
            <text:p>22.04788</text:p>
          </table:table-cell>
          <table:table-cell office:value-type="float" office:value="19.07751" calcext:value-type="float">
            <text:p>19.07751</text:p>
          </table:table-cell>
          <table:table-cell office:value-type="float" office:value="21.30573" calcext:value-type="float">
            <text:p>21.30573</text:p>
          </table:table-cell>
          <table:table-cell office:value-type="float" office:value="18.72049" calcext:value-type="float">
            <text:p>18.72049</text:p>
          </table:table-cell>
          <table:table-cell office:value-type="float" office:value="20.12589" calcext:value-type="float">
            <text:p>20.12589</text:p>
          </table:table-cell>
          <table:table-cell office:value-type="float" office:value="18.10925" calcext:value-type="float">
            <text:p>18.109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12.54011" calcext:value-type="float">
            <text:p>12.54011</text:p>
          </table:table-cell>
          <table:table-cell office:value-type="float" office:value="22.47" calcext:value-type="float">
            <text:p>22.47</text:p>
          </table:table-cell>
          <table:table-cell office:value-type="float" office:value="14.69" calcext:value-type="float">
            <text:p>14.69</text:p>
          </table:table-cell>
          <table:table-cell office:value-type="float" office:value="2.029934" calcext:value-type="float">
            <text:p>2.029934</text:p>
          </table:table-cell>
          <table:table-cell office:value-type="float" office:value="1.315294" calcext:value-type="float">
            <text:p>1.315294</text:p>
          </table:table-cell>
          <table:table-cell office:value-type="float" office:value="379.7604" calcext:value-type="float">
            <text:p>379.7604</text:p>
          </table:table-cell>
          <table:table-cell office:value-type="float" office:value="26.6" calcext:value-type="float">
            <text:p>26.6</text:p>
          </table:table-cell>
          <table:table-cell office:value-type="float" office:value="32.28561" calcext:value-type="float">
            <text:p>32.28561</text:p>
          </table:table-cell>
          <table:table-cell office:value-type="float" office:value="14.01929" calcext:value-type="float">
            <text:p>14.01929</text:p>
          </table:table-cell>
          <table:table-cell office:value-type="float" office:value="25.8154" calcext:value-type="float">
            <text:p>25.8154</text:p>
          </table:table-cell>
          <table:table-cell office:value-type="float" office:value="16.32346" calcext:value-type="float">
            <text:p>16.32346</text:p>
          </table:table-cell>
          <table:table-cell office:value-type="float" office:value="23.08813" calcext:value-type="float">
            <text:p>23.08813</text:p>
          </table:table-cell>
          <table:table-cell office:value-type="float" office:value="17.45639" calcext:value-type="float">
            <text:p>17.45639</text:p>
          </table:table-cell>
          <table:table-cell office:value-type="float" office:value="21.12274" calcext:value-type="float">
            <text:p>21.12274</text:p>
          </table:table-cell>
          <table:table-cell office:value-type="float" office:value="18.07681" calcext:value-type="float">
            <text:p>18.07681</text:p>
          </table:table-cell>
          <table:table-cell office:value-type="float" office:value="19.8584" calcext:value-type="float">
            <text:p>19.8584</text:p>
          </table:table-cell>
          <table:table-cell office:value-type="float" office:value="17.8891" calcext:value-type="float">
            <text:p>17.8891</text:p>
          </table:table-cell>
          <table:table-cell office:value-type="float" office:value="18.74445" calcext:value-type="float">
            <text:p>18.74445</text:p>
          </table:table-cell>
          <table:table-cell office:value-type="float" office:value="17.41058" calcext:value-type="float">
            <text:p>17.410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26.47639" calcext:value-type="float">
            <text:p>26.47639</text:p>
          </table:table-cell>
          <table:table-cell office:value-type="float" office:value="25.09" calcext:value-type="float">
            <text:p>25.09</text:p>
          </table:table-cell>
          <table:table-cell office:value-type="float" office:value="11.425" calcext:value-type="float">
            <text:p>11.425</text:p>
          </table:table-cell>
          <table:table-cell office:value-type="float" office:value="1.40203" calcext:value-type="float">
            <text:p>1.40203</text:p>
          </table:table-cell>
          <table:table-cell office:value-type="float" office:value="0.8669077" calcext:value-type="float">
            <text:p>0.8669077</text:p>
          </table:table-cell>
          <table:table-cell office:value-type="float" office:value="396.1062" calcext:value-type="float">
            <text:p>396.1062</text:p>
          </table:table-cell>
          <table:table-cell office:value-type="float" office:value="0" calcext:value-type="float">
            <text:p>0</text:p>
          </table:table-cell>
          <table:table-cell office:value-type="float" office:value="33.90988" calcext:value-type="float">
            <text:p>33.90988</text:p>
          </table:table-cell>
          <table:table-cell office:value-type="float" office:value="11.12415" calcext:value-type="float">
            <text:p>11.12415</text:p>
          </table:table-cell>
          <table:table-cell office:value-type="float" office:value="26.60895" calcext:value-type="float">
            <text:p>26.60895</text:p>
          </table:table-cell>
          <table:table-cell office:value-type="float" office:value="13.63788" calcext:value-type="float">
            <text:p>13.63788</text:p>
          </table:table-cell>
          <table:table-cell office:value-type="float" office:value="23.89398" calcext:value-type="float">
            <text:p>23.89398</text:p>
          </table:table-cell>
          <table:table-cell office:value-type="float" office:value="14.75461" calcext:value-type="float">
            <text:p>14.75461</text:p>
          </table:table-cell>
          <table:table-cell office:value-type="float" office:value="21.62213" calcext:value-type="float">
            <text:p>21.62213</text:p>
          </table:table-cell>
          <table:table-cell office:value-type="float" office:value="15.69958" calcext:value-type="float">
            <text:p>15.69958</text:p>
          </table:table-cell>
          <table:table-cell office:value-type="float" office:value="19.92313" calcext:value-type="float">
            <text:p>19.92313</text:p>
          </table:table-cell>
          <table:table-cell office:value-type="float" office:value="16.13379" calcext:value-type="float">
            <text:p>16.13379</text:p>
          </table:table-cell>
          <table:table-cell office:value-type="float" office:value="18.63608" calcext:value-type="float">
            <text:p>18.63608</text:p>
          </table:table-cell>
          <table:table-cell office:value-type="float" office:value="16.17914" calcext:value-type="float">
            <text:p>16.179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24.04402" calcext:value-type="float">
            <text:p>24.04402</text:p>
          </table:table-cell>
          <table:table-cell office:value-type="float" office:value="15.8" calcext:value-type="float">
            <text:p>15.8</text:p>
          </table:table-cell>
          <table:table-cell office:value-type="float" office:value="9.08" calcext:value-type="float">
            <text:p>9.08</text:p>
          </table:table-cell>
          <table:table-cell office:value-type="float" office:value="1.136357" calcext:value-type="float">
            <text:p>1.136357</text:p>
          </table:table-cell>
          <table:table-cell office:value-type="float" office:value="0.6040701" calcext:value-type="float">
            <text:p>0.6040701</text:p>
          </table:table-cell>
          <table:table-cell office:value-type="float" office:value="522.0936" calcext:value-type="float">
            <text:p>522.0936</text:p>
          </table:table-cell>
          <table:table-cell office:value-type="float" office:value="0" calcext:value-type="float">
            <text:p>0</text:p>
          </table:table-cell>
          <table:table-cell office:value-type="float" office:value="41.00778" calcext:value-type="float">
            <text:p>41.00778</text:p>
          </table:table-cell>
          <table:table-cell office:value-type="float" office:value="8.856232" calcext:value-type="float">
            <text:p>8.856232</text:p>
          </table:table-cell>
          <table:table-cell office:value-type="float" office:value="28.68991" calcext:value-type="float">
            <text:p>28.68991</text:p>
          </table:table-cell>
          <table:table-cell office:value-type="float" office:value="13.00888" calcext:value-type="float">
            <text:p>13.00888</text:p>
          </table:table-cell>
          <table:table-cell office:value-type="float" office:value="25.26239" calcext:value-type="float">
            <text:p>25.26239</text:p>
          </table:table-cell>
          <table:table-cell office:value-type="float" office:value="14.46591" calcext:value-type="float">
            <text:p>14.46591</text:p>
          </table:table-cell>
          <table:table-cell office:value-type="float" office:value="22.38397" calcext:value-type="float">
            <text:p>22.38397</text:p>
          </table:table-cell>
          <table:table-cell office:value-type="float" office:value="15.50143" calcext:value-type="float">
            <text:p>15.50143</text:p>
          </table:table-cell>
          <table:table-cell office:value-type="float" office:value="20.43628" calcext:value-type="float">
            <text:p>20.43628</text:p>
          </table:table-cell>
          <table:table-cell office:value-type="float" office:value="15.91501" calcext:value-type="float">
            <text:p>15.91501</text:p>
          </table:table-cell>
          <table:table-cell office:value-type="float" office:value="18.96582" calcext:value-type="float">
            <text:p>18.96582</text:p>
          </table:table-cell>
          <table:table-cell office:value-type="float" office:value="15.97562" calcext:value-type="float">
            <text:p>15.97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28.26126" calcext:value-type="float">
            <text:p>28.26126</text:p>
          </table:table-cell>
          <table:table-cell office:value-type="float" office:value="16.865" calcext:value-type="float">
            <text:p>16.865</text:p>
          </table:table-cell>
          <table:table-cell office:value-type="float" office:value="6.1815" calcext:value-type="float">
            <text:p>6.1815</text:p>
          </table:table-cell>
          <table:table-cell office:value-type="float" office:value="0.8376106" calcext:value-type="float">
            <text:p>0.8376106</text:p>
          </table:table-cell>
          <table:table-cell office:value-type="float" office:value="0.4944814" calcext:value-type="float">
            <text:p>0.4944814</text:p>
          </table:table-cell>
          <table:table-cell office:value-type="float" office:value="295.3674" calcext:value-type="float">
            <text:p>295.3674</text:p>
          </table:table-cell>
          <table:table-cell office:value-type="float" office:value="0" calcext:value-type="float">
            <text:p>0</text:p>
          </table:table-cell>
          <table:table-cell office:value-type="float" office:value="40.23105" calcext:value-type="float">
            <text:p>40.23105</text:p>
          </table:table-cell>
          <table:table-cell office:value-type="float" office:value="6.518341" calcext:value-type="float">
            <text:p>6.518341</text:p>
          </table:table-cell>
          <table:table-cell office:value-type="float" office:value="28.02441" calcext:value-type="float">
            <text:p>28.02441</text:p>
          </table:table-cell>
          <table:table-cell office:value-type="float" office:value="11.44705" calcext:value-type="float">
            <text:p>11.44705</text:p>
          </table:table-cell>
          <table:table-cell office:value-type="float" office:value="25.07776" calcext:value-type="float">
            <text:p>25.07776</text:p>
          </table:table-cell>
          <table:table-cell office:value-type="float" office:value="13.25067" calcext:value-type="float">
            <text:p>13.25067</text:p>
          </table:table-cell>
          <table:table-cell office:value-type="float" office:value="22.46826" calcext:value-type="float">
            <text:p>22.46826</text:p>
          </table:table-cell>
          <table:table-cell office:value-type="float" office:value="14.6532" calcext:value-type="float">
            <text:p>14.6532</text:p>
          </table:table-cell>
          <table:table-cell office:value-type="float" office:value="20.52963" calcext:value-type="float">
            <text:p>20.52963</text:p>
          </table:table-cell>
          <table:table-cell office:value-type="float" office:value="15.39441" calcext:value-type="float">
            <text:p>15.39441</text:p>
          </table:table-cell>
          <table:table-cell office:value-type="float" office:value="19.0531" calcext:value-type="float">
            <text:p>19.0531</text:p>
          </table:table-cell>
          <table:table-cell office:value-type="float" office:value="15.65283" calcext:value-type="float">
            <text:p>15.652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22.14465" calcext:value-type="float">
            <text:p>22.14465</text:p>
          </table:table-cell>
          <table:table-cell office:value-type="float" office:value="19.94" calcext:value-type="float">
            <text:p>19.94</text:p>
          </table:table-cell>
          <table:table-cell office:value-type="float" office:value="4.704" calcext:value-type="float">
            <text:p>4.704</text:p>
          </table:table-cell>
          <table:table-cell office:value-type="float" office:value="1.614479" calcext:value-type="float">
            <text:p>1.614479</text:p>
          </table:table-cell>
          <table:table-cell office:value-type="float" office:value="0.8015069" calcext:value-type="float">
            <text:p>0.8015069</text:p>
          </table:table-cell>
          <table:table-cell office:value-type="float" office:value="229.7322" calcext:value-type="float">
            <text:p>229.7322</text:p>
          </table:table-cell>
          <table:table-cell office:value-type="float" office:value="0.5" calcext:value-type="float">
            <text:p>0.5</text:p>
          </table:table-cell>
          <table:table-cell office:value-type="float" office:value="41.10254" calcext:value-type="float">
            <text:p>41.10254</text:p>
          </table:table-cell>
          <table:table-cell office:value-type="float" office:value="6.477966" calcext:value-type="float">
            <text:p>6.477966</text:p>
          </table:table-cell>
          <table:table-cell office:value-type="float" office:value="29.12195" calcext:value-type="float">
            <text:p>29.12195</text:p>
          </table:table-cell>
          <table:table-cell office:value-type="float" office:value="11.8035" calcext:value-type="float">
            <text:p>11.8035</text:p>
          </table:table-cell>
          <table:table-cell office:value-type="float" office:value="25.40872" calcext:value-type="float">
            <text:p>25.40872</text:p>
          </table:table-cell>
          <table:table-cell office:value-type="float" office:value="13.43375" calcext:value-type="float">
            <text:p>13.43375</text:p>
          </table:table-cell>
          <table:table-cell office:value-type="float" office:value="22.36478" calcext:value-type="float">
            <text:p>22.36478</text:p>
          </table:table-cell>
          <table:table-cell office:value-type="float" office:value="14.81754" calcext:value-type="float">
            <text:p>14.81754</text:p>
          </table:table-cell>
          <table:table-cell office:value-type="float" office:value="20.41644" calcext:value-type="float">
            <text:p>20.41644</text:p>
          </table:table-cell>
          <table:table-cell office:value-type="float" office:value="15.53836" calcext:value-type="float">
            <text:p>15.53836</text:p>
          </table:table-cell>
          <table:table-cell office:value-type="float" office:value="19.01306" calcext:value-type="float">
            <text:p>19.01306</text:p>
          </table:table-cell>
          <table:table-cell office:value-type="float" office:value="15.7861" calcext:value-type="float">
            <text:p>15.78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4.220267" calcext:value-type="float">
            <text:p>4.220267</text:p>
          </table:table-cell>
          <table:table-cell office:value-type="float" office:value="18.855" calcext:value-type="float">
            <text:p>18.855</text:p>
          </table:table-cell>
          <table:table-cell office:value-type="float" office:value="12.025" calcext:value-type="float">
            <text:p>12.025</text:p>
          </table:table-cell>
          <table:table-cell office:value-type="float" office:value="2.01206" calcext:value-type="float">
            <text:p>2.01206</text:p>
          </table:table-cell>
          <table:table-cell office:value-type="float" office:value="1.317265" calcext:value-type="float">
            <text:p>1.317265</text:p>
          </table:table-cell>
          <table:table-cell office:value-type="float" office:value="251.5878" calcext:value-type="float">
            <text:p>251.5878</text:p>
          </table:table-cell>
          <table:table-cell office:value-type="float" office:value="4.7" calcext:value-type="float">
            <text:p>4.7</text:p>
          </table:table-cell>
          <table:table-cell office:value-type="float" office:value="24.96121" calcext:value-type="float">
            <text:p>24.96121</text:p>
          </table:table-cell>
          <table:table-cell office:value-type="float" office:value="11.26831" calcext:value-type="float">
            <text:p>11.26831</text:p>
          </table:table-cell>
          <table:table-cell office:value-type="float" office:value="20.81378" calcext:value-type="float">
            <text:p>20.81378</text:p>
          </table:table-cell>
          <table:table-cell office:value-type="float" office:value="13.49466" calcext:value-type="float">
            <text:p>13.49466</text:p>
          </table:table-cell>
          <table:table-cell office:value-type="float" office:value="19.08102" calcext:value-type="float">
            <text:p>19.08102</text:p>
          </table:table-cell>
          <table:table-cell office:value-type="float" office:value="14.61478" calcext:value-type="float">
            <text:p>14.61478</text:p>
          </table:table-cell>
          <table:table-cell office:value-type="float" office:value="19.06372" calcext:value-type="float">
            <text:p>19.06372</text:p>
          </table:table-cell>
          <table:table-cell office:value-type="float" office:value="15.50693" calcext:value-type="float">
            <text:p>15.50693</text:p>
          </table:table-cell>
          <table:table-cell office:value-type="float" office:value="18.96667" calcext:value-type="float">
            <text:p>18.96667</text:p>
          </table:table-cell>
          <table:table-cell office:value-type="float" office:value="15.98611" calcext:value-type="float">
            <text:p>15.98611</text:p>
          </table:table-cell>
          <table:table-cell office:value-type="float" office:value="18.47998" calcext:value-type="float">
            <text:p>18.47998</text:p>
          </table:table-cell>
          <table:table-cell office:value-type="float" office:value="16.12469" calcext:value-type="float">
            <text:p>16.1246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20.25751" calcext:value-type="float">
            <text:p>20.25751</text:p>
          </table:table-cell>
          <table:table-cell office:value-type="float" office:value="17.255" calcext:value-type="float">
            <text:p>17.255</text:p>
          </table:table-cell>
          <table:table-cell office:value-type="float" office:value="8.9" calcext:value-type="float">
            <text:p>8.9</text:p>
          </table:table-cell>
          <table:table-cell office:value-type="float" office:value="1.299524" calcext:value-type="float">
            <text:p>1.299524</text:p>
          </table:table-cell>
          <table:table-cell office:value-type="float" office:value="0.6541885" calcext:value-type="float">
            <text:p>0.6541885</text:p>
          </table:table-cell>
          <table:table-cell office:value-type="float" office:value="250.8588" calcext:value-type="float">
            <text:p>250.8588</text:p>
          </table:table-cell>
          <table:table-cell office:value-type="float" office:value="0" calcext:value-type="float">
            <text:p>0</text:p>
          </table:table-cell>
          <table:table-cell office:value-type="float" office:value="29.44357" calcext:value-type="float">
            <text:p>29.44357</text:p>
          </table:table-cell>
          <table:table-cell office:value-type="float" office:value="8.559204" calcext:value-type="float">
            <text:p>8.559204</text:p>
          </table:table-cell>
          <table:table-cell office:value-type="float" office:value="22.73898" calcext:value-type="float">
            <text:p>22.73898</text:p>
          </table:table-cell>
          <table:table-cell office:value-type="float" office:value="11.81467" calcext:value-type="float">
            <text:p>11.81467</text:p>
          </table:table-cell>
          <table:table-cell office:value-type="float" office:value="20.18857" calcext:value-type="float">
            <text:p>20.18857</text:p>
          </table:table-cell>
          <table:table-cell office:value-type="float" office:value="12.84589" calcext:value-type="float">
            <text:p>12.84589</text:p>
          </table:table-cell>
          <table:table-cell office:value-type="float" office:value="18.44156" calcext:value-type="float">
            <text:p>18.44156</text:p>
          </table:table-cell>
          <table:table-cell office:value-type="float" office:value="13.75003" calcext:value-type="float">
            <text:p>13.75003</text:p>
          </table:table-cell>
          <table:table-cell office:value-type="float" office:value="17.36014" calcext:value-type="float">
            <text:p>17.36014</text:p>
          </table:table-cell>
          <table:table-cell office:value-type="float" office:value="14.31836" calcext:value-type="float">
            <text:p>14.31836</text:p>
          </table:table-cell>
          <table:table-cell office:value-type="float" office:value="16.56558" calcext:value-type="float">
            <text:p>16.56558</text:p>
          </table:table-cell>
          <table:table-cell office:value-type="float" office:value="14.60535" calcext:value-type="float">
            <text:p>14.605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28.14491" calcext:value-type="float">
            <text:p>28.14491</text:p>
          </table:table-cell>
          <table:table-cell office:value-type="float" office:value="21.66" calcext:value-type="float">
            <text:p>21.66</text:p>
          </table:table-cell>
          <table:table-cell office:value-type="float" office:value="7.41" calcext:value-type="float">
            <text:p>7.41</text:p>
          </table:table-cell>
          <table:table-cell office:value-type="float" office:value="1.132586" calcext:value-type="float">
            <text:p>1.132586</text:p>
          </table:table-cell>
          <table:table-cell office:value-type="float" office:value="0.782001" calcext:value-type="float">
            <text:p>0.782001</text:p>
          </table:table-cell>
          <table:table-cell office:value-type="float" office:value="146.3724" calcext:value-type="float">
            <text:p>146.3724</text:p>
          </table:table-cell>
          <table:table-cell office:value-type="float" office:value="0" calcext:value-type="float">
            <text:p>0</text:p>
          </table:table-cell>
          <table:table-cell office:value-type="float" office:value="43.1868" calcext:value-type="float">
            <text:p>43.1868</text:p>
          </table:table-cell>
          <table:table-cell office:value-type="float" office:value="6.840454" calcext:value-type="float">
            <text:p>6.840454</text:p>
          </table:table-cell>
          <table:table-cell office:value-type="float" office:value="30.06384" calcext:value-type="float">
            <text:p>30.06384</text:p>
          </table:table-cell>
          <table:table-cell office:value-type="float" office:value="10.58386" calcext:value-type="float">
            <text:p>10.58386</text:p>
          </table:table-cell>
          <table:table-cell office:value-type="float" office:value="26.10181" calcext:value-type="float">
            <text:p>26.10181</text:p>
          </table:table-cell>
          <table:table-cell office:value-type="float" office:value="11.7916" calcext:value-type="float">
            <text:p>11.7916</text:p>
          </table:table-cell>
          <table:table-cell office:value-type="float" office:value="22.86908" calcext:value-type="float">
            <text:p>22.86908</text:p>
          </table:table-cell>
          <table:table-cell office:value-type="float" office:value="12.90958" calcext:value-type="float">
            <text:p>12.90958</text:p>
          </table:table-cell>
          <table:table-cell office:value-type="float" office:value="20.57272" calcext:value-type="float">
            <text:p>20.57272</text:p>
          </table:table-cell>
          <table:table-cell office:value-type="float" office:value="13.6246" calcext:value-type="float">
            <text:p>13.6246</text:p>
          </table:table-cell>
          <table:table-cell office:value-type="float" office:value="18.87695" calcext:value-type="float">
            <text:p>18.87695</text:p>
          </table:table-cell>
          <table:table-cell office:value-type="float" office:value="13.99875" calcext:value-type="float">
            <text:p>13.998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7.848229" calcext:value-type="float">
            <text:p>7.848229</text:p>
          </table:table-cell>
          <table:table-cell office:value-type="float" office:value="19.245" calcext:value-type="float">
            <text:p>19.245</text:p>
          </table:table-cell>
          <table:table-cell office:value-type="float" office:value="9.17" calcext:value-type="float">
            <text:p>9.17</text:p>
          </table:table-cell>
          <table:table-cell office:value-type="float" office:value="1.639306" calcext:value-type="float">
            <text:p>1.639306</text:p>
          </table:table-cell>
          <table:table-cell office:value-type="float" office:value="0.9617265" calcext:value-type="float">
            <text:p>0.9617265</text:p>
          </table:table-cell>
          <table:table-cell office:value-type="float" office:value="215.8344" calcext:value-type="float">
            <text:p>215.8344</text:p>
          </table:table-cell>
          <table:table-cell office:value-type="float" office:value="0" calcext:value-type="float">
            <text:p>0</text:p>
          </table:table-cell>
          <table:table-cell office:value-type="float" office:value="27.46408" calcext:value-type="float">
            <text:p>27.46408</text:p>
          </table:table-cell>
          <table:table-cell office:value-type="float" office:value="10.1907" calcext:value-type="float">
            <text:p>10.1907</text:p>
          </table:table-cell>
          <table:table-cell office:value-type="float" office:value="21.83133" calcext:value-type="float">
            <text:p>21.83133</text:p>
          </table:table-cell>
          <table:table-cell office:value-type="float" office:value="13.92752" calcext:value-type="float">
            <text:p>13.92752</text:p>
          </table:table-cell>
          <table:table-cell office:value-type="float" office:value="20.37695" calcext:value-type="float">
            <text:p>20.37695</text:p>
          </table:table-cell>
          <table:table-cell office:value-type="float" office:value="15.0946" calcext:value-type="float">
            <text:p>15.0946</text:p>
          </table:table-cell>
          <table:table-cell office:value-type="float" office:value="19.18655" calcext:value-type="float">
            <text:p>19.18655</text:p>
          </table:table-cell>
          <table:table-cell office:value-type="float" office:value="15.95383" calcext:value-type="float">
            <text:p>15.95383</text:p>
          </table:table-cell>
          <table:table-cell office:value-type="float" office:value="19.07013" calcext:value-type="float">
            <text:p>19.07013</text:p>
          </table:table-cell>
          <table:table-cell office:value-type="float" office:value="16.21628" calcext:value-type="float">
            <text:p>16.21628</text:p>
          </table:table-cell>
          <table:table-cell office:value-type="float" office:value="18.43402" calcext:value-type="float">
            <text:p>18.43402</text:p>
          </table:table-cell>
          <table:table-cell office:value-type="float" office:value="16.15222" calcext:value-type="float">
            <text:p>16.152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26.7167" calcext:value-type="float">
            <text:p>26.7167</text:p>
          </table:table-cell>
          <table:table-cell office:value-type="float" office:value="22.655" calcext:value-type="float">
            <text:p>22.655</text:p>
          </table:table-cell>
          <table:table-cell office:value-type="float" office:value="13.13" calcext:value-type="float">
            <text:p>13.13</text:p>
          </table:table-cell>
          <table:table-cell office:value-type="float" office:value="1.701813" calcext:value-type="float">
            <text:p>1.701813</text:p>
          </table:table-cell>
          <table:table-cell office:value-type="float" office:value="0.9751541" calcext:value-type="float">
            <text:p>0.9751541</text:p>
          </table:table-cell>
          <table:table-cell office:value-type="float" office:value="381.5478" calcext:value-type="float">
            <text:p>381.5478</text:p>
          </table:table-cell>
          <table:table-cell office:value-type="float" office:value="0" calcext:value-type="float">
            <text:p>0</text:p>
          </table:table-cell>
          <table:table-cell office:value-type="float" office:value="49.3573" calcext:value-type="float">
            <text:p>49.3573</text:p>
          </table:table-cell>
          <table:table-cell office:value-type="float" office:value="14.66147" calcext:value-type="float">
            <text:p>14.66147</text:p>
          </table:table-cell>
          <table:table-cell office:value-type="float" office:value="33.93442" calcext:value-type="float">
            <text:p>33.93442</text:p>
          </table:table-cell>
          <table:table-cell office:value-type="float" office:value="15.91785" calcext:value-type="float">
            <text:p>15.91785</text:p>
          </table:table-cell>
          <table:table-cell office:value-type="float" office:value="29.6246" calcext:value-type="float">
            <text:p>29.6246</text:p>
          </table:table-cell>
          <table:table-cell office:value-type="float" office:value="16.29681" calcext:value-type="float">
            <text:p>16.29681</text:p>
          </table:table-cell>
          <table:table-cell office:value-type="float" office:value="25.87717" calcext:value-type="float">
            <text:p>25.87717</text:p>
          </table:table-cell>
          <table:table-cell office:value-type="float" office:value="16.52026" calcext:value-type="float">
            <text:p>16.52026</text:p>
          </table:table-cell>
          <table:table-cell office:value-type="float" office:value="23.21582" calcext:value-type="float">
            <text:p>23.21582</text:p>
          </table:table-cell>
          <table:table-cell office:value-type="float" office:value="16.50964" calcext:value-type="float">
            <text:p>16.50964</text:p>
          </table:table-cell>
          <table:table-cell office:value-type="float" office:value="21.17041" calcext:value-type="float">
            <text:p>21.17041</text:p>
          </table:table-cell>
          <table:table-cell office:value-type="float" office:value="16.31305" calcext:value-type="float">
            <text:p>16.313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13.93715" calcext:value-type="float">
            <text:p>13.93715</text:p>
          </table:table-cell>
          <table:table-cell office:value-type="float" office:value="20.36" calcext:value-type="float">
            <text:p>20.36</text:p>
          </table:table-cell>
          <table:table-cell office:value-type="float" office:value="9.32" calcext:value-type="float">
            <text:p>9.32</text:p>
          </table:table-cell>
          <table:table-cell office:value-type="float" office:value="1.24945" calcext:value-type="float">
            <text:p>1.24945</text:p>
          </table:table-cell>
          <table:table-cell office:value-type="float" office:value="0.9045122" calcext:value-type="float">
            <text:p>0.9045122</text:p>
          </table:table-cell>
          <table:table-cell office:value-type="float" office:value="125.5734" calcext:value-type="float">
            <text:p>125.5734</text:p>
          </table:table-cell>
          <table:table-cell office:value-type="float" office:value="1.1" calcext:value-type="float">
            <text:p>1.1</text:p>
          </table:table-cell>
          <table:table-cell office:value-type="float" office:value="33.43182" calcext:value-type="float">
            <text:p>33.43182</text:p>
          </table:table-cell>
          <table:table-cell office:value-type="float" office:value="11.39484" calcext:value-type="float">
            <text:p>11.39484</text:p>
          </table:table-cell>
          <table:table-cell office:value-type="float" office:value="26.36621" calcext:value-type="float">
            <text:p>26.36621</text:p>
          </table:table-cell>
          <table:table-cell office:value-type="float" office:value="15.8916" calcext:value-type="float">
            <text:p>15.8916</text:p>
          </table:table-cell>
          <table:table-cell office:value-type="float" office:value="24.00162" calcext:value-type="float">
            <text:p>24.00162</text:p>
          </table:table-cell>
          <table:table-cell office:value-type="float" office:value="17.06415" calcext:value-type="float">
            <text:p>17.06415</text:p>
          </table:table-cell>
          <table:table-cell office:value-type="float" office:value="21.98392" calcext:value-type="float">
            <text:p>21.98392</text:p>
          </table:table-cell>
          <table:table-cell office:value-type="float" office:value="17.92145" calcext:value-type="float">
            <text:p>17.92145</text:p>
          </table:table-cell>
          <table:table-cell office:value-type="float" office:value="21.24646" calcext:value-type="float">
            <text:p>21.24646</text:p>
          </table:table-cell>
          <table:table-cell office:value-type="float" office:value="18.16675" calcext:value-type="float">
            <text:p>18.16675</text:p>
          </table:table-cell>
          <table:table-cell office:value-type="float" office:value="20.5174" calcext:value-type="float">
            <text:p>20.5174</text:p>
          </table:table-cell>
          <table:table-cell office:value-type="float" office:value="17.97992" calcext:value-type="float">
            <text:p>17.979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3.111089" calcext:value-type="float">
            <text:p>3.111089</text:p>
          </table:table-cell>
          <table:table-cell office:value-type="float" office:value="14.145" calcext:value-type="float">
            <text:p>14.145</text:p>
          </table:table-cell>
          <table:table-cell office:value-type="float" office:value="11.205" calcext:value-type="float">
            <text:p>11.205</text:p>
          </table:table-cell>
          <table:table-cell office:value-type="float" office:value="1.509162" calcext:value-type="float">
            <text:p>1.509162</text:p>
          </table:table-cell>
          <table:table-cell office:value-type="float" office:value="1.293822" calcext:value-type="float">
            <text:p>1.293822</text:p>
          </table:table-cell>
          <table:table-cell office:value-type="float" office:value="200.7234" calcext:value-type="float">
            <text:p>200.7234</text:p>
          </table:table-cell>
          <table:table-cell office:value-type="float" office:value="45.9" calcext:value-type="float">
            <text:p>45.9</text:p>
          </table:table-cell>
          <table:table-cell office:value-type="float" office:value="17.92828" calcext:value-type="float">
            <text:p>17.92828</text:p>
          </table:table-cell>
          <table:table-cell office:value-type="float" office:value="10.66791" calcext:value-type="float">
            <text:p>10.66791</text:p>
          </table:table-cell>
          <table:table-cell office:value-type="float" office:value="17.1221" calcext:value-type="float">
            <text:p>17.1221</text:p>
          </table:table-cell>
          <table:table-cell office:value-type="float" office:value="12.34863" calcext:value-type="float">
            <text:p>12.34863</text:p>
          </table:table-cell>
          <table:table-cell office:value-type="float" office:value="18.57791" calcext:value-type="float">
            <text:p>18.57791</text:p>
          </table:table-cell>
          <table:table-cell office:value-type="float" office:value="13.27274" calcext:value-type="float">
            <text:p>13.27274</text:p>
          </table:table-cell>
          <table:table-cell office:value-type="float" office:value="19.33966" calcext:value-type="float">
            <text:p>19.33966</text:p>
          </table:table-cell>
          <table:table-cell office:value-type="float" office:value="14.17773" calcext:value-type="float">
            <text:p>14.17773</text:p>
          </table:table-cell>
          <table:table-cell office:value-type="float" office:value="19.41724" calcext:value-type="float">
            <text:p>19.41724</text:p>
          </table:table-cell>
          <table:table-cell office:value-type="float" office:value="14.85684" calcext:value-type="float">
            <text:p>14.85684</text:p>
          </table:table-cell>
          <table:table-cell office:value-type="float" office:value="19.05191" calcext:value-type="float">
            <text:p>19.05191</text:p>
          </table:table-cell>
          <table:table-cell office:value-type="float" office:value="15.29697" calcext:value-type="float">
            <text:p>15.2969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13.87045" calcext:value-type="float">
            <text:p>13.87045</text:p>
          </table:table-cell>
          <table:table-cell office:value-type="float" office:value="21.065" calcext:value-type="float">
            <text:p>21.065</text:p>
          </table:table-cell>
          <table:table-cell office:value-type="float" office:value="11.585" calcext:value-type="float">
            <text:p>11.585</text:p>
          </table:table-cell>
          <table:table-cell office:value-type="float" office:value="1.669787" calcext:value-type="float">
            <text:p>1.669787</text:p>
          </table:table-cell>
          <table:table-cell office:value-type="float" office:value="1.33842" calcext:value-type="float">
            <text:p>1.33842</text:p>
          </table:table-cell>
          <table:table-cell office:value-type="float" office:value="268.596" calcext:value-type="float">
            <text:p>268.596</text:p>
          </table:table-cell>
          <table:table-cell office:value-type="float" office:value="12.2" calcext:value-type="float">
            <text:p>12.2</text:p>
          </table:table-cell>
          <table:table-cell office:value-type="float" office:value="27.40991" calcext:value-type="float">
            <text:p>27.40991</text:p>
          </table:table-cell>
          <table:table-cell office:value-type="float" office:value="10.69873" calcext:value-type="float">
            <text:p>10.69873</text:p>
          </table:table-cell>
          <table:table-cell office:value-type="float" office:value="21.79633" calcext:value-type="float">
            <text:p>21.79633</text:p>
          </table:table-cell>
          <table:table-cell office:value-type="float" office:value="11.84436" calcext:value-type="float">
            <text:p>11.84436</text:p>
          </table:table-cell>
          <table:table-cell office:value-type="float" office:value="19.71646" calcext:value-type="float">
            <text:p>19.71646</text:p>
          </table:table-cell>
          <table:table-cell office:value-type="float" office:value="12.54309" calcext:value-type="float">
            <text:p>12.54309</text:p>
          </table:table-cell>
          <table:table-cell office:value-type="float" office:value="17.99484" calcext:value-type="float">
            <text:p>17.99484</text:p>
          </table:table-cell>
          <table:table-cell office:value-type="float" office:value="13.24316" calcext:value-type="float">
            <text:p>13.24316</text:p>
          </table:table-cell>
          <table:table-cell office:value-type="float" office:value="16.86646" calcext:value-type="float">
            <text:p>16.86646</text:p>
          </table:table-cell>
          <table:table-cell office:value-type="float" office:value="13.76105" calcext:value-type="float">
            <text:p>13.76105</text:p>
          </table:table-cell>
          <table:table-cell office:value-type="float" office:value="16.10922" calcext:value-type="float">
            <text:p>16.10922</text:p>
          </table:table-cell>
          <table:table-cell office:value-type="float" office:value="14.07938" calcext:value-type="float">
            <text:p>14.079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27.44047" calcext:value-type="float">
            <text:p>27.44047</text:p>
          </table:table-cell>
          <table:table-cell office:value-type="float" office:value="23.605" calcext:value-type="float">
            <text:p>23.605</text:p>
          </table:table-cell>
          <table:table-cell office:value-type="float" office:value="10.695" calcext:value-type="float">
            <text:p>10.695</text:p>
          </table:table-cell>
          <table:table-cell office:value-type="float" office:value="1.549382" calcext:value-type="float">
            <text:p>1.549382</text:p>
          </table:table-cell>
          <table:table-cell office:value-type="float" office:value="1.061297" calcext:value-type="float">
            <text:p>1.061297</text:p>
          </table:table-cell>
          <table:table-cell office:value-type="float" office:value="156.6738" calcext:value-type="float">
            <text:p>156.6738</text:p>
          </table:table-cell>
          <table:table-cell office:value-type="float" office:value="0" calcext:value-type="float">
            <text:p>0</text:p>
          </table:table-cell>
          <table:table-cell office:value-type="float" office:value="32.4249" calcext:value-type="float">
            <text:p>32.4249</text:p>
          </table:table-cell>
          <table:table-cell office:value-type="float" office:value="10.36288" calcext:value-type="float">
            <text:p>10.36288</text:p>
          </table:table-cell>
          <table:table-cell office:value-type="float" office:value="24.80951" calcext:value-type="float">
            <text:p>24.80951</text:p>
          </table:table-cell>
          <table:table-cell office:value-type="float" office:value="12.56259" calcext:value-type="float">
            <text:p>12.56259</text:p>
          </table:table-cell>
          <table:table-cell office:value-type="float" office:value="22.49759" calcext:value-type="float">
            <text:p>22.49759</text:p>
          </table:table-cell>
          <table:table-cell office:value-type="float" office:value="13.46454" calcext:value-type="float">
            <text:p>13.46454</text:p>
          </table:table-cell>
          <table:table-cell office:value-type="float" office:value="20.60284" calcext:value-type="float">
            <text:p>20.60284</text:p>
          </table:table-cell>
          <table:table-cell office:value-type="float" office:value="14.23904" calcext:value-type="float">
            <text:p>14.23904</text:p>
          </table:table-cell>
          <table:table-cell office:value-type="float" office:value="19.06949" calcext:value-type="float">
            <text:p>19.06949</text:p>
          </table:table-cell>
          <table:table-cell office:value-type="float" office:value="14.63437" calcext:value-type="float">
            <text:p>14.63437</text:p>
          </table:table-cell>
          <table:table-cell office:value-type="float" office:value="17.85324" calcext:value-type="float">
            <text:p>17.85324</text:p>
          </table:table-cell>
          <table:table-cell office:value-type="float" office:value="14.77701" calcext:value-type="float">
            <text:p>14.777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11.51633" calcext:value-type="float">
            <text:p>11.51633</text:p>
          </table:table-cell>
          <table:table-cell office:value-type="float" office:value="20.395" calcext:value-type="float">
            <text:p>20.395</text:p>
          </table:table-cell>
          <table:table-cell office:value-type="float" office:value="11.86" calcext:value-type="float">
            <text:p>11.86</text:p>
          </table:table-cell>
          <table:table-cell office:value-type="float" office:value="1.593591" calcext:value-type="float">
            <text:p>1.593591</text:p>
          </table:table-cell>
          <table:table-cell office:value-type="float" office:value="1.319571" calcext:value-type="float">
            <text:p>1.319571</text:p>
          </table:table-cell>
          <table:table-cell office:value-type="float" office:value="195.165" calcext:value-type="float">
            <text:p>195.165</text:p>
          </table:table-cell>
          <table:table-cell office:value-type="float" office:value="1.9" calcext:value-type="float">
            <text:p>1.9</text:p>
          </table:table-cell>
          <table:table-cell office:value-type="float" office:value="31.69977" calcext:value-type="float">
            <text:p>31.69977</text:p>
          </table:table-cell>
          <table:table-cell office:value-type="float" office:value="12.49384" calcext:value-type="float">
            <text:p>12.49384</text:p>
          </table:table-cell>
          <table:table-cell office:value-type="float" office:value="24.39017" calcext:value-type="float">
            <text:p>24.39017</text:p>
          </table:table-cell>
          <table:table-cell office:value-type="float" office:value="14.88403" calcext:value-type="float">
            <text:p>14.88403</text:p>
          </table:table-cell>
          <table:table-cell office:value-type="float" office:value="22.31476" calcext:value-type="float">
            <text:p>22.31476</text:p>
          </table:table-cell>
          <table:table-cell office:value-type="float" office:value="15.62561" calcext:value-type="float">
            <text:p>15.62561</text:p>
          </table:table-cell>
          <table:table-cell office:value-type="float" office:value="20.56699" calcext:value-type="float">
            <text:p>20.56699</text:p>
          </table:table-cell>
          <table:table-cell office:value-type="float" office:value="16.1947" calcext:value-type="float">
            <text:p>16.1947</text:p>
          </table:table-cell>
          <table:table-cell office:value-type="float" office:value="19.19797" calcext:value-type="float">
            <text:p>19.19797</text:p>
          </table:table-cell>
          <table:table-cell office:value-type="float" office:value="16.36441" calcext:value-type="float">
            <text:p>16.36441</text:p>
          </table:table-cell>
          <table:table-cell office:value-type="float" office:value="18.14368" calcext:value-type="float">
            <text:p>18.14368</text:p>
          </table:table-cell>
          <table:table-cell office:value-type="float" office:value="16.24905" calcext:value-type="float">
            <text:p>16.249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1.999864" calcext:value-type="float">
            <text:p>1.999864</text:p>
          </table:table-cell>
          <table:table-cell office:value-type="float" office:value="13.965" calcext:value-type="float">
            <text:p>13.965</text:p>
          </table:table-cell>
          <table:table-cell office:value-type="float" office:value="10.97" calcext:value-type="float">
            <text:p>10.97</text:p>
          </table:table-cell>
          <table:table-cell office:value-type="float" office:value="1.513753" calcext:value-type="float">
            <text:p>1.513753</text:p>
          </table:table-cell>
          <table:table-cell office:value-type="float" office:value="1.238226" calcext:value-type="float">
            <text:p>1.238226</text:p>
          </table:table-cell>
          <table:table-cell office:value-type="float" office:value="418.8295" calcext:value-type="float">
            <text:p>418.8295</text:p>
          </table:table-cell>
          <table:table-cell office:value-type="float" office:value="37.6" calcext:value-type="float">
            <text:p>37.6</text:p>
          </table:table-cell>
          <table:table-cell office:value-type="float" office:value="15.23065" calcext:value-type="float">
            <text:p>15.23065</text:p>
          </table:table-cell>
          <table:table-cell office:value-type="float" office:value="10.16202" calcext:value-type="float">
            <text:p>10.16202</text:p>
          </table:table-cell>
          <table:table-cell office:value-type="float" office:value="16.43564" calcext:value-type="float">
            <text:p>16.43564</text:p>
          </table:table-cell>
          <table:table-cell office:value-type="float" office:value="12.03949" calcext:value-type="float">
            <text:p>12.03949</text:p>
          </table:table-cell>
          <table:table-cell office:value-type="float" office:value="17.4722" calcext:value-type="float">
            <text:p>17.4722</text:p>
          </table:table-cell>
          <table:table-cell office:value-type="float" office:value="12.99066" calcext:value-type="float">
            <text:p>12.99066</text:p>
          </table:table-cell>
          <table:table-cell office:value-type="float" office:value="18.07593" calcext:value-type="float">
            <text:p>18.07593</text:p>
          </table:table-cell>
          <table:table-cell office:value-type="float" office:value="13.83624" calcext:value-type="float">
            <text:p>13.83624</text:p>
          </table:table-cell>
          <table:table-cell office:value-type="float" office:value="18.11865" calcext:value-type="float">
            <text:p>18.11865</text:p>
          </table:table-cell>
          <table:table-cell office:value-type="float" office:value="14.38559" calcext:value-type="float">
            <text:p>14.38559</text:p>
          </table:table-cell>
          <table:table-cell office:value-type="float" office:value="17.76282" calcext:value-type="float">
            <text:p>17.76282</text:p>
          </table:table-cell>
          <table:table-cell office:value-type="float" office:value="14.69992" calcext:value-type="float">
            <text:p>14.699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5.490707" calcext:value-type="float">
            <text:p>5.490707</text:p>
          </table:table-cell>
          <table:table-cell office:value-type="float" office:value="12.985" calcext:value-type="float">
            <text:p>12.985</text:p>
          </table:table-cell>
          <table:table-cell office:value-type="float" office:value="10.16" calcext:value-type="float">
            <text:p>10.16</text:p>
          </table:table-cell>
          <table:table-cell office:value-type="float" office:value="1.432855" calcext:value-type="float">
            <text:p>1.432855</text:p>
          </table:table-cell>
          <table:table-cell office:value-type="float" office:value="1.209147" calcext:value-type="float">
            <text:p>1.209147</text:p>
          </table:table-cell>
          <table:table-cell office:value-type="float" office:value="214.5618" calcext:value-type="float">
            <text:p>214.5618</text:p>
          </table:table-cell>
          <table:table-cell office:value-type="float" office:value="24.8" calcext:value-type="float">
            <text:p>24.8</text:p>
          </table:table-cell>
          <table:table-cell office:value-type="float" office:value="17.53699" calcext:value-type="float">
            <text:p>17.53699</text:p>
          </table:table-cell>
          <table:table-cell office:value-type="float" office:value="9.278381" calcext:value-type="float">
            <text:p>9.278381</text:p>
          </table:table-cell>
          <table:table-cell office:value-type="float" office:value="15.71826" calcext:value-type="float">
            <text:p>15.71826</text:p>
          </table:table-cell>
          <table:table-cell office:value-type="float" office:value="10.74564" calcext:value-type="float">
            <text:p>10.74564</text:p>
          </table:table-cell>
          <table:table-cell office:value-type="float" office:value="14.95114" calcext:value-type="float">
            <text:p>14.95114</text:p>
          </table:table-cell>
          <table:table-cell office:value-type="float" office:value="11.61627" calcext:value-type="float">
            <text:p>11.61627</text:p>
          </table:table-cell>
          <table:table-cell office:value-type="float" office:value="14.42224" calcext:value-type="float">
            <text:p>14.42224</text:p>
          </table:table-cell>
          <table:table-cell office:value-type="float" office:value="12.40735" calcext:value-type="float">
            <text:p>12.40735</text:p>
          </table:table-cell>
          <table:table-cell office:value-type="float" office:value="14.34232" calcext:value-type="float">
            <text:p>14.34232</text:p>
          </table:table-cell>
          <table:table-cell office:value-type="float" office:value="12.96185" calcext:value-type="float">
            <text:p>12.96185</text:p>
          </table:table-cell>
          <table:table-cell office:value-type="float" office:value="14.66669" calcext:value-type="float">
            <text:p>14.66669</text:p>
          </table:table-cell>
          <table:table-cell office:value-type="float" office:value="13.32336" calcext:value-type="float">
            <text:p>13.323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10.86156" calcext:value-type="float">
            <text:p>10.86156</text:p>
          </table:table-cell>
          <table:table-cell office:value-type="float" office:value="17.125" calcext:value-type="float">
            <text:p>17.125</text:p>
          </table:table-cell>
          <table:table-cell office:value-type="float" office:value="11.975" calcext:value-type="float">
            <text:p>11.975</text:p>
          </table:table-cell>
          <table:table-cell office:value-type="float" office:value="1.525007" calcext:value-type="float">
            <text:p>1.525007</text:p>
          </table:table-cell>
          <table:table-cell office:value-type="float" office:value="1.373332" calcext:value-type="float">
            <text:p>1.373332</text:p>
          </table:table-cell>
          <table:table-cell office:value-type="float" office:value="240.7698" calcext:value-type="float">
            <text:p>240.7698</text:p>
          </table:table-cell>
          <table:table-cell office:value-type="float" office:value="2.5" calcext:value-type="float">
            <text:p>2.5</text:p>
          </table:table-cell>
          <table:table-cell office:value-type="float" office:value="25.1929" calcext:value-type="float">
            <text:p>25.1929</text:p>
          </table:table-cell>
          <table:table-cell office:value-type="float" office:value="10.33118" calcext:value-type="float">
            <text:p>10.33118</text:p>
          </table:table-cell>
          <table:table-cell office:value-type="float" office:value="20.14935" calcext:value-type="float">
            <text:p>20.14935</text:p>
          </table:table-cell>
          <table:table-cell office:value-type="float" office:value="11.45029" calcext:value-type="float">
            <text:p>11.45029</text:p>
          </table:table-cell>
          <table:table-cell office:value-type="float" office:value="18.04361" calcext:value-type="float">
            <text:p>18.04361</text:p>
          </table:table-cell>
          <table:table-cell office:value-type="float" office:value="11.94849" calcext:value-type="float">
            <text:p>11.94849</text:p>
          </table:table-cell>
          <table:table-cell office:value-type="float" office:value="16.54236" calcext:value-type="float">
            <text:p>16.54236</text:p>
          </table:table-cell>
          <table:table-cell office:value-type="float" office:value="12.4617" calcext:value-type="float">
            <text:p>12.4617</text:p>
          </table:table-cell>
          <table:table-cell office:value-type="float" office:value="15.53796" calcext:value-type="float">
            <text:p>15.53796</text:p>
          </table:table-cell>
          <table:table-cell office:value-type="float" office:value="12.83798" calcext:value-type="float">
            <text:p>12.83798</text:p>
          </table:table-cell>
          <table:table-cell office:value-type="float" office:value="14.86563" calcext:value-type="float">
            <text:p>14.86563</text:p>
          </table:table-cell>
          <table:table-cell office:value-type="float" office:value="13.0762" calcext:value-type="float">
            <text:p>13.07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17.20124" calcext:value-type="float">
            <text:p>17.20124</text:p>
          </table:table-cell>
          <table:table-cell office:value-type="float" office:value="20.425" calcext:value-type="float">
            <text:p>20.425</text:p>
          </table:table-cell>
          <table:table-cell office:value-type="float" office:value="11.855" calcext:value-type="float">
            <text:p>11.855</text:p>
          </table:table-cell>
          <table:table-cell office:value-type="float" office:value="1.537223" calcext:value-type="float">
            <text:p>1.537223</text:p>
          </table:table-cell>
          <table:table-cell office:value-type="float" office:value="1.34156" calcext:value-type="float">
            <text:p>1.34156</text:p>
          </table:table-cell>
          <table:table-cell office:value-type="float" office:value="165.2148" calcext:value-type="float">
            <text:p>165.2148</text:p>
          </table:table-cell>
          <table:table-cell office:value-type="float" office:value="0" calcext:value-type="float">
            <text:p>0</text:p>
          </table:table-cell>
          <table:table-cell office:value-type="float" office:value="29.14383" calcext:value-type="float">
            <text:p>29.14383</text:p>
          </table:table-cell>
          <table:table-cell office:value-type="float" office:value="10.52762" calcext:value-type="float">
            <text:p>10.52762</text:p>
          </table:table-cell>
          <table:table-cell office:value-type="float" office:value="22.01797" calcext:value-type="float">
            <text:p>22.01797</text:p>
          </table:table-cell>
          <table:table-cell office:value-type="float" office:value="11.92465" calcext:value-type="float">
            <text:p>11.92465</text:p>
          </table:table-cell>
          <table:table-cell office:value-type="float" office:value="19.70401" calcext:value-type="float">
            <text:p>19.70401</text:p>
          </table:table-cell>
          <table:table-cell office:value-type="float" office:value="12.63849" calcext:value-type="float">
            <text:p>12.63849</text:p>
          </table:table-cell>
          <table:table-cell office:value-type="float" office:value="17.97101" calcext:value-type="float">
            <text:p>17.97101</text:p>
          </table:table-cell>
          <table:table-cell office:value-type="float" office:value="13.21249" calcext:value-type="float">
            <text:p>13.21249</text:p>
          </table:table-cell>
          <table:table-cell office:value-type="float" office:value="16.80331" calcext:value-type="float">
            <text:p>16.80331</text:p>
          </table:table-cell>
          <table:table-cell office:value-type="float" office:value="13.52484" calcext:value-type="float">
            <text:p>13.52484</text:p>
          </table:table-cell>
          <table:table-cell office:value-type="float" office:value="15.9231" calcext:value-type="float">
            <text:p>15.9231</text:p>
          </table:table-cell>
          <table:table-cell office:value-type="float" office:value="13.6409" calcext:value-type="float">
            <text:p>13.64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25.85624" calcext:value-type="float">
            <text:p>25.85624</text:p>
          </table:table-cell>
          <table:table-cell office:value-type="float" office:value="25.38" calcext:value-type="float">
            <text:p>25.38</text:p>
          </table:table-cell>
          <table:table-cell office:value-type="float" office:value="9.85" calcext:value-type="float">
            <text:p>9.85</text:p>
          </table:table-cell>
          <table:table-cell office:value-type="float" office:value="1.604281" calcext:value-type="float">
            <text:p>1.604281</text:p>
          </table:table-cell>
          <table:table-cell office:value-type="float" office:value="1.172838" calcext:value-type="float">
            <text:p>1.172838</text:p>
          </table:table-cell>
          <table:table-cell office:value-type="float" office:value="107.7768" calcext:value-type="float">
            <text:p>107.7768</text:p>
          </table:table-cell>
          <table:table-cell office:value-type="float" office:value="0" calcext:value-type="float">
            <text:p>0</text:p>
          </table:table-cell>
          <table:table-cell office:value-type="float" office:value="43.03195" calcext:value-type="float">
            <text:p>43.03195</text:p>
          </table:table-cell>
          <table:table-cell office:value-type="float" office:value="9.378143" calcext:value-type="float">
            <text:p>9.378143</text:p>
          </table:table-cell>
          <table:table-cell office:value-type="float" office:value="30.4447" calcext:value-type="float">
            <text:p>30.4447</text:p>
          </table:table-cell>
          <table:table-cell office:value-type="float" office:value="12.04309" calcext:value-type="float">
            <text:p>12.04309</text:p>
          </table:table-cell>
          <table:table-cell office:value-type="float" office:value="26.55481" calcext:value-type="float">
            <text:p>26.55481</text:p>
          </table:table-cell>
          <table:table-cell office:value-type="float" office:value="12.93073" calcext:value-type="float">
            <text:p>12.93073</text:p>
          </table:table-cell>
          <table:table-cell office:value-type="float" office:value="23.22601" calcext:value-type="float">
            <text:p>23.22601</text:p>
          </table:table-cell>
          <table:table-cell office:value-type="float" office:value="13.729" calcext:value-type="float">
            <text:p>13.729</text:p>
          </table:table-cell>
          <table:table-cell office:value-type="float" office:value="20.82764" calcext:value-type="float">
            <text:p>20.82764</text:p>
          </table:table-cell>
          <table:table-cell office:value-type="float" office:value="14.15668" calcext:value-type="float">
            <text:p>14.15668</text:p>
          </table:table-cell>
          <table:table-cell office:value-type="float" office:value="19.02731" calcext:value-type="float">
            <text:p>19.02731</text:p>
          </table:table-cell>
          <table:table-cell office:value-type="float" office:value="14.28696" calcext:value-type="float">
            <text:p>14.286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28.97611" calcext:value-type="float">
            <text:p>28.97611</text:p>
          </table:table-cell>
          <table:table-cell office:value-type="float" office:value="28.01" calcext:value-type="float">
            <text:p>28.01</text:p>
          </table:table-cell>
          <table:table-cell office:value-type="float" office:value="11.95" calcext:value-type="float">
            <text:p>11.95</text:p>
          </table:table-cell>
          <table:table-cell office:value-type="float" office:value="1.779829" calcext:value-type="float">
            <text:p>1.779829</text:p>
          </table:table-cell>
          <table:table-cell office:value-type="float" office:value="1.371071" calcext:value-type="float">
            <text:p>1.371071</text:p>
          </table:table-cell>
          <table:table-cell office:value-type="float" office:value="215.4024" calcext:value-type="float">
            <text:p>215.4024</text:p>
          </table:table-cell>
          <table:table-cell office:value-type="float" office:value="0.1" calcext:value-type="float">
            <text:p>0.1</text:p>
          </table:table-cell>
          <table:table-cell office:value-type="float" office:value="50.80612" calcext:value-type="float">
            <text:p>50.80612</text:p>
          </table:table-cell>
          <table:table-cell office:value-type="float" office:value="12.92642" calcext:value-type="float">
            <text:p>12.92642</text:p>
          </table:table-cell>
          <table:table-cell office:value-type="float" office:value="35.81866" calcext:value-type="float">
            <text:p>35.81866</text:p>
          </table:table-cell>
          <table:table-cell office:value-type="float" office:value="15.9711" calcext:value-type="float">
            <text:p>15.9711</text:p>
          </table:table-cell>
          <table:table-cell office:value-type="float" office:value="31.3587" calcext:value-type="float">
            <text:p>31.3587</text:p>
          </table:table-cell>
          <table:table-cell office:value-type="float" office:value="16.78653" calcext:value-type="float">
            <text:p>16.78653</text:p>
          </table:table-cell>
          <table:table-cell office:value-type="float" office:value="27.41052" calcext:value-type="float">
            <text:p>27.41052</text:p>
          </table:table-cell>
          <table:table-cell office:value-type="float" office:value="17.35052" calcext:value-type="float">
            <text:p>17.35052</text:p>
          </table:table-cell>
          <table:table-cell office:value-type="float" office:value="24.45615" calcext:value-type="float">
            <text:p>24.45615</text:p>
          </table:table-cell>
          <table:table-cell office:value-type="float" office:value="17.40616" calcext:value-type="float">
            <text:p>17.40616</text:p>
          </table:table-cell>
          <table:table-cell office:value-type="float" office:value="22.17233" calcext:value-type="float">
            <text:p>22.17233</text:p>
          </table:table-cell>
          <table:table-cell office:value-type="float" office:value="17.12619" calcext:value-type="float">
            <text:p>17.126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19.98255" calcext:value-type="float">
            <text:p>19.98255</text:p>
          </table:table-cell>
          <table:table-cell office:value-type="float" office:value="28.455" calcext:value-type="float">
            <text:p>28.455</text:p>
          </table:table-cell>
          <table:table-cell office:value-type="float" office:value="16.34" calcext:value-type="float">
            <text:p>16.34</text:p>
          </table:table-cell>
          <table:table-cell office:value-type="float" office:value="2.467386" calcext:value-type="float">
            <text:p>2.467386</text:p>
          </table:table-cell>
          <table:table-cell office:value-type="float" office:value="1.608472" calcext:value-type="float">
            <text:p>1.608472</text:p>
          </table:table-cell>
          <table:table-cell office:value-type="float" office:value="204.0084" calcext:value-type="float">
            <text:p>204.0084</text:p>
          </table:table-cell>
          <table:table-cell office:value-type="float" office:value="0" calcext:value-type="float">
            <text:p>0</text:p>
          </table:table-cell>
          <table:table-cell office:value-type="float" office:value="46.99509" calcext:value-type="float">
            <text:p>46.99509</text:p>
          </table:table-cell>
          <table:table-cell office:value-type="float" office:value="16.92703" calcext:value-type="float">
            <text:p>16.92703</text:p>
          </table:table-cell>
          <table:table-cell office:value-type="float" office:value="34.61734" calcext:value-type="float">
            <text:p>34.61734</text:p>
          </table:table-cell>
          <table:table-cell office:value-type="float" office:value="19.59256" calcext:value-type="float">
            <text:p>19.59256</text:p>
          </table:table-cell>
          <table:table-cell office:value-type="float" office:value="31.24786" calcext:value-type="float">
            <text:p>31.24786</text:p>
          </table:table-cell>
          <table:table-cell office:value-type="float" office:value="20.30743" calcext:value-type="float">
            <text:p>20.30743</text:p>
          </table:table-cell>
          <table:table-cell office:value-type="float" office:value="27.9888" calcext:value-type="float">
            <text:p>27.9888</text:p>
          </table:table-cell>
          <table:table-cell office:value-type="float" office:value="20.6369" calcext:value-type="float">
            <text:p>20.6369</text:p>
          </table:table-cell>
          <table:table-cell office:value-type="float" office:value="25.43594" calcext:value-type="float">
            <text:p>25.43594</text:p>
          </table:table-cell>
          <table:table-cell office:value-type="float" office:value="20.43634" calcext:value-type="float">
            <text:p>20.43634</text:p>
          </table:table-cell>
          <table:table-cell office:value-type="float" office:value="23.40826" calcext:value-type="float">
            <text:p>23.40826</text:p>
          </table:table-cell>
          <table:table-cell office:value-type="float" office:value="19.89502" calcext:value-type="float">
            <text:p>19.895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18.54004" calcext:value-type="float">
            <text:p>18.54004</text:p>
          </table:table-cell>
          <table:table-cell office:value-type="float" office:value="24.485" calcext:value-type="float">
            <text:p>24.485</text:p>
          </table:table-cell>
          <table:table-cell office:value-type="float" office:value="17.89" calcext:value-type="float">
            <text:p>17.89</text:p>
          </table:table-cell>
          <table:table-cell office:value-type="float" office:value="1.987997" calcext:value-type="float">
            <text:p>1.987997</text:p>
          </table:table-cell>
          <table:table-cell office:value-type="float" office:value="1.438638" calcext:value-type="float">
            <text:p>1.438638</text:p>
          </table:table-cell>
          <table:table-cell office:value-type="float" office:value="227.7972" calcext:value-type="float">
            <text:p>227.7972</text:p>
          </table:table-cell>
          <table:table-cell office:value-type="float" office:value="0" calcext:value-type="float">
            <text:p>0</text:p>
          </table:table-cell>
          <table:table-cell office:value-type="float" office:value="44.5296" calcext:value-type="float">
            <text:p>44.5296</text:p>
          </table:table-cell>
          <table:table-cell office:value-type="float" office:value="18.80792" calcext:value-type="float">
            <text:p>18.80792</text:p>
          </table:table-cell>
          <table:table-cell office:value-type="float" office:value="33.94128" calcext:value-type="float">
            <text:p>33.94128</text:p>
          </table:table-cell>
          <table:table-cell office:value-type="float" office:value="21.03485" calcext:value-type="float">
            <text:p>21.03485</text:p>
          </table:table-cell>
          <table:table-cell office:value-type="float" office:value="30.66205" calcext:value-type="float">
            <text:p>30.66205</text:p>
          </table:table-cell>
          <table:table-cell office:value-type="float" office:value="21.77014" calcext:value-type="float">
            <text:p>21.77014</text:p>
          </table:table-cell>
          <table:table-cell office:value-type="float" office:value="27.68719" calcext:value-type="float">
            <text:p>27.68719</text:p>
          </table:table-cell>
          <table:table-cell office:value-type="float" office:value="21.9855" calcext:value-type="float">
            <text:p>21.9855</text:p>
          </table:table-cell>
          <table:table-cell office:value-type="float" office:value="25.41095" calcext:value-type="float">
            <text:p>25.41095</text:p>
          </table:table-cell>
          <table:table-cell office:value-type="float" office:value="21.69437" calcext:value-type="float">
            <text:p>21.69437</text:p>
          </table:table-cell>
          <table:table-cell office:value-type="float" office:value="23.63602" calcext:value-type="float">
            <text:p>23.63602</text:p>
          </table:table-cell>
          <table:table-cell office:value-type="float" office:value="21.13248" calcext:value-type="float">
            <text:p>21.132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17.65198" calcext:value-type="float">
            <text:p>17.65198</text:p>
          </table:table-cell>
          <table:table-cell office:value-type="float" office:value="29.23" calcext:value-type="float">
            <text:p>29.23</text:p>
          </table:table-cell>
          <table:table-cell office:value-type="float" office:value="16.945" calcext:value-type="float">
            <text:p>16.945</text:p>
          </table:table-cell>
          <table:table-cell office:value-type="float" office:value="2.781655" calcext:value-type="float">
            <text:p>2.781655</text:p>
          </table:table-cell>
          <table:table-cell office:value-type="float" office:value="1.632558" calcext:value-type="float">
            <text:p>1.632558</text:p>
          </table:table-cell>
          <table:table-cell office:value-type="float" office:value="282.0888" calcext:value-type="float">
            <text:p>282.0888</text:p>
          </table:table-cell>
          <table:table-cell office:value-type="float" office:value="20.1" calcext:value-type="float">
            <text:p>20.1</text:p>
          </table:table-cell>
          <table:table-cell office:value-type="float" office:value="51.14844" calcext:value-type="float">
            <text:p>51.14844</text:p>
          </table:table-cell>
          <table:table-cell office:value-type="float" office:value="18.03372" calcext:value-type="float">
            <text:p>18.03372</text:p>
          </table:table-cell>
          <table:table-cell office:value-type="float" office:value="36.04709" calcext:value-type="float">
            <text:p>36.04709</text:p>
          </table:table-cell>
          <table:table-cell office:value-type="float" office:value="20.42319" calcext:value-type="float">
            <text:p>20.42319</text:p>
          </table:table-cell>
          <table:table-cell office:value-type="float" office:value="31.86093" calcext:value-type="float">
            <text:p>31.86093</text:p>
          </table:table-cell>
          <table:table-cell office:value-type="float" office:value="21.1601" calcext:value-type="float">
            <text:p>21.1601</text:p>
          </table:table-cell>
          <table:table-cell office:value-type="float" office:value="28.3204" calcext:value-type="float">
            <text:p>28.3204</text:p>
          </table:table-cell>
          <table:table-cell office:value-type="float" office:value="21.58954" calcext:value-type="float">
            <text:p>21.58954</text:p>
          </table:table-cell>
          <table:table-cell office:value-type="float" office:value="25.89285" calcext:value-type="float">
            <text:p>25.89285</text:p>
          </table:table-cell>
          <table:table-cell office:value-type="float" office:value="21.55643" calcext:value-type="float">
            <text:p>21.55643</text:p>
          </table:table-cell>
          <table:table-cell office:value-type="float" office:value="24.10861" calcext:value-type="float">
            <text:p>24.10861</text:p>
          </table:table-cell>
          <table:table-cell office:value-type="float" office:value="21.21887" calcext:value-type="float">
            <text:p>21.218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30.27563" calcext:value-type="float">
            <text:p>30.27563</text:p>
          </table:table-cell>
          <table:table-cell office:value-type="float" office:value="24.555" calcext:value-type="float">
            <text:p>24.555</text:p>
          </table:table-cell>
          <table:table-cell office:value-type="float" office:value="12.6" calcext:value-type="float">
            <text:p>12.6</text:p>
          </table:table-cell>
          <table:table-cell office:value-type="float" office:value="1.35206" calcext:value-type="float">
            <text:p>1.35206</text:p>
          </table:table-cell>
          <table:table-cell office:value-type="float" office:value="1.019882" calcext:value-type="float">
            <text:p>1.019882</text:p>
          </table:table-cell>
          <table:table-cell office:value-type="float" office:value="206.3286" calcext:value-type="float">
            <text:p>206.3286</text:p>
          </table:table-cell>
          <table:table-cell office:value-type="float" office:value="0" calcext:value-type="float">
            <text:p>0</text:p>
          </table:table-cell>
          <table:table-cell office:value-type="float" office:value="44.04471" calcext:value-type="float">
            <text:p>44.04471</text:p>
          </table:table-cell>
          <table:table-cell office:value-type="float" office:value="12.52066" calcext:value-type="float">
            <text:p>12.52066</text:p>
          </table:table-cell>
          <table:table-cell office:value-type="float" office:value="31.7504" calcext:value-type="float">
            <text:p>31.7504</text:p>
          </table:table-cell>
          <table:table-cell office:value-type="float" office:value="16.21698" calcext:value-type="float">
            <text:p>16.21698</text:p>
          </table:table-cell>
          <table:table-cell office:value-type="float" office:value="28.5701" calcext:value-type="float">
            <text:p>28.5701</text:p>
          </table:table-cell>
          <table:table-cell office:value-type="float" office:value="18.06104" calcext:value-type="float">
            <text:p>18.06104</text:p>
          </table:table-cell>
          <table:table-cell office:value-type="float" office:value="26.07251" calcext:value-type="float">
            <text:p>26.07251</text:p>
          </table:table-cell>
          <table:table-cell office:value-type="float" office:value="19.53391" calcext:value-type="float">
            <text:p>19.53391</text:p>
          </table:table-cell>
          <table:table-cell office:value-type="float" office:value="24.26755" calcext:value-type="float">
            <text:p>24.26755</text:p>
          </table:table-cell>
          <table:table-cell office:value-type="float" office:value="20.20203" calcext:value-type="float">
            <text:p>20.20203</text:p>
          </table:table-cell>
          <table:table-cell office:value-type="float" office:value="23.16577" calcext:value-type="float">
            <text:p>23.16577</text:p>
          </table:table-cell>
          <table:table-cell office:value-type="float" office:value="20.34128" calcext:value-type="float">
            <text:p>20.341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17.27455" calcext:value-type="float">
            <text:p>17.27455</text:p>
          </table:table-cell>
          <table:table-cell office:value-type="float" office:value="26.155" calcext:value-type="float">
            <text:p>26.155</text:p>
          </table:table-cell>
          <table:table-cell office:value-type="float" office:value="12.095" calcext:value-type="float">
            <text:p>12.095</text:p>
          </table:table-cell>
          <table:table-cell office:value-type="float" office:value="2.183436" calcext:value-type="float">
            <text:p>2.183436</text:p>
          </table:table-cell>
          <table:table-cell office:value-type="float" office:value="1.344383" calcext:value-type="float">
            <text:p>1.344383</text:p>
          </table:table-cell>
          <table:table-cell office:value-type="float" office:value="162.7704" calcext:value-type="float">
            <text:p>162.7704</text:p>
          </table:table-cell>
          <table:table-cell office:value-type="float" office:value="0" calcext:value-type="float">
            <text:p>0</text:p>
          </table:table-cell>
          <table:table-cell office:value-type="float" office:value="42.66678" calcext:value-type="float">
            <text:p>42.66678</text:p>
          </table:table-cell>
          <table:table-cell office:value-type="float" office:value="14.57651" calcext:value-type="float">
            <text:p>14.57651</text:p>
          </table:table-cell>
          <table:table-cell office:value-type="float" office:value="32.36539" calcext:value-type="float">
            <text:p>32.36539</text:p>
          </table:table-cell>
          <table:table-cell office:value-type="float" office:value="18.41095" calcext:value-type="float">
            <text:p>18.41095</text:p>
          </table:table-cell>
          <table:table-cell office:value-type="float" office:value="29.22012" calcext:value-type="float">
            <text:p>29.22012</text:p>
          </table:table-cell>
          <table:table-cell office:value-type="float" office:value="19.30243" calcext:value-type="float">
            <text:p>19.30243</text:p>
          </table:table-cell>
          <table:table-cell office:value-type="float" office:value="26.64514" calcext:value-type="float">
            <text:p>26.64514</text:p>
          </table:table-cell>
          <table:table-cell office:value-type="float" office:value="20.04333" calcext:value-type="float">
            <text:p>20.04333</text:p>
          </table:table-cell>
          <table:table-cell office:value-type="float" office:value="24.77139" calcext:value-type="float">
            <text:p>24.77139</text:p>
          </table:table-cell>
          <table:table-cell office:value-type="float" office:value="20.33939" calcext:value-type="float">
            <text:p>20.33939</text:p>
          </table:table-cell>
          <table:table-cell office:value-type="float" office:value="23.30093" calcext:value-type="float">
            <text:p>23.30093</text:p>
          </table:table-cell>
          <table:table-cell office:value-type="float" office:value="20.30414" calcext:value-type="float">
            <text:p>20.304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11.29889" calcext:value-type="float">
            <text:p>11.29889</text:p>
          </table:table-cell>
          <table:table-cell office:value-type="float" office:value="26.735" calcext:value-type="float">
            <text:p>26.735</text:p>
          </table:table-cell>
          <table:table-cell office:value-type="float" office:value="16.015" calcext:value-type="float">
            <text:p>16.015</text:p>
          </table:table-cell>
          <table:table-cell office:value-type="float" office:value="2.73091" calcext:value-type="float">
            <text:p>2.73091</text:p>
          </table:table-cell>
          <table:table-cell office:value-type="float" office:value="1.785825" calcext:value-type="float">
            <text:p>1.785825</text:p>
          </table:table-cell>
          <table:table-cell office:value-type="float" office:value="235.6398" calcext:value-type="float">
            <text:p>235.6398</text:p>
          </table:table-cell>
          <table:table-cell office:value-type="float" office:value="13.6" calcext:value-type="float">
            <text:p>13.6</text:p>
          </table:table-cell>
          <table:table-cell office:value-type="float" office:value="42.51816" calcext:value-type="float">
            <text:p>42.51816</text:p>
          </table:table-cell>
          <table:table-cell office:value-type="float" office:value="17.20981" calcext:value-type="float">
            <text:p>17.20981</text:p>
          </table:table-cell>
          <table:table-cell office:value-type="float" office:value="29.95798" calcext:value-type="float">
            <text:p>29.95798</text:p>
          </table:table-cell>
          <table:table-cell office:value-type="float" office:value="19.88919" calcext:value-type="float">
            <text:p>19.88919</text:p>
          </table:table-cell>
          <table:table-cell office:value-type="float" office:value="26.06659" calcext:value-type="float">
            <text:p>26.06659</text:p>
          </table:table-cell>
          <table:table-cell office:value-type="float" office:value="20.7695" calcext:value-type="float">
            <text:p>20.7695</text:p>
          </table:table-cell>
          <table:table-cell office:value-type="float" office:value="24.12784" calcext:value-type="float">
            <text:p>24.12784</text:p>
          </table:table-cell>
          <table:table-cell office:value-type="float" office:value="21.35577" calcext:value-type="float">
            <text:p>21.35577</text:p>
          </table:table-cell>
          <table:table-cell office:value-type="float" office:value="23.71695" calcext:value-type="float">
            <text:p>23.71695</text:p>
          </table:table-cell>
          <table:table-cell office:value-type="float" office:value="21.47205" calcext:value-type="float">
            <text:p>21.47205</text:p>
          </table:table-cell>
          <table:table-cell office:value-type="float" office:value="23.00055" calcext:value-type="float">
            <text:p>23.00055</text:p>
          </table:table-cell>
          <table:table-cell office:value-type="float" office:value="21.26093" calcext:value-type="float">
            <text:p>21.2609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12.15878" calcext:value-type="float">
            <text:p>12.15878</text:p>
          </table:table-cell>
          <table:table-cell office:value-type="float" office:value="25.46" calcext:value-type="float">
            <text:p>25.46</text:p>
          </table:table-cell>
          <table:table-cell office:value-type="float" office:value="18.12" calcext:value-type="float">
            <text:p>18.12</text:p>
          </table:table-cell>
          <table:table-cell office:value-type="float" office:value="2.372569" calcext:value-type="float">
            <text:p>2.372569</text:p>
          </table:table-cell>
          <table:table-cell office:value-type="float" office:value="2.009916" calcext:value-type="float">
            <text:p>2.009916</text:p>
          </table:table-cell>
          <table:table-cell office:value-type="float" office:value="222.831" calcext:value-type="float">
            <text:p>222.831</text:p>
          </table:table-cell>
          <table:table-cell office:value-type="float" office:value="46.6" calcext:value-type="float">
            <text:p>46.6</text:p>
          </table:table-cell>
          <table:table-cell office:value-type="float" office:value="33.55533" calcext:value-type="float">
            <text:p>33.55533</text:p>
          </table:table-cell>
          <table:table-cell office:value-type="float" office:value="18.55328" calcext:value-type="float">
            <text:p>18.55328</text:p>
          </table:table-cell>
          <table:table-cell office:value-type="float" office:value="27.57922" calcext:value-type="float">
            <text:p>27.57922</text:p>
          </table:table-cell>
          <table:table-cell office:value-type="float" office:value="19.96884" calcext:value-type="float">
            <text:p>19.96884</text:p>
          </table:table-cell>
          <table:table-cell office:value-type="float" office:value="25.42062" calcext:value-type="float">
            <text:p>25.42062</text:p>
          </table:table-cell>
          <table:table-cell office:value-type="float" office:value="20.52127" calcext:value-type="float">
            <text:p>20.52127</text:p>
          </table:table-cell>
          <table:table-cell office:value-type="float" office:value="23.61957" calcext:value-type="float">
            <text:p>23.61957</text:p>
          </table:table-cell>
          <table:table-cell office:value-type="float" office:value="20.87363" calcext:value-type="float">
            <text:p>20.87363</text:p>
          </table:table-cell>
          <table:table-cell office:value-type="float" office:value="22.52283" calcext:value-type="float">
            <text:p>22.52283</text:p>
          </table:table-cell>
          <table:table-cell office:value-type="float" office:value="20.92969" calcext:value-type="float">
            <text:p>20.92969</text:p>
          </table:table-cell>
          <table:table-cell office:value-type="float" office:value="21.83652" calcext:value-type="float">
            <text:p>21.83652</text:p>
          </table:table-cell>
          <table:table-cell office:value-type="float" office:value="20.75565" calcext:value-type="float">
            <text:p>20.755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27.35772" calcext:value-type="float">
            <text:p>27.35772</text:p>
          </table:table-cell>
          <table:table-cell office:value-type="float" office:value="26.08" calcext:value-type="float">
            <text:p>26.08</text:p>
          </table:table-cell>
          <table:table-cell office:value-type="float" office:value="16.07" calcext:value-type="float">
            <text:p>16.07</text:p>
          </table:table-cell>
          <table:table-cell office:value-type="float" office:value="2.158196" calcext:value-type="float">
            <text:p>2.158196</text:p>
          </table:table-cell>
          <table:table-cell office:value-type="float" office:value="1.476795" calcext:value-type="float">
            <text:p>1.476795</text:p>
          </table:table-cell>
          <table:table-cell office:value-type="float" office:value="250.9272" calcext:value-type="float">
            <text:p>250.9272</text:p>
          </table:table-cell>
          <table:table-cell office:value-type="float" office:value="0" calcext:value-type="float">
            <text:p>0</text:p>
          </table:table-cell>
          <table:table-cell office:value-type="float" office:value="43.73428" calcext:value-type="float">
            <text:p>43.73428</text:p>
          </table:table-cell>
          <table:table-cell office:value-type="float" office:value="15.17578" calcext:value-type="float">
            <text:p>15.17578</text:p>
          </table:table-cell>
          <table:table-cell office:value-type="float" office:value="31.59991" calcext:value-type="float">
            <text:p>31.59991</text:p>
          </table:table-cell>
          <table:table-cell office:value-type="float" office:value="17.41129" calcext:value-type="float">
            <text:p>17.41129</text:p>
          </table:table-cell>
          <table:table-cell office:value-type="float" office:value="28.81216" calcext:value-type="float">
            <text:p>28.81216</text:p>
          </table:table-cell>
          <table:table-cell office:value-type="float" office:value="18.54245" calcext:value-type="float">
            <text:p>18.54245</text:p>
          </table:table-cell>
          <table:table-cell office:value-type="float" office:value="26.20898" calcext:value-type="float">
            <text:p>26.20898</text:p>
          </table:table-cell>
          <table:table-cell office:value-type="float" office:value="19.37741" calcext:value-type="float">
            <text:p>19.37741</text:p>
          </table:table-cell>
          <table:table-cell office:value-type="float" office:value="24.33679" calcext:value-type="float">
            <text:p>24.33679</text:p>
          </table:table-cell>
          <table:table-cell office:value-type="float" office:value="19.75174" calcext:value-type="float">
            <text:p>19.75174</text:p>
          </table:table-cell>
          <table:table-cell office:value-type="float" office:value="22.92752" calcext:value-type="float">
            <text:p>22.92752</text:p>
          </table:table-cell>
          <table:table-cell office:value-type="float" office:value="19.81799" calcext:value-type="float">
            <text:p>19.817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24.48691" calcext:value-type="float">
            <text:p>24.48691</text:p>
          </table:table-cell>
          <table:table-cell office:value-type="float" office:value="27.925" calcext:value-type="float">
            <text:p>27.925</text:p>
          </table:table-cell>
          <table:table-cell office:value-type="float" office:value="14.36" calcext:value-type="float">
            <text:p>14.36</text:p>
          </table:table-cell>
          <table:table-cell office:value-type="float" office:value="1.944001" calcext:value-type="float">
            <text:p>1.944001</text:p>
          </table:table-cell>
          <table:table-cell office:value-type="float" office:value="1.331041" calcext:value-type="float">
            <text:p>1.331041</text:p>
          </table:table-cell>
          <table:table-cell office:value-type="float" office:value="122.85" calcext:value-type="float">
            <text:p>122.85</text:p>
          </table:table-cell>
          <table:table-cell office:value-type="float" office:value="0" calcext:value-type="float">
            <text:p>0</text:p>
          </table:table-cell>
          <table:table-cell office:value-type="float" office:value="48.56281" calcext:value-type="float">
            <text:p>48.56281</text:p>
          </table:table-cell>
          <table:table-cell office:value-type="float" office:value="15.43692" calcext:value-type="float">
            <text:p>15.43692</text:p>
          </table:table-cell>
          <table:table-cell office:value-type="float" office:value="35.40665" calcext:value-type="float">
            <text:p>35.40665</text:p>
          </table:table-cell>
          <table:table-cell office:value-type="float" office:value="18.87534" calcext:value-type="float">
            <text:p>18.87534</text:p>
          </table:table-cell>
          <table:table-cell office:value-type="float" office:value="31.92062" calcext:value-type="float">
            <text:p>31.92062</text:p>
          </table:table-cell>
          <table:table-cell office:value-type="float" office:value="19.88873" calcext:value-type="float">
            <text:p>19.88873</text:p>
          </table:table-cell>
          <table:table-cell office:value-type="float" office:value="28.79648" calcext:value-type="float">
            <text:p>28.79648</text:p>
          </table:table-cell>
          <table:table-cell office:value-type="float" office:value="20.68332" calcext:value-type="float">
            <text:p>20.68332</text:p>
          </table:table-cell>
          <table:table-cell office:value-type="float" office:value="26.51602" calcext:value-type="float">
            <text:p>26.51602</text:p>
          </table:table-cell>
          <table:table-cell office:value-type="float" office:value="20.95966" calcext:value-type="float">
            <text:p>20.95966</text:p>
          </table:table-cell>
          <table:table-cell office:value-type="float" office:value="24.76379" calcext:value-type="float">
            <text:p>24.76379</text:p>
          </table:table-cell>
          <table:table-cell office:value-type="float" office:value="20.8775" calcext:value-type="float">
            <text:p>20.87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21.59555" calcext:value-type="float">
            <text:p>21.59555</text:p>
          </table:table-cell>
          <table:table-cell office:value-type="float" office:value="29.14" calcext:value-type="float">
            <text:p>29.14</text:p>
          </table:table-cell>
          <table:table-cell office:value-type="float" office:value="15.775" calcext:value-type="float">
            <text:p>15.775</text:p>
          </table:table-cell>
          <table:table-cell office:value-type="float" office:value="2.568785" calcext:value-type="float">
            <text:p>2.568785</text:p>
          </table:table-cell>
          <table:table-cell office:value-type="float" office:value="1.75854" calcext:value-type="float">
            <text:p>1.75854</text:p>
          </table:table-cell>
          <table:table-cell office:value-type="float" office:value="248.5152" calcext:value-type="float">
            <text:p>248.5152</text:p>
          </table:table-cell>
          <table:table-cell office:value-type="float" office:value="0" calcext:value-type="float">
            <text:p>0</text:p>
          </table:table-cell>
          <table:table-cell office:value-type="float" office:value="51.215" calcext:value-type="float">
            <text:p>51.215</text:p>
          </table:table-cell>
          <table:table-cell office:value-type="float" office:value="17.59665" calcext:value-type="float">
            <text:p>17.59665</text:p>
          </table:table-cell>
          <table:table-cell office:value-type="float" office:value="37.59525" calcext:value-type="float">
            <text:p>37.59525</text:p>
          </table:table-cell>
          <table:table-cell office:value-type="float" office:value="20.91681" calcext:value-type="float">
            <text:p>20.91681</text:p>
          </table:table-cell>
          <table:table-cell office:value-type="float" office:value="33.76794" calcext:value-type="float">
            <text:p>33.76794</text:p>
          </table:table-cell>
          <table:table-cell office:value-type="float" office:value="21.93799" calcext:value-type="float">
            <text:p>21.93799</text:p>
          </table:table-cell>
          <table:table-cell office:value-type="float" office:value="30.43448" calcext:value-type="float">
            <text:p>30.43448</text:p>
          </table:table-cell>
          <table:table-cell office:value-type="float" office:value="22.59769" calcext:value-type="float">
            <text:p>22.59769</text:p>
          </table:table-cell>
          <table:table-cell office:value-type="float" office:value="27.95663" calcext:value-type="float">
            <text:p>27.95663</text:p>
          </table:table-cell>
          <table:table-cell office:value-type="float" office:value="22.70099" calcext:value-type="float">
            <text:p>22.70099</text:p>
          </table:table-cell>
          <table:table-cell office:value-type="float" office:value="26.06296" calcext:value-type="float">
            <text:p>26.06296</text:p>
          </table:table-cell>
          <table:table-cell office:value-type="float" office:value="22.44235" calcext:value-type="float">
            <text:p>22.442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22.76497" calcext:value-type="float">
            <text:p>22.76497</text:p>
          </table:table-cell>
          <table:table-cell office:value-type="float" office:value="32.31" calcext:value-type="float">
            <text:p>32.31</text:p>
          </table:table-cell>
          <table:table-cell office:value-type="float" office:value="20.435" calcext:value-type="float">
            <text:p>20.435</text:p>
          </table:table-cell>
          <table:table-cell office:value-type="float" office:value="3.137529" calcext:value-type="float">
            <text:p>3.137529</text:p>
          </table:table-cell>
          <table:table-cell office:value-type="float" office:value="2.110723" calcext:value-type="float">
            <text:p>2.110723</text:p>
          </table:table-cell>
          <table:table-cell office:value-type="float" office:value="302.0094" calcext:value-type="float">
            <text:p>302.0094</text:p>
          </table:table-cell>
          <table:table-cell office:value-type="float" office:value="0" calcext:value-type="float">
            <text:p>0</text:p>
          </table:table-cell>
          <table:table-cell office:value-type="float" office:value="55.08826" calcext:value-type="float">
            <text:p>55.08826</text:p>
          </table:table-cell>
          <table:table-cell office:value-type="float" office:value="21.08746" calcext:value-type="float">
            <text:p>21.08746</text:p>
          </table:table-cell>
          <table:table-cell office:value-type="float" office:value="41.05533" calcext:value-type="float">
            <text:p>41.05533</text:p>
          </table:table-cell>
          <table:table-cell office:value-type="float" office:value="23.37973" calcext:value-type="float">
            <text:p>23.37973</text:p>
          </table:table-cell>
          <table:table-cell office:value-type="float" office:value="36.67838" calcext:value-type="float">
            <text:p>36.67838</text:p>
          </table:table-cell>
          <table:table-cell office:value-type="float" office:value="24.14471" calcext:value-type="float">
            <text:p>24.14471</text:p>
          </table:table-cell>
          <table:table-cell office:value-type="float" office:value="33.00421" calcext:value-type="float">
            <text:p>33.00421</text:p>
          </table:table-cell>
          <table:table-cell office:value-type="float" office:value="24.51468" calcext:value-type="float">
            <text:p>24.51468</text:p>
          </table:table-cell>
          <table:table-cell office:value-type="float" office:value="30.23184" calcext:value-type="float">
            <text:p>30.23184</text:p>
          </table:table-cell>
          <table:table-cell office:value-type="float" office:value="24.38101" calcext:value-type="float">
            <text:p>24.38101</text:p>
          </table:table-cell>
          <table:table-cell office:value-type="float" office:value="28.08017" calcext:value-type="float">
            <text:p>28.08017</text:p>
          </table:table-cell>
          <table:table-cell office:value-type="float" office:value="23.9389" calcext:value-type="float">
            <text:p>23.93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23.54291" calcext:value-type="float">
            <text:p>23.54291</text:p>
          </table:table-cell>
          <table:table-cell office:value-type="float" office:value="34.06" calcext:value-type="float">
            <text:p>34.06</text:p>
          </table:table-cell>
          <table:table-cell office:value-type="float" office:value="23.765" calcext:value-type="float">
            <text:p>23.765</text:p>
          </table:table-cell>
          <table:table-cell office:value-type="float" office:value="3.125334" calcext:value-type="float">
            <text:p>3.125334</text:p>
          </table:table-cell>
          <table:table-cell office:value-type="float" office:value="2.590394" calcext:value-type="float">
            <text:p>2.590394</text:p>
          </table:table-cell>
          <table:table-cell office:value-type="float" office:value="246.2724" calcext:value-type="float">
            <text:p>246.2724</text:p>
          </table:table-cell>
          <table:table-cell office:value-type="float" office:value="0" calcext:value-type="float">
            <text:p>0</text:p>
          </table:table-cell>
          <table:table-cell office:value-type="float" office:value="54.56714" calcext:value-type="float">
            <text:p>54.56714</text:p>
          </table:table-cell>
          <table:table-cell office:value-type="float" office:value="24.91183" calcext:value-type="float">
            <text:p>24.91183</text:p>
          </table:table-cell>
          <table:table-cell office:value-type="float" office:value="41.98163" calcext:value-type="float">
            <text:p>41.98163</text:p>
          </table:table-cell>
          <table:table-cell office:value-type="float" office:value="26.49634" calcext:value-type="float">
            <text:p>26.49634</text:p>
          </table:table-cell>
          <table:table-cell office:value-type="float" office:value="38.26462" calcext:value-type="float">
            <text:p>38.26462</text:p>
          </table:table-cell>
          <table:table-cell office:value-type="float" office:value="27.03015" calcext:value-type="float">
            <text:p>27.03015</text:p>
          </table:table-cell>
          <table:table-cell office:value-type="float" office:value="34.84061" calcext:value-type="float">
            <text:p>34.84061</text:p>
          </table:table-cell>
          <table:table-cell office:value-type="float" office:value="27.11502" calcext:value-type="float">
            <text:p>27.11502</text:p>
          </table:table-cell>
          <table:table-cell office:value-type="float" office:value="32.11502" calcext:value-type="float">
            <text:p>32.11502</text:p>
          </table:table-cell>
          <table:table-cell office:value-type="float" office:value="26.73233" calcext:value-type="float">
            <text:p>26.73233</text:p>
          </table:table-cell>
          <table:table-cell office:value-type="float" office:value="29.88626" calcext:value-type="float">
            <text:p>29.88626</text:p>
          </table:table-cell>
          <table:table-cell office:value-type="float" office:value="26.05798" calcext:value-type="float">
            <text:p>26.0579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25.09538" calcext:value-type="float">
            <text:p>25.09538</text:p>
          </table:table-cell>
          <table:table-cell office:value-type="float" office:value="32.995" calcext:value-type="float">
            <text:p>32.995</text:p>
          </table:table-cell>
          <table:table-cell office:value-type="float" office:value="22.885" calcext:value-type="float">
            <text:p>22.885</text:p>
          </table:table-cell>
          <table:table-cell office:value-type="float" office:value="2.873966" calcext:value-type="float">
            <text:p>2.873966</text:p>
          </table:table-cell>
          <table:table-cell office:value-type="float" office:value="2.291874" calcext:value-type="float">
            <text:p>2.291874</text:p>
          </table:table-cell>
          <table:table-cell office:value-type="float" office:value="184.4316" calcext:value-type="float">
            <text:p>184.4316</text:p>
          </table:table-cell>
          <table:table-cell office:value-type="float" office:value="0" calcext:value-type="float">
            <text:p>0</text:p>
          </table:table-cell>
          <table:table-cell office:value-type="float" office:value="55.82993" calcext:value-type="float">
            <text:p>55.82993</text:p>
          </table:table-cell>
          <table:table-cell office:value-type="float" office:value="24.44852" calcext:value-type="float">
            <text:p>24.44852</text:p>
          </table:table-cell>
          <table:table-cell office:value-type="float" office:value="42.55667" calcext:value-type="float">
            <text:p>42.55667</text:p>
          </table:table-cell>
          <table:table-cell office:value-type="float" office:value="27.04825" calcext:value-type="float">
            <text:p>27.04825</text:p>
          </table:table-cell>
          <table:table-cell office:value-type="float" office:value="38.66284" calcext:value-type="float">
            <text:p>38.66284</text:p>
          </table:table-cell>
          <table:table-cell office:value-type="float" office:value="27.87036" calcext:value-type="float">
            <text:p>27.87036</text:p>
          </table:table-cell>
          <table:table-cell office:value-type="float" office:value="35.50516" calcext:value-type="float">
            <text:p>35.50516</text:p>
          </table:table-cell>
          <table:table-cell office:value-type="float" office:value="28.19864" calcext:value-type="float">
            <text:p>28.19864</text:p>
          </table:table-cell>
          <table:table-cell office:value-type="float" office:value="32.93204" calcext:value-type="float">
            <text:p>32.93204</text:p>
          </table:table-cell>
          <table:table-cell office:value-type="float" office:value="27.9469" calcext:value-type="float">
            <text:p>27.9469</text:p>
          </table:table-cell>
          <table:table-cell office:value-type="float" office:value="30.79263" calcext:value-type="float">
            <text:p>30.79263</text:p>
          </table:table-cell>
          <table:table-cell office:value-type="float" office:value="27.3436" calcext:value-type="float">
            <text:p>27.343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26.84998" calcext:value-type="float">
            <text:p>26.84998</text:p>
          </table:table-cell>
          <table:table-cell office:value-type="float" office:value="29.855" calcext:value-type="float">
            <text:p>29.855</text:p>
          </table:table-cell>
          <table:table-cell office:value-type="float" office:value="17.455" calcext:value-type="float">
            <text:p>17.455</text:p>
          </table:table-cell>
          <table:table-cell office:value-type="float" office:value="2.586445" calcext:value-type="float">
            <text:p>2.586445</text:p>
          </table:table-cell>
          <table:table-cell office:value-type="float" office:value="1.175056" calcext:value-type="float">
            <text:p>1.175056</text:p>
          </table:table-cell>
          <table:table-cell office:value-type="float" office:value="389.3203" calcext:value-type="float">
            <text:p>389.3203</text:p>
          </table:table-cell>
          <table:table-cell office:value-type="float" office:value="0" calcext:value-type="float">
            <text:p>0</text:p>
          </table:table-cell>
          <table:table-cell office:value-type="float" office:value="57.35638" calcext:value-type="float">
            <text:p>57.35638</text:p>
          </table:table-cell>
          <table:table-cell office:value-type="float" office:value="20.18738" calcext:value-type="float">
            <text:p>20.18738</text:p>
          </table:table-cell>
          <table:table-cell office:value-type="float" office:value="43.75092" calcext:value-type="float">
            <text:p>43.75092</text:p>
          </table:table-cell>
          <table:table-cell office:value-type="float" office:value="27.08411" calcext:value-type="float">
            <text:p>27.08411</text:p>
          </table:table-cell>
          <table:table-cell office:value-type="float" office:value="39.68628" calcext:value-type="float">
            <text:p>39.68628</text:p>
          </table:table-cell>
          <table:table-cell office:value-type="float" office:value="28.27872" calcext:value-type="float">
            <text:p>28.27872</text:p>
          </table:table-cell>
          <table:table-cell office:value-type="float" office:value="36.13797" calcext:value-type="float">
            <text:p>36.13797</text:p>
          </table:table-cell>
          <table:table-cell office:value-type="float" office:value="28.65707" calcext:value-type="float">
            <text:p>28.65707</text:p>
          </table:table-cell>
          <table:table-cell office:value-type="float" office:value="33.45325" calcext:value-type="float">
            <text:p>33.45325</text:p>
          </table:table-cell>
          <table:table-cell office:value-type="float" office:value="28.45441" calcext:value-type="float">
            <text:p>28.45441</text:p>
          </table:table-cell>
          <table:table-cell office:value-type="float" office:value="31.3223" calcext:value-type="float">
            <text:p>31.3223</text:p>
          </table:table-cell>
          <table:table-cell office:value-type="float" office:value="27.92123" calcext:value-type="float">
            <text:p>27.921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17.79996" calcext:value-type="float">
            <text:p>17.79996</text:p>
          </table:table-cell>
          <table:table-cell office:value-type="float" office:value="22.385" calcext:value-type="float">
            <text:p>22.385</text:p>
          </table:table-cell>
          <table:table-cell office:value-type="float" office:value="16.44" calcext:value-type="float">
            <text:p>16.44</text:p>
          </table:table-cell>
          <table:table-cell office:value-type="float" office:value="1.517081" calcext:value-type="float">
            <text:p>1.517081</text:p>
          </table:table-cell>
          <table:table-cell office:value-type="float" office:value="1.217322" calcext:value-type="float">
            <text:p>1.217322</text:p>
          </table:table-cell>
          <table:table-cell office:value-type="float" office:value="428.1445" calcext:value-type="float">
            <text:p>428.1445</text:p>
          </table:table-cell>
          <table:table-cell office:value-type="float" office:value="0" calcext:value-type="float">
            <text:p>0</text:p>
          </table:table-cell>
          <table:table-cell office:value-type="float" office:value="43.50024" calcext:value-type="float">
            <text:p>43.50024</text:p>
          </table:table-cell>
          <table:table-cell office:value-type="float" office:value="18.21555" calcext:value-type="float">
            <text:p>18.21555</text:p>
          </table:table-cell>
          <table:table-cell office:value-type="float" office:value="35.07578" calcext:value-type="float">
            <text:p>35.07578</text:p>
          </table:table-cell>
          <table:table-cell office:value-type="float" office:value="23.22052" calcext:value-type="float">
            <text:p>23.22052</text:p>
          </table:table-cell>
          <table:table-cell office:value-type="float" office:value="32.63718" calcext:value-type="float">
            <text:p>32.63718</text:p>
          </table:table-cell>
          <table:table-cell office:value-type="float" office:value="25.02789" calcext:value-type="float">
            <text:p>25.02789</text:p>
          </table:table-cell>
          <table:table-cell office:value-type="float" office:value="30.64154" calcext:value-type="float">
            <text:p>30.64154</text:p>
          </table:table-cell>
          <table:table-cell office:value-type="float" office:value="26.14963" calcext:value-type="float">
            <text:p>26.14963</text:p>
          </table:table-cell>
          <table:table-cell office:value-type="float" office:value="30.87091" calcext:value-type="float">
            <text:p>30.87091</text:p>
          </table:table-cell>
          <table:table-cell office:value-type="float" office:value="26.54556" calcext:value-type="float">
            <text:p>26.54556</text:p>
          </table:table-cell>
          <table:table-cell office:value-type="float" office:value="30.29895" calcext:value-type="float">
            <text:p>30.29895</text:p>
          </table:table-cell>
          <table:table-cell office:value-type="float" office:value="26.47266" calcext:value-type="float">
            <text:p>26.4726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23.86838" calcext:value-type="float">
            <text:p>23.86838</text:p>
          </table:table-cell>
          <table:table-cell office:value-type="float" office:value="27.475" calcext:value-type="float">
            <text:p>27.475</text:p>
          </table:table-cell>
          <table:table-cell office:value-type="float" office:value="15.24" calcext:value-type="float">
            <text:p>15.24</text:p>
          </table:table-cell>
          <table:table-cell office:value-type="float" office:value="1.618041" calcext:value-type="float">
            <text:p>1.618041</text:p>
          </table:table-cell>
          <table:table-cell office:value-type="float" office:value="1.256379" calcext:value-type="float">
            <text:p>1.256379</text:p>
          </table:table-cell>
          <table:table-cell office:value-type="float" office:value="343.899" calcext:value-type="float">
            <text:p>343.899</text:p>
          </table:table-cell>
          <table:table-cell office:value-type="float" office:value="0" calcext:value-type="float">
            <text:p>0</text:p>
          </table:table-cell>
          <table:table-cell office:value-type="float" office:value="52.08136" calcext:value-type="float">
            <text:p>52.08136</text:p>
          </table:table-cell>
          <table:table-cell office:value-type="float" office:value="16.42654" calcext:value-type="float">
            <text:p>16.42654</text:p>
          </table:table-cell>
          <table:table-cell office:value-type="float" office:value="38.72696" calcext:value-type="float">
            <text:p>38.72696</text:p>
          </table:table-cell>
          <table:table-cell office:value-type="float" office:value="20.88657" calcext:value-type="float">
            <text:p>20.88657</text:p>
          </table:table-cell>
          <table:table-cell office:value-type="float" office:value="34.93378" calcext:value-type="float">
            <text:p>34.93378</text:p>
          </table:table-cell>
          <table:table-cell office:value-type="float" office:value="22.53363" calcext:value-type="float">
            <text:p>22.53363</text:p>
          </table:table-cell>
          <table:table-cell office:value-type="float" office:value="31.89868" calcext:value-type="float">
            <text:p>31.89868</text:p>
          </table:table-cell>
          <table:table-cell office:value-type="float" office:value="23.76904" calcext:value-type="float">
            <text:p>23.76904</text:p>
          </table:table-cell>
          <table:table-cell office:value-type="float" office:value="29.74985" calcext:value-type="float">
            <text:p>29.74985</text:p>
          </table:table-cell>
          <table:table-cell office:value-type="float" office:value="24.4147" calcext:value-type="float">
            <text:p>24.4147</text:p>
          </table:table-cell>
          <table:table-cell office:value-type="float" office:value="28.16388" calcext:value-type="float">
            <text:p>28.16388</text:p>
          </table:table-cell>
          <table:table-cell office:value-type="float" office:value="24.66171" calcext:value-type="float">
            <text:p>24.661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24.69253" calcext:value-type="float">
            <text:p>24.69253</text:p>
          </table:table-cell>
          <table:table-cell office:value-type="float" office:value="29.945" calcext:value-type="float">
            <text:p>29.945</text:p>
          </table:table-cell>
          <table:table-cell office:value-type="float" office:value="15.76" calcext:value-type="float">
            <text:p>15.76</text:p>
          </table:table-cell>
          <table:table-cell office:value-type="float" office:value="1.751217" calcext:value-type="float">
            <text:p>1.751217</text:p>
          </table:table-cell>
          <table:table-cell office:value-type="float" office:value="1.45362" calcext:value-type="float">
            <text:p>1.45362</text:p>
          </table:table-cell>
          <table:table-cell office:value-type="float" office:value="277.2198" calcext:value-type="float">
            <text:p>277.2198</text:p>
          </table:table-cell>
          <table:table-cell office:value-type="float" office:value="0" calcext:value-type="float">
            <text:p>0</text:p>
          </table:table-cell>
          <table:table-cell office:value-type="float" office:value="52.71152" calcext:value-type="float">
            <text:p>52.71152</text:p>
          </table:table-cell>
          <table:table-cell office:value-type="float" office:value="17.34305" calcext:value-type="float">
            <text:p>17.34305</text:p>
          </table:table-cell>
          <table:table-cell office:value-type="float" office:value="39.189" calcext:value-type="float">
            <text:p>39.189</text:p>
          </table:table-cell>
          <table:table-cell office:value-type="float" office:value="21.67203" calcext:value-type="float">
            <text:p>21.67203</text:p>
          </table:table-cell>
          <table:table-cell office:value-type="float" office:value="35.58408" calcext:value-type="float">
            <text:p>35.58408</text:p>
          </table:table-cell>
          <table:table-cell office:value-type="float" office:value="23.26538" calcext:value-type="float">
            <text:p>23.26538</text:p>
          </table:table-cell>
          <table:table-cell office:value-type="float" office:value="32.54922" calcext:value-type="float">
            <text:p>32.54922</text:p>
          </table:table-cell>
          <table:table-cell office:value-type="float" office:value="24.41809" calcext:value-type="float">
            <text:p>24.41809</text:p>
          </table:table-cell>
          <table:table-cell office:value-type="float" office:value="30.33206" calcext:value-type="float">
            <text:p>30.33206</text:p>
          </table:table-cell>
          <table:table-cell office:value-type="float" office:value="24.91803" calcext:value-type="float">
            <text:p>24.91803</text:p>
          </table:table-cell>
          <table:table-cell office:value-type="float" office:value="28.63712" calcext:value-type="float">
            <text:p>28.63712</text:p>
          </table:table-cell>
          <table:table-cell office:value-type="float" office:value="24.9957" calcext:value-type="float">
            <text:p>24.99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11.43649" calcext:value-type="float">
            <text:p>11.43649</text:p>
          </table:table-cell>
          <table:table-cell office:value-type="float" office:value="25.785" calcext:value-type="float">
            <text:p>25.785</text:p>
          </table:table-cell>
          <table:table-cell office:value-type="float" office:value="19.69" calcext:value-type="float">
            <text:p>19.69</text:p>
          </table:table-cell>
          <table:table-cell office:value-type="float" office:value="2.528728" calcext:value-type="float">
            <text:p>2.528728</text:p>
          </table:table-cell>
          <table:table-cell office:value-type="float" office:value="1.566635" calcext:value-type="float">
            <text:p>1.566635</text:p>
          </table:table-cell>
          <table:table-cell office:value-type="float" office:value="196.5726" calcext:value-type="float">
            <text:p>196.5726</text:p>
          </table:table-cell>
          <table:table-cell office:value-type="float" office:value="26.5" calcext:value-type="float">
            <text:p>26.5</text:p>
          </table:table-cell>
          <table:table-cell office:value-type="float" office:value="43.17743" calcext:value-type="float">
            <text:p>43.17743</text:p>
          </table:table-cell>
          <table:table-cell office:value-type="float" office:value="20.1752" calcext:value-type="float">
            <text:p>20.1752</text:p>
          </table:table-cell>
          <table:table-cell office:value-type="float" office:value="33.65576" calcext:value-type="float">
            <text:p>33.65576</text:p>
          </table:table-cell>
          <table:table-cell office:value-type="float" office:value="22.99429" calcext:value-type="float">
            <text:p>22.99429</text:p>
          </table:table-cell>
          <table:table-cell office:value-type="float" office:value="30.99203" calcext:value-type="float">
            <text:p>30.99203</text:p>
          </table:table-cell>
          <table:table-cell office:value-type="float" office:value="24.18173" calcext:value-type="float">
            <text:p>24.18173</text:p>
          </table:table-cell>
          <table:table-cell office:value-type="float" office:value="29.35101" calcext:value-type="float">
            <text:p>29.35101</text:p>
          </table:table-cell>
          <table:table-cell office:value-type="float" office:value="25.16983" calcext:value-type="float">
            <text:p>25.16983</text:p>
          </table:table-cell>
          <table:table-cell office:value-type="float" office:value="28.87054" calcext:value-type="float">
            <text:p>28.87054</text:p>
          </table:table-cell>
          <table:table-cell office:value-type="float" office:value="25.69147" calcext:value-type="float">
            <text:p>25.69147</text:p>
          </table:table-cell>
          <table:table-cell office:value-type="float" office:value="28.17838" calcext:value-type="float">
            <text:p>28.17838</text:p>
          </table:table-cell>
          <table:table-cell office:value-type="float" office:value="25.81445" calcext:value-type="float">
            <text:p>25.814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25.01625" calcext:value-type="float">
            <text:p>25.01625</text:p>
          </table:table-cell>
          <table:table-cell office:value-type="float" office:value="25.94" calcext:value-type="float">
            <text:p>25.94</text:p>
          </table:table-cell>
          <table:table-cell office:value-type="float" office:value="15.9" calcext:value-type="float">
            <text:p>15.9</text:p>
          </table:table-cell>
          <table:table-cell office:value-type="float" office:value="2.336357" calcext:value-type="float">
            <text:p>2.336357</text:p>
          </table:table-cell>
          <table:table-cell office:value-type="float" office:value="1.180663" calcext:value-type="float">
            <text:p>1.180663</text:p>
          </table:table-cell>
          <table:table-cell office:value-type="float" office:value="300.0276" calcext:value-type="float">
            <text:p>300.0276</text:p>
          </table:table-cell>
          <table:table-cell office:value-type="float" office:value="0.4" calcext:value-type="float">
            <text:p>0.4</text:p>
          </table:table-cell>
          <table:table-cell office:value-type="float" office:value="42.07214" calcext:value-type="float">
            <text:p>42.07214</text:p>
          </table:table-cell>
          <table:table-cell office:value-type="float" office:value="17.49136" calcext:value-type="float">
            <text:p>17.49136</text:p>
          </table:table-cell>
          <table:table-cell office:value-type="float" office:value="33.09518" calcext:value-type="float">
            <text:p>33.09518</text:p>
          </table:table-cell>
          <table:table-cell office:value-type="float" office:value="21.76175" calcext:value-type="float">
            <text:p>21.76175</text:p>
          </table:table-cell>
          <table:table-cell office:value-type="float" office:value="30.57779" calcext:value-type="float">
            <text:p>30.57779</text:p>
          </table:table-cell>
          <table:table-cell office:value-type="float" office:value="22.6553" calcext:value-type="float">
            <text:p>22.6553</text:p>
          </table:table-cell>
          <table:table-cell office:value-type="float" office:value="28.66229" calcext:value-type="float">
            <text:p>28.66229</text:p>
          </table:table-cell>
          <table:table-cell office:value-type="float" office:value="23.46555" calcext:value-type="float">
            <text:p>23.46555</text:p>
          </table:table-cell>
          <table:table-cell office:value-type="float" office:value="27.30106" calcext:value-type="float">
            <text:p>27.30106</text:p>
          </table:table-cell>
          <table:table-cell office:value-type="float" office:value="23.93912" calcext:value-type="float">
            <text:p>23.93912</text:p>
          </table:table-cell>
          <table:table-cell office:value-type="float" office:value="26.25867" calcext:value-type="float">
            <text:p>26.25867</text:p>
          </table:table-cell>
          <table:table-cell office:value-type="float" office:value="24.11182" calcext:value-type="float">
            <text:p>24.1118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27.45608" calcext:value-type="float">
            <text:p>27.45608</text:p>
          </table:table-cell>
          <table:table-cell office:value-type="float" office:value="19.805" calcext:value-type="float">
            <text:p>19.805</text:p>
          </table:table-cell>
          <table:table-cell office:value-type="float" office:value="12.125" calcext:value-type="float">
            <text:p>12.125</text:p>
          </table:table-cell>
          <table:table-cell office:value-type="float" office:value="1.16718" calcext:value-type="float">
            <text:p>1.16718</text:p>
          </table:table-cell>
          <table:table-cell office:value-type="float" office:value="0.8851495" calcext:value-type="float">
            <text:p>0.8851495</text:p>
          </table:table-cell>
          <table:table-cell office:value-type="float" office:value="363.708" calcext:value-type="float">
            <text:p>363.708</text:p>
          </table:table-cell>
          <table:table-cell office:value-type="float" office:value="0" calcext:value-type="float">
            <text:p>0</text:p>
          </table:table-cell>
          <table:table-cell office:value-type="float" office:value="48.82199" calcext:value-type="float">
            <text:p>48.82199</text:p>
          </table:table-cell>
          <table:table-cell office:value-type="float" office:value="14.25348" calcext:value-type="float">
            <text:p>14.25348</text:p>
          </table:table-cell>
          <table:table-cell office:value-type="float" office:value="35.40469" calcext:value-type="float">
            <text:p>35.40469</text:p>
          </table:table-cell>
          <table:table-cell office:value-type="float" office:value="19.15631" calcext:value-type="float">
            <text:p>19.15631</text:p>
          </table:table-cell>
          <table:table-cell office:value-type="float" office:value="32.34955" calcext:value-type="float">
            <text:p>32.34955</text:p>
          </table:table-cell>
          <table:table-cell office:value-type="float" office:value="20.85709" calcext:value-type="float">
            <text:p>20.85709</text:p>
          </table:table-cell>
          <table:table-cell office:value-type="float" office:value="29.66833" calcext:value-type="float">
            <text:p>29.66833</text:p>
          </table:table-cell>
          <table:table-cell office:value-type="float" office:value="22.2738" calcext:value-type="float">
            <text:p>22.2738</text:p>
          </table:table-cell>
          <table:table-cell office:value-type="float" office:value="27.91736" calcext:value-type="float">
            <text:p>27.91736</text:p>
          </table:table-cell>
          <table:table-cell office:value-type="float" office:value="23.04962" calcext:value-type="float">
            <text:p>23.04962</text:p>
          </table:table-cell>
          <table:table-cell office:value-type="float" office:value="26.60355" calcext:value-type="float">
            <text:p>26.60355</text:p>
          </table:table-cell>
          <table:table-cell office:value-type="float" office:value="23.39545" calcext:value-type="float">
            <text:p>23.395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28.40824" calcext:value-type="float">
            <text:p>28.40824</text:p>
          </table:table-cell>
          <table:table-cell office:value-type="float" office:value="22.01" calcext:value-type="float">
            <text:p>22.01</text:p>
          </table:table-cell>
          <table:table-cell office:value-type="float" office:value="9.965" calcext:value-type="float">
            <text:p>9.965</text:p>
          </table:table-cell>
          <table:table-cell office:value-type="float" office:value="1.203321" calcext:value-type="float">
            <text:p>1.203321</text:p>
          </table:table-cell>
          <table:table-cell office:value-type="float" office:value="0.986025" calcext:value-type="float">
            <text:p>0.986025</text:p>
          </table:table-cell>
          <table:table-cell office:value-type="float" office:value="249.4836" calcext:value-type="float">
            <text:p>249.4836</text:p>
          </table:table-cell>
          <table:table-cell office:value-type="float" office:value="0" calcext:value-type="float">
            <text:p>0</text:p>
          </table:table-cell>
          <table:table-cell office:value-type="float" office:value="48.26242" calcext:value-type="float">
            <text:p>48.26242</text:p>
          </table:table-cell>
          <table:table-cell office:value-type="float" office:value="12.5177" calcext:value-type="float">
            <text:p>12.5177</text:p>
          </table:table-cell>
          <table:table-cell office:value-type="float" office:value="36.10715" calcext:value-type="float">
            <text:p>36.10715</text:p>
          </table:table-cell>
          <table:table-cell office:value-type="float" office:value="18.11255" calcext:value-type="float">
            <text:p>18.11255</text:p>
          </table:table-cell>
          <table:table-cell office:value-type="float" office:value="32.74896" calcext:value-type="float">
            <text:p>32.74896</text:p>
          </table:table-cell>
          <table:table-cell office:value-type="float" office:value="20.05322" calcext:value-type="float">
            <text:p>20.05322</text:p>
          </table:table-cell>
          <table:table-cell office:value-type="float" office:value="29.9765" calcext:value-type="float">
            <text:p>29.9765</text:p>
          </table:table-cell>
          <table:table-cell office:value-type="float" office:value="21.66943" calcext:value-type="float">
            <text:p>21.66943</text:p>
          </table:table-cell>
          <table:table-cell office:value-type="float" office:value="28.02542" calcext:value-type="float">
            <text:p>28.02542</text:p>
          </table:table-cell>
          <table:table-cell office:value-type="float" office:value="22.58258" calcext:value-type="float">
            <text:p>22.58258</text:p>
          </table:table-cell>
          <table:table-cell office:value-type="float" office:value="26.60052" calcext:value-type="float">
            <text:p>26.60052</text:p>
          </table:table-cell>
          <table:table-cell office:value-type="float" office:value="23.01849" calcext:value-type="float">
            <text:p>23.018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27.57005" calcext:value-type="float">
            <text:p>27.57005</text:p>
          </table:table-cell>
          <table:table-cell office:value-type="float" office:value="25.84" calcext:value-type="float">
            <text:p>25.84</text:p>
          </table:table-cell>
          <table:table-cell office:value-type="float" office:value="12.135" calcext:value-type="float">
            <text:p>12.135</text:p>
          </table:table-cell>
          <table:table-cell office:value-type="float" office:value="1.605816" calcext:value-type="float">
            <text:p>1.605816</text:p>
          </table:table-cell>
          <table:table-cell office:value-type="float" office:value="1.216499" calcext:value-type="float">
            <text:p>1.216499</text:p>
          </table:table-cell>
          <table:table-cell office:value-type="float" office:value="241.4484" calcext:value-type="float">
            <text:p>241.4484</text:p>
          </table:table-cell>
          <table:table-cell office:value-type="float" office:value="0" calcext:value-type="float">
            <text:p>0</text:p>
          </table:table-cell>
          <table:table-cell office:value-type="float" office:value="50.80737" calcext:value-type="float">
            <text:p>50.80737</text:p>
          </table:table-cell>
          <table:table-cell office:value-type="float" office:value="14.23007" calcext:value-type="float">
            <text:p>14.23007</text:p>
          </table:table-cell>
          <table:table-cell office:value-type="float" office:value="37.9389" calcext:value-type="float">
            <text:p>37.9389</text:p>
          </table:table-cell>
          <table:table-cell office:value-type="float" office:value="19.02322" calcext:value-type="float">
            <text:p>19.02322</text:p>
          </table:table-cell>
          <table:table-cell office:value-type="float" office:value="34.13721" calcext:value-type="float">
            <text:p>34.13721</text:p>
          </table:table-cell>
          <table:table-cell office:value-type="float" office:value="20.66473" calcext:value-type="float">
            <text:p>20.66473</text:p>
          </table:table-cell>
          <table:table-cell office:value-type="float" office:value="31.02509" calcext:value-type="float">
            <text:p>31.02509</text:p>
          </table:table-cell>
          <table:table-cell office:value-type="float" office:value="22.06168" calcext:value-type="float">
            <text:p>22.06168</text:p>
          </table:table-cell>
          <table:table-cell office:value-type="float" office:value="28.85193" calcext:value-type="float">
            <text:p>28.85193</text:p>
          </table:table-cell>
          <table:table-cell office:value-type="float" office:value="22.85083" calcext:value-type="float">
            <text:p>22.85083</text:p>
          </table:table-cell>
          <table:table-cell office:value-type="float" office:value="27.24698" calcext:value-type="float">
            <text:p>27.24698</text:p>
          </table:table-cell>
          <table:table-cell office:value-type="float" office:value="23.19821" calcext:value-type="float">
            <text:p>23.198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21.55128" calcext:value-type="float">
            <text:p>21.55128</text:p>
          </table:table-cell>
          <table:table-cell office:value-type="float" office:value="26.55" calcext:value-type="float">
            <text:p>26.55</text:p>
          </table:table-cell>
          <table:table-cell office:value-type="float" office:value="14.26" calcext:value-type="float">
            <text:p>14.26</text:p>
          </table:table-cell>
          <table:table-cell office:value-type="float" office:value="2.330601" calcext:value-type="float">
            <text:p>2.330601</text:p>
          </table:table-cell>
          <table:table-cell office:value-type="float" office:value="1.366306" calcext:value-type="float">
            <text:p>1.366306</text:p>
          </table:table-cell>
          <table:table-cell office:value-type="float" office:value="169.2504" calcext:value-type="float">
            <text:p>169.2504</text:p>
          </table:table-cell>
          <table:table-cell office:value-type="float" office:value="1.6" calcext:value-type="float">
            <text:p>1.6</text:p>
          </table:table-cell>
          <table:table-cell office:value-type="float" office:value="50.26724" calcext:value-type="float">
            <text:p>50.26724</text:p>
          </table:table-cell>
          <table:table-cell office:value-type="float" office:value="15.91434" calcext:value-type="float">
            <text:p>15.91434</text:p>
          </table:table-cell>
          <table:table-cell office:value-type="float" office:value="37.02899" calcext:value-type="float">
            <text:p>37.02899</text:p>
          </table:table-cell>
          <table:table-cell office:value-type="float" office:value="20.42557" calcext:value-type="float">
            <text:p>20.42557</text:p>
          </table:table-cell>
          <table:table-cell office:value-type="float" office:value="32.90613" calcext:value-type="float">
            <text:p>32.90613</text:p>
          </table:table-cell>
          <table:table-cell office:value-type="float" office:value="22.08212" calcext:value-type="float">
            <text:p>22.08212</text:p>
          </table:table-cell>
          <table:table-cell office:value-type="float" office:value="29.93115" calcext:value-type="float">
            <text:p>29.93115</text:p>
          </table:table-cell>
          <table:table-cell office:value-type="float" office:value="23.32056" calcext:value-type="float">
            <text:p>23.32056</text:p>
          </table:table-cell>
          <table:table-cell office:value-type="float" office:value="27.93661" calcext:value-type="float">
            <text:p>27.93661</text:p>
          </table:table-cell>
          <table:table-cell office:value-type="float" office:value="23.90247" calcext:value-type="float">
            <text:p>23.90247</text:p>
          </table:table-cell>
          <table:table-cell office:value-type="float" office:value="26.61139" calcext:value-type="float">
            <text:p>26.61139</text:p>
          </table:table-cell>
          <table:table-cell office:value-type="float" office:value="24.05533" calcext:value-type="float">
            <text:p>24.055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24.93751" calcext:value-type="float">
            <text:p>24.93751</text:p>
          </table:table-cell>
          <table:table-cell office:value-type="float" office:value="28.735" calcext:value-type="float">
            <text:p>28.735</text:p>
          </table:table-cell>
          <table:table-cell office:value-type="float" office:value="15.125" calcext:value-type="float">
            <text:p>15.125</text:p>
          </table:table-cell>
          <table:table-cell office:value-type="float" office:value="1.97317" calcext:value-type="float">
            <text:p>1.97317</text:p>
          </table:table-cell>
          <table:table-cell office:value-type="float" office:value="1.545787" calcext:value-type="float">
            <text:p>1.545787</text:p>
          </table:table-cell>
          <table:table-cell office:value-type="float" office:value="230.544" calcext:value-type="float">
            <text:p>230.544</text:p>
          </table:table-cell>
          <table:table-cell office:value-type="float" office:value="0" calcext:value-type="float">
            <text:p>0</text:p>
          </table:table-cell>
          <table:table-cell office:value-type="float" office:value="52.72049" calcext:value-type="float">
            <text:p>52.72049</text:p>
          </table:table-cell>
          <table:table-cell office:value-type="float" office:value="16.01364" calcext:value-type="float">
            <text:p>16.01364</text:p>
          </table:table-cell>
          <table:table-cell office:value-type="float" office:value="38.57385" calcext:value-type="float">
            <text:p>38.57385</text:p>
          </table:table-cell>
          <table:table-cell office:value-type="float" office:value="19.86819" calcext:value-type="float">
            <text:p>19.86819</text:p>
          </table:table-cell>
          <table:table-cell office:value-type="float" office:value="34.57379" calcext:value-type="float">
            <text:p>34.57379</text:p>
          </table:table-cell>
          <table:table-cell office:value-type="float" office:value="21.28265" calcext:value-type="float">
            <text:p>21.28265</text:p>
          </table:table-cell>
          <table:table-cell office:value-type="float" office:value="31.39743" calcext:value-type="float">
            <text:p>31.39743</text:p>
          </table:table-cell>
          <table:table-cell office:value-type="float" office:value="22.45929" calcext:value-type="float">
            <text:p>22.45929</text:p>
          </table:table-cell>
          <table:table-cell office:value-type="float" office:value="29.16599" calcext:value-type="float">
            <text:p>29.16599</text:p>
          </table:table-cell>
          <table:table-cell office:value-type="float" office:value="23.11307" calcext:value-type="float">
            <text:p>23.11307</text:p>
          </table:table-cell>
          <table:table-cell office:value-type="float" office:value="27.51212" calcext:value-type="float">
            <text:p>27.51212</text:p>
          </table:table-cell>
          <table:table-cell office:value-type="float" office:value="23.37778" calcext:value-type="float">
            <text:p>23.3777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25.78104" calcext:value-type="float">
            <text:p>25.78104</text:p>
          </table:table-cell>
          <table:table-cell office:value-type="float" office:value="24.72" calcext:value-type="float">
            <text:p>24.72</text:p>
          </table:table-cell>
          <table:table-cell office:value-type="float" office:value="15.795" calcext:value-type="float">
            <text:p>15.795</text:p>
          </table:table-cell>
          <table:table-cell office:value-type="float" office:value="1.932603" calcext:value-type="float">
            <text:p>1.932603</text:p>
          </table:table-cell>
          <table:table-cell office:value-type="float" office:value="1.225896" calcext:value-type="float">
            <text:p>1.225896</text:p>
          </table:table-cell>
          <table:table-cell office:value-type="float" office:value="294.7338" calcext:value-type="float">
            <text:p>294.7338</text:p>
          </table:table-cell>
          <table:table-cell office:value-type="float" office:value="1" calcext:value-type="float">
            <text:p>1</text:p>
          </table:table-cell>
          <table:table-cell office:value-type="float" office:value="50.63123" calcext:value-type="float">
            <text:p>50.63123</text:p>
          </table:table-cell>
          <table:table-cell office:value-type="float" office:value="18.10907" calcext:value-type="float">
            <text:p>18.10907</text:p>
          </table:table-cell>
          <table:table-cell office:value-type="float" office:value="37.311" calcext:value-type="float">
            <text:p>37.311</text:p>
          </table:table-cell>
          <table:table-cell office:value-type="float" office:value="22.40085" calcext:value-type="float">
            <text:p>22.40085</text:p>
          </table:table-cell>
          <table:table-cell office:value-type="float" office:value="34.29614" calcext:value-type="float">
            <text:p>34.29614</text:p>
          </table:table-cell>
          <table:table-cell office:value-type="float" office:value="23.82947" calcext:value-type="float">
            <text:p>23.82947</text:p>
          </table:table-cell>
          <table:table-cell office:value-type="float" office:value="31.53882" calcext:value-type="float">
            <text:p>31.53882</text:p>
          </table:table-cell>
          <table:table-cell office:value-type="float" office:value="24.72186" calcext:value-type="float">
            <text:p>24.72186</text:p>
          </table:table-cell>
          <table:table-cell office:value-type="float" office:value="29.5015" calcext:value-type="float">
            <text:p>29.5015</text:p>
          </table:table-cell>
          <table:table-cell office:value-type="float" office:value="24.99948" calcext:value-type="float">
            <text:p>24.99948</text:p>
          </table:table-cell>
          <table:table-cell office:value-type="float" office:value="27.94778" calcext:value-type="float">
            <text:p>27.94778</text:p>
          </table:table-cell>
          <table:table-cell office:value-type="float" office:value="24.91959" calcext:value-type="float">
            <text:p>24.919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26.43746" calcext:value-type="float">
            <text:p>26.43746</text:p>
          </table:table-cell>
          <table:table-cell office:value-type="float" office:value="25.105" calcext:value-type="float">
            <text:p>25.105</text:p>
          </table:table-cell>
          <table:table-cell office:value-type="float" office:value="13.125" calcext:value-type="float">
            <text:p>13.125</text:p>
          </table:table-cell>
          <table:table-cell office:value-type="float" office:value="1.867796" calcext:value-type="float">
            <text:p>1.867796</text:p>
          </table:table-cell>
          <table:table-cell office:value-type="float" office:value="1.174654" calcext:value-type="float">
            <text:p>1.174654</text:p>
          </table:table-cell>
          <table:table-cell office:value-type="float" office:value="186.0822" calcext:value-type="float">
            <text:p>186.0822</text:p>
          </table:table-cell>
          <table:table-cell office:value-type="float" office:value="0" calcext:value-type="float">
            <text:p>0</text:p>
          </table:table-cell>
          <table:table-cell office:value-type="float" office:value="49.49423" calcext:value-type="float">
            <text:p>49.49423</text:p>
          </table:table-cell>
          <table:table-cell office:value-type="float" office:value="14.89667" calcext:value-type="float">
            <text:p>14.89667</text:p>
          </table:table-cell>
          <table:table-cell office:value-type="float" office:value="37.38525" calcext:value-type="float">
            <text:p>37.38525</text:p>
          </table:table-cell>
          <table:table-cell office:value-type="float" office:value="20.08862" calcext:value-type="float">
            <text:p>20.08862</text:p>
          </table:table-cell>
          <table:table-cell office:value-type="float" office:value="33.6008" calcext:value-type="float">
            <text:p>33.6008</text:p>
          </table:table-cell>
          <table:table-cell office:value-type="float" office:value="21.90759" calcext:value-type="float">
            <text:p>21.90759</text:p>
          </table:table-cell>
          <table:table-cell office:value-type="float" office:value="30.84628" calcext:value-type="float">
            <text:p>30.84628</text:p>
          </table:table-cell>
          <table:table-cell office:value-type="float" office:value="23.3407" calcext:value-type="float">
            <text:p>23.3407</text:p>
          </table:table-cell>
          <table:table-cell office:value-type="float" office:value="29.03458" calcext:value-type="float">
            <text:p>29.03458</text:p>
          </table:table-cell>
          <table:table-cell office:value-type="float" office:value="24.07947" calcext:value-type="float">
            <text:p>24.07947</text:p>
          </table:table-cell>
          <table:table-cell office:value-type="float" office:value="27.63602" calcext:value-type="float">
            <text:p>27.63602</text:p>
          </table:table-cell>
          <table:table-cell office:value-type="float" office:value="24.35056" calcext:value-type="float">
            <text:p>24.350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14.03543" calcext:value-type="float">
            <text:p>14.03543</text:p>
          </table:table-cell>
          <table:table-cell office:value-type="float" office:value="27.58" calcext:value-type="float">
            <text:p>27.58</text:p>
          </table:table-cell>
          <table:table-cell office:value-type="float" office:value="16.82" calcext:value-type="float">
            <text:p>16.82</text:p>
          </table:table-cell>
          <table:table-cell office:value-type="float" office:value="2.936283" calcext:value-type="float">
            <text:p>2.936283</text:p>
          </table:table-cell>
          <table:table-cell office:value-type="float" office:value="1.654772" calcext:value-type="float">
            <text:p>1.654772</text:p>
          </table:table-cell>
          <table:table-cell office:value-type="float" office:value="179.8506" calcext:value-type="float">
            <text:p>179.8506</text:p>
          </table:table-cell>
          <table:table-cell office:value-type="float" office:value="15.1" calcext:value-type="float">
            <text:p>15.1</text:p>
          </table:table-cell>
          <table:table-cell office:value-type="float" office:value="52.19644" calcext:value-type="float">
            <text:p>52.19644</text:p>
          </table:table-cell>
          <table:table-cell office:value-type="float" office:value="18.14908" calcext:value-type="float">
            <text:p>18.14908</text:p>
          </table:table-cell>
          <table:table-cell office:value-type="float" office:value="36.59671" calcext:value-type="float">
            <text:p>36.59671</text:p>
          </table:table-cell>
          <table:table-cell office:value-type="float" office:value="21.85385" calcext:value-type="float">
            <text:p>21.85385</text:p>
          </table:table-cell>
          <table:table-cell office:value-type="float" office:value="31.65112" calcext:value-type="float">
            <text:p>31.65112</text:p>
          </table:table-cell>
          <table:table-cell office:value-type="float" office:value="23.22488" calcext:value-type="float">
            <text:p>23.22488</text:p>
          </table:table-cell>
          <table:table-cell office:value-type="float" office:value="29.20062" calcext:value-type="float">
            <text:p>29.20062</text:p>
          </table:table-cell>
          <table:table-cell office:value-type="float" office:value="24.17612" calcext:value-type="float">
            <text:p>24.17612</text:p>
          </table:table-cell>
          <table:table-cell office:value-type="float" office:value="27.79355" calcext:value-type="float">
            <text:p>27.79355</text:p>
          </table:table-cell>
          <table:table-cell office:value-type="float" office:value="24.53009" calcext:value-type="float">
            <text:p>24.53009</text:p>
          </table:table-cell>
          <table:table-cell office:value-type="float" office:value="26.97705" calcext:value-type="float">
            <text:p>26.97705</text:p>
          </table:table-cell>
          <table:table-cell office:value-type="float" office:value="24.59293" calcext:value-type="float">
            <text:p>24.592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20.55243" calcext:value-type="float">
            <text:p>20.55243</text:p>
          </table:table-cell>
          <table:table-cell office:value-type="float" office:value="22.66" calcext:value-type="float">
            <text:p>22.66</text:p>
          </table:table-cell>
          <table:table-cell office:value-type="float" office:value="14.06" calcext:value-type="float">
            <text:p>14.06</text:p>
          </table:table-cell>
          <table:table-cell office:value-type="float" office:value="2.528094" calcext:value-type="float">
            <text:p>2.528094</text:p>
          </table:table-cell>
          <table:table-cell office:value-type="float" office:value="1.401779" calcext:value-type="float">
            <text:p>1.401779</text:p>
          </table:table-cell>
          <table:table-cell office:value-type="float" office:value="216.7254" calcext:value-type="float">
            <text:p>216.7254</text:p>
          </table:table-cell>
          <table:table-cell office:value-type="float" office:value="0" calcext:value-type="float">
            <text:p>0</text:p>
          </table:table-cell>
          <table:table-cell office:value-type="float" office:value="31.90366" calcext:value-type="float">
            <text:p>31.90366</text:p>
          </table:table-cell>
          <table:table-cell office:value-type="float" office:value="16.54321" calcext:value-type="float">
            <text:p>16.54321</text:p>
          </table:table-cell>
          <table:table-cell office:value-type="float" office:value="27.89087" calcext:value-type="float">
            <text:p>27.89087</text:p>
          </table:table-cell>
          <table:table-cell office:value-type="float" office:value="21.32159" calcext:value-type="float">
            <text:p>21.32159</text:p>
          </table:table-cell>
          <table:table-cell office:value-type="float" office:value="26.90411" calcext:value-type="float">
            <text:p>26.90411</text:p>
          </table:table-cell>
          <table:table-cell office:value-type="float" office:value="22.97528" calcext:value-type="float">
            <text:p>22.97528</text:p>
          </table:table-cell>
          <table:table-cell office:value-type="float" office:value="26.36871" calcext:value-type="float">
            <text:p>26.36871</text:p>
          </table:table-cell>
          <table:table-cell office:value-type="float" office:value="24.01468" calcext:value-type="float">
            <text:p>24.01468</text:p>
          </table:table-cell>
          <table:table-cell office:value-type="float" office:value="26.55661" calcext:value-type="float">
            <text:p>26.55661</text:p>
          </table:table-cell>
          <table:table-cell office:value-type="float" office:value="24.3064" calcext:value-type="float">
            <text:p>24.3064</text:p>
          </table:table-cell>
          <table:table-cell office:value-type="float" office:value="26.293" calcext:value-type="float">
            <text:p>26.293</text:p>
          </table:table-cell>
          <table:table-cell office:value-type="float" office:value="24.36337" calcext:value-type="float">
            <text:p>24.363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21.87238" calcext:value-type="float">
            <text:p>21.87238</text:p>
          </table:table-cell>
          <table:table-cell office:value-type="float" office:value="24.73" calcext:value-type="float">
            <text:p>24.73</text:p>
          </table:table-cell>
          <table:table-cell office:value-type="float" office:value="12.35" calcext:value-type="float">
            <text:p>12.35</text:p>
          </table:table-cell>
          <table:table-cell office:value-type="float" office:value="1.728433" calcext:value-type="float">
            <text:p>1.728433</text:p>
          </table:table-cell>
          <table:table-cell office:value-type="float" office:value="1.336757" calcext:value-type="float">
            <text:p>1.336757</text:p>
          </table:table-cell>
          <table:table-cell office:value-type="float" office:value="126.5454" calcext:value-type="float">
            <text:p>126.5454</text:p>
          </table:table-cell>
          <table:table-cell office:value-type="float" office:value="0" calcext:value-type="float">
            <text:p>0</text:p>
          </table:table-cell>
          <table:table-cell office:value-type="float" office:value="45.92383" calcext:value-type="float">
            <text:p>45.92383</text:p>
          </table:table-cell>
          <table:table-cell office:value-type="float" office:value="14.36176" calcext:value-type="float">
            <text:p>14.36176</text:p>
          </table:table-cell>
          <table:table-cell office:value-type="float" office:value="34.34827" calcext:value-type="float">
            <text:p>34.34827</text:p>
          </table:table-cell>
          <table:table-cell office:value-type="float" office:value="18.56543" calcext:value-type="float">
            <text:p>18.56543</text:p>
          </table:table-cell>
          <table:table-cell office:value-type="float" office:value="31.32422" calcext:value-type="float">
            <text:p>31.32422</text:p>
          </table:table-cell>
          <table:table-cell office:value-type="float" office:value="19.98746" calcext:value-type="float">
            <text:p>19.98746</text:p>
          </table:table-cell>
          <table:table-cell office:value-type="float" office:value="28.85776" calcext:value-type="float">
            <text:p>28.85776</text:p>
          </table:table-cell>
          <table:table-cell office:value-type="float" office:value="21.29138" calcext:value-type="float">
            <text:p>21.29138</text:p>
          </table:table-cell>
          <table:table-cell office:value-type="float" office:value="27.17874" calcext:value-type="float">
            <text:p>27.17874</text:p>
          </table:table-cell>
          <table:table-cell office:value-type="float" office:value="22.1051" calcext:value-type="float">
            <text:p>22.1051</text:p>
          </table:table-cell>
          <table:table-cell office:value-type="float" office:value="25.95282" calcext:value-type="float">
            <text:p>25.95282</text:p>
          </table:table-cell>
          <table:table-cell office:value-type="float" office:value="22.54626" calcext:value-type="float">
            <text:p>22.546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28.40005" calcext:value-type="float">
            <text:p>28.40005</text:p>
          </table:table-cell>
          <table:table-cell office:value-type="float" office:value="27.265" calcext:value-type="float">
            <text:p>27.265</text:p>
          </table:table-cell>
          <table:table-cell office:value-type="float" office:value="13.39" calcext:value-type="float">
            <text:p>13.39</text:p>
          </table:table-cell>
          <table:table-cell office:value-type="float" office:value="1.751066" calcext:value-type="float">
            <text:p>1.751066</text:p>
          </table:table-cell>
          <table:table-cell office:value-type="float" office:value="1.152389" calcext:value-type="float">
            <text:p>1.152389</text:p>
          </table:table-cell>
          <table:table-cell office:value-type="float" office:value="121.6026" calcext:value-type="float">
            <text:p>121.6026</text:p>
          </table:table-cell>
          <table:table-cell office:value-type="float" office:value="0" calcext:value-type="float">
            <text:p>0</text:p>
          </table:table-cell>
          <table:table-cell office:value-type="float" office:value="51.33655" calcext:value-type="float">
            <text:p>51.33655</text:p>
          </table:table-cell>
          <table:table-cell office:value-type="float" office:value="14.84302" calcext:value-type="float">
            <text:p>14.84302</text:p>
          </table:table-cell>
          <table:table-cell office:value-type="float" office:value="38.08896" calcext:value-type="float">
            <text:p>38.08896</text:p>
          </table:table-cell>
          <table:table-cell office:value-type="float" office:value="19.37241" calcext:value-type="float">
            <text:p>19.37241</text:p>
          </table:table-cell>
          <table:table-cell office:value-type="float" office:value="34.08078" calcext:value-type="float">
            <text:p>34.08078</text:p>
          </table:table-cell>
          <table:table-cell office:value-type="float" office:value="20.9129" calcext:value-type="float">
            <text:p>20.9129</text:p>
          </table:table-cell>
          <table:table-cell office:value-type="float" office:value="31.03796" calcext:value-type="float">
            <text:p>31.03796</text:p>
          </table:table-cell>
          <table:table-cell office:value-type="float" office:value="22.16751" calcext:value-type="float">
            <text:p>22.16751</text:p>
          </table:table-cell>
          <table:table-cell office:value-type="float" office:value="28.90302" calcext:value-type="float">
            <text:p>28.90302</text:p>
          </table:table-cell>
          <table:table-cell office:value-type="float" office:value="22.85446" calcext:value-type="float">
            <text:p>22.85446</text:p>
          </table:table-cell>
          <table:table-cell office:value-type="float" office:value="27.31375" calcext:value-type="float">
            <text:p>27.31375</text:p>
          </table:table-cell>
          <table:table-cell office:value-type="float" office:value="23.15024" calcext:value-type="float">
            <text:p>23.150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23.19618" calcext:value-type="float">
            <text:p>23.19618</text:p>
          </table:table-cell>
          <table:table-cell office:value-type="float" office:value="28.725" calcext:value-type="float">
            <text:p>28.725</text:p>
          </table:table-cell>
          <table:table-cell office:value-type="float" office:value="14.975" calcext:value-type="float">
            <text:p>14.975</text:p>
          </table:table-cell>
          <table:table-cell office:value-type="float" office:value="2.038379" calcext:value-type="float">
            <text:p>2.038379</text:p>
          </table:table-cell>
          <table:table-cell office:value-type="float" office:value="1.36962" calcext:value-type="float">
            <text:p>1.36962</text:p>
          </table:table-cell>
          <table:table-cell office:value-type="float" office:value="288.5508" calcext:value-type="float">
            <text:p>288.5508</text:p>
          </table:table-cell>
          <table:table-cell office:value-type="float" office:value="0" calcext:value-type="float">
            <text:p>0</text:p>
          </table:table-cell>
          <table:table-cell office:value-type="float" office:value="52.87372" calcext:value-type="float">
            <text:p>52.87372</text:p>
          </table:table-cell>
          <table:table-cell office:value-type="float" office:value="16.87875" calcext:value-type="float">
            <text:p>16.87875</text:p>
          </table:table-cell>
          <table:table-cell office:value-type="float" office:value="39.35135" calcext:value-type="float">
            <text:p>39.35135</text:p>
          </table:table-cell>
          <table:table-cell office:value-type="float" office:value="21.17099" calcext:value-type="float">
            <text:p>21.17099</text:p>
          </table:table-cell>
          <table:table-cell office:value-type="float" office:value="35.34433" calcext:value-type="float">
            <text:p>35.34433</text:p>
          </table:table-cell>
          <table:table-cell office:value-type="float" office:value="22.61115" calcext:value-type="float">
            <text:p>22.61115</text:p>
          </table:table-cell>
          <table:table-cell office:value-type="float" office:value="32.21243" calcext:value-type="float">
            <text:p>32.21243</text:p>
          </table:table-cell>
          <table:table-cell office:value-type="float" office:value="23.7189" calcext:value-type="float">
            <text:p>23.7189</text:p>
          </table:table-cell>
          <table:table-cell office:value-type="float" office:value="29.87836" calcext:value-type="float">
            <text:p>29.87836</text:p>
          </table:table-cell>
          <table:table-cell office:value-type="float" office:value="24.23846" calcext:value-type="float">
            <text:p>24.23846</text:p>
          </table:table-cell>
          <table:table-cell office:value-type="float" office:value="28.18369" calcext:value-type="float">
            <text:p>28.18369</text:p>
          </table:table-cell>
          <table:table-cell office:value-type="float" office:value="24.36444" calcext:value-type="float">
            <text:p>24.364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22.8552" calcext:value-type="float">
            <text:p>22.8552</text:p>
          </table:table-cell>
          <table:table-cell office:value-type="float" office:value="32.275" calcext:value-type="float">
            <text:p>32.275</text:p>
          </table:table-cell>
          <table:table-cell office:value-type="float" office:value="21.705" calcext:value-type="float">
            <text:p>21.705</text:p>
          </table:table-cell>
          <table:table-cell office:value-type="float" office:value="3.060756" calcext:value-type="float">
            <text:p>3.060756</text:p>
          </table:table-cell>
          <table:table-cell office:value-type="float" office:value="1.985544" calcext:value-type="float">
            <text:p>1.985544</text:p>
          </table:table-cell>
          <table:table-cell office:value-type="float" office:value="403.551" calcext:value-type="float">
            <text:p>403.551</text:p>
          </table:table-cell>
          <table:table-cell office:value-type="float" office:value="0.8" calcext:value-type="float">
            <text:p>0.8</text:p>
          </table:table-cell>
          <table:table-cell office:value-type="float" office:value="56.20221" calcext:value-type="float">
            <text:p>56.20221</text:p>
          </table:table-cell>
          <table:table-cell office:value-type="float" office:value="21.71878" calcext:value-type="float">
            <text:p>21.71878</text:p>
          </table:table-cell>
          <table:table-cell office:value-type="float" office:value="42.29095" calcext:value-type="float">
            <text:p>42.29095</text:p>
          </table:table-cell>
          <table:table-cell office:value-type="float" office:value="24.22479" calcext:value-type="float">
            <text:p>24.22479</text:p>
          </table:table-cell>
          <table:table-cell office:value-type="float" office:value="37.79376" calcext:value-type="float">
            <text:p>37.79376</text:p>
          </table:table-cell>
          <table:table-cell office:value-type="float" office:value="25.11447" calcext:value-type="float">
            <text:p>25.11447</text:p>
          </table:table-cell>
          <table:table-cell office:value-type="float" office:value="33.91803" calcext:value-type="float">
            <text:p>33.91803</text:p>
          </table:table-cell>
          <table:table-cell office:value-type="float" office:value="25.72076" calcext:value-type="float">
            <text:p>25.72076</text:p>
          </table:table-cell>
          <table:table-cell office:value-type="float" office:value="31.33658" calcext:value-type="float">
            <text:p>31.33658</text:p>
          </table:table-cell>
          <table:table-cell office:value-type="float" office:value="25.87509" calcext:value-type="float">
            <text:p>25.87509</text:p>
          </table:table-cell>
          <table:table-cell office:value-type="float" office:value="29.49365" calcext:value-type="float">
            <text:p>29.49365</text:p>
          </table:table-cell>
          <table:table-cell office:value-type="float" office:value="25.71472" calcext:value-type="float">
            <text:p>25.7147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22.55897" calcext:value-type="float">
            <text:p>22.55897</text:p>
          </table:table-cell>
          <table:table-cell office:value-type="float" office:value="22.995" calcext:value-type="float">
            <text:p>22.995</text:p>
          </table:table-cell>
          <table:table-cell office:value-type="float" office:value="13.315" calcext:value-type="float">
            <text:p>13.315</text:p>
          </table:table-cell>
          <table:table-cell office:value-type="float" office:value="2.657213" calcext:value-type="float">
            <text:p>2.657213</text:p>
          </table:table-cell>
          <table:table-cell office:value-type="float" office:value="1.133838" calcext:value-type="float">
            <text:p>1.133838</text:p>
          </table:table-cell>
          <table:table-cell office:value-type="float" office:value="289.9206" calcext:value-type="float">
            <text:p>289.9206</text:p>
          </table:table-cell>
          <table:table-cell office:value-type="float" office:value="7.9" calcext:value-type="float">
            <text:p>7.9</text:p>
          </table:table-cell>
          <table:table-cell office:value-type="float" office:value="34.68155" calcext:value-type="float">
            <text:p>34.68155</text:p>
          </table:table-cell>
          <table:table-cell office:value-type="float" office:value="15.67749" calcext:value-type="float">
            <text:p>15.67749</text:p>
          </table:table-cell>
          <table:table-cell office:value-type="float" office:value="30.25949" calcext:value-type="float">
            <text:p>30.25949</text:p>
          </table:table-cell>
          <table:table-cell office:value-type="float" office:value="21.37323" calcext:value-type="float">
            <text:p>21.37323</text:p>
          </table:table-cell>
          <table:table-cell office:value-type="float" office:value="29.34445" calcext:value-type="float">
            <text:p>29.34445</text:p>
          </table:table-cell>
          <table:table-cell office:value-type="float" office:value="23.41125" calcext:value-type="float">
            <text:p>23.41125</text:p>
          </table:table-cell>
          <table:table-cell office:value-type="float" office:value="29.80368" calcext:value-type="float">
            <text:p>29.80368</text:p>
          </table:table-cell>
          <table:table-cell office:value-type="float" office:value="24.96417" calcext:value-type="float">
            <text:p>24.96417</text:p>
          </table:table-cell>
          <table:table-cell office:value-type="float" office:value="29.59567" calcext:value-type="float">
            <text:p>29.59567</text:p>
          </table:table-cell>
          <table:table-cell office:value-type="float" office:value="25.74097" calcext:value-type="float">
            <text:p>25.74097</text:p>
          </table:table-cell>
          <table:table-cell office:value-type="float" office:value="28.90628" calcext:value-type="float">
            <text:p>28.90628</text:p>
          </table:table-cell>
          <table:table-cell office:value-type="float" office:value="25.94278" calcext:value-type="float">
            <text:p>25.9427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23.85802" calcext:value-type="float">
            <text:p>23.85802</text:p>
          </table:table-cell>
          <table:table-cell office:value-type="float" office:value="22.58" calcext:value-type="float">
            <text:p>22.58</text:p>
          </table:table-cell>
          <table:table-cell office:value-type="float" office:value="9.535" calcext:value-type="float">
            <text:p>9.535</text:p>
          </table:table-cell>
          <table:table-cell office:value-type="float" office:value="1.407983" calcext:value-type="float">
            <text:p>1.407983</text:p>
          </table:table-cell>
          <table:table-cell office:value-type="float" office:value="1.167632" calcext:value-type="float">
            <text:p>1.167632</text:p>
          </table:table-cell>
          <table:table-cell office:value-type="float" office:value="115.5078" calcext:value-type="float">
            <text:p>115.5078</text:p>
          </table:table-cell>
          <table:table-cell office:value-type="float" office:value="0" calcext:value-type="float">
            <text:p>0</text:p>
          </table:table-cell>
          <table:table-cell office:value-type="float" office:value="45.49536" calcext:value-type="float">
            <text:p>45.49536</text:p>
          </table:table-cell>
          <table:table-cell office:value-type="float" office:value="12.21143" calcext:value-type="float">
            <text:p>12.21143</text:p>
          </table:table-cell>
          <table:table-cell office:value-type="float" office:value="34.65155" calcext:value-type="float">
            <text:p>34.65155</text:p>
          </table:table-cell>
          <table:table-cell office:value-type="float" office:value="18.01007" calcext:value-type="float">
            <text:p>18.01007</text:p>
          </table:table-cell>
          <table:table-cell office:value-type="float" office:value="31.5076" calcext:value-type="float">
            <text:p>31.5076</text:p>
          </table:table-cell>
          <table:table-cell office:value-type="float" office:value="19.87555" calcext:value-type="float">
            <text:p>19.87555</text:p>
          </table:table-cell>
          <table:table-cell office:value-type="float" office:value="29.02328" calcext:value-type="float">
            <text:p>29.02328</text:p>
          </table:table-cell>
          <table:table-cell office:value-type="float" office:value="21.57791" calcext:value-type="float">
            <text:p>21.57791</text:p>
          </table:table-cell>
          <table:table-cell office:value-type="float" office:value="27.50204" calcext:value-type="float">
            <text:p>27.50204</text:p>
          </table:table-cell>
          <table:table-cell office:value-type="float" office:value="22.65033" calcext:value-type="float">
            <text:p>22.65033</text:p>
          </table:table-cell>
          <table:table-cell office:value-type="float" office:value="26.40125" calcext:value-type="float">
            <text:p>26.40125</text:p>
          </table:table-cell>
          <table:table-cell office:value-type="float" office:value="23.26694" calcext:value-type="float">
            <text:p>23.2669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23.19297" calcext:value-type="float">
            <text:p>23.19297</text:p>
          </table:table-cell>
          <table:table-cell office:value-type="float" office:value="23.465" calcext:value-type="float">
            <text:p>23.465</text:p>
          </table:table-cell>
          <table:table-cell office:value-type="float" office:value="12.43" calcext:value-type="float">
            <text:p>12.43</text:p>
          </table:table-cell>
          <table:table-cell office:value-type="float" office:value="1.57241" calcext:value-type="float">
            <text:p>1.57241</text:p>
          </table:table-cell>
          <table:table-cell office:value-type="float" office:value="1.246899" calcext:value-type="float">
            <text:p>1.246899</text:p>
          </table:table-cell>
          <table:table-cell office:value-type="float" office:value="149.3946" calcext:value-type="float">
            <text:p>149.3946</text:p>
          </table:table-cell>
          <table:table-cell office:value-type="float" office:value="0" calcext:value-type="float">
            <text:p>0</text:p>
          </table:table-cell>
          <table:table-cell office:value-type="float" office:value="46.27148" calcext:value-type="float">
            <text:p>46.27148</text:p>
          </table:table-cell>
          <table:table-cell office:value-type="float" office:value="14.383" calcext:value-type="float">
            <text:p>14.383</text:p>
          </table:table-cell>
          <table:table-cell office:value-type="float" office:value="34.40277" calcext:value-type="float">
            <text:p>34.40277</text:p>
          </table:table-cell>
          <table:table-cell office:value-type="float" office:value="18.89136" calcext:value-type="float">
            <text:p>18.89136</text:p>
          </table:table-cell>
          <table:table-cell office:value-type="float" office:value="31.53357" calcext:value-type="float">
            <text:p>31.53357</text:p>
          </table:table-cell>
          <table:table-cell office:value-type="float" office:value="20.50684" calcext:value-type="float">
            <text:p>20.50684</text:p>
          </table:table-cell>
          <table:table-cell office:value-type="float" office:value="29.11832" calcext:value-type="float">
            <text:p>29.11832</text:p>
          </table:table-cell>
          <table:table-cell office:value-type="float" office:value="21.88593" calcext:value-type="float">
            <text:p>21.88593</text:p>
          </table:table-cell>
          <table:table-cell office:value-type="float" office:value="27.48083" calcext:value-type="float">
            <text:p>27.48083</text:p>
          </table:table-cell>
          <table:table-cell office:value-type="float" office:value="22.72928" calcext:value-type="float">
            <text:p>22.72928</text:p>
          </table:table-cell>
          <table:table-cell office:value-type="float" office:value="26.34399" calcext:value-type="float">
            <text:p>26.34399</text:p>
          </table:table-cell>
          <table:table-cell office:value-type="float" office:value="23.18506" calcext:value-type="float">
            <text:p>23.185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5.237297" calcext:value-type="float">
            <text:p>5.237297</text:p>
          </table:table-cell>
          <table:table-cell office:value-type="float" office:value="19.325" calcext:value-type="float">
            <text:p>19.325</text:p>
          </table:table-cell>
          <table:table-cell office:value-type="float" office:value="16.195" calcext:value-type="float">
            <text:p>16.195</text:p>
          </table:table-cell>
          <table:table-cell office:value-type="float" office:value="1.889738" calcext:value-type="float">
            <text:p>1.889738</text:p>
          </table:table-cell>
          <table:table-cell office:value-type="float" office:value="1.634782" calcext:value-type="float">
            <text:p>1.634782</text:p>
          </table:table-cell>
          <table:table-cell office:value-type="float" office:value="266.6052" calcext:value-type="float">
            <text:p>266.6052</text:p>
          </table:table-cell>
          <table:table-cell office:value-type="float" office:value="23.3" calcext:value-type="float">
            <text:p>23.3</text:p>
          </table:table-cell>
          <table:table-cell office:value-type="float" office:value="25.0441" calcext:value-type="float">
            <text:p>25.0441</text:p>
          </table:table-cell>
          <table:table-cell office:value-type="float" office:value="16.25995" calcext:value-type="float">
            <text:p>16.25995</text:p>
          </table:table-cell>
          <table:table-cell office:value-type="float" office:value="23.59399" calcext:value-type="float">
            <text:p>23.59399</text:p>
          </table:table-cell>
          <table:table-cell office:value-type="float" office:value="18.30469" calcext:value-type="float">
            <text:p>18.30469</text:p>
          </table:table-cell>
          <table:table-cell office:value-type="float" office:value="24.4696" calcext:value-type="float">
            <text:p>24.4696</text:p>
          </table:table-cell>
          <table:table-cell office:value-type="float" office:value="19.3783" calcext:value-type="float">
            <text:p>19.3783</text:p>
          </table:table-cell>
          <table:table-cell office:value-type="float" office:value="25.48093" calcext:value-type="float">
            <text:p>25.48093</text:p>
          </table:table-cell>
          <table:table-cell office:value-type="float" office:value="20.42352" calcext:value-type="float">
            <text:p>20.42352</text:p>
          </table:table-cell>
          <table:table-cell office:value-type="float" office:value="25.85248" calcext:value-type="float">
            <text:p>25.85248</text:p>
          </table:table-cell>
          <table:table-cell office:value-type="float" office:value="21.28894" calcext:value-type="float">
            <text:p>21.28894</text:p>
          </table:table-cell>
          <table:table-cell office:value-type="float" office:value="25.728" calcext:value-type="float">
            <text:p>25.728</text:p>
          </table:table-cell>
          <table:table-cell office:value-type="float" office:value="21.95526" calcext:value-type="float">
            <text:p>21.9552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20.04632" calcext:value-type="float">
            <text:p>20.04632</text:p>
          </table:table-cell>
          <table:table-cell office:value-type="float" office:value="26.55" calcext:value-type="float">
            <text:p>26.55</text:p>
          </table:table-cell>
          <table:table-cell office:value-type="float" office:value="15.94" calcext:value-type="float">
            <text:p>15.94</text:p>
          </table:table-cell>
          <table:table-cell office:value-type="float" office:value="2.414183" calcext:value-type="float">
            <text:p>2.414183</text:p>
          </table:table-cell>
          <table:table-cell office:value-type="float" office:value="1.744991" calcext:value-type="float">
            <text:p>1.744991</text:p>
          </table:table-cell>
          <table:table-cell office:value-type="float" office:value="170.721" calcext:value-type="float">
            <text:p>170.721</text:p>
          </table:table-cell>
          <table:table-cell office:value-type="float" office:value="1.5" calcext:value-type="float">
            <text:p>1.5</text:p>
          </table:table-cell>
          <table:table-cell office:value-type="float" office:value="36.91678" calcext:value-type="float">
            <text:p>36.91678</text:p>
          </table:table-cell>
          <table:table-cell office:value-type="float" office:value="15.67575" calcext:value-type="float">
            <text:p>15.67575</text:p>
          </table:table-cell>
          <table:table-cell office:value-type="float" office:value="29.43045" calcext:value-type="float">
            <text:p>29.43045</text:p>
          </table:table-cell>
          <table:table-cell office:value-type="float" office:value="17.49399" calcext:value-type="float">
            <text:p>17.49399</text:p>
          </table:table-cell>
          <table:table-cell office:value-type="float" office:value="26.88135" calcext:value-type="float">
            <text:p>26.88135</text:p>
          </table:table-cell>
          <table:table-cell office:value-type="float" office:value="18.37463" calcext:value-type="float">
            <text:p>18.37463</text:p>
          </table:table-cell>
          <table:table-cell office:value-type="float" office:value="25.02957" calcext:value-type="float">
            <text:p>25.02957</text:p>
          </table:table-cell>
          <table:table-cell office:value-type="float" office:value="19.35449" calcext:value-type="float">
            <text:p>19.35449</text:p>
          </table:table-cell>
          <table:table-cell office:value-type="float" office:value="24.05157" calcext:value-type="float">
            <text:p>24.05157</text:p>
          </table:table-cell>
          <table:table-cell office:value-type="float" office:value="20.13068" calcext:value-type="float">
            <text:p>20.13068</text:p>
          </table:table-cell>
          <table:table-cell office:value-type="float" office:value="23.39062" calcext:value-type="float">
            <text:p>23.39062</text:p>
          </table:table-cell>
          <table:table-cell office:value-type="float" office:value="20.70844" calcext:value-type="float">
            <text:p>20.7084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15.7123" calcext:value-type="float">
            <text:p>15.7123</text:p>
          </table:table-cell>
          <table:table-cell office:value-type="float" office:value="27.76" calcext:value-type="float">
            <text:p>27.76</text:p>
          </table:table-cell>
          <table:table-cell office:value-type="float" office:value="18.13" calcext:value-type="float">
            <text:p>18.13</text:p>
          </table:table-cell>
          <table:table-cell office:value-type="float" office:value="2.748792" calcext:value-type="float">
            <text:p>2.748792</text:p>
          </table:table-cell>
          <table:table-cell office:value-type="float" office:value="1.996705" calcext:value-type="float">
            <text:p>1.996705</text:p>
          </table:table-cell>
          <table:table-cell office:value-type="float" office:value="279.7092" calcext:value-type="float">
            <text:p>279.7092</text:p>
          </table:table-cell>
          <table:table-cell office:value-type="float" office:value="0" calcext:value-type="float">
            <text:p>0</text:p>
          </table:table-cell>
          <table:table-cell office:value-type="float" office:value="47.01624" calcext:value-type="float">
            <text:p>47.01624</text:p>
          </table:table-cell>
          <table:table-cell office:value-type="float" office:value="17.88828" calcext:value-type="float">
            <text:p>17.88828</text:p>
          </table:table-cell>
          <table:table-cell office:value-type="float" office:value="33.77014" calcext:value-type="float">
            <text:p>33.77014</text:p>
          </table:table-cell>
          <table:table-cell office:value-type="float" office:value="20.00565" calcext:value-type="float">
            <text:p>20.00565</text:p>
          </table:table-cell>
          <table:table-cell office:value-type="float" office:value="30.44131" calcext:value-type="float">
            <text:p>30.44131</text:p>
          </table:table-cell>
          <table:table-cell office:value-type="float" office:value="20.78046" calcext:value-type="float">
            <text:p>20.78046</text:p>
          </table:table-cell>
          <table:table-cell office:value-type="float" office:value="27.88629" calcext:value-type="float">
            <text:p>27.88629</text:p>
          </table:table-cell>
          <table:table-cell office:value-type="float" office:value="21.47052" calcext:value-type="float">
            <text:p>21.47052</text:p>
          </table:table-cell>
          <table:table-cell office:value-type="float" office:value="26.17407" calcext:value-type="float">
            <text:p>26.17407</text:p>
          </table:table-cell>
          <table:table-cell office:value-type="float" office:value="21.84958" calcext:value-type="float">
            <text:p>21.84958</text:p>
          </table:table-cell>
          <table:table-cell office:value-type="float" office:value="25.00446" calcext:value-type="float">
            <text:p>25.00446</text:p>
          </table:table-cell>
          <table:table-cell office:value-type="float" office:value="22.00128" calcext:value-type="float">
            <text:p>22.001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22.80517" calcext:value-type="float">
            <text:p>22.80517</text:p>
          </table:table-cell>
          <table:table-cell office:value-type="float" office:value="30.14" calcext:value-type="float">
            <text:p>30.14</text:p>
          </table:table-cell>
          <table:table-cell office:value-type="float" office:value="21.95" calcext:value-type="float">
            <text:p>21.95</text:p>
          </table:table-cell>
          <table:table-cell office:value-type="float" office:value="2.74874" calcext:value-type="float">
            <text:p>2.74874</text:p>
          </table:table-cell>
          <table:table-cell office:value-type="float" office:value="2.164557" calcext:value-type="float">
            <text:p>2.164557</text:p>
          </table:table-cell>
          <table:table-cell office:value-type="float" office:value="236.1834" calcext:value-type="float">
            <text:p>236.1834</text:p>
          </table:table-cell>
          <table:table-cell office:value-type="float" office:value="0.6" calcext:value-type="float">
            <text:p>0.6</text:p>
          </table:table-cell>
          <table:table-cell office:value-type="float" office:value="49.86139" calcext:value-type="float">
            <text:p>49.86139</text:p>
          </table:table-cell>
          <table:table-cell office:value-type="float" office:value="21.77225" calcext:value-type="float">
            <text:p>21.77225</text:p>
          </table:table-cell>
          <table:table-cell office:value-type="float" office:value="38.20602" calcext:value-type="float">
            <text:p>38.20602</text:p>
          </table:table-cell>
          <table:table-cell office:value-type="float" office:value="23.3392" calcext:value-type="float">
            <text:p>23.3392</text:p>
          </table:table-cell>
          <table:table-cell office:value-type="float" office:value="34.79166" calcext:value-type="float">
            <text:p>34.79166</text:p>
          </table:table-cell>
          <table:table-cell office:value-type="float" office:value="23.90967" calcext:value-type="float">
            <text:p>23.90967</text:p>
          </table:table-cell>
          <table:table-cell office:value-type="float" office:value="31.84882" calcext:value-type="float">
            <text:p>31.84882</text:p>
          </table:table-cell>
          <table:table-cell office:value-type="float" office:value="24.2063" calcext:value-type="float">
            <text:p>24.2063</text:p>
          </table:table-cell>
          <table:table-cell office:value-type="float" office:value="29.59439" calcext:value-type="float">
            <text:p>29.59439</text:p>
          </table:table-cell>
          <table:table-cell office:value-type="float" office:value="24.18314" calcext:value-type="float">
            <text:p>24.18314</text:p>
          </table:table-cell>
          <table:table-cell office:value-type="float" office:value="27.87448" calcext:value-type="float">
            <text:p>27.87448</text:p>
          </table:table-cell>
          <table:table-cell office:value-type="float" office:value="23.95639" calcext:value-type="float">
            <text:p>23.9563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25.76818" calcext:value-type="float">
            <text:p>25.76818</text:p>
          </table:table-cell>
          <table:table-cell office:value-type="float" office:value="29.595" calcext:value-type="float">
            <text:p>29.595</text:p>
          </table:table-cell>
          <table:table-cell office:value-type="float" office:value="21.46" calcext:value-type="float">
            <text:p>21.46</text:p>
          </table:table-cell>
          <table:table-cell office:value-type="float" office:value="2.716126" calcext:value-type="float">
            <text:p>2.716126</text:p>
          </table:table-cell>
          <table:table-cell office:value-type="float" office:value="1.995075" calcext:value-type="float">
            <text:p>1.995075</text:p>
          </table:table-cell>
          <table:table-cell office:value-type="float" office:value="243.9" calcext:value-type="float">
            <text:p>243.9</text:p>
          </table:table-cell>
          <table:table-cell office:value-type="float" office:value="0.6" calcext:value-type="float">
            <text:p>0.6</text:p>
          </table:table-cell>
          <table:table-cell office:value-type="float" office:value="52.32614" calcext:value-type="float">
            <text:p>52.32614</text:p>
          </table:table-cell>
          <table:table-cell office:value-type="float" office:value="21.56503" calcext:value-type="float">
            <text:p>21.56503</text:p>
          </table:table-cell>
          <table:table-cell office:value-type="float" office:value="39.56708" calcext:value-type="float">
            <text:p>39.56708</text:p>
          </table:table-cell>
          <table:table-cell office:value-type="float" office:value="24.12958" calcext:value-type="float">
            <text:p>24.12958</text:p>
          </table:table-cell>
          <table:table-cell office:value-type="float" office:value="35.85956" calcext:value-type="float">
            <text:p>35.85956</text:p>
          </table:table-cell>
          <table:table-cell office:value-type="float" office:value="25.18774" calcext:value-type="float">
            <text:p>25.18774</text:p>
          </table:table-cell>
          <table:table-cell office:value-type="float" office:value="32.79562" calcext:value-type="float">
            <text:p>32.79562</text:p>
          </table:table-cell>
          <table:table-cell office:value-type="float" office:value="25.7988" calcext:value-type="float">
            <text:p>25.7988</text:p>
          </table:table-cell>
          <table:table-cell office:value-type="float" office:value="30.57364" calcext:value-type="float">
            <text:p>30.57364</text:p>
          </table:table-cell>
          <table:table-cell office:value-type="float" office:value="25.87418" calcext:value-type="float">
            <text:p>25.87418</text:p>
          </table:table-cell>
          <table:table-cell office:value-type="float" office:value="28.87869" calcext:value-type="float">
            <text:p>28.87869</text:p>
          </table:table-cell>
          <table:table-cell office:value-type="float" office:value="25.63028" calcext:value-type="float">
            <text:p>25.630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23.99929" calcext:value-type="float">
            <text:p>23.99929</text:p>
          </table:table-cell>
          <table:table-cell office:value-type="float" office:value="30.88" calcext:value-type="float">
            <text:p>30.88</text:p>
          </table:table-cell>
          <table:table-cell office:value-type="float" office:value="19.89" calcext:value-type="float">
            <text:p>19.89</text:p>
          </table:table-cell>
          <table:table-cell office:value-type="float" office:value="2.479603" calcext:value-type="float">
            <text:p>2.479603</text:p>
          </table:table-cell>
          <table:table-cell office:value-type="float" office:value="1.964751" calcext:value-type="float">
            <text:p>1.964751</text:p>
          </table:table-cell>
          <table:table-cell office:value-type="float" office:value="160.7652" calcext:value-type="float">
            <text:p>160.7652</text:p>
          </table:table-cell>
          <table:table-cell office:value-type="float" office:value="0" calcext:value-type="float">
            <text:p>0</text:p>
          </table:table-cell>
          <table:table-cell office:value-type="float" office:value="51.95547" calcext:value-type="float">
            <text:p>51.95547</text:p>
          </table:table-cell>
          <table:table-cell office:value-type="float" office:value="21.2998" calcext:value-type="float">
            <text:p>21.2998</text:p>
          </table:table-cell>
          <table:table-cell office:value-type="float" office:value="40.20657" calcext:value-type="float">
            <text:p>40.20657</text:p>
          </table:table-cell>
          <table:table-cell office:value-type="float" office:value="24.50711" calcext:value-type="float">
            <text:p>24.50711</text:p>
          </table:table-cell>
          <table:table-cell office:value-type="float" office:value="36.71426" calcext:value-type="float">
            <text:p>36.71426</text:p>
          </table:table-cell>
          <table:table-cell office:value-type="float" office:value="25.63123" calcext:value-type="float">
            <text:p>25.63123</text:p>
          </table:table-cell>
          <table:table-cell office:value-type="float" office:value="33.79785" calcext:value-type="float">
            <text:p>33.79785</text:p>
          </table:table-cell>
          <table:table-cell office:value-type="float" office:value="26.36026" calcext:value-type="float">
            <text:p>26.36026</text:p>
          </table:table-cell>
          <table:table-cell office:value-type="float" office:value="31.60083" calcext:value-type="float">
            <text:p>31.60083</text:p>
          </table:table-cell>
          <table:table-cell office:value-type="float" office:value="26.54767" calcext:value-type="float">
            <text:p>26.54767</text:p>
          </table:table-cell>
          <table:table-cell office:value-type="float" office:value="29.88342" calcext:value-type="float">
            <text:p>29.88342</text:p>
          </table:table-cell>
          <table:table-cell office:value-type="float" office:value="26.39423" calcext:value-type="float">
            <text:p>26.394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23.57474" calcext:value-type="float">
            <text:p>23.57474</text:p>
          </table:table-cell>
          <table:table-cell office:value-type="float" office:value="31.865" calcext:value-type="float">
            <text:p>31.865</text:p>
          </table:table-cell>
          <table:table-cell office:value-type="float" office:value="19.37" calcext:value-type="float">
            <text:p>19.37</text:p>
          </table:table-cell>
          <table:table-cell office:value-type="float" office:value="2.630138" calcext:value-type="float">
            <text:p>2.630138</text:p>
          </table:table-cell>
          <table:table-cell office:value-type="float" office:value="2.112539" calcext:value-type="float">
            <text:p>2.112539</text:p>
          </table:table-cell>
          <table:table-cell office:value-type="float" office:value="149.5386" calcext:value-type="float">
            <text:p>149.5386</text:p>
          </table:table-cell>
          <table:table-cell office:value-type="float" office:value="0" calcext:value-type="float">
            <text:p>0</text:p>
          </table:table-cell>
          <table:table-cell office:value-type="float" office:value="54.00961" calcext:value-type="float">
            <text:p>54.00961</text:p>
          </table:table-cell>
          <table:table-cell office:value-type="float" office:value="21.59872" calcext:value-type="float">
            <text:p>21.59872</text:p>
          </table:table-cell>
          <table:table-cell office:value-type="float" office:value="40.79727" calcext:value-type="float">
            <text:p>40.79727</text:p>
          </table:table-cell>
          <table:table-cell office:value-type="float" office:value="24.87042" calcext:value-type="float">
            <text:p>24.87042</text:p>
          </table:table-cell>
          <table:table-cell office:value-type="float" office:value="36.92227" calcext:value-type="float">
            <text:p>36.92227</text:p>
          </table:table-cell>
          <table:table-cell office:value-type="float" office:value="26.06058" calcext:value-type="float">
            <text:p>26.06058</text:p>
          </table:table-cell>
          <table:table-cell office:value-type="float" office:value="34.25974" calcext:value-type="float">
            <text:p>34.25974</text:p>
          </table:table-cell>
          <table:table-cell office:value-type="float" office:value="26.86758" calcext:value-type="float">
            <text:p>26.86758</text:p>
          </table:table-cell>
          <table:table-cell office:value-type="float" office:value="32.15506" calcext:value-type="float">
            <text:p>32.15506</text:p>
          </table:table-cell>
          <table:table-cell office:value-type="float" office:value="27.1199" calcext:value-type="float">
            <text:p>27.1199</text:p>
          </table:table-cell>
          <table:table-cell office:value-type="float" office:value="30.47739" calcext:value-type="float">
            <text:p>30.47739</text:p>
          </table:table-cell>
          <table:table-cell office:value-type="float" office:value="27.01611" calcext:value-type="float">
            <text:p>27.0161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18.14646" calcext:value-type="float">
            <text:p>18.14646</text:p>
          </table:table-cell>
          <table:table-cell office:value-type="float" office:value="28.73" calcext:value-type="float">
            <text:p>28.73</text:p>
          </table:table-cell>
          <table:table-cell office:value-type="float" office:value="18.96" calcext:value-type="float">
            <text:p>18.96</text:p>
          </table:table-cell>
          <table:table-cell office:value-type="float" office:value="2.638657" calcext:value-type="float">
            <text:p>2.638657</text:p>
          </table:table-cell>
          <table:table-cell office:value-type="float" office:value="2.006861" calcext:value-type="float">
            <text:p>2.006861</text:p>
          </table:table-cell>
          <table:table-cell office:value-type="float" office:value="193.1904" calcext:value-type="float">
            <text:p>193.1904</text:p>
          </table:table-cell>
          <table:table-cell office:value-type="float" office:value="9.3" calcext:value-type="float">
            <text:p>9.3</text:p>
          </table:table-cell>
          <table:table-cell office:value-type="float" office:value="37.17896" calcext:value-type="float">
            <text:p>37.17896</text:p>
          </table:table-cell>
          <table:table-cell office:value-type="float" office:value="20.83859" calcext:value-type="float">
            <text:p>20.83859</text:p>
          </table:table-cell>
          <table:table-cell office:value-type="float" office:value="32.55151" calcext:value-type="float">
            <text:p>32.55151</text:p>
          </table:table-cell>
          <table:table-cell office:value-type="float" office:value="24.81799" calcext:value-type="float">
            <text:p>24.81799</text:p>
          </table:table-cell>
          <table:table-cell office:value-type="float" office:value="31.01346" calcext:value-type="float">
            <text:p>31.01346</text:p>
          </table:table-cell>
          <table:table-cell office:value-type="float" office:value="26.20639" calcext:value-type="float">
            <text:p>26.20639</text:p>
          </table:table-cell>
          <table:table-cell office:value-type="float" office:value="30.96976" calcext:value-type="float">
            <text:p>30.96976</text:p>
          </table:table-cell>
          <table:table-cell office:value-type="float" office:value="27.14987" calcext:value-type="float">
            <text:p>27.14987</text:p>
          </table:table-cell>
          <table:table-cell office:value-type="float" office:value="30.71597" calcext:value-type="float">
            <text:p>30.71597</text:p>
          </table:table-cell>
          <table:table-cell office:value-type="float" office:value="27.51978" calcext:value-type="float">
            <text:p>27.51978</text:p>
          </table:table-cell>
          <table:table-cell office:value-type="float" office:value="29.99637" calcext:value-type="float">
            <text:p>29.99637</text:p>
          </table:table-cell>
          <table:table-cell office:value-type="float" office:value="27.37558" calcext:value-type="float">
            <text:p>27.375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25.74381" calcext:value-type="float">
            <text:p>25.74381</text:p>
          </table:table-cell>
          <table:table-cell office:value-type="float" office:value="28.84" calcext:value-type="float">
            <text:p>28.84</text:p>
          </table:table-cell>
          <table:table-cell office:value-type="float" office:value="17.67" calcext:value-type="float">
            <text:p>17.67</text:p>
          </table:table-cell>
          <table:table-cell office:value-type="float" office:value="2.005992" calcext:value-type="float">
            <text:p>2.005992</text:p>
          </table:table-cell>
          <table:table-cell office:value-type="float" office:value="1.55741" calcext:value-type="float">
            <text:p>1.55741</text:p>
          </table:table-cell>
          <table:table-cell office:value-type="float" office:value="133.6662" calcext:value-type="float">
            <text:p>133.6662</text:p>
          </table:table-cell>
          <table:table-cell office:value-type="float" office:value="0" calcext:value-type="float">
            <text:p>0</text:p>
          </table:table-cell>
          <table:table-cell office:value-type="float" office:value="51.15674" calcext:value-type="float">
            <text:p>51.15674</text:p>
          </table:table-cell>
          <table:table-cell office:value-type="float" office:value="18.94095" calcext:value-type="float">
            <text:p>18.94095</text:p>
          </table:table-cell>
          <table:table-cell office:value-type="float" office:value="38.96616" calcext:value-type="float">
            <text:p>38.96616</text:p>
          </table:table-cell>
          <table:table-cell office:value-type="float" office:value="22.33981" calcext:value-type="float">
            <text:p>22.33981</text:p>
          </table:table-cell>
          <table:table-cell office:value-type="float" office:value="35.57819" calcext:value-type="float">
            <text:p>35.57819</text:p>
          </table:table-cell>
          <table:table-cell office:value-type="float" office:value="23.60315" calcext:value-type="float">
            <text:p>23.60315</text:p>
          </table:table-cell>
          <table:table-cell office:value-type="float" office:value="32.80206" calcext:value-type="float">
            <text:p>32.80206</text:p>
          </table:table-cell>
          <table:table-cell office:value-type="float" office:value="24.65771" calcext:value-type="float">
            <text:p>24.65771</text:p>
          </table:table-cell>
          <table:table-cell office:value-type="float" office:value="30.78177" calcext:value-type="float">
            <text:p>30.78177</text:p>
          </table:table-cell>
          <table:table-cell office:value-type="float" office:value="25.26196" calcext:value-type="float">
            <text:p>25.26196</text:p>
          </table:table-cell>
          <table:table-cell office:value-type="float" office:value="29.27936" calcext:value-type="float">
            <text:p>29.27936</text:p>
          </table:table-cell>
          <table:table-cell office:value-type="float" office:value="25.53162" calcext:value-type="float">
            <text:p>25.531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13.59094" calcext:value-type="float">
            <text:p>13.59094</text:p>
          </table:table-cell>
          <table:table-cell office:value-type="float" office:value="26.995" calcext:value-type="float">
            <text:p>26.995</text:p>
          </table:table-cell>
          <table:table-cell office:value-type="float" office:value="15.56" calcext:value-type="float">
            <text:p>15.56</text:p>
          </table:table-cell>
          <table:table-cell office:value-type="float" office:value="2.42191" calcext:value-type="float">
            <text:p>2.42191</text:p>
          </table:table-cell>
          <table:table-cell office:value-type="float" office:value="1.684479" calcext:value-type="float">
            <text:p>1.684479</text:p>
          </table:table-cell>
          <table:table-cell office:value-type="float" office:value="124.8732" calcext:value-type="float">
            <text:p>124.8732</text:p>
          </table:table-cell>
          <table:table-cell office:value-type="float" office:value="0.3" calcext:value-type="float">
            <text:p>0.3</text:p>
          </table:table-cell>
          <table:table-cell office:value-type="float" office:value="48.01166" calcext:value-type="float">
            <text:p>48.01166</text:p>
          </table:table-cell>
          <table:table-cell office:value-type="float" office:value="18.48621" calcext:value-type="float">
            <text:p>18.48621</text:p>
          </table:table-cell>
          <table:table-cell office:value-type="float" office:value="34.73901" calcext:value-type="float">
            <text:p>34.73901</text:p>
          </table:table-cell>
          <table:table-cell office:value-type="float" office:value="22.51489" calcext:value-type="float">
            <text:p>22.51489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24.01727" calcext:value-type="float">
            <text:p>24.01727</text:p>
          </table:table-cell>
          <table:table-cell office:value-type="float" office:value="29.92609" calcext:value-type="float">
            <text:p>29.92609</text:p>
          </table:table-cell>
          <table:table-cell office:value-type="float" office:value="25.17346" calcext:value-type="float">
            <text:p>25.17346</text:p>
          </table:table-cell>
          <table:table-cell office:value-type="float" office:value="28.80939" calcext:value-type="float">
            <text:p>28.80939</text:p>
          </table:table-cell>
          <table:table-cell office:value-type="float" office:value="25.72696" calcext:value-type="float">
            <text:p>25.72696</text:p>
          </table:table-cell>
          <table:table-cell office:value-type="float" office:value="28.55017" calcext:value-type="float">
            <text:p>28.55017</text:p>
          </table:table-cell>
          <table:table-cell office:value-type="float" office:value="25.90573" calcext:value-type="float">
            <text:p>25.9057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18.60989" calcext:value-type="float">
            <text:p>18.60989</text:p>
          </table:table-cell>
          <table:table-cell office:value-type="float" office:value="25.755" calcext:value-type="float">
            <text:p>25.755</text:p>
          </table:table-cell>
          <table:table-cell office:value-type="float" office:value="15.715" calcext:value-type="float">
            <text:p>15.715</text:p>
          </table:table-cell>
          <table:table-cell office:value-type="float" office:value="2.265961" calcext:value-type="float">
            <text:p>2.265961</text:p>
          </table:table-cell>
          <table:table-cell office:value-type="float" office:value="1.083077" calcext:value-type="float">
            <text:p>1.083077</text:p>
          </table:table-cell>
          <table:table-cell office:value-type="float" office:value="279.225" calcext:value-type="float">
            <text:p>279.225</text:p>
          </table:table-cell>
          <table:table-cell office:value-type="float" office:value="0" calcext:value-type="float">
            <text:p>0</text:p>
          </table:table-cell>
          <table:table-cell office:value-type="float" office:value="45.03912" calcext:value-type="float">
            <text:p>45.03912</text:p>
          </table:table-cell>
          <table:table-cell office:value-type="float" office:value="17.53616" calcext:value-type="float">
            <text:p>17.53616</text:p>
          </table:table-cell>
          <table:table-cell office:value-type="float" office:value="36.1564" calcext:value-type="float">
            <text:p>36.1564</text:p>
          </table:table-cell>
          <table:table-cell office:value-type="float" office:value="22.74918" calcext:value-type="float">
            <text:p>22.74918</text:p>
          </table:table-cell>
          <table:table-cell office:value-type="float" office:value="33.2981" calcext:value-type="float">
            <text:p>33.2981</text:p>
          </table:table-cell>
          <table:table-cell office:value-type="float" office:value="23.78787" calcext:value-type="float">
            <text:p>23.78787</text:p>
          </table:table-cell>
          <table:table-cell office:value-type="float" office:value="30.9606" calcext:value-type="float">
            <text:p>30.9606</text:p>
          </table:table-cell>
          <table:table-cell office:value-type="float" office:value="24.65146" calcext:value-type="float">
            <text:p>24.65146</text:p>
          </table:table-cell>
          <table:table-cell office:value-type="float" office:value="29.31479" calcext:value-type="float">
            <text:p>29.31479</text:p>
          </table:table-cell>
          <table:table-cell office:value-type="float" office:value="25.12366" calcext:value-type="float">
            <text:p>25.12366</text:p>
          </table:table-cell>
          <table:table-cell office:value-type="float" office:value="28.09506" calcext:value-type="float">
            <text:p>28.09506</text:p>
          </table:table-cell>
          <table:table-cell office:value-type="float" office:value="25.30194" calcext:value-type="float">
            <text:p>25.3019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14.99894" calcext:value-type="float">
            <text:p>14.99894</text:p>
          </table:table-cell>
          <table:table-cell office:value-type="float" office:value="19.375" calcext:value-type="float">
            <text:p>19.375</text:p>
          </table:table-cell>
          <table:table-cell office:value-type="float" office:value="12.945" calcext:value-type="float">
            <text:p>12.945</text:p>
          </table:table-cell>
          <table:table-cell office:value-type="float" office:value="1.375578" calcext:value-type="float">
            <text:p>1.375578</text:p>
          </table:table-cell>
          <table:table-cell office:value-type="float" office:value="1.050809" calcext:value-type="float">
            <text:p>1.050809</text:p>
          </table:table-cell>
          <table:table-cell office:value-type="float" office:value="385.83" calcext:value-type="float">
            <text:p>385.83</text:p>
          </table:table-cell>
          <table:table-cell office:value-type="float" office:value="0" calcext:value-type="float">
            <text:p>0</text:p>
          </table:table-cell>
          <table:table-cell office:value-type="float" office:value="37.27179" calcext:value-type="float">
            <text:p>37.27179</text:p>
          </table:table-cell>
          <table:table-cell office:value-type="float" office:value="14.439" calcext:value-type="float">
            <text:p>14.439</text:p>
          </table:table-cell>
          <table:table-cell office:value-type="float" office:value="30.30176" calcext:value-type="float">
            <text:p>30.30176</text:p>
          </table:table-cell>
          <table:table-cell office:value-type="float" office:value="19.70154" calcext:value-type="float">
            <text:p>19.70154</text:p>
          </table:table-cell>
          <table:table-cell office:value-type="float" office:value="28.4726" calcext:value-type="float">
            <text:p>28.4726</text:p>
          </table:table-cell>
          <table:table-cell office:value-type="float" office:value="21.65903" calcext:value-type="float">
            <text:p>21.65903</text:p>
          </table:table-cell>
          <table:table-cell office:value-type="float" office:value="27.345" calcext:value-type="float">
            <text:p>27.345</text:p>
          </table:table-cell>
          <table:table-cell office:value-type="float" office:value="23.24551" calcext:value-type="float">
            <text:p>23.24551</text:p>
          </table:table-cell>
          <table:table-cell office:value-type="float" office:value="27.38004" calcext:value-type="float">
            <text:p>27.38004</text:p>
          </table:table-cell>
          <table:table-cell office:value-type="float" office:value="24.12625" calcext:value-type="float">
            <text:p>24.12625</text:p>
          </table:table-cell>
          <table:table-cell office:value-type="float" office:value="27.34637" calcext:value-type="float">
            <text:p>27.34637</text:p>
          </table:table-cell>
          <table:table-cell office:value-type="float" office:value="24.55844" calcext:value-type="float">
            <text:p>24.5584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25.25382" calcext:value-type="float">
            <text:p>25.25382</text:p>
          </table:table-cell>
          <table:table-cell office:value-type="float" office:value="22.81" calcext:value-type="float">
            <text:p>22.81</text:p>
          </table:table-cell>
          <table:table-cell office:value-type="float" office:value="13.355" calcext:value-type="float">
            <text:p>13.355</text:p>
          </table:table-cell>
          <table:table-cell office:value-type="float" office:value="1.429317" calcext:value-type="float">
            <text:p>1.429317</text:p>
          </table:table-cell>
          <table:table-cell office:value-type="float" office:value="1.265572" calcext:value-type="float">
            <text:p>1.265572</text:p>
          </table:table-cell>
          <table:table-cell office:value-type="float" office:value="301.2409" calcext:value-type="float">
            <text:p>301.2409</text:p>
          </table:table-cell>
          <table:table-cell office:value-type="float" office:value="0" calcext:value-type="float">
            <text:p>0</text:p>
          </table:table-cell>
          <table:table-cell office:value-type="float" office:value="48.27548" calcext:value-type="float">
            <text:p>48.27548</text:p>
          </table:table-cell>
          <table:table-cell office:value-type="float" office:value="14.38681" calcext:value-type="float">
            <text:p>14.38681</text:p>
          </table:table-cell>
          <table:table-cell office:value-type="float" office:value="36.43823" calcext:value-type="float">
            <text:p>36.43823</text:p>
          </table:table-cell>
          <table:table-cell office:value-type="float" office:value="18.78641" calcext:value-type="float">
            <text:p>18.78641</text:p>
          </table:table-cell>
          <table:table-cell office:value-type="float" office:value="32.55283" calcext:value-type="float">
            <text:p>32.55283</text:p>
          </table:table-cell>
          <table:table-cell office:value-type="float" office:value="20.46021" calcext:value-type="float">
            <text:p>20.46021</text:p>
          </table:table-cell>
          <table:table-cell office:value-type="float" office:value="29.97266" calcext:value-type="float">
            <text:p>29.97266</text:p>
          </table:table-cell>
          <table:table-cell office:value-type="float" office:value="21.85095" calcext:value-type="float">
            <text:p>21.85095</text:p>
          </table:table-cell>
          <table:table-cell office:value-type="float" office:value="28.26562" calcext:value-type="float">
            <text:p>28.26562</text:p>
          </table:table-cell>
          <table:table-cell office:value-type="float" office:value="22.74692" calcext:value-type="float">
            <text:p>22.74692</text:p>
          </table:table-cell>
          <table:table-cell office:value-type="float" office:value="27.02963" calcext:value-type="float">
            <text:p>27.02963</text:p>
          </table:table-cell>
          <table:table-cell office:value-type="float" office:value="23.28876" calcext:value-type="float">
            <text:p>23.288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24.90815" calcext:value-type="float">
            <text:p>24.90815</text:p>
          </table:table-cell>
          <table:table-cell office:value-type="float" office:value="24.66" calcext:value-type="float">
            <text:p>24.66</text:p>
          </table:table-cell>
          <table:table-cell office:value-type="float" office:value="12.745" calcext:value-type="float">
            <text:p>12.745</text:p>
          </table:table-cell>
          <table:table-cell office:value-type="float" office:value="1.441836" calcext:value-type="float">
            <text:p>1.441836</text:p>
          </table:table-cell>
          <table:table-cell office:value-type="float" office:value="1.130951" calcext:value-type="float">
            <text:p>1.130951</text:p>
          </table:table-cell>
          <table:table-cell office:value-type="float" office:value="181.2618" calcext:value-type="float">
            <text:p>181.2618</text:p>
          </table:table-cell>
          <table:table-cell office:value-type="float" office:value="0" calcext:value-type="float">
            <text:p>0</text:p>
          </table:table-cell>
          <table:table-cell office:value-type="float" office:value="46.76395" calcext:value-type="float">
            <text:p>46.76395</text:p>
          </table:table-cell>
          <table:table-cell office:value-type="float" office:value="14.56345" calcext:value-type="float">
            <text:p>14.56345</text:p>
          </table:table-cell>
          <table:table-cell office:value-type="float" office:value="36.28381" calcext:value-type="float">
            <text:p>36.28381</text:p>
          </table:table-cell>
          <table:table-cell office:value-type="float" office:value="19.34262" calcext:value-type="float">
            <text:p>19.34262</text:p>
          </table:table-cell>
          <table:table-cell office:value-type="float" office:value="32.91687" calcext:value-type="float">
            <text:p>32.91687</text:p>
          </table:table-cell>
          <table:table-cell office:value-type="float" office:value="21.13226" calcext:value-type="float">
            <text:p>21.13226</text:p>
          </table:table-cell>
          <table:table-cell office:value-type="float" office:value="30.2829" calcext:value-type="float">
            <text:p>30.2829</text:p>
          </table:table-cell>
          <table:table-cell office:value-type="float" office:value="22.58481" calcext:value-type="float">
            <text:p>22.58481</text:p>
          </table:table-cell>
          <table:table-cell office:value-type="float" office:value="28.49841" calcext:value-type="float">
            <text:p>28.49841</text:p>
          </table:table-cell>
          <table:table-cell office:value-type="float" office:value="23.42764" calcext:value-type="float">
            <text:p>23.42764</text:p>
          </table:table-cell>
          <table:table-cell office:value-type="float" office:value="27.22949" calcext:value-type="float">
            <text:p>27.22949</text:p>
          </table:table-cell>
          <table:table-cell office:value-type="float" office:value="23.86304" calcext:value-type="float">
            <text:p>23.863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23.22112" calcext:value-type="float">
            <text:p>23.22112</text:p>
          </table:table-cell>
          <table:table-cell office:value-type="float" office:value="26.83" calcext:value-type="float">
            <text:p>26.83</text:p>
          </table:table-cell>
          <table:table-cell office:value-type="float" office:value="11.81" calcext:value-type="float">
            <text:p>11.81</text:p>
          </table:table-cell>
          <table:table-cell office:value-type="float" office:value="1.80199" calcext:value-type="float">
            <text:p>1.80199</text:p>
          </table:table-cell>
          <table:table-cell office:value-type="float" office:value="1.276703" calcext:value-type="float">
            <text:p>1.276703</text:p>
          </table:table-cell>
          <table:table-cell office:value-type="float" office:value="166.1346" calcext:value-type="float">
            <text:p>166.1346</text:p>
          </table:table-cell>
          <table:table-cell office:value-type="float" office:value="0" calcext:value-type="float">
            <text:p>0</text:p>
          </table:table-cell>
          <table:table-cell office:value-type="float" office:value="47.91034" calcext:value-type="float">
            <text:p>47.91034</text:p>
          </table:table-cell>
          <table:table-cell office:value-type="float" office:value="14.517" calcext:value-type="float">
            <text:p>14.517</text:p>
          </table:table-cell>
          <table:table-cell office:value-type="float" office:value="36.57297" calcext:value-type="float">
            <text:p>36.57297</text:p>
          </table:table-cell>
          <table:table-cell office:value-type="float" office:value="19.29257" calcext:value-type="float">
            <text:p>19.29257</text:p>
          </table:table-cell>
          <table:table-cell office:value-type="float" office:value="33.17776" calcext:value-type="float">
            <text:p>33.17776</text:p>
          </table:table-cell>
          <table:table-cell office:value-type="float" office:value="21.01901" calcext:value-type="float">
            <text:p>21.01901</text:p>
          </table:table-cell>
          <table:table-cell office:value-type="float" office:value="30.38501" calcext:value-type="float">
            <text:p>30.38501</text:p>
          </table:table-cell>
          <table:table-cell office:value-type="float" office:value="22.48483" calcext:value-type="float">
            <text:p>22.48483</text:p>
          </table:table-cell>
          <table:table-cell office:value-type="float" office:value="28.62589" calcext:value-type="float">
            <text:p>28.62589</text:p>
          </table:table-cell>
          <table:table-cell office:value-type="float" office:value="23.36584" calcext:value-type="float">
            <text:p>23.36584</text:p>
          </table:table-cell>
          <table:table-cell office:value-type="float" office:value="27.37805" calcext:value-type="float">
            <text:p>27.37805</text:p>
          </table:table-cell>
          <table:table-cell office:value-type="float" office:value="23.83435" calcext:value-type="float">
            <text:p>23.8343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25.02481" calcext:value-type="float">
            <text:p>25.02481</text:p>
          </table:table-cell>
          <table:table-cell office:value-type="float" office:value="29.87" calcext:value-type="float">
            <text:p>29.87</text:p>
          </table:table-cell>
          <table:table-cell office:value-type="float" office:value="17.135" calcext:value-type="float">
            <text:p>17.135</text:p>
          </table:table-cell>
          <table:table-cell office:value-type="float" office:value="1.870159" calcext:value-type="float">
            <text:p>1.870159</text:p>
          </table:table-cell>
          <table:table-cell office:value-type="float" office:value="1.455319" calcext:value-type="float">
            <text:p>1.455319</text:p>
          </table:table-cell>
          <table:table-cell office:value-type="float" office:value="265.7052" calcext:value-type="float">
            <text:p>265.7052</text:p>
          </table:table-cell>
          <table:table-cell office:value-type="float" office:value="0" calcext:value-type="float">
            <text:p>0</text:p>
          </table:table-cell>
          <table:table-cell office:value-type="float" office:value="52.94098" calcext:value-type="float">
            <text:p>52.94098</text:p>
          </table:table-cell>
          <table:table-cell office:value-type="float" office:value="17.79309" calcext:value-type="float">
            <text:p>17.79309</text:p>
          </table:table-cell>
          <table:table-cell office:value-type="float" office:value="39.68704" calcext:value-type="float">
            <text:p>39.68704</text:p>
          </table:table-cell>
          <table:table-cell office:value-type="float" office:value="21.69794" calcext:value-type="float">
            <text:p>21.69794</text:p>
          </table:table-cell>
          <table:table-cell office:value-type="float" office:value="35.94241" calcext:value-type="float">
            <text:p>35.94241</text:p>
          </table:table-cell>
          <table:table-cell office:value-type="float" office:value="23.13702" calcext:value-type="float">
            <text:p>23.13702</text:p>
          </table:table-cell>
          <table:table-cell office:value-type="float" office:value="32.86429" calcext:value-type="float">
            <text:p>32.86429</text:p>
          </table:table-cell>
          <table:table-cell office:value-type="float" office:value="24.1842" calcext:value-type="float">
            <text:p>24.1842</text:p>
          </table:table-cell>
          <table:table-cell office:value-type="float" office:value="30.65424" calcext:value-type="float">
            <text:p>30.65424</text:p>
          </table:table-cell>
          <table:table-cell office:value-type="float" office:value="24.69949" calcext:value-type="float">
            <text:p>24.69949</text:p>
          </table:table-cell>
          <table:table-cell office:value-type="float" office:value="29.01083" calcext:value-type="float">
            <text:p>29.01083</text:p>
          </table:table-cell>
          <table:table-cell office:value-type="float" office:value="24.88043" calcext:value-type="float">
            <text:p>24.880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23.46724" calcext:value-type="float">
            <text:p>23.46724</text:p>
          </table:table-cell>
          <table:table-cell office:value-type="float" office:value="31.71" calcext:value-type="float">
            <text:p>31.71</text:p>
          </table:table-cell>
          <table:table-cell office:value-type="float" office:value="12.705" calcext:value-type="float">
            <text:p>12.705</text:p>
          </table:table-cell>
          <table:table-cell office:value-type="float" office:value="2.008224" calcext:value-type="float">
            <text:p>2.008224</text:p>
          </table:table-cell>
          <table:table-cell office:value-type="float" office:value="1.440867" calcext:value-type="float">
            <text:p>1.440867</text:p>
          </table:table-cell>
          <table:table-cell office:value-type="float" office:value="221.085" calcext:value-type="float">
            <text:p>221.085</text:p>
          </table:table-cell>
          <table:table-cell office:value-type="float" office:value="0" calcext:value-type="float">
            <text:p>0</text:p>
          </table:table-cell>
          <table:table-cell office:value-type="float" office:value="53.41855" calcext:value-type="float">
            <text:p>53.41855</text:p>
          </table:table-cell>
          <table:table-cell office:value-type="float" office:value="15.64847" calcext:value-type="float">
            <text:p>15.64847</text:p>
          </table:table-cell>
          <table:table-cell office:value-type="float" office:value="40.34756" calcext:value-type="float">
            <text:p>40.34756</text:p>
          </table:table-cell>
          <table:table-cell office:value-type="float" office:value="21.15555" calcext:value-type="float">
            <text:p>21.15555</text:p>
          </table:table-cell>
          <table:table-cell office:value-type="float" office:value="36.55283" calcext:value-type="float">
            <text:p>36.55283</text:p>
          </table:table-cell>
          <table:table-cell office:value-type="float" office:value="23.10242" calcext:value-type="float">
            <text:p>23.10242</text:p>
          </table:table-cell>
          <table:table-cell office:value-type="float" office:value="33.45667" calcext:value-type="float">
            <text:p>33.45667</text:p>
          </table:table-cell>
          <table:table-cell office:value-type="float" office:value="24.57571" calcext:value-type="float">
            <text:p>24.57571</text:p>
          </table:table-cell>
          <table:table-cell office:value-type="float" office:value="31.24619" calcext:value-type="float">
            <text:p>31.24619</text:p>
          </table:table-cell>
          <table:table-cell office:value-type="float" office:value="25.315" calcext:value-type="float">
            <text:p>25.315</text:p>
          </table:table-cell>
          <table:table-cell office:value-type="float" office:value="29.61389" calcext:value-type="float">
            <text:p>29.61389</text:p>
          </table:table-cell>
          <table:table-cell office:value-type="float" office:value="25.59326" calcext:value-type="float">
            <text:p>25.593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23.89118" calcext:value-type="float">
            <text:p>23.89118</text:p>
          </table:table-cell>
          <table:table-cell office:value-type="float" office:value="32.9" calcext:value-type="float">
            <text:p>32.9</text:p>
          </table:table-cell>
          <table:table-cell office:value-type="float" office:value="18.125" calcext:value-type="float">
            <text:p>18.125</text:p>
          </table:table-cell>
          <table:table-cell office:value-type="float" office:value="2.366338" calcext:value-type="float">
            <text:p>2.366338</text:p>
          </table:table-cell>
          <table:table-cell office:value-type="float" office:value="1.836592" calcext:value-type="float">
            <text:p>1.836592</text:p>
          </table:table-cell>
          <table:table-cell office:value-type="float" office:value="231.6564" calcext:value-type="float">
            <text:p>231.6564</text:p>
          </table:table-cell>
          <table:table-cell office:value-type="float" office:value="0" calcext:value-type="float">
            <text:p>0</text:p>
          </table:table-cell>
          <table:table-cell office:value-type="float" office:value="55.84787" calcext:value-type="float">
            <text:p>55.84787</text:p>
          </table:table-cell>
          <table:table-cell office:value-type="float" office:value="20.19473" calcext:value-type="float">
            <text:p>20.19473</text:p>
          </table:table-cell>
          <table:table-cell office:value-type="float" office:value="42.34732" calcext:value-type="float">
            <text:p>42.34732</text:p>
          </table:table-cell>
          <table:table-cell office:value-type="float" office:value="24.12253" calcext:value-type="float">
            <text:p>24.12253</text:p>
          </table:table-cell>
          <table:table-cell office:value-type="float" office:value="38.26306" calcext:value-type="float">
            <text:p>38.26306</text:p>
          </table:table-cell>
          <table:table-cell office:value-type="float" office:value="25.50861" calcext:value-type="float">
            <text:p>25.50861</text:p>
          </table:table-cell>
          <table:table-cell office:value-type="float" office:value="35.03775" calcext:value-type="float">
            <text:p>35.03775</text:p>
          </table:table-cell>
          <table:table-cell office:value-type="float" office:value="26.48581" calcext:value-type="float">
            <text:p>26.48581</text:p>
          </table:table-cell>
          <table:table-cell office:value-type="float" office:value="32.68506" calcext:value-type="float">
            <text:p>32.68506</text:p>
          </table:table-cell>
          <table:table-cell office:value-type="float" office:value="26.87183" calcext:value-type="float">
            <text:p>26.87183</text:p>
          </table:table-cell>
          <table:table-cell office:value-type="float" office:value="30.90659" calcext:value-type="float">
            <text:p>30.90659</text:p>
          </table:table-cell>
          <table:table-cell office:value-type="float" office:value="26.8866" calcext:value-type="float">
            <text:p>26.88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21.56248" calcext:value-type="float">
            <text:p>21.56248</text:p>
          </table:table-cell>
          <table:table-cell office:value-type="float" office:value="31.765" calcext:value-type="float">
            <text:p>31.765</text:p>
          </table:table-cell>
          <table:table-cell office:value-type="float" office:value="20.145" calcext:value-type="float">
            <text:p>20.145</text:p>
          </table:table-cell>
          <table:table-cell office:value-type="float" office:value="2.672231" calcext:value-type="float">
            <text:p>2.672231</text:p>
          </table:table-cell>
          <table:table-cell office:value-type="float" office:value="2.188558" calcext:value-type="float">
            <text:p>2.188558</text:p>
          </table:table-cell>
          <table:table-cell office:value-type="float" office:value="232.4502" calcext:value-type="float">
            <text:p>232.4502</text:p>
          </table:table-cell>
          <table:table-cell office:value-type="float" office:value="0" calcext:value-type="float">
            <text:p>0</text:p>
          </table:table-cell>
          <table:table-cell office:value-type="float" office:value="54.89102" calcext:value-type="float">
            <text:p>54.89102</text:p>
          </table:table-cell>
          <table:table-cell office:value-type="float" office:value="22.1705" calcext:value-type="float">
            <text:p>22.1705</text:p>
          </table:table-cell>
          <table:table-cell office:value-type="float" office:value="42.26434" calcext:value-type="float">
            <text:p>42.26434</text:p>
          </table:table-cell>
          <table:table-cell office:value-type="float" office:value="25.68066" calcext:value-type="float">
            <text:p>25.68066</text:p>
          </table:table-cell>
          <table:table-cell office:value-type="float" office:value="38.53766" calcext:value-type="float">
            <text:p>38.53766</text:p>
          </table:table-cell>
          <table:table-cell office:value-type="float" office:value="26.93994" calcext:value-type="float">
            <text:p>26.93994</text:p>
          </table:table-cell>
          <table:table-cell office:value-type="float" office:value="35.32623" calcext:value-type="float">
            <text:p>35.32623</text:p>
          </table:table-cell>
          <table:table-cell office:value-type="float" office:value="27.80411" calcext:value-type="float">
            <text:p>27.80411</text:p>
          </table:table-cell>
          <table:table-cell office:value-type="float" office:value="33.01227" calcext:value-type="float">
            <text:p>33.01227</text:p>
          </table:table-cell>
          <table:table-cell office:value-type="float" office:value="28.08704" calcext:value-type="float">
            <text:p>28.08704</text:p>
          </table:table-cell>
          <table:table-cell office:value-type="float" office:value="31.30536" calcext:value-type="float">
            <text:p>31.30536</text:p>
          </table:table-cell>
          <table:table-cell office:value-type="float" office:value="28.00671" calcext:value-type="float">
            <text:p>28.006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20.40199" calcext:value-type="float">
            <text:p>20.40199</text:p>
          </table:table-cell>
          <table:table-cell office:value-type="float" office:value="33.57" calcext:value-type="float">
            <text:p>33.57</text:p>
          </table:table-cell>
          <table:table-cell office:value-type="float" office:value="20.97" calcext:value-type="float">
            <text:p>20.97</text:p>
          </table:table-cell>
          <table:table-cell office:value-type="float" office:value="2.357014" calcext:value-type="float">
            <text:p>2.357014</text:p>
          </table:table-cell>
          <table:table-cell office:value-type="float" office:value="1.918288" calcext:value-type="float">
            <text:p>1.918288</text:p>
          </table:table-cell>
          <table:table-cell office:value-type="float" office:value="238.8906" calcext:value-type="float">
            <text:p>238.8906</text:p>
          </table:table-cell>
          <table:table-cell office:value-type="float" office:value="0" calcext:value-type="float">
            <text:p>0</text:p>
          </table:table-cell>
          <table:table-cell office:value-type="float" office:value="56.65427" calcext:value-type="float">
            <text:p>56.65427</text:p>
          </table:table-cell>
          <table:table-cell office:value-type="float" office:value="22.57877" calcext:value-type="float">
            <text:p>22.57877</text:p>
          </table:table-cell>
          <table:table-cell office:value-type="float" office:value="42.49847" calcext:value-type="float">
            <text:p>42.49847</text:p>
          </table:table-cell>
          <table:table-cell office:value-type="float" office:value="25.95947" calcext:value-type="float">
            <text:p>25.95947</text:p>
          </table:table-cell>
          <table:table-cell office:value-type="float" office:value="38.45233" calcext:value-type="float">
            <text:p>38.45233</text:p>
          </table:table-cell>
          <table:table-cell office:value-type="float" office:value="27.2225" calcext:value-type="float">
            <text:p>27.2225</text:p>
          </table:table-cell>
          <table:table-cell office:value-type="float" office:value="35.59006" calcext:value-type="float">
            <text:p>35.59006</text:p>
          </table:table-cell>
          <table:table-cell office:value-type="float" office:value="28.08618" calcext:value-type="float">
            <text:p>28.08618</text:p>
          </table:table-cell>
          <table:table-cell office:value-type="float" office:value="33.43948" calcext:value-type="float">
            <text:p>33.43948</text:p>
          </table:table-cell>
          <table:table-cell office:value-type="float" office:value="28.39575" calcext:value-type="float">
            <text:p>28.39575</text:p>
          </table:table-cell>
          <table:table-cell office:value-type="float" office:value="31.78732" calcext:value-type="float">
            <text:p>31.78732</text:p>
          </table:table-cell>
          <table:table-cell office:value-type="float" office:value="28.35803" calcext:value-type="float">
            <text:p>28.3580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13.79313" calcext:value-type="float">
            <text:p>13.79313</text:p>
          </table:table-cell>
          <table:table-cell office:value-type="float" office:value="28.07" calcext:value-type="float">
            <text:p>28.07</text:p>
          </table:table-cell>
          <table:table-cell office:value-type="float" office:value="21.625" calcext:value-type="float">
            <text:p>21.625</text:p>
          </table:table-cell>
          <table:table-cell office:value-type="float" office:value="2.754794" calcext:value-type="float">
            <text:p>2.754794</text:p>
          </table:table-cell>
          <table:table-cell office:value-type="float" office:value="2.254762" calcext:value-type="float">
            <text:p>2.254762</text:p>
          </table:table-cell>
          <table:table-cell office:value-type="float" office:value="275.265" calcext:value-type="float">
            <text:p>275.265</text:p>
          </table:table-cell>
          <table:table-cell office:value-type="float" office:value="3.2" calcext:value-type="float">
            <text:p>3.2</text:p>
          </table:table-cell>
          <table:table-cell office:value-type="float" office:value="35.5126" calcext:value-type="float">
            <text:p>35.5126</text:p>
          </table:table-cell>
          <table:table-cell office:value-type="float" office:value="22.73755" calcext:value-type="float">
            <text:p>22.73755</text:p>
          </table:table-cell>
          <table:table-cell office:value-type="float" office:value="31.56671" calcext:value-type="float">
            <text:p>31.56671</text:p>
          </table:table-cell>
          <table:table-cell office:value-type="float" office:value="25.76514" calcext:value-type="float">
            <text:p>25.76514</text:p>
          </table:table-cell>
          <table:table-cell office:value-type="float" office:value="31.24167" calcext:value-type="float">
            <text:p>31.24167</text:p>
          </table:table-cell>
          <table:table-cell office:value-type="float" office:value="27.30957" calcext:value-type="float">
            <text:p>27.30957</text:p>
          </table:table-cell>
          <table:table-cell office:value-type="float" office:value="31.83975" calcext:value-type="float">
            <text:p>31.83975</text:p>
          </table:table-cell>
          <table:table-cell office:value-type="float" office:value="28.31616" calcext:value-type="float">
            <text:p>28.31616</text:p>
          </table:table-cell>
          <table:table-cell office:value-type="float" office:value="31.75937" calcext:value-type="float">
            <text:p>31.75937</text:p>
          </table:table-cell>
          <table:table-cell office:value-type="float" office:value="28.52872" calcext:value-type="float">
            <text:p>28.52872</text:p>
          </table:table-cell>
          <table:table-cell office:value-type="float" office:value="31.1864" calcext:value-type="float">
            <text:p>31.1864</text:p>
          </table:table-cell>
          <table:table-cell office:value-type="float" office:value="28.43365" calcext:value-type="float">
            <text:p>28.433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13.51548" calcext:value-type="float">
            <text:p>13.51548</text:p>
          </table:table-cell>
          <table:table-cell office:value-type="float" office:value="30.485" calcext:value-type="float">
            <text:p>30.485</text:p>
          </table:table-cell>
          <table:table-cell office:value-type="float" office:value="20.105" calcext:value-type="float">
            <text:p>20.105</text:p>
          </table:table-cell>
          <table:table-cell office:value-type="float" office:value="2.802769" calcext:value-type="float">
            <text:p>2.802769</text:p>
          </table:table-cell>
          <table:table-cell office:value-type="float" office:value="1.869009" calcext:value-type="float">
            <text:p>1.869009</text:p>
          </table:table-cell>
          <table:table-cell office:value-type="float" office:value="326.295" calcext:value-type="float">
            <text:p>326.295</text:p>
          </table:table-cell>
          <table:table-cell office:value-type="float" office:value="2.5" calcext:value-type="float">
            <text:p>2.5</text:p>
          </table:table-cell>
          <table:table-cell office:value-type="float" office:value="50.55017" calcext:value-type="float">
            <text:p>50.55017</text:p>
          </table:table-cell>
          <table:table-cell office:value-type="float" office:value="20.05466" calcext:value-type="float">
            <text:p>20.05466</text:p>
          </table:table-cell>
          <table:table-cell office:value-type="float" office:value="38.41776" calcext:value-type="float">
            <text:p>38.41776</text:p>
          </table:table-cell>
          <table:table-cell office:value-type="float" office:value="24.099" calcext:value-type="float">
            <text:p>24.099</text:p>
          </table:table-cell>
          <table:table-cell office:value-type="float" office:value="34.65875" calcext:value-type="float">
            <text:p>34.65875</text:p>
          </table:table-cell>
          <table:table-cell office:value-type="float" office:value="25.96005" calcext:value-type="float">
            <text:p>25.96005</text:p>
          </table:table-cell>
          <table:table-cell office:value-type="float" office:value="31.90674" calcext:value-type="float">
            <text:p>31.90674</text:p>
          </table:table-cell>
          <table:table-cell office:value-type="float" office:value="26.71124" calcext:value-type="float">
            <text:p>26.71124</text:p>
          </table:table-cell>
          <table:table-cell office:value-type="float" office:value="30.20206" calcext:value-type="float">
            <text:p>30.20206</text:p>
          </table:table-cell>
          <table:table-cell office:value-type="float" office:value="27.03845" calcext:value-type="float">
            <text:p>27.03845</text:p>
          </table:table-cell>
          <table:table-cell office:value-type="float" office:value="29.11569" calcext:value-type="float">
            <text:p>29.11569</text:p>
          </table:table-cell>
          <table:table-cell office:value-type="float" office:value="27.13699" calcext:value-type="float">
            <text:p>27.1369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23.91228" calcext:value-type="float">
            <text:p>23.91228</text:p>
          </table:table-cell>
          <table:table-cell office:value-type="float" office:value="29.36" calcext:value-type="float">
            <text:p>29.36</text:p>
          </table:table-cell>
          <table:table-cell office:value-type="float" office:value="15.9" calcext:value-type="float">
            <text:p>15.9</text:p>
          </table:table-cell>
          <table:table-cell office:value-type="float" office:value="2.541007" calcext:value-type="float">
            <text:p>2.541007</text:p>
          </table:table-cell>
          <table:table-cell office:value-type="float" office:value="1.56242" calcext:value-type="float">
            <text:p>1.56242</text:p>
          </table:table-cell>
          <table:table-cell office:value-type="float" office:value="239.2974" calcext:value-type="float">
            <text:p>239.2974</text:p>
          </table:table-cell>
          <table:table-cell office:value-type="float" office:value="0" calcext:value-type="float">
            <text:p>0</text:p>
          </table:table-cell>
          <table:table-cell office:value-type="float" office:value="50.39178" calcext:value-type="float">
            <text:p>50.39178</text:p>
          </table:table-cell>
          <table:table-cell office:value-type="float" office:value="16.79004" calcext:value-type="float">
            <text:p>16.79004</text:p>
          </table:table-cell>
          <table:table-cell office:value-type="float" office:value="37.67715" calcext:value-type="float">
            <text:p>37.67715</text:p>
          </table:table-cell>
          <table:table-cell office:value-type="float" office:value="20.65265" calcext:value-type="float">
            <text:p>20.65265</text:p>
          </table:table-cell>
          <table:table-cell office:value-type="float" office:value="34.37372" calcext:value-type="float">
            <text:p>34.37372</text:p>
          </table:table-cell>
          <table:table-cell office:value-type="float" office:value="22.51324" calcext:value-type="float">
            <text:p>22.51324</text:p>
          </table:table-cell>
          <table:table-cell office:value-type="float" office:value="31.74728" calcext:value-type="float">
            <text:p>31.74728</text:p>
          </table:table-cell>
          <table:table-cell office:value-type="float" office:value="24.06363" calcext:value-type="float">
            <text:p>24.06363</text:p>
          </table:table-cell>
          <table:table-cell office:value-type="float" office:value="29.99625" calcext:value-type="float">
            <text:p>29.99625</text:p>
          </table:table-cell>
          <table:table-cell office:value-type="float" office:value="25.01276" calcext:value-type="float">
            <text:p>25.01276</text:p>
          </table:table-cell>
          <table:table-cell office:value-type="float" office:value="28.81796" calcext:value-type="float">
            <text:p>28.81796</text:p>
          </table:table-cell>
          <table:table-cell office:value-type="float" office:value="25.54022" calcext:value-type="float">
            <text:p>25.540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22.02211" calcext:value-type="float">
            <text:p>22.02211</text:p>
          </table:table-cell>
          <table:table-cell office:value-type="float" office:value="30.56" calcext:value-type="float">
            <text:p>30.56</text:p>
          </table:table-cell>
          <table:table-cell office:value-type="float" office:value="18.29" calcext:value-type="float">
            <text:p>18.29</text:p>
          </table:table-cell>
          <table:table-cell office:value-type="float" office:value="2.722211" calcext:value-type="float">
            <text:p>2.722211</text:p>
          </table:table-cell>
          <table:table-cell office:value-type="float" office:value="1.361112" calcext:value-type="float">
            <text:p>1.361112</text:p>
          </table:table-cell>
          <table:table-cell office:value-type="float" office:value="349.6302" calcext:value-type="float">
            <text:p>349.6302</text:p>
          </table:table-cell>
          <table:table-cell office:value-type="float" office:value="0" calcext:value-type="float">
            <text:p>0</text:p>
          </table:table-cell>
          <table:table-cell office:value-type="float" office:value="55.85141" calcext:value-type="float">
            <text:p>55.85141</text:p>
          </table:table-cell>
          <table:table-cell office:value-type="float" office:value="20.94562" calcext:value-type="float">
            <text:p>20.94562</text:p>
          </table:table-cell>
          <table:table-cell office:value-type="float" office:value="41.46417" calcext:value-type="float">
            <text:p>41.46417</text:p>
          </table:table-cell>
          <table:table-cell office:value-type="float" office:value="25.69836" calcext:value-type="float">
            <text:p>25.69836</text:p>
          </table:table-cell>
          <table:table-cell office:value-type="float" office:value="37.50354" calcext:value-type="float">
            <text:p>37.50354</text:p>
          </table:table-cell>
          <table:table-cell office:value-type="float" office:value="26.47394" calcext:value-type="float">
            <text:p>26.47394</text:p>
          </table:table-cell>
          <table:table-cell office:value-type="float" office:value="34.50006" calcext:value-type="float">
            <text:p>34.50006</text:p>
          </table:table-cell>
          <table:table-cell office:value-type="float" office:value="27.0083" calcext:value-type="float">
            <text:p>27.0083</text:p>
          </table:table-cell>
          <table:table-cell office:value-type="float" office:value="32.34158" calcext:value-type="float">
            <text:p>32.34158</text:p>
          </table:table-cell>
          <table:table-cell office:value-type="float" office:value="27.18491" calcext:value-type="float">
            <text:p>27.18491</text:p>
          </table:table-cell>
          <table:table-cell office:value-type="float" office:value="30.72949" calcext:value-type="float">
            <text:p>30.72949</text:p>
          </table:table-cell>
          <table:table-cell office:value-type="float" office:value="27.13373" calcext:value-type="float">
            <text:p>27.1337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10.12795" calcext:value-type="float">
            <text:p>10.12795</text:p>
          </table:table-cell>
          <table:table-cell office:value-type="float" office:value="22.485" calcext:value-type="float">
            <text:p>22.485</text:p>
          </table:table-cell>
          <table:table-cell office:value-type="float" office:value="13.815" calcext:value-type="float">
            <text:p>13.815</text:p>
          </table:table-cell>
          <table:table-cell office:value-type="float" office:value="1.933517" calcext:value-type="float">
            <text:p>1.933517</text:p>
          </table:table-cell>
          <table:table-cell office:value-type="float" office:value="1.476435" calcext:value-type="float">
            <text:p>1.476435</text:p>
          </table:table-cell>
          <table:table-cell office:value-type="float" office:value="138.9222" calcext:value-type="float">
            <text:p>138.9222</text:p>
          </table:table-cell>
          <table:table-cell office:value-type="float" office:value="2" calcext:value-type="float">
            <text:p>2</text:p>
          </table:table-cell>
          <table:table-cell office:value-type="float" office:value="36.57178" calcext:value-type="float">
            <text:p>36.57178</text:p>
          </table:table-cell>
          <table:table-cell office:value-type="float" office:value="15.20026" calcext:value-type="float">
            <text:p>15.20026</text:p>
          </table:table-cell>
          <table:table-cell office:value-type="float" office:value="31.41113" calcext:value-type="float">
            <text:p>31.41113</text:p>
          </table:table-cell>
          <table:table-cell office:value-type="float" office:value="19.66891" calcext:value-type="float">
            <text:p>19.66891</text:p>
          </table:table-cell>
          <table:table-cell office:value-type="float" office:value="29.77374" calcext:value-type="float">
            <text:p>29.77374</text:p>
          </table:table-cell>
          <table:table-cell office:value-type="float" office:value="21.83261" calcext:value-type="float">
            <text:p>21.83261</text:p>
          </table:table-cell>
          <table:table-cell office:value-type="float" office:value="29.67053" calcext:value-type="float">
            <text:p>29.67053</text:p>
          </table:table-cell>
          <table:table-cell office:value-type="float" office:value="23.72885" calcext:value-type="float">
            <text:p>23.72885</text:p>
          </table:table-cell>
          <table:table-cell office:value-type="float" office:value="30.09399" calcext:value-type="float">
            <text:p>30.09399</text:p>
          </table:table-cell>
          <table:table-cell office:value-type="float" office:value="25.02292" calcext:value-type="float">
            <text:p>25.02292</text:p>
          </table:table-cell>
          <table:table-cell office:value-type="float" office:value="29.86554" calcext:value-type="float">
            <text:p>29.86554</text:p>
          </table:table-cell>
          <table:table-cell office:value-type="float" office:value="25.80136" calcext:value-type="float">
            <text:p>25.801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23.72596" calcext:value-type="float">
            <text:p>23.72596</text:p>
          </table:table-cell>
          <table:table-cell office:value-type="float" office:value="24.69" calcext:value-type="float">
            <text:p>24.69</text:p>
          </table:table-cell>
          <table:table-cell office:value-type="float" office:value="12.93" calcext:value-type="float">
            <text:p>12.93</text:p>
          </table:table-cell>
          <table:table-cell office:value-type="float" office:value="1.759573" calcext:value-type="float">
            <text:p>1.759573</text:p>
          </table:table-cell>
          <table:table-cell office:value-type="float" office:value="1.144226" calcext:value-type="float">
            <text:p>1.144226</text:p>
          </table:table-cell>
          <table:table-cell office:value-type="float" office:value="152.0946" calcext:value-type="float">
            <text:p>152.0946</text:p>
          </table:table-cell>
          <table:table-cell office:value-type="float" office:value="0.1" calcext:value-type="float">
            <text:p>0.1</text:p>
          </table:table-cell>
          <table:table-cell office:value-type="float" office:value="43.83417" calcext:value-type="float">
            <text:p>43.83417</text:p>
          </table:table-cell>
          <table:table-cell office:value-type="float" office:value="14.65421" calcext:value-type="float">
            <text:p>14.65421</text:p>
          </table:table-cell>
          <table:table-cell office:value-type="float" office:value="33.37604" calcext:value-type="float">
            <text:p>33.37604</text:p>
          </table:table-cell>
          <table:table-cell office:value-type="float" office:value="18.17056" calcext:value-type="float">
            <text:p>18.17056</text:p>
          </table:table-cell>
          <table:table-cell office:value-type="float" office:value="30.29996" calcext:value-type="float">
            <text:p>30.29996</text:p>
          </table:table-cell>
          <table:table-cell office:value-type="float" office:value="19.93756" calcext:value-type="float">
            <text:p>19.93756</text:p>
          </table:table-cell>
          <table:table-cell office:value-type="float" office:value="28.31653" calcext:value-type="float">
            <text:p>28.31653</text:p>
          </table:table-cell>
          <table:table-cell office:value-type="float" office:value="21.54059" calcext:value-type="float">
            <text:p>21.54059</text:p>
          </table:table-cell>
          <table:table-cell office:value-type="float" office:value="27.09473" calcext:value-type="float">
            <text:p>27.09473</text:p>
          </table:table-cell>
          <table:table-cell office:value-type="float" office:value="22.68735" calcext:value-type="float">
            <text:p>22.68735</text:p>
          </table:table-cell>
          <table:table-cell office:value-type="float" office:value="26.31863" calcext:value-type="float">
            <text:p>26.31863</text:p>
          </table:table-cell>
          <table:table-cell office:value-type="float" office:value="23.49557" calcext:value-type="float">
            <text:p>23.495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20.6357" calcext:value-type="float">
            <text:p>20.6357</text:p>
          </table:table-cell>
          <table:table-cell office:value-type="float" office:value="26.81" calcext:value-type="float">
            <text:p>26.81</text:p>
          </table:table-cell>
          <table:table-cell office:value-type="float" office:value="9.505" calcext:value-type="float">
            <text:p>9.505</text:p>
          </table:table-cell>
          <table:table-cell office:value-type="float" office:value="1.668477" calcext:value-type="float">
            <text:p>1.668477</text:p>
          </table:table-cell>
          <table:table-cell office:value-type="float" office:value="1.150027" calcext:value-type="float">
            <text:p>1.150027</text:p>
          </table:table-cell>
          <table:table-cell office:value-type="float" office:value="139.8816" calcext:value-type="float">
            <text:p>139.8816</text:p>
          </table:table-cell>
          <table:table-cell office:value-type="float" office:value="0" calcext:value-type="float">
            <text:p>0</text:p>
          </table:table-cell>
          <table:table-cell office:value-type="float" office:value="45.61755" calcext:value-type="float">
            <text:p>45.61755</text:p>
          </table:table-cell>
          <table:table-cell office:value-type="float" office:value="12.03058" calcext:value-type="float">
            <text:p>12.03058</text:p>
          </table:table-cell>
          <table:table-cell office:value-type="float" office:value="35.12912" calcext:value-type="float">
            <text:p>35.12912</text:p>
          </table:table-cell>
          <table:table-cell office:value-type="float" office:value="17.85254" calcext:value-type="float">
            <text:p>17.85254</text:p>
          </table:table-cell>
          <table:table-cell office:value-type="float" office:value="31.95303" calcext:value-type="float">
            <text:p>31.95303</text:p>
          </table:table-cell>
          <table:table-cell office:value-type="float" office:value="19.87186" calcext:value-type="float">
            <text:p>19.87186</text:p>
          </table:table-cell>
          <table:table-cell office:value-type="float" office:value="29.55872" calcext:value-type="float">
            <text:p>29.55872</text:p>
          </table:table-cell>
          <table:table-cell office:value-type="float" office:value="21.61429" calcext:value-type="float">
            <text:p>21.61429</text:p>
          </table:table-cell>
          <table:table-cell office:value-type="float" office:value="27.97729" calcext:value-type="float">
            <text:p>27.97729</text:p>
          </table:table-cell>
          <table:table-cell office:value-type="float" office:value="22.73239" calcext:value-type="float">
            <text:p>22.73239</text:p>
          </table:table-cell>
          <table:table-cell office:value-type="float" office:value="26.93646" calcext:value-type="float">
            <text:p>26.93646</text:p>
          </table:table-cell>
          <table:table-cell office:value-type="float" office:value="23.42841" calcext:value-type="float">
            <text:p>23.4284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2.96496" calcext:value-type="float">
            <text:p>2.96496</text:p>
          </table:table-cell>
          <table:table-cell office:value-type="float" office:value="18.68" calcext:value-type="float">
            <text:p>18.68</text:p>
          </table:table-cell>
          <table:table-cell office:value-type="float" office:value="13.465" calcext:value-type="float">
            <text:p>13.465</text:p>
          </table:table-cell>
          <table:table-cell office:value-type="float" office:value="2.039889" calcext:value-type="float">
            <text:p>2.039889</text:p>
          </table:table-cell>
          <table:table-cell office:value-type="float" office:value="1.493106" calcext:value-type="float">
            <text:p>1.493106</text:p>
          </table:table-cell>
          <table:table-cell office:value-type="float" office:value="140.5782" calcext:value-type="float">
            <text:p>140.5782</text:p>
          </table:table-cell>
          <table:table-cell office:value-type="float" office:value="32.5" calcext:value-type="float">
            <text:p>32.5</text:p>
          </table:table-cell>
          <table:table-cell office:value-type="float" office:value="21.54517" calcext:value-type="float">
            <text:p>21.54517</text:p>
          </table:table-cell>
          <table:table-cell office:value-type="float" office:value="14.64017" calcext:value-type="float">
            <text:p>14.64017</text:p>
          </table:table-cell>
          <table:table-cell office:value-type="float" office:value="23.24792" calcext:value-type="float">
            <text:p>23.24792</text:p>
          </table:table-cell>
          <table:table-cell office:value-type="float" office:value="17.90591" calcext:value-type="float">
            <text:p>17.90591</text:p>
          </table:table-cell>
          <table:table-cell office:value-type="float" office:value="24.84219" calcext:value-type="float">
            <text:p>24.84219</text:p>
          </table:table-cell>
          <table:table-cell office:value-type="float" office:value="19.55521" calcext:value-type="float">
            <text:p>19.55521</text:p>
          </table:table-cell>
          <table:table-cell office:value-type="float" office:value="25.96558" calcext:value-type="float">
            <text:p>25.96558</text:p>
          </table:table-cell>
          <table:table-cell office:value-type="float" office:value="21.00919" calcext:value-type="float">
            <text:p>21.00919</text:p>
          </table:table-cell>
          <table:table-cell office:value-type="float" office:value="26.42291" calcext:value-type="float">
            <text:p>26.42291</text:p>
          </table:table-cell>
          <table:table-cell office:value-type="float" office:value="21.99789" calcext:value-type="float">
            <text:p>21.99789</text:p>
          </table:table-cell>
          <table:table-cell office:value-type="float" office:value="26.38763" calcext:value-type="float">
            <text:p>26.38763</text:p>
          </table:table-cell>
          <table:table-cell office:value-type="float" office:value="22.68076" calcext:value-type="float">
            <text:p>22.6807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24.11616" calcext:value-type="float">
            <text:p>24.11616</text:p>
          </table:table-cell>
          <table:table-cell office:value-type="float" office:value="22.915" calcext:value-type="float">
            <text:p>22.915</text:p>
          </table:table-cell>
          <table:table-cell office:value-type="float" office:value="11.255" calcext:value-type="float">
            <text:p>11.255</text:p>
          </table:table-cell>
          <table:table-cell office:value-type="float" office:value="1.430976" calcext:value-type="float">
            <text:p>1.430976</text:p>
          </table:table-cell>
          <table:table-cell office:value-type="float" office:value="1.084641" calcext:value-type="float">
            <text:p>1.084641</text:p>
          </table:table-cell>
          <table:table-cell office:value-type="float" office:value="127.9476" calcext:value-type="float">
            <text:p>127.9476</text:p>
          </table:table-cell>
          <table:table-cell office:value-type="float" office:value="0.1" calcext:value-type="float">
            <text:p>0.1</text:p>
          </table:table-cell>
          <table:table-cell office:value-type="float" office:value="32.73679" calcext:value-type="float">
            <text:p>32.73679</text:p>
          </table:table-cell>
          <table:table-cell office:value-type="float" office:value="12.28531" calcext:value-type="float">
            <text:p>12.28531</text:p>
          </table:table-cell>
          <table:table-cell office:value-type="float" office:value="27.00006" calcext:value-type="float">
            <text:p>27.00006</text:p>
          </table:table-cell>
          <table:table-cell office:value-type="float" office:value="15.48331" calcext:value-type="float">
            <text:p>15.48331</text:p>
          </table:table-cell>
          <table:table-cell office:value-type="float" office:value="25.49203" calcext:value-type="float">
            <text:p>25.49203</text:p>
          </table:table-cell>
          <table:table-cell office:value-type="float" office:value="17.19263" calcext:value-type="float">
            <text:p>17.19263</text:p>
          </table:table-cell>
          <table:table-cell office:value-type="float" office:value="24.27438" calcext:value-type="float">
            <text:p>24.27438</text:p>
          </table:table-cell>
          <table:table-cell office:value-type="float" office:value="18.85129" calcext:value-type="float">
            <text:p>18.85129</text:p>
          </table:table-cell>
          <table:table-cell office:value-type="float" office:value="23.5737" calcext:value-type="float">
            <text:p>23.5737</text:p>
          </table:table-cell>
          <table:table-cell office:value-type="float" office:value="20.07605" calcext:value-type="float">
            <text:p>20.07605</text:p>
          </table:table-cell>
          <table:table-cell office:value-type="float" office:value="23.18402" calcext:value-type="float">
            <text:p>23.18402</text:p>
          </table:table-cell>
          <table:table-cell office:value-type="float" office:value="20.96286" calcext:value-type="float">
            <text:p>20.9628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13.45552" calcext:value-type="float">
            <text:p>13.45552</text:p>
          </table:table-cell>
          <table:table-cell office:value-type="float" office:value="22.56" calcext:value-type="float">
            <text:p>22.56</text:p>
          </table:table-cell>
          <table:table-cell office:value-type="float" office:value="12.225" calcext:value-type="float">
            <text:p>12.225</text:p>
          </table:table-cell>
          <table:table-cell office:value-type="float" office:value="2.043102" calcext:value-type="float">
            <text:p>2.043102</text:p>
          </table:table-cell>
          <table:table-cell office:value-type="float" office:value="1.287613" calcext:value-type="float">
            <text:p>1.287613</text:p>
          </table:table-cell>
          <table:table-cell office:value-type="float" office:value="149.5062" calcext:value-type="float">
            <text:p>149.5062</text:p>
          </table:table-cell>
          <table:table-cell office:value-type="float" office:value="0" calcext:value-type="float">
            <text:p>0</text:p>
          </table:table-cell>
          <table:table-cell office:value-type="float" office:value="40.11652" calcext:value-type="float">
            <text:p>40.11652</text:p>
          </table:table-cell>
          <table:table-cell office:value-type="float" office:value="13.17383" calcext:value-type="float">
            <text:p>13.17383</text:p>
          </table:table-cell>
          <table:table-cell office:value-type="float" office:value="30.02731" calcext:value-type="float">
            <text:p>30.02731</text:p>
          </table:table-cell>
          <table:table-cell office:value-type="float" office:value="17.04428" calcext:value-type="float">
            <text:p>17.04428</text:p>
          </table:table-cell>
          <table:table-cell office:value-type="float" office:value="26.84274" calcext:value-type="float">
            <text:p>26.84274</text:p>
          </table:table-cell>
          <table:table-cell office:value-type="float" office:value="18.48196" calcext:value-type="float">
            <text:p>18.48196</text:p>
          </table:table-cell>
          <table:table-cell office:value-type="float" office:value="25.21213" calcext:value-type="float">
            <text:p>25.21213</text:p>
          </table:table-cell>
          <table:table-cell office:value-type="float" office:value="19.78064" calcext:value-type="float">
            <text:p>19.78064</text:p>
          </table:table-cell>
          <table:table-cell office:value-type="float" office:value="24.25174" calcext:value-type="float">
            <text:p>24.25174</text:p>
          </table:table-cell>
          <table:table-cell office:value-type="float" office:value="20.65787" calcext:value-type="float">
            <text:p>20.65787</text:p>
          </table:table-cell>
          <table:table-cell office:value-type="float" office:value="23.65015" calcext:value-type="float">
            <text:p>23.65015</text:p>
          </table:table-cell>
          <table:table-cell office:value-type="float" office:value="21.25098" calcext:value-type="float">
            <text:p>21.2509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21.68343" calcext:value-type="float">
            <text:p>21.68343</text:p>
          </table:table-cell>
          <table:table-cell office:value-type="float" office:value="21.59" calcext:value-type="float">
            <text:p>21.59</text:p>
          </table:table-cell>
          <table:table-cell office:value-type="float" office:value="13.03" calcext:value-type="float">
            <text:p>13.03</text:p>
          </table:table-cell>
          <table:table-cell office:value-type="float" office:value="1.869371" calcext:value-type="float">
            <text:p>1.869371</text:p>
          </table:table-cell>
          <table:table-cell office:value-type="float" office:value="1.355487" calcext:value-type="float">
            <text:p>1.355487</text:p>
          </table:table-cell>
          <table:table-cell office:value-type="float" office:value="220.3704" calcext:value-type="float">
            <text:p>220.3704</text:p>
          </table:table-cell>
          <table:table-cell office:value-type="float" office:value="0" calcext:value-type="float">
            <text:p>0</text:p>
          </table:table-cell>
          <table:table-cell office:value-type="float" office:value="44.06808" calcext:value-type="float">
            <text:p>44.06808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33.58185" calcext:value-type="float">
            <text:p>33.58185</text:p>
          </table:table-cell>
          <table:table-cell office:value-type="float" office:value="18.93954" calcext:value-type="float">
            <text:p>18.93954</text:p>
          </table:table-cell>
          <table:table-cell office:value-type="float" office:value="30.49683" calcext:value-type="float">
            <text:p>30.49683</text:p>
          </table:table-cell>
          <table:table-cell office:value-type="float" office:value="20.19003" calcext:value-type="float">
            <text:p>20.19003</text:p>
          </table:table-cell>
          <table:table-cell office:value-type="float" office:value="28.10345" calcext:value-type="float">
            <text:p>28.10345</text:p>
          </table:table-cell>
          <table:table-cell office:value-type="float" office:value="21.1951" calcext:value-type="float">
            <text:p>21.1951</text:p>
          </table:table-cell>
          <table:table-cell office:value-type="float" office:value="26.47211" calcext:value-type="float">
            <text:p>26.47211</text:p>
          </table:table-cell>
          <table:table-cell office:value-type="float" office:value="21.78769" calcext:value-type="float">
            <text:p>21.78769</text:p>
          </table:table-cell>
          <table:table-cell office:value-type="float" office:value="25.34683" calcext:value-type="float">
            <text:p>25.34683</text:p>
          </table:table-cell>
          <table:table-cell office:value-type="float" office:value="22.12506" calcext:value-type="float">
            <text:p>22.125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21.08957" calcext:value-type="float">
            <text:p>21.08957</text:p>
          </table:table-cell>
          <table:table-cell office:value-type="float" office:value="26.76" calcext:value-type="float">
            <text:p>26.76</text:p>
          </table:table-cell>
          <table:table-cell office:value-type="float" office:value="11.94" calcext:value-type="float">
            <text:p>11.94</text:p>
          </table:table-cell>
          <table:table-cell office:value-type="float" office:value="2.054973" calcext:value-type="float">
            <text:p>2.054973</text:p>
          </table:table-cell>
          <table:table-cell office:value-type="float" office:value="1.311491" calcext:value-type="float">
            <text:p>1.311491</text:p>
          </table:table-cell>
          <table:table-cell office:value-type="float" office:value="211.2696" calcext:value-type="float">
            <text:p>211.2696</text:p>
          </table:table-cell>
          <table:table-cell office:value-type="float" office:value="0" calcext:value-type="float">
            <text:p>0</text:p>
          </table:table-cell>
          <table:table-cell office:value-type="float" office:value="47.93954" calcext:value-type="float">
            <text:p>47.93954</text:p>
          </table:table-cell>
          <table:table-cell office:value-type="float" office:value="14.00815" calcext:value-type="float">
            <text:p>14.00815</text:p>
          </table:table-cell>
          <table:table-cell office:value-type="float" office:value="34.82004" calcext:value-type="float">
            <text:p>34.82004</text:p>
          </table:table-cell>
          <table:table-cell office:value-type="float" office:value="18.24387" calcext:value-type="float">
            <text:p>18.24387</text:p>
          </table:table-cell>
          <table:table-cell office:value-type="float" office:value="31.72623" calcext:value-type="float">
            <text:p>31.72623</text:p>
          </table:table-cell>
          <table:table-cell office:value-type="float" office:value="19.82782" calcext:value-type="float">
            <text:p>19.82782</text:p>
          </table:table-cell>
          <table:table-cell office:value-type="float" office:value="29.24182" calcext:value-type="float">
            <text:p>29.24182</text:p>
          </table:table-cell>
          <table:table-cell office:value-type="float" office:value="21.17355" calcext:value-type="float">
            <text:p>21.17355</text:p>
          </table:table-cell>
          <table:table-cell office:value-type="float" office:value="27.48993" calcext:value-type="float">
            <text:p>27.48993</text:p>
          </table:table-cell>
          <table:table-cell office:value-type="float" office:value="21.99615" calcext:value-type="float">
            <text:p>21.99615</text:p>
          </table:table-cell>
          <table:table-cell office:value-type="float" office:value="26.24423" calcext:value-type="float">
            <text:p>26.24423</text:p>
          </table:table-cell>
          <table:table-cell office:value-type="float" office:value="22.46457" calcext:value-type="float">
            <text:p>22.464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23.62662" calcext:value-type="float">
            <text:p>23.62662</text:p>
          </table:table-cell>
          <table:table-cell office:value-type="float" office:value="20.86" calcext:value-type="float">
            <text:p>20.86</text:p>
          </table:table-cell>
          <table:table-cell office:value-type="float" office:value="10.425" calcext:value-type="float">
            <text:p>10.425</text:p>
          </table:table-cell>
          <table:table-cell office:value-type="float" office:value="1.275509" calcext:value-type="float">
            <text:p>1.275509</text:p>
          </table:table-cell>
          <table:table-cell office:value-type="float" office:value="0.9982875" calcext:value-type="float">
            <text:p>0.9982875</text:p>
          </table:table-cell>
          <table:table-cell office:value-type="float" office:value="231.8544" calcext:value-type="float">
            <text:p>231.8544</text:p>
          </table:table-cell>
          <table:table-cell office:value-type="float" office:value="0" calcext:value-type="float">
            <text:p>0</text:p>
          </table:table-cell>
          <table:table-cell office:value-type="float" office:value="43.05093" calcext:value-type="float">
            <text:p>43.05093</text:p>
          </table:table-cell>
          <table:table-cell office:value-type="float" office:value="12.7861" calcext:value-type="float">
            <text:p>12.7861</text:p>
          </table:table-cell>
          <table:table-cell office:value-type="float" office:value="33.43015" calcext:value-type="float">
            <text:p>33.43015</text:p>
          </table:table-cell>
          <table:table-cell office:value-type="float" office:value="18.45575" calcext:value-type="float">
            <text:p>18.45575</text:p>
          </table:table-cell>
          <table:table-cell office:value-type="float" office:value="30.70981" calcext:value-type="float">
            <text:p>30.70981</text:p>
          </table:table-cell>
          <table:table-cell office:value-type="float" office:value="20.52267" calcext:value-type="float">
            <text:p>20.52267</text:p>
          </table:table-cell>
          <table:table-cell office:value-type="float" office:value="28.51035" calcext:value-type="float">
            <text:p>28.51035</text:p>
          </table:table-cell>
          <table:table-cell office:value-type="float" office:value="22.04419" calcext:value-type="float">
            <text:p>22.04419</text:p>
          </table:table-cell>
          <table:table-cell office:value-type="float" office:value="27.01868" calcext:value-type="float">
            <text:p>27.01868</text:p>
          </table:table-cell>
          <table:table-cell office:value-type="float" office:value="22.87628" calcext:value-type="float">
            <text:p>22.87628</text:p>
          </table:table-cell>
          <table:table-cell office:value-type="float" office:value="25.97226" calcext:value-type="float">
            <text:p>25.97226</text:p>
          </table:table-cell>
          <table:table-cell office:value-type="float" office:value="23.29144" calcext:value-type="float">
            <text:p>23.291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23.37267" calcext:value-type="float">
            <text:p>23.37267</text:p>
          </table:table-cell>
          <table:table-cell office:value-type="float" office:value="22.75" calcext:value-type="float">
            <text:p>22.75</text:p>
          </table:table-cell>
          <table:table-cell office:value-type="float" office:value="9.32" calcext:value-type="float">
            <text:p>9.32</text:p>
          </table:table-cell>
          <table:table-cell office:value-type="float" office:value="1.390912" calcext:value-type="float">
            <text:p>1.390912</text:p>
          </table:table-cell>
          <table:table-cell office:value-type="float" office:value="1.094455" calcext:value-type="float">
            <text:p>1.094455</text:p>
          </table:table-cell>
          <table:table-cell office:value-type="float" office:value="130.635" calcext:value-type="float">
            <text:p>130.635</text:p>
          </table:table-cell>
          <table:table-cell office:value-type="float" office:value="0" calcext:value-type="float">
            <text:p>0</text:p>
          </table:table-cell>
          <table:table-cell office:value-type="float" office:value="43.61307" calcext:value-type="float">
            <text:p>43.61307</text:p>
          </table:table-cell>
          <table:table-cell office:value-type="float" office:value="11.33289" calcext:value-type="float">
            <text:p>11.33289</text:p>
          </table:table-cell>
          <table:table-cell office:value-type="float" office:value="33.32175" calcext:value-type="float">
            <text:p>33.32175</text:p>
          </table:table-cell>
          <table:table-cell office:value-type="float" office:value="16.95959" calcext:value-type="float">
            <text:p>16.95959</text:p>
          </table:table-cell>
          <table:table-cell office:value-type="float" office:value="30.41449" calcext:value-type="float">
            <text:p>30.41449</text:p>
          </table:table-cell>
          <table:table-cell office:value-type="float" office:value="19.06357" calcext:value-type="float">
            <text:p>19.06357</text:p>
          </table:table-cell>
          <table:table-cell office:value-type="float" office:value="28.12564" calcext:value-type="float">
            <text:p>28.12564</text:p>
          </table:table-cell>
          <table:table-cell office:value-type="float" office:value="20.76627" calcext:value-type="float">
            <text:p>20.76627</text:p>
          </table:table-cell>
          <table:table-cell office:value-type="float" office:value="26.6235" calcext:value-type="float">
            <text:p>26.6235</text:p>
          </table:table-cell>
          <table:table-cell office:value-type="float" office:value="21.83151" calcext:value-type="float">
            <text:p>21.83151</text:p>
          </table:table-cell>
          <table:table-cell office:value-type="float" office:value="25.612" calcext:value-type="float">
            <text:p>25.612</text:p>
          </table:table-cell>
          <table:table-cell office:value-type="float" office:value="22.47513" calcext:value-type="float">
            <text:p>22.475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17.37742" calcext:value-type="float">
            <text:p>17.37742</text:p>
          </table:table-cell>
          <table:table-cell office:value-type="float" office:value="24.225" calcext:value-type="float">
            <text:p>24.225</text:p>
          </table:table-cell>
          <table:table-cell office:value-type="float" office:value="9.545" calcext:value-type="float">
            <text:p>9.545</text:p>
          </table:table-cell>
          <table:table-cell office:value-type="float" office:value="1.774625" calcext:value-type="float">
            <text:p>1.774625</text:p>
          </table:table-cell>
          <table:table-cell office:value-type="float" office:value="1.168415" calcext:value-type="float">
            <text:p>1.168415</text:p>
          </table:table-cell>
          <table:table-cell office:value-type="float" office:value="130.3902" calcext:value-type="float">
            <text:p>130.3902</text:p>
          </table:table-cell>
          <table:table-cell office:value-type="float" office:value="0" calcext:value-type="float">
            <text:p>0</text:p>
          </table:table-cell>
          <table:table-cell office:value-type="float" office:value="44.36658" calcext:value-type="float">
            <text:p>44.36658</text:p>
          </table:table-cell>
          <table:table-cell office:value-type="float" office:value="11.54663" calcext:value-type="float">
            <text:p>11.54663</text:p>
          </table:table-cell>
          <table:table-cell office:value-type="float" office:value="31.67004" calcext:value-type="float">
            <text:p>31.67004</text:p>
          </table:table-cell>
          <table:table-cell office:value-type="float" office:value="17.01135" calcext:value-type="float">
            <text:p>17.01135</text:p>
          </table:table-cell>
          <table:table-cell office:value-type="float" office:value="29.10596" calcext:value-type="float">
            <text:p>29.10596</text:p>
          </table:table-cell>
          <table:table-cell office:value-type="float" office:value="19.05502" calcext:value-type="float">
            <text:p>19.05502</text:p>
          </table:table-cell>
          <table:table-cell office:value-type="float" office:value="27.31256" calcext:value-type="float">
            <text:p>27.31256</text:p>
          </table:table-cell>
          <table:table-cell office:value-type="float" office:value="20.66483" calcext:value-type="float">
            <text:p>20.66483</text:p>
          </table:table-cell>
          <table:table-cell office:value-type="float" office:value="26.06628" calcext:value-type="float">
            <text:p>26.06628</text:p>
          </table:table-cell>
          <table:table-cell office:value-type="float" office:value="21.68973" calcext:value-type="float">
            <text:p>21.68973</text:p>
          </table:table-cell>
          <table:table-cell office:value-type="float" office:value="25.19489" calcext:value-type="float">
            <text:p>25.19489</text:p>
          </table:table-cell>
          <table:table-cell office:value-type="float" office:value="22.3204" calcext:value-type="float">
            <text:p>22.32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17.52683" calcext:value-type="float">
            <text:p>17.52683</text:p>
          </table:table-cell>
          <table:table-cell office:value-type="float" office:value="26.53" calcext:value-type="float">
            <text:p>26.53</text:p>
          </table:table-cell>
          <table:table-cell office:value-type="float" office:value="10.56" calcext:value-type="float">
            <text:p>10.56</text:p>
          </table:table-cell>
          <table:table-cell office:value-type="float" office:value="1.993618" calcext:value-type="float">
            <text:p>1.993618</text:p>
          </table:table-cell>
          <table:table-cell office:value-type="float" office:value="1.250421" calcext:value-type="float">
            <text:p>1.250421</text:p>
          </table:table-cell>
          <table:table-cell office:value-type="float" office:value="145.4742" calcext:value-type="float">
            <text:p>145.4742</text:p>
          </table:table-cell>
          <table:table-cell office:value-type="float" office:value="0" calcext:value-type="float">
            <text:p>0</text:p>
          </table:table-cell>
          <table:table-cell office:value-type="float" office:value="46.48849" calcext:value-type="float">
            <text:p>46.48849</text:p>
          </table:table-cell>
          <table:table-cell office:value-type="float" office:value="12.73883" calcext:value-type="float">
            <text:p>12.73883</text:p>
          </table:table-cell>
          <table:table-cell office:value-type="float" office:value="33.45184" calcext:value-type="float">
            <text:p>33.45184</text:p>
          </table:table-cell>
          <table:table-cell office:value-type="float" office:value="17.75412" calcext:value-type="float">
            <text:p>17.75412</text:p>
          </table:table-cell>
          <table:table-cell office:value-type="float" office:value="30.41138" calcext:value-type="float">
            <text:p>30.41138</text:p>
          </table:table-cell>
          <table:table-cell office:value-type="float" office:value="19.54236" calcext:value-type="float">
            <text:p>19.54236</text:p>
          </table:table-cell>
          <table:table-cell office:value-type="float" office:value="27.95721" calcext:value-type="float">
            <text:p>27.95721</text:p>
          </table:table-cell>
          <table:table-cell office:value-type="float" office:value="21.03793" calcext:value-type="float">
            <text:p>21.03793</text:p>
          </table:table-cell>
          <table:table-cell office:value-type="float" office:value="26.5127" calcext:value-type="float">
            <text:p>26.5127</text:p>
          </table:table-cell>
          <table:table-cell office:value-type="float" office:value="21.94958" calcext:value-type="float">
            <text:p>21.94958</text:p>
          </table:table-cell>
          <table:table-cell office:value-type="float" office:value="25.52188" calcext:value-type="float">
            <text:p>25.52188</text:p>
          </table:table-cell>
          <table:table-cell office:value-type="float" office:value="22.47638" calcext:value-type="float">
            <text:p>22.476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21.63534" calcext:value-type="float">
            <text:p>21.63534</text:p>
          </table:table-cell>
          <table:table-cell office:value-type="float" office:value="26.175" calcext:value-type="float">
            <text:p>26.175</text:p>
          </table:table-cell>
          <table:table-cell office:value-type="float" office:value="14.17" calcext:value-type="float">
            <text:p>14.17</text:p>
          </table:table-cell>
          <table:table-cell office:value-type="float" office:value="1.899712" calcext:value-type="float">
            <text:p>1.899712</text:p>
          </table:table-cell>
          <table:table-cell office:value-type="float" office:value="1.422872" calcext:value-type="float">
            <text:p>1.422872</text:p>
          </table:table-cell>
          <table:table-cell office:value-type="float" office:value="145.3122" calcext:value-type="float">
            <text:p>145.3122</text:p>
          </table:table-cell>
          <table:table-cell office:value-type="float" office:value="0" calcext:value-type="float">
            <text:p>0</text:p>
          </table:table-cell>
          <table:table-cell office:value-type="float" office:value="44.99371" calcext:value-type="float">
            <text:p>44.99371</text:p>
          </table:table-cell>
          <table:table-cell office:value-type="float" office:value="15.30887" calcext:value-type="float">
            <text:p>15.30887</text:p>
          </table:table-cell>
          <table:table-cell office:value-type="float" office:value="34.58386" calcext:value-type="float">
            <text:p>34.58386</text:p>
          </table:table-cell>
          <table:table-cell office:value-type="float" office:value="19.56677" calcext:value-type="float">
            <text:p>19.56677</text:p>
          </table:table-cell>
          <table:table-cell office:value-type="float" office:value="31.61502" calcext:value-type="float">
            <text:p>31.61502</text:p>
          </table:table-cell>
          <table:table-cell office:value-type="float" office:value="21.12692" calcext:value-type="float">
            <text:p>21.12692</text:p>
          </table:table-cell>
          <table:table-cell office:value-type="float" office:value="29.23737" calcext:value-type="float">
            <text:p>29.23737</text:p>
          </table:table-cell>
          <table:table-cell office:value-type="float" office:value="22.25595" calcext:value-type="float">
            <text:p>22.25595</text:p>
          </table:table-cell>
          <table:table-cell office:value-type="float" office:value="27.57303" calcext:value-type="float">
            <text:p>27.57303</text:p>
          </table:table-cell>
          <table:table-cell office:value-type="float" office:value="22.88693" calcext:value-type="float">
            <text:p>22.88693</text:p>
          </table:table-cell>
          <table:table-cell office:value-type="float" office:value="26.39047" calcext:value-type="float">
            <text:p>26.39047</text:p>
          </table:table-cell>
          <table:table-cell office:value-type="float" office:value="23.20819" calcext:value-type="float">
            <text:p>23.208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16.6339" calcext:value-type="float">
            <text:p>16.6339</text:p>
          </table:table-cell>
          <table:table-cell office:value-type="float" office:value="25.68" calcext:value-type="float">
            <text:p>25.68</text:p>
          </table:table-cell>
          <table:table-cell office:value-type="float" office:value="14.355" calcext:value-type="float">
            <text:p>14.355</text:p>
          </table:table-cell>
          <table:table-cell office:value-type="float" office:value="1.956067" calcext:value-type="float">
            <text:p>1.956067</text:p>
          </table:table-cell>
          <table:table-cell office:value-type="float" office:value="1.317324" calcext:value-type="float">
            <text:p>1.317324</text:p>
          </table:table-cell>
          <table:table-cell office:value-type="float" office:value="191.2194" calcext:value-type="float">
            <text:p>191.2194</text:p>
          </table:table-cell>
          <table:table-cell office:value-type="float" office:value="0" calcext:value-type="float">
            <text:p>0</text:p>
          </table:table-cell>
          <table:table-cell office:value-type="float" office:value="46.97086" calcext:value-type="float">
            <text:p>46.97086</text:p>
          </table:table-cell>
          <table:table-cell office:value-type="float" office:value="16.31091" calcext:value-type="float">
            <text:p>16.31091</text:p>
          </table:table-cell>
          <table:table-cell office:value-type="float" office:value="34.74371" calcext:value-type="float">
            <text:p>34.74371</text:p>
          </table:table-cell>
          <table:table-cell office:value-type="float" office:value="20.10068" calcext:value-type="float">
            <text:p>20.10068</text:p>
          </table:table-cell>
          <table:table-cell office:value-type="float" office:value="30.80258" calcext:value-type="float">
            <text:p>30.80258</text:p>
          </table:table-cell>
          <table:table-cell office:value-type="float" office:value="21.54059" calcext:value-type="float">
            <text:p>21.54059</text:p>
          </table:table-cell>
          <table:table-cell office:value-type="float" office:value="28.55634" calcext:value-type="float">
            <text:p>28.55634</text:p>
          </table:table-cell>
          <table:table-cell office:value-type="float" office:value="22.65778" calcext:value-type="float">
            <text:p>22.65778</text:p>
          </table:table-cell>
          <table:table-cell office:value-type="float" office:value="27.25793" calcext:value-type="float">
            <text:p>27.25793</text:p>
          </table:table-cell>
          <table:table-cell office:value-type="float" office:value="23.29019" calcext:value-type="float">
            <text:p>23.29019</text:p>
          </table:table-cell>
          <table:table-cell office:value-type="float" office:value="26.27618" calcext:value-type="float">
            <text:p>26.27618</text:p>
          </table:table-cell>
          <table:table-cell office:value-type="float" office:value="23.60394" calcext:value-type="float">
            <text:p>23.6039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16.2014" calcext:value-type="float">
            <text:p>16.2014</text:p>
          </table:table-cell>
          <table:table-cell office:value-type="float" office:value="24.15" calcext:value-type="float">
            <text:p>24.15</text:p>
          </table:table-cell>
          <table:table-cell office:value-type="float" office:value="11.455" calcext:value-type="float">
            <text:p>11.455</text:p>
          </table:table-cell>
          <table:table-cell office:value-type="float" office:value="1.903015" calcext:value-type="float">
            <text:p>1.903015</text:p>
          </table:table-cell>
          <table:table-cell office:value-type="float" office:value="1.277873" calcext:value-type="float">
            <text:p>1.277873</text:p>
          </table:table-cell>
          <table:table-cell office:value-type="float" office:value="168.5862" calcext:value-type="float">
            <text:p>168.5862</text:p>
          </table:table-cell>
          <table:table-cell office:value-type="float" office:value="0" calcext:value-type="float">
            <text:p>0</text:p>
          </table:table-cell>
          <table:table-cell office:value-type="float" office:value="41.69424" calcext:value-type="float">
            <text:p>41.69424</text:p>
          </table:table-cell>
          <table:table-cell office:value-type="float" office:value="13.60059" calcext:value-type="float">
            <text:p>13.60059</text:p>
          </table:table-cell>
          <table:table-cell office:value-type="float" office:value="32.60648" calcext:value-type="float">
            <text:p>32.60648</text:p>
          </table:table-cell>
          <table:table-cell office:value-type="float" office:value="18.73465" calcext:value-type="float">
            <text:p>18.73465</text:p>
          </table:table-cell>
          <table:table-cell office:value-type="float" office:value="29.98965" calcext:value-type="float">
            <text:p>29.98965</text:p>
          </table:table-cell>
          <table:table-cell office:value-type="float" office:value="20.63577" calcext:value-type="float">
            <text:p>20.63577</text:p>
          </table:table-cell>
          <table:table-cell office:value-type="float" office:value="27.98685" calcext:value-type="float">
            <text:p>27.98685</text:p>
          </table:table-cell>
          <table:table-cell office:value-type="float" office:value="22.05792" calcext:value-type="float">
            <text:p>22.05792</text:p>
          </table:table-cell>
          <table:table-cell office:value-type="float" office:value="26.69159" calcext:value-type="float">
            <text:p>26.69159</text:p>
          </table:table-cell>
          <table:table-cell office:value-type="float" office:value="22.87595" calcext:value-type="float">
            <text:p>22.87595</text:p>
          </table:table-cell>
          <table:table-cell office:value-type="float" office:value="25.80579" calcext:value-type="float">
            <text:p>25.80579</text:p>
          </table:table-cell>
          <table:table-cell office:value-type="float" office:value="23.32513" calcext:value-type="float">
            <text:p>23.325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11.23588" calcext:value-type="float">
            <text:p>11.23588</text:p>
          </table:table-cell>
          <table:table-cell office:value-type="float" office:value="27.02" calcext:value-type="float">
            <text:p>27.02</text:p>
          </table:table-cell>
          <table:table-cell office:value-type="float" office:value="16.895" calcext:value-type="float">
            <text:p>16.895</text:p>
          </table:table-cell>
          <table:table-cell office:value-type="float" office:value="2.510679" calcext:value-type="float">
            <text:p>2.510679</text:p>
          </table:table-cell>
          <table:table-cell office:value-type="float" office:value="1.375583" calcext:value-type="float">
            <text:p>1.375583</text:p>
          </table:table-cell>
          <table:table-cell office:value-type="float" office:value="267.4548" calcext:value-type="float">
            <text:p>267.4548</text:p>
          </table:table-cell>
          <table:table-cell office:value-type="float" office:value="0" calcext:value-type="float">
            <text:p>0</text:p>
          </table:table-cell>
          <table:table-cell office:value-type="float" office:value="40.7583" calcext:value-type="float">
            <text:p>40.7583</text:p>
          </table:table-cell>
          <table:table-cell office:value-type="float" office:value="17.58374" calcext:value-type="float">
            <text:p>17.58374</text:p>
          </table:table-cell>
          <table:table-cell office:value-type="float" office:value="31.30969" calcext:value-type="float">
            <text:p>31.30969</text:p>
          </table:table-cell>
          <table:table-cell office:value-type="float" office:value="20.70325" calcext:value-type="float">
            <text:p>20.70325</text:p>
          </table:table-cell>
          <table:table-cell office:value-type="float" office:value="29.51376" calcext:value-type="float">
            <text:p>29.51376</text:p>
          </table:table-cell>
          <table:table-cell office:value-type="float" office:value="21.88403" calcext:value-type="float">
            <text:p>21.88403</text:p>
          </table:table-cell>
          <table:table-cell office:value-type="float" office:value="27.9086" calcext:value-type="float">
            <text:p>27.9086</text:p>
          </table:table-cell>
          <table:table-cell office:value-type="float" office:value="22.82224" calcext:value-type="float">
            <text:p>22.82224</text:p>
          </table:table-cell>
          <table:table-cell office:value-type="float" office:value="26.74835" calcext:value-type="float">
            <text:p>26.74835</text:p>
          </table:table-cell>
          <table:table-cell office:value-type="float" office:value="23.36014" calcext:value-type="float">
            <text:p>23.36014</text:p>
          </table:table-cell>
          <table:table-cell office:value-type="float" office:value="25.90085" calcext:value-type="float">
            <text:p>25.90085</text:p>
          </table:table-cell>
          <table:table-cell office:value-type="float" office:value="23.63092" calcext:value-type="float">
            <text:p>23.6309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15.7789" calcext:value-type="float">
            <text:p>15.7789</text:p>
          </table:table-cell>
          <table:table-cell office:value-type="float" office:value="23.355" calcext:value-type="float">
            <text:p>23.355</text:p>
          </table:table-cell>
          <table:table-cell office:value-type="float" office:value="14.235" calcext:value-type="float">
            <text:p>14.235</text:p>
          </table:table-cell>
          <table:table-cell office:value-type="float" office:value="1.604489" calcext:value-type="float">
            <text:p>1.604489</text:p>
          </table:table-cell>
          <table:table-cell office:value-type="float" office:value="1.373929" calcext:value-type="float">
            <text:p>1.373929</text:p>
          </table:table-cell>
          <table:table-cell office:value-type="float" office:value="267.8868" calcext:value-type="float">
            <text:p>267.8868</text:p>
          </table:table-cell>
          <table:table-cell office:value-type="float" office:value="0" calcext:value-type="float">
            <text:p>0</text:p>
          </table:table-cell>
          <table:table-cell office:value-type="float" office:value="42.38489" calcext:value-type="float">
            <text:p>42.38489</text:p>
          </table:table-cell>
          <table:table-cell office:value-type="float" office:value="15.47406" calcext:value-type="float">
            <text:p>15.47406</text:p>
          </table:table-cell>
          <table:table-cell office:value-type="float" office:value="33.29596" calcext:value-type="float">
            <text:p>33.29596</text:p>
          </table:table-cell>
          <table:table-cell office:value-type="float" office:value="19.62402" calcext:value-type="float">
            <text:p>19.62402</text:p>
          </table:table-cell>
          <table:table-cell office:value-type="float" office:value="30.39456" calcext:value-type="float">
            <text:p>30.39456</text:p>
          </table:table-cell>
          <table:table-cell office:value-type="float" office:value="21.17688" calcext:value-type="float">
            <text:p>21.17688</text:p>
          </table:table-cell>
          <table:table-cell office:value-type="float" office:value="28.24158" calcext:value-type="float">
            <text:p>28.24158</text:p>
          </table:table-cell>
          <table:table-cell office:value-type="float" office:value="22.39639" calcext:value-type="float">
            <text:p>22.39639</text:p>
          </table:table-cell>
          <table:table-cell office:value-type="float" office:value="26.83609" calcext:value-type="float">
            <text:p>26.83609</text:p>
          </table:table-cell>
          <table:table-cell office:value-type="float" office:value="23.10928" calcext:value-type="float">
            <text:p>23.10928</text:p>
          </table:table-cell>
          <table:table-cell office:value-type="float" office:value="25.90793" calcext:value-type="float">
            <text:p>25.90793</text:p>
          </table:table-cell>
          <table:table-cell office:value-type="float" office:value="23.49612" calcext:value-type="float">
            <text:p>23.496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20.35994" calcext:value-type="float">
            <text:p>20.35994</text:p>
          </table:table-cell>
          <table:table-cell office:value-type="float" office:value="20.76" calcext:value-type="float">
            <text:p>20.76</text:p>
          </table:table-cell>
          <table:table-cell office:value-type="float" office:value="11.42" calcext:value-type="float">
            <text:p>11.42</text:p>
          </table:table-cell>
          <table:table-cell office:value-type="float" office:value="1.331181" calcext:value-type="float">
            <text:p>1.331181</text:p>
          </table:table-cell>
          <table:table-cell office:value-type="float" office:value="0.9569992" calcext:value-type="float">
            <text:p>0.9569992</text:p>
          </table:table-cell>
          <table:table-cell office:value-type="float" office:value="253.3896" calcext:value-type="float">
            <text:p>253.3896</text:p>
          </table:table-cell>
          <table:table-cell office:value-type="float" office:value="0" calcext:value-type="float">
            <text:p>0</text:p>
          </table:table-cell>
          <table:table-cell office:value-type="float" office:value="42.10513" calcext:value-type="float">
            <text:p>42.10513</text:p>
          </table:table-cell>
          <table:table-cell office:value-type="float" office:value="13.73926" calcext:value-type="float">
            <text:p>13.73926</text:p>
          </table:table-cell>
          <table:table-cell office:value-type="float" office:value="32.27124" calcext:value-type="float">
            <text:p>32.27124</text:p>
          </table:table-cell>
          <table:table-cell office:value-type="float" office:value="18.77734" calcext:value-type="float">
            <text:p>18.77734</text:p>
          </table:table-cell>
          <table:table-cell office:value-type="float" office:value="29.65738" calcext:value-type="float">
            <text:p>29.65738</text:p>
          </table:table-cell>
          <table:table-cell office:value-type="float" office:value="20.4516" calcext:value-type="float">
            <text:p>20.4516</text:p>
          </table:table-cell>
          <table:table-cell office:value-type="float" office:value="27.64969" calcext:value-type="float">
            <text:p>27.64969</text:p>
          </table:table-cell>
          <table:table-cell office:value-type="float" office:value="21.75989" calcext:value-type="float">
            <text:p>21.75989</text:p>
          </table:table-cell>
          <table:table-cell office:value-type="float" office:value="26.33893" calcext:value-type="float">
            <text:p>26.33893</text:p>
          </table:table-cell>
          <table:table-cell office:value-type="float" office:value="22.52884" calcext:value-type="float">
            <text:p>22.52884</text:p>
          </table:table-cell>
          <table:table-cell office:value-type="float" office:value="25.448" calcext:value-type="float">
            <text:p>25.448</text:p>
          </table:table-cell>
          <table:table-cell office:value-type="float" office:value="22.96466" calcext:value-type="float">
            <text:p>22.9646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18.90817" calcext:value-type="float">
            <text:p>18.90817</text:p>
          </table:table-cell>
          <table:table-cell office:value-type="float" office:value="24.345" calcext:value-type="float">
            <text:p>24.345</text:p>
          </table:table-cell>
          <table:table-cell office:value-type="float" office:value="8.55" calcext:value-type="float">
            <text:p>8.55</text:p>
          </table:table-cell>
          <table:table-cell office:value-type="float" office:value="1.573679" calcext:value-type="float">
            <text:p>1.573679</text:p>
          </table:table-cell>
          <table:table-cell office:value-type="float" office:value="0.9846818" calcext:value-type="float">
            <text:p>0.9846818</text:p>
          </table:table-cell>
          <table:table-cell office:value-type="float" office:value="173.0862" calcext:value-type="float">
            <text:p>173.0862</text:p>
          </table:table-cell>
          <table:table-cell office:value-type="float" office:value="0" calcext:value-type="float">
            <text:p>0</text:p>
          </table:table-cell>
          <table:table-cell office:value-type="float" office:value="43.07086" calcext:value-type="float">
            <text:p>43.07086</text:p>
          </table:table-cell>
          <table:table-cell office:value-type="float" office:value="10.81155" calcext:value-type="float">
            <text:p>10.81155</text:p>
          </table:table-cell>
          <table:table-cell office:value-type="float" office:value="32.3735" calcext:value-type="float">
            <text:p>32.3735</text:p>
          </table:table-cell>
          <table:table-cell office:value-type="float" office:value="16.24188" calcext:value-type="float">
            <text:p>16.24188</text:p>
          </table:table-cell>
          <table:table-cell office:value-type="float" office:value="29.4946" calcext:value-type="float">
            <text:p>29.4946</text:p>
          </table:table-cell>
          <table:table-cell office:value-type="float" office:value="18.26831" calcext:value-type="float">
            <text:p>18.26831</text:p>
          </table:table-cell>
          <table:table-cell office:value-type="float" office:value="27.24564" calcext:value-type="float">
            <text:p>27.24564</text:p>
          </table:table-cell>
          <table:table-cell office:value-type="float" office:value="20.03711" calcext:value-type="float">
            <text:p>20.03711</text:p>
          </table:table-cell>
          <table:table-cell office:value-type="float" office:value="25.90323" calcext:value-type="float">
            <text:p>25.90323</text:p>
          </table:table-cell>
          <table:table-cell office:value-type="float" office:value="21.19931" calcext:value-type="float">
            <text:p>21.19931</text:p>
          </table:table-cell>
          <table:table-cell office:value-type="float" office:value="25.02011" calcext:value-type="float">
            <text:p>25.02011</text:p>
          </table:table-cell>
          <table:table-cell office:value-type="float" office:value="21.94846" calcext:value-type="float">
            <text:p>21.948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20.87086" calcext:value-type="float">
            <text:p>20.87086</text:p>
          </table:table-cell>
          <table:table-cell office:value-type="float" office:value="30.345" calcext:value-type="float">
            <text:p>30.345</text:p>
          </table:table-cell>
          <table:table-cell office:value-type="float" office:value="13.415" calcext:value-type="float">
            <text:p>13.415</text:p>
          </table:table-cell>
          <table:table-cell office:value-type="float" office:value="1.826019" calcext:value-type="float">
            <text:p>1.826019</text:p>
          </table:table-cell>
          <table:table-cell office:value-type="float" office:value="1.456741" calcext:value-type="float">
            <text:p>1.456741</text:p>
          </table:table-cell>
          <table:table-cell office:value-type="float" office:value="212.7384" calcext:value-type="float">
            <text:p>212.7384</text:p>
          </table:table-cell>
          <table:table-cell office:value-type="float" office:value="0" calcext:value-type="float">
            <text:p>0</text:p>
          </table:table-cell>
          <table:table-cell office:value-type="float" office:value="49.01755" calcext:value-type="float">
            <text:p>49.01755</text:p>
          </table:table-cell>
          <table:table-cell office:value-type="float" office:value="15.0986" calcext:value-type="float">
            <text:p>15.0986</text:p>
          </table:table-cell>
          <table:table-cell office:value-type="float" office:value="36.50885" calcext:value-type="float">
            <text:p>36.50885</text:p>
          </table:table-cell>
          <table:table-cell office:value-type="float" office:value="18.98492" calcext:value-type="float">
            <text:p>18.98492</text:p>
          </table:table-cell>
          <table:table-cell office:value-type="float" office:value="32.9566" calcext:value-type="float">
            <text:p>32.9566</text:p>
          </table:table-cell>
          <table:table-cell office:value-type="float" office:value="20.46182" calcext:value-type="float">
            <text:p>20.46182</text:p>
          </table:table-cell>
          <table:table-cell office:value-type="float" office:value="30.10132" calcext:value-type="float">
            <text:p>30.10132</text:p>
          </table:table-cell>
          <table:table-cell office:value-type="float" office:value="21.63126" calcext:value-type="float">
            <text:p>21.63126</text:p>
          </table:table-cell>
          <table:table-cell office:value-type="float" office:value="28.12427" calcext:value-type="float">
            <text:p>28.12427</text:p>
          </table:table-cell>
          <table:table-cell office:value-type="float" office:value="22.32806" calcext:value-type="float">
            <text:p>22.32806</text:p>
          </table:table-cell>
          <table:table-cell office:value-type="float" office:value="26.74313" calcext:value-type="float">
            <text:p>26.74313</text:p>
          </table:table-cell>
          <table:table-cell office:value-type="float" office:value="22.73154" calcext:value-type="float">
            <text:p>22.731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18.25866" calcext:value-type="float">
            <text:p>18.25866</text:p>
          </table:table-cell>
          <table:table-cell office:value-type="float" office:value="33.36" calcext:value-type="float">
            <text:p>33.36</text:p>
          </table:table-cell>
          <table:table-cell office:value-type="float" office:value="13.525" calcext:value-type="float">
            <text:p>13.525</text:p>
          </table:table-cell>
          <table:table-cell office:value-type="float" office:value="2.095392" calcext:value-type="float">
            <text:p>2.095392</text:p>
          </table:table-cell>
          <table:table-cell office:value-type="float" office:value="1.446896" calcext:value-type="float">
            <text:p>1.446896</text:p>
          </table:table-cell>
          <table:table-cell office:value-type="float" office:value="228.258" calcext:value-type="float">
            <text:p>228.258</text:p>
          </table:table-cell>
          <table:table-cell office:value-type="float" office:value="0" calcext:value-type="float">
            <text:p>0</text:p>
          </table:table-cell>
          <table:table-cell office:value-type="float" office:value="51.27393" calcext:value-type="float">
            <text:p>51.27393</text:p>
          </table:table-cell>
          <table:table-cell office:value-type="float" office:value="15.83963" calcext:value-type="float">
            <text:p>15.83963</text:p>
          </table:table-cell>
          <table:table-cell office:value-type="float" office:value="38.01416" calcext:value-type="float">
            <text:p>38.01416</text:p>
          </table:table-cell>
          <table:table-cell office:value-type="float" office:value="20.40714" calcext:value-type="float">
            <text:p>20.40714</text:p>
          </table:table-cell>
          <table:table-cell office:value-type="float" office:value="34.40604" calcext:value-type="float">
            <text:p>34.40604</text:p>
          </table:table-cell>
          <table:table-cell office:value-type="float" office:value="22.01401" calcext:value-type="float">
            <text:p>22.01401</text:p>
          </table:table-cell>
          <table:table-cell office:value-type="float" office:value="31.46909" calcext:value-type="float">
            <text:p>31.46909</text:p>
          </table:table-cell>
          <table:table-cell office:value-type="float" office:value="23.16544" calcext:value-type="float">
            <text:p>23.16544</text:p>
          </table:table-cell>
          <table:table-cell office:value-type="float" office:value="29.39911" calcext:value-type="float">
            <text:p>29.39911</text:p>
          </table:table-cell>
          <table:table-cell office:value-type="float" office:value="23.77664" calcext:value-type="float">
            <text:p>23.77664</text:p>
          </table:table-cell>
          <table:table-cell office:value-type="float" office:value="27.92264" calcext:value-type="float">
            <text:p>27.92264</text:p>
          </table:table-cell>
          <table:table-cell office:value-type="float" office:value="24.0491" calcext:value-type="float">
            <text:p>24.049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19.68696" calcext:value-type="float">
            <text:p>19.68696</text:p>
          </table:table-cell>
          <table:table-cell office:value-type="float" office:value="34.435" calcext:value-type="float">
            <text:p>34.435</text:p>
          </table:table-cell>
          <table:table-cell office:value-type="float" office:value="17.18" calcext:value-type="float">
            <text:p>17.18</text:p>
          </table:table-cell>
          <table:table-cell office:value-type="float" office:value="2.104056" calcext:value-type="float">
            <text:p>2.104056</text:p>
          </table:table-cell>
          <table:table-cell office:value-type="float" office:value="1.760209" calcext:value-type="float">
            <text:p>1.760209</text:p>
          </table:table-cell>
          <table:table-cell office:value-type="float" office:value="169.9074" calcext:value-type="float">
            <text:p>169.9074</text:p>
          </table:table-cell>
          <table:table-cell office:value-type="float" office:value="0" calcext:value-type="float">
            <text:p>0</text:p>
          </table:table-cell>
          <table:table-cell office:value-type="float" office:value="51.43332" calcext:value-type="float">
            <text:p>51.43332</text:p>
          </table:table-cell>
          <table:table-cell office:value-type="float" office:value="18.62149" calcext:value-type="float">
            <text:p>18.62149</text:p>
          </table:table-cell>
          <table:table-cell office:value-type="float" office:value="39.02383" calcext:value-type="float">
            <text:p>39.02383</text:p>
          </table:table-cell>
          <table:table-cell office:value-type="float" office:value="22.73712" calcext:value-type="float">
            <text:p>22.73712</text:p>
          </table:table-cell>
          <table:table-cell office:value-type="float" office:value="35.62723" calcext:value-type="float">
            <text:p>35.62723</text:p>
          </table:table-cell>
          <table:table-cell office:value-type="float" office:value="24.20468" calcext:value-type="float">
            <text:p>24.20468</text:p>
          </table:table-cell>
          <table:table-cell office:value-type="float" office:value="32.75952" calcext:value-type="float">
            <text:p>32.75952</text:p>
          </table:table-cell>
          <table:table-cell office:value-type="float" office:value="25.10129" calcext:value-type="float">
            <text:p>25.10129</text:p>
          </table:table-cell>
          <table:table-cell office:value-type="float" office:value="30.66364" calcext:value-type="float">
            <text:p>30.66364</text:p>
          </table:table-cell>
          <table:table-cell office:value-type="float" office:value="25.49158" calcext:value-type="float">
            <text:p>25.49158</text:p>
          </table:table-cell>
          <table:table-cell office:value-type="float" office:value="29.11145" calcext:value-type="float">
            <text:p>29.11145</text:p>
          </table:table-cell>
          <table:table-cell office:value-type="float" office:value="25.5585" calcext:value-type="float">
            <text:p>25.558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16.25622" calcext:value-type="float">
            <text:p>16.25622</text:p>
          </table:table-cell>
          <table:table-cell office:value-type="float" office:value="31.995" calcext:value-type="float">
            <text:p>31.995</text:p>
          </table:table-cell>
          <table:table-cell office:value-type="float" office:value="16.605" calcext:value-type="float">
            <text:p>16.605</text:p>
          </table:table-cell>
          <table:table-cell office:value-type="float" office:value="2.280123" calcext:value-type="float">
            <text:p>2.280123</text:p>
          </table:table-cell>
          <table:table-cell office:value-type="float" office:value="1.790799" calcext:value-type="float">
            <text:p>1.790799</text:p>
          </table:table-cell>
          <table:table-cell office:value-type="float" office:value="209.3454" calcext:value-type="float">
            <text:p>209.3454</text:p>
          </table:table-cell>
          <table:table-cell office:value-type="float" office:value="13.9" calcext:value-type="float">
            <text:p>13.9</text:p>
          </table:table-cell>
          <table:table-cell office:value-type="float" office:value="50.77875" calcext:value-type="float">
            <text:p>50.77875</text:p>
          </table:table-cell>
          <table:table-cell office:value-type="float" office:value="18.8685" calcext:value-type="float">
            <text:p>18.8685</text:p>
          </table:table-cell>
          <table:table-cell office:value-type="float" office:value="38.0094" calcext:value-type="float">
            <text:p>38.0094</text:p>
          </table:table-cell>
          <table:table-cell office:value-type="float" office:value="23.25555" calcext:value-type="float">
            <text:p>23.25555</text:p>
          </table:table-cell>
          <table:table-cell office:value-type="float" office:value="34.93658" calcext:value-type="float">
            <text:p>34.93658</text:p>
          </table:table-cell>
          <table:table-cell office:value-type="float" office:value="24.8385" calcext:value-type="float">
            <text:p>24.8385</text:p>
          </table:table-cell>
          <table:table-cell office:value-type="float" office:value="32.28925" calcext:value-type="float">
            <text:p>32.28925</text:p>
          </table:table-cell>
          <table:table-cell office:value-type="float" office:value="25.815" calcext:value-type="float">
            <text:p>25.815</text:p>
          </table:table-cell>
          <table:table-cell office:value-type="float" office:value="30.42621" calcext:value-type="float">
            <text:p>30.42621</text:p>
          </table:table-cell>
          <table:table-cell office:value-type="float" office:value="26.2514" calcext:value-type="float">
            <text:p>26.2514</text:p>
          </table:table-cell>
          <table:table-cell office:value-type="float" office:value="29.08469" calcext:value-type="float">
            <text:p>29.08469</text:p>
          </table:table-cell>
          <table:table-cell office:value-type="float" office:value="26.33844" calcext:value-type="float">
            <text:p>26.3384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11.99614" calcext:value-type="float">
            <text:p>11.99614</text:p>
          </table:table-cell>
          <table:table-cell office:value-type="float" office:value="19.605" calcext:value-type="float">
            <text:p>19.605</text:p>
          </table:table-cell>
          <table:table-cell office:value-type="float" office:value="9.445" calcext:value-type="float">
            <text:p>9.445</text:p>
          </table:table-cell>
          <table:table-cell office:value-type="float" office:value="2.170236" calcext:value-type="float">
            <text:p>2.170236</text:p>
          </table:table-cell>
          <table:table-cell office:value-type="float" office:value="0.8457003" calcext:value-type="float">
            <text:p>0.8457003</text:p>
          </table:table-cell>
          <table:table-cell office:value-type="float" office:value="483.8994" calcext:value-type="float">
            <text:p>483.8994</text:p>
          </table:table-cell>
          <table:table-cell office:value-type="float" office:value="7.6" calcext:value-type="float">
            <text:p>7.6</text:p>
          </table:table-cell>
          <table:table-cell office:value-type="float" office:value="27.44974" calcext:value-type="float">
            <text:p>27.44974</text:p>
          </table:table-cell>
          <table:table-cell office:value-type="float" office:value="9.792114" calcext:value-type="float">
            <text:p>9.792114</text:p>
          </table:table-cell>
          <table:table-cell office:value-type="float" office:value="24.6713" calcext:value-type="float">
            <text:p>24.6713</text:p>
          </table:table-cell>
          <table:table-cell office:value-type="float" office:value="14.58926" calcext:value-type="float">
            <text:p>14.58926</text:p>
          </table:table-cell>
          <table:table-cell office:value-type="float" office:value="25.13031" calcext:value-type="float">
            <text:p>25.13031</text:p>
          </table:table-cell>
          <table:table-cell office:value-type="float" office:value="17.09418" calcext:value-type="float">
            <text:p>17.09418</text:p>
          </table:table-cell>
          <table:table-cell office:value-type="float" office:value="26.63712" calcext:value-type="float">
            <text:p>26.63712</text:p>
          </table:table-cell>
          <table:table-cell office:value-type="float" office:value="19.4791" calcext:value-type="float">
            <text:p>19.4791</text:p>
          </table:table-cell>
          <table:table-cell office:value-type="float" office:value="27.5394" calcext:value-type="float">
            <text:p>27.5394</text:p>
          </table:table-cell>
          <table:table-cell office:value-type="float" office:value="21.22516" calcext:value-type="float">
            <text:p>21.22516</text:p>
          </table:table-cell>
          <table:table-cell office:value-type="float" office:value="27.78827" calcext:value-type="float">
            <text:p>27.78827</text:p>
          </table:table-cell>
          <table:table-cell office:value-type="float" office:value="22.42734" calcext:value-type="float">
            <text:p>22.427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20.21732" calcext:value-type="float">
            <text:p>20.21732</text:p>
          </table:table-cell>
          <table:table-cell office:value-type="float" office:value="20.525" calcext:value-type="float">
            <text:p>20.525</text:p>
          </table:table-cell>
          <table:table-cell office:value-type="float" office:value="5.568" calcext:value-type="float">
            <text:p>5.568</text:p>
          </table:table-cell>
          <table:table-cell office:value-type="float" office:value="1.523761" calcext:value-type="float">
            <text:p>1.523761</text:p>
          </table:table-cell>
          <table:table-cell office:value-type="float" office:value="0.8649654" calcext:value-type="float">
            <text:p>0.8649654</text:p>
          </table:table-cell>
          <table:table-cell office:value-type="float" office:value="244.8126" calcext:value-type="float">
            <text:p>244.8126</text:p>
          </table:table-cell>
          <table:table-cell office:value-type="float" office:value="0" calcext:value-type="float">
            <text:p>0</text:p>
          </table:table-cell>
          <table:table-cell office:value-type="float" office:value="28.26025" calcext:value-type="float">
            <text:p>28.26025</text:p>
          </table:table-cell>
          <table:table-cell office:value-type="float" office:value="7.129608" calcext:value-type="float">
            <text:p>7.129608</text:p>
          </table:table-cell>
          <table:table-cell office:value-type="float" office:value="23.59137" calcext:value-type="float">
            <text:p>23.59137</text:p>
          </table:table-cell>
          <table:table-cell office:value-type="float" office:value="11.88593" calcext:value-type="float">
            <text:p>11.88593</text:p>
          </table:table-cell>
          <table:table-cell office:value-type="float" office:value="22.42761" calcext:value-type="float">
            <text:p>22.42761</text:p>
          </table:table-cell>
          <table:table-cell office:value-type="float" office:value="14.35638" calcext:value-type="float">
            <text:p>14.35638</text:p>
          </table:table-cell>
          <table:table-cell office:value-type="float" office:value="21.81271" calcext:value-type="float">
            <text:p>21.81271</text:p>
          </table:table-cell>
          <table:table-cell office:value-type="float" office:value="16.6893" calcext:value-type="float">
            <text:p>16.6893</text:p>
          </table:table-cell>
          <table:table-cell office:value-type="float" office:value="21.57938" calcext:value-type="float">
            <text:p>21.57938</text:p>
          </table:table-cell>
          <table:table-cell office:value-type="float" office:value="18.44461" calcext:value-type="float">
            <text:p>18.44461</text:p>
          </table:table-cell>
          <table:table-cell office:value-type="float" office:value="22.34744" calcext:value-type="float">
            <text:p>22.34744</text:p>
          </table:table-cell>
          <table:table-cell office:value-type="float" office:value="19.75021" calcext:value-type="float">
            <text:p>19.750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16.30985" calcext:value-type="float">
            <text:p>16.30985</text:p>
          </table:table-cell>
          <table:table-cell office:value-type="float" office:value="24.58" calcext:value-type="float">
            <text:p>24.58</text:p>
          </table:table-cell>
          <table:table-cell office:value-type="float" office:value="12.255" calcext:value-type="float">
            <text:p>12.255</text:p>
          </table:table-cell>
          <table:table-cell office:value-type="float" office:value="1.684431" calcext:value-type="float">
            <text:p>1.684431</text:p>
          </table:table-cell>
          <table:table-cell office:value-type="float" office:value="1.103179" calcext:value-type="float">
            <text:p>1.103179</text:p>
          </table:table-cell>
          <table:table-cell office:value-type="float" office:value="278.4906" calcext:value-type="float">
            <text:p>278.4906</text:p>
          </table:table-cell>
          <table:table-cell office:value-type="float" office:value="0" calcext:value-type="float">
            <text:p>0</text:p>
          </table:table-cell>
          <table:table-cell office:value-type="float" office:value="44.50488" calcext:value-type="float">
            <text:p>44.50488</text:p>
          </table:table-cell>
          <table:table-cell office:value-type="float" office:value="14.64996" calcext:value-type="float">
            <text:p>14.64996</text:p>
          </table:table-cell>
          <table:table-cell office:value-type="float" office:value="31.4234" calcext:value-type="float">
            <text:p>31.4234</text:p>
          </table:table-cell>
          <table:table-cell office:value-type="float" office:value="17.32864" calcext:value-type="float">
            <text:p>17.32864</text:p>
          </table:table-cell>
          <table:table-cell office:value-type="float" office:value="28.5123" calcext:value-type="float">
            <text:p>28.5123</text:p>
          </table:table-cell>
          <table:table-cell office:value-type="float" office:value="18.27203" calcext:value-type="float">
            <text:p>18.27203</text:p>
          </table:table-cell>
          <table:table-cell office:value-type="float" office:value="26.26331" calcext:value-type="float">
            <text:p>26.26331</text:p>
          </table:table-cell>
          <table:table-cell office:value-type="float" office:value="19.1861" calcext:value-type="float">
            <text:p>19.1861</text:p>
          </table:table-cell>
          <table:table-cell office:value-type="float" office:value="24.8067" calcext:value-type="float">
            <text:p>24.8067</text:p>
          </table:table-cell>
          <table:table-cell office:value-type="float" office:value="19.88968" calcext:value-type="float">
            <text:p>19.88968</text:p>
          </table:table-cell>
          <table:table-cell office:value-type="float" office:value="23.87549" calcext:value-type="float">
            <text:p>23.87549</text:p>
          </table:table-cell>
          <table:table-cell office:value-type="float" office:value="20.44141" calcext:value-type="float">
            <text:p>20.4414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12.79258" calcext:value-type="float">
            <text:p>12.79258</text:p>
          </table:table-cell>
          <table:table-cell office:value-type="float" office:value="26.17" calcext:value-type="float">
            <text:p>26.17</text:p>
          </table:table-cell>
          <table:table-cell office:value-type="float" office:value="10.755" calcext:value-type="float">
            <text:p>10.755</text:p>
          </table:table-cell>
          <table:table-cell office:value-type="float" office:value="2.121252" calcext:value-type="float">
            <text:p>2.121252</text:p>
          </table:table-cell>
          <table:table-cell office:value-type="float" office:value="1.139358" calcext:value-type="float">
            <text:p>1.139358</text:p>
          </table:table-cell>
          <table:table-cell office:value-type="float" office:value="229.4118" calcext:value-type="float">
            <text:p>229.4118</text:p>
          </table:table-cell>
          <table:table-cell office:value-type="float" office:value="4.5" calcext:value-type="float">
            <text:p>4.5</text:p>
          </table:table-cell>
          <table:table-cell office:value-type="float" office:value="40.17657" calcext:value-type="float">
            <text:p>40.17657</text:p>
          </table:table-cell>
          <table:table-cell office:value-type="float" office:value="11.89795" calcext:value-type="float">
            <text:p>11.89795</text:p>
          </table:table-cell>
          <table:table-cell office:value-type="float" office:value="29.63391" calcext:value-type="float">
            <text:p>29.63391</text:p>
          </table:table-cell>
          <table:table-cell office:value-type="float" office:value="16.54001" calcext:value-type="float">
            <text:p>16.54001</text:p>
          </table:table-cell>
          <table:table-cell office:value-type="float" office:value="26.68805" calcext:value-type="float">
            <text:p>26.68805</text:p>
          </table:table-cell>
          <table:table-cell office:value-type="float" office:value="18.25522" calcext:value-type="float">
            <text:p>18.25522</text:p>
          </table:table-cell>
          <table:table-cell office:value-type="float" office:value="25.13516" calcext:value-type="float">
            <text:p>25.13516</text:p>
          </table:table-cell>
          <table:table-cell office:value-type="float" office:value="19.61716" calcext:value-type="float">
            <text:p>19.61716</text:p>
          </table:table-cell>
          <table:table-cell office:value-type="float" office:value="24.14984" calcext:value-type="float">
            <text:p>24.14984</text:p>
          </table:table-cell>
          <table:table-cell office:value-type="float" office:value="20.51544" calcext:value-type="float">
            <text:p>20.51544</text:p>
          </table:table-cell>
          <table:table-cell office:value-type="float" office:value="23.51703" calcext:value-type="float">
            <text:p>23.51703</text:p>
          </table:table-cell>
          <table:table-cell office:value-type="float" office:value="21.09509" calcext:value-type="float">
            <text:p>21.0950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12.70366" calcext:value-type="float">
            <text:p>12.70366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.195" calcext:value-type="float">
            <text:p>14.195</text:p>
          </table:table-cell>
          <table:table-cell office:value-type="float" office:value="2.179293" calcext:value-type="float">
            <text:p>2.179293</text:p>
          </table:table-cell>
          <table:table-cell office:value-type="float" office:value="1.151758" calcext:value-type="float">
            <text:p>1.151758</text:p>
          </table:table-cell>
          <table:table-cell office:value-type="float" office:value="212.9473" calcext:value-type="float">
            <text:p>212.9473</text:p>
          </table:table-cell>
          <table:table-cell office:value-type="float" office:value="2.3" calcext:value-type="float">
            <text:p>2.3</text:p>
          </table:table-cell>
          <table:table-cell office:value-type="float" office:value="28.1817" calcext:value-type="float">
            <text:p>28.1817</text:p>
          </table:table-cell>
          <table:table-cell office:value-type="float" office:value="12.74481" calcext:value-type="float">
            <text:p>12.74481</text:p>
          </table:table-cell>
          <table:table-cell office:value-type="float" office:value="25.28458" calcext:value-type="float">
            <text:p>25.28458</text:p>
          </table:table-cell>
          <table:table-cell office:value-type="float" office:value="16.69647" calcext:value-type="float">
            <text:p>16.69647</text:p>
          </table:table-cell>
          <table:table-cell office:value-type="float" office:value="24.23187" calcext:value-type="float">
            <text:p>24.23187</text:p>
          </table:table-cell>
          <table:table-cell office:value-type="float" office:value="18.40665" calcext:value-type="float">
            <text:p>18.40665</text:p>
          </table:table-cell>
          <table:table-cell office:value-type="float" office:value="23.46326" calcext:value-type="float">
            <text:p>23.46326</text:p>
          </table:table-cell>
          <table:table-cell office:value-type="float" office:value="19.96066" calcext:value-type="float">
            <text:p>19.96066</text:p>
          </table:table-cell>
          <table:table-cell office:value-type="float" office:value="23.43524" calcext:value-type="float">
            <text:p>23.43524</text:p>
          </table:table-cell>
          <table:table-cell office:value-type="float" office:value="21.03104" calcext:value-type="float">
            <text:p>21.03104</text:p>
          </table:table-cell>
          <table:table-cell office:value-type="float" office:value="23.32248" calcext:value-type="float">
            <text:p>23.32248</text:p>
          </table:table-cell>
          <table:table-cell office:value-type="float" office:value="21.68677" calcext:value-type="float">
            <text:p>21.6867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19.75731" calcext:value-type="float">
            <text:p>19.75731</text:p>
          </table:table-cell>
          <table:table-cell office:value-type="float" office:value="22.135" calcext:value-type="float">
            <text:p>22.135</text:p>
          </table:table-cell>
          <table:table-cell office:value-type="float" office:value="11.625" calcext:value-type="float">
            <text:p>11.625</text:p>
          </table:table-cell>
          <table:table-cell office:value-type="float" office:value="1.410987" calcext:value-type="float">
            <text:p>1.410987</text:p>
          </table:table-cell>
          <table:table-cell office:value-type="float" office:value="1.046954" calcext:value-type="float">
            <text:p>1.046954</text:p>
          </table:table-cell>
          <table:table-cell office:value-type="float" office:value="149.1282" calcext:value-type="float">
            <text:p>149.1282</text:p>
          </table:table-cell>
          <table:table-cell office:value-type="float" office:value="0" calcext:value-type="float">
            <text:p>0</text:p>
          </table:table-cell>
          <table:table-cell office:value-type="float" office:value="39.65887" calcext:value-type="float">
            <text:p>39.65887</text:p>
          </table:table-cell>
          <table:table-cell office:value-type="float" office:value="11.16324" calcext:value-type="float">
            <text:p>11.16324</text:p>
          </table:table-cell>
          <table:table-cell office:value-type="float" office:value="29.06821" calcext:value-type="float">
            <text:p>29.06821</text:p>
          </table:table-cell>
          <table:table-cell office:value-type="float" office:value="14.93671" calcext:value-type="float">
            <text:p>14.93671</text:p>
          </table:table-cell>
          <table:table-cell office:value-type="float" office:value="26.38403" calcext:value-type="float">
            <text:p>26.38403</text:p>
          </table:table-cell>
          <table:table-cell office:value-type="float" office:value="16.5289" calcext:value-type="float">
            <text:p>16.5289</text:p>
          </table:table-cell>
          <table:table-cell office:value-type="float" office:value="24.51642" calcext:value-type="float">
            <text:p>24.51642</text:p>
          </table:table-cell>
          <table:table-cell office:value-type="float" office:value="17.96054" calcext:value-type="float">
            <text:p>17.96054</text:p>
          </table:table-cell>
          <table:table-cell office:value-type="float" office:value="23.36658" calcext:value-type="float">
            <text:p>23.36658</text:p>
          </table:table-cell>
          <table:table-cell office:value-type="float" office:value="19.02203" calcext:value-type="float">
            <text:p>19.02203</text:p>
          </table:table-cell>
          <table:table-cell office:value-type="float" office:value="22.66425" calcext:value-type="float">
            <text:p>22.66425</text:p>
          </table:table-cell>
          <table:table-cell office:value-type="float" office:value="19.79907" calcext:value-type="float">
            <text:p>19.799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16.14265" calcext:value-type="float">
            <text:p>16.14265</text:p>
          </table:table-cell>
          <table:table-cell office:value-type="float" office:value="23.325" calcext:value-type="float">
            <text:p>23.325</text:p>
          </table:table-cell>
          <table:table-cell office:value-type="float" office:value="7.545" calcext:value-type="float">
            <text:p>7.545</text:p>
          </table:table-cell>
          <table:table-cell office:value-type="float" office:value="1.526991" calcext:value-type="float">
            <text:p>1.526991</text:p>
          </table:table-cell>
          <table:table-cell office:value-type="float" office:value="0.9944785" calcext:value-type="float">
            <text:p>0.9944785</text:p>
          </table:table-cell>
          <table:table-cell office:value-type="float" office:value="132.0912" calcext:value-type="float">
            <text:p>132.0912</text:p>
          </table:table-cell>
          <table:table-cell office:value-type="float" office:value="0" calcext:value-type="float">
            <text:p>0</text:p>
          </table:table-cell>
          <table:table-cell office:value-type="float" office:value="39.28482" calcext:value-type="float">
            <text:p>39.28482</text:p>
          </table:table-cell>
          <table:table-cell office:value-type="float" office:value="9.242493" calcext:value-type="float">
            <text:p>9.242493</text:p>
          </table:table-cell>
          <table:table-cell office:value-type="float" office:value="29.03107" calcext:value-type="float">
            <text:p>29.03107</text:p>
          </table:table-cell>
          <table:table-cell office:value-type="float" office:value="14.698" calcext:value-type="float">
            <text:p>14.698</text:p>
          </table:table-cell>
          <table:table-cell office:value-type="float" office:value="26.55331" calcext:value-type="float">
            <text:p>26.55331</text:p>
          </table:table-cell>
          <table:table-cell office:value-type="float" office:value="16.71744" calcext:value-type="float">
            <text:p>16.71744</text:p>
          </table:table-cell>
          <table:table-cell office:value-type="float" office:value="24.72961" calcext:value-type="float">
            <text:p>24.72961</text:p>
          </table:table-cell>
          <table:table-cell office:value-type="float" office:value="18.28397" calcext:value-type="float">
            <text:p>18.28397</text:p>
          </table:table-cell>
          <table:table-cell office:value-type="float" office:value="23.54633" calcext:value-type="float">
            <text:p>23.54633</text:p>
          </table:table-cell>
          <table:table-cell office:value-type="float" office:value="19.31458" calcext:value-type="float">
            <text:p>19.31458</text:p>
          </table:table-cell>
          <table:table-cell office:value-type="float" office:value="22.79987" calcext:value-type="float">
            <text:p>22.79987</text:p>
          </table:table-cell>
          <table:table-cell office:value-type="float" office:value="20.01105" calcext:value-type="float">
            <text:p>20.011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17.13378" calcext:value-type="float">
            <text:p>17.13378</text:p>
          </table:table-cell>
          <table:table-cell office:value-type="float" office:value="23.31" calcext:value-type="float">
            <text:p>23.31</text:p>
          </table:table-cell>
          <table:table-cell office:value-type="float" office:value="8.03" calcext:value-type="float">
            <text:p>8.03</text:p>
          </table:table-cell>
          <table:table-cell office:value-type="float" office:value="1.688023" calcext:value-type="float">
            <text:p>1.688023</text:p>
          </table:table-cell>
          <table:table-cell office:value-type="float" office:value="1.054946" calcext:value-type="float">
            <text:p>1.054946</text:p>
          </table:table-cell>
          <table:table-cell office:value-type="float" office:value="124.0434" calcext:value-type="float">
            <text:p>124.0434</text:p>
          </table:table-cell>
          <table:table-cell office:value-type="float" office:value="0" calcext:value-type="float">
            <text:p>0</text:p>
          </table:table-cell>
          <table:table-cell office:value-type="float" office:value="38.6413" calcext:value-type="float">
            <text:p>38.6413</text:p>
          </table:table-cell>
          <table:table-cell office:value-type="float" office:value="10.24411" calcext:value-type="float">
            <text:p>10.24411</text:p>
          </table:table-cell>
          <table:table-cell office:value-type="float" office:value="29.67462" calcext:value-type="float">
            <text:p>29.67462</text:p>
          </table:table-cell>
          <table:table-cell office:value-type="float" office:value="15.28119" calcext:value-type="float">
            <text:p>15.28119</text:p>
          </table:table-cell>
          <table:table-cell office:value-type="float" office:value="27.1373" calcext:value-type="float">
            <text:p>27.1373</text:p>
          </table:table-cell>
          <table:table-cell office:value-type="float" office:value="17.12054" calcext:value-type="float">
            <text:p>17.12054</text:p>
          </table:table-cell>
          <table:table-cell office:value-type="float" office:value="25.18399" calcext:value-type="float">
            <text:p>25.18399</text:p>
          </table:table-cell>
          <table:table-cell office:value-type="float" office:value="18.6134" calcext:value-type="float">
            <text:p>18.6134</text:p>
          </table:table-cell>
          <table:table-cell office:value-type="float" office:value="23.91928" calcext:value-type="float">
            <text:p>23.91928</text:p>
          </table:table-cell>
          <table:table-cell office:value-type="float" office:value="19.59998" calcext:value-type="float">
            <text:p>19.59998</text:p>
          </table:table-cell>
          <table:table-cell office:value-type="float" office:value="23.10834" calcext:value-type="float">
            <text:p>23.10834</text:p>
          </table:table-cell>
          <table:table-cell office:value-type="float" office:value="20.23984" calcext:value-type="float">
            <text:p>20.2398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15.30863" calcext:value-type="float">
            <text:p>15.30863</text:p>
          </table:table-cell>
          <table:table-cell office:value-type="float" office:value="26.67" calcext:value-type="float">
            <text:p>26.67</text:p>
          </table:table-cell>
          <table:table-cell office:value-type="float" office:value="11.06" calcext:value-type="float">
            <text:p>11.06</text:p>
          </table:table-cell>
          <table:table-cell office:value-type="float" office:value="2.172182" calcext:value-type="float">
            <text:p>2.172182</text:p>
          </table:table-cell>
          <table:table-cell office:value-type="float" office:value="1.292681" calcext:value-type="float">
            <text:p>1.292681</text:p>
          </table:table-cell>
          <table:table-cell office:value-type="float" office:value="242.8812" calcext:value-type="float">
            <text:p>242.8812</text:p>
          </table:table-cell>
          <table:table-cell office:value-type="float" office:value="0.3" calcext:value-type="float">
            <text:p>0.3</text:p>
          </table:table-cell>
          <table:table-cell office:value-type="float" office:value="42.7561" calcext:value-type="float">
            <text:p>42.7561</text:p>
          </table:table-cell>
          <table:table-cell office:value-type="float" office:value="12.39926" calcext:value-type="float">
            <text:p>12.39926</text:p>
          </table:table-cell>
          <table:table-cell office:value-type="float" office:value="31.71603" calcext:value-type="float">
            <text:p>31.71603</text:p>
          </table:table-cell>
          <table:table-cell office:value-type="float" office:value="16.5065" calcext:value-type="float">
            <text:p>16.5065</text:p>
          </table:table-cell>
          <table:table-cell office:value-type="float" office:value="28.6485" calcext:value-type="float">
            <text:p>28.6485</text:p>
          </table:table-cell>
          <table:table-cell office:value-type="float" office:value="18.08026" calcext:value-type="float">
            <text:p>18.08026</text:p>
          </table:table-cell>
          <table:table-cell office:value-type="float" office:value="26.35703" calcext:value-type="float">
            <text:p>26.35703</text:p>
          </table:table-cell>
          <table:table-cell office:value-type="float" office:value="19.35181" calcext:value-type="float">
            <text:p>19.35181</text:p>
          </table:table-cell>
          <table:table-cell office:value-type="float" office:value="24.86237" calcext:value-type="float">
            <text:p>24.86237</text:p>
          </table:table-cell>
          <table:table-cell office:value-type="float" office:value="20.1904" calcext:value-type="float">
            <text:p>20.1904</text:p>
          </table:table-cell>
          <table:table-cell office:value-type="float" office:value="23.88623" calcext:value-type="float">
            <text:p>23.88623</text:p>
          </table:table-cell>
          <table:table-cell office:value-type="float" office:value="20.70267" calcext:value-type="float">
            <text:p>20.7026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8.208546" calcext:value-type="float">
            <text:p>8.208546</text:p>
          </table:table-cell>
          <table:table-cell office:value-type="float" office:value="26.85" calcext:value-type="float">
            <text:p>26.85</text:p>
          </table:table-cell>
          <table:table-cell office:value-type="float" office:value="20.825" calcext:value-type="float">
            <text:p>20.825</text:p>
          </table:table-cell>
          <table:table-cell office:value-type="float" office:value="2.499653" calcext:value-type="float">
            <text:p>2.499653</text:p>
          </table:table-cell>
          <table:table-cell office:value-type="float" office:value="2.105451" calcext:value-type="float">
            <text:p>2.105451</text:p>
          </table:table-cell>
          <table:table-cell office:value-type="float" office:value="400.9716" calcext:value-type="float">
            <text:p>400.9716</text:p>
          </table:table-cell>
          <table:table-cell office:value-type="float" office:value="0" calcext:value-type="float">
            <text:p>0</text:p>
          </table:table-cell>
          <table:table-cell office:value-type="float" office:value="39.63135" calcext:value-type="float">
            <text:p>39.63135</text:p>
          </table:table-cell>
          <table:table-cell office:value-type="float" office:value="20.42587" calcext:value-type="float">
            <text:p>20.42587</text:p>
          </table:table-cell>
          <table:table-cell office:value-type="float" office:value="31.00687" calcext:value-type="float">
            <text:p>31.00687</text:p>
          </table:table-cell>
          <table:table-cell office:value-type="float" office:value="21.8223" calcext:value-type="float">
            <text:p>21.8223</text:p>
          </table:table-cell>
          <table:table-cell office:value-type="float" office:value="28.62408" calcext:value-type="float">
            <text:p>28.62408</text:p>
          </table:table-cell>
          <table:table-cell office:value-type="float" office:value="22.323" calcext:value-type="float">
            <text:p>22.323</text:p>
          </table:table-cell>
          <table:table-cell office:value-type="float" office:value="26.80811" calcext:value-type="float">
            <text:p>26.80811</text:p>
          </table:table-cell>
          <table:table-cell office:value-type="float" office:value="22.65762" calcext:value-type="float">
            <text:p>22.65762</text:p>
          </table:table-cell>
          <table:table-cell office:value-type="float" office:value="25.59006" calcext:value-type="float">
            <text:p>25.59006</text:p>
          </table:table-cell>
          <table:table-cell office:value-type="float" office:value="22.76099" calcext:value-type="float">
            <text:p>22.76099</text:p>
          </table:table-cell>
          <table:table-cell office:value-type="float" office:value="24.70892" calcext:value-type="float">
            <text:p>24.70892</text:p>
          </table:table-cell>
          <table:table-cell office:value-type="float" office:value="22.71967" calcext:value-type="float">
            <text:p>22.719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9.566154" calcext:value-type="float">
            <text:p>9.566154</text:p>
          </table:table-cell>
          <table:table-cell office:value-type="float" office:value="25.99" calcext:value-type="float">
            <text:p>25.99</text:p>
          </table:table-cell>
          <table:table-cell office:value-type="float" office:value="16.9" calcext:value-type="float">
            <text:p>16.9</text:p>
          </table:table-cell>
          <table:table-cell office:value-type="float" office:value="2.370282" calcext:value-type="float">
            <text:p>2.370282</text:p>
          </table:table-cell>
          <table:table-cell office:value-type="float" office:value="1.692914" calcext:value-type="float">
            <text:p>1.692914</text:p>
          </table:table-cell>
          <table:table-cell office:value-type="float" office:value="292.59" calcext:value-type="float">
            <text:p>292.59</text:p>
          </table:table-cell>
          <table:table-cell office:value-type="float" office:value="0" calcext:value-type="float">
            <text:p>0</text:p>
          </table:table-cell>
          <table:table-cell office:value-type="float" office:value="43.19141" calcext:value-type="float">
            <text:p>43.19141</text:p>
          </table:table-cell>
          <table:table-cell office:value-type="float" office:value="18.59964" calcext:value-type="float">
            <text:p>18.59964</text:p>
          </table:table-cell>
          <table:table-cell office:value-type="float" office:value="32.41983" calcext:value-type="float">
            <text:p>32.41983</text:p>
          </table:table-cell>
          <table:table-cell office:value-type="float" office:value="22.20023" calcext:value-type="float">
            <text:p>22.20023</text:p>
          </table:table-cell>
          <table:table-cell office:value-type="float" office:value="28.96329" calcext:value-type="float">
            <text:p>28.96329</text:p>
          </table:table-cell>
          <table:table-cell office:value-type="float" office:value="23.17242" calcext:value-type="float">
            <text:p>23.17242</text:p>
          </table:table-cell>
          <table:table-cell office:value-type="float" office:value="27.25742" calcext:value-type="float">
            <text:p>27.25742</text:p>
          </table:table-cell>
          <table:table-cell office:value-type="float" office:value="23.54892" calcext:value-type="float">
            <text:p>23.54892</text:p>
          </table:table-cell>
          <table:table-cell office:value-type="float" office:value="26.09238" calcext:value-type="float">
            <text:p>26.09238</text:p>
          </table:table-cell>
          <table:table-cell office:value-type="float" office:value="23.63684" calcext:value-type="float">
            <text:p>23.63684</text:p>
          </table:table-cell>
          <table:table-cell office:value-type="float" office:value="25.22131" calcext:value-type="float">
            <text:p>25.22131</text:p>
          </table:table-cell>
          <table:table-cell office:value-type="float" office:value="23.55591" calcext:value-type="float">
            <text:p>23.555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11.18441" calcext:value-type="float">
            <text:p>11.18441</text:p>
          </table:table-cell>
          <table:table-cell office:value-type="float" office:value="25.16" calcext:value-type="float">
            <text:p>25.16</text:p>
          </table:table-cell>
          <table:table-cell office:value-type="float" office:value="13.08" calcext:value-type="float">
            <text:p>13.08</text:p>
          </table:table-cell>
          <table:table-cell office:value-type="float" office:value="2.103254" calcext:value-type="float">
            <text:p>2.103254</text:p>
          </table:table-cell>
          <table:table-cell office:value-type="float" office:value="1.415457" calcext:value-type="float">
            <text:p>1.415457</text:p>
          </table:table-cell>
          <table:table-cell office:value-type="float" office:value="182.6244" calcext:value-type="float">
            <text:p>182.6244</text:p>
          </table:table-cell>
          <table:table-cell office:value-type="float" office:value="0" calcext:value-type="float">
            <text:p>0</text:p>
          </table:table-cell>
          <table:table-cell office:value-type="float" office:value="37.12851" calcext:value-type="float">
            <text:p>37.12851</text:p>
          </table:table-cell>
          <table:table-cell office:value-type="float" office:value="14.73532" calcext:value-type="float">
            <text:p>14.73532</text:p>
          </table:table-cell>
          <table:table-cell office:value-type="float" office:value="29.71326" calcext:value-type="float">
            <text:p>29.71326</text:p>
          </table:table-cell>
          <table:table-cell office:value-type="float" office:value="18.86868" calcext:value-type="float">
            <text:p>18.86868</text:p>
          </table:table-cell>
          <table:table-cell office:value-type="float" office:value="27.7316" calcext:value-type="float">
            <text:p>27.7316</text:p>
          </table:table-cell>
          <table:table-cell office:value-type="float" office:value="20.40271" calcext:value-type="float">
            <text:p>20.40271</text:p>
          </table:table-cell>
          <table:table-cell office:value-type="float" office:value="26.19553" calcext:value-type="float">
            <text:p>26.19553</text:p>
          </table:table-cell>
          <table:table-cell office:value-type="float" office:value="21.51166" calcext:value-type="float">
            <text:p>21.51166</text:p>
          </table:table-cell>
          <table:table-cell office:value-type="float" office:value="25.17923" calcext:value-type="float">
            <text:p>25.17923</text:p>
          </table:table-cell>
          <table:table-cell office:value-type="float" office:value="22.18927" calcext:value-type="float">
            <text:p>22.18927</text:p>
          </table:table-cell>
          <table:table-cell office:value-type="float" office:value="24.63544" calcext:value-type="float">
            <text:p>24.63544</text:p>
          </table:table-cell>
          <table:table-cell office:value-type="float" office:value="22.57333" calcext:value-type="float">
            <text:p>22.5733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16.65882" calcext:value-type="float">
            <text:p>16.65882</text:p>
          </table:table-cell>
          <table:table-cell office:value-type="float" office:value="19.175" calcext:value-type="float">
            <text:p>19.175</text:p>
          </table:table-cell>
          <table:table-cell office:value-type="float" office:value="7.21" calcext:value-type="float">
            <text:p>7.21</text:p>
          </table:table-cell>
          <table:table-cell office:value-type="float" office:value="1.360517" calcext:value-type="float">
            <text:p>1.360517</text:p>
          </table:table-cell>
          <table:table-cell office:value-type="float" office:value="0.8783906" calcext:value-type="float">
            <text:p>0.8783906</text:p>
          </table:table-cell>
          <table:table-cell office:value-type="float" office:value="173.7864" calcext:value-type="float">
            <text:p>173.7864</text:p>
          </table:table-cell>
          <table:table-cell office:value-type="float" office:value="0.2" calcext:value-type="float">
            <text:p>0.2</text:p>
          </table:table-cell>
          <table:table-cell office:value-type="float" office:value="36.72195" calcext:value-type="float">
            <text:p>36.72195</text:p>
          </table:table-cell>
          <table:table-cell office:value-type="float" office:value="9.843658" calcext:value-type="float">
            <text:p>9.843658</text:p>
          </table:table-cell>
          <table:table-cell office:value-type="float" office:value="28.71191" calcext:value-type="float">
            <text:p>28.71191</text:p>
          </table:table-cell>
          <table:table-cell office:value-type="float" office:value="16.18134" calcext:value-type="float">
            <text:p>16.18134</text:p>
          </table:table-cell>
          <table:table-cell office:value-type="float" office:value="26.28076" calcext:value-type="float">
            <text:p>26.28076</text:p>
          </table:table-cell>
          <table:table-cell office:value-type="float" office:value="18.34698" calcext:value-type="float">
            <text:p>18.34698</text:p>
          </table:table-cell>
          <table:table-cell office:value-type="float" office:value="24.76532" calcext:value-type="float">
            <text:p>24.76532</text:p>
          </table:table-cell>
          <table:table-cell office:value-type="float" office:value="19.92761" calcext:value-type="float">
            <text:p>19.92761</text:p>
          </table:table-cell>
          <table:table-cell office:value-type="float" office:value="24.02487" calcext:value-type="float">
            <text:p>24.02487</text:p>
          </table:table-cell>
          <table:table-cell office:value-type="float" office:value="20.96173" calcext:value-type="float">
            <text:p>20.96173</text:p>
          </table:table-cell>
          <table:table-cell office:value-type="float" office:value="24.06528" calcext:value-type="float">
            <text:p>24.06528</text:p>
          </table:table-cell>
          <table:table-cell office:value-type="float" office:value="21.60358" calcext:value-type="float">
            <text:p>21.603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15.43703" calcext:value-type="float">
            <text:p>15.43703</text:p>
          </table:table-cell>
          <table:table-cell office:value-type="float" office:value="21.98" calcext:value-type="float">
            <text:p>21.98</text:p>
          </table:table-cell>
          <table:table-cell office:value-type="float" office:value="4.7045" calcext:value-type="float">
            <text:p>4.7045</text:p>
          </table:table-cell>
          <table:table-cell office:value-type="float" office:value="1.290562" calcext:value-type="float">
            <text:p>1.290562</text:p>
          </table:table-cell>
          <table:table-cell office:value-type="float" office:value="0.8397425" calcext:value-type="float">
            <text:p>0.8397425</text:p>
          </table:table-cell>
          <table:table-cell office:value-type="float" office:value="216.4716" calcext:value-type="float">
            <text:p>216.4716</text:p>
          </table:table-cell>
          <table:table-cell office:value-type="float" office:value="0" calcext:value-type="float">
            <text:p>0</text:p>
          </table:table-cell>
          <table:table-cell office:value-type="float" office:value="38.4902" calcext:value-type="float">
            <text:p>38.4902</text:p>
          </table:table-cell>
          <table:table-cell office:value-type="float" office:value="6.717499" calcext:value-type="float">
            <text:p>6.717499</text:p>
          </table:table-cell>
          <table:table-cell office:value-type="float" office:value="28.57535" calcext:value-type="float">
            <text:p>28.57535</text:p>
          </table:table-cell>
          <table:table-cell office:value-type="float" office:value="12.80048" calcext:value-type="float">
            <text:p>12.80048</text:p>
          </table:table-cell>
          <table:table-cell office:value-type="float" office:value="25.88919" calcext:value-type="float">
            <text:p>25.88919</text:p>
          </table:table-cell>
          <table:table-cell office:value-type="float" office:value="15.13211" calcext:value-type="float">
            <text:p>15.13211</text:p>
          </table:table-cell>
          <table:table-cell office:value-type="float" office:value="24.02905" calcext:value-type="float">
            <text:p>24.02905</text:p>
          </table:table-cell>
          <table:table-cell office:value-type="float" office:value="17.10358" calcext:value-type="float">
            <text:p>17.10358</text:p>
          </table:table-cell>
          <table:table-cell office:value-type="float" office:value="22.95139" calcext:value-type="float">
            <text:p>22.95139</text:p>
          </table:table-cell>
          <table:table-cell office:value-type="float" office:value="18.5394" calcext:value-type="float">
            <text:p>18.5394</text:p>
          </table:table-cell>
          <table:table-cell office:value-type="float" office:value="22.35461" calcext:value-type="float">
            <text:p>22.35461</text:p>
          </table:table-cell>
          <table:table-cell office:value-type="float" office:value="19.55017" calcext:value-type="float">
            <text:p>19.550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18.18084" calcext:value-type="float">
            <text:p>18.18084</text:p>
          </table:table-cell>
          <table:table-cell office:value-type="float" office:value="21.435" calcext:value-type="float">
            <text:p>21.435</text:p>
          </table:table-cell>
          <table:table-cell office:value-type="float" office:value="7.8" calcext:value-type="float">
            <text:p>7.8</text:p>
          </table:table-cell>
          <table:table-cell office:value-type="float" office:value="1.237953" calcext:value-type="float">
            <text:p>1.237953</text:p>
          </table:table-cell>
          <table:table-cell office:value-type="float" office:value="0.9291322" calcext:value-type="float">
            <text:p>0.9291322</text:p>
          </table:table-cell>
          <table:table-cell office:value-type="float" office:value="137.1996" calcext:value-type="float">
            <text:p>137.1996</text:p>
          </table:table-cell>
          <table:table-cell office:value-type="float" office:value="0" calcext:value-type="float">
            <text:p>0</text:p>
          </table:table-cell>
          <table:table-cell office:value-type="float" office:value="38.26932" calcext:value-type="float">
            <text:p>38.26932</text:p>
          </table:table-cell>
          <table:table-cell office:value-type="float" office:value="9.651886" calcext:value-type="float">
            <text:p>9.651886</text:p>
          </table:table-cell>
          <table:table-cell office:value-type="float" office:value="28.83911" calcext:value-type="float">
            <text:p>28.83911</text:p>
          </table:table-cell>
          <table:table-cell office:value-type="float" office:value="14.63593" calcext:value-type="float">
            <text:p>14.63593</text:p>
          </table:table-cell>
          <table:table-cell office:value-type="float" office:value="26.26675" calcext:value-type="float">
            <text:p>26.26675</text:p>
          </table:table-cell>
          <table:table-cell office:value-type="float" office:value="16.49576" calcext:value-type="float">
            <text:p>16.49576</text:p>
          </table:table-cell>
          <table:table-cell office:value-type="float" office:value="24.41739" calcext:value-type="float">
            <text:p>24.41739</text:p>
          </table:table-cell>
          <table:table-cell office:value-type="float" office:value="17.99539" calcext:value-type="float">
            <text:p>17.99539</text:p>
          </table:table-cell>
          <table:table-cell office:value-type="float" office:value="23.2579" calcext:value-type="float">
            <text:p>23.2579</text:p>
          </table:table-cell>
          <table:table-cell office:value-type="float" office:value="19.06693" calcext:value-type="float">
            <text:p>19.06693</text:p>
          </table:table-cell>
          <table:table-cell office:value-type="float" office:value="22.53619" calcext:value-type="float">
            <text:p>22.53619</text:p>
          </table:table-cell>
          <table:table-cell office:value-type="float" office:value="19.80069" calcext:value-type="float">
            <text:p>19.8006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15.43863" calcext:value-type="float">
            <text:p>15.43863</text:p>
          </table:table-cell>
          <table:table-cell office:value-type="float" office:value="23.88" calcext:value-type="float">
            <text:p>23.88</text:p>
          </table:table-cell>
          <table:table-cell office:value-type="float" office:value="4.96" calcext:value-type="float">
            <text:p>4.96</text:p>
          </table:table-cell>
          <table:table-cell office:value-type="float" office:value="1.359873" calcext:value-type="float">
            <text:p>1.359873</text:p>
          </table:table-cell>
          <table:table-cell office:value-type="float" office:value="0.8547564" calcext:value-type="float">
            <text:p>0.8547564</text:p>
          </table:table-cell>
          <table:table-cell office:value-type="float" office:value="156.546" calcext:value-type="float">
            <text:p>156.546</text:p>
          </table:table-cell>
          <table:table-cell office:value-type="float" office:value="0" calcext:value-type="float">
            <text:p>0</text:p>
          </table:table-cell>
          <table:table-cell office:value-type="float" office:value="40.58612" calcext:value-type="float">
            <text:p>40.58612</text:p>
          </table:table-cell>
          <table:table-cell office:value-type="float" office:value="7.03421" calcext:value-type="float">
            <text:p>7.03421</text:p>
          </table:table-cell>
          <table:table-cell office:value-type="float" office:value="29.53253" calcext:value-type="float">
            <text:p>29.53253</text:p>
          </table:table-cell>
          <table:table-cell office:value-type="float" office:value="12.91943" calcext:value-type="float">
            <text:p>12.91943</text:p>
          </table:table-cell>
          <table:table-cell office:value-type="float" office:value="26.08652" calcext:value-type="float">
            <text:p>26.08652</text:p>
          </table:table-cell>
          <table:table-cell office:value-type="float" office:value="15.1315" calcext:value-type="float">
            <text:p>15.1315</text:p>
          </table:table-cell>
          <table:table-cell office:value-type="float" office:value="23.96121" calcext:value-type="float">
            <text:p>23.96121</text:p>
          </table:table-cell>
          <table:table-cell office:value-type="float" office:value="16.95886" calcext:value-type="float">
            <text:p>16.95886</text:p>
          </table:table-cell>
          <table:table-cell office:value-type="float" office:value="22.77554" calcext:value-type="float">
            <text:p>22.77554</text:p>
          </table:table-cell>
          <table:table-cell office:value-type="float" office:value="18.27423" calcext:value-type="float">
            <text:p>18.27423</text:p>
          </table:table-cell>
          <table:table-cell office:value-type="float" office:value="22.10178" calcext:value-type="float">
            <text:p>22.10178</text:p>
          </table:table-cell>
          <table:table-cell office:value-type="float" office:value="19.1777" calcext:value-type="float">
            <text:p>19.17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2.844077" calcext:value-type="float">
            <text:p>2.844077</text:p>
          </table:table-cell>
          <table:table-cell office:value-type="float" office:value="13.87" calcext:value-type="float">
            <text:p>13.87</text:p>
          </table:table-cell>
          <table:table-cell office:value-type="float" office:value="8.32" calcext:value-type="float">
            <text:p>8.32</text:p>
          </table:table-cell>
          <table:table-cell office:value-type="float" office:value="1.497607" calcext:value-type="float">
            <text:p>1.497607</text:p>
          </table:table-cell>
          <table:table-cell office:value-type="float" office:value="1.07587" calcext:value-type="float">
            <text:p>1.07587</text:p>
          </table:table-cell>
          <table:table-cell office:value-type="float" office:value="164.547" calcext:value-type="float">
            <text:p>164.547</text:p>
          </table:table-cell>
          <table:table-cell office:value-type="float" office:value="20.5" calcext:value-type="float">
            <text:p>20.5</text:p>
          </table:table-cell>
          <table:table-cell office:value-type="float" office:value="17.52548" calcext:value-type="float">
            <text:p>17.52548</text:p>
          </table:table-cell>
          <table:table-cell office:value-type="float" office:value="9.894257" calcext:value-type="float">
            <text:p>9.894257</text:p>
          </table:table-cell>
          <table:table-cell office:value-type="float" office:value="18.09631" calcext:value-type="float">
            <text:p>18.09631</text:p>
          </table:table-cell>
          <table:table-cell office:value-type="float" office:value="14.29449" calcext:value-type="float">
            <text:p>14.29449</text:p>
          </table:table-cell>
          <table:table-cell office:value-type="float" office:value="19.72177" calcext:value-type="float">
            <text:p>19.72177</text:p>
          </table:table-cell>
          <table:table-cell office:value-type="float" office:value="15.34708" calcext:value-type="float">
            <text:p>15.34708</text:p>
          </table:table-cell>
          <table:table-cell office:value-type="float" office:value="20.87036" calcext:value-type="float">
            <text:p>20.87036</text:p>
          </table:table-cell>
          <table:table-cell office:value-type="float" office:value="16.44409" calcext:value-type="float">
            <text:p>16.44409</text:p>
          </table:table-cell>
          <table:table-cell office:value-type="float" office:value="21.45169" calcext:value-type="float">
            <text:p>21.45169</text:p>
          </table:table-cell>
          <table:table-cell office:value-type="float" office:value="17.38312" calcext:value-type="float">
            <text:p>17.38312</text:p>
          </table:table-cell>
          <table:table-cell office:value-type="float" office:value="21.63855" calcext:value-type="float">
            <text:p>21.63855</text:p>
          </table:table-cell>
          <table:table-cell office:value-type="float" office:value="18.20572" calcext:value-type="float">
            <text:p>18.205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17.21001" calcext:value-type="float">
            <text:p>17.21001</text:p>
          </table:table-cell>
          <table:table-cell office:value-type="float" office:value="15.79" calcext:value-type="float">
            <text:p>15.79</text:p>
          </table:table-cell>
          <table:table-cell office:value-type="float" office:value="3.548" calcext:value-type="float">
            <text:p>3.548</text:p>
          </table:table-cell>
          <table:table-cell office:value-type="float" office:value="1.426734" calcext:value-type="float">
            <text:p>1.426734</text:p>
          </table:table-cell>
          <table:table-cell office:value-type="float" office:value="0.6062672" calcext:value-type="float">
            <text:p>0.6062672</text:p>
          </table:table-cell>
          <table:table-cell office:value-type="float" office:value="253.4418" calcext:value-type="float">
            <text:p>253.4418</text:p>
          </table:table-cell>
          <table:table-cell office:value-type="float" office:value="0" calcext:value-type="float">
            <text:p>0</text:p>
          </table:table-cell>
          <table:table-cell office:value-type="float" office:value="25.55621" calcext:value-type="float">
            <text:p>25.55621</text:p>
          </table:table-cell>
          <table:table-cell office:value-type="float" office:value="4.856934" calcext:value-type="float">
            <text:p>4.856934</text:p>
          </table:table-cell>
          <table:table-cell office:value-type="float" office:value="21.49612" calcext:value-type="float">
            <text:p>21.49612</text:p>
          </table:table-cell>
          <table:table-cell office:value-type="float" office:value="10.45044" calcext:value-type="float">
            <text:p>10.45044</text:p>
          </table:table-cell>
          <table:table-cell office:value-type="float" office:value="20.16714" calcext:value-type="float">
            <text:p>20.16714</text:p>
          </table:table-cell>
          <table:table-cell office:value-type="float" office:value="12.90125" calcext:value-type="float">
            <text:p>12.90125</text:p>
          </table:table-cell>
          <table:table-cell office:value-type="float" office:value="19.26923" calcext:value-type="float">
            <text:p>19.26923</text:p>
          </table:table-cell>
          <table:table-cell office:value-type="float" office:value="15.15173" calcext:value-type="float">
            <text:p>15.15173</text:p>
          </table:table-cell>
          <table:table-cell office:value-type="float" office:value="18.86993" calcext:value-type="float">
            <text:p>18.86993</text:p>
          </table:table-cell>
          <table:table-cell office:value-type="float" office:value="16.39258" calcext:value-type="float">
            <text:p>16.39258</text:p>
          </table:table-cell>
          <table:table-cell office:value-type="float" office:value="18.76242" calcext:value-type="float">
            <text:p>18.76242</text:p>
          </table:table-cell>
          <table:table-cell office:value-type="float" office:value="17.20157" calcext:value-type="float">
            <text:p>17.201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7.776999" calcext:value-type="float">
            <text:p>7.776999</text:p>
          </table:table-cell>
          <table:table-cell office:value-type="float" office:value="14.355" calcext:value-type="float">
            <text:p>14.355</text:p>
          </table:table-cell>
          <table:table-cell office:value-type="float" office:value="3.18" calcext:value-type="float">
            <text:p>3.18</text:p>
          </table:table-cell>
          <table:table-cell office:value-type="float" office:value="1.055195" calcext:value-type="float">
            <text:p>1.055195</text:p>
          </table:table-cell>
          <table:table-cell office:value-type="float" office:value="0.7435487" calcext:value-type="float">
            <text:p>0.7435487</text:p>
          </table:table-cell>
          <table:table-cell office:value-type="float" office:value="125.604" calcext:value-type="float">
            <text:p>125.604</text:p>
          </table:table-cell>
          <table:table-cell office:value-type="float" office:value="0" calcext:value-type="float">
            <text:p>0</text:p>
          </table:table-cell>
          <table:table-cell office:value-type="float" office:value="20.85202" calcext:value-type="float">
            <text:p>20.85202</text:p>
          </table:table-cell>
          <table:table-cell office:value-type="float" office:value="4.531586" calcext:value-type="float">
            <text:p>4.531586</text:p>
          </table:table-cell>
          <table:table-cell office:value-type="float" office:value="17.06094" calcext:value-type="float">
            <text:p>17.06094</text:p>
          </table:table-cell>
          <table:table-cell office:value-type="float" office:value="9.123383" calcext:value-type="float">
            <text:p>9.123383</text:p>
          </table:table-cell>
          <table:table-cell office:value-type="float" office:value="16.00897" calcext:value-type="float">
            <text:p>16.00897</text:p>
          </table:table-cell>
          <table:table-cell office:value-type="float" office:value="10.9227" calcext:value-type="float">
            <text:p>10.9227</text:p>
          </table:table-cell>
          <table:table-cell office:value-type="float" office:value="15.73557" calcext:value-type="float">
            <text:p>15.73557</text:p>
          </table:table-cell>
          <table:table-cell office:value-type="float" office:value="12.74496" calcext:value-type="float">
            <text:p>12.74496</text:p>
          </table:table-cell>
          <table:table-cell office:value-type="float" office:value="16.6138" calcext:value-type="float">
            <text:p>16.6138</text:p>
          </table:table-cell>
          <table:table-cell office:value-type="float" office:value="14.14816" calcext:value-type="float">
            <text:p>14.14816</text:p>
          </table:table-cell>
          <table:table-cell office:value-type="float" office:value="17.65863" calcext:value-type="float">
            <text:p>17.65863</text:p>
          </table:table-cell>
          <table:table-cell office:value-type="float" office:value="15.23926" calcext:value-type="float">
            <text:p>15.239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4.05409" calcext:value-type="float">
            <text:p>4.05409</text:p>
          </table:table-cell>
          <table:table-cell office:value-type="float" office:value="17.65" calcext:value-type="float">
            <text:p>17.65</text:p>
          </table:table-cell>
          <table:table-cell office:value-type="float" office:value="7.685" calcext:value-type="float">
            <text:p>7.685</text:p>
          </table:table-cell>
          <table:table-cell office:value-type="float" office:value="1.913021" calcext:value-type="float">
            <text:p>1.913021</text:p>
          </table:table-cell>
          <table:table-cell office:value-type="float" office:value="0.9674618" calcext:value-type="float">
            <text:p>0.9674618</text:p>
          </table:table-cell>
          <table:table-cell office:value-type="float" office:value="200.3184" calcext:value-type="float">
            <text:p>200.3184</text:p>
          </table:table-cell>
          <table:table-cell office:value-type="float" office:value="13.5" calcext:value-type="float">
            <text:p>13.5</text:p>
          </table:table-cell>
          <table:table-cell office:value-type="float" office:value="22.38205" calcext:value-type="float">
            <text:p>22.38205</text:p>
          </table:table-cell>
          <table:table-cell office:value-type="float" office:value="6.997528" calcext:value-type="float">
            <text:p>6.997528</text:p>
          </table:table-cell>
          <table:table-cell office:value-type="float" office:value="17.69693" calcext:value-type="float">
            <text:p>17.69693</text:p>
          </table:table-cell>
          <table:table-cell office:value-type="float" office:value="10.16675" calcext:value-type="float">
            <text:p>10.16675</text:p>
          </table:table-cell>
          <table:table-cell office:value-type="float" office:value="16.90228" calcext:value-type="float">
            <text:p>16.90228</text:p>
          </table:table-cell>
          <table:table-cell office:value-type="float" office:value="11.46075" calcext:value-type="float">
            <text:p>11.46075</text:p>
          </table:table-cell>
          <table:table-cell office:value-type="float" office:value="16.46674" calcext:value-type="float">
            <text:p>16.46674</text:p>
          </table:table-cell>
          <table:table-cell office:value-type="float" office:value="12.76953" calcext:value-type="float">
            <text:p>12.76953</text:p>
          </table:table-cell>
          <table:table-cell office:value-type="float" office:value="16.33264" calcext:value-type="float">
            <text:p>16.33264</text:p>
          </table:table-cell>
          <table:table-cell office:value-type="float" office:value="13.84543" calcext:value-type="float">
            <text:p>13.84543</text:p>
          </table:table-cell>
          <table:table-cell office:value-type="float" office:value="16.41348" calcext:value-type="float">
            <text:p>16.41348</text:p>
          </table:table-cell>
          <table:table-cell office:value-type="float" office:value="14.7554" calcext:value-type="float">
            <text:p>14.755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10.51689" calcext:value-type="float">
            <text:p>10.51689</text:p>
          </table:table-cell>
          <table:table-cell office:value-type="float" office:value="26.515" calcext:value-type="float">
            <text:p>26.515</text:p>
          </table:table-cell>
          <table:table-cell office:value-type="float" office:value="16.185" calcext:value-type="float">
            <text:p>16.185</text:p>
          </table:table-cell>
          <table:table-cell office:value-type="float" office:value="2.209335" calcext:value-type="float">
            <text:p>2.209335</text:p>
          </table:table-cell>
          <table:table-cell office:value-type="float" office:value="1.783573" calcext:value-type="float">
            <text:p>1.783573</text:p>
          </table:table-cell>
          <table:table-cell office:value-type="float" office:value="297.9306" calcext:value-type="float">
            <text:p>297.9306</text:p>
          </table:table-cell>
          <table:table-cell office:value-type="float" office:value="0" calcext:value-type="float">
            <text:p>0</text:p>
          </table:table-cell>
          <table:table-cell office:value-type="float" office:value="30.07553" calcext:value-type="float">
            <text:p>30.07553</text:p>
          </table:table-cell>
          <table:table-cell office:value-type="float" office:value="14.103" calcext:value-type="float">
            <text:p>14.103</text:p>
          </table:table-cell>
          <table:table-cell office:value-type="float" office:value="24.29858" calcext:value-type="float">
            <text:p>24.29858</text:p>
          </table:table-cell>
          <table:table-cell office:value-type="float" office:value="14.85226" calcext:value-type="float">
            <text:p>14.85226</text:p>
          </table:table-cell>
          <table:table-cell office:value-type="float" office:value="22.41336" calcext:value-type="float">
            <text:p>22.41336</text:p>
          </table:table-cell>
          <table:table-cell office:value-type="float" office:value="15.26419" calcext:value-type="float">
            <text:p>15.26419</text:p>
          </table:table-cell>
          <table:table-cell office:value-type="float" office:value="20.84503" calcext:value-type="float">
            <text:p>20.84503</text:p>
          </table:table-cell>
          <table:table-cell office:value-type="float" office:value="15.66873" calcext:value-type="float">
            <text:p>15.66873</text:p>
          </table:table-cell>
          <table:table-cell office:value-type="float" office:value="19.82581" calcext:value-type="float">
            <text:p>19.82581</text:p>
          </table:table-cell>
          <table:table-cell office:value-type="float" office:value="15.99152" calcext:value-type="float">
            <text:p>15.99152</text:p>
          </table:table-cell>
          <table:table-cell office:value-type="float" office:value="19.19211" calcext:value-type="float">
            <text:p>19.19211</text:p>
          </table:table-cell>
          <table:table-cell office:value-type="float" office:value="16.28058" calcext:value-type="float">
            <text:p>16.2805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8.985632" calcext:value-type="float">
            <text:p>8.985632</text:p>
          </table:table-cell>
          <table:table-cell office:value-type="float" office:value="24.075" calcext:value-type="float">
            <text:p>24.075</text:p>
          </table:table-cell>
          <table:table-cell office:value-type="float" office:value="13.25" calcext:value-type="float">
            <text:p>13.25</text:p>
          </table:table-cell>
          <table:table-cell office:value-type="float" office:value="2.2403" calcext:value-type="float">
            <text:p>2.2403</text:p>
          </table:table-cell>
          <table:table-cell office:value-type="float" office:value="1.200702" calcext:value-type="float">
            <text:p>1.200702</text:p>
          </table:table-cell>
          <table:table-cell office:value-type="float" office:value="218.655" calcext:value-type="float">
            <text:p>218.655</text:p>
          </table:table-cell>
          <table:table-cell office:value-type="float" office:value="0" calcext:value-type="float">
            <text:p>0</text:p>
          </table:table-cell>
          <table:table-cell office:value-type="float" office:value="29.57193" calcext:value-type="float">
            <text:p>29.57193</text:p>
          </table:table-cell>
          <table:table-cell office:value-type="float" office:value="12.20358" calcext:value-type="float">
            <text:p>12.20358</text:p>
          </table:table-cell>
          <table:table-cell office:value-type="float" office:value="24.99396" calcext:value-type="float">
            <text:p>24.99396</text:p>
          </table:table-cell>
          <table:table-cell office:value-type="float" office:value="15.93704" calcext:value-type="float">
            <text:p>15.93704</text:p>
          </table:table-cell>
          <table:table-cell office:value-type="float" office:value="23.01682" calcext:value-type="float">
            <text:p>23.01682</text:p>
          </table:table-cell>
          <table:table-cell office:value-type="float" office:value="17.47739" calcext:value-type="float">
            <text:p>17.47739</text:p>
          </table:table-cell>
          <table:table-cell office:value-type="float" office:value="21.54889" calcext:value-type="float">
            <text:p>21.54889</text:p>
          </table:table-cell>
          <table:table-cell office:value-type="float" office:value="18.45114" calcext:value-type="float">
            <text:p>18.45114</text:p>
          </table:table-cell>
          <table:table-cell office:value-type="float" office:value="20.67813" calcext:value-type="float">
            <text:p>20.67813</text:p>
          </table:table-cell>
          <table:table-cell office:value-type="float" office:value="18.55118" calcext:value-type="float">
            <text:p>18.55118</text:p>
          </table:table-cell>
          <table:table-cell office:value-type="float" office:value="20.07785" calcext:value-type="float">
            <text:p>20.07785</text:p>
          </table:table-cell>
          <table:table-cell office:value-type="float" office:value="18.57214" calcext:value-type="float">
            <text:p>18.572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14.35763" calcext:value-type="float">
            <text:p>14.35763</text:p>
          </table:table-cell>
          <table:table-cell office:value-type="float" office:value="14.08" calcext:value-type="float">
            <text:p>14.08</text:p>
          </table:table-cell>
          <table:table-cell office:value-type="float" office:value="6.177" calcext:value-type="float">
            <text:p>6.177</text:p>
          </table:table-cell>
          <table:table-cell office:value-type="float" office:value="1.119585" calcext:value-type="float">
            <text:p>1.119585</text:p>
          </table:table-cell>
          <table:table-cell office:value-type="float" office:value="0.7423463" calcext:value-type="float">
            <text:p>0.7423463</text:p>
          </table:table-cell>
          <table:table-cell office:value-type="float" office:value="172.8" calcext:value-type="float">
            <text:p>172.8</text:p>
          </table:table-cell>
          <table:table-cell office:value-type="float" office:value="0.9" calcext:value-type="float">
            <text:p>0.9</text:p>
          </table:table-cell>
          <table:table-cell office:value-type="float" office:value="22.85779" calcext:value-type="float">
            <text:p>22.85779</text:p>
          </table:table-cell>
          <table:table-cell office:value-type="float" office:value="6.811554" calcext:value-type="float">
            <text:p>6.811554</text:p>
          </table:table-cell>
          <table:table-cell office:value-type="float" office:value="19.46008" calcext:value-type="float">
            <text:p>19.46008</text:p>
          </table:table-cell>
          <table:table-cell office:value-type="float" office:value="11.89703" calcext:value-type="float">
            <text:p>11.89703</text:p>
          </table:table-cell>
          <table:table-cell office:value-type="float" office:value="18.7196" calcext:value-type="float">
            <text:p>18.7196</text:p>
          </table:table-cell>
          <table:table-cell office:value-type="float" office:value="13.80618" calcext:value-type="float">
            <text:p>13.80618</text:p>
          </table:table-cell>
          <table:table-cell office:value-type="float" office:value="18.51108" calcext:value-type="float">
            <text:p>18.51108</text:p>
          </table:table-cell>
          <table:table-cell office:value-type="float" office:value="15.46423" calcext:value-type="float">
            <text:p>15.46423</text:p>
          </table:table-cell>
          <table:table-cell office:value-type="float" office:value="19.14377" calcext:value-type="float">
            <text:p>19.14377</text:p>
          </table:table-cell>
          <table:table-cell office:value-type="float" office:value="16.60623" calcext:value-type="float">
            <text:p>16.60623</text:p>
          </table:table-cell>
          <table:table-cell office:value-type="float" office:value="19.39548" calcext:value-type="float">
            <text:p>19.39548</text:p>
          </table:table-cell>
          <table:table-cell office:value-type="float" office:value="17.28867" calcext:value-type="float">
            <text:p>17.288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2.276772" calcext:value-type="float">
            <text:p>2.276772</text:p>
          </table:table-cell>
          <table:table-cell office:value-type="float" office:value="19.855" calcext:value-type="float">
            <text:p>19.855</text:p>
          </table:table-cell>
          <table:table-cell office:value-type="float" office:value="2.7985" calcext:value-type="float">
            <text:p>2.7985</text:p>
          </table:table-cell>
          <table:table-cell office:value-type="float" office:value="2.106708" calcext:value-type="float">
            <text:p>2.106708</text:p>
          </table:table-cell>
          <table:table-cell office:value-type="float" office:value="0.7171753" calcext:value-type="float">
            <text:p>0.7171753</text:p>
          </table:table-cell>
          <table:table-cell office:value-type="float" office:value="230.6016" calcext:value-type="float">
            <text:p>230.6016</text:p>
          </table:table-cell>
          <table:table-cell office:value-type="float" office:value="0.7" calcext:value-type="float">
            <text:p>0.7</text:p>
          </table:table-cell>
          <table:table-cell office:value-type="float" office:value="17.15015" calcext:value-type="float">
            <text:p>17.15015</text:p>
          </table:table-cell>
          <table:table-cell office:value-type="float" office:value="4.420776" calcext:value-type="float">
            <text:p>4.420776</text:p>
          </table:table-cell>
          <table:table-cell office:value-type="float" office:value="16.06769" calcext:value-type="float">
            <text:p>16.06769</text:p>
          </table:table-cell>
          <table:table-cell office:value-type="float" office:value="9.3974" calcext:value-type="float">
            <text:p>9.3974</text:p>
          </table:table-cell>
          <table:table-cell office:value-type="float" office:value="15.67383" calcext:value-type="float">
            <text:p>15.67383</text:p>
          </table:table-cell>
          <table:table-cell office:value-type="float" office:value="11.19827" calcext:value-type="float">
            <text:p>11.19827</text:p>
          </table:table-cell>
          <table:table-cell office:value-type="float" office:value="15.49835" calcext:value-type="float">
            <text:p>15.49835</text:p>
          </table:table-cell>
          <table:table-cell office:value-type="float" office:value="12.83453" calcext:value-type="float">
            <text:p>12.83453</text:p>
          </table:table-cell>
          <table:table-cell office:value-type="float" office:value="16.52817" calcext:value-type="float">
            <text:p>16.52817</text:p>
          </table:table-cell>
          <table:table-cell office:value-type="float" office:value="14.0575" calcext:value-type="float">
            <text:p>14.0575</text:p>
          </table:table-cell>
          <table:table-cell office:value-type="float" office:value="17.28909" calcext:value-type="float">
            <text:p>17.28909</text:p>
          </table:table-cell>
          <table:table-cell office:value-type="float" office:value="14.95627" calcext:value-type="float">
            <text:p>14.956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10.53776" calcext:value-type="float">
            <text:p>10.53776</text:p>
          </table:table-cell>
          <table:table-cell office:value-type="float" office:value="20.295" calcext:value-type="float">
            <text:p>20.295</text:p>
          </table:table-cell>
          <table:table-cell office:value-type="float" office:value="6.4205" calcext:value-type="float">
            <text:p>6.4205</text:p>
          </table:table-cell>
          <table:table-cell office:value-type="float" office:value="2.210025" calcext:value-type="float">
            <text:p>2.210025</text:p>
          </table:table-cell>
          <table:table-cell office:value-type="float" office:value="0.8200938" calcext:value-type="float">
            <text:p>0.8200938</text:p>
          </table:table-cell>
          <table:table-cell office:value-type="float" office:value="341.2476" calcext:value-type="float">
            <text:p>341.2476</text:p>
          </table:table-cell>
          <table:table-cell office:value-type="float" office:value="0.5" calcext:value-type="float">
            <text:p>0.5</text:p>
          </table:table-cell>
          <table:table-cell office:value-type="float" office:value="23.9314" calcext:value-type="float">
            <text:p>23.9314</text:p>
          </table:table-cell>
          <table:table-cell office:value-type="float" office:value="7.065552" calcext:value-type="float">
            <text:p>7.065552</text:p>
          </table:table-cell>
          <table:table-cell office:value-type="float" office:value="20.17072" calcext:value-type="float">
            <text:p>20.17072</text:p>
          </table:table-cell>
          <table:table-cell office:value-type="float" office:value="11.72665" calcext:value-type="float">
            <text:p>11.72665</text:p>
          </table:table-cell>
          <table:table-cell office:value-type="float" office:value="18.81097" calcext:value-type="float">
            <text:p>18.81097</text:p>
          </table:table-cell>
          <table:table-cell office:value-type="float" office:value="13.48746" calcext:value-type="float">
            <text:p>13.48746</text:p>
          </table:table-cell>
          <table:table-cell office:value-type="float" office:value="17.90982" calcext:value-type="float">
            <text:p>17.90982</text:p>
          </table:table-cell>
          <table:table-cell office:value-type="float" office:value="14.95309" calcext:value-type="float">
            <text:p>14.95309</text:p>
          </table:table-cell>
          <table:table-cell office:value-type="float" office:value="17.45312" calcext:value-type="float">
            <text:p>17.45312</text:p>
          </table:table-cell>
          <table:table-cell office:value-type="float" office:value="15.56342" calcext:value-type="float">
            <text:p>15.56342</text:p>
          </table:table-cell>
          <table:table-cell office:value-type="float" office:value="17.23212" calcext:value-type="float">
            <text:p>17.23212</text:p>
          </table:table-cell>
          <table:table-cell office:value-type="float" office:value="15.7406" calcext:value-type="float">
            <text:p>15.740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13.67236" calcext:value-type="float">
            <text:p>13.67236</text:p>
          </table:table-cell>
          <table:table-cell office:value-type="float" office:value="15.325" calcext:value-type="float">
            <text:p>15.325</text:p>
          </table:table-cell>
          <table:table-cell office:value-type="float" office:value="1.3105" calcext:value-type="float">
            <text:p>1.3105</text:p>
          </table:table-cell>
          <table:table-cell office:value-type="float" office:value="1.06981" calcext:value-type="float">
            <text:p>1.06981</text:p>
          </table:table-cell>
          <table:table-cell office:value-type="float" office:value="0.6615226" calcext:value-type="float">
            <text:p>0.6615226</text:p>
          </table:table-cell>
          <table:table-cell office:value-type="float" office:value="236.79" calcext:value-type="float">
            <text:p>236.79</text:p>
          </table:table-cell>
          <table:table-cell office:value-type="float" office:value="0" calcext:value-type="float">
            <text:p>0</text:p>
          </table:table-cell>
          <table:table-cell office:value-type="float" office:value="31.38531" calcext:value-type="float">
            <text:p>31.38531</text:p>
          </table:table-cell>
          <table:table-cell office:value-type="float" office:value="2.606018" calcext:value-type="float">
            <text:p>2.606018</text:p>
          </table:table-cell>
          <table:table-cell office:value-type="float" office:value="22.18765" calcext:value-type="float">
            <text:p>22.18765</text:p>
          </table:table-cell>
          <table:table-cell office:value-type="float" office:value="8.29245" calcext:value-type="float">
            <text:p>8.29245</text:p>
          </table:table-cell>
          <table:table-cell office:value-type="float" office:value="19.59399" calcext:value-type="float">
            <text:p>19.59399</text:p>
          </table:table-cell>
          <table:table-cell office:value-type="float" office:value="10.22629" calcext:value-type="float">
            <text:p>10.22629</text:p>
          </table:table-cell>
          <table:table-cell office:value-type="float" office:value="18.0918" calcext:value-type="float">
            <text:p>18.0918</text:p>
          </table:table-cell>
          <table:table-cell office:value-type="float" office:value="12.06552" calcext:value-type="float">
            <text:p>12.06552</text:p>
          </table:table-cell>
          <table:table-cell office:value-type="float" office:value="17.27414" calcext:value-type="float">
            <text:p>17.27414</text:p>
          </table:table-cell>
          <table:table-cell office:value-type="float" office:value="13.42883" calcext:value-type="float">
            <text:p>13.42883</text:p>
          </table:table-cell>
          <table:table-cell office:value-type="float" office:value="16.9057" calcext:value-type="float">
            <text:p>16.9057</text:p>
          </table:table-cell>
          <table:table-cell office:value-type="float" office:value="14.43561" calcext:value-type="float">
            <text:p>14.4356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13.90315" calcext:value-type="float">
            <text:p>13.90315</text:p>
          </table:table-cell>
          <table:table-cell office:value-type="float" office:value="15.37" calcext:value-type="float">
            <text:p>15.37</text:p>
          </table:table-cell>
          <table:table-cell office:value-type="float" office:value="4.1885" calcext:value-type="float">
            <text:p>4.1885</text:p>
          </table:table-cell>
          <table:table-cell office:value-type="float" office:value="1.570063" calcext:value-type="float">
            <text:p>1.570063</text:p>
          </table:table-cell>
          <table:table-cell office:value-type="float" office:value="0.6072153" calcext:value-type="float">
            <text:p>0.6072153</text:p>
          </table:table-cell>
          <table:table-cell office:value-type="float" office:value="403.0489" calcext:value-type="float">
            <text:p>403.0489</text:p>
          </table:table-cell>
          <table:table-cell office:value-type="float" office:value="2.6" calcext:value-type="float">
            <text:p>2.6</text:p>
          </table:table-cell>
          <table:table-cell office:value-type="float" office:value="23.51224" calcext:value-type="float">
            <text:p>23.51224</text:p>
          </table:table-cell>
          <table:table-cell office:value-type="float" office:value="3.769958" calcext:value-type="float">
            <text:p>3.769958</text:p>
          </table:table-cell>
          <table:table-cell office:value-type="float" office:value="19.59442" calcext:value-type="float">
            <text:p>19.59442</text:p>
          </table:table-cell>
          <table:table-cell office:value-type="float" office:value="9.198578" calcext:value-type="float">
            <text:p>9.198578</text:p>
          </table:table-cell>
          <table:table-cell office:value-type="float" office:value="18.4726" calcext:value-type="float">
            <text:p>18.4726</text:p>
          </table:table-cell>
          <table:table-cell office:value-type="float" office:value="11.41028" calcext:value-type="float">
            <text:p>11.41028</text:p>
          </table:table-cell>
          <table:table-cell office:value-type="float" office:value="17.61783" calcext:value-type="float">
            <text:p>17.61783</text:p>
          </table:table-cell>
          <table:table-cell office:value-type="float" office:value="13.39603" calcext:value-type="float">
            <text:p>13.39603</text:p>
          </table:table-cell>
          <table:table-cell office:value-type="float" office:value="17.14844" calcext:value-type="float">
            <text:p>17.14844</text:p>
          </table:table-cell>
          <table:table-cell office:value-type="float" office:value="14.79727" calcext:value-type="float">
            <text:p>14.79727</text:p>
          </table:table-cell>
          <table:table-cell office:value-type="float" office:value="16.91599" calcext:value-type="float">
            <text:p>16.91599</text:p>
          </table:table-cell>
          <table:table-cell office:value-type="float" office:value="15.70105" calcext:value-type="float">
            <text:p>15.701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15.39589" calcext:value-type="float">
            <text:p>15.39589</text:p>
          </table:table-cell>
          <table:table-cell office:value-type="float" office:value="9.4" calcext:value-type="float">
            <text:p>9.4</text:p>
          </table:table-cell>
          <table:table-cell office:value-type="float" office:value="-0.5825" calcext:value-type="float">
            <text:p>-0.5825</text:p>
          </table:table-cell>
          <table:table-cell office:value-type="float" office:value="0.6756113" calcext:value-type="float">
            <text:p>0.6756113</text:p>
          </table:table-cell>
          <table:table-cell office:value-type="float" office:value="0.4014253" calcext:value-type="float">
            <text:p>0.4014253</text:p>
          </table:table-cell>
          <table:table-cell office:value-type="float" office:value="113.778" calcext:value-type="float">
            <text:p>113.778</text:p>
          </table:table-cell>
          <table:table-cell office:value-type="float" office:value="0" calcext:value-type="float">
            <text:p>0</text:p>
          </table:table-cell>
          <table:table-cell office:value-type="float" office:value="25.24115" calcext:value-type="float">
            <text:p>25.24115</text:p>
          </table:table-cell>
          <table:table-cell office:value-type="float" office:value="-0.03240967" calcext:value-type="float">
            <text:p>-0.03240967</text:p>
          </table:table-cell>
          <table:table-cell office:value-type="float" office:value="18.15857" calcext:value-type="float">
            <text:p>18.15857</text:p>
          </table:table-cell>
          <table:table-cell office:value-type="float" office:value="6.001129" calcext:value-type="float">
            <text:p>6.001129</text:p>
          </table:table-cell>
          <table:table-cell office:value-type="float" office:value="16.44897" calcext:value-type="float">
            <text:p>16.44897</text:p>
          </table:table-cell>
          <table:table-cell office:value-type="float" office:value="8.247314" calcext:value-type="float">
            <text:p>8.247314</text:p>
          </table:table-cell>
          <table:table-cell office:value-type="float" office:value="15.43268" calcext:value-type="float">
            <text:p>15.43268</text:p>
          </table:table-cell>
          <table:table-cell office:value-type="float" office:value="10.36365" calcext:value-type="float">
            <text:p>10.36365</text:p>
          </table:table-cell>
          <table:table-cell office:value-type="float" office:value="15.0285" calcext:value-type="float">
            <text:p>15.0285</text:p>
          </table:table-cell>
          <table:table-cell office:value-type="float" office:value="11.95297" calcext:value-type="float">
            <text:p>11.95297</text:p>
          </table:table-cell>
          <table:table-cell office:value-type="float" office:value="15.64307" calcext:value-type="float">
            <text:p>15.64307</text:p>
          </table:table-cell>
          <table:table-cell office:value-type="float" office:value="13.16223" calcext:value-type="float">
            <text:p>13.1622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3.384957" calcext:value-type="float">
            <text:p>3.384957</text:p>
          </table:table-cell>
          <table:table-cell office:value-type="float" office:value="7.33" calcext:value-type="float">
            <text:p>7.33</text:p>
          </table:table-cell>
          <table:table-cell office:value-type="float" office:value="2.065" calcext:value-type="float">
            <text:p>2.065</text:p>
          </table:table-cell>
          <table:table-cell office:value-type="float" office:value="0.8552312" calcext:value-type="float">
            <text:p>0.8552312</text:p>
          </table:table-cell>
          <table:table-cell office:value-type="float" office:value="0.5786552" calcext:value-type="float">
            <text:p>0.5786552</text:p>
          </table:table-cell>
          <table:table-cell office:value-type="float" office:value="113.2074" calcext:value-type="float">
            <text:p>113.2074</text:p>
          </table:table-cell>
          <table:table-cell office:value-type="float" office:value="0.8" calcext:value-type="float">
            <text:p>0.8</text:p>
          </table:table-cell>
          <table:table-cell office:value-type="float" office:value="10.50476" calcext:value-type="float">
            <text:p>10.50476</text:p>
          </table:table-cell>
          <table:table-cell office:value-type="float" office:value="1.572388" calcext:value-type="float">
            <text:p>1.572388</text:p>
          </table:table-cell>
          <table:table-cell office:value-type="float" office:value="10.28488" calcext:value-type="float">
            <text:p>10.28488</text:p>
          </table:table-cell>
          <table:table-cell office:value-type="float" office:value="5.791199" calcext:value-type="float">
            <text:p>5.791199</text:p>
          </table:table-cell>
          <table:table-cell office:value-type="float" office:value="10.43454" calcext:value-type="float">
            <text:p>10.43454</text:p>
          </table:table-cell>
          <table:table-cell office:value-type="float" office:value="7.586456" calcext:value-type="float">
            <text:p>7.586456</text:p>
          </table:table-cell>
          <table:table-cell office:value-type="float" office:value="11.80139" calcext:value-type="float">
            <text:p>11.80139</text:p>
          </table:table-cell>
          <table:table-cell office:value-type="float" office:value="9.314545" calcext:value-type="float">
            <text:p>9.314545</text:p>
          </table:table-cell>
          <table:table-cell office:value-type="float" office:value="13.14413" calcext:value-type="float">
            <text:p>13.14413</text:p>
          </table:table-cell>
          <table:table-cell office:value-type="float" office:value="10.69257" calcext:value-type="float">
            <text:p>10.69257</text:p>
          </table:table-cell>
          <table:table-cell office:value-type="float" office:value="14.10599" calcext:value-type="float">
            <text:p>14.10599</text:p>
          </table:table-cell>
          <table:table-cell office:value-type="float" office:value="11.79187" calcext:value-type="float">
            <text:p>11.791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8.975172" calcext:value-type="float">
            <text:p>8.975172</text:p>
          </table:table-cell>
          <table:table-cell office:value-type="float" office:value="12.38" calcext:value-type="float">
            <text:p>12.38</text:p>
          </table:table-cell>
          <table:table-cell office:value-type="float" office:value="-0.4735" calcext:value-type="float">
            <text:p>-0.4735</text:p>
          </table:table-cell>
          <table:table-cell office:value-type="float" office:value="1.067015" calcext:value-type="float">
            <text:p>1.067015</text:p>
          </table:table-cell>
          <table:table-cell office:value-type="float" office:value="0.5821761" calcext:value-type="float">
            <text:p>0.5821761</text:p>
          </table:table-cell>
          <table:table-cell office:value-type="float" office:value="105.3702" calcext:value-type="float">
            <text:p>105.3702</text:p>
          </table:table-cell>
          <table:table-cell office:value-type="float" office:value="0.1" calcext:value-type="float">
            <text:p>0.1</text:p>
          </table:table-cell>
          <table:table-cell office:value-type="float" office:value="19.84662" calcext:value-type="float">
            <text:p>19.84662</text:p>
          </table:table-cell>
          <table:table-cell office:value-type="float" office:value="-0.5189819" calcext:value-type="float">
            <text:p>-0.5189819</text:p>
          </table:table-cell>
          <table:table-cell office:value-type="float" office:value="14.56555" calcext:value-type="float">
            <text:p>14.56555</text:p>
          </table:table-cell>
          <table:table-cell office:value-type="float" office:value="4.153778" calcext:value-type="float">
            <text:p>4.153778</text:p>
          </table:table-cell>
          <table:table-cell office:value-type="float" office:value="13.24744" calcext:value-type="float">
            <text:p>13.24744</text:p>
          </table:table-cell>
          <table:table-cell office:value-type="float" office:value="5.927582" calcext:value-type="float">
            <text:p>5.927582</text:p>
          </table:table-cell>
          <table:table-cell office:value-type="float" office:value="12.45547" calcext:value-type="float">
            <text:p>12.45547</text:p>
          </table:table-cell>
          <table:table-cell office:value-type="float" office:value="7.69223" calcext:value-type="float">
            <text:p>7.69223</text:p>
          </table:table-cell>
          <table:table-cell office:value-type="float" office:value="12.25" calcext:value-type="float">
            <text:p>12.25</text:p>
          </table:table-cell>
          <table:table-cell office:value-type="float" office:value="9.166656" calcext:value-type="float">
            <text:p>9.166656</text:p>
          </table:table-cell>
          <table:table-cell office:value-type="float" office:value="12.36969" calcext:value-type="float">
            <text:p>12.36969</text:p>
          </table:table-cell>
          <table:table-cell office:value-type="float" office:value="10.39697" calcext:value-type="float">
            <text:p>10.396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3.218313" calcext:value-type="float">
            <text:p>3.218313</text:p>
          </table:table-cell>
          <table:table-cell office:value-type="float" office:value="12.32" calcext:value-type="float">
            <text:p>12.32</text:p>
          </table:table-cell>
          <table:table-cell office:value-type="float" office:value="6.0125" calcext:value-type="float">
            <text:p>6.0125</text:p>
          </table:table-cell>
          <table:table-cell office:value-type="float" office:value="1.338121" calcext:value-type="float">
            <text:p>1.338121</text:p>
          </table:table-cell>
          <table:table-cell office:value-type="float" office:value="0.919179" calcext:value-type="float">
            <text:p>0.919179</text:p>
          </table:table-cell>
          <table:table-cell office:value-type="float" office:value="138.897" calcext:value-type="float">
            <text:p>138.897</text:p>
          </table:table-cell>
          <table:table-cell office:value-type="float" office:value="0.1" calcext:value-type="float">
            <text:p>0.1</text:p>
          </table:table-cell>
          <table:table-cell office:value-type="float" office:value="15.37085" calcext:value-type="float">
            <text:p>15.37085</text:p>
          </table:table-cell>
          <table:table-cell office:value-type="float" office:value="3.854645" calcext:value-type="float">
            <text:p>3.854645</text:p>
          </table:table-cell>
          <table:table-cell office:value-type="float" office:value="12.9574" calcext:value-type="float">
            <text:p>12.9574</text:p>
          </table:table-cell>
          <table:table-cell office:value-type="float" office:value="7.526062" calcext:value-type="float">
            <text:p>7.526062</text:p>
          </table:table-cell>
          <table:table-cell office:value-type="float" office:value="12.229" calcext:value-type="float">
            <text:p>12.229</text:p>
          </table:table-cell>
          <table:table-cell office:value-type="float" office:value="8.668488" calcext:value-type="float">
            <text:p>8.668488</text:p>
          </table:table-cell>
          <table:table-cell office:value-type="float" office:value="12.00128" calcext:value-type="float">
            <text:p>12.00128</text:p>
          </table:table-cell>
          <table:table-cell office:value-type="float" office:value="9.630829" calcext:value-type="float">
            <text:p>9.630829</text:p>
          </table:table-cell>
          <table:table-cell office:value-type="float" office:value="12.03848" calcext:value-type="float">
            <text:p>12.03848</text:p>
          </table:table-cell>
          <table:table-cell office:value-type="float" office:value="10.48825" calcext:value-type="float">
            <text:p>10.48825</text:p>
          </table:table-cell>
          <table:table-cell office:value-type="float" office:value="12.26465" calcext:value-type="float">
            <text:p>12.26465</text:p>
          </table:table-cell>
          <table:table-cell office:value-type="float" office:value="11.23975" calcext:value-type="float">
            <text:p>11.2397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4.620791" calcext:value-type="float">
            <text:p>4.620791</text:p>
          </table:table-cell>
          <table:table-cell office:value-type="float" office:value="16.5" calcext:value-type="float">
            <text:p>16.5</text:p>
          </table:table-cell>
          <table:table-cell office:value-type="float" office:value="10.065" calcext:value-type="float">
            <text:p>10.065</text:p>
          </table:table-cell>
          <table:table-cell office:value-type="float" office:value="1.589032" calcext:value-type="float">
            <text:p>1.589032</text:p>
          </table:table-cell>
          <table:table-cell office:value-type="float" office:value="1.209807" calcext:value-type="float">
            <text:p>1.209807</text:p>
          </table:table-cell>
          <table:table-cell office:value-type="float" office:value="196.4898" calcext:value-type="float">
            <text:p>196.4898</text:p>
          </table:table-cell>
          <table:table-cell office:value-type="float" office:value="2.1" calcext:value-type="float">
            <text:p>2.1</text:p>
          </table:table-cell>
          <table:table-cell office:value-type="float" office:value="18.86554" calcext:value-type="float">
            <text:p>18.86554</text:p>
          </table:table-cell>
          <table:table-cell office:value-type="float" office:value="7.974121" calcext:value-type="float">
            <text:p>7.974121</text:p>
          </table:table-cell>
          <table:table-cell office:value-type="float" office:value="15.58139" calcext:value-type="float">
            <text:p>15.58139</text:p>
          </table:table-cell>
          <table:table-cell office:value-type="float" office:value="9.306976" calcext:value-type="float">
            <text:p>9.306976</text:p>
          </table:table-cell>
          <table:table-cell office:value-type="float" office:value="14.38849" calcext:value-type="float">
            <text:p>14.38849</text:p>
          </table:table-cell>
          <table:table-cell office:value-type="float" office:value="9.988556" calcext:value-type="float">
            <text:p>9.988556</text:p>
          </table:table-cell>
          <table:table-cell office:value-type="float" office:value="13.76398" calcext:value-type="float">
            <text:p>13.76398</text:p>
          </table:table-cell>
          <table:table-cell office:value-type="float" office:value="10.68607" calcext:value-type="float">
            <text:p>10.68607</text:p>
          </table:table-cell>
          <table:table-cell office:value-type="float" office:value="13.4679" calcext:value-type="float">
            <text:p>13.4679</text:p>
          </table:table-cell>
          <table:table-cell office:value-type="float" office:value="11.29236" calcext:value-type="float">
            <text:p>11.29236</text:p>
          </table:table-cell>
          <table:table-cell office:value-type="float" office:value="13.39407" calcext:value-type="float">
            <text:p>13.39407</text:p>
          </table:table-cell>
          <table:table-cell office:value-type="float" office:value="11.82809" calcext:value-type="float">
            <text:p>11.828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4.081758" calcext:value-type="float">
            <text:p>4.081758</text:p>
          </table:table-cell>
          <table:table-cell office:value-type="float" office:value="16.43" calcext:value-type="float">
            <text:p>16.43</text:p>
          </table:table-cell>
          <table:table-cell office:value-type="float" office:value="3.5345" calcext:value-type="float">
            <text:p>3.5345</text:p>
          </table:table-cell>
          <table:table-cell office:value-type="float" office:value="1.563601" calcext:value-type="float">
            <text:p>1.563601</text:p>
          </table:table-cell>
          <table:table-cell office:value-type="float" office:value="0.5921715" calcext:value-type="float">
            <text:p>0.5921715</text:p>
          </table:table-cell>
          <table:table-cell office:value-type="float" office:value="313.2612" calcext:value-type="float">
            <text:p>313.2612</text:p>
          </table:table-cell>
          <table:table-cell office:value-type="float" office:value="5.3" calcext:value-type="float">
            <text:p>5.3</text:p>
          </table:table-cell>
          <table:table-cell office:value-type="float" office:value="19.24432" calcext:value-type="float">
            <text:p>19.24432</text:p>
          </table:table-cell>
          <table:table-cell office:value-type="float" office:value="2.745605" calcext:value-type="float">
            <text:p>2.745605</text:p>
          </table:table-cell>
          <table:table-cell office:value-type="float" office:value="15.85007" calcext:value-type="float">
            <text:p>15.85007</text:p>
          </table:table-cell>
          <table:table-cell office:value-type="float" office:value="6.780853" calcext:value-type="float">
            <text:p>6.780853</text:p>
          </table:table-cell>
          <table:table-cell office:value-type="float" office:value="14.43134" calcext:value-type="float">
            <text:p>14.43134</text:p>
          </table:table-cell>
          <table:table-cell office:value-type="float" office:value="8.852875" calcext:value-type="float">
            <text:p>8.852875</text:p>
          </table:table-cell>
          <table:table-cell office:value-type="float" office:value="13.88477" calcext:value-type="float">
            <text:p>13.88477</text:p>
          </table:table-cell>
          <table:table-cell office:value-type="float" office:value="10.68488" calcext:value-type="float">
            <text:p>10.68488</text:p>
          </table:table-cell>
          <table:table-cell office:value-type="float" office:value="13.67923" calcext:value-type="float">
            <text:p>13.67923</text:p>
          </table:table-cell>
          <table:table-cell office:value-type="float" office:value="11.95117" calcext:value-type="float">
            <text:p>11.95117</text:p>
          </table:table-cell>
          <table:table-cell office:value-type="float" office:value="13.66925" calcext:value-type="float">
            <text:p>13.66925</text:p>
          </table:table-cell>
          <table:table-cell office:value-type="float" office:value="12.79092" calcext:value-type="float">
            <text:p>12.7909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13.96383" calcext:value-type="float">
            <text:p>13.96383</text:p>
          </table:table-cell>
          <table:table-cell office:value-type="float" office:value="8.285" calcext:value-type="float">
            <text:p>8.285</text:p>
          </table:table-cell>
          <table:table-cell office:value-type="float" office:value="-1.8675" calcext:value-type="float">
            <text:p>-1.8675</text:p>
          </table:table-cell>
          <table:table-cell office:value-type="float" office:value="0.5659298" calcext:value-type="float">
            <text:p>0.5659298</text:p>
          </table:table-cell>
          <table:table-cell office:value-type="float" office:value="0.4365195" calcext:value-type="float">
            <text:p>0.4365195</text:p>
          </table:table-cell>
          <table:table-cell office:value-type="float" office:value="194.544" calcext:value-type="float">
            <text:p>194.544</text:p>
          </table:table-cell>
          <table:table-cell office:value-type="float" office:value="0" calcext:value-type="float">
            <text:p>0</text:p>
          </table:table-cell>
          <table:table-cell office:value-type="float" office:value="17.64444" calcext:value-type="float">
            <text:p>17.64444</text:p>
          </table:table-cell>
          <table:table-cell office:value-type="float" office:value="-0.7950439" calcext:value-type="float">
            <text:p>-0.7950439</text:p>
          </table:table-cell>
          <table:table-cell office:value-type="float" office:value="13.83981" calcext:value-type="float">
            <text:p>13.83981</text:p>
          </table:table-cell>
          <table:table-cell office:value-type="float" office:value="3.73465" calcext:value-type="float">
            <text:p>3.73465</text:p>
          </table:table-cell>
          <table:table-cell office:value-type="float" office:value="12.57736" calcext:value-type="float">
            <text:p>12.57736</text:p>
          </table:table-cell>
          <table:table-cell office:value-type="float" office:value="5.783051" calcext:value-type="float">
            <text:p>5.783051</text:p>
          </table:table-cell>
          <table:table-cell office:value-type="float" office:value="11.96375" calcext:value-type="float">
            <text:p>11.96375</text:p>
          </table:table-cell>
          <table:table-cell office:value-type="float" office:value="7.778107" calcext:value-type="float">
            <text:p>7.778107</text:p>
          </table:table-cell>
          <table:table-cell office:value-type="float" office:value="11.86655" calcext:value-type="float">
            <text:p>11.86655</text:p>
          </table:table-cell>
          <table:table-cell office:value-type="float" office:value="9.306" calcext:value-type="float">
            <text:p>9.306</text:p>
          </table:table-cell>
          <table:table-cell office:value-type="float" office:value="12.73233" calcext:value-type="float">
            <text:p>12.73233</text:p>
          </table:table-cell>
          <table:table-cell office:value-type="float" office:value="10.49393" calcext:value-type="float">
            <text:p>10.4939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12.30865" calcext:value-type="float">
            <text:p>12.30865</text:p>
          </table:table-cell>
          <table:table-cell office:value-type="float" office:value="12.3" calcext:value-type="float">
            <text:p>12.3</text:p>
          </table:table-cell>
          <table:table-cell office:value-type="float" office:value="-3.8965" calcext:value-type="float">
            <text:p>-3.8965</text:p>
          </table:table-cell>
          <table:table-cell office:value-type="float" office:value="0.6890088" calcext:value-type="float">
            <text:p>0.6890088</text:p>
          </table:table-cell>
          <table:table-cell office:value-type="float" office:value="0.4364551" calcext:value-type="float">
            <text:p>0.4364551</text:p>
          </table:table-cell>
          <table:table-cell office:value-type="float" office:value="190.5066" calcext:value-type="float">
            <text:p>190.5066</text:p>
          </table:table-cell>
          <table:table-cell office:value-type="float" office:value="0.6" calcext:value-type="float">
            <text:p>0.6</text:p>
          </table:table-cell>
          <table:table-cell office:value-type="float" office:value="19.10251" calcext:value-type="float">
            <text:p>19.10251</text:p>
          </table:table-cell>
          <table:table-cell office:value-type="float" office:value="-2.751953" calcext:value-type="float">
            <text:p>-2.751953</text:p>
          </table:table-cell>
          <table:table-cell office:value-type="float" office:value="13.09839" calcext:value-type="float">
            <text:p>13.09839</text:p>
          </table:table-cell>
          <table:table-cell office:value-type="float" office:value="1.725098" calcext:value-type="float">
            <text:p>1.725098</text:p>
          </table:table-cell>
          <table:table-cell office:value-type="float" office:value="11.5589" calcext:value-type="float">
            <text:p>11.5589</text:p>
          </table:table-cell>
          <table:table-cell office:value-type="float" office:value="3.765411" calcext:value-type="float">
            <text:p>3.765411</text:p>
          </table:table-cell>
          <table:table-cell office:value-type="float" office:value="10.73419" calcext:value-type="float">
            <text:p>10.73419</text:p>
          </table:table-cell>
          <table:table-cell office:value-type="float" office:value="5.790649" calcext:value-type="float">
            <text:p>5.790649</text:p>
          </table:table-cell>
          <table:table-cell office:value-type="float" office:value="10.53967" calcext:value-type="float">
            <text:p>10.53967</text:p>
          </table:table-cell>
          <table:table-cell office:value-type="float" office:value="7.426453" calcext:value-type="float">
            <text:p>7.426453</text:p>
          </table:table-cell>
          <table:table-cell office:value-type="float" office:value="10.86105" calcext:value-type="float">
            <text:p>10.86105</text:p>
          </table:table-cell>
          <table:table-cell office:value-type="float" office:value="8.765472" calcext:value-type="float">
            <text:p>8.7654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1.51109" calcext:value-type="float">
            <text:p>1.51109</text:p>
          </table:table-cell>
          <table:table-cell office:value-type="float" office:value="7.007" calcext:value-type="float">
            <text:p>7.007</text:p>
          </table:table-cell>
          <table:table-cell office:value-type="float" office:value="3.43" calcext:value-type="float">
            <text:p>3.43</text:p>
          </table:table-cell>
          <table:table-cell office:value-type="float" office:value="0.9840103" calcext:value-type="float">
            <text:p>0.9840103</text:p>
          </table:table-cell>
          <table:table-cell office:value-type="float" office:value="0.7204941" calcext:value-type="float">
            <text:p>0.7204941</text:p>
          </table:table-cell>
          <table:table-cell office:value-type="float" office:value="170.2908" calcext:value-type="float">
            <text:p>170.2908</text:p>
          </table:table-cell>
          <table:table-cell office:value-type="float" office:value="3.8" calcext:value-type="float">
            <text:p>3.8</text:p>
          </table:table-cell>
          <table:table-cell office:value-type="float" office:value="7.913239" calcext:value-type="float">
            <text:p>7.913239</text:p>
          </table:table-cell>
          <table:table-cell office:value-type="float" office:value="2.210693" calcext:value-type="float">
            <text:p>2.210693</text:p>
          </table:table-cell>
          <table:table-cell office:value-type="float" office:value="7.875854" calcext:value-type="float">
            <text:p>7.875854</text:p>
          </table:table-cell>
          <table:table-cell office:value-type="float" office:value="4.642975" calcext:value-type="float">
            <text:p>4.642975</text:p>
          </table:table-cell>
          <table:table-cell office:value-type="float" office:value="8.092377" calcext:value-type="float">
            <text:p>8.092377</text:p>
          </table:table-cell>
          <table:table-cell office:value-type="float" office:value="6.016083" calcext:value-type="float">
            <text:p>6.016083</text:p>
          </table:table-cell>
          <table:table-cell office:value-type="float" office:value="8.538727" calcext:value-type="float">
            <text:p>8.538727</text:p>
          </table:table-cell>
          <table:table-cell office:value-type="float" office:value="7.371155" calcext:value-type="float">
            <text:p>7.371155</text:p>
          </table:table-cell>
          <table:table-cell office:value-type="float" office:value="9.427032" calcext:value-type="float">
            <text:p>9.427032</text:p>
          </table:table-cell>
          <table:table-cell office:value-type="float" office:value="8.434326" calcext:value-type="float">
            <text:p>8.434326</text:p>
          </table:table-cell>
          <table:table-cell office:value-type="float" office:value="10.23889" calcext:value-type="float">
            <text:p>10.23889</text:p>
          </table:table-cell>
          <table:table-cell office:value-type="float" office:value="9.290192" calcext:value-type="float">
            <text:p>9.29019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3.721005" calcext:value-type="float">
            <text:p>3.721005</text:p>
          </table:table-cell>
          <table:table-cell office:value-type="float" office:value="4.8185" calcext:value-type="float">
            <text:p>4.8185</text:p>
          </table:table-cell>
          <table:table-cell office:value-type="float" office:value="2.061" calcext:value-type="float">
            <text:p>2.061</text:p>
          </table:table-cell>
          <table:table-cell office:value-type="float" office:value="0.8027441" calcext:value-type="float">
            <text:p>0.8027441</text:p>
          </table:table-cell>
          <table:table-cell office:value-type="float" office:value="0.6535971" calcext:value-type="float">
            <text:p>0.6535971</text:p>
          </table:table-cell>
          <table:table-cell office:value-type="float" office:value="179.5446" calcext:value-type="float">
            <text:p>179.5446</text:p>
          </table:table-cell>
          <table:table-cell office:value-type="float" office:value="2.1" calcext:value-type="float">
            <text:p>2.1</text:p>
          </table:table-cell>
          <table:table-cell office:value-type="float" office:value="9.462433" calcext:value-type="float">
            <text:p>9.462433</text:p>
          </table:table-cell>
          <table:table-cell office:value-type="float" office:value="0.5540771" calcext:value-type="float">
            <text:p>0.5540771</text:p>
          </table:table-cell>
          <table:table-cell office:value-type="float" office:value="7.959259" calcext:value-type="float">
            <text:p>7.959259</text:p>
          </table:table-cell>
          <table:table-cell office:value-type="float" office:value="3.370789" calcext:value-type="float">
            <text:p>3.370789</text:p>
          </table:table-cell>
          <table:table-cell office:value-type="float" office:value="7.669159" calcext:value-type="float">
            <text:p>7.669159</text:p>
          </table:table-cell>
          <table:table-cell office:value-type="float" office:value="4.833313" calcext:value-type="float">
            <text:p>4.833313</text:p>
          </table:table-cell>
          <table:table-cell office:value-type="float" office:value="7.891846" calcext:value-type="float">
            <text:p>7.891846</text:p>
          </table:table-cell>
          <table:table-cell office:value-type="float" office:value="6.226562" calcext:value-type="float">
            <text:p>6.226562</text:p>
          </table:table-cell>
          <table:table-cell office:value-type="float" office:value="8.393555" calcext:value-type="float">
            <text:p>8.393555</text:p>
          </table:table-cell>
          <table:table-cell office:value-type="float" office:value="7.338989" calcext:value-type="float">
            <text:p>7.338989</text:p>
          </table:table-cell>
          <table:table-cell office:value-type="float" office:value="9.263641" calcext:value-type="float">
            <text:p>9.263641</text:p>
          </table:table-cell>
          <table:table-cell office:value-type="float" office:value="8.311432" calcext:value-type="float">
            <text:p>8.3114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10.41478" calcext:value-type="float">
            <text:p>10.41478</text:p>
          </table:table-cell>
          <table:table-cell office:value-type="float" office:value="8.555" calcext:value-type="float">
            <text:p>8.555</text:p>
          </table:table-cell>
          <table:table-cell office:value-type="float" office:value="-1.2585" calcext:value-type="float">
            <text:p>-1.2585</text:p>
          </table:table-cell>
          <table:table-cell office:value-type="float" office:value="0.8538384" calcext:value-type="float">
            <text:p>0.8538384</text:p>
          </table:table-cell>
          <table:table-cell office:value-type="float" office:value="0.4805103" calcext:value-type="float">
            <text:p>0.4805103</text:p>
          </table:table-cell>
          <table:table-cell office:value-type="float" office:value="166.2588" calcext:value-type="float">
            <text:p>166.2588</text:p>
          </table:table-cell>
          <table:table-cell office:value-type="float" office:value="1.1" calcext:value-type="float">
            <text:p>1.1</text:p>
          </table:table-cell>
          <table:table-cell office:value-type="float" office:value="17.51562" calcext:value-type="float">
            <text:p>17.51562</text:p>
          </table:table-cell>
          <table:table-cell office:value-type="float" office:value="-0.9043884" calcext:value-type="float">
            <text:p>-0.9043884</text:p>
          </table:table-cell>
          <table:table-cell office:value-type="float" office:value="11.78476" calcext:value-type="float">
            <text:p>11.78476</text:p>
          </table:table-cell>
          <table:table-cell office:value-type="float" office:value="1.796478" calcext:value-type="float">
            <text:p>1.796478</text:p>
          </table:table-cell>
          <table:table-cell office:value-type="float" office:value="9.66687" calcext:value-type="float">
            <text:p>9.66687</text:p>
          </table:table-cell>
          <table:table-cell office:value-type="float" office:value="3.279633" calcext:value-type="float">
            <text:p>3.279633</text:p>
          </table:table-cell>
          <table:table-cell office:value-type="float" office:value="9.005798" calcext:value-type="float">
            <text:p>9.005798</text:p>
          </table:table-cell>
          <table:table-cell office:value-type="float" office:value="4.806641" calcext:value-type="float">
            <text:p>4.806641</text:p>
          </table:table-cell>
          <table:table-cell office:value-type="float" office:value="8.891327" calcext:value-type="float">
            <text:p>8.891327</text:p>
          </table:table-cell>
          <table:table-cell office:value-type="float" office:value="6.097015" calcext:value-type="float">
            <text:p>6.097015</text:p>
          </table:table-cell>
          <table:table-cell office:value-type="float" office:value="9.054871" calcext:value-type="float">
            <text:p>9.054871</text:p>
          </table:table-cell>
          <table:table-cell office:value-type="float" office:value="7.212769" calcext:value-type="float">
            <text:p>7.21276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5.453769" calcext:value-type="float">
            <text:p>5.453769</text:p>
          </table:table-cell>
          <table:table-cell office:value-type="float" office:value="13.605" calcext:value-type="float">
            <text:p>13.605</text:p>
          </table:table-cell>
          <table:table-cell office:value-type="float" office:value="4.1725" calcext:value-type="float">
            <text:p>4.1725</text:p>
          </table:table-cell>
          <table:table-cell office:value-type="float" office:value="1.295422" calcext:value-type="float">
            <text:p>1.295422</text:p>
          </table:table-cell>
          <table:table-cell office:value-type="float" office:value="0.7285681" calcext:value-type="float">
            <text:p>0.7285681</text:p>
          </table:table-cell>
          <table:table-cell office:value-type="float" office:value="286.3656" calcext:value-type="float">
            <text:p>286.3656</text:p>
          </table:table-cell>
          <table:table-cell office:value-type="float" office:value="9" calcext:value-type="float">
            <text:p>9</text:p>
          </table:table-cell>
          <table:table-cell office:value-type="float" office:value="20.20969" calcext:value-type="float">
            <text:p>20.20969</text:p>
          </table:table-cell>
          <table:table-cell office:value-type="float" office:value="3.013153" calcext:value-type="float">
            <text:p>3.013153</text:p>
          </table:table-cell>
          <table:table-cell office:value-type="float" office:value="13.73291" calcext:value-type="float">
            <text:p>13.73291</text:p>
          </table:table-cell>
          <table:table-cell office:value-type="float" office:value="4.764191" calcext:value-type="float">
            <text:p>4.764191</text:p>
          </table:table-cell>
          <table:table-cell office:value-type="float" office:value="11.46732" calcext:value-type="float">
            <text:p>11.46732</text:p>
          </table:table-cell>
          <table:table-cell office:value-type="float" office:value="5.675781" calcext:value-type="float">
            <text:p>5.675781</text:p>
          </table:table-cell>
          <table:table-cell office:value-type="float" office:value="10.57693" calcext:value-type="float">
            <text:p>10.57693</text:p>
          </table:table-cell>
          <table:table-cell office:value-type="float" office:value="6.518127" calcext:value-type="float">
            <text:p>6.518127</text:p>
          </table:table-cell>
          <table:table-cell office:value-type="float" office:value="10.11948" calcext:value-type="float">
            <text:p>10.11948</text:p>
          </table:table-cell>
          <table:table-cell office:value-type="float" office:value="7.316315" calcext:value-type="float">
            <text:p>7.316315</text:p>
          </table:table-cell>
          <table:table-cell office:value-type="float" office:value="10.00522" calcext:value-type="float">
            <text:p>10.00522</text:p>
          </table:table-cell>
          <table:table-cell office:value-type="float" office:value="8.042725" calcext:value-type="float">
            <text:p>8.0427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7.371521" calcext:value-type="float">
            <text:p>7.371521</text:p>
          </table:table-cell>
          <table:table-cell office:value-type="float" office:value="6.0385" calcext:value-type="float">
            <text:p>6.0385</text:p>
          </table:table-cell>
          <table:table-cell office:value-type="float" office:value="1.016" calcext:value-type="float">
            <text:p>1.016</text:p>
          </table:table-cell>
          <table:table-cell office:value-type="float" office:value="0.7892569" calcext:value-type="float">
            <text:p>0.7892569</text:p>
          </table:table-cell>
          <table:table-cell office:value-type="float" office:value="0.582013" calcext:value-type="float">
            <text:p>0.582013</text:p>
          </table:table-cell>
          <table:table-cell office:value-type="float" office:value="199.188" calcext:value-type="float">
            <text:p>199.188</text:p>
          </table:table-cell>
          <table:table-cell office:value-type="float" office:value="0" calcext:value-type="float">
            <text:p>0</text:p>
          </table:table-cell>
          <table:table-cell office:value-type="float" office:value="12.49979" calcext:value-type="float">
            <text:p>12.49979</text:p>
          </table:table-cell>
          <table:table-cell office:value-type="float" office:value="0.03945923" calcext:value-type="float">
            <text:p>0.03945923</text:p>
          </table:table-cell>
          <table:table-cell office:value-type="float" office:value="10.11249" calcext:value-type="float">
            <text:p>10.11249</text:p>
          </table:table-cell>
          <table:table-cell office:value-type="float" office:value="3.213318" calcext:value-type="float">
            <text:p>3.213318</text:p>
          </table:table-cell>
          <table:table-cell office:value-type="float" office:value="9.239624" calcext:value-type="float">
            <text:p>9.239624</text:p>
          </table:table-cell>
          <table:table-cell office:value-type="float" office:value="4.827179" calcext:value-type="float">
            <text:p>4.827179</text:p>
          </table:table-cell>
          <table:table-cell office:value-type="float" office:value="8.898529" calcext:value-type="float">
            <text:p>8.898529</text:p>
          </table:table-cell>
          <table:table-cell office:value-type="float" office:value="6.3078" calcext:value-type="float">
            <text:p>6.3078</text:p>
          </table:table-cell>
          <table:table-cell office:value-type="float" office:value="9.26236" calcext:value-type="float">
            <text:p>9.26236</text:p>
          </table:table-cell>
          <table:table-cell office:value-type="float" office:value="7.407471" calcext:value-type="float">
            <text:p>7.407471</text:p>
          </table:table-cell>
          <table:table-cell office:value-type="float" office:value="9.734985" calcext:value-type="float">
            <text:p>9.734985</text:p>
          </table:table-cell>
          <table:table-cell office:value-type="float" office:value="8.263031" calcext:value-type="float">
            <text:p>8.2630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12.14848" calcext:value-type="float">
            <text:p>12.14848</text:p>
          </table:table-cell>
          <table:table-cell office:value-type="float" office:value="5.9735" calcext:value-type="float">
            <text:p>5.9735</text:p>
          </table:table-cell>
          <table:table-cell office:value-type="float" office:value="-1.4275" calcext:value-type="float">
            <text:p>-1.4275</text:p>
          </table:table-cell>
          <table:table-cell office:value-type="float" office:value="0.6869908" calcext:value-type="float">
            <text:p>0.6869908</text:p>
          </table:table-cell>
          <table:table-cell office:value-type="float" office:value="0.4008776" calcext:value-type="float">
            <text:p>0.4008776</text:p>
          </table:table-cell>
          <table:table-cell office:value-type="float" office:value="191.313" calcext:value-type="float">
            <text:p>191.313</text:p>
          </table:table-cell>
          <table:table-cell office:value-type="float" office:value="0.3" calcext:value-type="float">
            <text:p>0.3</text:p>
          </table:table-cell>
          <table:table-cell office:value-type="float" office:value="15.42899" calcext:value-type="float">
            <text:p>15.42899</text:p>
          </table:table-cell>
          <table:table-cell office:value-type="float" office:value="-0.9599609" calcext:value-type="float">
            <text:p>-0.9599609</text:p>
          </table:table-cell>
          <table:table-cell office:value-type="float" office:value="11.12912" calcext:value-type="float">
            <text:p>11.12912</text:p>
          </table:table-cell>
          <table:table-cell office:value-type="float" office:value="2.214203" calcext:value-type="float">
            <text:p>2.214203</text:p>
          </table:table-cell>
          <table:table-cell office:value-type="float" office:value="9.83905" calcext:value-type="float">
            <text:p>9.83905</text:p>
          </table:table-cell>
          <table:table-cell office:value-type="float" office:value="3.776184" calcext:value-type="float">
            <text:p>3.776184</text:p>
          </table:table-cell>
          <table:table-cell office:value-type="float" office:value="9.069733" calcext:value-type="float">
            <text:p>9.069733</text:p>
          </table:table-cell>
          <table:table-cell office:value-type="float" office:value="5.23999" calcext:value-type="float">
            <text:p>5.23999</text:p>
          </table:table-cell>
          <table:table-cell office:value-type="float" office:value="8.812103" calcext:value-type="float">
            <text:p>8.812103</text:p>
          </table:table-cell>
          <table:table-cell office:value-type="float" office:value="6.419617" calcext:value-type="float">
            <text:p>6.419617</text:p>
          </table:table-cell>
          <table:table-cell office:value-type="float" office:value="8.886627" calcext:value-type="float">
            <text:p>8.886627</text:p>
          </table:table-cell>
          <table:table-cell office:value-type="float" office:value="7.400085" calcext:value-type="float">
            <text:p>7.4000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9.449802" calcext:value-type="float">
            <text:p>9.449802</text:p>
          </table:table-cell>
          <table:table-cell office:value-type="float" office:value="6.142" calcext:value-type="float">
            <text:p>6.142</text:p>
          </table:table-cell>
          <table:table-cell office:value-type="float" office:value="-3.702" calcext:value-type="float">
            <text:p>-3.702</text:p>
          </table:table-cell>
          <table:table-cell office:value-type="float" office:value="0.564298" calcext:value-type="float">
            <text:p>0.564298</text:p>
          </table:table-cell>
          <table:table-cell office:value-type="float" office:value="0.4562112" calcext:value-type="float">
            <text:p>0.4562112</text:p>
          </table:table-cell>
          <table:table-cell office:value-type="float" office:value="122.2074" calcext:value-type="float">
            <text:p>122.2074</text:p>
          </table:table-cell>
          <table:table-cell office:value-type="float" office:value="0" calcext:value-type="float">
            <text:p>0</text:p>
          </table:table-cell>
          <table:table-cell office:value-type="float" office:value="12.8642" calcext:value-type="float">
            <text:p>12.8642</text:p>
          </table:table-cell>
          <table:table-cell office:value-type="float" office:value="-1.796204" calcext:value-type="float">
            <text:p>-1.796204</text:p>
          </table:table-cell>
          <table:table-cell office:value-type="float" office:value="8.916809" calcext:value-type="float">
            <text:p>8.916809</text:p>
          </table:table-cell>
          <table:table-cell office:value-type="float" office:value="1.262054" calcext:value-type="float">
            <text:p>1.262054</text:p>
          </table:table-cell>
          <table:table-cell office:value-type="float" office:value="7.746155" calcext:value-type="float">
            <text:p>7.746155</text:p>
          </table:table-cell>
          <table:table-cell office:value-type="float" office:value="2.713348" calcext:value-type="float">
            <text:p>2.713348</text:p>
          </table:table-cell>
          <table:table-cell office:value-type="float" office:value="7.439484" calcext:value-type="float">
            <text:p>7.439484</text:p>
          </table:table-cell>
          <table:table-cell office:value-type="float" office:value="4.212097" calcext:value-type="float">
            <text:p>4.212097</text:p>
          </table:table-cell>
          <table:table-cell office:value-type="float" office:value="7.485016" calcext:value-type="float">
            <text:p>7.485016</text:p>
          </table:table-cell>
          <table:table-cell office:value-type="float" office:value="5.480774" calcext:value-type="float">
            <text:p>5.480774</text:p>
          </table:table-cell>
          <table:table-cell office:value-type="float" office:value="8.011139" calcext:value-type="float">
            <text:p>8.011139</text:p>
          </table:table-cell>
          <table:table-cell office:value-type="float" office:value="6.553253" calcext:value-type="float">
            <text:p>6.55325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11.90518" calcext:value-type="float">
            <text:p>11.90518</text:p>
          </table:table-cell>
          <table:table-cell office:value-type="float" office:value="5.788" calcext:value-type="float">
            <text:p>5.788</text:p>
          </table:table-cell>
          <table:table-cell office:value-type="float" office:value="-3.449" calcext:value-type="float">
            <text:p>-3.449</text:p>
          </table:table-cell>
          <table:table-cell office:value-type="float" office:value="0.5083771" calcext:value-type="float">
            <text:p>0.5083771</text:p>
          </table:table-cell>
          <table:table-cell office:value-type="float" office:value="0.4214809" calcext:value-type="float">
            <text:p>0.4214809</text:p>
          </table:table-cell>
          <table:table-cell office:value-type="float" office:value="210.9708" calcext:value-type="float">
            <text:p>210.9708</text:p>
          </table:table-cell>
          <table:table-cell office:value-type="float" office:value="0" calcext:value-type="float">
            <text:p>0</text:p>
          </table:table-cell>
          <table:table-cell office:value-type="float" office:value="14.72626" calcext:value-type="float">
            <text:p>14.72626</text:p>
          </table:table-cell>
          <table:table-cell office:value-type="float" office:value="-2.154022" calcext:value-type="float">
            <text:p>-2.154022</text:p>
          </table:table-cell>
          <table:table-cell office:value-type="float" office:value="10.09097" calcext:value-type="float">
            <text:p>10.09097</text:p>
          </table:table-cell>
          <table:table-cell office:value-type="float" office:value="0.6764526" calcext:value-type="float">
            <text:p>0.6764526</text:p>
          </table:table-cell>
          <table:table-cell office:value-type="float" office:value="8.486542" calcext:value-type="float">
            <text:p>8.486542</text:p>
          </table:table-cell>
          <table:table-cell office:value-type="float" office:value="2.177612" calcext:value-type="float">
            <text:p>2.177612</text:p>
          </table:table-cell>
          <table:table-cell office:value-type="float" office:value="7.657867" calcext:value-type="float">
            <text:p>7.657867</text:p>
          </table:table-cell>
          <table:table-cell office:value-type="float" office:value="3.65802" calcext:value-type="float">
            <text:p>3.65802</text:p>
          </table:table-cell>
          <table:table-cell office:value-type="float" office:value="7.439545" calcext:value-type="float">
            <text:p>7.439545</text:p>
          </table:table-cell>
          <table:table-cell office:value-type="float" office:value="4.895844" calcext:value-type="float">
            <text:p>4.895844</text:p>
          </table:table-cell>
          <table:table-cell office:value-type="float" office:value="7.569" calcext:value-type="float">
            <text:p>7.569</text:p>
          </table:table-cell>
          <table:table-cell office:value-type="float" office:value="5.953766" calcext:value-type="float">
            <text:p>5.95376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7.502856" calcext:value-type="float">
            <text:p>7.502856</text:p>
          </table:table-cell>
          <table:table-cell office:value-type="float" office:value="4.111" calcext:value-type="float">
            <text:p>4.111</text:p>
          </table:table-cell>
          <table:table-cell office:value-type="float" office:value="-3.202" calcext:value-type="float">
            <text:p>-3.202</text:p>
          </table:table-cell>
          <table:table-cell office:value-type="float" office:value="0.5334007" calcext:value-type="float">
            <text:p>0.5334007</text:p>
          </table:table-cell>
          <table:table-cell office:value-type="float" office:value="0.4193583" calcext:value-type="float">
            <text:p>0.4193583</text:p>
          </table:table-cell>
          <table:table-cell office:value-type="float" office:value="180.0648" calcext:value-type="float">
            <text:p>180.0648</text:p>
          </table:table-cell>
          <table:table-cell office:value-type="float" office:value="0" calcext:value-type="float">
            <text:p>0</text:p>
          </table:table-cell>
          <table:table-cell office:value-type="float" office:value="9.127594" calcext:value-type="float">
            <text:p>9.127594</text:p>
          </table:table-cell>
          <table:table-cell office:value-type="float" office:value="-2.822235" calcext:value-type="float">
            <text:p>-2.822235</text:p>
          </table:table-cell>
          <table:table-cell office:value-type="float" office:value="6.827789" calcext:value-type="float">
            <text:p>6.827789</text:p>
          </table:table-cell>
          <table:table-cell office:value-type="float" office:value="0.4816589" calcext:value-type="float">
            <text:p>0.4816589</text:p>
          </table:table-cell>
          <table:table-cell office:value-type="float" office:value="6.101654" calcext:value-type="float">
            <text:p>6.101654</text:p>
          </table:table-cell>
          <table:table-cell office:value-type="float" office:value="2.042145" calcext:value-type="float">
            <text:p>2.042145</text:p>
          </table:table-cell>
          <table:table-cell office:value-type="float" office:value="5.95282" calcext:value-type="float">
            <text:p>5.95282</text:p>
          </table:table-cell>
          <table:table-cell office:value-type="float" office:value="3.516724" calcext:value-type="float">
            <text:p>3.516724</text:p>
          </table:table-cell>
          <table:table-cell office:value-type="float" office:value="6.232788" calcext:value-type="float">
            <text:p>6.232788</text:p>
          </table:table-cell>
          <table:table-cell office:value-type="float" office:value="4.730591" calcext:value-type="float">
            <text:p>4.730591</text:p>
          </table:table-cell>
          <table:table-cell office:value-type="float" office:value="7.015594" calcext:value-type="float">
            <text:p>7.015594</text:p>
          </table:table-cell>
          <table:table-cell office:value-type="float" office:value="5.757141" calcext:value-type="float">
            <text:p>5.75714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11.52633" calcext:value-type="float">
            <text:p>11.52633</text:p>
          </table:table-cell>
          <table:table-cell office:value-type="float" office:value="6.8135" calcext:value-type="float">
            <text:p>6.8135</text:p>
          </table:table-cell>
          <table:table-cell office:value-type="float" office:value="-4.63" calcext:value-type="float">
            <text:p>-4.63</text:p>
          </table:table-cell>
          <table:table-cell office:value-type="float" office:value="0.6453386" calcext:value-type="float">
            <text:p>0.6453386</text:p>
          </table:table-cell>
          <table:table-cell office:value-type="float" office:value="0.4262159" calcext:value-type="float">
            <text:p>0.4262159</text:p>
          </table:table-cell>
          <table:table-cell office:value-type="float" office:value="193.7538" calcext:value-type="float">
            <text:p>193.7538</text:p>
          </table:table-cell>
          <table:table-cell office:value-type="float" office:value="0.3" calcext:value-type="float">
            <text:p>0.3</text:p>
          </table:table-cell>
          <table:table-cell office:value-type="float" office:value="15.53757" calcext:value-type="float">
            <text:p>15.53757</text:p>
          </table:table-cell>
          <table:table-cell office:value-type="float" office:value="-4.434418" calcext:value-type="float">
            <text:p>-4.434418</text:p>
          </table:table-cell>
          <table:table-cell office:value-type="float" office:value="9.563782" calcext:value-type="float">
            <text:p>9.563782</text:p>
          </table:table-cell>
          <table:table-cell office:value-type="float" office:value="-0.3450317" calcext:value-type="float">
            <text:p>-0.3450317</text:p>
          </table:table-cell>
          <table:table-cell office:value-type="float" office:value="7.922089" calcext:value-type="float">
            <text:p>7.922089</text:p>
          </table:table-cell>
          <table:table-cell office:value-type="float" office:value="1.124359" calcext:value-type="float">
            <text:p>1.124359</text:p>
          </table:table-cell>
          <table:table-cell office:value-type="float" office:value="7.027039" calcext:value-type="float">
            <text:p>7.027039</text:p>
          </table:table-cell>
          <table:table-cell office:value-type="float" office:value="2.593475" calcext:value-type="float">
            <text:p>2.593475</text:p>
          </table:table-cell>
          <table:table-cell office:value-type="float" office:value="6.740021" calcext:value-type="float">
            <text:p>6.740021</text:p>
          </table:table-cell>
          <table:table-cell office:value-type="float" office:value="3.844604" calcext:value-type="float">
            <text:p>3.844604</text:p>
          </table:table-cell>
          <table:table-cell office:value-type="float" office:value="6.824799" calcext:value-type="float">
            <text:p>6.824799</text:p>
          </table:table-cell>
          <table:table-cell office:value-type="float" office:value="4.934387" calcext:value-type="float">
            <text:p>4.93438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1.672178" calcext:value-type="float">
            <text:p>1.672178</text:p>
          </table:table-cell>
          <table:table-cell office:value-type="float" office:value="4.783" calcext:value-type="float">
            <text:p>4.783</text:p>
          </table:table-cell>
          <table:table-cell office:value-type="float" office:value="1.045" calcext:value-type="float">
            <text:p>1.045</text:p>
          </table:table-cell>
          <table:table-cell office:value-type="float" office:value="0.8443294" calcext:value-type="float">
            <text:p>0.8443294</text:p>
          </table:table-cell>
          <table:table-cell office:value-type="float" office:value="0.649132" calcext:value-type="float">
            <text:p>0.649132</text:p>
          </table:table-cell>
          <table:table-cell office:value-type="float" office:value="243.3924" calcext:value-type="float">
            <text:p>243.3924</text:p>
          </table:table-cell>
          <table:table-cell office:value-type="float" office:value="0" calcext:value-type="float">
            <text:p>0</text:p>
          </table:table-cell>
          <table:table-cell office:value-type="float" office:value="6.72998" calcext:value-type="float">
            <text:p>6.72998</text:p>
          </table:table-cell>
          <table:table-cell office:value-type="float" office:value="-0.8867493" calcext:value-type="float">
            <text:p>-0.8867493</text:p>
          </table:table-cell>
          <table:table-cell office:value-type="float" office:value="5.331604" calcext:value-type="float">
            <text:p>5.331604</text:p>
          </table:table-cell>
          <table:table-cell office:value-type="float" office:value="1.633301" calcext:value-type="float">
            <text:p>1.633301</text:p>
          </table:table-cell>
          <table:table-cell office:value-type="float" office:value="5.14389" calcext:value-type="float">
            <text:p>5.14389</text:p>
          </table:table-cell>
          <table:table-cell office:value-type="float" office:value="2.703461" calcext:value-type="float">
            <text:p>2.703461</text:p>
          </table:table-cell>
          <table:table-cell office:value-type="float" office:value="5.299469" calcext:value-type="float">
            <text:p>5.299469</text:p>
          </table:table-cell>
          <table:table-cell office:value-type="float" office:value="3.802856" calcext:value-type="float">
            <text:p>3.802856</text:p>
          </table:table-cell>
          <table:table-cell office:value-type="float" office:value="5.716064" calcext:value-type="float">
            <text:p>5.716064</text:p>
          </table:table-cell>
          <table:table-cell office:value-type="float" office:value="4.7435" calcext:value-type="float">
            <text:p>4.7435</text:p>
          </table:table-cell>
          <table:table-cell office:value-type="float" office:value="6.421356" calcext:value-type="float">
            <text:p>6.421356</text:p>
          </table:table-cell>
          <table:table-cell office:value-type="float" office:value="5.55838" calcext:value-type="float">
            <text:p>5.558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5.394725" calcext:value-type="float">
            <text:p>5.394725</text:p>
          </table:table-cell>
          <table:table-cell office:value-type="float" office:value="8.03" calcext:value-type="float">
            <text:p>8.03</text:p>
          </table:table-cell>
          <table:table-cell office:value-type="float" office:value="1.474" calcext:value-type="float">
            <text:p>1.474</text:p>
          </table:table-cell>
          <table:table-cell office:value-type="float" office:value="0.8197041" calcext:value-type="float">
            <text:p>0.8197041</text:p>
          </table:table-cell>
          <table:table-cell office:value-type="float" office:value="0.6024295" calcext:value-type="float">
            <text:p>0.6024295</text:p>
          </table:table-cell>
          <table:table-cell office:value-type="float" office:value="242.244" calcext:value-type="float">
            <text:p>242.244</text:p>
          </table:table-cell>
          <table:table-cell office:value-type="float" office:value="0.4" calcext:value-type="float">
            <text:p>0.4</text:p>
          </table:table-cell>
          <table:table-cell office:value-type="float" office:value="12.59366" calcext:value-type="float">
            <text:p>12.59366</text:p>
          </table:table-cell>
          <table:table-cell office:value-type="float" office:value="-0.7340393" calcext:value-type="float">
            <text:p>-0.7340393</text:p>
          </table:table-cell>
          <table:table-cell office:value-type="float" office:value="8.789459" calcext:value-type="float">
            <text:p>8.789459</text:p>
          </table:table-cell>
          <table:table-cell office:value-type="float" office:value="1.465454" calcext:value-type="float">
            <text:p>1.465454</text:p>
          </table:table-cell>
          <table:table-cell office:value-type="float" office:value="7.531097" calcext:value-type="float">
            <text:p>7.531097</text:p>
          </table:table-cell>
          <table:table-cell office:value-type="float" office:value="2.44693" calcext:value-type="float">
            <text:p>2.44693</text:p>
          </table:table-cell>
          <table:table-cell office:value-type="float" office:value="6.824493" calcext:value-type="float">
            <text:p>6.824493</text:p>
          </table:table-cell>
          <table:table-cell office:value-type="float" office:value="3.473267" calcext:value-type="float">
            <text:p>3.473267</text:p>
          </table:table-cell>
          <table:table-cell office:value-type="float" office:value="6.607819" calcext:value-type="float">
            <text:p>6.607819</text:p>
          </table:table-cell>
          <table:table-cell office:value-type="float" office:value="4.38266" calcext:value-type="float">
            <text:p>4.38266</text:p>
          </table:table-cell>
          <table:table-cell office:value-type="float" office:value="6.685791" calcext:value-type="float">
            <text:p>6.685791</text:p>
          </table:table-cell>
          <table:table-cell office:value-type="float" office:value="5.196747" calcext:value-type="float">
            <text:p>5.19674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3.864763" calcext:value-type="float">
            <text:p>3.864763</text:p>
          </table:table-cell>
          <table:table-cell office:value-type="float" office:value="4.5915" calcext:value-type="float">
            <text:p>4.5915</text:p>
          </table:table-cell>
          <table:table-cell office:value-type="float" office:value="-0.637" calcext:value-type="float">
            <text:p>-0.637</text:p>
          </table:table-cell>
          <table:table-cell office:value-type="float" office:value="0.6656193" calcext:value-type="float">
            <text:p>0.6656193</text:p>
          </table:table-cell>
          <table:table-cell office:value-type="float" office:value="0.5085364" calcext:value-type="float">
            <text:p>0.5085364</text:p>
          </table:table-cell>
          <table:table-cell office:value-type="float" office:value="198.7974" calcext:value-type="float">
            <text:p>198.7974</text:p>
          </table:table-cell>
          <table:table-cell office:value-type="float" office:value="0" calcext:value-type="float">
            <text:p>0</text:p>
          </table:table-cell>
          <table:table-cell office:value-type="float" office:value="8.944489" calcext:value-type="float">
            <text:p>8.944489</text:p>
          </table:table-cell>
          <table:table-cell office:value-type="float" office:value="-1.920654" calcext:value-type="float">
            <text:p>-1.920654</text:p>
          </table:table-cell>
          <table:table-cell office:value-type="float" office:value="6.008728" calcext:value-type="float">
            <text:p>6.008728</text:p>
          </table:table-cell>
          <table:table-cell office:value-type="float" office:value="1.140656" calcext:value-type="float">
            <text:p>1.140656</text:p>
          </table:table-cell>
          <table:table-cell office:value-type="float" office:value="5.64798" calcext:value-type="float">
            <text:p>5.64798</text:p>
          </table:table-cell>
          <table:table-cell office:value-type="float" office:value="2.509064" calcext:value-type="float">
            <text:p>2.509064</text:p>
          </table:table-cell>
          <table:table-cell office:value-type="float" office:value="5.566559" calcext:value-type="float">
            <text:p>5.566559</text:p>
          </table:table-cell>
          <table:table-cell office:value-type="float" office:value="3.635834" calcext:value-type="float">
            <text:p>3.635834</text:p>
          </table:table-cell>
          <table:table-cell office:value-type="float" office:value="5.742218" calcext:value-type="float">
            <text:p>5.742218</text:p>
          </table:table-cell>
          <table:table-cell office:value-type="float" office:value="4.556793" calcext:value-type="float">
            <text:p>4.556793</text:p>
          </table:table-cell>
          <table:table-cell office:value-type="float" office:value="6.316895" calcext:value-type="float">
            <text:p>6.316895</text:p>
          </table:table-cell>
          <table:table-cell office:value-type="float" office:value="5.347717" calcext:value-type="float">
            <text:p>5.3477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7.150899" calcext:value-type="float">
            <text:p>7.150899</text:p>
          </table:table-cell>
          <table:table-cell office:value-type="float" office:value="3.4465" calcext:value-type="float">
            <text:p>3.4465</text:p>
          </table:table-cell>
          <table:table-cell office:value-type="float" office:value="-2.838" calcext:value-type="float">
            <text:p>-2.838</text:p>
          </table:table-cell>
          <table:table-cell office:value-type="float" office:value="0.5046557" calcext:value-type="float">
            <text:p>0.5046557</text:p>
          </table:table-cell>
          <table:table-cell office:value-type="float" office:value="0.381487" calcext:value-type="float">
            <text:p>0.381487</text:p>
          </table:table-cell>
          <table:table-cell office:value-type="float" office:value="205.6896" calcext:value-type="float">
            <text:p>205.6896</text:p>
          </table:table-cell>
          <table:table-cell office:value-type="float" office:value="0" calcext:value-type="float">
            <text:p>0</text:p>
          </table:table-cell>
          <table:table-cell office:value-type="float" office:value="10.78949" calcext:value-type="float">
            <text:p>10.78949</text:p>
          </table:table-cell>
          <table:table-cell office:value-type="float" office:value="-4.587036" calcext:value-type="float">
            <text:p>-4.587036</text:p>
          </table:table-cell>
          <table:table-cell office:value-type="float" office:value="6.731445" calcext:value-type="float">
            <text:p>6.731445</text:p>
          </table:table-cell>
          <table:table-cell office:value-type="float" office:value="-0.2826538" calcext:value-type="float">
            <text:p>-0.2826538</text:p>
          </table:table-cell>
          <table:table-cell office:value-type="float" office:value="5.312988" calcext:value-type="float">
            <text:p>5.312988</text:p>
          </table:table-cell>
          <table:table-cell office:value-type="float" office:value="1.057037" calcext:value-type="float">
            <text:p>1.057037</text:p>
          </table:table-cell>
          <table:table-cell office:value-type="float" office:value="4.984283" calcext:value-type="float">
            <text:p>4.984283</text:p>
          </table:table-cell>
          <table:table-cell office:value-type="float" office:value="2.38681" calcext:value-type="float">
            <text:p>2.38681</text:p>
          </table:table-cell>
          <table:table-cell office:value-type="float" office:value="5.146759" calcext:value-type="float">
            <text:p>5.146759</text:p>
          </table:table-cell>
          <table:table-cell office:value-type="float" office:value="3.519775" calcext:value-type="float">
            <text:p>3.519775</text:p>
          </table:table-cell>
          <table:table-cell office:value-type="float" office:value="5.615753" calcext:value-type="float">
            <text:p>5.615753</text:p>
          </table:table-cell>
          <table:table-cell office:value-type="float" office:value="4.500793" calcext:value-type="float">
            <text:p>4.50079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10.61476" calcext:value-type="float">
            <text:p>10.61476</text:p>
          </table:table-cell>
          <table:table-cell office:value-type="float" office:value="3.1335" calcext:value-type="float">
            <text:p>3.1335</text:p>
          </table:table-cell>
          <table:table-cell office:value-type="float" office:value="-4.838" calcext:value-type="float">
            <text:p>-4.838</text:p>
          </table:table-cell>
          <table:table-cell office:value-type="float" office:value="0.3955742" calcext:value-type="float">
            <text:p>0.3955742</text:p>
          </table:table-cell>
          <table:table-cell office:value-type="float" office:value="0.3190047" calcext:value-type="float">
            <text:p>0.3190047</text:p>
          </table:table-cell>
          <table:table-cell office:value-type="float" office:value="142.848" calcext:value-type="float">
            <text:p>142.848</text:p>
          </table:table-cell>
          <table:table-cell office:value-type="float" office:value="0" calcext:value-type="float">
            <text:p>0</text:p>
          </table:table-cell>
          <table:table-cell office:value-type="float" office:value="11.79462" calcext:value-type="float">
            <text:p>11.79462</text:p>
          </table:table-cell>
          <table:table-cell office:value-type="float" office:value="-5.757843" calcext:value-type="float">
            <text:p>-5.757843</text:p>
          </table:table-cell>
          <table:table-cell office:value-type="float" office:value="6.72525" calcext:value-type="float">
            <text:p>6.72525</text:p>
          </table:table-cell>
          <table:table-cell office:value-type="float" office:value="-0.7648315" calcext:value-type="float">
            <text:p>-0.7648315</text:p>
          </table:table-cell>
          <table:table-cell office:value-type="float" office:value="5.557281" calcext:value-type="float">
            <text:p>5.557281</text:p>
          </table:table-cell>
          <table:table-cell office:value-type="float" office:value="0.4377747" calcext:value-type="float">
            <text:p>0.4377747</text:p>
          </table:table-cell>
          <table:table-cell office:value-type="float" office:value="4.998871" calcext:value-type="float">
            <text:p>4.998871</text:p>
          </table:table-cell>
          <table:table-cell office:value-type="float" office:value="1.722107" calcext:value-type="float">
            <text:p>1.722107</text:p>
          </table:table-cell>
          <table:table-cell office:value-type="float" office:value="4.915527" calcext:value-type="float">
            <text:p>4.915527</text:p>
          </table:table-cell>
          <table:table-cell office:value-type="float" office:value="2.845581" calcext:value-type="float">
            <text:p>2.845581</text:p>
          </table:table-cell>
          <table:table-cell office:value-type="float" office:value="5.131927" calcext:value-type="float">
            <text:p>5.131927</text:p>
          </table:table-cell>
          <table:table-cell office:value-type="float" office:value="3.831268" calcext:value-type="float">
            <text:p>3.83126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4.584799" calcext:value-type="float">
            <text:p>4.584799</text:p>
          </table:table-cell>
          <table:table-cell office:value-type="float" office:value="3.9075" calcext:value-type="float">
            <text:p>3.9075</text:p>
          </table:table-cell>
          <table:table-cell office:value-type="float" office:value="-4.8945" calcext:value-type="float">
            <text:p>-4.8945</text:p>
          </table:table-cell>
          <table:table-cell office:value-type="float" office:value="0.5540802" calcext:value-type="float">
            <text:p>0.5540802</text:p>
          </table:table-cell>
          <table:table-cell office:value-type="float" office:value="0.3985063" calcext:value-type="float">
            <text:p>0.3985063</text:p>
          </table:table-cell>
          <table:table-cell office:value-type="float" office:value="167.3082" calcext:value-type="float">
            <text:p>167.3082</text:p>
          </table:table-cell>
          <table:table-cell office:value-type="float" office:value="0" calcext:value-type="float">
            <text:p>0</text:p>
          </table:table-cell>
          <table:table-cell office:value-type="float" office:value="7.165924" calcext:value-type="float">
            <text:p>7.165924</text:p>
          </table:table-cell>
          <table:table-cell office:value-type="float" office:value="-5.3992" calcext:value-type="float">
            <text:p>-5.3992</text:p>
          </table:table-cell>
          <table:table-cell office:value-type="float" office:value="4.179779" calcext:value-type="float">
            <text:p>4.179779</text:p>
          </table:table-cell>
          <table:table-cell office:value-type="float" office:value="-0.6541748" calcext:value-type="float">
            <text:p>-0.6541748</text:p>
          </table:table-cell>
          <table:table-cell office:value-type="float" office:value="3.560455" calcext:value-type="float">
            <text:p>3.560455</text:p>
          </table:table-cell>
          <table:table-cell office:value-type="float" office:value="0.431427" calcext:value-type="float">
            <text:p>0.431427</text:p>
          </table:table-cell>
          <table:table-cell office:value-type="float" office:value="3.508331" calcext:value-type="float">
            <text:p>3.508331</text:p>
          </table:table-cell>
          <table:table-cell office:value-type="float" office:value="1.615082" calcext:value-type="float">
            <text:p>1.615082</text:p>
          </table:table-cell>
          <table:table-cell office:value-type="float" office:value="3.826935" calcext:value-type="float">
            <text:p>3.826935</text:p>
          </table:table-cell>
          <table:table-cell office:value-type="float" office:value="2.664886" calcext:value-type="float">
            <text:p>2.664886</text:p>
          </table:table-cell>
          <table:table-cell office:value-type="float" office:value="4.566376" calcext:value-type="float">
            <text:p>4.566376</text:p>
          </table:table-cell>
          <table:table-cell office:value-type="float" office:value="3.594879" calcext:value-type="float">
            <text:p>3.59487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5.229533" calcext:value-type="float">
            <text:p>5.229533</text:p>
          </table:table-cell>
          <table:table-cell office:value-type="float" office:value="2.0545" calcext:value-type="float">
            <text:p>2.0545</text:p>
          </table:table-cell>
          <table:table-cell office:value-type="float" office:value="-4.973" calcext:value-type="float">
            <text:p>-4.973</text:p>
          </table:table-cell>
          <table:table-cell office:value-type="float" office:value="0.6119803" calcext:value-type="float">
            <text:p>0.6119803</text:p>
          </table:table-cell>
          <table:table-cell office:value-type="float" office:value="0.2962625" calcext:value-type="float">
            <text:p>0.2962625</text:p>
          </table:table-cell>
          <table:table-cell office:value-type="float" office:value="296.5734" calcext:value-type="float">
            <text:p>296.5734</text:p>
          </table:table-cell>
          <table:table-cell office:value-type="float" office:value="0.9" calcext:value-type="float">
            <text:p>0.9</text:p>
          </table:table-cell>
          <table:table-cell office:value-type="float" office:value="5.950531" calcext:value-type="float">
            <text:p>5.950531</text:p>
          </table:table-cell>
          <table:table-cell office:value-type="float" office:value="-6.127441" calcext:value-type="float">
            <text:p>-6.127441</text:p>
          </table:table-cell>
          <table:table-cell office:value-type="float" office:value="3.818817" calcext:value-type="float">
            <text:p>3.818817</text:p>
          </table:table-cell>
          <table:table-cell office:value-type="float" office:value="-0.751709" calcext:value-type="float">
            <text:p>-0.751709</text:p>
          </table:table-cell>
          <table:table-cell office:value-type="float" office:value="3.576233" calcext:value-type="float">
            <text:p>3.576233</text:p>
          </table:table-cell>
          <table:table-cell office:value-type="float" office:value="0.3867493" calcext:value-type="float">
            <text:p>0.3867493</text:p>
          </table:table-cell>
          <table:table-cell office:value-type="float" office:value="3.536743" calcext:value-type="float">
            <text:p>3.536743</text:p>
          </table:table-cell>
          <table:table-cell office:value-type="float" office:value="1.616455" calcext:value-type="float">
            <text:p>1.616455</text:p>
          </table:table-cell>
          <table:table-cell office:value-type="float" office:value="3.762909" calcext:value-type="float">
            <text:p>3.762909</text:p>
          </table:table-cell>
          <table:table-cell office:value-type="float" office:value="2.569794" calcext:value-type="float">
            <text:p>2.569794</text:p>
          </table:table-cell>
          <table:table-cell office:value-type="float" office:value="4.151184" calcext:value-type="float">
            <text:p>4.151184</text:p>
          </table:table-cell>
          <table:table-cell office:value-type="float" office:value="3.413269" calcext:value-type="float">
            <text:p>3.41326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7.930878" calcext:value-type="float">
            <text:p>7.930878</text:p>
          </table:table-cell>
          <table:table-cell office:value-type="float" office:value="-0.693" calcext:value-type="float">
            <text:p>-0.693</text:p>
          </table:table-cell>
          <table:table-cell office:value-type="float" office:value="-6.1" calcext:value-type="float">
            <text:p>-6.1</text:p>
          </table:table-cell>
          <table:table-cell office:value-type="float" office:value="0.3982996" calcext:value-type="float">
            <text:p>0.3982996</text:p>
          </table:table-cell>
          <table:table-cell office:value-type="float" office:value="0.2799308" calcext:value-type="float">
            <text:p>0.2799308</text:p>
          </table:table-cell>
          <table:table-cell office:value-type="float" office:value="125.1414" calcext:value-type="float">
            <text:p>125.1414</text:p>
          </table:table-cell>
          <table:table-cell office:value-type="float" office:value="0" calcext:value-type="float">
            <text:p>0</text:p>
          </table:table-cell>
          <table:table-cell office:value-type="float" office:value="5.997955" calcext:value-type="float">
            <text:p>5.997955</text:p>
          </table:table-cell>
          <table:table-cell office:value-type="float" office:value="-6.300171" calcext:value-type="float">
            <text:p>-6.300171</text:p>
          </table:table-cell>
          <table:table-cell office:value-type="float" office:value="1.335724" calcext:value-type="float">
            <text:p>1.335724</text:p>
          </table:table-cell>
          <table:table-cell office:value-type="float" office:value="-0.9483337" calcext:value-type="float">
            <text:p>-0.9483337</text:p>
          </table:table-cell>
          <table:table-cell office:value-type="float" office:value="1.456329" calcext:value-type="float">
            <text:p>1.456329</text:p>
          </table:table-cell>
          <table:table-cell office:value-type="float" office:value="0.02175903" calcext:value-type="float">
            <text:p>0.02175903</text:p>
          </table:table-cell>
          <table:table-cell office:value-type="float" office:value="1.963654" calcext:value-type="float">
            <text:p>1.963654</text:p>
          </table:table-cell>
          <table:table-cell office:value-type="float" office:value="1.085632" calcext:value-type="float">
            <text:p>1.085632</text:p>
          </table:table-cell>
          <table:table-cell office:value-type="float" office:value="2.66156" calcext:value-type="float">
            <text:p>2.66156</text:p>
          </table:table-cell>
          <table:table-cell office:value-type="float" office:value="2.046265" calcext:value-type="float">
            <text:p>2.046265</text:p>
          </table:table-cell>
          <table:table-cell office:value-type="float" office:value="3.578979" calcext:value-type="float">
            <text:p>3.578979</text:p>
          </table:table-cell>
          <table:table-cell office:value-type="float" office:value="2.890625" calcext:value-type="float">
            <text:p>2.8906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8.373587" calcext:value-type="float">
            <text:p>8.373587</text:p>
          </table:table-cell>
          <table:table-cell office:value-type="float" office:value="0.8035" calcext:value-type="float">
            <text:p>0.8035</text:p>
          </table:table-cell>
          <table:table-cell office:value-type="float" office:value="-8.2" calcext:value-type="float">
            <text:p>-8.2</text:p>
          </table:table-cell>
          <table:table-cell office:value-type="float" office:value="0.4059563" calcext:value-type="float">
            <text:p>0.4059563</text:p>
          </table:table-cell>
          <table:table-cell office:value-type="float" office:value="0.2963057" calcext:value-type="float">
            <text:p>0.2963057</text:p>
          </table:table-cell>
          <table:table-cell office:value-type="float" office:value="124.1388" calcext:value-type="float">
            <text:p>124.1388</text:p>
          </table:table-cell>
          <table:table-cell office:value-type="float" office:value="0" calcext:value-type="float">
            <text:p>0</text:p>
          </table:table-cell>
          <table:table-cell office:value-type="float" office:value="8.981049" calcext:value-type="float">
            <text:p>8.981049</text:p>
          </table:table-cell>
          <table:table-cell office:value-type="float" office:value="-7.361908" calcext:value-type="float">
            <text:p>-7.361908</text:p>
          </table:table-cell>
          <table:table-cell office:value-type="float" office:value="1.842468" calcext:value-type="float">
            <text:p>1.842468</text:p>
          </table:table-cell>
          <table:table-cell office:value-type="float" office:value="-1.129761" calcext:value-type="float">
            <text:p>-1.129761</text:p>
          </table:table-cell>
          <table:table-cell office:value-type="float" office:value="1.674255" calcext:value-type="float">
            <text:p>1.674255</text:p>
          </table:table-cell>
          <table:table-cell office:value-type="float" office:value="-0.08209229" calcext:value-type="float">
            <text:p>-0.08209229</text:p>
          </table:table-cell>
          <table:table-cell office:value-type="float" office:value="1.930176" calcext:value-type="float">
            <text:p>1.930176</text:p>
          </table:table-cell>
          <table:table-cell office:value-type="float" office:value="0.8460083" calcext:value-type="float">
            <text:p>0.8460083</text:p>
          </table:table-cell>
          <table:table-cell office:value-type="float" office:value="2.403198" calcext:value-type="float">
            <text:p>2.403198</text:p>
          </table:table-cell>
          <table:table-cell office:value-type="float" office:value="1.722412" calcext:value-type="float">
            <text:p>1.722412</text:p>
          </table:table-cell>
          <table:table-cell office:value-type="float" office:value="2.965057" calcext:value-type="float">
            <text:p>2.965057</text:p>
          </table:table-cell>
          <table:table-cell office:value-type="float" office:value="2.548553" calcext:value-type="float">
            <text:p>2.54855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1.379921" calcext:value-type="float">
            <text:p>1.379921</text:p>
          </table:table-cell>
          <table:table-cell office:value-type="float" office:value="0.5785" calcext:value-type="float">
            <text:p>0.5785</text:p>
          </table:table-cell>
          <table:table-cell office:value-type="float" office:value="-2.7115" calcext:value-type="float">
            <text:p>-2.7115</text:p>
          </table:table-cell>
          <table:table-cell office:value-type="float" office:value="0.6094465" calcext:value-type="float">
            <text:p>0.6094465</text:p>
          </table:table-cell>
          <table:table-cell office:value-type="float" office:value="0.3979774" calcext:value-type="float">
            <text:p>0.3979774</text:p>
          </table:table-cell>
          <table:table-cell office:value-type="float" office:value="211.4964" calcext:value-type="float">
            <text:p>211.4964</text:p>
          </table:table-cell>
          <table:table-cell office:value-type="float" office:value="0.4" calcext:value-type="float">
            <text:p>0.4</text:p>
          </table:table-cell>
          <table:table-cell office:value-type="float" office:value="0.9611206" calcext:value-type="float">
            <text:p>0.9611206</text:p>
          </table:table-cell>
          <table:table-cell office:value-type="float" office:value="-4.621857" calcext:value-type="float">
            <text:p>-4.621857</text:p>
          </table:table-cell>
          <table:table-cell office:value-type="float" office:value="0.3410034" calcext:value-type="float">
            <text:p>0.3410034</text:p>
          </table:table-cell>
          <table:table-cell office:value-type="float" office:value="-0.6296387" calcext:value-type="float">
            <text:p>-0.6296387</text:p>
          </table:table-cell>
          <table:table-cell office:value-type="float" office:value="0.6734924" calcext:value-type="float">
            <text:p>0.6734924</text:p>
          </table:table-cell>
          <table:table-cell office:value-type="float" office:value="0.08389282" calcext:value-type="float">
            <text:p>0.08389282</text:p>
          </table:table-cell>
          <table:table-cell office:value-type="float" office:value="1.257355" calcext:value-type="float">
            <text:p>1.257355</text:p>
          </table:table-cell>
          <table:table-cell office:value-type="float" office:value="0.9017639" calcext:value-type="float">
            <text:p>0.9017639</text:p>
          </table:table-cell>
          <table:table-cell office:value-type="float" office:value="1.912689" calcext:value-type="float">
            <text:p>1.912689</text:p>
          </table:table-cell>
          <table:table-cell office:value-type="float" office:value="1.695435" calcext:value-type="float">
            <text:p>1.695435</text:p>
          </table:table-cell>
          <table:table-cell office:value-type="float" office:value="2.696411" calcext:value-type="float">
            <text:p>2.696411</text:p>
          </table:table-cell>
          <table:table-cell office:value-type="float" office:value="2.452698" calcext:value-type="float">
            <text:p>2.4526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3.646082" calcext:value-type="float">
            <text:p>3.646082</text:p>
          </table:table-cell>
          <table:table-cell office:value-type="float" office:value="1.672" calcext:value-type="float">
            <text:p>1.672</text:p>
          </table:table-cell>
          <table:table-cell office:value-type="float" office:value="-0.396" calcext:value-type="float">
            <text:p>-0.396</text:p>
          </table:table-cell>
          <table:table-cell office:value-type="float" office:value="0.5693603" calcext:value-type="float">
            <text:p>0.5693603</text:p>
          </table:table-cell>
          <table:table-cell office:value-type="float" office:value="0.4303355" calcext:value-type="float">
            <text:p>0.4303355</text:p>
          </table:table-cell>
          <table:table-cell office:value-type="float" office:value="293.2686" calcext:value-type="float">
            <text:p>293.2686</text:p>
          </table:table-cell>
          <table:table-cell office:value-type="float" office:value="3.8" calcext:value-type="float">
            <text:p>3.8</text:p>
          </table:table-cell>
          <table:table-cell office:value-type="float" office:value="3.976135" calcext:value-type="float">
            <text:p>3.976135</text:p>
          </table:table-cell>
          <table:table-cell office:value-type="float" office:value="-3.089508" calcext:value-type="float">
            <text:p>-3.089508</text:p>
          </table:table-cell>
          <table:table-cell office:value-type="float" office:value="1.07608" calcext:value-type="float">
            <text:p>1.07608</text:p>
          </table:table-cell>
          <table:table-cell office:value-type="float" office:value="-0.3976135" calcext:value-type="float">
            <text:p>-0.3976135</text:p>
          </table:table-cell>
          <table:table-cell office:value-type="float" office:value="1.193909" calcext:value-type="float">
            <text:p>1.193909</text:p>
          </table:table-cell>
          <table:table-cell office:value-type="float" office:value="0.2463379" calcext:value-type="float">
            <text:p>0.2463379</text:p>
          </table:table-cell>
          <table:table-cell office:value-type="float" office:value="1.562714" calcext:value-type="float">
            <text:p>1.562714</text:p>
          </table:table-cell>
          <table:table-cell office:value-type="float" office:value="0.9875793" calcext:value-type="float">
            <text:p>0.9875793</text:p>
          </table:table-cell>
          <table:table-cell office:value-type="float" office:value="2.048706" calcext:value-type="float">
            <text:p>2.048706</text:p>
          </table:table-cell>
          <table:table-cell office:value-type="float" office:value="1.696625" calcext:value-type="float">
            <text:p>1.696625</text:p>
          </table:table-cell>
          <table:table-cell office:value-type="float" office:value="2.598511" calcext:value-type="float">
            <text:p>2.598511</text:p>
          </table:table-cell>
          <table:table-cell office:value-type="float" office:value="2.38446" calcext:value-type="float">
            <text:p>2.384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3.228348" calcext:value-type="float">
            <text:p>3.228348</text:p>
          </table:table-cell>
          <table:table-cell office:value-type="float" office:value="1.5905" calcext:value-type="float">
            <text:p>1.5905</text:p>
          </table:table-cell>
          <table:table-cell office:value-type="float" office:value="-0.4515" calcext:value-type="float">
            <text:p>-0.4515</text:p>
          </table:table-cell>
          <table:table-cell office:value-type="float" office:value="0.6590564" calcext:value-type="float">
            <text:p>0.6590564</text:p>
          </table:table-cell>
          <table:table-cell office:value-type="float" office:value="0.5831003" calcext:value-type="float">
            <text:p>0.5831003</text:p>
          </table:table-cell>
          <table:table-cell office:value-type="float" office:value="235.6326" calcext:value-type="float">
            <text:p>235.6326</text:p>
          </table:table-cell>
          <table:table-cell office:value-type="float" office:value="4.2" calcext:value-type="float">
            <text:p>4.2</text:p>
          </table:table-cell>
          <table:table-cell office:value-type="float" office:value="1.735474" calcext:value-type="float">
            <text:p>1.735474</text:p>
          </table:table-cell>
          <table:table-cell office:value-type="float" office:value="-1.176147" calcext:value-type="float">
            <text:p>-1.176147</text:p>
          </table:table-cell>
          <table:table-cell office:value-type="float" office:value="0.6566162" calcext:value-type="float">
            <text:p>0.6566162</text:p>
          </table:table-cell>
          <table:table-cell office:value-type="float" office:value="-0.05621338" calcext:value-type="float">
            <text:p>-0.05621338</text:p>
          </table:table-cell>
          <table:table-cell office:value-type="float" office:value="0.9530029" calcext:value-type="float">
            <text:p>0.9530029</text:p>
          </table:table-cell>
          <table:table-cell office:value-type="float" office:value="0.4805298" calcext:value-type="float">
            <text:p>0.4805298</text:p>
          </table:table-cell>
          <table:table-cell office:value-type="float" office:value="1.42215" calcext:value-type="float">
            <text:p>1.42215</text:p>
          </table:table-cell>
          <table:table-cell office:value-type="float" office:value="1.132477" calcext:value-type="float">
            <text:p>1.132477</text:p>
          </table:table-cell>
          <table:table-cell office:value-type="float" office:value="1.95755" calcext:value-type="float">
            <text:p>1.95755</text:p>
          </table:table-cell>
          <table:table-cell office:value-type="float" office:value="1.779785" calcext:value-type="float">
            <text:p>1.779785</text:p>
          </table:table-cell>
          <table:table-cell office:value-type="float" office:value="2.520966" calcext:value-type="float">
            <text:p>2.520966</text:p>
          </table:table-cell>
          <table:table-cell office:value-type="float" office:value="2.414154" calcext:value-type="float">
            <text:p>2.41415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9.876139" calcext:value-type="float">
            <text:p>9.876139</text:p>
          </table:table-cell>
          <table:table-cell office:value-type="float" office:value="-0.295" calcext:value-type="float">
            <text:p>-0.295</text:p>
          </table:table-cell>
          <table:table-cell office:value-type="float" office:value="-11.7" calcext:value-type="float">
            <text:p>-11.7</text:p>
          </table:table-cell>
          <table:table-cell office:value-type="float" office:value="0.5897107" calcext:value-type="float">
            <text:p>0.5897107</text:p>
          </table:table-cell>
          <table:table-cell office:value-type="float" office:value="0.1728404" calcext:value-type="float">
            <text:p>0.1728404</text:p>
          </table:table-cell>
          <table:table-cell office:value-type="float" office:value="432.9883" calcext:value-type="float">
            <text:p>432.9883</text:p>
          </table:table-cell>
          <table:table-cell office:value-type="float" office:value="0" calcext:value-type="float">
            <text:p>0</text:p>
          </table:table-cell>
          <table:table-cell office:value-type="float" office:value="2.467194" calcext:value-type="float">
            <text:p>2.467194</text:p>
          </table:table-cell>
          <table:table-cell office:value-type="float" office:value="-6.398376" calcext:value-type="float">
            <text:p>-6.398376</text:p>
          </table:table-cell>
          <table:table-cell office:value-type="float" office:value="0.7242737" calcext:value-type="float">
            <text:p>0.7242737</text:p>
          </table:table-cell>
          <table:table-cell office:value-type="float" office:value="-1.197418" calcext:value-type="float">
            <text:p>-1.197418</text:p>
          </table:table-cell>
          <table:table-cell office:value-type="float" office:value="0.8609619" calcext:value-type="float">
            <text:p>0.8609619</text:p>
          </table:table-cell>
          <table:table-cell office:value-type="float" office:value="-0.09976196" calcext:value-type="float">
            <text:p>-0.09976196</text:p>
          </table:table-cell>
          <table:table-cell office:value-type="float" office:value="1.25354" calcext:value-type="float">
            <text:p>1.25354</text:p>
          </table:table-cell>
          <table:table-cell office:value-type="float" office:value="0.6732788" calcext:value-type="float">
            <text:p>0.6732788</text:p>
          </table:table-cell>
          <table:table-cell office:value-type="float" office:value="1.812012" calcext:value-type="float">
            <text:p>1.812012</text:p>
          </table:table-cell>
          <table:table-cell office:value-type="float" office:value="1.404022" calcext:value-type="float">
            <text:p>1.404022</text:p>
          </table:table-cell>
          <table:table-cell office:value-type="float" office:value="2.433533" calcext:value-type="float">
            <text:p>2.433533</text:p>
          </table:table-cell>
          <table:table-cell office:value-type="float" office:value="2.101929" calcext:value-type="float">
            <text:p>2.10192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7.701558" calcext:value-type="float">
            <text:p>7.701558</text:p>
          </table:table-cell>
          <table:table-cell office:value-type="float" office:value="13.56" calcext:value-type="float">
            <text:p>13.56</text:p>
          </table:table-cell>
          <table:table-cell office:value-type="float" office:value="-4.364" calcext:value-type="float">
            <text:p>-4.364</text:p>
          </table:table-cell>
          <table:table-cell office:value-type="float" office:value="0.9584395" calcext:value-type="float">
            <text:p>0.9584395</text:p>
          </table:table-cell>
          <table:table-cell office:value-type="float" office:value="0.4380143" calcext:value-type="float">
            <text:p>0.4380143</text:p>
          </table:table-cell>
          <table:table-cell office:value-type="float" office:value="297.0378" calcext:value-type="float">
            <text:p>297.0378</text:p>
          </table:table-cell>
          <table:table-cell office:value-type="float" office:value="1.8" calcext:value-type="float">
            <text:p>1.8</text:p>
          </table:table-cell>
          <table:table-cell office:value-type="float" office:value="9.713654" calcext:value-type="float">
            <text:p>9.713654</text:p>
          </table:table-cell>
          <table:table-cell office:value-type="float" office:value="-4.893066" calcext:value-type="float">
            <text:p>-4.893066</text:p>
          </table:table-cell>
          <table:table-cell office:value-type="float" office:value="3.002411" calcext:value-type="float">
            <text:p>3.002411</text:p>
          </table:table-cell>
          <table:table-cell office:value-type="float" office:value="-0.9277039" calcext:value-type="float">
            <text:p>-0.9277039</text:p>
          </table:table-cell>
          <table:table-cell office:value-type="float" office:value="2.802307" calcext:value-type="float">
            <text:p>2.802307</text:p>
          </table:table-cell>
          <table:table-cell office:value-type="float" office:value="-0.07669067" calcext:value-type="float">
            <text:p>-0.07669067</text:p>
          </table:table-cell>
          <table:table-cell office:value-type="float" office:value="2.73233" calcext:value-type="float">
            <text:p>2.73233</text:p>
          </table:table-cell>
          <table:table-cell office:value-type="float" office:value="0.6255493" calcext:value-type="float">
            <text:p>0.6255493</text:p>
          </table:table-cell>
          <table:table-cell office:value-type="float" office:value="2.77417" calcext:value-type="float">
            <text:p>2.77417</text:p>
          </table:table-cell>
          <table:table-cell office:value-type="float" office:value="1.29834" calcext:value-type="float">
            <text:p>1.29834</text:p>
          </table:table-cell>
          <table:table-cell office:value-type="float" office:value="2.950439" calcext:value-type="float">
            <text:p>2.950439</text:p>
          </table:table-cell>
          <table:table-cell office:value-type="float" office:value="1.948822" calcext:value-type="float">
            <text:p>1.9488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7.796288" calcext:value-type="float">
            <text:p>7.796288</text:p>
          </table:table-cell>
          <table:table-cell office:value-type="float" office:value="15.9" calcext:value-type="float">
            <text:p>15.9</text:p>
          </table:table-cell>
          <table:table-cell office:value-type="float" office:value="2.601" calcext:value-type="float">
            <text:p>2.601</text:p>
          </table:table-cell>
          <table:table-cell office:value-type="float" office:value="0.9866202" calcext:value-type="float">
            <text:p>0.9866202</text:p>
          </table:table-cell>
          <table:table-cell office:value-type="float" office:value="0.7248334" calcext:value-type="float">
            <text:p>0.7248334</text:p>
          </table:table-cell>
          <table:table-cell office:value-type="float" office:value="231.3378" calcext:value-type="float">
            <text:p>231.3378</text:p>
          </table:table-cell>
          <table:table-cell office:value-type="float" office:value="0" calcext:value-type="float">
            <text:p>0</text:p>
          </table:table-cell>
          <table:table-cell office:value-type="float" office:value="18.45483" calcext:value-type="float">
            <text:p>18.45483</text:p>
          </table:table-cell>
          <table:table-cell office:value-type="float" office:value="-0.1127014" calcext:value-type="float">
            <text:p>-0.1127014</text:p>
          </table:table-cell>
          <table:table-cell office:value-type="float" office:value="12.12369" calcext:value-type="float">
            <text:p>12.12369</text:p>
          </table:table-cell>
          <table:table-cell office:value-type="float" office:value="1.257568" calcext:value-type="float">
            <text:p>1.257568</text:p>
          </table:table-cell>
          <table:table-cell office:value-type="float" office:value="9.501984" calcext:value-type="float">
            <text:p>9.501984</text:p>
          </table:table-cell>
          <table:table-cell office:value-type="float" office:value="1.884369" calcext:value-type="float">
            <text:p>1.884369</text:p>
          </table:table-cell>
          <table:table-cell office:value-type="float" office:value="7.638916" calcext:value-type="float">
            <text:p>7.638916</text:p>
          </table:table-cell>
          <table:table-cell office:value-type="float" office:value="2.43573" calcext:value-type="float">
            <text:p>2.43573</text:p>
          </table:table-cell>
          <table:table-cell office:value-type="float" office:value="6.6409" calcext:value-type="float">
            <text:p>6.6409</text:p>
          </table:table-cell>
          <table:table-cell office:value-type="float" office:value="2.799622" calcext:value-type="float">
            <text:p>2.799622</text:p>
          </table:table-cell>
          <table:table-cell office:value-type="float" office:value="6.126984" calcext:value-type="float">
            <text:p>6.126984</text:p>
          </table:table-cell>
          <table:table-cell office:value-type="float" office:value="2.972931" calcext:value-type="float">
            <text:p>2.9729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2.904027" calcext:value-type="float">
            <text:p>2.904027</text:p>
          </table:table-cell>
          <table:table-cell office:value-type="float" office:value="17.595" calcext:value-type="float">
            <text:p>17.595</text:p>
          </table:table-cell>
          <table:table-cell office:value-type="float" office:value="6.3935" calcext:value-type="float">
            <text:p>6.3935</text:p>
          </table:table-cell>
          <table:table-cell office:value-type="float" office:value="1.589494" calcext:value-type="float">
            <text:p>1.589494</text:p>
          </table:table-cell>
          <table:table-cell office:value-type="float" office:value="0.8733837" calcext:value-type="float">
            <text:p>0.8733837</text:p>
          </table:table-cell>
          <table:table-cell office:value-type="float" office:value="271.5138" calcext:value-type="float">
            <text:p>271.5138</text:p>
          </table:table-cell>
          <table:table-cell office:value-type="float" office:value="9" calcext:value-type="float">
            <text:p>9</text:p>
          </table:table-cell>
          <table:table-cell office:value-type="float" office:value="16.22989" calcext:value-type="float">
            <text:p>16.22989</text:p>
          </table:table-cell>
          <table:table-cell office:value-type="float" office:value="3.271149" calcext:value-type="float">
            <text:p>3.271149</text:p>
          </table:table-cell>
          <table:table-cell office:value-type="float" office:value="11.16479" calcext:value-type="float">
            <text:p>11.16479</text:p>
          </table:table-cell>
          <table:table-cell office:value-type="float" office:value="4.467865" calcext:value-type="float">
            <text:p>4.467865</text:p>
          </table:table-cell>
          <table:table-cell office:value-type="float" office:value="10.04813" calcext:value-type="float">
            <text:p>10.04813</text:p>
          </table:table-cell>
          <table:table-cell office:value-type="float" office:value="5.038666" calcext:value-type="float">
            <text:p>5.038666</text:p>
          </table:table-cell>
          <table:table-cell office:value-type="float" office:value="9.026184" calcext:value-type="float">
            <text:p>9.026184</text:p>
          </table:table-cell>
          <table:table-cell office:value-type="float" office:value="5.426056" calcext:value-type="float">
            <text:p>5.426056</text:p>
          </table:table-cell>
          <table:table-cell office:value-type="float" office:value="8.411682" calcext:value-type="float">
            <text:p>8.411682</text:p>
          </table:table-cell>
          <table:table-cell office:value-type="float" office:value="5.645416" calcext:value-type="float">
            <text:p>5.645416</text:p>
          </table:table-cell>
          <table:table-cell office:value-type="float" office:value="7.938232" calcext:value-type="float">
            <text:p>7.938232</text:p>
          </table:table-cell>
          <table:table-cell office:value-type="float" office:value="5.771545" calcext:value-type="float">
            <text:p>5.7715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2.35066" calcext:value-type="float">
            <text:p>2.35066</text:p>
          </table:table-cell>
          <table:table-cell office:value-type="float" office:value="16.795" calcext:value-type="float">
            <text:p>16.795</text:p>
          </table:table-cell>
          <table:table-cell office:value-type="float" office:value="5.1575" calcext:value-type="float">
            <text:p>5.1575</text:p>
          </table:table-cell>
          <table:table-cell office:value-type="float" office:value="1.737558" calcext:value-type="float">
            <text:p>1.737558</text:p>
          </table:table-cell>
          <table:table-cell office:value-type="float" office:value="0.7797323" calcext:value-type="float">
            <text:p>0.7797323</text:p>
          </table:table-cell>
          <table:table-cell office:value-type="float" office:value="333.4248" calcext:value-type="float">
            <text:p>333.4248</text:p>
          </table:table-cell>
          <table:table-cell office:value-type="float" office:value="4.799999" calcext:value-type="float">
            <text:p>4.799999</text:p>
          </table:table-cell>
          <table:table-cell office:value-type="float" office:value="14.5285" calcext:value-type="float">
            <text:p>14.5285</text:p>
          </table:table-cell>
          <table:table-cell office:value-type="float" office:value="3.050934" calcext:value-type="float">
            <text:p>3.050934</text:p>
          </table:table-cell>
          <table:table-cell office:value-type="float" office:value="12.41516" calcext:value-type="float">
            <text:p>12.41516</text:p>
          </table:table-cell>
          <table:table-cell office:value-type="float" office:value="5.26355" calcext:value-type="float">
            <text:p>5.26355</text:p>
          </table:table-cell>
          <table:table-cell office:value-type="float" office:value="11.4711" calcext:value-type="float">
            <text:p>11.4711</text:p>
          </table:table-cell>
          <table:table-cell office:value-type="float" office:value="6.402435" calcext:value-type="float">
            <text:p>6.402435</text:p>
          </table:table-cell>
          <table:table-cell office:value-type="float" office:value="10.57669" calcext:value-type="float">
            <text:p>10.57669</text:p>
          </table:table-cell>
          <table:table-cell office:value-type="float" office:value="7.408997" calcext:value-type="float">
            <text:p>7.408997</text:p>
          </table:table-cell>
          <table:table-cell office:value-type="float" office:value="9.875305" calcext:value-type="float">
            <text:p>9.875305</text:p>
          </table:table-cell>
          <table:table-cell office:value-type="float" office:value="8.044006" calcext:value-type="float">
            <text:p>8.044006</text:p>
          </table:table-cell>
          <table:table-cell office:value-type="float" office:value="9.315002" calcext:value-type="float">
            <text:p>9.315002</text:p>
          </table:table-cell>
          <table:table-cell office:value-type="float" office:value="7.949371" calcext:value-type="float">
            <text:p>7.94937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2.23965" calcext:value-type="float">
            <text:p>2.23965</text:p>
          </table:table-cell>
          <table:table-cell office:value-type="float" office:value="5.825" calcext:value-type="float">
            <text:p>5.825</text:p>
          </table:table-cell>
          <table:table-cell office:value-type="float" office:value="3.874" calcext:value-type="float">
            <text:p>3.874</text:p>
          </table:table-cell>
          <table:table-cell office:value-type="float" office:value="0.8160285" calcext:value-type="float">
            <text:p>0.8160285</text:p>
          </table:table-cell>
          <table:table-cell office:value-type="float" office:value="0.7437147" calcext:value-type="float">
            <text:p>0.7437147</text:p>
          </table:table-cell>
          <table:table-cell office:value-type="float" office:value="111.9978" calcext:value-type="float">
            <text:p>111.9978</text:p>
          </table:table-cell>
          <table:table-cell office:value-type="float" office:value="0.2" calcext:value-type="float">
            <text:p>0.2</text:p>
          </table:table-cell>
          <table:table-cell office:value-type="float" office:value="8.388885" calcext:value-type="float">
            <text:p>8.388885</text:p>
          </table:table-cell>
          <table:table-cell office:value-type="float" office:value="1.712036" calcext:value-type="float">
            <text:p>1.712036</text:p>
          </table:table-cell>
          <table:table-cell office:value-type="float" office:value="6.993805" calcext:value-type="float">
            <text:p>6.993805</text:p>
          </table:table-cell>
          <table:table-cell office:value-type="float" office:value="3.453125" calcext:value-type="float">
            <text:p>3.453125</text:p>
          </table:table-cell>
          <table:table-cell office:value-type="float" office:value="6.646362" calcext:value-type="float">
            <text:p>6.646362</text:p>
          </table:table-cell>
          <table:table-cell office:value-type="float" office:value="4.370026" calcext:value-type="float">
            <text:p>4.370026</text:p>
          </table:table-cell>
          <table:table-cell office:value-type="float" office:value="7.339233" calcext:value-type="float">
            <text:p>7.339233</text:p>
          </table:table-cell>
          <table:table-cell office:value-type="float" office:value="5.268646" calcext:value-type="float">
            <text:p>5.268646</text:p>
          </table:table-cell>
          <table:table-cell office:value-type="float" office:value="7.985046" calcext:value-type="float">
            <text:p>7.985046</text:p>
          </table:table-cell>
          <table:table-cell office:value-type="float" office:value="5.970001" calcext:value-type="float">
            <text:p>5.970001</text:p>
          </table:table-cell>
          <table:table-cell office:value-type="float" office:value="8.321198" calcext:value-type="float">
            <text:p>8.321198</text:p>
          </table:table-cell>
          <table:table-cell office:value-type="float" office:value="6.50354" calcext:value-type="float">
            <text:p>6.5035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2.462348" calcext:value-type="float">
            <text:p>2.462348</text:p>
          </table:table-cell>
          <table:table-cell office:value-type="float" office:value="5.8775" calcext:value-type="float">
            <text:p>5.8775</text:p>
          </table:table-cell>
          <table:table-cell office:value-type="float" office:value="1.863" calcext:value-type="float">
            <text:p>1.863</text:p>
          </table:table-cell>
          <table:table-cell office:value-type="float" office:value="0.7898636" calcext:value-type="float">
            <text:p>0.7898636</text:p>
          </table:table-cell>
          <table:table-cell office:value-type="float" office:value="0.6305611" calcext:value-type="float">
            <text:p>0.6305611</text:p>
          </table:table-cell>
          <table:table-cell office:value-type="float" office:value="186.156" calcext:value-type="float">
            <text:p>186.156</text:p>
          </table:table-cell>
          <table:table-cell office:value-type="float" office:value="0" calcext:value-type="float">
            <text:p>0</text:p>
          </table:table-cell>
          <table:table-cell office:value-type="float" office:value="6.785034" calcext:value-type="float">
            <text:p>6.785034</text:p>
          </table:table-cell>
          <table:table-cell office:value-type="float" office:value="-0.2418823" calcext:value-type="float">
            <text:p>-0.2418823</text:p>
          </table:table-cell>
          <table:table-cell office:value-type="float" office:value="5.781311" calcext:value-type="float">
            <text:p>5.781311</text:p>
          </table:table-cell>
          <table:table-cell office:value-type="float" office:value="1.911102" calcext:value-type="float">
            <text:p>1.911102</text:p>
          </table:table-cell>
          <table:table-cell office:value-type="float" office:value="5.513184" calcext:value-type="float">
            <text:p>5.513184</text:p>
          </table:table-cell>
          <table:table-cell office:value-type="float" office:value="3.056091" calcext:value-type="float">
            <text:p>3.056091</text:p>
          </table:table-cell>
          <table:table-cell office:value-type="float" office:value="5.53894" calcext:value-type="float">
            <text:p>5.53894</text:p>
          </table:table-cell>
          <table:table-cell office:value-type="float" office:value="4.131683" calcext:value-type="float">
            <text:p>4.131683</text:p>
          </table:table-cell>
          <table:table-cell office:value-type="float" office:value="5.938141" calcext:value-type="float">
            <text:p>5.938141</text:p>
          </table:table-cell>
          <table:table-cell office:value-type="float" office:value="4.902618" calcext:value-type="float">
            <text:p>4.902618</text:p>
          </table:table-cell>
          <table:table-cell office:value-type="float" office:value="6.478973" calcext:value-type="float">
            <text:p>6.478973</text:p>
          </table:table-cell>
          <table:table-cell office:value-type="float" office:value="5.530029" calcext:value-type="float">
            <text:p>5.5300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2.952513" calcext:value-type="float">
            <text:p>2.952513</text:p>
          </table:table-cell>
          <table:table-cell office:value-type="float" office:value="10.425" calcext:value-type="float">
            <text:p>10.425</text:p>
          </table:table-cell>
          <table:table-cell office:value-type="float" office:value="-0.6805" calcext:value-type="float">
            <text:p>-0.6805</text:p>
          </table:table-cell>
          <table:table-cell office:value-type="float" office:value="1.057731" calcext:value-type="float">
            <text:p>1.057731</text:p>
          </table:table-cell>
          <table:table-cell office:value-type="float" office:value="0.5735469" calcext:value-type="float">
            <text:p>0.5735469</text:p>
          </table:table-cell>
          <table:table-cell office:value-type="float" office:value="278.2818" calcext:value-type="float">
            <text:p>278.2818</text:p>
          </table:table-cell>
          <table:table-cell office:value-type="float" office:value="1.6" calcext:value-type="float">
            <text:p>1.6</text:p>
          </table:table-cell>
          <table:table-cell office:value-type="float" office:value="10.60477" calcext:value-type="float">
            <text:p>10.60477</text:p>
          </table:table-cell>
          <table:table-cell office:value-type="float" office:value="-0.9916077" calcext:value-type="float">
            <text:p>-0.9916077</text:p>
          </table:table-cell>
          <table:table-cell office:value-type="float" office:value="6.51886" calcext:value-type="float">
            <text:p>6.51886</text:p>
          </table:table-cell>
          <table:table-cell office:value-type="float" office:value="0.9586792" calcext:value-type="float">
            <text:p>0.9586792</text:p>
          </table:table-cell>
          <table:table-cell office:value-type="float" office:value="5.772369" calcext:value-type="float">
            <text:p>5.772369</text:p>
          </table:table-cell>
          <table:table-cell office:value-type="float" office:value="2.019562" calcext:value-type="float">
            <text:p>2.019562</text:p>
          </table:table-cell>
          <table:table-cell office:value-type="float" office:value="5.588135" calcext:value-type="float">
            <text:p>5.588135</text:p>
          </table:table-cell>
          <table:table-cell office:value-type="float" office:value="3.02594" calcext:value-type="float">
            <text:p>3.02594</text:p>
          </table:table-cell>
          <table:table-cell office:value-type="float" office:value="5.672607" calcext:value-type="float">
            <text:p>5.672607</text:p>
          </table:table-cell>
          <table:table-cell office:value-type="float" office:value="3.878479" calcext:value-type="float">
            <text:p>3.878479</text:p>
          </table:table-cell>
          <table:table-cell office:value-type="float" office:value="5.825928" calcext:value-type="float">
            <text:p>5.825928</text:p>
          </table:table-cell>
          <table:table-cell office:value-type="float" office:value="4.586792" calcext:value-type="float">
            <text:p>4.58679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2.934964" calcext:value-type="float">
            <text:p>2.934964</text:p>
          </table:table-cell>
          <table:table-cell office:value-type="float" office:value="5.9825" calcext:value-type="float">
            <text:p>5.9825</text:p>
          </table:table-cell>
          <table:table-cell office:value-type="float" office:value="-5.9" calcext:value-type="float">
            <text:p>-5.9</text:p>
          </table:table-cell>
          <table:table-cell office:value-type="float" office:value="0.9048104" calcext:value-type="float">
            <text:p>0.9048104</text:p>
          </table:table-cell>
          <table:table-cell office:value-type="float" office:value="0.274931" calcext:value-type="float">
            <text:p>0.274931</text:p>
          </table:table-cell>
          <table:table-cell office:value-type="float" office:value="376.3206" calcext:value-type="float">
            <text:p>376.3206</text:p>
          </table:table-cell>
          <table:table-cell office:value-type="float" office:value="2.4" calcext:value-type="float">
            <text:p>2.4</text:p>
          </table:table-cell>
          <table:table-cell office:value-type="float" office:value="4.11969" calcext:value-type="float">
            <text:p>4.11969</text:p>
          </table:table-cell>
          <table:table-cell office:value-type="float" office:value="-3.604523" calcext:value-type="float">
            <text:p>-3.604523</text:p>
          </table:table-cell>
          <table:table-cell office:value-type="float" office:value="4.911774" calcext:value-type="float">
            <text:p>4.911774</text:p>
          </table:table-cell>
          <table:table-cell office:value-type="float" office:value="-0.4124146" calcext:value-type="float">
            <text:p>-0.4124146</text:p>
          </table:table-cell>
          <table:table-cell office:value-type="float" office:value="5.251648" calcext:value-type="float">
            <text:p>5.251648</text:p>
          </table:table-cell>
          <table:table-cell office:value-type="float" office:value="0.8177795" calcext:value-type="float">
            <text:p>0.8177795</text:p>
          </table:table-cell>
          <table:table-cell office:value-type="float" office:value="5.4953" calcext:value-type="float">
            <text:p>5.4953</text:p>
          </table:table-cell>
          <table:table-cell office:value-type="float" office:value="2.103424" calcext:value-type="float">
            <text:p>2.103424</text:p>
          </table:table-cell>
          <table:table-cell office:value-type="float" office:value="5.66922" calcext:value-type="float">
            <text:p>5.66922</text:p>
          </table:table-cell>
          <table:table-cell office:value-type="float" office:value="3.205627" calcext:value-type="float">
            <text:p>3.205627</text:p>
          </table:table-cell>
          <table:table-cell office:value-type="float" office:value="5.839935" calcext:value-type="float">
            <text:p>5.839935</text:p>
          </table:table-cell>
          <table:table-cell office:value-type="float" office:value="4.124298" calcext:value-type="float">
            <text:p>4.1242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6.93684" calcext:value-type="float">
            <text:p>6.93684</text:p>
          </table:table-cell>
          <table:table-cell office:value-type="float" office:value="-3.004" calcext:value-type="float">
            <text:p>-3.004</text:p>
          </table:table-cell>
          <table:table-cell office:value-type="float" office:value="-8.3" calcext:value-type="float">
            <text:p>-8.3</text:p>
          </table:table-cell>
          <table:table-cell office:value-type="float" office:value="0.4173844" calcext:value-type="float">
            <text:p>0.4173844</text:p>
          </table:table-cell>
          <table:table-cell office:value-type="float" office:value="0.2424332" calcext:value-type="float">
            <text:p>0.2424332</text:p>
          </table:table-cell>
          <table:table-cell office:value-type="float" office:value="374.4036" calcext:value-type="float">
            <text:p>374.4036</text:p>
          </table:table-cell>
          <table:table-cell office:value-type="float" office:value="0" calcext:value-type="float">
            <text:p>0</text:p>
          </table:table-cell>
          <table:table-cell office:value-type="float" office:value="2.810242" calcext:value-type="float">
            <text:p>2.810242</text:p>
          </table:table-cell>
          <table:table-cell office:value-type="float" office:value="-7.268829" calcext:value-type="float">
            <text:p>-7.268829</text:p>
          </table:table-cell>
          <table:table-cell office:value-type="float" office:value="0.8283997" calcext:value-type="float">
            <text:p>0.8283997</text:p>
          </table:table-cell>
          <table:table-cell office:value-type="float" office:value="-1.352203" calcext:value-type="float">
            <text:p>-1.352203</text:p>
          </table:table-cell>
          <table:table-cell office:value-type="float" office:value="1.029388" calcext:value-type="float">
            <text:p>1.029388</text:p>
          </table:table-cell>
          <table:table-cell office:value-type="float" office:value="-0.0723877" calcext:value-type="float">
            <text:p>-0.0723877</text:p>
          </table:table-cell>
          <table:table-cell office:value-type="float" office:value="2.06778" calcext:value-type="float">
            <text:p>2.06778</text:p>
          </table:table-cell>
          <table:table-cell office:value-type="float" office:value="0.9071045" calcext:value-type="float">
            <text:p>0.9071045</text:p>
          </table:table-cell>
          <table:table-cell office:value-type="float" office:value="3.170227" calcext:value-type="float">
            <text:p>3.170227</text:p>
          </table:table-cell>
          <table:table-cell office:value-type="float" office:value="1.815399" calcext:value-type="float">
            <text:p>1.815399</text:p>
          </table:table-cell>
          <table:table-cell office:value-type="float" office:value="4.092224" calcext:value-type="float">
            <text:p>4.092224</text:p>
          </table:table-cell>
          <table:table-cell office:value-type="float" office:value="2.664886" calcext:value-type="float">
            <text:p>2.6648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2.28091" calcext:value-type="float">
            <text:p>2.28091</text:p>
          </table:table-cell>
          <table:table-cell office:value-type="float" office:value="-2.359" calcext:value-type="float">
            <text:p>-2.359</text:p>
          </table:table-cell>
          <table:table-cell office:value-type="float" office:value="-4.5265" calcext:value-type="float">
            <text:p>-4.5265</text:p>
          </table:table-cell>
          <table:table-cell office:value-type="float" office:value="0.5077062" calcext:value-type="float">
            <text:p>0.5077062</text:p>
          </table:table-cell>
          <table:table-cell office:value-type="float" office:value="0.4268077" calcext:value-type="float">
            <text:p>0.4268077</text:p>
          </table:table-cell>
          <table:table-cell office:value-type="float" office:value="406.5084" calcext:value-type="float">
            <text:p>406.5084</text:p>
          </table:table-cell>
          <table:table-cell office:value-type="float" office:value="0" calcext:value-type="float">
            <text:p>0</text:p>
          </table:table-cell>
          <table:table-cell office:value-type="float" office:value="-0.3696289" calcext:value-type="float">
            <text:p>-0.3696289</text:p>
          </table:table-cell>
          <table:table-cell office:value-type="float" office:value="-4.86145" calcext:value-type="float">
            <text:p>-4.86145</text:p>
          </table:table-cell>
          <table:table-cell office:value-type="float" office:value="-0.003692627" calcext:value-type="float">
            <text:p>-0.003692627</text:p>
          </table:table-cell>
          <table:table-cell office:value-type="float" office:value="-0.9093018" calcext:value-type="float">
            <text:p>-0.9093018</text:p>
          </table:table-cell>
          <table:table-cell office:value-type="float" office:value="0.3725891" calcext:value-type="float">
            <text:p>0.3725891</text:p>
          </table:table-cell>
          <table:table-cell office:value-type="float" office:value="-0.0619812" calcext:value-type="float">
            <text:p>-0.0619812</text:p>
          </table:table-cell>
          <table:table-cell office:value-type="float" office:value="1.003387" calcext:value-type="float">
            <text:p>1.003387</text:p>
          </table:table-cell>
          <table:table-cell office:value-type="float" office:value="0.7378845" calcext:value-type="float">
            <text:p>0.7378845</text:p>
          </table:table-cell>
          <table:table-cell office:value-type="float" office:value="1.804626" calcext:value-type="float">
            <text:p>1.804626</text:p>
          </table:table-cell>
          <table:table-cell office:value-type="float" office:value="1.489868" calcext:value-type="float">
            <text:p>1.489868</text:p>
          </table:table-cell>
          <table:table-cell office:value-type="float" office:value="2.65271" calcext:value-type="float">
            <text:p>2.65271</text:p>
          </table:table-cell>
          <table:table-cell office:value-type="float" office:value="2.211121" calcext:value-type="float">
            <text:p>2.2111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4.714546" calcext:value-type="float">
            <text:p>4.714546</text:p>
          </table:table-cell>
          <table:table-cell office:value-type="float" office:value="-0.979" calcext:value-type="float">
            <text:p>-0.979</text:p>
          </table:table-cell>
          <table:table-cell office:value-type="float" office:value="-6.6815" calcext:value-type="float">
            <text:p>-6.6815</text:p>
          </table:table-cell>
          <table:table-cell office:value-type="float" office:value="0.5063906" calcext:value-type="float">
            <text:p>0.5063906</text:p>
          </table:table-cell>
          <table:table-cell office:value-type="float" office:value="0.3621441" calcext:value-type="float">
            <text:p>0.3621441</text:p>
          </table:table-cell>
          <table:table-cell office:value-type="float" office:value="376.0416" calcext:value-type="float">
            <text:p>376.0416</text:p>
          </table:table-cell>
          <table:table-cell office:value-type="float" office:value="0.1" calcext:value-type="float">
            <text:p>0.1</text:p>
          </table:table-cell>
          <table:table-cell office:value-type="float" office:value="1.274078" calcext:value-type="float">
            <text:p>1.274078</text:p>
          </table:table-cell>
          <table:table-cell office:value-type="float" office:value="-5.878448" calcext:value-type="float">
            <text:p>-5.878448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-1.355957" calcext:value-type="float">
            <text:p>-1.355957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0.1531067" calcext:value-type="float">
            <text:p>-0.1531067</text:p>
          </table:table-cell>
          <table:table-cell office:value-type="float" office:value="0.9255676" calcext:value-type="float">
            <text:p>0.9255676</text:p>
          </table:table-cell>
          <table:table-cell office:value-type="float" office:value="0.6025391" calcext:value-type="float">
            <text:p>0.6025391</text:p>
          </table:table-cell>
          <table:table-cell office:value-type="float" office:value="1.497833" calcext:value-type="float">
            <text:p>1.497833</text:p>
          </table:table-cell>
          <table:table-cell office:value-type="float" office:value="1.314636" calcext:value-type="float">
            <text:p>1.314636</text:p>
          </table:table-cell>
          <table:table-cell office:value-type="float" office:value="2.205322" calcext:value-type="float">
            <text:p>2.205322</text:p>
          </table:table-cell>
          <table:table-cell office:value-type="float" office:value="1.985443" calcext:value-type="float">
            <text:p>1.98544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4.031287" calcext:value-type="float">
            <text:p>4.031287</text:p>
          </table:table-cell>
          <table:table-cell office:value-type="float" office:value="1.532" calcext:value-type="float">
            <text:p>1.532</text:p>
          </table:table-cell>
          <table:table-cell office:value-type="float" office:value="-10.085" calcext:value-type="float">
            <text:p>-10.085</text:p>
          </table:table-cell>
          <table:table-cell office:value-type="float" office:value="0.6720237" calcext:value-type="float">
            <text:p>0.6720237</text:p>
          </table:table-cell>
          <table:table-cell office:value-type="float" office:value="0.2801019" calcext:value-type="float">
            <text:p>0.2801019</text:p>
          </table:table-cell>
          <table:table-cell office:value-type="float" office:value="236.4048" calcext:value-type="float">
            <text:p>236.4048</text:p>
          </table:table-cell>
          <table:table-cell office:value-type="float" office:value="4.1" calcext:value-type="float">
            <text:p>4.1</text:p>
          </table:table-cell>
          <table:table-cell office:value-type="float" office:value="1.93927" calcext:value-type="float">
            <text:p>1.93927</text:p>
          </table:table-cell>
          <table:table-cell office:value-type="float" office:value="-8.63858" calcext:value-type="float">
            <text:p>-8.63858</text:p>
          </table:table-cell>
          <table:table-cell office:value-type="float" office:value="0.04608154" calcext:value-type="float">
            <text:p>0.04608154</text:p>
          </table:table-cell>
          <table:table-cell office:value-type="float" office:value="-2.948029" calcext:value-type="float">
            <text:p>-2.948029</text:p>
          </table:table-cell>
          <table:table-cell office:value-type="float" office:value="0.05484009" calcext:value-type="float">
            <text:p>0.05484009</text:p>
          </table:table-cell>
          <table:table-cell office:value-type="float" office:value="-0.4635315" calcext:value-type="float">
            <text:p>-0.4635315</text:p>
          </table:table-cell>
          <table:table-cell office:value-type="float" office:value="0.5938721" calcext:value-type="float">
            <text:p>0.5938721</text:p>
          </table:table-cell>
          <table:table-cell office:value-type="float" office:value="0.3017578" calcext:value-type="float">
            <text:p>0.3017578</text:p>
          </table:table-cell>
          <table:table-cell office:value-type="float" office:value="1.307068" calcext:value-type="float">
            <text:p>1.307068</text:p>
          </table:table-cell>
          <table:table-cell office:value-type="float" office:value="1.03183" calcext:value-type="float">
            <text:p>1.03183</text:p>
          </table:table-cell>
          <table:table-cell office:value-type="float" office:value="1.979065" calcext:value-type="float">
            <text:p>1.979065</text:p>
          </table:table-cell>
          <table:table-cell office:value-type="float" office:value="1.716949" calcext:value-type="float">
            <text:p>1.71694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6.776118" calcext:value-type="float">
            <text:p>6.776118</text:p>
          </table:table-cell>
          <table:table-cell office:value-type="float" office:value="8.125" calcext:value-type="float">
            <text:p>8.125</text:p>
          </table:table-cell>
          <table:table-cell office:value-type="float" office:value="1.7875" calcext:value-type="float">
            <text:p>1.7875</text:p>
          </table:table-cell>
          <table:table-cell office:value-type="float" office:value="0.7959508" calcext:value-type="float">
            <text:p>0.7959508</text:p>
          </table:table-cell>
          <table:table-cell office:value-type="float" office:value="0.6843215" calcext:value-type="float">
            <text:p>0.6843215</text:p>
          </table:table-cell>
          <table:table-cell office:value-type="float" office:value="204.5502" calcext:value-type="float">
            <text:p>204.5502</text:p>
          </table:table-cell>
          <table:table-cell office:value-type="float" office:value="2.3" calcext:value-type="float">
            <text:p>2.3</text:p>
          </table:table-cell>
          <table:table-cell office:value-type="float" office:value="8.012695" calcext:value-type="float">
            <text:p>8.012695</text:p>
          </table:table-cell>
          <table:table-cell office:value-type="float" office:value="-0.7032166" calcext:value-type="float">
            <text:p>-0.7032166</text:p>
          </table:table-cell>
          <table:table-cell office:value-type="float" office:value="1.46286" calcext:value-type="float">
            <text:p>1.46286</text:p>
          </table:table-cell>
          <table:table-cell office:value-type="float" office:value="-0.3267517" calcext:value-type="float">
            <text:p>-0.3267517</text:p>
          </table:table-cell>
          <table:table-cell office:value-type="float" office:value="0.2649841" calcext:value-type="float">
            <text:p>0.2649841</text:p>
          </table:table-cell>
          <table:table-cell office:value-type="float" office:value="-0.05160522" calcext:value-type="float">
            <text:p>-0.05160522</text:p>
          </table:table-cell>
          <table:table-cell office:value-type="float" office:value="0.6928406" calcext:value-type="float">
            <text:p>0.6928406</text:p>
          </table:table-cell>
          <table:table-cell office:value-type="float" office:value="0.009490967" calcext:value-type="float">
            <text:p>0.009490967</text:p>
          </table:table-cell>
          <table:table-cell office:value-type="float" office:value="1.203339" calcext:value-type="float">
            <text:p>1.203339</text:p>
          </table:table-cell>
          <table:table-cell office:value-type="float" office:value="0.7521973" calcext:value-type="float">
            <text:p>0.7521973</text:p>
          </table:table-cell>
          <table:table-cell office:value-type="float" office:value="1.74527" calcext:value-type="float">
            <text:p>1.74527</text:p>
          </table:table-cell>
          <table:table-cell office:value-type="float" office:value="1.395691" calcext:value-type="float">
            <text:p>1.39569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4.015134" calcext:value-type="float">
            <text:p>4.015134</text:p>
          </table:table-cell>
          <table:table-cell office:value-type="float" office:value="9.33" calcext:value-type="float">
            <text:p>9.33</text:p>
          </table:table-cell>
          <table:table-cell office:value-type="float" office:value="0.929" calcext:value-type="float">
            <text:p>0.929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213359" calcext:value-type="float">
            <text:p>0.6213359</text:p>
          </table:table-cell>
          <table:table-cell office:value-type="float" office:value="119.232" calcext:value-type="float">
            <text:p>119.232</text:p>
          </table:table-cell>
          <table:table-cell office:value-type="float" office:value="0.4" calcext:value-type="float">
            <text:p>0.4</text:p>
          </table:table-cell>
          <table:table-cell office:value-type="float" office:value="9.445282" calcext:value-type="float">
            <text:p>9.445282</text:p>
          </table:table-cell>
          <table:table-cell office:value-type="float" office:value="-0.8662415" calcext:value-type="float">
            <text:p>-0.8662415</text:p>
          </table:table-cell>
          <table:table-cell office:value-type="float" office:value="1.89563" calcext:value-type="float">
            <text:p>1.89563</text:p>
          </table:table-cell>
          <table:table-cell office:value-type="float" office:value="-0.1715393" calcext:value-type="float">
            <text:p>-0.1715393</text:p>
          </table:table-cell>
          <table:table-cell office:value-type="float" office:value="0.4061279" calcext:value-type="float">
            <text:p>0.4061279</text:p>
          </table:table-cell>
          <table:table-cell office:value-type="float" office:value="0.0345459" calcext:value-type="float">
            <text:p>0.0345459</text:p>
          </table:table-cell>
          <table:table-cell office:value-type="float" office:value="0.8083191" calcext:value-type="float">
            <text:p>0.8083191</text:p>
          </table:table-cell>
          <table:table-cell office:value-type="float" office:value="0.4359436" calcext:value-type="float">
            <text:p>0.4359436</text:p>
          </table:table-cell>
          <table:table-cell office:value-type="float" office:value="1.259003" calcext:value-type="float">
            <text:p>1.259003</text:p>
          </table:table-cell>
          <table:table-cell office:value-type="float" office:value="0.9073792" calcext:value-type="float">
            <text:p>0.9073792</text:p>
          </table:table-cell>
          <table:table-cell office:value-type="float" office:value="1.720337" calcext:value-type="float">
            <text:p>1.720337</text:p>
          </table:table-cell>
          <table:table-cell office:value-type="float" office:value="1.443848" calcext:value-type="float">
            <text:p>1.4438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0.7445713" calcext:value-type="float">
            <text:p>0.7445713</text:p>
          </table:table-cell>
          <table:table-cell office:value-type="float" office:value="3.342" calcext:value-type="float">
            <text:p>3.342</text:p>
          </table:table-cell>
          <table:table-cell office:value-type="float" office:value="-1.87" calcext:value-type="float">
            <text:p>-1.87</text:p>
          </table:table-cell>
          <table:table-cell office:value-type="float" office:value="0.7635929" calcext:value-type="float">
            <text:p>0.7635929</text:p>
          </table:table-cell>
          <table:table-cell office:value-type="float" office:value="0.5261486" calcext:value-type="float">
            <text:p>0.5261486</text:p>
          </table:table-cell>
          <table:table-cell office:value-type="float" office:value="351.2736" calcext:value-type="float">
            <text:p>351.2736</text:p>
          </table:table-cell>
          <table:table-cell office:value-type="float" office:value="10" calcext:value-type="float">
            <text:p>10</text:p>
          </table:table-cell>
          <table:table-cell office:value-type="float" office:value="1.239655" calcext:value-type="float">
            <text:p>1.239655</text:p>
          </table:table-cell>
          <table:table-cell office:value-type="float" office:value="-1.522522" calcext:value-type="float">
            <text:p>-1.522522</text:p>
          </table:table-cell>
          <table:table-cell office:value-type="float" office:value="0.8559265" calcext:value-type="float">
            <text:p>0.8559265</text:p>
          </table:table-cell>
          <table:table-cell office:value-type="float" office:value="-0.2364197" calcext:value-type="float">
            <text:p>-0.2364197</text:p>
          </table:table-cell>
          <table:table-cell office:value-type="float" office:value="0.9840088" calcext:value-type="float">
            <text:p>0.9840088</text:p>
          </table:table-cell>
          <table:table-cell office:value-type="float" office:value="0.2607117" calcext:value-type="float">
            <text:p>0.2607117</text:p>
          </table:table-cell>
          <table:table-cell office:value-type="float" office:value="1.254242" calcext:value-type="float">
            <text:p>1.254242</text:p>
          </table:table-cell>
          <table:table-cell office:value-type="float" office:value="0.8093567" calcext:value-type="float">
            <text:p>0.8093567</text:p>
          </table:table-cell>
          <table:table-cell office:value-type="float" office:value="1.591095" calcext:value-type="float">
            <text:p>1.591095</text:p>
          </table:table-cell>
          <table:table-cell office:value-type="float" office:value="1.261017" calcext:value-type="float">
            <text:p>1.261017</text:p>
          </table:table-cell>
          <table:table-cell office:value-type="float" office:value="1.968567" calcext:value-type="float">
            <text:p>1.968567</text:p>
          </table:table-cell>
          <table:table-cell office:value-type="float" office:value="1.722473" calcext:value-type="float">
            <text:p>1.72247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3.949363" calcext:value-type="float">
            <text:p>3.949363</text:p>
          </table:table-cell>
          <table:table-cell office:value-type="float" office:value="-2.354" calcext:value-type="float">
            <text:p>-2.354</text:p>
          </table:table-cell>
          <table:table-cell office:value-type="float" office:value="-5.3935" calcext:value-type="float">
            <text:p>-5.3935</text:p>
          </table:table-cell>
          <table:table-cell office:value-type="float" office:value="0.5078919" calcext:value-type="float">
            <text:p>0.5078919</text:p>
          </table:table-cell>
          <table:table-cell office:value-type="float" office:value="0.3726416" calcext:value-type="float">
            <text:p>0.3726416</text:p>
          </table:table-cell>
          <table:table-cell office:value-type="float" office:value="480.348" calcext:value-type="float">
            <text:p>480.348</text:p>
          </table:table-cell>
          <table:table-cell office:value-type="float" office:value="0" calcext:value-type="float">
            <text:p>0</text:p>
          </table:table-cell>
          <table:table-cell office:value-type="float" office:value="0.7184448" calcext:value-type="float">
            <text:p>0.7184448</text:p>
          </table:table-cell>
          <table:table-cell office:value-type="float" office:value="-4.444122" calcext:value-type="float">
            <text:p>-4.444122</text:p>
          </table:table-cell>
          <table:table-cell office:value-type="float" office:value="0.2937012" calcext:value-type="float">
            <text:p>0.2937012</text:p>
          </table:table-cell>
          <table:table-cell office:value-type="float" office:value="-0.8708191" calcext:value-type="float">
            <text:p>-0.8708191</text:p>
          </table:table-cell>
          <table:table-cell office:value-type="float" office:value="0.4661255" calcext:value-type="float">
            <text:p>0.4661255</text:p>
          </table:table-cell>
          <table:table-cell office:value-type="float" office:value="-0.08267212" calcext:value-type="float">
            <text:p>-0.08267212</text:p>
          </table:table-cell>
          <table:table-cell office:value-type="float" office:value="0.843689" calcext:value-type="float">
            <text:p>0.843689</text:p>
          </table:table-cell>
          <table:table-cell office:value-type="float" office:value="0.4855347" calcext:value-type="float">
            <text:p>0.4855347</text:p>
          </table:table-cell>
          <table:table-cell office:value-type="float" office:value="1.352051" calcext:value-type="float">
            <text:p>1.352051</text:p>
          </table:table-cell>
          <table:table-cell office:value-type="float" office:value="1.038208" calcext:value-type="float">
            <text:p>1.038208</text:p>
          </table:table-cell>
          <table:table-cell office:value-type="float" office:value="1.853119" calcext:value-type="float">
            <text:p>1.853119</text:p>
          </table:table-cell>
          <table:table-cell office:value-type="float" office:value="1.572296" calcext:value-type="float">
            <text:p>1.5722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3.347258" calcext:value-type="float">
            <text:p>3.347258</text:p>
          </table:table-cell>
          <table:table-cell office:value-type="float" office:value="3.1185" calcext:value-type="float">
            <text:p>3.1185</text:p>
          </table:table-cell>
          <table:table-cell office:value-type="float" office:value="-1.265" calcext:value-type="float">
            <text:p>-1.265</text:p>
          </table:table-cell>
          <table:table-cell office:value-type="float" office:value="0.6346639" calcext:value-type="float">
            <text:p>0.6346639</text:p>
          </table:table-cell>
          <table:table-cell office:value-type="float" office:value="0.5026132" calcext:value-type="float">
            <text:p>0.5026132</text:p>
          </table:table-cell>
          <table:table-cell office:value-type="float" office:value="281.8296" calcext:value-type="float">
            <text:p>281.8296</text:p>
          </table:table-cell>
          <table:table-cell office:value-type="float" office:value="4.7" calcext:value-type="float">
            <text:p>4.7</text:p>
          </table:table-cell>
          <table:table-cell office:value-type="float" office:value="2.268982" calcext:value-type="float">
            <text:p>2.268982</text:p>
          </table:table-cell>
          <table:table-cell office:value-type="float" office:value="-3.685699" calcext:value-type="float">
            <text:p>-3.685699</text:p>
          </table:table-cell>
          <table:table-cell office:value-type="float" office:value="0.4729919" calcext:value-type="float">
            <text:p>0.4729919</text:p>
          </table:table-cell>
          <table:table-cell office:value-type="float" office:value="-0.7385559" calcext:value-type="float">
            <text:p>-0.7385559</text:p>
          </table:table-cell>
          <table:table-cell office:value-type="float" office:value="0.5206909" calcext:value-type="float">
            <text:p>0.5206909</text:p>
          </table:table-cell>
          <table:table-cell office:value-type="float" office:value="-0.0710144" calcext:value-type="float">
            <text:p>-0.0710144</text:p>
          </table:table-cell>
          <table:table-cell office:value-type="float" office:value="0.8347168" calcext:value-type="float">
            <text:p>0.8347168</text:p>
          </table:table-cell>
          <table:table-cell office:value-type="float" office:value="0.4837646" calcext:value-type="float">
            <text:p>0.4837646</text:p>
          </table:table-cell>
          <table:table-cell office:value-type="float" office:value="1.224091" calcext:value-type="float">
            <text:p>1.224091</text:p>
          </table:table-cell>
          <table:table-cell office:value-type="float" office:value="0.9847412" calcext:value-type="float">
            <text:p>0.9847412</text:p>
          </table:table-cell>
          <table:table-cell office:value-type="float" office:value="1.641693" calcext:value-type="float">
            <text:p>1.641693</text:p>
          </table:table-cell>
          <table:table-cell office:value-type="float" office:value="1.482635" calcext:value-type="float">
            <text:p>1.4826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5.353218" calcext:value-type="float">
            <text:p>5.353218</text:p>
          </table:table-cell>
          <table:table-cell office:value-type="float" office:value="0.2485" calcext:value-type="float">
            <text:p>0.2485</text:p>
          </table:table-cell>
          <table:table-cell office:value-type="float" office:value="-2.2315" calcext:value-type="float">
            <text:p>-2.2315</text:p>
          </table:table-cell>
          <table:table-cell office:value-type="float" office:value="0.5508278" calcext:value-type="float">
            <text:p>0.5508278</text:p>
          </table:table-cell>
          <table:table-cell office:value-type="float" office:value="0.4475349" calcext:value-type="float">
            <text:p>0.4475349</text:p>
          </table:table-cell>
          <table:table-cell office:value-type="float" office:value="123.642" calcext:value-type="float">
            <text:p>123.642</text:p>
          </table:table-cell>
          <table:table-cell office:value-type="float" office:value="0" calcext:value-type="float">
            <text:p>0</text:p>
          </table:table-cell>
          <table:table-cell office:value-type="float" office:value="2.636169" calcext:value-type="float">
            <text:p>2.636169</text:p>
          </table:table-cell>
          <table:table-cell office:value-type="float" office:value="-3.768097" calcext:value-type="float">
            <text:p>-3.768097</text:p>
          </table:table-cell>
          <table:table-cell office:value-type="float" office:value="0.6237183" calcext:value-type="float">
            <text:p>0.6237183</text:p>
          </table:table-cell>
          <table:table-cell office:value-type="float" office:value="-0.7018127" calcext:value-type="float">
            <text:p>-0.7018127</text:p>
          </table:table-cell>
          <table:table-cell office:value-type="float" office:value="0.664032" calcext:value-type="float">
            <text:p>0.664032</text:p>
          </table:table-cell>
          <table:table-cell office:value-type="float" office:value="-0.06826782" calcext:value-type="float">
            <text:p>-0.06826782</text:p>
          </table:table-cell>
          <table:table-cell office:value-type="float" office:value="0.914917" calcext:value-type="float">
            <text:p>0.914917</text:p>
          </table:table-cell>
          <table:table-cell office:value-type="float" office:value="0.4711304" calcext:value-type="float">
            <text:p>0.4711304</text:p>
          </table:table-cell>
          <table:table-cell office:value-type="float" office:value="1.255188" calcext:value-type="float">
            <text:p>1.255188</text:p>
          </table:table-cell>
          <table:table-cell office:value-type="float" office:value="0.9893799" calcext:value-type="float">
            <text:p>0.9893799</text:p>
          </table:table-cell>
          <table:table-cell office:value-type="float" office:value="1.641876" calcext:value-type="float">
            <text:p>1.641876</text:p>
          </table:table-cell>
          <table:table-cell office:value-type="float" office:value="1.481201" calcext:value-type="float">
            <text:p>1.4812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6.591888" calcext:value-type="float">
            <text:p>6.591888</text:p>
          </table:table-cell>
          <table:table-cell office:value-type="float" office:value="-0.9205" calcext:value-type="float">
            <text:p>-0.9205</text:p>
          </table:table-cell>
          <table:table-cell office:value-type="float" office:value="-4.3865" calcext:value-type="float">
            <text:p>-4.3865</text:p>
          </table:table-cell>
          <table:table-cell office:value-type="float" office:value="0.5480278" calcext:value-type="float">
            <text:p>0.5480278</text:p>
          </table:table-cell>
          <table:table-cell office:value-type="float" office:value="0.3420759" calcext:value-type="float">
            <text:p>0.3420759</text:p>
          </table:table-cell>
          <table:table-cell office:value-type="float" office:value="287.9784" calcext:value-type="float">
            <text:p>287.9784</text:p>
          </table:table-cell>
          <table:table-cell office:value-type="float" office:value="0" calcext:value-type="float">
            <text:p>0</text:p>
          </table:table-cell>
          <table:table-cell office:value-type="float" office:value="2.726837" calcext:value-type="float">
            <text:p>2.726837</text:p>
          </table:table-cell>
          <table:table-cell office:value-type="float" office:value="-5.011292" calcext:value-type="float">
            <text:p>-5.011292</text:p>
          </table:table-cell>
          <table:table-cell office:value-type="float" office:value="0.6707458" calcext:value-type="float">
            <text:p>0.6707458</text:p>
          </table:table-cell>
          <table:table-cell office:value-type="float" office:value="-0.9434204" calcext:value-type="float">
            <text:p>-0.9434204</text:p>
          </table:table-cell>
          <table:table-cell office:value-type="float" office:value="0.6590881" calcext:value-type="float">
            <text:p>0.6590881</text:p>
          </table:table-cell>
          <table:table-cell office:value-type="float" office:value="-0.1178589" calcext:value-type="float">
            <text:p>-0.1178589</text:p>
          </table:table-cell>
          <table:table-cell office:value-type="float" office:value="0.8857727" calcext:value-type="float">
            <text:p>0.8857727</text:p>
          </table:table-cell>
          <table:table-cell office:value-type="float" office:value="0.4378357" calcext:value-type="float">
            <text:p>0.4378357</text:p>
          </table:table-cell>
          <table:table-cell office:value-type="float" office:value="1.218384" calcext:value-type="float">
            <text:p>1.218384</text:p>
          </table:table-cell>
          <table:table-cell office:value-type="float" office:value="0.9593201" calcext:value-type="float">
            <text:p>0.9593201</text:p>
          </table:table-cell>
          <table:table-cell office:value-type="float" office:value="1.596741" calcext:value-type="float">
            <text:p>1.596741</text:p>
          </table:table-cell>
          <table:table-cell office:value-type="float" office:value="1.442566" calcext:value-type="float">
            <text:p>1.44256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7.388803" calcext:value-type="float">
            <text:p>7.388803</text:p>
          </table:table-cell>
          <table:table-cell office:value-type="float" office:value="-3.9045" calcext:value-type="float">
            <text:p>-3.9045</text:p>
          </table:table-cell>
          <table:table-cell office:value-type="float" office:value="-9.96" calcext:value-type="float">
            <text:p>-9.96</text:p>
          </table:table-cell>
          <table:table-cell office:value-type="float" office:value="0.3564475" calcext:value-type="float">
            <text:p>0.3564475</text:p>
          </table:table-cell>
          <table:table-cell office:value-type="float" office:value="0.2127252" calcext:value-type="float">
            <text:p>0.2127252</text:p>
          </table:table-cell>
          <table:table-cell office:value-type="float" office:value="271.9152" calcext:value-type="float">
            <text:p>271.9152</text:p>
          </table:table-cell>
          <table:table-cell office:value-type="float" office:value="0" calcext:value-type="float">
            <text:p>0</text:p>
          </table:table-cell>
          <table:table-cell office:value-type="float" office:value="2.042145" calcext:value-type="float">
            <text:p>2.042145</text:p>
          </table:table-cell>
          <table:table-cell office:value-type="float" office:value="-8.667358" calcext:value-type="float">
            <text:p>-8.667358</text:p>
          </table:table-cell>
          <table:table-cell office:value-type="float" office:value="0.1869507" calcext:value-type="float">
            <text:p>0.1869507</text:p>
          </table:table-cell>
          <table:table-cell office:value-type="float" office:value="-2.974609" calcext:value-type="float">
            <text:p>-2.974609</text:p>
          </table:table-cell>
          <table:table-cell office:value-type="float" office:value="0.07736206" calcext:value-type="float">
            <text:p>0.07736206</text:p>
          </table:table-cell>
          <table:table-cell office:value-type="float" office:value="-0.4815979" calcext:value-type="float">
            <text:p>-0.4815979</text:p>
          </table:table-cell>
          <table:table-cell office:value-type="float" office:value="0.480835" calcext:value-type="float">
            <text:p>0.480835</text:p>
          </table:table-cell>
          <table:table-cell office:value-type="float" office:value="0.1326904" calcext:value-type="float">
            <text:p>0.1326904</text:p>
          </table:table-cell>
          <table:table-cell office:value-type="float" office:value="0.9596252" calcext:value-type="float">
            <text:p>0.9596252</text:p>
          </table:table-cell>
          <table:table-cell office:value-type="float" office:value="0.7045288" calcext:value-type="float">
            <text:p>0.7045288</text:p>
          </table:table-cell>
          <table:table-cell office:value-type="float" office:value="1.456329" calcext:value-type="float">
            <text:p>1.456329</text:p>
          </table:table-cell>
          <table:table-cell office:value-type="float" office:value="1.230103" calcext:value-type="float">
            <text:p>1.23010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5.238037" calcext:value-type="float">
            <text:p>5.238037</text:p>
          </table:table-cell>
          <table:table-cell office:value-type="float" office:value="-3.059" calcext:value-type="float">
            <text:p>-3.059</text:p>
          </table:table-cell>
          <table:table-cell office:value-type="float" office:value="-11.26" calcext:value-type="float">
            <text:p>-11.26</text:p>
          </table:table-cell>
          <table:table-cell office:value-type="float" office:value="0.4816203" calcext:value-type="float">
            <text:p>0.4816203</text:p>
          </table:table-cell>
          <table:table-cell office:value-type="float" office:value="0.2305765" calcext:value-type="float">
            <text:p>0.2305765</text:p>
          </table:table-cell>
          <table:table-cell office:value-type="float" office:value="211.0284" calcext:value-type="float">
            <text:p>211.0284</text:p>
          </table:table-cell>
          <table:table-cell office:value-type="float" office:value="0" calcext:value-type="float">
            <text:p>0</text:p>
          </table:table-cell>
          <table:table-cell office:value-type="float" office:value="-0.04751587" calcext:value-type="float">
            <text:p>-0.04751587</text:p>
          </table:table-cell>
          <table:table-cell office:value-type="float" office:value="-9.389618" calcext:value-type="float">
            <text:p>-9.389618</text:p>
          </table:table-cell>
          <table:table-cell office:value-type="float" office:value="-0.5054321" calcext:value-type="float">
            <text:p>-0.5054321</text:p>
          </table:table-cell>
          <table:table-cell office:value-type="float" office:value="-3.559845" calcext:value-type="float">
            <text:p>-3.559845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-0.6413574" calcext:value-type="float">
            <text:p>-0.6413574</text:p>
          </table:table-cell>
          <table:table-cell office:value-type="float" office:value="0.2437439" calcext:value-type="float">
            <text:p>0.2437439</text:p>
          </table:table-cell>
          <table:table-cell office:value-type="float" office:value="-0.03643799" calcext:value-type="float">
            <text:p>-0.03643799</text:p>
          </table:table-cell>
          <table:table-cell office:value-type="float" office:value="0.6957703" calcext:value-type="float">
            <text:p>0.6957703</text:p>
          </table:table-cell>
          <table:table-cell office:value-type="float" office:value="0.508667" calcext:value-type="float">
            <text:p>0.508667</text:p>
          </table:table-cell>
          <table:table-cell office:value-type="float" office:value="1.223724" calcext:value-type="float">
            <text:p>1.223724</text:p>
          </table:table-cell>
          <table:table-cell office:value-type="float" office:value="1.027832" calcext:value-type="float">
            <text:p>1.0278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1.568691" calcext:value-type="float">
            <text:p>1.568691</text:p>
          </table:table-cell>
          <table:table-cell office:value-type="float" office:value="2.877" calcext:value-type="float">
            <text:p>2.877</text:p>
          </table:table-cell>
          <table:table-cell office:value-type="float" office:value="-2.7625" calcext:value-type="float">
            <text:p>-2.7625</text:p>
          </table:table-cell>
          <table:table-cell office:value-type="float" office:value="0.6867199" calcext:value-type="float">
            <text:p>0.6867199</text:p>
          </table:table-cell>
          <table:table-cell office:value-type="float" office:value="0.4440421" calcext:value-type="float">
            <text:p>0.4440421</text:p>
          </table:table-cell>
          <table:table-cell office:value-type="float" office:value="436.8906" calcext:value-type="float">
            <text:p>436.8906</text:p>
          </table:table-cell>
          <table:table-cell office:value-type="float" office:value="1.6" calcext:value-type="float">
            <text:p>1.6</text:p>
          </table:table-cell>
          <table:table-cell office:value-type="float" office:value="0.05187988" calcext:value-type="float">
            <text:p>0.05187988</text:p>
          </table:table-cell>
          <table:table-cell office:value-type="float" office:value="-4.720337" calcext:value-type="float">
            <text:p>-4.720337</text:p>
          </table:table-cell>
          <table:table-cell office:value-type="float" office:value="-0.5730896" calcext:value-type="float">
            <text:p>-0.5730896</text:p>
          </table:table-cell>
          <table:table-cell office:value-type="float" office:value="-1.843414" calcext:value-type="float">
            <text:p>-1.843414</text:p>
          </table:table-cell>
          <table:table-cell office:value-type="float" office:value="-0.2616272" calcext:value-type="float">
            <text:p>-0.2616272</text:p>
          </table:table-cell>
          <table:table-cell office:value-type="float" office:value="-0.47229" calcext:value-type="float">
            <text:p>-0.47229</text:p>
          </table:table-cell>
          <table:table-cell office:value-type="float" office:value="0.1376648" calcext:value-type="float">
            <text:p>0.1376648</text:p>
          </table:table-cell>
          <table:table-cell office:value-type="float" office:value="0.001037598" calcext:value-type="float">
            <text:p>0.001037598</text:p>
          </table:table-cell>
          <table:table-cell office:value-type="float" office:value="0.5814514" calcext:value-type="float">
            <text:p>0.5814514</text:p>
          </table:table-cell>
          <table:table-cell office:value-type="float" office:value="0.4993896" calcext:value-type="float">
            <text:p>0.4993896</text:p>
          </table:table-cell>
          <table:table-cell office:value-type="float" office:value="1.066742" calcext:value-type="float">
            <text:p>1.066742</text:p>
          </table:table-cell>
          <table:table-cell office:value-type="float" office:value="0.9818115" calcext:value-type="float">
            <text:p>0.98181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3.199633" calcext:value-type="float">
            <text:p>3.199633</text:p>
          </table:table-cell>
          <table:table-cell office:value-type="float" office:value="3.079" calcext:value-type="float">
            <text:p>3.079</text:p>
          </table:table-cell>
          <table:table-cell office:value-type="float" office:value="-6.0785" calcext:value-type="float">
            <text:p>-6.0785</text:p>
          </table:table-cell>
          <table:table-cell office:value-type="float" office:value="0.68823" calcext:value-type="float">
            <text:p>0.68823</text:p>
          </table:table-cell>
          <table:table-cell office:value-type="float" office:value="0.3016933" calcext:value-type="float">
            <text:p>0.3016933</text:p>
          </table:table-cell>
          <table:table-cell office:value-type="float" office:value="395.7228" calcext:value-type="float">
            <text:p>395.7228</text:p>
          </table:table-cell>
          <table:table-cell office:value-type="float" office:value="1.1" calcext:value-type="float">
            <text:p>1.1</text:p>
          </table:table-cell>
          <table:table-cell office:value-type="float" office:value="2.271637" calcext:value-type="float">
            <text:p>2.271637</text:p>
          </table:table-cell>
          <table:table-cell office:value-type="float" office:value="-3.981506" calcext:value-type="float">
            <text:p>-3.981506</text:p>
          </table:table-cell>
          <table:table-cell office:value-type="float" office:value="0.2571106" calcext:value-type="float">
            <text:p>0.2571106</text:p>
          </table:table-cell>
          <table:table-cell office:value-type="float" office:value="-0.9893188" calcext:value-type="float">
            <text:p>-0.9893188</text:p>
          </table:table-cell>
          <table:table-cell office:value-type="float" office:value="-0.07519531" calcext:value-type="float">
            <text:p>-0.07519531</text:p>
          </table:table-cell>
          <table:table-cell office:value-type="float" office:value="-0.2704468" calcext:value-type="float">
            <text:p>-0.2704468</text:p>
          </table:table-cell>
          <table:table-cell office:value-type="float" office:value="0.2724915" calcext:value-type="float">
            <text:p>0.2724915</text:p>
          </table:table-cell>
          <table:table-cell office:value-type="float" office:value="0.1290894" calcext:value-type="float">
            <text:p>0.1290894</text:p>
          </table:table-cell>
          <table:table-cell office:value-type="float" office:value="0.6671448" calcext:value-type="float">
            <text:p>0.6671448</text:p>
          </table:table-cell>
          <table:table-cell office:value-type="float" office:value="0.5662537" calcext:value-type="float">
            <text:p>0.5662537</text:p>
          </table:table-cell>
          <table:table-cell office:value-type="float" office:value="1.071167" calcext:value-type="float">
            <text:p>1.071167</text:p>
          </table:table-cell>
          <table:table-cell office:value-type="float" office:value="1.003723" calcext:value-type="float">
            <text:p>1.0037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6.511306" calcext:value-type="float">
            <text:p>6.511306</text:p>
          </table:table-cell>
          <table:table-cell office:value-type="float" office:value="-6.7" calcext:value-type="float">
            <text:p>-6.7</text:p>
          </table:table-cell>
          <table:table-cell office:value-type="float" office:value="-13.31" calcext:value-type="float">
            <text:p>-13.31</text:p>
          </table:table-cell>
          <table:table-cell office:value-type="float" office:value="0.2929232" calcext:value-type="float">
            <text:p>0.2929232</text:p>
          </table:table-cell>
          <table:table-cell office:value-type="float" office:value="0.191753" calcext:value-type="float">
            <text:p>0.191753</text:p>
          </table:table-cell>
          <table:table-cell office:value-type="float" office:value="411.6097" calcext:value-type="float">
            <text:p>411.6097</text:p>
          </table:table-cell>
          <table:table-cell office:value-type="float" office:value="0" calcext:value-type="float">
            <text:p>0</text:p>
          </table:table-cell>
          <table:table-cell office:value-type="float" office:value="0.1298523" calcext:value-type="float">
            <text:p>0.1298523</text:p>
          </table:table-cell>
          <table:table-cell office:value-type="float" office:value="-10.7522" calcext:value-type="float">
            <text:p>-10.7522</text:p>
          </table:table-cell>
          <table:table-cell office:value-type="float" office:value="-0.8050842" calcext:value-type="float">
            <text:p>-0.8050842</text:p>
          </table:table-cell>
          <table:table-cell office:value-type="float" office:value="-4.499939" calcext:value-type="float">
            <text:p>-4.499939</text:p>
          </table:table-cell>
          <table:table-cell office:value-type="float" office:value="-0.2689514" calcext:value-type="float">
            <text:p>-0.2689514</text:p>
          </table:table-cell>
          <table:table-cell office:value-type="float" office:value="-1.66037" calcext:value-type="float">
            <text:p>-1.66037</text:p>
          </table:table-cell>
          <table:table-cell office:value-type="float" office:value="0.1740723" calcext:value-type="float">
            <text:p>0.1740723</text:p>
          </table:table-cell>
          <table:table-cell office:value-type="float" office:value="-0.2362061" calcext:value-type="float">
            <text:p>-0.2362061</text:p>
          </table:table-cell>
          <table:table-cell office:value-type="float" office:value="0.622467" calcext:value-type="float">
            <text:p>0.622467</text:p>
          </table:table-cell>
          <table:table-cell office:value-type="float" office:value="0.2773438" calcext:value-type="float">
            <text:p>0.2773438</text:p>
          </table:table-cell>
          <table:table-cell office:value-type="float" office:value="1.052307" calcext:value-type="float">
            <text:p>1.052307</text:p>
          </table:table-cell>
          <table:table-cell office:value-type="float" office:value="0.7712708" calcext:value-type="float">
            <text:p>0.771270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6.381536" calcext:value-type="float">
            <text:p>6.381536</text:p>
          </table:table-cell>
          <table:table-cell office:value-type="float" office:value="-7.34" calcext:value-type="float">
            <text:p>-7.34</text:p>
          </table:table-cell>
          <table:table-cell office:value-type="float" office:value="-15.295" calcext:value-type="float">
            <text:p>-15.295</text:p>
          </table:table-cell>
          <table:table-cell office:value-type="float" office:value="0.3461368" calcext:value-type="float">
            <text:p>0.3461368</text:p>
          </table:table-cell>
          <table:table-cell office:value-type="float" office:value="0.1473352" calcext:value-type="float">
            <text:p>0.1473352</text:p>
          </table:table-cell>
          <table:table-cell office:value-type="float" office:value="366.6151" calcext:value-type="float">
            <text:p>366.6151</text:p>
          </table:table-cell>
          <table:table-cell office:value-type="float" office:value="0.1" calcext:value-type="float">
            <text:p>0.1</text:p>
          </table:table-cell>
          <table:table-cell office:value-type="float" office:value="-0.1615601" calcext:value-type="float">
            <text:p>-0.1615601</text:p>
          </table:table-cell>
          <table:table-cell office:value-type="float" office:value="-12.405" calcext:value-type="float">
            <text:p>-12.405</text:p>
          </table:table-cell>
          <table:table-cell office:value-type="float" office:value="-1.43219" calcext:value-type="float">
            <text:p>-1.43219</text:p>
          </table:table-cell>
          <table:table-cell office:value-type="float" office:value="-5.897247" calcext:value-type="float">
            <text:p>-5.897247</text:p>
          </table:table-cell>
          <table:table-cell office:value-type="float" office:value="-1.269684" calcext:value-type="float">
            <text:p>-1.269684</text:p>
          </table:table-cell>
          <table:table-cell office:value-type="float" office:value="-2.675812" calcext:value-type="float">
            <text:p>-2.675812</text:p>
          </table:table-cell>
          <table:table-cell office:value-type="float" office:value="-0.2086792" calcext:value-type="float">
            <text:p>-0.2086792</text:p>
          </table:table-cell>
          <table:table-cell office:value-type="float" office:value="-0.4883728" calcext:value-type="float">
            <text:p>-0.4883728</text:p>
          </table:table-cell>
          <table:table-cell office:value-type="float" office:value="0.2727051" calcext:value-type="float">
            <text:p>0.2727051</text:p>
          </table:table-cell>
          <table:table-cell office:value-type="float" office:value="0.03912354" calcext:value-type="float">
            <text:p>0.03912354</text:p>
          </table:table-cell>
          <table:table-cell office:value-type="float" office:value="0.7672424" calcext:value-type="float">
            <text:p>0.7672424</text:p>
          </table:table-cell>
          <table:table-cell office:value-type="float" office:value="0.5569458" calcext:value-type="float">
            <text:p>0.55694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6.310375" calcext:value-type="float">
            <text:p>6.310375</text:p>
          </table:table-cell>
          <table:table-cell office:value-type="float" office:value="-12.725" calcext:value-type="float">
            <text:p>-12.725</text:p>
          </table:table-cell>
          <table:table-cell office:value-type="float" office:value="-19.37" calcext:value-type="float">
            <text:p>-19.37</text:p>
          </table:table-cell>
          <table:table-cell office:value-type="float" office:value="0.1702388" calcext:value-type="float">
            <text:p>0.1702388</text:p>
          </table:table-cell>
          <table:table-cell office:value-type="float" office:value="0.1068799" calcext:value-type="float">
            <text:p>0.1068799</text:p>
          </table:table-cell>
          <table:table-cell office:value-type="float" office:value="369.1998" calcext:value-type="float">
            <text:p>369.1998</text:p>
          </table:table-cell>
          <table:table-cell office:value-type="float" office:value="0" calcext:value-type="float">
            <text:p>0</text:p>
          </table:table-cell>
          <table:table-cell office:value-type="float" office:value="-2.489685" calcext:value-type="float">
            <text:p>-2.489685</text:p>
          </table:table-cell>
          <table:table-cell office:value-type="float" office:value="-14.96255" calcext:value-type="float">
            <text:p>-14.96255</text:p>
          </table:table-cell>
          <table:table-cell office:value-type="float" office:value="-2.847687" calcext:value-type="float">
            <text:p>-2.847687</text:p>
          </table:table-cell>
          <table:table-cell office:value-type="float" office:value="-7.618195" calcext:value-type="float">
            <text:p>-7.618195</text:p>
          </table:table-cell>
          <table:table-cell office:value-type="float" office:value="-2.157867" calcext:value-type="float">
            <text:p>-2.157867</text:p>
          </table:table-cell>
          <table:table-cell office:value-type="float" office:value="-3.870789" calcext:value-type="float">
            <text:p>-3.870789</text:p>
          </table:table-cell>
          <table:table-cell office:value-type="float" office:value="-0.49823" calcext:value-type="float">
            <text:p>-0.49823</text:p>
          </table:table-cell>
          <table:table-cell office:value-type="float" office:value="-1.44104" calcext:value-type="float">
            <text:p>-1.44104</text:p>
          </table:table-cell>
          <table:table-cell office:value-type="float" office:value="0.03118896" calcext:value-type="float">
            <text:p>0.03118896</text:p>
          </table:table-cell>
          <table:table-cell office:value-type="float" office:value="-0.1989746" calcext:value-type="float">
            <text:p>-0.1989746</text:p>
          </table:table-cell>
          <table:table-cell office:value-type="float" office:value="0.5510864" calcext:value-type="float">
            <text:p>0.5510864</text:p>
          </table:table-cell>
          <table:table-cell office:value-type="float" office:value="0.3093262" calcext:value-type="float">
            <text:p>0.309326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6.009588" calcext:value-type="float">
            <text:p>6.009588</text:p>
          </table:table-cell>
          <table:table-cell office:value-type="float" office:value="-7.005" calcext:value-type="float">
            <text:p>-7.005</text:p>
          </table:table-cell>
          <table:table-cell office:value-type="float" office:value="-18.015" calcext:value-type="float">
            <text:p>-18.015</text:p>
          </table:table-cell>
          <table:table-cell office:value-type="float" office:value="0.2141204" calcext:value-type="float">
            <text:p>0.2141204</text:p>
          </table:table-cell>
          <table:table-cell office:value-type="float" office:value="0.1385762" calcext:value-type="float">
            <text:p>0.1385762</text:p>
          </table:table-cell>
          <table:table-cell office:value-type="float" office:value="156.3894" calcext:value-type="float">
            <text:p>156.3894</text:p>
          </table:table-cell>
          <table:table-cell office:value-type="float" office:value="0.1" calcext:value-type="float">
            <text:p>0.1</text:p>
          </table:table-cell>
          <table:table-cell office:value-type="float" office:value="-1.019348" calcext:value-type="float">
            <text:p>-1.019348</text:p>
          </table:table-cell>
          <table:table-cell office:value-type="float" office:value="-14.68546" calcext:value-type="float">
            <text:p>-14.68546</text:p>
          </table:table-cell>
          <table:table-cell office:value-type="float" office:value="-2.665314" calcext:value-type="float">
            <text:p>-2.665314</text:p>
          </table:table-cell>
          <table:table-cell office:value-type="float" office:value="-8.004059" calcext:value-type="float">
            <text:p>-8.004059</text:p>
          </table:table-cell>
          <table:table-cell office:value-type="float" office:value="-2.618439" calcext:value-type="float">
            <text:p>-2.618439</text:p>
          </table:table-cell>
          <table:table-cell office:value-type="float" office:value="-4.772919" calcext:value-type="float">
            <text:p>-4.772919</text:p>
          </table:table-cell>
          <table:table-cell office:value-type="float" office:value="-1.466766" calcext:value-type="float">
            <text:p>-1.466766</text:p>
          </table:table-cell>
          <table:table-cell office:value-type="float" office:value="-2.457367" calcext:value-type="float">
            <text:p>-2.457367</text:p>
          </table:table-cell>
          <table:table-cell office:value-type="float" office:value="-0.2038879" calcext:value-type="float">
            <text:p>-0.2038879</text:p>
          </table:table-cell>
          <table:table-cell office:value-type="float" office:value="-0.4157104" calcext:value-type="float">
            <text:p>-0.4157104</text:p>
          </table:table-cell>
          <table:table-cell office:value-type="float" office:value="0.3053589" calcext:value-type="float">
            <text:p>0.3053589</text:p>
          </table:table-cell>
          <table:table-cell office:value-type="float" office:value="0.08087158" calcext:value-type="float">
            <text:p>0.080871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3.793419" calcext:value-type="float">
            <text:p>3.793419</text:p>
          </table:table-cell>
          <table:table-cell office:value-type="float" office:value="-2.0365" calcext:value-type="float">
            <text:p>-2.0365</text:p>
          </table:table-cell>
          <table:table-cell office:value-type="float" office:value="-11.175" calcext:value-type="float">
            <text:p>-11.175</text:p>
          </table:table-cell>
          <table:table-cell office:value-type="float" office:value="0.4219971" calcext:value-type="float">
            <text:p>0.4219971</text:p>
          </table:table-cell>
          <table:table-cell office:value-type="float" office:value="0.2493412" calcext:value-type="float">
            <text:p>0.2493412</text:p>
          </table:table-cell>
          <table:table-cell office:value-type="float" office:value="142.9758" calcext:value-type="float">
            <text:p>142.9758</text:p>
          </table:table-cell>
          <table:table-cell office:value-type="float" office:value="0.1" calcext:value-type="float">
            <text:p>0.1</text:p>
          </table:table-cell>
          <table:table-cell office:value-type="float" office:value="-0.1263123" calcext:value-type="float">
            <text:p>-0.1263123</text:p>
          </table:table-cell>
          <table:table-cell office:value-type="float" office:value="-11.91003" calcext:value-type="float">
            <text:p>-11.91003</text:p>
          </table:table-cell>
          <table:table-cell office:value-type="float" office:value="-1.955933" calcext:value-type="float">
            <text:p>-1.955933</text:p>
          </table:table-cell>
          <table:table-cell office:value-type="float" office:value="-6.723694" calcext:value-type="float">
            <text:p>-6.723694</text:p>
          </table:table-cell>
          <table:table-cell office:value-type="float" office:value="-2.124756" calcext:value-type="float">
            <text:p>-2.124756</text:p>
          </table:table-cell>
          <table:table-cell office:value-type="float" office:value="-4.143921" calcext:value-type="float">
            <text:p>-4.143921</text:p>
          </table:table-cell>
          <table:table-cell office:value-type="float" office:value="-1.477692" calcext:value-type="float">
            <text:p>-1.477692</text:p>
          </table:table-cell>
          <table:table-cell office:value-type="float" office:value="-2.283752" calcext:value-type="float">
            <text:p>-2.283752</text:p>
          </table:table-cell>
          <table:table-cell office:value-type="float" office:value="-0.4114075" calcext:value-type="float">
            <text:p>-0.4114075</text:p>
          </table:table-cell>
          <table:table-cell office:value-type="float" office:value="-0.6140747" calcext:value-type="float">
            <text:p>-0.6140747</text:p>
          </table:table-cell>
          <table:table-cell office:value-type="float" office:value="0.07669067" calcext:value-type="float">
            <text:p>0.07669067</text:p>
          </table:table-cell>
          <table:table-cell office:value-type="float" office:value="-0.05081177" calcext:value-type="float">
            <text:p>-0.0508117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3.411092" calcext:value-type="float">
            <text:p>3.411092</text:p>
          </table:table-cell>
          <table:table-cell office:value-type="float" office:value="-1.065" calcext:value-type="float">
            <text:p>-1.065</text:p>
          </table:table-cell>
          <table:table-cell office:value-type="float" office:value="-7.425" calcext:value-type="float">
            <text:p>-7.425</text:p>
          </table:table-cell>
          <table:table-cell office:value-type="float" office:value="0.4331537" calcext:value-type="float">
            <text:p>0.4331537</text:p>
          </table:table-cell>
          <table:table-cell office:value-type="float" office:value="0.316109" calcext:value-type="float">
            <text:p>0.316109</text:p>
          </table:table-cell>
          <table:table-cell office:value-type="float" office:value="240.165" calcext:value-type="float">
            <text:p>240.165</text:p>
          </table:table-cell>
          <table:table-cell office:value-type="float" office:value="0" calcext:value-type="float">
            <text:p>0</text:p>
          </table:table-cell>
          <table:table-cell office:value-type="float" office:value="-0.1555481" calcext:value-type="float">
            <text:p>-0.1555481</text:p>
          </table:table-cell>
          <table:table-cell office:value-type="float" office:value="-8.804932" calcext:value-type="float">
            <text:p>-8.804932</text:p>
          </table:table-cell>
          <table:table-cell office:value-type="float" office:value="-1.809113" calcext:value-type="float">
            <text:p>-1.809113</text:p>
          </table:table-cell>
          <table:table-cell office:value-type="float" office:value="-4.748749" calcext:value-type="float">
            <text:p>-4.748749</text:p>
          </table:table-cell>
          <table:table-cell office:value-type="float" office:value="-1.936554" calcext:value-type="float">
            <text:p>-1.936554</text:p>
          </table:table-cell>
          <table:table-cell office:value-type="float" office:value="-3.146912" calcext:value-type="float">
            <text:p>-3.146912</text:p>
          </table:table-cell>
          <table:table-cell office:value-type="float" office:value="-1.48349" calcext:value-type="float">
            <text:p>-1.48349</text:p>
          </table:table-cell>
          <table:table-cell office:value-type="float" office:value="-1.901428" calcext:value-type="float">
            <text:p>-1.901428</text:p>
          </table:table-cell>
          <table:table-cell office:value-type="float" office:value="-0.6193542" calcext:value-type="float">
            <text:p>-0.6193542</text:p>
          </table:table-cell>
          <table:table-cell office:value-type="float" office:value="-0.8519897" calcext:value-type="float">
            <text:p>-0.8519897</text:p>
          </table:table-cell>
          <table:table-cell office:value-type="float" office:value="-0.05169678" calcext:value-type="float">
            <text:p>-0.05169678</text:p>
          </table:table-cell>
          <table:table-cell office:value-type="float" office:value="-0.1040039" calcext:value-type="float">
            <text:p>-0.10400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1.269518" calcext:value-type="float">
            <text:p>1.269518</text:p>
          </table:table-cell>
          <table:table-cell office:value-type="float" office:value="1.4015" calcext:value-type="float">
            <text:p>1.4015</text:p>
          </table:table-cell>
          <table:table-cell office:value-type="float" office:value="-4.243" calcext:value-type="float">
            <text:p>-4.243</text:p>
          </table:table-cell>
          <table:table-cell office:value-type="float" office:value="0.5780745" calcext:value-type="float">
            <text:p>0.5780745</text:p>
          </table:table-cell>
          <table:table-cell office:value-type="float" office:value="0.3318874" calcext:value-type="float">
            <text:p>0.3318874</text:p>
          </table:table-cell>
          <table:table-cell office:value-type="float" office:value="552.3337" calcext:value-type="float">
            <text:p>552.3337</text:p>
          </table:table-cell>
          <table:table-cell office:value-type="float" office:value="0" calcext:value-type="float">
            <text:p>0</text:p>
          </table:table-cell>
          <table:table-cell office:value-type="float" office:value="-1.382751" calcext:value-type="float">
            <text:p>-1.382751</text:p>
          </table:table-cell>
          <table:table-cell office:value-type="float" office:value="-7.212677" calcext:value-type="float">
            <text:p>-7.212677</text:p>
          </table:table-cell>
          <table:table-cell office:value-type="float" office:value="-1.798218" calcext:value-type="float">
            <text:p>-1.798218</text:p>
          </table:table-cell>
          <table:table-cell office:value-type="float" office:value="-4.008087" calcext:value-type="float">
            <text:p>-4.008087</text:p>
          </table:table-cell>
          <table:table-cell office:value-type="float" office:value="-1.732574" calcext:value-type="float">
            <text:p>-1.732574</text:p>
          </table:table-cell>
          <table:table-cell office:value-type="float" office:value="-2.606873" calcext:value-type="float">
            <text:p>-2.606873</text:p>
          </table:table-cell>
          <table:table-cell office:value-type="float" office:value="-1.314545" calcext:value-type="float">
            <text:p>-1.314545</text:p>
          </table:table-cell>
          <table:table-cell office:value-type="float" office:value="-1.706909" calcext:value-type="float">
            <text:p>-1.706909</text:p>
          </table:table-cell>
          <table:table-cell office:value-type="float" office:value="-0.788147" calcext:value-type="float">
            <text:p>-0.788147</text:p>
          </table:table-cell>
          <table:table-cell office:value-type="float" office:value="-0.908905" calcext:value-type="float">
            <text:p>-0.908905</text:p>
          </table:table-cell>
          <table:table-cell office:value-type="float" office:value="-0.1044922" calcext:value-type="float">
            <text:p>-0.1044922</text:p>
          </table:table-cell>
          <table:table-cell office:value-type="float" office:value="-0.1221313" calcext:value-type="float">
            <text:p>-0.12213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4.908454" calcext:value-type="float">
            <text:p>4.908454</text:p>
          </table:table-cell>
          <table:table-cell office:value-type="float" office:value="-1.9475" calcext:value-type="float">
            <text:p>-1.9475</text:p>
          </table:table-cell>
          <table:table-cell office:value-type="float" office:value="-18.14" calcext:value-type="float">
            <text:p>-18.14</text:p>
          </table:table-cell>
          <table:table-cell office:value-type="float" office:value="0.5022298" calcext:value-type="float">
            <text:p>0.5022298</text:p>
          </table:table-cell>
          <table:table-cell office:value-type="float" office:value="0.08466563" calcext:value-type="float">
            <text:p>0.08466563</text:p>
          </table:table-cell>
          <table:table-cell office:value-type="float" office:value="463.887" calcext:value-type="float">
            <text:p>463.887</text:p>
          </table:table-cell>
          <table:table-cell office:value-type="float" office:value="0" calcext:value-type="float">
            <text:p>0</text:p>
          </table:table-cell>
          <table:table-cell office:value-type="float" office:value="-0.7365723" calcext:value-type="float">
            <text:p>-0.7365723</text:p>
          </table:table-cell>
          <table:table-cell office:value-type="float" office:value="-14.51959" calcext:value-type="float">
            <text:p>-14.51959</text:p>
          </table:table-cell>
          <table:table-cell office:value-type="float" office:value="-1.609589" calcext:value-type="float">
            <text:p>-1.609589</text:p>
          </table:table-cell>
          <table:table-cell office:value-type="float" office:value="-7.363098" calcext:value-type="float">
            <text:p>-7.363098</text:p>
          </table:table-cell>
          <table:table-cell office:value-type="float" office:value="-1.647369" calcext:value-type="float">
            <text:p>-1.647369</text:p>
          </table:table-cell>
          <table:table-cell office:value-type="float" office:value="-4.029755" calcext:value-type="float">
            <text:p>-4.029755</text:p>
          </table:table-cell>
          <table:table-cell office:value-type="float" office:value="-1.273468" calcext:value-type="float">
            <text:p>-1.273468</text:p>
          </table:table-cell>
          <table:table-cell office:value-type="float" office:value="-2.063385" calcext:value-type="float">
            <text:p>-2.063385</text:p>
          </table:table-cell>
          <table:table-cell office:value-type="float" office:value="-0.7413025" calcext:value-type="float">
            <text:p>-0.7413025</text:p>
          </table:table-cell>
          <table:table-cell office:value-type="float" office:value="-0.9266968" calcext:value-type="float">
            <text:p>-0.9266968</text:p>
          </table:table-cell>
          <table:table-cell office:value-type="float" office:value="-0.1065369" calcext:value-type="float">
            <text:p>-0.1065369</text:p>
          </table:table-cell>
          <table:table-cell office:value-type="float" office:value="-0.1416626" calcext:value-type="float">
            <text:p>-0.14166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4.882054" calcext:value-type="float">
            <text:p>4.882054</text:p>
          </table:table-cell>
          <table:table-cell office:value-type="float" office:value="-2.7305" calcext:value-type="float">
            <text:p>-2.7305</text:p>
          </table:table-cell>
          <table:table-cell office:value-type="float" office:value="-20.48" calcext:value-type="float">
            <text:p>-20.48</text:p>
          </table:table-cell>
          <table:table-cell office:value-type="float" office:value="0.388024" calcext:value-type="float">
            <text:p>0.388024</text:p>
          </table:table-cell>
          <table:table-cell office:value-type="float" office:value="0.08591277" calcext:value-type="float">
            <text:p>0.08591277</text:p>
          </table:table-cell>
          <table:table-cell office:value-type="float" office:value="403.9164" calcext:value-type="float">
            <text:p>403.9164</text:p>
          </table:table-cell>
          <table:table-cell office:value-type="float" office:value="0" calcext:value-type="float">
            <text:p>0</text:p>
          </table:table-cell>
          <table:table-cell office:value-type="float" office:value="-1.407745" calcext:value-type="float">
            <text:p>-1.407745</text:p>
          </table:table-cell>
          <table:table-cell office:value-type="float" office:value="-16.24207" calcext:value-type="float">
            <text:p>-16.24207</text:p>
          </table:table-cell>
          <table:table-cell office:value-type="float" office:value="-3.432861" calcext:value-type="float">
            <text:p>-3.432861</text:p>
          </table:table-cell>
          <table:table-cell office:value-type="float" office:value="-9.184692" calcext:value-type="float">
            <text:p>-9.184692</text:p>
          </table:table-cell>
          <table:table-cell office:value-type="float" office:value="-3.479156" calcext:value-type="float">
            <text:p>-3.479156</text:p>
          </table:table-cell>
          <table:table-cell office:value-type="float" office:value="-5.979523" calcext:value-type="float">
            <text:p>-5.979523</text:p>
          </table:table-cell>
          <table:table-cell office:value-type="float" office:value="-2.104248" calcext:value-type="float">
            <text:p>-2.104248</text:p>
          </table:table-cell>
          <table:table-cell office:value-type="float" office:value="-3.661316" calcext:value-type="float">
            <text:p>-3.661316</text:p>
          </table:table-cell>
          <table:table-cell office:value-type="float" office:value="-0.9392395" calcext:value-type="float">
            <text:p>-0.9392395</text:p>
          </table:table-cell>
          <table:table-cell office:value-type="float" office:value="-1.808563" calcext:value-type="float">
            <text:p>-1.808563</text:p>
          </table:table-cell>
          <table:table-cell office:value-type="float" office:value="-0.1440735" calcext:value-type="float">
            <text:p>-0.1440735</text:p>
          </table:table-cell>
          <table:table-cell office:value-type="float" office:value="-0.3465576" calcext:value-type="float">
            <text:p>-0.346557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3.15959" calcext:value-type="float">
            <text:p>3.15959</text:p>
          </table:table-cell>
          <table:table-cell office:value-type="float" office:value="1.323" calcext:value-type="float">
            <text:p>1.323</text:p>
          </table:table-cell>
          <table:table-cell office:value-type="float" office:value="-3.255" calcext:value-type="float">
            <text:p>-3.255</text:p>
          </table:table-cell>
          <table:table-cell office:value-type="float" office:value="0.4849467" calcext:value-type="float">
            <text:p>0.4849467</text:p>
          </table:table-cell>
          <table:table-cell office:value-type="float" office:value="0.3460497" calcext:value-type="float">
            <text:p>0.3460497</text:p>
          </table:table-cell>
          <table:table-cell office:value-type="float" office:value="358.902" calcext:value-type="float">
            <text:p>358.902</text:p>
          </table:table-cell>
          <table:table-cell office:value-type="float" office:value="0" calcext:value-type="float">
            <text:p>0</text:p>
          </table:table-cell>
          <table:table-cell office:value-type="float" office:value="1.156464" calcext:value-type="float">
            <text:p>1.156464</text:p>
          </table:table-cell>
          <table:table-cell office:value-type="float" office:value="-6.846405" calcext:value-type="float">
            <text:p>-6.846405</text:p>
          </table:table-cell>
          <table:table-cell office:value-type="float" office:value="-1.730682" calcext:value-type="float">
            <text:p>-1.730682</text:p>
          </table:table-cell>
          <table:table-cell office:value-type="float" office:value="-4.623291" calcext:value-type="float">
            <text:p>-4.623291</text:p>
          </table:table-cell>
          <table:table-cell office:value-type="float" office:value="-2.068573" calcext:value-type="float">
            <text:p>-2.068573</text:p>
          </table:table-cell>
          <table:table-cell office:value-type="float" office:value="-3.539398" calcext:value-type="float">
            <text:p>-3.539398</text:p>
          </table:table-cell>
          <table:table-cell office:value-type="float" office:value="-1.738098" calcext:value-type="float">
            <text:p>-1.738098</text:p>
          </table:table-cell>
          <table:table-cell office:value-type="float" office:value="-2.573853" calcext:value-type="float">
            <text:p>-2.573853</text:p>
          </table:table-cell>
          <table:table-cell office:value-type="float" office:value="-1.160217" calcext:value-type="float">
            <text:p>-1.160217</text:p>
          </table:table-cell>
          <table:table-cell office:value-type="float" office:value="-1.532257" calcext:value-type="float">
            <text:p>-1.532257</text:p>
          </table:table-cell>
          <table:table-cell office:value-type="float" office:value="-0.3475342" calcext:value-type="float">
            <text:p>-0.3475342</text:p>
          </table:table-cell>
          <table:table-cell office:value-type="float" office:value="-0.4729309" calcext:value-type="float">
            <text:p>-0.472930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4.305192" calcext:value-type="float">
            <text:p>4.305192</text:p>
          </table:table-cell>
          <table:table-cell office:value-type="float" office:value="1.1785" calcext:value-type="float">
            <text:p>1.1785</text:p>
          </table:table-cell>
          <table:table-cell office:value-type="float" office:value="-7.6" calcext:value-type="float">
            <text:p>-7.6</text:p>
          </table:table-cell>
          <table:table-cell office:value-type="float" office:value="0.4713492" calcext:value-type="float">
            <text:p>0.4713492</text:p>
          </table:table-cell>
          <table:table-cell office:value-type="float" office:value="0.3430225" calcext:value-type="float">
            <text:p>0.3430225</text:p>
          </table:table-cell>
          <table:table-cell office:value-type="float" office:value="116.8056" calcext:value-type="float">
            <text:p>116.8056</text:p>
          </table:table-cell>
          <table:table-cell office:value-type="float" office:value="0" calcext:value-type="float">
            <text:p>0</text:p>
          </table:table-cell>
          <table:table-cell office:value-type="float" office:value="1.449585" calcext:value-type="float">
            <text:p>1.449585</text:p>
          </table:table-cell>
          <table:table-cell office:value-type="float" office:value="-8.457153" calcext:value-type="float">
            <text:p>-8.457153</text:p>
          </table:table-cell>
          <table:table-cell office:value-type="float" office:value="-1.204529" calcext:value-type="float">
            <text:p>-1.204529</text:p>
          </table:table-cell>
          <table:table-cell office:value-type="float" office:value="-4.732147" calcext:value-type="float">
            <text:p>-4.732147</text:p>
          </table:table-cell>
          <table:table-cell office:value-type="float" office:value="-1.839783" calcext:value-type="float">
            <text:p>-1.839783</text:p>
          </table:table-cell>
          <table:table-cell office:value-type="float" office:value="-3.067932" calcext:value-type="float">
            <text:p>-3.067932</text:p>
          </table:table-cell>
          <table:table-cell office:value-type="float" office:value="-1.594513" calcext:value-type="float">
            <text:p>-1.594513</text:p>
          </table:table-cell>
          <table:table-cell office:value-type="float" office:value="-2.052094" calcext:value-type="float">
            <text:p>-2.052094</text:p>
          </table:table-cell>
          <table:table-cell office:value-type="float" office:value="-1.145508" calcext:value-type="float">
            <text:p>-1.145508</text:p>
          </table:table-cell>
          <table:table-cell office:value-type="float" office:value="-1.262451" calcext:value-type="float">
            <text:p>-1.262451</text:p>
          </table:table-cell>
          <table:table-cell office:value-type="float" office:value="-0.474762" calcext:value-type="float">
            <text:p>-0.474762</text:p>
          </table:table-cell>
          <table:table-cell office:value-type="float" office:value="-0.6294861" calcext:value-type="float">
            <text:p>-0.629486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3.954271" calcext:value-type="float">
            <text:p>3.954271</text:p>
          </table:table-cell>
          <table:table-cell office:value-type="float" office:value="1.9355" calcext:value-type="float">
            <text:p>1.9355</text:p>
          </table:table-cell>
          <table:table-cell office:value-type="float" office:value="-4.6605" calcext:value-type="float">
            <text:p>-4.6605</text:p>
          </table:table-cell>
          <table:table-cell office:value-type="float" office:value="0.5405782" calcext:value-type="float">
            <text:p>0.5405782</text:p>
          </table:table-cell>
          <table:table-cell office:value-type="float" office:value="0.4220455" calcext:value-type="float">
            <text:p>0.4220455</text:p>
          </table:table-cell>
          <table:table-cell office:value-type="float" office:value="128.574" calcext:value-type="float">
            <text:p>128.574</text:p>
          </table:table-cell>
          <table:table-cell office:value-type="float" office:value="0" calcext:value-type="float">
            <text:p>0</text:p>
          </table:table-cell>
          <table:table-cell office:value-type="float" office:value="1.511963" calcext:value-type="float">
            <text:p>1.511963</text:p>
          </table:table-cell>
          <table:table-cell office:value-type="float" office:value="-6.782074" calcext:value-type="float">
            <text:p>-6.782074</text:p>
          </table:table-cell>
          <table:table-cell office:value-type="float" office:value="-1.06012" calcext:value-type="float">
            <text:p>-1.06012</text:p>
          </table:table-cell>
          <table:table-cell office:value-type="float" office:value="-4.057037" calcext:value-type="float">
            <text:p>-4.057037</text:p>
          </table:table-cell>
          <table:table-cell office:value-type="float" office:value="-1.650116" calcext:value-type="float">
            <text:p>-1.650116</text:p>
          </table:table-cell>
          <table:table-cell office:value-type="float" office:value="-2.776123" calcext:value-type="float">
            <text:p>-2.776123</text:p>
          </table:table-cell>
          <table:table-cell office:value-type="float" office:value="-1.468048" calcext:value-type="float">
            <text:p>-1.468048</text:p>
          </table:table-cell>
          <table:table-cell office:value-type="float" office:value="-1.923767" calcext:value-type="float">
            <text:p>-1.923767</text:p>
          </table:table-cell>
          <table:table-cell office:value-type="float" office:value="-1.109894" calcext:value-type="float">
            <text:p>-1.109894</text:p>
          </table:table-cell>
          <table:table-cell office:value-type="float" office:value="-1.257599" calcext:value-type="float">
            <text:p>-1.257599</text:p>
          </table:table-cell>
          <table:table-cell office:value-type="float" office:value="-0.6305237" calcext:value-type="float">
            <text:p>-0.6305237</text:p>
          </table:table-cell>
          <table:table-cell office:value-type="float" office:value="-0.6930542" calcext:value-type="float">
            <text:p>-0.693054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1.765364" calcext:value-type="float">
            <text:p>1.765364</text:p>
          </table:table-cell>
          <table:table-cell office:value-type="float" office:value="2.076" calcext:value-type="float">
            <text:p>2.076</text:p>
          </table:table-cell>
          <table:table-cell office:value-type="float" office:value="-3.823" calcext:value-type="float">
            <text:p>-3.823</text:p>
          </table:table-cell>
          <table:table-cell office:value-type="float" office:value="0.694998" calcext:value-type="float">
            <text:p>0.694998</text:p>
          </table:table-cell>
          <table:table-cell office:value-type="float" office:value="0.4559162" calcext:value-type="float">
            <text:p>0.4559162</text:p>
          </table:table-cell>
          <table:table-cell office:value-type="float" office:value="198.225" calcext:value-type="float">
            <text:p>198.225</text:p>
          </table:table-cell>
          <table:table-cell office:value-type="float" office:value="0" calcext:value-type="float">
            <text:p>0</text:p>
          </table:table-cell>
          <table:table-cell office:value-type="float" office:value="0.5372925" calcext:value-type="float">
            <text:p>0.5372925</text:p>
          </table:table-cell>
          <table:table-cell office:value-type="float" office:value="-5.557495" calcext:value-type="float">
            <text:p>-5.557495</text:p>
          </table:table-cell>
          <table:table-cell office:value-type="float" office:value="-1.21463" calcext:value-type="float">
            <text:p>-1.21463</text:p>
          </table:table-cell>
          <table:table-cell office:value-type="float" office:value="-3.189301" calcext:value-type="float">
            <text:p>-3.189301</text:p>
          </table:table-cell>
          <table:table-cell office:value-type="float" office:value="-1.548401" calcext:value-type="float">
            <text:p>-1.548401</text:p>
          </table:table-cell>
          <table:table-cell office:value-type="float" office:value="-2.255951" calcext:value-type="float">
            <text:p>-2.255951</text:p>
          </table:table-cell>
          <table:table-cell office:value-type="float" office:value="-1.355225" calcext:value-type="float">
            <text:p>-1.355225</text:p>
          </table:table-cell>
          <table:table-cell office:value-type="float" office:value="-1.628723" calcext:value-type="float">
            <text:p>-1.628723</text:p>
          </table:table-cell>
          <table:table-cell office:value-type="float" office:value="-1.025879" calcext:value-type="float">
            <text:p>-1.025879</text:p>
          </table:table-cell>
          <table:table-cell office:value-type="float" office:value="-1.131836" calcext:value-type="float">
            <text:p>-1.131836</text:p>
          </table:table-cell>
          <table:table-cell office:value-type="float" office:value="-0.6327515" calcext:value-type="float">
            <text:p>-0.6327515</text:p>
          </table:table-cell>
          <table:table-cell office:value-type="float" office:value="-0.6714783" calcext:value-type="float">
            <text:p>-0.671478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2.367953" calcext:value-type="float">
            <text:p>2.367953</text:p>
          </table:table-cell>
          <table:table-cell office:value-type="float" office:value="3.5505" calcext:value-type="float">
            <text:p>3.5505</text:p>
          </table:table-cell>
          <table:table-cell office:value-type="float" office:value="-0.638" calcext:value-type="float">
            <text:p>-0.638</text:p>
          </table:table-cell>
          <table:table-cell office:value-type="float" office:value="0.6632538" calcext:value-type="float">
            <text:p>0.6632538</text:p>
          </table:table-cell>
          <table:table-cell office:value-type="float" office:value="0.5370162" calcext:value-type="float">
            <text:p>0.5370162</text:p>
          </table:table-cell>
          <table:table-cell office:value-type="float" office:value="361.0026" calcext:value-type="float">
            <text:p>361.0026</text:p>
          </table:table-cell>
          <table:table-cell office:value-type="float" office:value="1.7" calcext:value-type="float">
            <text:p>1.7</text:p>
          </table:table-cell>
          <table:table-cell office:value-type="float" office:value="2.188232" calcext:value-type="float">
            <text:p>2.188232</text:p>
          </table:table-cell>
          <table:table-cell office:value-type="float" office:value="-3.884277" calcext:value-type="float">
            <text:p>-3.884277</text:p>
          </table:table-cell>
          <table:table-cell office:value-type="float" office:value="-0.4403992" calcext:value-type="float">
            <text:p>-0.4403992</text:p>
          </table:table-cell>
          <table:table-cell office:value-type="float" office:value="-2.521912" calcext:value-type="float">
            <text:p>-2.521912</text:p>
          </table:table-cell>
          <table:table-cell office:value-type="float" office:value="-1.098541" calcext:value-type="float">
            <text:p>-1.098541</text:p>
          </table:table-cell>
          <table:table-cell office:value-type="float" office:value="-1.882111" calcext:value-type="float">
            <text:p>-1.882111</text:p>
          </table:table-cell>
          <table:table-cell office:value-type="float" office:value="-1.042664" calcext:value-type="float">
            <text:p>-1.042664</text:p>
          </table:table-cell>
          <table:table-cell office:value-type="float" office:value="-1.427765" calcext:value-type="float">
            <text:p>-1.427765</text:p>
          </table:table-cell>
          <table:table-cell office:value-type="float" office:value="-0.8573303" calcext:value-type="float">
            <text:p>-0.8573303</text:p>
          </table:table-cell>
          <table:table-cell office:value-type="float" office:value="-1.025085" calcext:value-type="float">
            <text:p>-1.025085</text:p>
          </table:table-cell>
          <table:table-cell office:value-type="float" office:value="-0.5526428" calcext:value-type="float">
            <text:p>-0.5526428</text:p>
          </table:table-cell>
          <table:table-cell office:value-type="float" office:value="-0.6321716" calcext:value-type="float">
            <text:p>-0.63217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2.561308" calcext:value-type="float">
            <text:p>2.561308</text:p>
          </table:table-cell>
          <table:table-cell office:value-type="float" office:value="0.7305" calcext:value-type="float">
            <text:p>0.7305</text:p>
          </table:table-cell>
          <table:table-cell office:value-type="float" office:value="-3.572" calcext:value-type="float">
            <text:p>-3.572</text:p>
          </table:table-cell>
          <table:table-cell office:value-type="float" office:value="0.5805213" calcext:value-type="float">
            <text:p>0.5805213</text:p>
          </table:table-cell>
          <table:table-cell office:value-type="float" office:value="0.4625953" calcext:value-type="float">
            <text:p>0.4625953</text:p>
          </table:table-cell>
          <table:table-cell office:value-type="float" office:value="276.0048" calcext:value-type="float">
            <text:p>276.0048</text:p>
          </table:table-cell>
          <table:table-cell office:value-type="float" office:value="0.1" calcext:value-type="float">
            <text:p>0.1</text:p>
          </table:table-cell>
          <table:table-cell office:value-type="float" office:value="0.9616394" calcext:value-type="float">
            <text:p>0.9616394</text:p>
          </table:table-cell>
          <table:table-cell office:value-type="float" office:value="-4.866364" calcext:value-type="float">
            <text:p>-4.866364</text:p>
          </table:table-cell>
          <table:table-cell office:value-type="float" office:value="-0.6730957" calcext:value-type="float">
            <text:p>-0.6730957</text:p>
          </table:table-cell>
          <table:table-cell office:value-type="float" office:value="-2.339294" calcext:value-type="float">
            <text:p>-2.339294</text:p>
          </table:table-cell>
          <table:table-cell office:value-type="float" office:value="-1.048737" calcext:value-type="float">
            <text:p>-1.048737</text:p>
          </table:table-cell>
          <table:table-cell office:value-type="float" office:value="-1.367401" calcext:value-type="float">
            <text:p>-1.367401</text:p>
          </table:table-cell>
          <table:table-cell office:value-type="float" office:value="-0.9537659" calcext:value-type="float">
            <text:p>-0.9537659</text:p>
          </table:table-cell>
          <table:table-cell office:value-type="float" office:value="-1.051025" calcext:value-type="float">
            <text:p>-1.051025</text:p>
          </table:table-cell>
          <table:table-cell office:value-type="float" office:value="-0.7445679" calcext:value-type="float">
            <text:p>-0.7445679</text:p>
          </table:table-cell>
          <table:table-cell office:value-type="float" office:value="-0.8551331" calcext:value-type="float">
            <text:p>-0.8551331</text:p>
          </table:table-cell>
          <table:table-cell office:value-type="float" office:value="-0.4682617" calcext:value-type="float">
            <text:p>-0.4682617</text:p>
          </table:table-cell>
          <table:table-cell office:value-type="float" office:value="-0.5514221" calcext:value-type="float">
            <text:p>-0.55142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4.329393" calcext:value-type="float">
            <text:p>4.329393</text:p>
          </table:table-cell>
          <table:table-cell office:value-type="float" office:value="-4.0275" calcext:value-type="float">
            <text:p>-4.0275</text:p>
          </table:table-cell>
          <table:table-cell office:value-type="float" office:value="-11.635" calcext:value-type="float">
            <text:p>-11.635</text:p>
          </table:table-cell>
          <table:table-cell office:value-type="float" office:value="0.4438757" calcext:value-type="float">
            <text:p>0.4438757</text:p>
          </table:table-cell>
          <table:table-cell office:value-type="float" office:value="0.2091871" calcext:value-type="float">
            <text:p>0.2091871</text:p>
          </table:table-cell>
          <table:table-cell office:value-type="float" office:value="433.1178" calcext:value-type="float">
            <text:p>433.1178</text:p>
          </table:table-cell>
          <table:table-cell office:value-type="float" office:value="0" calcext:value-type="float">
            <text:p>0</text:p>
          </table:table-cell>
          <table:table-cell office:value-type="float" office:value="-2.002167" calcext:value-type="float">
            <text:p>-2.002167</text:p>
          </table:table-cell>
          <table:table-cell office:value-type="float" office:value="-11.19009" calcext:value-type="float">
            <text:p>-11.19009</text:p>
          </table:table-cell>
          <table:table-cell office:value-type="float" office:value="-2.219788" calcext:value-type="float">
            <text:p>-2.219788</text:p>
          </table:table-cell>
          <table:table-cell office:value-type="float" office:value="-6.142426" calcext:value-type="float">
            <text:p>-6.142426</text:p>
          </table:table-cell>
          <table:table-cell office:value-type="float" office:value="-1.386658" calcext:value-type="float">
            <text:p>-1.386658</text:p>
          </table:table-cell>
          <table:table-cell office:value-type="float" office:value="-3.627258" calcext:value-type="float">
            <text:p>-3.627258</text:p>
          </table:table-cell>
          <table:table-cell office:value-type="float" office:value="-1.006256" calcext:value-type="float">
            <text:p>-1.006256</text:p>
          </table:table-cell>
          <table:table-cell office:value-type="float" office:value="-2.10257" calcext:value-type="float">
            <text:p>-2.10257</text:p>
          </table:table-cell>
          <table:table-cell office:value-type="float" office:value="-0.7464294" calcext:value-type="float">
            <text:p>-0.7464294</text:p>
          </table:table-cell>
          <table:table-cell office:value-type="float" office:value="-1.152863" calcext:value-type="float">
            <text:p>-1.152863</text:p>
          </table:table-cell>
          <table:table-cell office:value-type="float" office:value="-0.4647827" calcext:value-type="float">
            <text:p>-0.4647827</text:p>
          </table:table-cell>
          <table:table-cell office:value-type="float" office:value="-0.5674133" calcext:value-type="float">
            <text:p>-0.56741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5.144654" calcext:value-type="float">
            <text:p>5.144654</text:p>
          </table:table-cell>
          <table:table-cell office:value-type="float" office:value="-7.19" calcext:value-type="float">
            <text:p>-7.19</text:p>
          </table:table-cell>
          <table:table-cell office:value-type="float" office:value="-15.655" calcext:value-type="float">
            <text:p>-15.655</text:p>
          </table:table-cell>
          <table:table-cell office:value-type="float" office:value="0.212414" calcext:value-type="float">
            <text:p>0.212414</text:p>
          </table:table-cell>
          <table:table-cell office:value-type="float" office:value="0.1617101" calcext:value-type="float">
            <text:p>0.1617101</text:p>
          </table:table-cell>
          <table:table-cell office:value-type="float" office:value="183.0168" calcext:value-type="float">
            <text:p>183.0168</text:p>
          </table:table-cell>
          <table:table-cell office:value-type="float" office:value="0" calcext:value-type="float">
            <text:p>0</text:p>
          </table:table-cell>
          <table:table-cell office:value-type="float" office:value="-1.195709" calcext:value-type="float">
            <text:p>-1.195709</text:p>
          </table:table-cell>
          <table:table-cell office:value-type="float" office:value="-13.83508" calcext:value-type="float">
            <text:p>-13.83508</text:p>
          </table:table-cell>
          <table:table-cell office:value-type="float" office:value="-3.248352" calcext:value-type="float">
            <text:p>-3.248352</text:p>
          </table:table-cell>
          <table:table-cell office:value-type="float" office:value="-8.147186" calcext:value-type="float">
            <text:p>-8.147186</text:p>
          </table:table-cell>
          <table:table-cell office:value-type="float" office:value="-3.411896" calcext:value-type="float">
            <text:p>-3.411896</text:p>
          </table:table-cell>
          <table:table-cell office:value-type="float" office:value="-5.276001" calcext:value-type="float">
            <text:p>-5.276001</text:p>
          </table:table-cell>
          <table:table-cell office:value-type="float" office:value="-2.131927" calcext:value-type="float">
            <text:p>-2.131927</text:p>
          </table:table-cell>
          <table:table-cell office:value-type="float" office:value="-3.493378" calcext:value-type="float">
            <text:p>-3.493378</text:p>
          </table:table-cell>
          <table:table-cell office:value-type="float" office:value="-1.164673" calcext:value-type="float">
            <text:p>-1.164673</text:p>
          </table:table-cell>
          <table:table-cell office:value-type="float" office:value="-2.170105" calcext:value-type="float">
            <text:p>-2.170105</text:p>
          </table:table-cell>
          <table:table-cell office:value-type="float" office:value="-0.5709839" calcext:value-type="float">
            <text:p>-0.5709839</text:p>
          </table:table-cell>
          <table:table-cell office:value-type="float" office:value="-1.138794" calcext:value-type="float">
            <text:p>-1.13879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4.973835" calcext:value-type="float">
            <text:p>4.973835</text:p>
          </table:table-cell>
          <table:table-cell office:value-type="float" office:value="-4.8655" calcext:value-type="float">
            <text:p>-4.8655</text:p>
          </table:table-cell>
          <table:table-cell office:value-type="float" office:value="-16.38" calcext:value-type="float">
            <text:p>-16.38</text:p>
          </table:table-cell>
          <table:table-cell office:value-type="float" office:value="0.2611471" calcext:value-type="float">
            <text:p>0.2611471</text:p>
          </table:table-cell>
          <table:table-cell office:value-type="float" office:value="0.1511289" calcext:value-type="float">
            <text:p>0.1511289</text:p>
          </table:table-cell>
          <table:table-cell office:value-type="float" office:value="119.9502" calcext:value-type="float">
            <text:p>119.9502</text:p>
          </table:table-cell>
          <table:table-cell office:value-type="float" office:value="0" calcext:value-type="float">
            <text:p>0</text:p>
          </table:table-cell>
          <table:table-cell office:value-type="float" office:value="-0.7210693" calcext:value-type="float">
            <text:p>-0.7210693</text:p>
          </table:table-cell>
          <table:table-cell office:value-type="float" office:value="-14.85907" calcext:value-type="float">
            <text:p>-14.85907</text:p>
          </table:table-cell>
          <table:table-cell office:value-type="float" office:value="-3.468811" calcext:value-type="float">
            <text:p>-3.468811</text:p>
          </table:table-cell>
          <table:table-cell office:value-type="float" office:value="-9.443848" calcext:value-type="float">
            <text:p>-9.443848</text:p>
          </table:table-cell>
          <table:table-cell office:value-type="float" office:value="-3.902802" calcext:value-type="float">
            <text:p>-3.902802</text:p>
          </table:table-cell>
          <table:table-cell office:value-type="float" office:value="-6.678192" calcext:value-type="float">
            <text:p>-6.678192</text:p>
          </table:table-cell>
          <table:table-cell office:value-type="float" office:value="-3.456055" calcext:value-type="float">
            <text:p>-3.456055</text:p>
          </table:table-cell>
          <table:table-cell office:value-type="float" office:value="-4.696106" calcext:value-type="float">
            <text:p>-4.696106</text:p>
          </table:table-cell>
          <table:table-cell office:value-type="float" office:value="-2.1875" calcext:value-type="float">
            <text:p>-2.1875</text:p>
          </table:table-cell>
          <table:table-cell office:value-type="float" office:value="-3.064453" calcext:value-type="float">
            <text:p>-3.064453</text:p>
          </table:table-cell>
          <table:table-cell office:value-type="float" office:value="-1.14679" calcext:value-type="float">
            <text:p>-1.14679</text:p>
          </table:table-cell>
          <table:table-cell office:value-type="float" office:value="-1.70639" calcext:value-type="float">
            <text:p>-1.7063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1.960085" calcext:value-type="float">
            <text:p>1.960085</text:p>
          </table:table-cell>
          <table:table-cell office:value-type="float" office:value="-1.958" calcext:value-type="float">
            <text:p>-1.958</text:p>
          </table:table-cell>
          <table:table-cell office:value-type="float" office:value="-8.77" calcext:value-type="float">
            <text:p>-8.77</text:p>
          </table:table-cell>
          <table:table-cell office:value-type="float" office:value="0.5038322" calcext:value-type="float">
            <text:p>0.5038322</text:p>
          </table:table-cell>
          <table:table-cell office:value-type="float" office:value="0.2586682" calcext:value-type="float">
            <text:p>0.2586682</text:p>
          </table:table-cell>
          <table:table-cell office:value-type="float" office:value="210.8268" calcext:value-type="float">
            <text:p>210.8268</text:p>
          </table:table-cell>
          <table:table-cell office:value-type="float" office:value="0" calcext:value-type="float">
            <text:p>0</text:p>
          </table:table-cell>
          <table:table-cell office:value-type="float" office:value="-2.631317" calcext:value-type="float">
            <text:p>-2.631317</text:p>
          </table:table-cell>
          <table:table-cell office:value-type="float" office:value="-10.95538" calcext:value-type="float">
            <text:p>-10.95538</text:p>
          </table:table-cell>
          <table:table-cell office:value-type="float" office:value="-4.095612" calcext:value-type="float">
            <text:p>-4.095612</text:p>
          </table:table-cell>
          <table:table-cell office:value-type="float" office:value="-7.245636" calcext:value-type="float">
            <text:p>-7.245636</text:p>
          </table:table-cell>
          <table:table-cell office:value-type="float" office:value="-3.809021" calcext:value-type="float">
            <text:p>-3.809021</text:p>
          </table:table-cell>
          <table:table-cell office:value-type="float" office:value="-5.500183" calcext:value-type="float">
            <text:p>-5.500183</text:p>
          </table:table-cell>
          <table:table-cell office:value-type="float" office:value="-3.112366" calcext:value-type="float">
            <text:p>-3.112366</text:p>
          </table:table-cell>
          <table:table-cell office:value-type="float" office:value="-4.201202" calcext:value-type="float">
            <text:p>-4.201202</text:p>
          </table:table-cell>
          <table:table-cell office:value-type="float" office:value="-2.355255" calcext:value-type="float">
            <text:p>-2.355255</text:p>
          </table:table-cell>
          <table:table-cell office:value-type="float" office:value="-2.937012" calcext:value-type="float">
            <text:p>-2.937012</text:p>
          </table:table-cell>
          <table:table-cell office:value-type="float" office:value="-1.504761" calcext:value-type="float">
            <text:p>-1.504761</text:p>
          </table:table-cell>
          <table:table-cell office:value-type="float" office:value="-1.739319" calcext:value-type="float">
            <text:p>-1.73931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1.360959" calcext:value-type="float">
            <text:p>1.360959</text:p>
          </table:table-cell>
          <table:table-cell office:value-type="float" office:value="6.082" calcext:value-type="float">
            <text:p>6.082</text:p>
          </table:table-cell>
          <table:table-cell office:value-type="float" office:value="-1.7595" calcext:value-type="float">
            <text:p>-1.7595</text:p>
          </table:table-cell>
          <table:table-cell office:value-type="float" office:value="0.9194397" calcext:value-type="float">
            <text:p>0.9194397</text:p>
          </table:table-cell>
          <table:table-cell office:value-type="float" office:value="0.4904196" calcext:value-type="float">
            <text:p>0.4904196</text:p>
          </table:table-cell>
          <table:table-cell office:value-type="float" office:value="310.4028" calcext:value-type="float">
            <text:p>310.4028</text:p>
          </table:table-cell>
          <table:table-cell office:value-type="float" office:value="4.8" calcext:value-type="float">
            <text:p>4.8</text:p>
          </table:table-cell>
          <table:table-cell office:value-type="float" office:value="1.230225" calcext:value-type="float">
            <text:p>1.230225</text:p>
          </table:table-cell>
          <table:table-cell office:value-type="float" office:value="-6.001556" calcext:value-type="float">
            <text:p>-6.001556</text:p>
          </table:table-cell>
          <table:table-cell office:value-type="float" office:value="-1.211212" calcext:value-type="float">
            <text:p>-1.211212</text:p>
          </table:table-cell>
          <table:table-cell office:value-type="float" office:value="-4.583313" calcext:value-type="float">
            <text:p>-4.583313</text:p>
          </table:table-cell>
          <table:table-cell office:value-type="float" office:value="-1.840729" calcext:value-type="float">
            <text:p>-1.840729</text:p>
          </table:table-cell>
          <table:table-cell office:value-type="float" office:value="-3.806061" calcext:value-type="float">
            <text:p>-3.806061</text:p>
          </table:table-cell>
          <table:table-cell office:value-type="float" office:value="-1.742035" calcext:value-type="float">
            <text:p>-1.742035</text:p>
          </table:table-cell>
          <table:table-cell office:value-type="float" office:value="-3.108521" calcext:value-type="float">
            <text:p>-3.108521</text:p>
          </table:table-cell>
          <table:table-cell office:value-type="float" office:value="-1.470886" calcext:value-type="float">
            <text:p>-1.470886</text:p>
          </table:table-cell>
          <table:table-cell office:value-type="float" office:value="-2.350403" calcext:value-type="float">
            <text:p>-2.350403</text:p>
          </table:table-cell>
          <table:table-cell office:value-type="float" office:value="-0.9885864" calcext:value-type="float">
            <text:p>-0.9885864</text:p>
          </table:table-cell>
          <table:table-cell office:value-type="float" office:value="-1.501129" calcext:value-type="float">
            <text:p>-1.50112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3.095098" calcext:value-type="float">
            <text:p>3.095098</text:p>
          </table:table-cell>
          <table:table-cell office:value-type="float" office:value="1.9915" calcext:value-type="float">
            <text:p>1.991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5807149" calcext:value-type="float">
            <text:p>0.5807149</text:p>
          </table:table-cell>
          <table:table-cell office:value-type="float" office:value="0.4283502" calcext:value-type="float">
            <text:p>0.4283502</text:p>
          </table:table-cell>
          <table:table-cell office:value-type="float" office:value="497.016" calcext:value-type="float">
            <text:p>497.016</text:p>
          </table:table-cell>
          <table:table-cell office:value-type="float" office:value="0" calcext:value-type="float">
            <text:p>0</text:p>
          </table:table-cell>
          <table:table-cell office:value-type="float" office:value="1.24292" calcext:value-type="float">
            <text:p>1.24292</text:p>
          </table:table-cell>
          <table:table-cell office:value-type="float" office:value="-4.245758" calcext:value-type="float">
            <text:p>-4.245758</text:p>
          </table:table-cell>
          <table:table-cell office:value-type="float" office:value="-1.027283" calcext:value-type="float">
            <text:p>-1.027283</text:p>
          </table:table-cell>
          <table:table-cell office:value-type="float" office:value="-2.775238" calcext:value-type="float">
            <text:p>-2.775238</text:p>
          </table:table-cell>
          <table:table-cell office:value-type="float" office:value="-1.462769" calcext:value-type="float">
            <text:p>-1.462769</text:p>
          </table:table-cell>
          <table:table-cell office:value-type="float" office:value="-2.103088" calcext:value-type="float">
            <text:p>-2.103088</text:p>
          </table:table-cell>
          <table:table-cell office:value-type="float" office:value="-1.372437" calcext:value-type="float">
            <text:p>-1.372437</text:p>
          </table:table-cell>
          <table:table-cell office:value-type="float" office:value="-1.736969" calcext:value-type="float">
            <text:p>-1.736969</text:p>
          </table:table-cell>
          <table:table-cell office:value-type="float" office:value="-1.085419" calcext:value-type="float">
            <text:p>-1.085419</text:p>
          </table:table-cell>
          <table:table-cell office:value-type="float" office:value="-1.463867" calcext:value-type="float">
            <text:p>-1.463867</text:p>
          </table:table-cell>
          <table:table-cell office:value-type="float" office:value="-0.7062073" calcext:value-type="float">
            <text:p>-0.7062073</text:p>
          </table:table-cell>
          <table:table-cell office:value-type="float" office:value="-0.983429" calcext:value-type="float">
            <text:p>-0.9834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2.405973" calcext:value-type="float">
            <text:p>2.405973</text:p>
          </table:table-cell>
          <table:table-cell office:value-type="float" office:value="2.284" calcext:value-type="float">
            <text:p>2.284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69509" calcext:value-type="float">
            <text:p>0.5569509</text:p>
          </table:table-cell>
          <table:table-cell office:value-type="float" office:value="0.4705637" calcext:value-type="float">
            <text:p>0.4705637</text:p>
          </table:table-cell>
          <table:table-cell office:value-type="float" office:value="491.9454" calcext:value-type="float">
            <text:p>491.9454</text:p>
          </table:table-cell>
          <table:table-cell office:value-type="float" office:value="0" calcext:value-type="float">
            <text:p>0</text:p>
          </table:table-cell>
          <table:table-cell office:value-type="float" office:value="0.9768677" calcext:value-type="float">
            <text:p>0.9768677</text:p>
          </table:table-cell>
          <table:table-cell office:value-type="float" office:value="-3.717133" calcext:value-type="float">
            <text:p>-3.717133</text:p>
          </table:table-cell>
          <table:table-cell office:value-type="float" office:value="-0.7767639" calcext:value-type="float">
            <text:p>-0.7767639</text:p>
          </table:table-cell>
          <table:table-cell office:value-type="float" office:value="-2.471863" calcext:value-type="float">
            <text:p>-2.471863</text:p>
          </table:table-cell>
          <table:table-cell office:value-type="float" office:value="-1.31546" calcext:value-type="float">
            <text:p>-1.31546</text:p>
          </table:table-cell>
          <table:table-cell office:value-type="float" office:value="-1.852875" calcext:value-type="float">
            <text:p>-1.852875</text:p>
          </table:table-cell>
          <table:table-cell office:value-type="float" office:value="-1.190979" calcext:value-type="float">
            <text:p>-1.190979</text:p>
          </table:table-cell>
          <table:table-cell office:value-type="float" office:value="-1.429596" calcext:value-type="float">
            <text:p>-1.429596</text:p>
          </table:table-cell>
          <table:table-cell office:value-type="float" office:value="-0.9299927" calcext:value-type="float">
            <text:p>-0.9299927</text:p>
          </table:table-cell>
          <table:table-cell office:value-type="float" office:value="-1.083649" calcext:value-type="float">
            <text:p>-1.083649</text:p>
          </table:table-cell>
          <table:table-cell office:value-type="float" office:value="-0.5962524" calcext:value-type="float">
            <text:p>-0.5962524</text:p>
          </table:table-cell>
          <table:table-cell office:value-type="float" office:value="-0.7045288" calcext:value-type="float">
            <text:p>-0.704528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2.942376" calcext:value-type="float">
            <text:p>2.942376</text:p>
          </table:table-cell>
          <table:table-cell office:value-type="float" office:value="1.31" calcext:value-type="float">
            <text:p>1.31</text:p>
          </table:table-cell>
          <table:table-cell office:value-type="float" office:value="-3.7075" calcext:value-type="float">
            <text:p>-3.7075</text:p>
          </table:table-cell>
          <table:table-cell office:value-type="float" office:value="0.5729267" calcext:value-type="float">
            <text:p>0.5729267</text:p>
          </table:table-cell>
          <table:table-cell office:value-type="float" office:value="0.3779447" calcext:value-type="float">
            <text:p>0.3779447</text:p>
          </table:table-cell>
          <table:table-cell office:value-type="float" office:value="426.8574" calcext:value-type="float">
            <text:p>426.8574</text:p>
          </table:table-cell>
          <table:table-cell office:value-type="float" office:value="0.1" calcext:value-type="float">
            <text:p>0.1</text:p>
          </table:table-cell>
          <table:table-cell office:value-type="float" office:value="1.126282" calcext:value-type="float">
            <text:p>1.126282</text:p>
          </table:table-cell>
          <table:table-cell office:value-type="float" office:value="-5.447296" calcext:value-type="float">
            <text:p>-5.447296</text:p>
          </table:table-cell>
          <table:table-cell office:value-type="float" office:value="-0.7864075" calcext:value-type="float">
            <text:p>-0.7864075</text:p>
          </table:table-cell>
          <table:table-cell office:value-type="float" office:value="-2.773132" calcext:value-type="float">
            <text:p>-2.773132</text:p>
          </table:table-cell>
          <table:table-cell office:value-type="float" office:value="-1.2146" calcext:value-type="float">
            <text:p>-1.2146</text:p>
          </table:table-cell>
          <table:table-cell office:value-type="float" office:value="-1.729919" calcext:value-type="float">
            <text:p>-1.729919</text:p>
          </table:table-cell>
          <table:table-cell office:value-type="float" office:value="-1.108643" calcext:value-type="float">
            <text:p>-1.108643</text:p>
          </table:table-cell>
          <table:table-cell office:value-type="float" office:value="-1.27948" calcext:value-type="float">
            <text:p>-1.27948</text:p>
          </table:table-cell>
          <table:table-cell office:value-type="float" office:value="-0.8547363" calcext:value-type="float">
            <text:p>-0.8547363</text:p>
          </table:table-cell>
          <table:table-cell office:value-type="float" office:value="-0.9290161" calcext:value-type="float">
            <text:p>-0.9290161</text:p>
          </table:table-cell>
          <table:table-cell office:value-type="float" office:value="-0.5382996" calcext:value-type="float">
            <text:p>-0.5382996</text:p>
          </table:table-cell>
          <table:table-cell office:value-type="float" office:value="-0.5953369" calcext:value-type="float">
            <text:p>-0.595336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4.81606" calcext:value-type="float">
            <text:p>4.81606</text:p>
          </table:table-cell>
          <table:table-cell office:value-type="float" office:value="-2.2735" calcext:value-type="float">
            <text:p>-2.2735</text:p>
          </table:table-cell>
          <table:table-cell office:value-type="float" office:value="-9.99" calcext:value-type="float">
            <text:p>-9.99</text:p>
          </table:table-cell>
          <table:table-cell office:value-type="float" office:value="0.3405078" calcext:value-type="float">
            <text:p>0.3405078</text:p>
          </table:table-cell>
          <table:table-cell office:value-type="float" office:value="0.2501073" calcext:value-type="float">
            <text:p>0.2501073</text:p>
          </table:table-cell>
          <table:table-cell office:value-type="float" office:value="247.8312" calcext:value-type="float">
            <text:p>247.8312</text:p>
          </table:table-cell>
          <table:table-cell office:value-type="float" office:value="0" calcext:value-type="float">
            <text:p>0</text:p>
          </table:table-cell>
          <table:table-cell office:value-type="float" office:value="0.5187683" calcext:value-type="float">
            <text:p>0.5187683</text:p>
          </table:table-cell>
          <table:table-cell office:value-type="float" office:value="-9.826019" calcext:value-type="float">
            <text:p>-9.826019</text:p>
          </table:table-cell>
          <table:table-cell office:value-type="float" office:value="-1.586853" calcext:value-type="float">
            <text:p>-1.586853</text:p>
          </table:table-cell>
          <table:table-cell office:value-type="float" office:value="-5.517334" calcext:value-type="float">
            <text:p>-5.517334</text:p>
          </table:table-cell>
          <table:table-cell office:value-type="float" office:value="-1.646454" calcext:value-type="float">
            <text:p>-1.646454</text:p>
          </table:table-cell>
          <table:table-cell office:value-type="float" office:value="-3.307068" calcext:value-type="float">
            <text:p>-3.307068</text:p>
          </table:table-cell>
          <table:table-cell office:value-type="float" office:value="-1.177673" calcext:value-type="float">
            <text:p>-1.177673</text:p>
          </table:table-cell>
          <table:table-cell office:value-type="float" office:value="-2.036865" calcext:value-type="float">
            <text:p>-2.036865</text:p>
          </table:table-cell>
          <table:table-cell office:value-type="float" office:value="-0.8590088" calcext:value-type="float">
            <text:p>-0.8590088</text:p>
          </table:table-cell>
          <table:table-cell office:value-type="float" office:value="-1.227783" calcext:value-type="float">
            <text:p>-1.227783</text:p>
          </table:table-cell>
          <table:table-cell office:value-type="float" office:value="-0.5377197" calcext:value-type="float">
            <text:p>-0.5377197</text:p>
          </table:table-cell>
          <table:table-cell office:value-type="float" office:value="-0.657196" calcext:value-type="float">
            <text:p>-0.65719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2.695793" calcext:value-type="float">
            <text:p>2.695793</text:p>
          </table:table-cell>
          <table:table-cell office:value-type="float" office:value="-4.035" calcext:value-type="float">
            <text:p>-4.035</text:p>
          </table:table-cell>
          <table:table-cell office:value-type="float" office:value="-10.255" calcext:value-type="float">
            <text:p>-10.255</text:p>
          </table:table-cell>
          <table:table-cell office:value-type="float" office:value="0.362887" calcext:value-type="float">
            <text:p>0.362887</text:p>
          </table:table-cell>
          <table:table-cell office:value-type="float" office:value="0.2793398" calcext:value-type="float">
            <text:p>0.2793398</text:p>
          </table:table-cell>
          <table:table-cell office:value-type="float" office:value="311.6863" calcext:value-type="float">
            <text:p>311.6863</text:p>
          </table:table-cell>
          <table:table-cell office:value-type="float" office:value="0" calcext:value-type="float">
            <text:p>0</text:p>
          </table:table-cell>
          <table:table-cell office:value-type="float" office:value="-2.885559" calcext:value-type="float">
            <text:p>-2.885559</text:p>
          </table:table-cell>
          <table:table-cell office:value-type="float" office:value="-10.45026" calcext:value-type="float">
            <text:p>-10.45026</text:p>
          </table:table-cell>
          <table:table-cell office:value-type="float" office:value="-3.279907" calcext:value-type="float">
            <text:p>-3.279907</text:p>
          </table:table-cell>
          <table:table-cell office:value-type="float" office:value="-6.308105" calcext:value-type="float">
            <text:p>-6.308105</text:p>
          </table:table-cell>
          <table:table-cell office:value-type="float" office:value="-3.068054" calcext:value-type="float">
            <text:p>-3.068054</text:p>
          </table:table-cell>
          <table:table-cell office:value-type="float" office:value="-4.294281" calcext:value-type="float">
            <text:p>-4.294281</text:p>
          </table:table-cell>
          <table:table-cell office:value-type="float" office:value="-2.060394" calcext:value-type="float">
            <text:p>-2.060394</text:p>
          </table:table-cell>
          <table:table-cell office:value-type="float" office:value="-2.861267" calcext:value-type="float">
            <text:p>-2.861267</text:p>
          </table:table-cell>
          <table:table-cell office:value-type="float" office:value="-1.236694" calcext:value-type="float">
            <text:p>-1.236694</text:p>
          </table:table-cell>
          <table:table-cell office:value-type="float" office:value="-1.788208" calcext:value-type="float">
            <text:p>-1.788208</text:p>
          </table:table-cell>
          <table:table-cell office:value-type="float" office:value="-0.6601257" calcext:value-type="float">
            <text:p>-0.6601257</text:p>
          </table:table-cell>
          <table:table-cell office:value-type="float" office:value="-1.009674" calcext:value-type="float">
            <text:p>-1.0096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5.421937" calcext:value-type="float">
            <text:p>5.421937</text:p>
          </table:table-cell>
          <table:table-cell office:value-type="float" office:value="-3.931" calcext:value-type="float">
            <text:p>-3.931</text:p>
          </table:table-cell>
          <table:table-cell office:value-type="float" office:value="-8.63" calcext:value-type="float">
            <text:p>-8.63</text:p>
          </table:table-cell>
          <table:table-cell office:value-type="float" office:value="0.3387311" calcext:value-type="float">
            <text:p>0.3387311</text:p>
          </table:table-cell>
          <table:table-cell office:value-type="float" office:value="0.2924924" calcext:value-type="float">
            <text:p>0.2924924</text:p>
          </table:table-cell>
          <table:table-cell office:value-type="float" office:value="369.5724" calcext:value-type="float">
            <text:p>369.5724</text:p>
          </table:table-cell>
          <table:table-cell office:value-type="float" office:value="0" calcext:value-type="float">
            <text:p>0</text:p>
          </table:table-cell>
          <table:table-cell office:value-type="float" office:value="0.2445679" calcext:value-type="float">
            <text:p>0.2445679</text:p>
          </table:table-cell>
          <table:table-cell office:value-type="float" office:value="-9.904968" calcext:value-type="float">
            <text:p>-9.904968</text:p>
          </table:table-cell>
          <table:table-cell office:value-type="float" office:value="-2.113831" calcext:value-type="float">
            <text:p>-2.113831</text:p>
          </table:table-cell>
          <table:table-cell office:value-type="float" office:value="-6.374176" calcext:value-type="float">
            <text:p>-6.374176</text:p>
          </table:table-cell>
          <table:table-cell office:value-type="float" office:value="-2.74408" calcext:value-type="float">
            <text:p>-2.74408</text:p>
          </table:table-cell>
          <table:table-cell office:value-type="float" office:value="-4.514282" calcext:value-type="float">
            <text:p>-4.514282</text:p>
          </table:table-cell>
          <table:table-cell office:value-type="float" office:value="-2.472656" calcext:value-type="float">
            <text:p>-2.472656</text:p>
          </table:table-cell>
          <table:table-cell office:value-type="float" office:value="-3.204468" calcext:value-type="float">
            <text:p>-3.204468</text:p>
          </table:table-cell>
          <table:table-cell office:value-type="float" office:value="-1.79361" calcext:value-type="float">
            <text:p>-1.79361</text:p>
          </table:table-cell>
          <table:table-cell office:value-type="float" office:value="-2.119934" calcext:value-type="float">
            <text:p>-2.119934</text:p>
          </table:table-cell>
          <table:table-cell office:value-type="float" office:value="-1.012634" calcext:value-type="float">
            <text:p>-1.012634</text:p>
          </table:table-cell>
          <table:table-cell office:value-type="float" office:value="-1.217621" calcext:value-type="float">
            <text:p>-1.2176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2.187103" calcext:value-type="float">
            <text:p>2.187103</text:p>
          </table:table-cell>
          <table:table-cell office:value-type="float" office:value="-1.8285" calcext:value-type="float">
            <text:p>-1.8285</text:p>
          </table:table-cell>
          <table:table-cell office:value-type="float" office:value="-12.57" calcext:value-type="float">
            <text:p>-12.57</text:p>
          </table:table-cell>
          <table:table-cell office:value-type="float" office:value="0.4783542" calcext:value-type="float">
            <text:p>0.4783542</text:p>
          </table:table-cell>
          <table:table-cell office:value-type="float" office:value="0.2283256" calcext:value-type="float">
            <text:p>0.2283256</text:p>
          </table:table-cell>
          <table:table-cell office:value-type="float" office:value="182.6874" calcext:value-type="float">
            <text:p>182.6874</text:p>
          </table:table-cell>
          <table:table-cell office:value-type="float" office:value="0" calcext:value-type="float">
            <text:p>0</text:p>
          </table:table-cell>
          <table:table-cell office:value-type="float" office:value="-3.415985" calcext:value-type="float">
            <text:p>-3.415985</text:p>
          </table:table-cell>
          <table:table-cell office:value-type="float" office:value="-12.06259" calcext:value-type="float">
            <text:p>-12.06259</text:p>
          </table:table-cell>
          <table:table-cell office:value-type="float" office:value="-3.84967" calcext:value-type="float">
            <text:p>-3.84967</text:p>
          </table:table-cell>
          <table:table-cell office:value-type="float" office:value="-7.442535" calcext:value-type="float">
            <text:p>-7.442535</text:p>
          </table:table-cell>
          <table:table-cell office:value-type="float" office:value="-3.666626" calcext:value-type="float">
            <text:p>-3.666626</text:p>
          </table:table-cell>
          <table:table-cell office:value-type="float" office:value="-5.253937" calcext:value-type="float">
            <text:p>-5.253937</text:p>
          </table:table-cell>
          <table:table-cell office:value-type="float" office:value="-2.83078" calcext:value-type="float">
            <text:p>-2.83078</text:p>
          </table:table-cell>
          <table:table-cell office:value-type="float" office:value="-3.729401" calcext:value-type="float">
            <text:p>-3.729401</text:p>
          </table:table-cell>
          <table:table-cell office:value-type="float" office:value="-1.955536" calcext:value-type="float">
            <text:p>-1.955536</text:p>
          </table:table-cell>
          <table:table-cell office:value-type="float" office:value="-2.500946" calcext:value-type="float">
            <text:p>-2.500946</text:p>
          </table:table-cell>
          <table:table-cell office:value-type="float" office:value="-1.210022" calcext:value-type="float">
            <text:p>-1.210022</text:p>
          </table:table-cell>
          <table:table-cell office:value-type="float" office:value="-1.547546" calcext:value-type="float">
            <text:p>-1.54754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2.885647" calcext:value-type="float">
            <text:p>2.885647</text:p>
          </table:table-cell>
          <table:table-cell office:value-type="float" office:value="-0.4535" calcext:value-type="float">
            <text:p>-0.4535</text:p>
          </table:table-cell>
          <table:table-cell office:value-type="float" office:value="-4.211" calcext:value-type="float">
            <text:p>-4.211</text:p>
          </table:table-cell>
          <table:table-cell office:value-type="float" office:value="0.5199022" calcext:value-type="float">
            <text:p>0.5199022</text:p>
          </table:table-cell>
          <table:table-cell office:value-type="float" office:value="0.3811301" calcext:value-type="float">
            <text:p>0.3811301</text:p>
          </table:table-cell>
          <table:table-cell office:value-type="float" office:value="294.192" calcext:value-type="float">
            <text:p>294.192</text:p>
          </table:table-cell>
          <table:table-cell office:value-type="float" office:value="0" calcext:value-type="float">
            <text:p>0</text:p>
          </table:table-cell>
          <table:table-cell office:value-type="float" office:value="-0.9385681" calcext:value-type="float">
            <text:p>-0.9385681</text:p>
          </table:table-cell>
          <table:table-cell office:value-type="float" office:value="-7.193024" calcext:value-type="float">
            <text:p>-7.193024</text:p>
          </table:table-cell>
          <table:table-cell office:value-type="float" office:value="-2.413025" calcext:value-type="float">
            <text:p>-2.413025</text:p>
          </table:table-cell>
          <table:table-cell office:value-type="float" office:value="-5.001068" calcext:value-type="float">
            <text:p>-5.001068</text:p>
          </table:table-cell>
          <table:table-cell office:value-type="float" office:value="-2.752625" calcext:value-type="float">
            <text:p>-2.752625</text:p>
          </table:table-cell>
          <table:table-cell office:value-type="float" office:value="-3.883209" calcext:value-type="float">
            <text:p>-3.883209</text:p>
          </table:table-cell>
          <table:table-cell office:value-type="float" office:value="-2.528198" calcext:value-type="float">
            <text:p>-2.528198</text:p>
          </table:table-cell>
          <table:table-cell office:value-type="float" office:value="-3.081024" calcext:value-type="float">
            <text:p>-3.081024</text:p>
          </table:table-cell>
          <table:table-cell office:value-type="float" office:value="-2.080444" calcext:value-type="float">
            <text:p>-2.080444</text:p>
          </table:table-cell>
          <table:table-cell office:value-type="float" office:value="-2.326355" calcext:value-type="float">
            <text:p>-2.326355</text:p>
          </table:table-cell>
          <table:table-cell office:value-type="float" office:value="-1.548584" calcext:value-type="float">
            <text:p>-1.548584</text:p>
          </table:table-cell>
          <table:table-cell office:value-type="float" office:value="-1.618774" calcext:value-type="float">
            <text:p>-1.61877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4.3097" calcext:value-type="float">
            <text:p>4.3097</text:p>
          </table:table-cell>
          <table:table-cell office:value-type="float" office:value="-0.8925" calcext:value-type="float">
            <text:p>-0.8925</text:p>
          </table:table-cell>
          <table:table-cell office:value-type="float" office:value="-9.455" calcext:value-type="float">
            <text:p>-9.455</text:p>
          </table:table-cell>
          <table:table-cell office:value-type="float" office:value="0.5125303" calcext:value-type="float">
            <text:p>0.5125303</text:p>
          </table:table-cell>
          <table:table-cell office:value-type="float" office:value="0.2360409" calcext:value-type="float">
            <text:p>0.2360409</text:p>
          </table:table-cell>
          <table:table-cell office:value-type="float" office:value="272.5434" calcext:value-type="float">
            <text:p>272.5434</text:p>
          </table:table-cell>
          <table:table-cell office:value-type="float" office:value="0" calcext:value-type="float">
            <text:p>0</text:p>
          </table:table-cell>
          <table:table-cell office:value-type="float" office:value="0.5057678" calcext:value-type="float">
            <text:p>0.5057678</text:p>
          </table:table-cell>
          <table:table-cell office:value-type="float" office:value="-10.2576" calcext:value-type="float">
            <text:p>-10.2576</text:p>
          </table:table-cell>
          <table:table-cell office:value-type="float" office:value="-1.837799" calcext:value-type="float">
            <text:p>-1.837799</text:p>
          </table:table-cell>
          <table:table-cell office:value-type="float" office:value="-6.000519" calcext:value-type="float">
            <text:p>-6.000519</text:p>
          </table:table-cell>
          <table:table-cell office:value-type="float" office:value="-2.384399" calcext:value-type="float">
            <text:p>-2.384399</text:p>
          </table:table-cell>
          <table:table-cell office:value-type="float" office:value="-3.898438" calcext:value-type="float">
            <text:p>-3.898438</text:p>
          </table:table-cell>
          <table:table-cell office:value-type="float" office:value="-2.31189" calcext:value-type="float">
            <text:p>-2.31189</text:p>
          </table:table-cell>
          <table:table-cell office:value-type="float" office:value="-2.78418" calcext:value-type="float">
            <text:p>-2.78418</text:p>
          </table:table-cell>
          <table:table-cell office:value-type="float" office:value="-2.003265" calcext:value-type="float">
            <text:p>-2.003265</text:p>
          </table:table-cell>
          <table:table-cell office:value-type="float" office:value="-2.155151" calcext:value-type="float">
            <text:p>-2.155151</text:p>
          </table:table-cell>
          <table:table-cell office:value-type="float" office:value="-1.580261" calcext:value-type="float">
            <text:p>-1.580261</text:p>
          </table:table-cell>
          <table:table-cell office:value-type="float" office:value="-1.644714" calcext:value-type="float">
            <text:p>-1.64471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3.958269" calcext:value-type="float">
            <text:p>3.958269</text:p>
          </table:table-cell>
          <table:table-cell office:value-type="float" office:value="-7.16" calcext:value-type="float">
            <text:p>-7.16</text:p>
          </table:table-cell>
          <table:table-cell office:value-type="float" office:value="-11.905" calcext:value-type="float">
            <text:p>-11.905</text:p>
          </table:table-cell>
          <table:table-cell office:value-type="float" office:value="0.2960373" calcext:value-type="float">
            <text:p>0.2960373</text:p>
          </table:table-cell>
          <table:table-cell office:value-type="float" office:value="0.2231945" calcext:value-type="float">
            <text:p>0.2231945</text:p>
          </table:table-cell>
          <table:table-cell office:value-type="float" office:value="335.5524" calcext:value-type="float">
            <text:p>335.5524</text:p>
          </table:table-cell>
          <table:table-cell office:value-type="float" office:value="0" calcext:value-type="float">
            <text:p>0</text:p>
          </table:table-cell>
          <table:table-cell office:value-type="float" office:value="-2.366882" calcext:value-type="float">
            <text:p>-2.366882</text:p>
          </table:table-cell>
          <table:table-cell office:value-type="float" office:value="-12.08679" calcext:value-type="float">
            <text:p>-12.08679</text:p>
          </table:table-cell>
          <table:table-cell office:value-type="float" office:value="-3.830017" calcext:value-type="float">
            <text:p>-3.830017</text:p>
          </table:table-cell>
          <table:table-cell office:value-type="float" office:value="-7.768097" calcext:value-type="float">
            <text:p>-7.768097</text:p>
          </table:table-cell>
          <table:table-cell office:value-type="float" office:value="-3.956696" calcext:value-type="float">
            <text:p>-3.956696</text:p>
          </table:table-cell>
          <table:table-cell office:value-type="float" office:value="-5.51535" calcext:value-type="float">
            <text:p>-5.51535</text:p>
          </table:table-cell>
          <table:table-cell office:value-type="float" office:value="-2.815521" calcext:value-type="float">
            <text:p>-2.815521</text:p>
          </table:table-cell>
          <table:table-cell office:value-type="float" office:value="-4.205688" calcext:value-type="float">
            <text:p>-4.205688</text:p>
          </table:table-cell>
          <table:table-cell office:value-type="float" office:value="-2.128296" calcext:value-type="float">
            <text:p>-2.128296</text:p>
          </table:table-cell>
          <table:table-cell office:value-type="float" office:value="-3.18277" calcext:value-type="float">
            <text:p>-3.18277</text:p>
          </table:table-cell>
          <table:table-cell office:value-type="float" office:value="-1.641144" calcext:value-type="float">
            <text:p>-1.641144</text:p>
          </table:table-cell>
          <table:table-cell office:value-type="float" office:value="-2.341492" calcext:value-type="float">
            <text:p>-2.3414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0.8927183" calcext:value-type="float">
            <text:p>0.8927183</text:p>
          </table:table-cell>
          <table:table-cell office:value-type="float" office:value="5.253" calcext:value-type="float">
            <text:p>5.253</text:p>
          </table:table-cell>
          <table:table-cell office:value-type="float" office:value="-7.12" calcext:value-type="float">
            <text:p>-7.12</text:p>
          </table:table-cell>
          <table:table-cell office:value-type="float" office:value="0.8722707" calcext:value-type="float">
            <text:p>0.8722707</text:p>
          </table:table-cell>
          <table:table-cell office:value-type="float" office:value="0.311548" calcext:value-type="float">
            <text:p>0.311548</text:p>
          </table:table-cell>
          <table:table-cell office:value-type="float" office:value="229.941" calcext:value-type="float">
            <text:p>229.941</text:p>
          </table:table-cell>
          <table:table-cell office:value-type="float" office:value="3.3" calcext:value-type="float">
            <text:p>3.3</text:p>
          </table:table-cell>
          <table:table-cell office:value-type="float" office:value="-0.1594849" calcext:value-type="float">
            <text:p>-0.1594849</text:p>
          </table:table-cell>
          <table:table-cell office:value-type="float" office:value="-9.737213" calcext:value-type="float">
            <text:p>-9.737213</text:p>
          </table:table-cell>
          <table:table-cell office:value-type="float" office:value="-2.303314" calcext:value-type="float">
            <text:p>-2.303314</text:p>
          </table:table-cell>
          <table:table-cell office:value-type="float" office:value="-6.951782" calcext:value-type="float">
            <text:p>-6.951782</text:p>
          </table:table-cell>
          <table:table-cell office:value-type="float" office:value="-2.683319" calcext:value-type="float">
            <text:p>-2.683319</text:p>
          </table:table-cell>
          <table:table-cell office:value-type="float" office:value="-5.473083" calcext:value-type="float">
            <text:p>-5.473083</text:p>
          </table:table-cell>
          <table:table-cell office:value-type="float" office:value="-2.704224" calcext:value-type="float">
            <text:p>-2.704224</text:p>
          </table:table-cell>
          <table:table-cell office:value-type="float" office:value="-4.396301" calcext:value-type="float">
            <text:p>-4.396301</text:p>
          </table:table-cell>
          <table:table-cell office:value-type="float" office:value="-2.477692" calcext:value-type="float">
            <text:p>-2.477692</text:p>
          </table:table-cell>
          <table:table-cell office:value-type="float" office:value="-3.458252" calcext:value-type="float">
            <text:p>-3.458252</text:p>
          </table:table-cell>
          <table:table-cell office:value-type="float" office:value="-1.970703" calcext:value-type="float">
            <text:p>-1.970703</text:p>
          </table:table-cell>
          <table:table-cell office:value-type="float" office:value="-2.646271" calcext:value-type="float">
            <text:p>-2.646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1:20.143222845</dc:date>
    <meta:editing-duration>PT9S</meta:editing-duration>
    <meta:editing-cycles>1</meta:editing-cycles>
    <meta:document-statistic meta:table-count="1" meta:cell-count="7686" meta:object-count="0"/>
    <meta:generator>LibreOffice/6.4.7.2$Linux_X86_64 LibreOffice_project/40$Build-2</meta:generator>
  </office:meta>
</office:document-meta>
</file>